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BERMEJALES-DD-AT_IN">
            <text:p>BERMEJALES-DD-AT_IN</text:p>
          </table:table-cell>
          <table:table-cell table:style-name="pd1" office:value-type="string" office:string-value="BERMEJALES-PM10-AT_IN">
            <text:p>BERMEJALES-PM10-AT_IN</text:p>
          </table:table-cell>
          <table:table-cell table:style-name="pd1" office:value-type="string" office:string-value="BERMEJALES-O3-AT_IN_rolling_skew">
            <text:p>BERMEJALES-O3-AT_IN_rolling_skew</text:p>
          </table:table-cell>
          <table:table-cell table:style-name="pd1" office:value-type="string" office:string-value="BERMEJALES-O3-AT_IN">
            <text:p>BERMEJALES-O3-AT_IN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282.3333">
            <text:p>282.3333</text:p>
          </table:table-cell>
          <table:table-cell office:value-type="float" office:value="8.6667">
            <text:p>8.6667</text:p>
          </table:table-cell>
          <table:table-cell office:value-type="float" office:value="0.3202998139472855">
            <text:p>0.320299813947285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284.0">
            <text:p>284.0</text:p>
          </table:table-cell>
          <table:table-cell office:value-type="float" office:value="8.8333">
            <text:p>8.8333</text:p>
          </table:table-cell>
          <table:table-cell office:value-type="float" office:value="0.3176262072619964">
            <text:p>0.3176262072619964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297.0">
            <text:p>297.0</text:p>
          </table:table-cell>
          <table:table-cell office:value-type="float" office:value="10.6667">
            <text:p>10.6667</text:p>
          </table:table-cell>
          <table:table-cell office:value-type="float" office:value="0.32308214339484903">
            <text:p>0.3230821433948490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342.1667">
            <text:p>342.1667</text:p>
          </table:table-cell>
          <table:table-cell office:value-type="float" office:value="12.0">
            <text:p>12.0</text:p>
          </table:table-cell>
          <table:table-cell office:value-type="float" office:value="0.2133319335934415">
            <text:p>0.213331933593441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342.0">
            <text:p>342.0</text:p>
          </table:table-cell>
          <table:table-cell office:value-type="float" office:value="14.1667">
            <text:p>14.1667</text:p>
          </table:table-cell>
          <table:table-cell office:value-type="float" office:value="0.2582086130201587">
            <text:p>0.258208613020158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353.5">
            <text:p>353.5</text:p>
          </table:table-cell>
          <table:table-cell office:value-type="float" office:value="24.8333">
            <text:p>24.8333</text:p>
          </table:table-cell>
          <table:table-cell office:value-type="float" office:value="-0.041482857285459696">
            <text:p>-0.041482857285459696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287.1667">
            <text:p>287.1667</text:p>
          </table:table-cell>
          <table:table-cell office:value-type="float" office:value="19.1667">
            <text:p>19.1667</text:p>
          </table:table-cell>
          <table:table-cell office:value-type="float" office:value="-0.040210525403254205">
            <text:p>-0.04021052540325420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350.6667">
            <text:p>350.6667</text:p>
          </table:table-cell>
          <table:table-cell office:value-type="float" office:value="17.3333">
            <text:p>17.3333</text:p>
          </table:table-cell>
          <table:table-cell office:value-type="float" office:value="-0.044654134871850944">
            <text:p>-0.04465413487185094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344.3333">
            <text:p>344.3333</text:p>
          </table:table-cell>
          <table:table-cell office:value-type="float" office:value="68.0">
            <text:p>68.0</text:p>
          </table:table-cell>
          <table:table-cell office:value-type="float" office:value="-0.41158909647117">
            <text:p>-0.4115890964711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279.5">
            <text:p>279.5</text:p>
          </table:table-cell>
          <table:table-cell office:value-type="float" office:value="56.8333">
            <text:p>56.8333</text:p>
          </table:table-cell>
          <table:table-cell office:value-type="float" office:value="-0.5054330595016344">
            <text:p>-0.5054330595016344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285.6667">
            <text:p>285.6667</text:p>
          </table:table-cell>
          <table:table-cell office:value-type="float" office:value="40.3333">
            <text:p>40.3333</text:p>
          </table:table-cell>
          <table:table-cell office:value-type="float" office:value="-0.5101398842104923">
            <text:p>-0.510139884210492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331.3333">
            <text:p>331.3333</text:p>
          </table:table-cell>
          <table:table-cell office:value-type="float" office:value="22.3333">
            <text:p>22.3333</text:p>
          </table:table-cell>
          <table:table-cell office:value-type="float" office:value="-0.6689740424228194">
            <text:p>-0.6689740424228194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334.0">
            <text:p>334.0</text:p>
          </table:table-cell>
          <table:table-cell office:value-type="float" office:value="23.1667">
            <text:p>23.1667</text:p>
          </table:table-cell>
          <table:table-cell office:value-type="float" office:value="-0.6783874694383043">
            <text:p>-0.678387469438304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334.8333">
            <text:p>334.8333</text:p>
          </table:table-cell>
          <table:table-cell office:value-type="float" office:value="22.3333">
            <text:p>22.3333</text:p>
          </table:table-cell>
          <table:table-cell office:value-type="float" office:value="-0.6525902335350412">
            <text:p>-0.6525902335350412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331.0">
            <text:p>331.0</text:p>
          </table:table-cell>
          <table:table-cell office:value-type="float" office:value="22.0">
            <text:p>22.0</text:p>
          </table:table-cell>
          <table:table-cell office:value-type="float" office:value="-0.5920822118393063">
            <text:p>-0.592082211839306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27T14:00:00">
            <text:p>Sun Feb 27 14:00:00 2022</text:p>
          </table:table-cell>
          <table:table-cell office:value-type="float" office:value="290.1667">
            <text:p>290.1667</text:p>
          </table:table-cell>
          <table:table-cell office:value-type="float" office:value="17.0">
            <text:p>17.0</text:p>
          </table:table-cell>
          <table:table-cell office:value-type="float" office:value="0.5616188684255549">
            <text:p>0.5616188684255549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232.1667">
            <text:p>232.1667</text:p>
          </table:table-cell>
          <table:table-cell office:value-type="float" office:value="21.1667">
            <text:p>21.1667</text:p>
          </table:table-cell>
          <table:table-cell office:value-type="float" office:value="0.5087218308020058">
            <text:p>0.5087218308020058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310.8333">
            <text:p>310.8333</text:p>
          </table:table-cell>
          <table:table-cell office:value-type="float" office:value="21.5">
            <text:p>21.5</text:p>
          </table:table-cell>
          <table:table-cell office:value-type="float" office:value="0.5486137641034396">
            <text:p>0.5486137641034396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259.1667">
            <text:p>259.1667</text:p>
          </table:table-cell>
          <table:table-cell office:value-type="float" office:value="21.6667">
            <text:p>21.6667</text:p>
          </table:table-cell>
          <table:table-cell office:value-type="float" office:value="0.6047467651834744">
            <text:p>0.6047467651834744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238.1667">
            <text:p>238.1667</text:p>
          </table:table-cell>
          <table:table-cell office:value-type="float" office:value="24.3333">
            <text:p>24.3333</text:p>
          </table:table-cell>
          <table:table-cell office:value-type="float" office:value="-0.26690283197007425">
            <text:p>-0.2669028319700742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340.6667">
            <text:p>340.6667</text:p>
          </table:table-cell>
          <table:table-cell office:value-type="float" office:value="29.1667">
            <text:p>29.1667</text:p>
          </table:table-cell>
          <table:table-cell office:value-type="float" office:value="-0.26434496354896053">
            <text:p>-0.2643449635489605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254.3333">
            <text:p>254.3333</text:p>
          </table:table-cell>
          <table:table-cell office:value-type="float" office:value="25.1667">
            <text:p>25.1667</text:p>
          </table:table-cell>
          <table:table-cell office:value-type="float" office:value="-0.23415620184450583">
            <text:p>-0.2341562018445058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183.5">
            <text:p>183.5</text:p>
          </table:table-cell>
          <table:table-cell office:value-type="float" office:value="21.8333">
            <text:p>21.8333</text:p>
          </table:table-cell>
          <table:table-cell office:value-type="float" office:value="-0.2071015982230333">
            <text:p>-0.2071015982230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290.1667">
            <text:p>290.1667</text:p>
          </table:table-cell>
          <table:table-cell office:value-type="float" office:value="20.1667">
            <text:p>20.1667</text:p>
          </table:table-cell>
          <table:table-cell office:value-type="float" office:value="-0.19905521992527875">
            <text:p>-0.1990552199252787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285.3333">
            <text:p>285.3333</text:p>
          </table:table-cell>
          <table:table-cell office:value-type="float" office:value="19.0">
            <text:p>19.0</text:p>
          </table:table-cell>
          <table:table-cell office:value-type="float" office:value="-0.16052900718201535">
            <text:p>-0.1605290071820153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233.3333">
            <text:p>233.3333</text:p>
          </table:table-cell>
          <table:table-cell office:value-type="float" office:value="26.5">
            <text:p>26.5</text:p>
          </table:table-cell>
          <table:table-cell office:value-type="float" office:value="0.6205584387031748">
            <text:p>0.6205584387031748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161.8333">
            <text:p>161.8333</text:p>
          </table:table-cell>
          <table:table-cell office:value-type="float" office:value="25.3333">
            <text:p>25.3333</text:p>
          </table:table-cell>
          <table:table-cell office:value-type="float" office:value="0.623213662682784">
            <text:p>0.623213662682784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2T15:00:00">
            <text:p>Wed Mar  2 15:00:00 2022</text:p>
          </table:table-cell>
          <table:table-cell office:value-type="float" office:value="206.5">
            <text:p>206.5</text:p>
          </table:table-cell>
          <table:table-cell office:value-type="float" office:value="26.0">
            <text:p>26.0</text:p>
          </table:table-cell>
          <table:table-cell office:value-type="float" office:value="0.623213662682784">
            <text:p>0.623213662682784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168.3333">
            <text:p>168.3333</text:p>
          </table:table-cell>
          <table:table-cell office:value-type="float" office:value="34.8333">
            <text:p>34.8333</text:p>
          </table:table-cell>
          <table:table-cell office:value-type="float" office:value="0.3229919092271315">
            <text:p>0.322991909227131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173.1667">
            <text:p>173.1667</text:p>
          </table:table-cell>
          <table:table-cell office:value-type="float" office:value="30.1667">
            <text:p>30.1667</text:p>
          </table:table-cell>
          <table:table-cell office:value-type="float" office:value="0.2943362408102398">
            <text:p>0.2943362408102398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166.6667">
            <text:p>166.6667</text:p>
          </table:table-cell>
          <table:table-cell office:value-type="float" office:value="25.8333">
            <text:p>25.8333</text:p>
          </table:table-cell>
          <table:table-cell office:value-type="float" office:value="0.24545223686287893">
            <text:p>0.2454522368628789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238.6667">
            <text:p>238.6667</text:p>
          </table:table-cell>
          <table:table-cell office:value-type="float" office:value="17.0">
            <text:p>17.0</text:p>
          </table:table-cell>
          <table:table-cell office:value-type="float" office:value="0.24721183042689332">
            <text:p>0.2472118304268933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3-04T17:00:00">
            <text:p>Fri Mar  4 17:00:00 2022</text:p>
          </table:table-cell>
          <table:table-cell office:value-type="float" office:value="289.1667">
            <text:p>289.1667</text:p>
          </table:table-cell>
          <table:table-cell office:value-type="float" office:value="6.5">
            <text:p>6.5</text:p>
          </table:table-cell>
          <table:table-cell office:value-type="float" office:value="-1.139230736071226">
            <text:p>-1.139230736071226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4T18:00:00">
            <text:p>Fri Mar  4 18:00:00 2022</text:p>
          </table:table-cell>
          <table:table-cell office:value-type="float" office:value="346.8333">
            <text:p>346.8333</text:p>
          </table:table-cell>
          <table:table-cell office:value-type="float" office:value="13.6667">
            <text:p>13.6667</text:p>
          </table:table-cell>
          <table:table-cell office:value-type="float" office:value="-1.0748277451128012">
            <text:p>-1.0748277451128012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3-04T19:00:00">
            <text:p>Fri Mar  4 19:00:00 2022</text:p>
          </table:table-cell>
          <table:table-cell office:value-type="float" office:value="237.5">
            <text:p>237.5</text:p>
          </table:table-cell>
          <table:table-cell office:value-type="float" office:value="12.0">
            <text:p>12.0</text:p>
          </table:table-cell>
          <table:table-cell office:value-type="float" office:value="-1.0378833467632496">
            <text:p>-1.0378833467632496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05T13:00:00">
            <text:p>Sat Mar  5 13:00:00 2022</text:p>
          </table:table-cell>
          <table:table-cell office:value-type="float" office:value="173.1667">
            <text:p>173.1667</text:p>
          </table:table-cell>
          <table:table-cell office:value-type="float" office:value="15.3333">
            <text:p>15.3333</text:p>
          </table:table-cell>
          <table:table-cell office:value-type="float" office:value="-0.01421109478555323">
            <text:p>-0.0142110947855532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5T14:00:00">
            <text:p>Sat Mar  5 14:00:00 2022</text:p>
          </table:table-cell>
          <table:table-cell office:value-type="float" office:value="180.0">
            <text:p>180.0</text:p>
          </table:table-cell>
          <table:table-cell office:value-type="float" office:value="11.6667">
            <text:p>11.6667</text:p>
          </table:table-cell>
          <table:table-cell office:value-type="float" office:value="-0.01651448604473351">
            <text:p>-0.01651448604473351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171.1667">
            <text:p>171.1667</text:p>
          </table:table-cell>
          <table:table-cell office:value-type="float" office:value="11.0">
            <text:p>11.0</text:p>
          </table:table-cell>
          <table:table-cell office:value-type="float" office:value="-0.04277884217512322">
            <text:p>-0.04277884217512322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178.0">
            <text:p>178.0</text:p>
          </table:table-cell>
          <table:table-cell office:value-type="float" office:value="9.6667">
            <text:p>9.6667</text:p>
          </table:table-cell>
          <table:table-cell office:value-type="float" office:value="-0.055169556238598004">
            <text:p>-0.055169556238598004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175.1667">
            <text:p>175.1667</text:p>
          </table:table-cell>
          <table:table-cell office:value-type="float" office:value="7.5">
            <text:p>7.5</text:p>
          </table:table-cell>
          <table:table-cell office:value-type="float" office:value="-0.013394731918627795">
            <text:p>-0.01339473191862779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178.1667">
            <text:p>178.1667</text:p>
          </table:table-cell>
          <table:table-cell office:value-type="float" office:value="6.0">
            <text:p>6.0</text:p>
          </table:table-cell>
          <table:table-cell office:value-type="float" office:value="-0.02035617216941961">
            <text:p>-0.02035617216941961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6T12:00:00">
            <text:p>Sun Mar  6 12:00:00 2022</text:p>
          </table:table-cell>
          <table:table-cell office:value-type="float" office:value="241.6667">
            <text:p>241.6667</text:p>
          </table:table-cell>
          <table:table-cell office:value-type="float" office:value="10.5">
            <text:p>10.5</text:p>
          </table:table-cell>
          <table:table-cell office:value-type="float" office:value="0.3054209805561937">
            <text:p>0.305420980556193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3-06T13:00:00">
            <text:p>Sun Mar  6 13:00:00 2022</text:p>
          </table:table-cell>
          <table:table-cell office:value-type="float" office:value="149.8333">
            <text:p>149.8333</text:p>
          </table:table-cell>
          <table:table-cell office:value-type="float" office:value="10.0">
            <text:p>10.0</text:p>
          </table:table-cell>
          <table:table-cell office:value-type="float" office:value="0.19112532924966494">
            <text:p>0.1911253292496649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3-06T14:00:00">
            <text:p>Sun Mar  6 14:00:00 2022</text:p>
          </table:table-cell>
          <table:table-cell office:value-type="float" office:value="230.8333">
            <text:p>230.8333</text:p>
          </table:table-cell>
          <table:table-cell office:value-type="float" office:value="11.0">
            <text:p>11.0</text:p>
          </table:table-cell>
          <table:table-cell office:value-type="float" office:value="0.17354557180196384">
            <text:p>0.17354557180196384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3-06T15:00:00">
            <text:p>Sun Mar  6 15:00:00 2022</text:p>
          </table:table-cell>
          <table:table-cell office:value-type="float" office:value="319.5">
            <text:p>319.5</text:p>
          </table:table-cell>
          <table:table-cell office:value-type="float" office:value="9.8333">
            <text:p>9.8333</text:p>
          </table:table-cell>
          <table:table-cell office:value-type="float" office:value="0.22831329335367326">
            <text:p>0.22831329335367326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6T16:00:00">
            <text:p>Sun Mar  6 16:00:00 2022</text:p>
          </table:table-cell>
          <table:table-cell office:value-type="float" office:value="259.6667">
            <text:p>259.6667</text:p>
          </table:table-cell>
          <table:table-cell office:value-type="float" office:value="8.0">
            <text:p>8.0</text:p>
          </table:table-cell>
          <table:table-cell office:value-type="float" office:value="0.29269329971338315">
            <text:p>0.2926932997133831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175.3333">
            <text:p>175.3333</text:p>
          </table:table-cell>
          <table:table-cell office:value-type="float" office:value="22.8333">
            <text:p>22.8333</text:p>
          </table:table-cell>
          <table:table-cell office:value-type="float" office:value="-0.3148817883267673">
            <text:p>-0.314881788326767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3-07T16:00:00">
            <text:p>Mon Mar  7 16:00:00 2022</text:p>
          </table:table-cell>
          <table:table-cell office:value-type="float" office:value="177.6667">
            <text:p>177.6667</text:p>
          </table:table-cell>
          <table:table-cell office:value-type="float" office:value="24.0">
            <text:p>24.0</text:p>
          </table:table-cell>
          <table:table-cell office:value-type="float" office:value="-0.3589561600505596">
            <text:p>-0.3589561600505596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3-07T17:00:00">
            <text:p>Mon Mar  7 17:00:00 2022</text:p>
          </table:table-cell>
          <table:table-cell office:value-type="float" office:value="179.8333">
            <text:p>179.8333</text:p>
          </table:table-cell>
          <table:table-cell office:value-type="float" office:value="27.5">
            <text:p>27.5</text:p>
          </table:table-cell>
          <table:table-cell office:value-type="float" office:value="-0.3585199595560078">
            <text:p>-0.3585199595560078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7T18:00:00">
            <text:p>Mon Mar  7 18:00:00 2022</text:p>
          </table:table-cell>
          <table:table-cell office:value-type="float" office:value="181.0">
            <text:p>181.0</text:p>
          </table:table-cell>
          <table:table-cell office:value-type="float" office:value="24.1667">
            <text:p>24.1667</text:p>
          </table:table-cell>
          <table:table-cell office:value-type="float" office:value="-0.3804117710613529">
            <text:p>-0.3804117710613529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3-07T19:00:00">
            <text:p>Mon Mar  7 19:00:00 2022</text:p>
          </table:table-cell>
          <table:table-cell office:value-type="float" office:value="181.0">
            <text:p>181.0</text:p>
          </table:table-cell>
          <table:table-cell office:value-type="float" office:value="17.6667">
            <text:p>17.6667</text:p>
          </table:table-cell>
          <table:table-cell office:value-type="float" office:value="-0.43934037893872824">
            <text:p>-0.43934037893872824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3-08T17:00:00">
            <text:p>Tue Mar  8 17:00:00 2022</text:p>
          </table:table-cell>
          <table:table-cell office:value-type="float" office:value="228.1667">
            <text:p>228.1667</text:p>
          </table:table-cell>
          <table:table-cell office:value-type="float" office:value="8.3333">
            <text:p>8.3333</text:p>
          </table:table-cell>
          <table:table-cell office:value-type="float" office:value="0.08567430898172461">
            <text:p>0.08567430898172461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08T18:00:00">
            <text:p>Tue Mar  8 18:00:00 2022</text:p>
          </table:table-cell>
          <table:table-cell office:value-type="float" office:value="176.5">
            <text:p>176.5</text:p>
          </table:table-cell>
          <table:table-cell office:value-type="float" office:value="6.8333">
            <text:p>6.8333</text:p>
          </table:table-cell>
          <table:table-cell office:value-type="float" office:value="0.045660967288477544">
            <text:p>0.045660967288477544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08T19:00:00">
            <text:p>Tue Mar  8 19:00:00 2022</text:p>
          </table:table-cell>
          <table:table-cell office:value-type="float" office:value="178.3333">
            <text:p>178.3333</text:p>
          </table:table-cell>
          <table:table-cell office:value-type="float" office:value="8.1667">
            <text:p>8.1667</text:p>
          </table:table-cell>
          <table:table-cell office:value-type="float" office:value="-0.016206618301628544">
            <text:p>-0.01620661830162854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248.6667">
            <text:p>248.6667</text:p>
          </table:table-cell>
          <table:table-cell office:value-type="float" office:value="17.8333">
            <text:p>17.8333</text:p>
          </table:table-cell>
          <table:table-cell office:value-type="float" office:value="0.5159214069081013">
            <text:p>0.515921406908101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10T15:00:00">
            <text:p>Thu Mar 10 15:00:00 2022</text:p>
          </table:table-cell>
          <table:table-cell office:value-type="float" office:value="177.1667">
            <text:p>177.1667</text:p>
          </table:table-cell>
          <table:table-cell office:value-type="float" office:value="18.5">
            <text:p>18.5</text:p>
          </table:table-cell>
          <table:table-cell office:value-type="float" office:value="0.030626333850325958">
            <text:p>0.030626333850325958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0T16:00:00">
            <text:p>Thu Mar 10 16:00:00 2022</text:p>
          </table:table-cell>
          <table:table-cell office:value-type="float" office:value="191.5">
            <text:p>191.5</text:p>
          </table:table-cell>
          <table:table-cell office:value-type="float" office:value="15.6667">
            <text:p>15.6667</text:p>
          </table:table-cell>
          <table:table-cell office:value-type="float" office:value="0.04415666005736876">
            <text:p>0.04415666005736876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215.8333">
            <text:p>215.8333</text:p>
          </table:table-cell>
          <table:table-cell office:value-type="float" office:value="14.6667">
            <text:p>14.6667</text:p>
          </table:table-cell>
          <table:table-cell office:value-type="float" office:value="0.06779850464184867">
            <text:p>0.067798504641848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3-11T12:00:00">
            <text:p>Fri Mar 11 12:00:00 2022</text:p>
          </table:table-cell>
          <table:table-cell office:value-type="float" office:value="179.5">
            <text:p>179.5</text:p>
          </table:table-cell>
          <table:table-cell office:value-type="float" office:value="11.3333">
            <text:p>11.3333</text:p>
          </table:table-cell>
          <table:table-cell office:value-type="float" office:value="0.6497740145277029">
            <text:p>0.6497740145277029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1T13:00:00">
            <text:p>Fri Mar 11 13:00:00 2022</text:p>
          </table:table-cell>
          <table:table-cell office:value-type="float" office:value="182.5">
            <text:p>182.5</text:p>
          </table:table-cell>
          <table:table-cell office:value-type="float" office:value="12.1667">
            <text:p>12.1667</text:p>
          </table:table-cell>
          <table:table-cell office:value-type="float" office:value="0.631820142378589">
            <text:p>0.631820142378589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3-11T14:00:00">
            <text:p>Fri Mar 11 14:00:00 2022</text:p>
          </table:table-cell>
          <table:table-cell office:value-type="float" office:value="139.3333">
            <text:p>139.3333</text:p>
          </table:table-cell>
          <table:table-cell office:value-type="float" office:value="14.1667">
            <text:p>14.1667</text:p>
          </table:table-cell>
          <table:table-cell office:value-type="float" office:value="0.7705461669721919">
            <text:p>0.7705461669721919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3-11T15:00:00">
            <text:p>Fri Mar 11 15:00:00 2022</text:p>
          </table:table-cell>
          <table:table-cell office:value-type="float" office:value="175.0">
            <text:p>175.0</text:p>
          </table:table-cell>
          <table:table-cell office:value-type="float" office:value="23.3333">
            <text:p>23.3333</text:p>
          </table:table-cell>
          <table:table-cell office:value-type="float" office:value="0.9937366600238534">
            <text:p>0.9937366600238534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3-11T16:00:00">
            <text:p>Fri Mar 11 16:00:00 2022</text:p>
          </table:table-cell>
          <table:table-cell office:value-type="float" office:value="257.8333">
            <text:p>257.8333</text:p>
          </table:table-cell>
          <table:table-cell office:value-type="float" office:value="18.1667">
            <text:p>18.1667</text:p>
          </table:table-cell>
          <table:table-cell office:value-type="float" office:value="1.2001634091206543">
            <text:p>1.200163409120654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1T17:00:00">
            <text:p>Fri Mar 11 17:00:00 2022</text:p>
          </table:table-cell>
          <table:table-cell office:value-type="float" office:value="195.5">
            <text:p>195.5</text:p>
          </table:table-cell>
          <table:table-cell office:value-type="float" office:value="11.5">
            <text:p>11.5</text:p>
          </table:table-cell>
          <table:table-cell office:value-type="float" office:value="1.4508370340734182">
            <text:p>1.4508370340734182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3-11T18:00:00">
            <text:p>Fri Mar 11 18:00:00 2022</text:p>
          </table:table-cell>
          <table:table-cell office:value-type="float" office:value="205.3333">
            <text:p>205.3333</text:p>
          </table:table-cell>
          <table:table-cell office:value-type="float" office:value="7.0">
            <text:p>7.0</text:p>
          </table:table-cell>
          <table:table-cell office:value-type="float" office:value="1.6630882576980275">
            <text:p>1.663088257698027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3-13T14:00:00">
            <text:p>Sun Mar 13 14:00:00 2022</text:p>
          </table:table-cell>
          <table:table-cell office:value-type="float" office:value="230.6667">
            <text:p>230.6667</text:p>
          </table:table-cell>
          <table:table-cell office:value-type="float" office:value="2.3333">
            <text:p>2.3333</text:p>
          </table:table-cell>
          <table:table-cell office:value-type="float" office:value="0.062343308347619544">
            <text:p>0.062343308347619544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3T15:00:00">
            <text:p>Sun Mar 13 15:00:00 2022</text:p>
          </table:table-cell>
          <table:table-cell office:value-type="float" office:value="304.5">
            <text:p>304.5</text:p>
          </table:table-cell>
          <table:table-cell office:value-type="float" office:value="3.0">
            <text:p>3.0</text:p>
          </table:table-cell>
          <table:table-cell office:value-type="float" office:value="0.3278835029797737">
            <text:p>0.327883502979773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3-14T08:00:00">
            <text:p>Mon Mar 14 08:00:00 2022</text:p>
          </table:table-cell>
          <table:table-cell office:value-type="float" office:value="94.0">
            <text:p>94.0</text:p>
          </table:table-cell>
          <table:table-cell office:value-type="float" office:value="1.1667">
            <text:p>1.1667</text:p>
          </table:table-cell>
          <table:table-cell office:value-type="float" office:value="-0.6284493167841814">
            <text:p>-0.6284493167841814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4T09:00:00">
            <text:p>Mon Mar 14 09:00:00 2022</text:p>
          </table:table-cell>
          <table:table-cell office:value-type="float" office:value="147.6667">
            <text:p>147.6667</text:p>
          </table:table-cell>
          <table:table-cell office:value-type="float" office:value="1.0">
            <text:p>1.0</text:p>
          </table:table-cell>
          <table:table-cell office:value-type="float" office:value="-0.7738653967382148">
            <text:p>-0.7738653967382148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14T10:00:00">
            <text:p>Mon Mar 14 10:00:00 2022</text:p>
          </table:table-cell>
          <table:table-cell office:value-type="float" office:value="309.6667">
            <text:p>309.6667</text:p>
          </table:table-cell>
          <table:table-cell office:value-type="float" office:value="2.0">
            <text:p>2.0</text:p>
          </table:table-cell>
          <table:table-cell office:value-type="float" office:value="-0.8481591010614423">
            <text:p>-0.848159101061442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3-14T11:00:00">
            <text:p>Mon Mar 14 11:00:00 2022</text:p>
          </table:table-cell>
          <table:table-cell office:value-type="float" office:value="97.0">
            <text:p>97.0</text:p>
          </table:table-cell>
          <table:table-cell office:value-type="float" office:value="1.8333">
            <text:p>1.8333</text:p>
          </table:table-cell>
          <table:table-cell office:value-type="float" office:value="-0.9431784518013999">
            <text:p>-0.9431784518013999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20T13:00:00">
            <text:p>Sun Mar 20 13:00:00 2022</text:p>
          </table:table-cell>
          <table:table-cell office:value-type="float" office:value="109.5">
            <text:p>109.5</text:p>
          </table:table-cell>
          <table:table-cell office:value-type="float" office:value="30.6667">
            <text:p>30.6667</text:p>
          </table:table-cell>
          <table:table-cell office:value-type="float" office:value="1.032933779964154">
            <text:p>1.032933779964154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3-20T14:00:00">
            <text:p>Sun Mar 20 14:00:00 2022</text:p>
          </table:table-cell>
          <table:table-cell office:value-type="float" office:value="161.1667">
            <text:p>161.1667</text:p>
          </table:table-cell>
          <table:table-cell office:value-type="float" office:value="28.8333">
            <text:p>28.8333</text:p>
          </table:table-cell>
          <table:table-cell office:value-type="float" office:value="1.0672507434089258">
            <text:p>1.0672507434089258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3-21T16:00:00">
            <text:p>Mon Mar 21 16:00:00 2022</text:p>
          </table:table-cell>
          <table:table-cell office:value-type="float" office:value="178.0">
            <text:p>178.0</text:p>
          </table:table-cell>
          <table:table-cell office:value-type="float" office:value="6.8333">
            <text:p>6.8333</text:p>
          </table:table-cell>
          <table:table-cell office:value-type="float" office:value="-1.7136791173645076">
            <text:p>-1.713679117364507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3-21T17:00:00">
            <text:p>Mon Mar 21 17:00:00 2022</text:p>
          </table:table-cell>
          <table:table-cell office:value-type="float" office:value="179.3333">
            <text:p>179.3333</text:p>
          </table:table-cell>
          <table:table-cell office:value-type="float" office:value="16.6667">
            <text:p>16.6667</text:p>
          </table:table-cell>
          <table:table-cell office:value-type="float" office:value="-1.6709862094616545">
            <text:p>-1.670986209461654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169.5">
            <text:p>169.5</text:p>
          </table:table-cell>
          <table:table-cell office:value-type="float" office:value="37.6667">
            <text:p>37.6667</text:p>
          </table:table-cell>
          <table:table-cell office:value-type="float" office:value="-0.4479079763445508">
            <text:p>-0.4479079763445508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2T16:00:00">
            <text:p>Tue Mar 22 16:00:00 2022</text:p>
          </table:table-cell>
          <table:table-cell office:value-type="float" office:value="143.8333">
            <text:p>143.8333</text:p>
          </table:table-cell>
          <table:table-cell office:value-type="float" office:value="27.6667">
            <text:p>27.6667</text:p>
          </table:table-cell>
          <table:table-cell office:value-type="float" office:value="-0.4312918905854236">
            <text:p>-0.431291890585423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3-22T17:00:00">
            <text:p>Tue Mar 22 17:00:00 2022</text:p>
          </table:table-cell>
          <table:table-cell office:value-type="float" office:value="165.3333">
            <text:p>165.3333</text:p>
          </table:table-cell>
          <table:table-cell office:value-type="float" office:value="23.0">
            <text:p>23.0</text:p>
          </table:table-cell>
          <table:table-cell office:value-type="float" office:value="-0.42959999162083656">
            <text:p>-0.4295999916208365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2T18:00:00">
            <text:p>Tue Mar 22 18:00:00 2022</text:p>
          </table:table-cell>
          <table:table-cell office:value-type="float" office:value="157.3333">
            <text:p>157.3333</text:p>
          </table:table-cell>
          <table:table-cell office:value-type="float" office:value="21.0">
            <text:p>21.0</text:p>
          </table:table-cell>
          <table:table-cell office:value-type="float" office:value="-0.4323137378315863">
            <text:p>-0.432313737831586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22T19:00:00">
            <text:p>Tue Mar 22 19:00:00 2022</text:p>
          </table:table-cell>
          <table:table-cell office:value-type="float" office:value="157.3333">
            <text:p>157.3333</text:p>
          </table:table-cell>
          <table:table-cell office:value-type="float" office:value="18.0">
            <text:p>18.0</text:p>
          </table:table-cell>
          <table:table-cell office:value-type="float" office:value="-0.41360292481704103">
            <text:p>-0.4136029248170410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2T20:00:00">
            <text:p>Tue Mar 22 20:00:00 2022</text:p>
          </table:table-cell>
          <table:table-cell office:value-type="float" office:value="134.3333">
            <text:p>134.3333</text:p>
          </table:table-cell>
          <table:table-cell office:value-type="float" office:value="14.6667">
            <text:p>14.6667</text:p>
          </table:table-cell>
          <table:table-cell office:value-type="float" office:value="-0.33415742648886587">
            <text:p>-0.3341574264888658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3-23T11:00:00">
            <text:p>Wed Mar 23 11:00:00 2022</text:p>
          </table:table-cell>
          <table:table-cell office:value-type="float" office:value="297.5">
            <text:p>297.5</text:p>
          </table:table-cell>
          <table:table-cell office:value-type="float" office:value="7.0">
            <text:p>7.0</text:p>
          </table:table-cell>
          <table:table-cell office:value-type="float" office:value="-0.7520285150553052">
            <text:p>-0.752028515055305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3-24T05:00:00">
            <text:p>Thu Mar 24 05:00:00 2022</text:p>
          </table:table-cell>
          <table:table-cell office:value-type="float" office:value="229.5">
            <text:p>229.5</text:p>
          </table:table-cell>
          <table:table-cell office:value-type="float" office:value="4.3333">
            <text:p>4.3333</text:p>
          </table:table-cell>
          <table:table-cell office:value-type="float" office:value="-1.0048864046694876">
            <text:p>-1.004886404669487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4T06:00:00">
            <text:p>Thu Mar 24 06:00:00 2022</text:p>
          </table:table-cell>
          <table:table-cell office:value-type="float" office:value="176.8333">
            <text:p>176.8333</text:p>
          </table:table-cell>
          <table:table-cell office:value-type="float" office:value="2.3333">
            <text:p>2.3333</text:p>
          </table:table-cell>
          <table:table-cell office:value-type="float" office:value="-0.7742036267494813">
            <text:p>-0.774203626749481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3-24T07:00:00">
            <text:p>Thu Mar 24 07:00:00 2022</text:p>
          </table:table-cell>
          <table:table-cell office:value-type="float" office:value="172.1667">
            <text:p>172.1667</text:p>
          </table:table-cell>
          <table:table-cell office:value-type="float" office:value="2.8333">
            <text:p>2.8333</text:p>
          </table:table-cell>
          <table:table-cell office:value-type="float" office:value="-0.621958995818436">
            <text:p>-0.621958995818436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3-24T08:00:00">
            <text:p>Thu Mar 24 08:00:00 2022</text:p>
          </table:table-cell>
          <table:table-cell office:value-type="float" office:value="167.3333">
            <text:p>167.3333</text:p>
          </table:table-cell>
          <table:table-cell office:value-type="float" office:value="1.8333">
            <text:p>1.8333</text:p>
          </table:table-cell>
          <table:table-cell office:value-type="float" office:value="-0.6006366369100585">
            <text:p>-0.600636636910058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3-25T04:00:00">
            <text:p>Fri Mar 25 04:00:00 2022</text:p>
          </table:table-cell>
          <table:table-cell office:value-type="float" office:value="195.3333">
            <text:p>195.3333</text:p>
          </table:table-cell>
          <table:table-cell office:value-type="float" office:value="149.0">
            <text:p>149.0</text:p>
          </table:table-cell>
          <table:table-cell office:value-type="float" office:value="-0.12780745615218145">
            <text:p>-0.1278074561521814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3-25T05:00:00">
            <text:p>Fri Mar 25 05:00:00 2022</text:p>
          </table:table-cell>
          <table:table-cell office:value-type="float" office:value="287.3333">
            <text:p>287.3333</text:p>
          </table:table-cell>
          <table:table-cell office:value-type="float" office:value="133.6667">
            <text:p>133.6667</text:p>
          </table:table-cell>
          <table:table-cell office:value-type="float" office:value="-0.13119701547090032">
            <text:p>-0.1311970154709003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25T06:00:00">
            <text:p>Fri Mar 25 06:00:00 2022</text:p>
          </table:table-cell>
          <table:table-cell office:value-type="float" office:value="206.1667">
            <text:p>206.1667</text:p>
          </table:table-cell>
          <table:table-cell office:value-type="float" office:value="125.3333">
            <text:p>125.3333</text:p>
          </table:table-cell>
          <table:table-cell office:value-type="float" office:value="-0.22408855819842244">
            <text:p>-0.2240885581984224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25T07:00:00">
            <text:p>Fri Mar 25 07:00:00 2022</text:p>
          </table:table-cell>
          <table:table-cell office:value-type="float" office:value="297.6667">
            <text:p>297.6667</text:p>
          </table:table-cell>
          <table:table-cell office:value-type="float" office:value="113.0">
            <text:p>113.0</text:p>
          </table:table-cell>
          <table:table-cell office:value-type="float" office:value="-0.33662025891294783">
            <text:p>-0.3366202589129478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3-25T08:00:00">
            <text:p>Fri Mar 25 08:00:00 2022</text:p>
          </table:table-cell>
          <table:table-cell office:value-type="float" office:value="255.1667">
            <text:p>255.1667</text:p>
          </table:table-cell>
          <table:table-cell office:value-type="float" office:value="76.6667">
            <text:p>76.6667</text:p>
          </table:table-cell>
          <table:table-cell office:value-type="float" office:value="-0.33101093339801985">
            <text:p>-0.3310109333980198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5T09:00:00">
            <text:p>Fri Mar 25 09:00:00 2022</text:p>
          </table:table-cell>
          <table:table-cell office:value-type="float" office:value="140.8333">
            <text:p>140.8333</text:p>
          </table:table-cell>
          <table:table-cell office:value-type="float" office:value="49.8333">
            <text:p>49.8333</text:p>
          </table:table-cell>
          <table:table-cell office:value-type="float" office:value="-0.3267353742504066">
            <text:p>-0.3267353742504066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3-26T07:00:00">
            <text:p>Sat Mar 26 07:00:00 2022</text:p>
          </table:table-cell>
          <table:table-cell office:value-type="float" office:value="235.8333">
            <text:p>235.8333</text:p>
          </table:table-cell>
          <table:table-cell office:value-type="float" office:value="264.1667">
            <text:p>264.1667</text:p>
          </table:table-cell>
          <table:table-cell office:value-type="float" office:value="0.6433856060486864">
            <text:p>0.6433856060486864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3-26T08:00:00">
            <text:p>Sat Mar 26 08:00:00 2022</text:p>
          </table:table-cell>
          <table:table-cell office:value-type="float" office:value="291.3333">
            <text:p>291.3333</text:p>
          </table:table-cell>
          <table:table-cell office:value-type="float" office:value="251.8333">
            <text:p>251.8333</text:p>
          </table:table-cell>
          <table:table-cell office:value-type="float" office:value="0.6750130362808603">
            <text:p>0.675013036280860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290.0">
            <text:p>290.0</text:p>
          </table:table-cell>
          <table:table-cell office:value-type="float" office:value="145.8333">
            <text:p>145.8333</text:p>
          </table:table-cell>
          <table:table-cell office:value-type="float" office:value="0.8508480796706874">
            <text:p>0.850848079670687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26T12:00:00">
            <text:p>Sat Mar 26 12:00:00 2022</text:p>
          </table:table-cell>
          <table:table-cell office:value-type="float" office:value="241.3333">
            <text:p>241.3333</text:p>
          </table:table-cell>
          <table:table-cell office:value-type="float" office:value="103.0">
            <text:p>103.0</text:p>
          </table:table-cell>
          <table:table-cell office:value-type="float" office:value="0.8614472647956778">
            <text:p>0.8614472647956778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3-26T13:00:00">
            <text:p>Sat Mar 26 13:00:00 2022</text:p>
          </table:table-cell>
          <table:table-cell office:value-type="float" office:value="174.6667">
            <text:p>174.6667</text:p>
          </table:table-cell>
          <table:table-cell office:value-type="float" office:value="66.5">
            <text:p>66.5</text:p>
          </table:table-cell>
          <table:table-cell office:value-type="float" office:value="0.8318054246953095">
            <text:p>0.831805424695309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146.6667">
            <text:p>146.6667</text:p>
          </table:table-cell>
          <table:table-cell office:value-type="float" office:value="46.5">
            <text:p>46.5</text:p>
          </table:table-cell>
          <table:table-cell office:value-type="float" office:value="0.9026988503129195">
            <text:p>0.902698850312919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240.8333">
            <text:p>240.8333</text:p>
          </table:table-cell>
          <table:table-cell office:value-type="float" office:value="39.3333">
            <text:p>39.3333</text:p>
          </table:table-cell>
          <table:table-cell office:value-type="float" office:value="1.1225472248515111">
            <text:p>1.1225472248515111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27T11:00:00">
            <text:p>Sun Mar 27 11:00:00 2022</text:p>
          </table:table-cell>
          <table:table-cell office:value-type="float" office:value="342.5">
            <text:p>342.5</text:p>
          </table:table-cell>
          <table:table-cell office:value-type="float" office:value="45.8333">
            <text:p>45.8333</text:p>
          </table:table-cell>
          <table:table-cell office:value-type="float" office:value="-0.3508029113359772">
            <text:p>-0.350802911335977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03-27T12:00:00">
            <text:p>Sun Mar 27 12:00:00 2022</text:p>
          </table:table-cell>
          <table:table-cell office:value-type="float" office:value="301.1667">
            <text:p>301.1667</text:p>
          </table:table-cell>
          <table:table-cell office:value-type="float" office:value="49.6667">
            <text:p>49.6667</text:p>
          </table:table-cell>
          <table:table-cell office:value-type="float" office:value="-0.4002680986192381">
            <text:p>-0.4002680986192381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3-27T13:00:00">
            <text:p>Sun Mar 27 13:00:00 2022</text:p>
          </table:table-cell>
          <table:table-cell office:value-type="float" office:value="225.3333">
            <text:p>225.3333</text:p>
          </table:table-cell>
          <table:table-cell office:value-type="float" office:value="72.0">
            <text:p>72.0</text:p>
          </table:table-cell>
          <table:table-cell office:value-type="float" office:value="-0.4158388817646286">
            <text:p>-0.4158388817646286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27T14:00:00">
            <text:p>Sun Mar 27 14:00:00 2022</text:p>
          </table:table-cell>
          <table:table-cell office:value-type="float" office:value="118.3333">
            <text:p>118.3333</text:p>
          </table:table-cell>
          <table:table-cell office:value-type="float" office:value="98.3333">
            <text:p>98.3333</text:p>
          </table:table-cell>
          <table:table-cell office:value-type="float" office:value="-0.415488895837978">
            <text:p>-0.415488895837978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27T15:00:00">
            <text:p>Sun Mar 27 15:00:00 2022</text:p>
          </table:table-cell>
          <table:table-cell office:value-type="float" office:value="103.6667">
            <text:p>103.6667</text:p>
          </table:table-cell>
          <table:table-cell office:value-type="float" office:value="111.5">
            <text:p>111.5</text:p>
          </table:table-cell>
          <table:table-cell office:value-type="float" office:value="-0.4187888264345989">
            <text:p>-0.4187888264345989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28T12:00:00">
            <text:p>Mon Mar 28 12:00:00 2022</text:p>
          </table:table-cell>
          <table:table-cell office:value-type="float" office:value="329.3333">
            <text:p>329.3333</text:p>
          </table:table-cell>
          <table:table-cell office:value-type="float" office:value="72.0">
            <text:p>72.0</text:p>
          </table:table-cell>
          <table:table-cell office:value-type="float" office:value="0.46400690432320896">
            <text:p>0.4640069043232089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28T13:00:00">
            <text:p>Mon Mar 28 13:00:00 2022</text:p>
          </table:table-cell>
          <table:table-cell office:value-type="float" office:value="325.8333">
            <text:p>325.8333</text:p>
          </table:table-cell>
          <table:table-cell office:value-type="float" office:value="64.3333">
            <text:p>64.3333</text:p>
          </table:table-cell>
          <table:table-cell office:value-type="float" office:value="0.337585087787377">
            <text:p>0.33758508778737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3-28T14:00:00">
            <text:p>Mon Mar 28 14:00:00 2022</text:p>
          </table:table-cell>
          <table:table-cell office:value-type="float" office:value="330.5">
            <text:p>330.5</text:p>
          </table:table-cell>
          <table:table-cell office:value-type="float" office:value="65.0">
            <text:p>65.0</text:p>
          </table:table-cell>
          <table:table-cell office:value-type="float" office:value="0.4108487969285683">
            <text:p>0.410848796928568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3-28T15:00:00">
            <text:p>Mon Mar 28 15:00:00 2022</text:p>
          </table:table-cell>
          <table:table-cell office:value-type="float" office:value="213.6667">
            <text:p>213.6667</text:p>
          </table:table-cell>
          <table:table-cell office:value-type="float" office:value="76.3333">
            <text:p>76.3333</text:p>
          </table:table-cell>
          <table:table-cell office:value-type="float" office:value="0.47974594267565523">
            <text:p>0.4797459426756552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28T16:00:00">
            <text:p>Mon Mar 28 16:00:00 2022</text:p>
          </table:table-cell>
          <table:table-cell office:value-type="float" office:value="145.5">
            <text:p>145.5</text:p>
          </table:table-cell>
          <table:table-cell office:value-type="float" office:value="72.3333">
            <text:p>72.3333</text:p>
          </table:table-cell>
          <table:table-cell office:value-type="float" office:value="0.4329758944801502">
            <text:p>0.4329758944801502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3-29T15:00:00">
            <text:p>Tue Mar 29 15:00:00 2022</text:p>
          </table:table-cell>
          <table:table-cell office:value-type="float" office:value="170.3333">
            <text:p>170.3333</text:p>
          </table:table-cell>
          <table:table-cell office:value-type="float" office:value="78.1667">
            <text:p>78.1667</text:p>
          </table:table-cell>
          <table:table-cell office:value-type="float" office:value="-0.2724361151079488">
            <text:p>-0.2724361151079488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29T16:00:00">
            <text:p>Tue Mar 29 16:00:00 2022</text:p>
          </table:table-cell>
          <table:table-cell office:value-type="float" office:value="198.8333">
            <text:p>198.8333</text:p>
          </table:table-cell>
          <table:table-cell office:value-type="float" office:value="62.8333">
            <text:p>62.8333</text:p>
          </table:table-cell>
          <table:table-cell office:value-type="float" office:value="-0.13316217317503212">
            <text:p>-0.13316217317503212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179.6667">
            <text:p>179.6667</text:p>
          </table:table-cell>
          <table:table-cell office:value-type="float" office:value="59.0">
            <text:p>59.0</text:p>
          </table:table-cell>
          <table:table-cell office:value-type="float" office:value="-0.10197404559928545">
            <text:p>-0.1019740455992854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3-29T18:00:00">
            <text:p>Tue Mar 29 18:00:00 2022</text:p>
          </table:table-cell>
          <table:table-cell office:value-type="float" office:value="179.6667">
            <text:p>179.6667</text:p>
          </table:table-cell>
          <table:table-cell office:value-type="float" office:value="50.6667">
            <text:p>50.6667</text:p>
          </table:table-cell>
          <table:table-cell office:value-type="float" office:value="-0.08616758599242533">
            <text:p>-0.086167585992425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226.5">
            <text:p>226.5</text:p>
          </table:table-cell>
          <table:table-cell office:value-type="float" office:value="73.3333">
            <text:p>73.3333</text:p>
          </table:table-cell>
          <table:table-cell office:value-type="float" office:value="-0.8527241454081745">
            <text:p>-0.852724145408174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225.0">
            <text:p>225.0</text:p>
          </table:table-cell>
          <table:table-cell office:value-type="float" office:value="72.1667">
            <text:p>72.1667</text:p>
          </table:table-cell>
          <table:table-cell office:value-type="float" office:value="-0.9195675845933653">
            <text:p>-0.919567584593365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6:00:00">
            <text:p>Wed Mar 30 16:00:00 2022</text:p>
          </table:table-cell>
          <table:table-cell office:value-type="float" office:value="216.6667">
            <text:p>216.6667</text:p>
          </table:table-cell>
          <table:table-cell office:value-type="float" office:value="73.6667">
            <text:p>73.6667</text:p>
          </table:table-cell>
          <table:table-cell office:value-type="float" office:value="-1.0218327533396558">
            <text:p>-1.0218327533396558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335.1667">
            <text:p>335.1667</text:p>
          </table:table-cell>
          <table:table-cell office:value-type="float" office:value="69.8333">
            <text:p>69.8333</text:p>
          </table:table-cell>
          <table:table-cell office:value-type="float" office:value="-1.0114097275127811">
            <text:p>-1.0114097275127811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339.8333">
            <text:p>339.8333</text:p>
          </table:table-cell>
          <table:table-cell office:value-type="float" office:value="61.6667">
            <text:p>61.6667</text:p>
          </table:table-cell>
          <table:table-cell office:value-type="float" office:value="-0.9401691598138682">
            <text:p>-0.940169159813868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3-30T19:00:00">
            <text:p>Wed Mar 30 19:00:00 2022</text:p>
          </table:table-cell>
          <table:table-cell office:value-type="float" office:value="336.3333">
            <text:p>336.3333</text:p>
          </table:table-cell>
          <table:table-cell office:value-type="float" office:value="53.6667">
            <text:p>53.6667</text:p>
          </table:table-cell>
          <table:table-cell office:value-type="float" office:value="-0.8029572077020803">
            <text:p>-0.802957207702080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3-31T16:00:00">
            <text:p>Thu Mar 31 16:00:00 2022</text:p>
          </table:table-cell>
          <table:table-cell office:value-type="float" office:value="337.1667">
            <text:p>337.1667</text:p>
          </table:table-cell>
          <table:table-cell office:value-type="float" office:value="25.8333">
            <text:p>25.8333</text:p>
          </table:table-cell>
          <table:table-cell office:value-type="float" office:value="-1.1425679980520578">
            <text:p>-1.1425679980520578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31T17:00:00">
            <text:p>Thu Mar 31 17:00:00 2022</text:p>
          </table:table-cell>
          <table:table-cell office:value-type="float" office:value="339.3333">
            <text:p>339.3333</text:p>
          </table:table-cell>
          <table:table-cell office:value-type="float" office:value="19.8333">
            <text:p>19.8333</text:p>
          </table:table-cell>
          <table:table-cell office:value-type="float" office:value="-1.127202806532965">
            <text:p>-1.12720280653296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3-31T18:00:00">
            <text:p>Thu Mar 31 18:00:00 2022</text:p>
          </table:table-cell>
          <table:table-cell office:value-type="float" office:value="343.6667">
            <text:p>343.6667</text:p>
          </table:table-cell>
          <table:table-cell office:value-type="float" office:value="15.6667">
            <text:p>15.6667</text:p>
          </table:table-cell>
          <table:table-cell office:value-type="float" office:value="-1.1212427617581886">
            <text:p>-1.1212427617581886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1T19:00:00">
            <text:p>Thu Mar 31 19:00:00 2022</text:p>
          </table:table-cell>
          <table:table-cell office:value-type="float" office:value="283.3333">
            <text:p>283.3333</text:p>
          </table:table-cell>
          <table:table-cell office:value-type="float" office:value="14.6667">
            <text:p>14.6667</text:p>
          </table:table-cell>
          <table:table-cell office:value-type="float" office:value="-1.1500804864301095">
            <text:p>-1.150080486430109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31T20:00:00">
            <text:p>Thu Mar 31 20:00:00 2022</text:p>
          </table:table-cell>
          <table:table-cell office:value-type="float" office:value="339.0">
            <text:p>339.0</text:p>
          </table:table-cell>
          <table:table-cell office:value-type="float" office:value="13.6667">
            <text:p>13.6667</text:p>
          </table:table-cell>
          <table:table-cell office:value-type="float" office:value="-1.1363961056390264">
            <text:p>-1.136396105639026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3-31T21:00:00">
            <text:p>Thu Mar 31 21:00:00 2022</text:p>
          </table:table-cell>
          <table:table-cell office:value-type="float" office:value="339.5">
            <text:p>339.5</text:p>
          </table:table-cell>
          <table:table-cell office:value-type="float" office:value="14.8333">
            <text:p>14.8333</text:p>
          </table:table-cell>
          <table:table-cell office:value-type="float" office:value="-1.142615096254668">
            <text:p>-1.142615096254668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1T14:00:00">
            <text:p>Fri Apr  1 14:00:00 2022</text:p>
          </table:table-cell>
          <table:table-cell office:value-type="float" office:value="329.0">
            <text:p>329.0</text:p>
          </table:table-cell>
          <table:table-cell office:value-type="float" office:value="18.0">
            <text:p>18.0</text:p>
          </table:table-cell>
          <table:table-cell office:value-type="float" office:value="-1.60941051292159">
            <text:p>-1.60941051292159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1T15:00:00">
            <text:p>Fri Apr  1 15:00:00 2022</text:p>
          </table:table-cell>
          <table:table-cell office:value-type="float" office:value="287.3333">
            <text:p>287.3333</text:p>
          </table:table-cell>
          <table:table-cell office:value-type="float" office:value="12.3333">
            <text:p>12.3333</text:p>
          </table:table-cell>
          <table:table-cell office:value-type="float" office:value="-1.599728138086666">
            <text:p>-1.599728138086666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1T16:00:00">
            <text:p>Fri Apr  1 16:00:00 2022</text:p>
          </table:table-cell>
          <table:table-cell office:value-type="float" office:value="204.3333">
            <text:p>204.3333</text:p>
          </table:table-cell>
          <table:table-cell office:value-type="float" office:value="9.6667">
            <text:p>9.6667</text:p>
          </table:table-cell>
          <table:table-cell office:value-type="float" office:value="-1.5432203862260419">
            <text:p>-1.5432203862260419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17:00:00">
            <text:p>Fri Apr  1 17:00:00 2022</text:p>
          </table:table-cell>
          <table:table-cell office:value-type="float" office:value="176.3333">
            <text:p>176.3333</text:p>
          </table:table-cell>
          <table:table-cell office:value-type="float" office:value="9.3333">
            <text:p>9.3333</text:p>
          </table:table-cell>
          <table:table-cell office:value-type="float" office:value="-1.5129573189570937">
            <text:p>-1.512957318957093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01T18:00:00">
            <text:p>Fri Apr  1 18:00:00 2022</text:p>
          </table:table-cell>
          <table:table-cell office:value-type="float" office:value="265.6667">
            <text:p>265.6667</text:p>
          </table:table-cell>
          <table:table-cell office:value-type="float" office:value="9.8333">
            <text:p>9.8333</text:p>
          </table:table-cell>
          <table:table-cell office:value-type="float" office:value="-1.4584925205958275">
            <text:p>-1.458492520595827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4-01T19:00:00">
            <text:p>Fri Apr  1 19:00:00 2022</text:p>
          </table:table-cell>
          <table:table-cell office:value-type="float" office:value="308.3333">
            <text:p>308.3333</text:p>
          </table:table-cell>
          <table:table-cell office:value-type="float" office:value="7.6667">
            <text:p>7.6667</text:p>
          </table:table-cell>
          <table:table-cell office:value-type="float" office:value="-1.4026242054786673">
            <text:p>-1.402624205478667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4-01T20:00:00">
            <text:p>Fri Apr  1 20:00:00 2022</text:p>
          </table:table-cell>
          <table:table-cell office:value-type="float" office:value="348.6667">
            <text:p>348.6667</text:p>
          </table:table-cell>
          <table:table-cell office:value-type="float" office:value="7.1667">
            <text:p>7.1667</text:p>
          </table:table-cell>
          <table:table-cell office:value-type="float" office:value="-1.3808894014634265">
            <text:p>-1.380889401463426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4-02T12:00:00">
            <text:p>Sat Apr  2 12:00:00 2022</text:p>
          </table:table-cell>
          <table:table-cell office:value-type="float" office:value="330.3333">
            <text:p>330.3333</text:p>
          </table:table-cell>
          <table:table-cell office:value-type="float" office:value="12.0">
            <text:p>12.0</text:p>
          </table:table-cell>
          <table:table-cell office:value-type="float" office:value="0.26010825916548713">
            <text:p>0.2601082591654871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2T13:00:00">
            <text:p>Sat Apr  2 13:00:00 2022</text:p>
          </table:table-cell>
          <table:table-cell office:value-type="float" office:value="272.3333">
            <text:p>272.3333</text:p>
          </table:table-cell>
          <table:table-cell office:value-type="float" office:value="11.6667">
            <text:p>11.6667</text:p>
          </table:table-cell>
          <table:table-cell office:value-type="float" office:value="0.23990237644425103">
            <text:p>0.2399023764442510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2T14:00:00">
            <text:p>Sat Apr  2 14:00:00 2022</text:p>
          </table:table-cell>
          <table:table-cell office:value-type="float" office:value="330.5">
            <text:p>330.5</text:p>
          </table:table-cell>
          <table:table-cell office:value-type="float" office:value="12.0">
            <text:p>12.0</text:p>
          </table:table-cell>
          <table:table-cell office:value-type="float" office:value="0.24424754763086629">
            <text:p>0.24424754763086629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2T15:00:00">
            <text:p>Sat Apr  2 15:00:00 2022</text:p>
          </table:table-cell>
          <table:table-cell office:value-type="float" office:value="324.6667">
            <text:p>324.6667</text:p>
          </table:table-cell>
          <table:table-cell office:value-type="float" office:value="12.0">
            <text:p>12.0</text:p>
          </table:table-cell>
          <table:table-cell office:value-type="float" office:value="0.24880099956805923">
            <text:p>0.2488009995680592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4-02T16:00:00">
            <text:p>Sat Apr  2 16:00:00 2022</text:p>
          </table:table-cell>
          <table:table-cell office:value-type="float" office:value="225.1667">
            <text:p>225.1667</text:p>
          </table:table-cell>
          <table:table-cell office:value-type="float" office:value="9.1667">
            <text:p>9.1667</text:p>
          </table:table-cell>
          <table:table-cell office:value-type="float" office:value="0.2705363747011599">
            <text:p>0.2705363747011599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4-02T17:00:00">
            <text:p>Sat Apr  2 17:00:00 2022</text:p>
          </table:table-cell>
          <table:table-cell office:value-type="float" office:value="337.6667">
            <text:p>337.6667</text:p>
          </table:table-cell>
          <table:table-cell office:value-type="float" office:value="9.0">
            <text:p>9.0</text:p>
          </table:table-cell>
          <table:table-cell office:value-type="float" office:value="0.32425999795867605">
            <text:p>0.3242599979586760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02T18:00:00">
            <text:p>Sat Apr  2 18:00:00 2022</text:p>
          </table:table-cell>
          <table:table-cell office:value-type="float" office:value="331.8333">
            <text:p>331.8333</text:p>
          </table:table-cell>
          <table:table-cell office:value-type="float" office:value="7.8333">
            <text:p>7.8333</text:p>
          </table:table-cell>
          <table:table-cell office:value-type="float" office:value="0.3564389386299932">
            <text:p>0.3564389386299932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02T19:00:00">
            <text:p>Sat Apr  2 19:00:00 2022</text:p>
          </table:table-cell>
          <table:table-cell office:value-type="float" office:value="301.5">
            <text:p>301.5</text:p>
          </table:table-cell>
          <table:table-cell office:value-type="float" office:value="7.6667">
            <text:p>7.6667</text:p>
          </table:table-cell>
          <table:table-cell office:value-type="float" office:value="0.3708942054654276">
            <text:p>0.3708942054654276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4-03T10:00:00">
            <text:p>Sun Apr  3 10:00:00 2022</text:p>
          </table:table-cell>
          <table:table-cell office:value-type="float" office:value="331.3333">
            <text:p>331.3333</text:p>
          </table:table-cell>
          <table:table-cell office:value-type="float" office:value="16.8333">
            <text:p>16.8333</text:p>
          </table:table-cell>
          <table:table-cell office:value-type="float" office:value="0.2756111332143181">
            <text:p>0.275611133214318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3T11:00:00">
            <text:p>Sun Apr  3 11:00:00 2022</text:p>
          </table:table-cell>
          <table:table-cell office:value-type="float" office:value="326.6667">
            <text:p>326.6667</text:p>
          </table:table-cell>
          <table:table-cell office:value-type="float" office:value="17.8333">
            <text:p>17.8333</text:p>
          </table:table-cell>
          <table:table-cell office:value-type="float" office:value="0.19461850561734267">
            <text:p>0.194618505617342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4-03T12:00:00">
            <text:p>Sun Apr  3 12:00:00 2022</text:p>
          </table:table-cell>
          <table:table-cell office:value-type="float" office:value="321.5">
            <text:p>321.5</text:p>
          </table:table-cell>
          <table:table-cell office:value-type="float" office:value="16.6667">
            <text:p>16.6667</text:p>
          </table:table-cell>
          <table:table-cell office:value-type="float" office:value="0.10335416744910304">
            <text:p>0.1033541674491030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3T13:00:00">
            <text:p>Sun Apr  3 13:00:00 2022</text:p>
          </table:table-cell>
          <table:table-cell office:value-type="float" office:value="334.8333">
            <text:p>334.8333</text:p>
          </table:table-cell>
          <table:table-cell office:value-type="float" office:value="15.1667">
            <text:p>15.1667</text:p>
          </table:table-cell>
          <table:table-cell office:value-type="float" office:value="0.07315018022137385">
            <text:p>0.0731501802213738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3T14:00:00">
            <text:p>Sun Apr  3 14:00:00 2022</text:p>
          </table:table-cell>
          <table:table-cell office:value-type="float" office:value="329.8333">
            <text:p>329.8333</text:p>
          </table:table-cell>
          <table:table-cell office:value-type="float" office:value="15.5">
            <text:p>15.5</text:p>
          </table:table-cell>
          <table:table-cell office:value-type="float" office:value="0.055365860842353495">
            <text:p>0.05536586084235349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03T15:00:00">
            <text:p>Sun Apr  3 15:00:00 2022</text:p>
          </table:table-cell>
          <table:table-cell office:value-type="float" office:value="338.3333">
            <text:p>338.3333</text:p>
          </table:table-cell>
          <table:table-cell office:value-type="float" office:value="14.5">
            <text:p>14.5</text:p>
          </table:table-cell>
          <table:table-cell office:value-type="float" office:value="0.05561625633320353">
            <text:p>0.0556162563332035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4-03T16:00:00">
            <text:p>Sun Apr  3 16:00:00 2022</text:p>
          </table:table-cell>
          <table:table-cell office:value-type="float" office:value="263.3333">
            <text:p>263.3333</text:p>
          </table:table-cell>
          <table:table-cell office:value-type="float" office:value="14.0">
            <text:p>14.0</text:p>
          </table:table-cell>
          <table:table-cell office:value-type="float" office:value="0.03793780399318009">
            <text:p>0.03793780399318009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4-03T17:00:00">
            <text:p>Sun Apr  3 17:00:00 2022</text:p>
          </table:table-cell>
          <table:table-cell office:value-type="float" office:value="174.6667">
            <text:p>174.6667</text:p>
          </table:table-cell>
          <table:table-cell office:value-type="float" office:value="11.3333">
            <text:p>11.3333</text:p>
          </table:table-cell>
          <table:table-cell office:value-type="float" office:value="0.0015182960223053535">
            <text:p>0.001518296022305353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3T18:00:00">
            <text:p>Sun Apr  3 18:00:00 2022</text:p>
          </table:table-cell>
          <table:table-cell office:value-type="float" office:value="168.6667">
            <text:p>168.6667</text:p>
          </table:table-cell>
          <table:table-cell office:value-type="float" office:value="9.3333">
            <text:p>9.3333</text:p>
          </table:table-cell>
          <table:table-cell office:value-type="float" office:value="-0.029557471401036803">
            <text:p>-0.02955747140103680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04T12:00:00">
            <text:p>Mon Apr  4 12:00:00 2022</text:p>
          </table:table-cell>
          <table:table-cell office:value-type="float" office:value="307.1667">
            <text:p>307.1667</text:p>
          </table:table-cell>
          <table:table-cell office:value-type="float" office:value="18.5">
            <text:p>18.5</text:p>
          </table:table-cell>
          <table:table-cell office:value-type="float" office:value="-0.18779451534673283">
            <text:p>-0.1877945153467328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4-04T13:00:00">
            <text:p>Mon Apr  4 13:00:00 2022</text:p>
          </table:table-cell>
          <table:table-cell office:value-type="float" office:value="256.1667">
            <text:p>256.1667</text:p>
          </table:table-cell>
          <table:table-cell office:value-type="float" office:value="17.5">
            <text:p>17.5</text:p>
          </table:table-cell>
          <table:table-cell office:value-type="float" office:value="-0.15555058120095944">
            <text:p>-0.15555058120095944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4:00:00">
            <text:p>Mon Apr  4 14:00:00 2022</text:p>
          </table:table-cell>
          <table:table-cell office:value-type="float" office:value="291.8333">
            <text:p>291.8333</text:p>
          </table:table-cell>
          <table:table-cell office:value-type="float" office:value="19.1667">
            <text:p>19.1667</text:p>
          </table:table-cell>
          <table:table-cell office:value-type="float" office:value="-0.11811103226893593">
            <text:p>-0.1181110322689359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4-04T15:00:00">
            <text:p>Mon Apr  4 15:00:00 2022</text:p>
          </table:table-cell>
          <table:table-cell office:value-type="float" office:value="323.8333">
            <text:p>323.8333</text:p>
          </table:table-cell>
          <table:table-cell office:value-type="float" office:value="17.3333">
            <text:p>17.3333</text:p>
          </table:table-cell>
          <table:table-cell office:value-type="float" office:value="-0.08407996776577663">
            <text:p>-0.0840799677657766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04T16:00:00">
            <text:p>Mon Apr  4 16:00:00 2022</text:p>
          </table:table-cell>
          <table:table-cell office:value-type="float" office:value="327.6667">
            <text:p>327.6667</text:p>
          </table:table-cell>
          <table:table-cell office:value-type="float" office:value="15.5">
            <text:p>15.5</text:p>
          </table:table-cell>
          <table:table-cell office:value-type="float" office:value="-0.1373134642770376">
            <text:p>-0.137313464277037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4-04T17:00:00">
            <text:p>Mon Apr  4 17:00:00 2022</text:p>
          </table:table-cell>
          <table:table-cell office:value-type="float" office:value="340.6667">
            <text:p>340.6667</text:p>
          </table:table-cell>
          <table:table-cell office:value-type="float" office:value="14.0">
            <text:p>14.0</text:p>
          </table:table-cell>
          <table:table-cell office:value-type="float" office:value="-0.34595400578014907">
            <text:p>-0.3459540057801490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04T18:00:00">
            <text:p>Mon Apr  4 18:00:00 2022</text:p>
          </table:table-cell>
          <table:table-cell office:value-type="float" office:value="345.1667">
            <text:p>345.1667</text:p>
          </table:table-cell>
          <table:table-cell office:value-type="float" office:value="13.1667">
            <text:p>13.1667</text:p>
          </table:table-cell>
          <table:table-cell office:value-type="float" office:value="-0.7813392825595167">
            <text:p>-0.78133928255951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19:00:00">
            <text:p>Mon Apr  4 19:00:00 2022</text:p>
          </table:table-cell>
          <table:table-cell office:value-type="float" office:value="271.5">
            <text:p>271.5</text:p>
          </table:table-cell>
          <table:table-cell office:value-type="float" office:value="12.3333">
            <text:p>12.3333</text:p>
          </table:table-cell>
          <table:table-cell office:value-type="float" office:value="-1.0409931704998057">
            <text:p>-1.040993170499805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04T20:00:00">
            <text:p>Mon Apr  4 20:00:00 2022</text:p>
          </table:table-cell>
          <table:table-cell office:value-type="float" office:value="331.5">
            <text:p>331.5</text:p>
          </table:table-cell>
          <table:table-cell office:value-type="float" office:value="10.5">
            <text:p>10.5</text:p>
          </table:table-cell>
          <table:table-cell office:value-type="float" office:value="-1.27455111555568">
            <text:p>-1.27455111555568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04T21:00:00">
            <text:p>Mon Apr  4 21:00:00 2022</text:p>
          </table:table-cell>
          <table:table-cell office:value-type="float" office:value="310.0">
            <text:p>310.0</text:p>
          </table:table-cell>
          <table:table-cell office:value-type="float" office:value="11.3333">
            <text:p>11.3333</text:p>
          </table:table-cell>
          <table:table-cell office:value-type="float" office:value="-1.3031108703066656">
            <text:p>-1.3031108703066656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4-04T22:00:00">
            <text:p>Mon Apr  4 22:00:00 2022</text:p>
          </table:table-cell>
          <table:table-cell office:value-type="float" office:value="289.8333">
            <text:p>289.8333</text:p>
          </table:table-cell>
          <table:table-cell office:value-type="float" office:value="11.8333">
            <text:p>11.8333</text:p>
          </table:table-cell>
          <table:table-cell office:value-type="float" office:value="-1.373181178070266">
            <text:p>-1.373181178070266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4-04T23:00:00">
            <text:p>Mon Apr  4 23:00:00 2022</text:p>
          </table:table-cell>
          <table:table-cell office:value-type="float" office:value="285.3333">
            <text:p>285.3333</text:p>
          </table:table-cell>
          <table:table-cell office:value-type="float" office:value="13.3333">
            <text:p>13.3333</text:p>
          </table:table-cell>
          <table:table-cell office:value-type="float" office:value="-1.3243508974083595">
            <text:p>-1.324350897408359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05T16:00:00">
            <text:p>Tue Apr  5 16:00:00 2022</text:p>
          </table:table-cell>
          <table:table-cell office:value-type="float" office:value="307.0">
            <text:p>307.0</text:p>
          </table:table-cell>
          <table:table-cell office:value-type="float" office:value="5.1667">
            <text:p>5.1667</text:p>
          </table:table-cell>
          <table:table-cell office:value-type="float" office:value="-0.3110246345736918">
            <text:p>-0.3110246345736918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4-05T17:00:00">
            <text:p>Tue Apr  5 17:00:00 2022</text:p>
          </table:table-cell>
          <table:table-cell office:value-type="float" office:value="195.3333">
            <text:p>195.3333</text:p>
          </table:table-cell>
          <table:table-cell office:value-type="float" office:value="5.1667">
            <text:p>5.1667</text:p>
          </table:table-cell>
          <table:table-cell office:value-type="float" office:value="-0.1869560911181267">
            <text:p>-0.18695609111812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4-05T18:00:00">
            <text:p>Tue Apr  5 18:00:00 2022</text:p>
          </table:table-cell>
          <table:table-cell office:value-type="float" office:value="283.1667">
            <text:p>283.1667</text:p>
          </table:table-cell>
          <table:table-cell office:value-type="float" office:value="5.5">
            <text:p>5.5</text:p>
          </table:table-cell>
          <table:table-cell office:value-type="float" office:value="-0.04638993227889955">
            <text:p>-0.0463899322788995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4-05T19:00:00">
            <text:p>Tue Apr  5 19:00:00 2022</text:p>
          </table:table-cell>
          <table:table-cell office:value-type="float" office:value="274.6667">
            <text:p>274.6667</text:p>
          </table:table-cell>
          <table:table-cell office:value-type="float" office:value="4.6667">
            <text:p>4.6667</text:p>
          </table:table-cell>
          <table:table-cell office:value-type="float" office:value="0.057187021184817145">
            <text:p>0.05718702118481714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4-05T20:00:00">
            <text:p>Tue Apr  5 20:00:00 2022</text:p>
          </table:table-cell>
          <table:table-cell office:value-type="float" office:value="302.0">
            <text:p>302.0</text:p>
          </table:table-cell>
          <table:table-cell office:value-type="float" office:value="5.1667">
            <text:p>5.1667</text:p>
          </table:table-cell>
          <table:table-cell office:value-type="float" office:value="0.12105213875425702">
            <text:p>0.12105213875425702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4-05T21:00:00">
            <text:p>Tue Apr  5 21:00:00 2022</text:p>
          </table:table-cell>
          <table:table-cell office:value-type="float" office:value="287.6667">
            <text:p>287.6667</text:p>
          </table:table-cell>
          <table:table-cell office:value-type="float" office:value="5.6667">
            <text:p>5.6667</text:p>
          </table:table-cell>
          <table:table-cell office:value-type="float" office:value="0.12903886946819146">
            <text:p>0.12903886946819146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05T22:00:00">
            <text:p>Tue Apr  5 22:00:00 2022</text:p>
          </table:table-cell>
          <table:table-cell office:value-type="float" office:value="337.6667">
            <text:p>337.6667</text:p>
          </table:table-cell>
          <table:table-cell office:value-type="float" office:value="5.0">
            <text:p>5.0</text:p>
          </table:table-cell>
          <table:table-cell office:value-type="float" office:value="0.18642821629058573">
            <text:p>0.1864282162905857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342.3333">
            <text:p>342.3333</text:p>
          </table:table-cell>
          <table:table-cell office:value-type="float" office:value="8.3333">
            <text:p>8.3333</text:p>
          </table:table-cell>
          <table:table-cell office:value-type="float" office:value="0.3384787117664402">
            <text:p>0.3384787117664402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4-06T00:00:00">
            <text:p>Wed Apr  6 00:00:00 2022</text:p>
          </table:table-cell>
          <table:table-cell office:value-type="float" office:value="339.5">
            <text:p>339.5</text:p>
          </table:table-cell>
          <table:table-cell office:value-type="float" office:value="6.6667">
            <text:p>6.6667</text:p>
          </table:table-cell>
          <table:table-cell office:value-type="float" office:value="0.42328925392859096">
            <text:p>0.42328925392859096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350.1667">
            <text:p>350.1667</text:p>
          </table:table-cell>
          <table:table-cell office:value-type="float" office:value="7.1667">
            <text:p>7.1667</text:p>
          </table:table-cell>
          <table:table-cell office:value-type="float" office:value="0.5735007658245049">
            <text:p>0.5735007658245049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4-06T02:00:00">
            <text:p>Wed Apr  6 02:00:00 2022</text:p>
          </table:table-cell>
          <table:table-cell office:value-type="float" office:value="299.5">
            <text:p>299.5</text:p>
          </table:table-cell>
          <table:table-cell office:value-type="float" office:value="3.5">
            <text:p>3.5</text:p>
          </table:table-cell>
          <table:table-cell office:value-type="float" office:value="0.7195333597515381">
            <text:p>0.7195333597515381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06T03:00:00">
            <text:p>Wed Apr  6 03:00:00 2022</text:p>
          </table:table-cell>
          <table:table-cell office:value-type="float" office:value="350.0">
            <text:p>350.0</text:p>
          </table:table-cell>
          <table:table-cell office:value-type="float" office:value="3.1667">
            <text:p>3.1667</text:p>
          </table:table-cell>
          <table:table-cell office:value-type="float" office:value="0.8167761920168021">
            <text:p>0.8167761920168021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4-06T04:00:00">
            <text:p>Wed Apr  6 04:00:00 2022</text:p>
          </table:table-cell>
          <table:table-cell office:value-type="float" office:value="236.6667">
            <text:p>236.6667</text:p>
          </table:table-cell>
          <table:table-cell office:value-type="float" office:value="5.3333">
            <text:p>5.3333</text:p>
          </table:table-cell>
          <table:table-cell office:value-type="float" office:value="0.7296525753445467">
            <text:p>0.72965257534454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4-06T05:00:00">
            <text:p>Wed Apr  6 05:00:00 2022</text:p>
          </table:table-cell>
          <table:table-cell office:value-type="float" office:value="353.6667">
            <text:p>353.6667</text:p>
          </table:table-cell>
          <table:table-cell office:value-type="float" office:value="3.8333">
            <text:p>3.8333</text:p>
          </table:table-cell>
          <table:table-cell office:value-type="float" office:value="0.560679475721667">
            <text:p>0.56067947572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4-06T06:00:00">
            <text:p>Wed Apr  6 06:00:00 2022</text:p>
          </table:table-cell>
          <table:table-cell office:value-type="float" office:value="292.3333">
            <text:p>292.3333</text:p>
          </table:table-cell>
          <table:table-cell office:value-type="float" office:value="3.0">
            <text:p>3.0</text:p>
          </table:table-cell>
          <table:table-cell office:value-type="float" office:value="0.2379263022146708">
            <text:p>0.2379263022146708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205.3333">
            <text:p>205.3333</text:p>
          </table:table-cell>
          <table:table-cell office:value-type="float" office:value="8.5">
            <text:p>8.5</text:p>
          </table:table-cell>
          <table:table-cell office:value-type="float" office:value="0.2086125343421041">
            <text:p>0.2086125343421041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06T19:00:00">
            <text:p>Wed Apr  6 19:00:00 2022</text:p>
          </table:table-cell>
          <table:table-cell office:value-type="float" office:value="181.3333">
            <text:p>181.3333</text:p>
          </table:table-cell>
          <table:table-cell office:value-type="float" office:value="9.6667">
            <text:p>9.6667</text:p>
          </table:table-cell>
          <table:table-cell office:value-type="float" office:value="0.5381921064037787">
            <text:p>0.538192106403778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176.3333">
            <text:p>176.3333</text:p>
          </table:table-cell>
          <table:table-cell office:value-type="float" office:value="9.5">
            <text:p>9.5</text:p>
          </table:table-cell>
          <table:table-cell office:value-type="float" office:value="0.4322205334464604">
            <text:p>0.432220533446460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181.1667">
            <text:p>181.1667</text:p>
          </table:table-cell>
          <table:table-cell office:value-type="float" office:value="9.5">
            <text:p>9.5</text:p>
          </table:table-cell>
          <table:table-cell office:value-type="float" office:value="0.3068026797455848">
            <text:p>0.3068026797455848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233.1667">
            <text:p>233.1667</text:p>
          </table:table-cell>
          <table:table-cell office:value-type="float" office:value="14.6667">
            <text:p>14.6667</text:p>
          </table:table-cell>
          <table:table-cell office:value-type="float" office:value="0.0320095452625013">
            <text:p>0.032009545262501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275.1667">
            <text:p>275.1667</text:p>
          </table:table-cell>
          <table:table-cell office:value-type="float" office:value="16.1667">
            <text:p>16.1667</text:p>
          </table:table-cell>
          <table:table-cell office:value-type="float" office:value="-0.0033810334446270685">
            <text:p>-0.003381033444627068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296.6667">
            <text:p>296.6667</text:p>
          </table:table-cell>
          <table:table-cell office:value-type="float" office:value="18.0">
            <text:p>18.0</text:p>
          </table:table-cell>
          <table:table-cell office:value-type="float" office:value="0.0072870592586082115">
            <text:p>0.00728705925860821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07T17:00:00">
            <text:p>Thu Apr  7 17:00:00 2022</text:p>
          </table:table-cell>
          <table:table-cell office:value-type="float" office:value="221.8333">
            <text:p>221.8333</text:p>
          </table:table-cell>
          <table:table-cell office:value-type="float" office:value="17.0">
            <text:p>17.0</text:p>
          </table:table-cell>
          <table:table-cell office:value-type="float" office:value="0.03375402646000673">
            <text:p>0.0337540264600067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179.5">
            <text:p>179.5</text:p>
          </table:table-cell>
          <table:table-cell office:value-type="float" office:value="15.3333">
            <text:p>15.3333</text:p>
          </table:table-cell>
          <table:table-cell office:value-type="float" office:value="0.03915386825429794">
            <text:p>0.03915386825429794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355.8333">
            <text:p>355.8333</text:p>
          </table:table-cell>
          <table:table-cell office:value-type="float" office:value="23.0">
            <text:p>23.0</text:p>
          </table:table-cell>
          <table:table-cell office:value-type="float" office:value="0.22051216780138097">
            <text:p>0.2205121678013809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283.8333">
            <text:p>283.8333</text:p>
          </table:table-cell>
          <table:table-cell office:value-type="float" office:value="17.0">
            <text:p>17.0</text:p>
          </table:table-cell>
          <table:table-cell office:value-type="float" office:value="0.19099236885208068">
            <text:p>0.19099236885208068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226.5">
            <text:p>226.5</text:p>
          </table:table-cell>
          <table:table-cell office:value-type="float" office:value="14.3333">
            <text:p>14.3333</text:p>
          </table:table-cell>
          <table:table-cell office:value-type="float" office:value="0.179978392762078">
            <text:p>0.179978392762078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174.1667">
            <text:p>174.1667</text:p>
          </table:table-cell>
          <table:table-cell office:value-type="float" office:value="13.3333">
            <text:p>13.3333</text:p>
          </table:table-cell>
          <table:table-cell office:value-type="float" office:value="0.17967303171251459">
            <text:p>0.17967303171251459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4-08T16:00:00">
            <text:p>Fri Apr  8 16:00:00 2022</text:p>
          </table:table-cell>
          <table:table-cell office:value-type="float" office:value="205.8333">
            <text:p>205.8333</text:p>
          </table:table-cell>
          <table:table-cell office:value-type="float" office:value="12.8333">
            <text:p>12.8333</text:p>
          </table:table-cell>
          <table:table-cell office:value-type="float" office:value="0.17597161052061067">
            <text:p>0.175971610520610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184.5">
            <text:p>184.5</text:p>
          </table:table-cell>
          <table:table-cell office:value-type="float" office:value="11.6667">
            <text:p>11.6667</text:p>
          </table:table-cell>
          <table:table-cell office:value-type="float" office:value="0.15178564773489267">
            <text:p>0.151785647734892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245.5">
            <text:p>245.5</text:p>
          </table:table-cell>
          <table:table-cell office:value-type="float" office:value="16.8333">
            <text:p>16.8333</text:p>
          </table:table-cell>
          <table:table-cell office:value-type="float" office:value="0.012931247308709013">
            <text:p>0.01293124730870901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305.1667">
            <text:p>305.1667</text:p>
          </table:table-cell>
          <table:table-cell office:value-type="float" office:value="13.6667">
            <text:p>13.6667</text:p>
          </table:table-cell>
          <table:table-cell office:value-type="float" office:value="0.025865778438756263">
            <text:p>0.02586577843875626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176.3333">
            <text:p>176.3333</text:p>
          </table:table-cell>
          <table:table-cell office:value-type="float" office:value="12.1667">
            <text:p>12.1667</text:p>
          </table:table-cell>
          <table:table-cell office:value-type="float" office:value="0.022161838893059498">
            <text:p>0.022161838893059498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216.5">
            <text:p>216.5</text:p>
          </table:table-cell>
          <table:table-cell office:value-type="float" office:value="12.6667">
            <text:p>12.6667</text:p>
          </table:table-cell>
          <table:table-cell office:value-type="float" office:value="0.027369809688586526">
            <text:p>0.027369809688586526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263.8333">
            <text:p>263.8333</text:p>
          </table:table-cell>
          <table:table-cell office:value-type="float" office:value="12.0">
            <text:p>12.0</text:p>
          </table:table-cell>
          <table:table-cell office:value-type="float" office:value="0.07134792743399467">
            <text:p>0.071347927433994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9T17:00:00">
            <text:p>Sat Apr  9 17:00:00 2022</text:p>
          </table:table-cell>
          <table:table-cell office:value-type="float" office:value="267.1667">
            <text:p>267.1667</text:p>
          </table:table-cell>
          <table:table-cell office:value-type="float" office:value="12.0">
            <text:p>12.0</text:p>
          </table:table-cell>
          <table:table-cell office:value-type="float" office:value="0.20890005854082236">
            <text:p>0.20890005854082236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251.1667">
            <text:p>251.1667</text:p>
          </table:table-cell>
          <table:table-cell office:value-type="float" office:value="11.3333">
            <text:p>11.3333</text:p>
          </table:table-cell>
          <table:table-cell office:value-type="float" office:value="0.4103632748855348">
            <text:p>0.4103632748855348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291.5">
            <text:p>291.5</text:p>
          </table:table-cell>
          <table:table-cell office:value-type="float" office:value="15.5">
            <text:p>15.5</text:p>
          </table:table-cell>
          <table:table-cell office:value-type="float" office:value="0.5137864109010933">
            <text:p>0.51378641090109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232.6667">
            <text:p>232.6667</text:p>
          </table:table-cell>
          <table:table-cell office:value-type="float" office:value="14.3333">
            <text:p>14.3333</text:p>
          </table:table-cell>
          <table:table-cell office:value-type="float" office:value="0.5155675559909417">
            <text:p>0.515567555990941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203.3333">
            <text:p>203.3333</text:p>
          </table:table-cell>
          <table:table-cell office:value-type="float" office:value="15.0">
            <text:p>15.0</text:p>
          </table:table-cell>
          <table:table-cell office:value-type="float" office:value="0.5063796622401412">
            <text:p>0.506379662240141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181.3333">
            <text:p>181.3333</text:p>
          </table:table-cell>
          <table:table-cell office:value-type="float" office:value="15.1667">
            <text:p>15.1667</text:p>
          </table:table-cell>
          <table:table-cell office:value-type="float" office:value="0.4987126619020686">
            <text:p>0.498712661902068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0T16:00:00">
            <text:p>Sun Apr 10 16:00:00 2022</text:p>
          </table:table-cell>
          <table:table-cell office:value-type="float" office:value="176.0">
            <text:p>176.0</text:p>
          </table:table-cell>
          <table:table-cell office:value-type="float" office:value="13.1667">
            <text:p>13.1667</text:p>
          </table:table-cell>
          <table:table-cell office:value-type="float" office:value="0.5054135642268406">
            <text:p>0.5054135642268406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0T17:00:00">
            <text:p>Sun Apr 10 17:00:00 2022</text:p>
          </table:table-cell>
          <table:table-cell office:value-type="float" office:value="178.0">
            <text:p>178.0</text:p>
          </table:table-cell>
          <table:table-cell office:value-type="float" office:value="16.3333">
            <text:p>16.3333</text:p>
          </table:table-cell>
          <table:table-cell office:value-type="float" office:value="0.5058830859197436">
            <text:p>0.5058830859197436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10T18:00:00">
            <text:p>Sun Apr 10 18:00:00 2022</text:p>
          </table:table-cell>
          <table:table-cell office:value-type="float" office:value="180.3333">
            <text:p>180.3333</text:p>
          </table:table-cell>
          <table:table-cell office:value-type="float" office:value="26.5">
            <text:p>26.5</text:p>
          </table:table-cell>
          <table:table-cell office:value-type="float" office:value="0.4514836837812004">
            <text:p>0.4514836837812004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4-11T13:00:00">
            <text:p>Mon Apr 11 13:00:00 2022</text:p>
          </table:table-cell>
          <table:table-cell office:value-type="float" office:value="180.3333">
            <text:p>180.3333</text:p>
          </table:table-cell>
          <table:table-cell office:value-type="float" office:value="50.3333">
            <text:p>50.3333</text:p>
          </table:table-cell>
          <table:table-cell office:value-type="float" office:value="0.35527793842766464">
            <text:p>0.35527793842766464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180.3333">
            <text:p>180.3333</text:p>
          </table:table-cell>
          <table:table-cell office:value-type="float" office:value="49.8333">
            <text:p>49.8333</text:p>
          </table:table-cell>
          <table:table-cell office:value-type="float" office:value="0.3153458168195663">
            <text:p>0.315345816819566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179.8333">
            <text:p>179.8333</text:p>
          </table:table-cell>
          <table:table-cell office:value-type="float" office:value="43.0">
            <text:p>43.0</text:p>
          </table:table-cell>
          <table:table-cell office:value-type="float" office:value="0.38230420630226797">
            <text:p>0.3823042063022679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11T16:00:00">
            <text:p>Mon Apr 11 16:00:00 2022</text:p>
          </table:table-cell>
          <table:table-cell office:value-type="float" office:value="179.5">
            <text:p>179.5</text:p>
          </table:table-cell>
          <table:table-cell office:value-type="float" office:value="34.5">
            <text:p>34.5</text:p>
          </table:table-cell>
          <table:table-cell office:value-type="float" office:value="0.4415575214787272">
            <text:p>0.4415575214787272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180.6667">
            <text:p>180.6667</text:p>
          </table:table-cell>
          <table:table-cell office:value-type="float" office:value="31.3333">
            <text:p>31.3333</text:p>
          </table:table-cell>
          <table:table-cell office:value-type="float" office:value="0.404490167439955">
            <text:p>0.40449016743995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167.8333">
            <text:p>167.8333</text:p>
          </table:table-cell>
          <table:table-cell office:value-type="float" office:value="32.8333">
            <text:p>32.8333</text:p>
          </table:table-cell>
          <table:table-cell office:value-type="float" office:value="-0.03716580295307989">
            <text:p>-0.03716580295307989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12T13:00:00">
            <text:p>Tue Apr 12 13:00:00 2022</text:p>
          </table:table-cell>
          <table:table-cell office:value-type="float" office:value="173.5">
            <text:p>173.5</text:p>
          </table:table-cell>
          <table:table-cell office:value-type="float" office:value="11.5">
            <text:p>11.5</text:p>
          </table:table-cell>
          <table:table-cell office:value-type="float" office:value="-0.5210727422928074">
            <text:p>-0.5210727422928074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4-12T14:00:00">
            <text:p>Tue Apr 12 14:00:00 2022</text:p>
          </table:table-cell>
          <table:table-cell office:value-type="float" office:value="172.5">
            <text:p>172.5</text:p>
          </table:table-cell>
          <table:table-cell office:value-type="float" office:value="9.6667">
            <text:p>9.6667</text:p>
          </table:table-cell>
          <table:table-cell office:value-type="float" office:value="-0.5691082572602898">
            <text:p>-0.569108257260289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2T15:00:00">
            <text:p>Tue Apr 12 15:00:00 2022</text:p>
          </table:table-cell>
          <table:table-cell office:value-type="float" office:value="173.0">
            <text:p>173.0</text:p>
          </table:table-cell>
          <table:table-cell office:value-type="float" office:value="6.8333">
            <text:p>6.8333</text:p>
          </table:table-cell>
          <table:table-cell office:value-type="float" office:value="-0.6127923423572191">
            <text:p>-0.6127923423572191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12T16:00:00">
            <text:p>Tue Apr 12 16:00:00 2022</text:p>
          </table:table-cell>
          <table:table-cell office:value-type="float" office:value="234.1667">
            <text:p>234.1667</text:p>
          </table:table-cell>
          <table:table-cell office:value-type="float" office:value="6.0">
            <text:p>6.0</text:p>
          </table:table-cell>
          <table:table-cell office:value-type="float" office:value="-0.597917274888809">
            <text:p>-0.597917274888809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4-12T17:00:00">
            <text:p>Tue Apr 12 17:00:00 2022</text:p>
          </table:table-cell>
          <table:table-cell office:value-type="float" office:value="147.3333">
            <text:p>147.3333</text:p>
          </table:table-cell>
          <table:table-cell office:value-type="float" office:value="5.5">
            <text:p>5.5</text:p>
          </table:table-cell>
          <table:table-cell office:value-type="float" office:value="-0.5912777388443787">
            <text:p>-0.591277738844378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2T18:00:00">
            <text:p>Tue Apr 12 18:00:00 2022</text:p>
          </table:table-cell>
          <table:table-cell office:value-type="float" office:value="201.6667">
            <text:p>201.6667</text:p>
          </table:table-cell>
          <table:table-cell office:value-type="float" office:value="6.0">
            <text:p>6.0</text:p>
          </table:table-cell>
          <table:table-cell office:value-type="float" office:value="-0.6218885530178668">
            <text:p>-0.621888553017866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4-12T19:00:00">
            <text:p>Tue Apr 12 19:00:00 2022</text:p>
          </table:table-cell>
          <table:table-cell office:value-type="float" office:value="185.3333">
            <text:p>185.3333</text:p>
          </table:table-cell>
          <table:table-cell office:value-type="float" office:value="5.1667">
            <text:p>5.1667</text:p>
          </table:table-cell>
          <table:table-cell office:value-type="float" office:value="-0.6457054636227842">
            <text:p>-0.6457054636227842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4-13T13:00:00">
            <text:p>Wed Apr 13 13:00:00 2022</text:p>
          </table:table-cell>
          <table:table-cell office:value-type="float" office:value="301.1667">
            <text:p>301.1667</text:p>
          </table:table-cell>
          <table:table-cell office:value-type="float" office:value="12.8333">
            <text:p>12.8333</text:p>
          </table:table-cell>
          <table:table-cell office:value-type="float" office:value="-0.39347833862233694">
            <text:p>-0.39347833862233694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3T14:00:00">
            <text:p>Wed Apr 13 14:00:00 2022</text:p>
          </table:table-cell>
          <table:table-cell office:value-type="float" office:value="206.6667">
            <text:p>206.6667</text:p>
          </table:table-cell>
          <table:table-cell office:value-type="float" office:value="11.0">
            <text:p>11.0</text:p>
          </table:table-cell>
          <table:table-cell office:value-type="float" office:value="-0.38365605217614734">
            <text:p>-0.3836560521761473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325.1667">
            <text:p>325.1667</text:p>
          </table:table-cell>
          <table:table-cell office:value-type="float" office:value="10.6667">
            <text:p>10.6667</text:p>
          </table:table-cell>
          <table:table-cell office:value-type="float" office:value="-0.34345487494949356">
            <text:p>-0.3434548749494935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350.0">
            <text:p>350.0</text:p>
          </table:table-cell>
          <table:table-cell office:value-type="float" office:value="10.1667">
            <text:p>10.1667</text:p>
          </table:table-cell>
          <table:table-cell office:value-type="float" office:value="-0.26461389475657593">
            <text:p>-0.2646138947565759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329.6667">
            <text:p>329.6667</text:p>
          </table:table-cell>
          <table:table-cell office:value-type="float" office:value="9.6667">
            <text:p>9.6667</text:p>
          </table:table-cell>
          <table:table-cell office:value-type="float" office:value="-0.18976763801203694">
            <text:p>-0.1897676380120369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339.0">
            <text:p>339.0</text:p>
          </table:table-cell>
          <table:table-cell office:value-type="float" office:value="7.8333">
            <text:p>7.8333</text:p>
          </table:table-cell>
          <table:table-cell office:value-type="float" office:value="-0.12869581076361933">
            <text:p>-0.128695810763619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4-13T19:00:00">
            <text:p>Wed Apr 13 19:00:00 2022</text:p>
          </table:table-cell>
          <table:table-cell office:value-type="float" office:value="340.8333">
            <text:p>340.8333</text:p>
          </table:table-cell>
          <table:table-cell office:value-type="float" office:value="7.1667">
            <text:p>7.1667</text:p>
          </table:table-cell>
          <table:table-cell office:value-type="float" office:value="-0.11039114275230225">
            <text:p>-0.1103911427523022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235.8333">
            <text:p>235.8333</text:p>
          </table:table-cell>
          <table:table-cell office:value-type="float" office:value="10.6667">
            <text:p>10.6667</text:p>
          </table:table-cell>
          <table:table-cell office:value-type="float" office:value="0.06862493669342218">
            <text:p>0.06862493669342218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135.1667">
            <text:p>135.1667</text:p>
          </table:table-cell>
          <table:table-cell office:value-type="float" office:value="7.5">
            <text:p>7.5</text:p>
          </table:table-cell>
          <table:table-cell office:value-type="float" office:value="0.04517309396584408">
            <text:p>0.04517309396584408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190.5">
            <text:p>190.5</text:p>
          </table:table-cell>
          <table:table-cell office:value-type="float" office:value="6.5">
            <text:p>6.5</text:p>
          </table:table-cell>
          <table:table-cell office:value-type="float" office:value="0.04393247701180198">
            <text:p>0.04393247701180198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235.5">
            <text:p>235.5</text:p>
          </table:table-cell>
          <table:table-cell office:value-type="float" office:value="4.6667">
            <text:p>4.6667</text:p>
          </table:table-cell>
          <table:table-cell office:value-type="float" office:value="0.055780010054464244">
            <text:p>0.055780010054464244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153.3333">
            <text:p>153.3333</text:p>
          </table:table-cell>
          <table:table-cell office:value-type="float" office:value="6.8333">
            <text:p>6.8333</text:p>
          </table:table-cell>
          <table:table-cell office:value-type="float" office:value="0.06431977316497707">
            <text:p>0.0643197731649770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322.5">
            <text:p>322.5</text:p>
          </table:table-cell>
          <table:table-cell office:value-type="float" office:value="5.8333">
            <text:p>5.8333</text:p>
          </table:table-cell>
          <table:table-cell office:value-type="float" office:value="0.07834560049407513">
            <text:p>0.0783456004940751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340.3333">
            <text:p>340.3333</text:p>
          </table:table-cell>
          <table:table-cell office:value-type="float" office:value="6.8333">
            <text:p>6.8333</text:p>
          </table:table-cell>
          <table:table-cell office:value-type="float" office:value="0.15762518068766368">
            <text:p>0.15762518068766368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328.3333">
            <text:p>328.3333</text:p>
          </table:table-cell>
          <table:table-cell office:value-type="float" office:value="2.1667">
            <text:p>2.1667</text:p>
          </table:table-cell>
          <table:table-cell office:value-type="float" office:value="0.16797228509640147">
            <text:p>0.1679722850964014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281.8333">
            <text:p>281.8333</text:p>
          </table:table-cell>
          <table:table-cell office:value-type="float" office:value="1.3333">
            <text:p>1.3333</text:p>
          </table:table-cell>
          <table:table-cell office:value-type="float" office:value="0.17228856257044392">
            <text:p>0.17228856257044392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105.1667">
            <text:p>105.1667</text:p>
          </table:table-cell>
          <table:table-cell office:value-type="float" office:value="4.8333">
            <text:p>4.8333</text:p>
          </table:table-cell>
          <table:table-cell office:value-type="float" office:value="0.1664496158036258">
            <text:p>0.1664496158036258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268.1667">
            <text:p>268.1667</text:p>
          </table:table-cell>
          <table:table-cell office:value-type="float" office:value="9.6667">
            <text:p>9.6667</text:p>
          </table:table-cell>
          <table:table-cell office:value-type="float" office:value="0.17912465910559536">
            <text:p>0.17912465910559536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230.0">
            <text:p>230.0</text:p>
          </table:table-cell>
          <table:table-cell office:value-type="float" office:value="13.0">
            <text:p>13.0</text:p>
          </table:table-cell>
          <table:table-cell office:value-type="float" office:value="0.20823764210692583">
            <text:p>0.2082376421069258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196.0">
            <text:p>196.0</text:p>
          </table:table-cell>
          <table:table-cell office:value-type="float" office:value="14.6667">
            <text:p>14.6667</text:p>
          </table:table-cell>
          <table:table-cell office:value-type="float" office:value="-0.34989085291935307">
            <text:p>-0.3498908529193530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198.5">
            <text:p>198.5</text:p>
          </table:table-cell>
          <table:table-cell office:value-type="float" office:value="17.0">
            <text:p>17.0</text:p>
          </table:table-cell>
          <table:table-cell office:value-type="float" office:value="-0.29910675433209893">
            <text:p>-0.2991067543320989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121.1667">
            <text:p>121.1667</text:p>
          </table:table-cell>
          <table:table-cell office:value-type="float" office:value="22.3333">
            <text:p>22.3333</text:p>
          </table:table-cell>
          <table:table-cell office:value-type="float" office:value="-0.2297256251926783">
            <text:p>-0.229725625192678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274.1667">
            <text:p>274.1667</text:p>
          </table:table-cell>
          <table:table-cell office:value-type="float" office:value="24.1667">
            <text:p>24.1667</text:p>
          </table:table-cell>
          <table:table-cell office:value-type="float" office:value="-0.1438068226827151">
            <text:p>-0.1438068226827151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196.5">
            <text:p>196.5</text:p>
          </table:table-cell>
          <table:table-cell office:value-type="float" office:value="25.0">
            <text:p>25.0</text:p>
          </table:table-cell>
          <table:table-cell office:value-type="float" office:value="-0.011024657994580333">
            <text:p>-0.011024657994580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194.8333">
            <text:p>194.8333</text:p>
          </table:table-cell>
          <table:table-cell office:value-type="float" office:value="25.8333">
            <text:p>25.8333</text:p>
          </table:table-cell>
          <table:table-cell office:value-type="float" office:value="0.11955676637505931">
            <text:p>0.11955676637505931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7T12:00:00">
            <text:p>Sun Apr 17 12:00:00 2022</text:p>
          </table:table-cell>
          <table:table-cell office:value-type="float" office:value="298.3333">
            <text:p>298.3333</text:p>
          </table:table-cell>
          <table:table-cell office:value-type="float" office:value="30.5">
            <text:p>30.5</text:p>
          </table:table-cell>
          <table:table-cell office:value-type="float" office:value="0.4972706506745655">
            <text:p>0.497270650674565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159.8333">
            <text:p>159.8333</text:p>
          </table:table-cell>
          <table:table-cell office:value-type="float" office:value="20.3333">
            <text:p>20.3333</text:p>
          </table:table-cell>
          <table:table-cell office:value-type="float" office:value="0.41692455333395934">
            <text:p>0.41692455333395934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161.3333">
            <text:p>161.3333</text:p>
          </table:table-cell>
          <table:table-cell office:value-type="float" office:value="15.8333">
            <text:p>15.8333</text:p>
          </table:table-cell>
          <table:table-cell office:value-type="float" office:value="0.38331585507474847">
            <text:p>0.3833158550747484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175.0">
            <text:p>175.0</text:p>
          </table:table-cell>
          <table:table-cell office:value-type="float" office:value="15.8333">
            <text:p>15.8333</text:p>
          </table:table-cell>
          <table:table-cell office:value-type="float" office:value="0.38844168722604555">
            <text:p>0.38844168722604555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264.1667">
            <text:p>264.1667</text:p>
          </table:table-cell>
          <table:table-cell office:value-type="float" office:value="16.8333">
            <text:p>16.8333</text:p>
          </table:table-cell>
          <table:table-cell office:value-type="float" office:value="0.40221548419150904">
            <text:p>0.40221548419150904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213.0">
            <text:p>213.0</text:p>
          </table:table-cell>
          <table:table-cell office:value-type="float" office:value="17.1667">
            <text:p>17.1667</text:p>
          </table:table-cell>
          <table:table-cell office:value-type="float" office:value="0.4094646804449637">
            <text:p>0.409464680444963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4-18T14:00:00">
            <text:p>Mon Apr 18 14:00:00 2022</text:p>
          </table:table-cell>
          <table:table-cell office:value-type="float" office:value="175.6667">
            <text:p>175.6667</text:p>
          </table:table-cell>
          <table:table-cell office:value-type="float" office:value="28.8333">
            <text:p>28.8333</text:p>
          </table:table-cell>
          <table:table-cell office:value-type="float" office:value="0.1142308482768926">
            <text:p>0.114230848276892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4-18T15:00:00">
            <text:p>Mon Apr 18 15:00:00 2022</text:p>
          </table:table-cell>
          <table:table-cell office:value-type="float" office:value="170.1667">
            <text:p>170.1667</text:p>
          </table:table-cell>
          <table:table-cell office:value-type="float" office:value="24.8333">
            <text:p>24.8333</text:p>
          </table:table-cell>
          <table:table-cell office:value-type="float" office:value="0.10960223718476893">
            <text:p>0.1096022371847689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8T16:00:00">
            <text:p>Mon Apr 18 16:00:00 2022</text:p>
          </table:table-cell>
          <table:table-cell office:value-type="float" office:value="178.0">
            <text:p>178.0</text:p>
          </table:table-cell>
          <table:table-cell office:value-type="float" office:value="22.8333">
            <text:p>22.8333</text:p>
          </table:table-cell>
          <table:table-cell office:value-type="float" office:value="0.11115708841634808">
            <text:p>0.11115708841634808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4-18T17:00:00">
            <text:p>Mon Apr 18 17:00:00 2022</text:p>
          </table:table-cell>
          <table:table-cell office:value-type="float" office:value="172.0">
            <text:p>172.0</text:p>
          </table:table-cell>
          <table:table-cell office:value-type="float" office:value="21.8333">
            <text:p>21.8333</text:p>
          </table:table-cell>
          <table:table-cell office:value-type="float" office:value="0.07824986324904676">
            <text:p>0.07824986324904676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4-18T18:00:00">
            <text:p>Mon Apr 18 18:00:00 2022</text:p>
          </table:table-cell>
          <table:table-cell office:value-type="float" office:value="175.5">
            <text:p>175.5</text:p>
          </table:table-cell>
          <table:table-cell office:value-type="float" office:value="21.8333">
            <text:p>21.8333</text:p>
          </table:table-cell>
          <table:table-cell office:value-type="float" office:value="0.001015175134070135">
            <text:p>0.00101517513407013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4-19T12:00:00">
            <text:p>Tue Apr 19 12:00:00 2022</text:p>
          </table:table-cell>
          <table:table-cell office:value-type="float" office:value="168.0">
            <text:p>168.0</text:p>
          </table:table-cell>
          <table:table-cell office:value-type="float" office:value="16.1667">
            <text:p>16.1667</text:p>
          </table:table-cell>
          <table:table-cell office:value-type="float" office:value="-0.07304525736260922">
            <text:p>-0.0730452573626092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9T13:00:00">
            <text:p>Tue Apr 19 13:00:00 2022</text:p>
          </table:table-cell>
          <table:table-cell office:value-type="float" office:value="174.3333">
            <text:p>174.3333</text:p>
          </table:table-cell>
          <table:table-cell office:value-type="float" office:value="17.5">
            <text:p>17.5</text:p>
          </table:table-cell>
          <table:table-cell office:value-type="float" office:value="-0.17332131249322535">
            <text:p>-0.1733213124932253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4-19T14:00:00">
            <text:p>Tue Apr 19 14:00:00 2022</text:p>
          </table:table-cell>
          <table:table-cell office:value-type="float" office:value="173.8333">
            <text:p>173.8333</text:p>
          </table:table-cell>
          <table:table-cell office:value-type="float" office:value="15.6667">
            <text:p>15.6667</text:p>
          </table:table-cell>
          <table:table-cell office:value-type="float" office:value="-0.19329967296943557">
            <text:p>-0.1932996729694355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9T15:00:00">
            <text:p>Tue Apr 19 15:00:00 2022</text:p>
          </table:table-cell>
          <table:table-cell office:value-type="float" office:value="199.6667">
            <text:p>199.6667</text:p>
          </table:table-cell>
          <table:table-cell office:value-type="float" office:value="16.6667">
            <text:p>16.6667</text:p>
          </table:table-cell>
          <table:table-cell office:value-type="float" office:value="-0.18923342207439076">
            <text:p>-0.18923342207439076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19T16:00:00">
            <text:p>Tue Apr 19 16:00:00 2022</text:p>
          </table:table-cell>
          <table:table-cell office:value-type="float" office:value="191.0">
            <text:p>191.0</text:p>
          </table:table-cell>
          <table:table-cell office:value-type="float" office:value="18.3333">
            <text:p>18.3333</text:p>
          </table:table-cell>
          <table:table-cell office:value-type="float" office:value="-0.23087135815767826">
            <text:p>-0.23087135815767826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4-20T17:00:00">
            <text:p>Wed Apr 20 17:00:00 2022</text:p>
          </table:table-cell>
          <table:table-cell office:value-type="float" office:value="337.0">
            <text:p>337.0</text:p>
          </table:table-cell>
          <table:table-cell office:value-type="float" office:value="13.8333">
            <text:p>13.8333</text:p>
          </table:table-cell>
          <table:table-cell office:value-type="float" office:value="-0.8362026367002438">
            <text:p>-0.8362026367002438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4-20T18:00:00">
            <text:p>Wed Apr 20 18:00:00 2022</text:p>
          </table:table-cell>
          <table:table-cell office:value-type="float" office:value="334.3333">
            <text:p>334.3333</text:p>
          </table:table-cell>
          <table:table-cell office:value-type="float" office:value="12.5">
            <text:p>12.5</text:p>
          </table:table-cell>
          <table:table-cell office:value-type="float" office:value="-0.8349562623852804">
            <text:p>-0.8349562623852804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4-20T19:00:00">
            <text:p>Wed Apr 20 19:00:00 2022</text:p>
          </table:table-cell>
          <table:table-cell office:value-type="float" office:value="340.3333">
            <text:p>340.3333</text:p>
          </table:table-cell>
          <table:table-cell office:value-type="float" office:value="12.6667">
            <text:p>12.6667</text:p>
          </table:table-cell>
          <table:table-cell office:value-type="float" office:value="-0.853750906985798">
            <text:p>-0.853750906985798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20T20:00:00">
            <text:p>Wed Apr 20 20:00:00 2022</text:p>
          </table:table-cell>
          <table:table-cell office:value-type="float" office:value="290.0">
            <text:p>290.0</text:p>
          </table:table-cell>
          <table:table-cell office:value-type="float" office:value="9.6667">
            <text:p>9.6667</text:p>
          </table:table-cell>
          <table:table-cell office:value-type="float" office:value="-0.9110076173853651">
            <text:p>-0.9110076173853651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20T21:00:00">
            <text:p>Wed Apr 20 21:00:00 2022</text:p>
          </table:table-cell>
          <table:table-cell office:value-type="float" office:value="344.0">
            <text:p>344.0</text:p>
          </table:table-cell>
          <table:table-cell office:value-type="float" office:value="7.8333">
            <text:p>7.8333</text:p>
          </table:table-cell>
          <table:table-cell office:value-type="float" office:value="-1.036597319587945">
            <text:p>-1.03659731958794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4-20T22:00:00">
            <text:p>Wed Apr 20 22:00:00 2022</text:p>
          </table:table-cell>
          <table:table-cell office:value-type="float" office:value="338.3333">
            <text:p>338.3333</text:p>
          </table:table-cell>
          <table:table-cell office:value-type="float" office:value="7.0">
            <text:p>7.0</text:p>
          </table:table-cell>
          <table:table-cell office:value-type="float" office:value="-0.821779554624654">
            <text:p>-0.821779554624654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4-21T13:00:00">
            <text:p>Thu Apr 21 13:00:00 2022</text:p>
          </table:table-cell>
          <table:table-cell office:value-type="float" office:value="188.6667">
            <text:p>188.6667</text:p>
          </table:table-cell>
          <table:table-cell office:value-type="float" office:value="44.6667">
            <text:p>44.6667</text:p>
          </table:table-cell>
          <table:table-cell office:value-type="float" office:value="-1.2829144950434523">
            <text:p>-1.282914495043452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04-21T14:00:00">
            <text:p>Thu Apr 21 14:00:00 2022</text:p>
          </table:table-cell>
          <table:table-cell office:value-type="float" office:value="174.3333">
            <text:p>174.3333</text:p>
          </table:table-cell>
          <table:table-cell office:value-type="float" office:value="34.3333">
            <text:p>34.3333</text:p>
          </table:table-cell>
          <table:table-cell office:value-type="float" office:value="-1.292700186765316">
            <text:p>-1.29270018676531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1T15:00:00">
            <text:p>Thu Apr 21 15:00:00 2022</text:p>
          </table:table-cell>
          <table:table-cell office:value-type="float" office:value="145.3333">
            <text:p>145.3333</text:p>
          </table:table-cell>
          <table:table-cell office:value-type="float" office:value="25.0">
            <text:p>25.0</text:p>
          </table:table-cell>
          <table:table-cell office:value-type="float" office:value="-1.2756964192359084">
            <text:p>-1.2756964192359084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4-21T16:00:00">
            <text:p>Thu Apr 21 16:00:00 2022</text:p>
          </table:table-cell>
          <table:table-cell office:value-type="float" office:value="179.5">
            <text:p>179.5</text:p>
          </table:table-cell>
          <table:table-cell office:value-type="float" office:value="18.5">
            <text:p>18.5</text:p>
          </table:table-cell>
          <table:table-cell office:value-type="float" office:value="-1.273525254875605">
            <text:p>-1.27352525487560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21T17:00:00">
            <text:p>Thu Apr 21 17:00:00 2022</text:p>
          </table:table-cell>
          <table:table-cell office:value-type="float" office:value="221.8333">
            <text:p>221.8333</text:p>
          </table:table-cell>
          <table:table-cell office:value-type="float" office:value="15.1667">
            <text:p>15.1667</text:p>
          </table:table-cell>
          <table:table-cell office:value-type="float" office:value="-1.2739677554351827">
            <text:p>-1.273967755435182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4-21T18:00:00">
            <text:p>Thu Apr 21 18:00:00 2022</text:p>
          </table:table-cell>
          <table:table-cell office:value-type="float" office:value="284.5">
            <text:p>284.5</text:p>
          </table:table-cell>
          <table:table-cell office:value-type="float" office:value="18.6667">
            <text:p>18.6667</text:p>
          </table:table-cell>
          <table:table-cell office:value-type="float" office:value="-1.2760790983523087">
            <text:p>-1.276079098352308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4-22T14:00:00">
            <text:p>Fri Apr 22 14:00:00 2022</text:p>
          </table:table-cell>
          <table:table-cell office:value-type="float" office:value="178.3333">
            <text:p>178.3333</text:p>
          </table:table-cell>
          <table:table-cell office:value-type="float" office:value="14.6667">
            <text:p>14.6667</text:p>
          </table:table-cell>
          <table:table-cell office:value-type="float" office:value="-1.4563842286079933">
            <text:p>-1.45638422860799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4-22T15:00:00">
            <text:p>Fri Apr 22 15:00:00 2022</text:p>
          </table:table-cell>
          <table:table-cell office:value-type="float" office:value="181.6667">
            <text:p>181.6667</text:p>
          </table:table-cell>
          <table:table-cell office:value-type="float" office:value="11.8333">
            <text:p>11.8333</text:p>
          </table:table-cell>
          <table:table-cell office:value-type="float" office:value="-1.601019854965922">
            <text:p>-1.601019854965922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2T16:00:00">
            <text:p>Fri Apr 22 16:00:00 2022</text:p>
          </table:table-cell>
          <table:table-cell office:value-type="float" office:value="182.3333">
            <text:p>182.3333</text:p>
          </table:table-cell>
          <table:table-cell office:value-type="float" office:value="9.8333">
            <text:p>9.8333</text:p>
          </table:table-cell>
          <table:table-cell office:value-type="float" office:value="-1.779023615486544">
            <text:p>-1.779023615486544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4-22T17:00:00">
            <text:p>Fri Apr 22 17:00:00 2022</text:p>
          </table:table-cell>
          <table:table-cell office:value-type="float" office:value="171.6667">
            <text:p>171.6667</text:p>
          </table:table-cell>
          <table:table-cell office:value-type="float" office:value="8.5">
            <text:p>8.5</text:p>
          </table:table-cell>
          <table:table-cell office:value-type="float" office:value="-1.8242171426602976">
            <text:p>-1.8242171426602976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4-22T18:00:00">
            <text:p>Fri Apr 22 18:00:00 2022</text:p>
          </table:table-cell>
          <table:table-cell office:value-type="float" office:value="176.5">
            <text:p>176.5</text:p>
          </table:table-cell>
          <table:table-cell office:value-type="float" office:value="8.0">
            <text:p>8.0</text:p>
          </table:table-cell>
          <table:table-cell office:value-type="float" office:value="-1.8377646960494287">
            <text:p>-1.837764696049428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4-22T19:00:00">
            <text:p>Fri Apr 22 19:00:00 2022</text:p>
          </table:table-cell>
          <table:table-cell office:value-type="float" office:value="174.8333">
            <text:p>174.8333</text:p>
          </table:table-cell>
          <table:table-cell office:value-type="float" office:value="7.6667">
            <text:p>7.6667</text:p>
          </table:table-cell>
          <table:table-cell office:value-type="float" office:value="-1.7970075365785985">
            <text:p>-1.797007536578598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4-23T15:00:00">
            <text:p>Sat Apr 23 15:00:00 2022</text:p>
          </table:table-cell>
          <table:table-cell office:value-type="float" office:value="179.1667">
            <text:p>179.1667</text:p>
          </table:table-cell>
          <table:table-cell office:value-type="float" office:value="6.6667">
            <text:p>6.6667</text:p>
          </table:table-cell>
          <table:table-cell office:value-type="float" office:value="-1.1013168141276661">
            <text:p>-1.1013168141276661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4-23T16:00:00">
            <text:p>Sat Apr 23 16:00:00 2022</text:p>
          </table:table-cell>
          <table:table-cell office:value-type="float" office:value="145.6667">
            <text:p>145.6667</text:p>
          </table:table-cell>
          <table:table-cell office:value-type="float" office:value="7.6667">
            <text:p>7.6667</text:p>
          </table:table-cell>
          <table:table-cell office:value-type="float" office:value="-1.050659039472811">
            <text:p>-1.050659039472811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4-23T17:00:00">
            <text:p>Sat Apr 23 17:00:00 2022</text:p>
          </table:table-cell>
          <table:table-cell office:value-type="float" office:value="173.8333">
            <text:p>173.8333</text:p>
          </table:table-cell>
          <table:table-cell office:value-type="float" office:value="6.1667">
            <text:p>6.1667</text:p>
          </table:table-cell>
          <table:table-cell office:value-type="float" office:value="-1.0101477115730797">
            <text:p>-1.010147711573079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4-23T18:00:00">
            <text:p>Sat Apr 23 18:00:00 2022</text:p>
          </table:table-cell>
          <table:table-cell office:value-type="float" office:value="178.8333">
            <text:p>178.8333</text:p>
          </table:table-cell>
          <table:table-cell office:value-type="float" office:value="4.3333">
            <text:p>4.3333</text:p>
          </table:table-cell>
          <table:table-cell office:value-type="float" office:value="-0.9105550713926813">
            <text:p>-0.910555071392681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4-23T19:00:00">
            <text:p>Sat Apr 23 19:00:00 2022</text:p>
          </table:table-cell>
          <table:table-cell office:value-type="float" office:value="335.3333">
            <text:p>335.3333</text:p>
          </table:table-cell>
          <table:table-cell office:value-type="float" office:value="6.8333">
            <text:p>6.8333</text:p>
          </table:table-cell>
          <table:table-cell office:value-type="float" office:value="-0.7034381959955214">
            <text:p>-0.703438195995521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4-24T11:00:00">
            <text:p>Sun Apr 24 11:00:00 2022</text:p>
          </table:table-cell>
          <table:table-cell office:value-type="float" office:value="325.8333">
            <text:p>325.8333</text:p>
          </table:table-cell>
          <table:table-cell office:value-type="float" office:value="9.1667">
            <text:p>9.1667</text:p>
          </table:table-cell>
          <table:table-cell office:value-type="float" office:value="-0.49975159034367533">
            <text:p>-0.499751590343675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4-24T12:00:00">
            <text:p>Sun Apr 24 12:00:00 2022</text:p>
          </table:table-cell>
          <table:table-cell office:value-type="float" office:value="127.0">
            <text:p>127.0</text:p>
          </table:table-cell>
          <table:table-cell office:value-type="float" office:value="8.0">
            <text:p>8.0</text:p>
          </table:table-cell>
          <table:table-cell office:value-type="float" office:value="-0.5259293646352106">
            <text:p>-0.5259293646352106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24T13:00:00">
            <text:p>Sun Apr 24 13:00:00 2022</text:p>
          </table:table-cell>
          <table:table-cell office:value-type="float" office:value="237.1667">
            <text:p>237.1667</text:p>
          </table:table-cell>
          <table:table-cell office:value-type="float" office:value="10.6667">
            <text:p>10.6667</text:p>
          </table:table-cell>
          <table:table-cell office:value-type="float" office:value="-0.6012536098581401">
            <text:p>-0.6012536098581401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24T14:00:00">
            <text:p>Sun Apr 24 14:00:00 2022</text:p>
          </table:table-cell>
          <table:table-cell office:value-type="float" office:value="131.0">
            <text:p>131.0</text:p>
          </table:table-cell>
          <table:table-cell office:value-type="float" office:value="8.6667">
            <text:p>8.6667</text:p>
          </table:table-cell>
          <table:table-cell office:value-type="float" office:value="-0.6054591773651863">
            <text:p>-0.605459177365186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24T15:00:00">
            <text:p>Sun Apr 24 15:00:00 2022</text:p>
          </table:table-cell>
          <table:table-cell office:value-type="float" office:value="223.5">
            <text:p>223.5</text:p>
          </table:table-cell>
          <table:table-cell office:value-type="float" office:value="8.5">
            <text:p>8.5</text:p>
          </table:table-cell>
          <table:table-cell office:value-type="float" office:value="-0.49021151602604107">
            <text:p>-0.4902115160260410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4-24T16:00:00">
            <text:p>Sun Apr 24 16:00:00 2022</text:p>
          </table:table-cell>
          <table:table-cell office:value-type="float" office:value="189.6667">
            <text:p>189.6667</text:p>
          </table:table-cell>
          <table:table-cell office:value-type="float" office:value="8.0">
            <text:p>8.0</text:p>
          </table:table-cell>
          <table:table-cell office:value-type="float" office:value="-0.28477902224502244">
            <text:p>-0.28477902224502244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4-25T13:00:00">
            <text:p>Mon Apr 25 13:00:00 2022</text:p>
          </table:table-cell>
          <table:table-cell office:value-type="float" office:value="189.5">
            <text:p>189.5</text:p>
          </table:table-cell>
          <table:table-cell office:value-type="float" office:value="22.8333">
            <text:p>22.8333</text:p>
          </table:table-cell>
          <table:table-cell office:value-type="float" office:value="0.2307631921192632">
            <text:p>0.2307631921192632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4-25T14:00:00">
            <text:p>Mon Apr 25 14:00:00 2022</text:p>
          </table:table-cell>
          <table:table-cell office:value-type="float" office:value="322.3333">
            <text:p>322.3333</text:p>
          </table:table-cell>
          <table:table-cell office:value-type="float" office:value="16.0">
            <text:p>16.0</text:p>
          </table:table-cell>
          <table:table-cell office:value-type="float" office:value="0.2554978886355907">
            <text:p>0.255497888635590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4-25T15:00:00">
            <text:p>Mon Apr 25 15:00:00 2022</text:p>
          </table:table-cell>
          <table:table-cell office:value-type="float" office:value="180.1667">
            <text:p>180.1667</text:p>
          </table:table-cell>
          <table:table-cell office:value-type="float" office:value="13.5">
            <text:p>13.5</text:p>
          </table:table-cell>
          <table:table-cell office:value-type="float" office:value="0.2608647595563539">
            <text:p>0.2608647595563539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25T16:00:00">
            <text:p>Mon Apr 25 16:00:00 2022</text:p>
          </table:table-cell>
          <table:table-cell office:value-type="float" office:value="212.6667">
            <text:p>212.6667</text:p>
          </table:table-cell>
          <table:table-cell office:value-type="float" office:value="11.6667">
            <text:p>11.6667</text:p>
          </table:table-cell>
          <table:table-cell office:value-type="float" office:value="0.30676464954376903">
            <text:p>0.3067646495437690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2-04-25T17:00:00">
            <text:p>Mon Apr 25 17:00:00 2022</text:p>
          </table:table-cell>
          <table:table-cell office:value-type="float" office:value="209.3333">
            <text:p>209.3333</text:p>
          </table:table-cell>
          <table:table-cell office:value-type="float" office:value="13.5">
            <text:p>13.5</text:p>
          </table:table-cell>
          <table:table-cell office:value-type="float" office:value="0.35277287244421834">
            <text:p>0.35277287244421834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4-26T14:00:00">
            <text:p>Tue Apr 26 14:00:00 2022</text:p>
          </table:table-cell>
          <table:table-cell office:value-type="float" office:value="241.0">
            <text:p>241.0</text:p>
          </table:table-cell>
          <table:table-cell office:value-type="float" office:value="32.0">
            <text:p>32.0</text:p>
          </table:table-cell>
          <table:table-cell office:value-type="float" office:value="0.004155642737372918">
            <text:p>0.004155642737372918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26T15:00:00">
            <text:p>Tue Apr 26 15:00:00 2022</text:p>
          </table:table-cell>
          <table:table-cell office:value-type="float" office:value="228.8333">
            <text:p>228.8333</text:p>
          </table:table-cell>
          <table:table-cell office:value-type="float" office:value="21.1667">
            <text:p>21.1667</text:p>
          </table:table-cell>
          <table:table-cell office:value-type="float" office:value="0.004995342379400647">
            <text:p>0.00499534237940064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4-26T16:00:00">
            <text:p>Tue Apr 26 16:00:00 2022</text:p>
          </table:table-cell>
          <table:table-cell office:value-type="float" office:value="186.1667">
            <text:p>186.1667</text:p>
          </table:table-cell>
          <table:table-cell office:value-type="float" office:value="18.1667">
            <text:p>18.1667</text:p>
          </table:table-cell>
          <table:table-cell office:value-type="float" office:value="-0.01450401654752982">
            <text:p>-0.01450401654752982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4-26T17:00:00">
            <text:p>Tue Apr 26 17:00:00 2022</text:p>
          </table:table-cell>
          <table:table-cell office:value-type="float" office:value="181.5">
            <text:p>181.5</text:p>
          </table:table-cell>
          <table:table-cell office:value-type="float" office:value="22.3333">
            <text:p>22.3333</text:p>
          </table:table-cell>
          <table:table-cell office:value-type="float" office:value="-0.05283905688139526">
            <text:p>-0.05283905688139526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4-26T18:00:00">
            <text:p>Tue Apr 26 18:00:00 2022</text:p>
          </table:table-cell>
          <table:table-cell office:value-type="float" office:value="184.8333">
            <text:p>184.8333</text:p>
          </table:table-cell>
          <table:table-cell office:value-type="float" office:value="21.1667">
            <text:p>21.1667</text:p>
          </table:table-cell>
          <table:table-cell office:value-type="float" office:value="-0.07942490033043738">
            <text:p>-0.07942490033043738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27T13:00:00">
            <text:p>Wed Apr 27 13:00:00 2022</text:p>
          </table:table-cell>
          <table:table-cell office:value-type="float" office:value="236.3333">
            <text:p>236.3333</text:p>
          </table:table-cell>
          <table:table-cell office:value-type="float" office:value="31.0">
            <text:p>31.0</text:p>
          </table:table-cell>
          <table:table-cell office:value-type="float" office:value="0.5240692624551863">
            <text:p>0.524069262455186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4-27T14:00:00">
            <text:p>Wed Apr 27 14:00:00 2022</text:p>
          </table:table-cell>
          <table:table-cell office:value-type="float" office:value="166.6667">
            <text:p>166.6667</text:p>
          </table:table-cell>
          <table:table-cell office:value-type="float" office:value="30.5">
            <text:p>30.5</text:p>
          </table:table-cell>
          <table:table-cell office:value-type="float" office:value="0.5913768315878183">
            <text:p>0.591376831587818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4-27T15:00:00">
            <text:p>Wed Apr 27 15:00:00 2022</text:p>
          </table:table-cell>
          <table:table-cell office:value-type="float" office:value="186.8333">
            <text:p>186.8333</text:p>
          </table:table-cell>
          <table:table-cell office:value-type="float" office:value="20.3333">
            <text:p>20.3333</text:p>
          </table:table-cell>
          <table:table-cell office:value-type="float" office:value="0.608232070798993">
            <text:p>0.60823207079899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4-27T16:00:00">
            <text:p>Wed Apr 27 16:00:00 2022</text:p>
          </table:table-cell>
          <table:table-cell office:value-type="float" office:value="204.8333">
            <text:p>204.8333</text:p>
          </table:table-cell>
          <table:table-cell office:value-type="float" office:value="13.6667">
            <text:p>13.6667</text:p>
          </table:table-cell>
          <table:table-cell office:value-type="float" office:value="0.6123963355153053">
            <text:p>0.612396335515305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4-27T17:00:00">
            <text:p>Wed Apr 27 17:00:00 2022</text:p>
          </table:table-cell>
          <table:table-cell office:value-type="float" office:value="193.5">
            <text:p>193.5</text:p>
          </table:table-cell>
          <table:table-cell office:value-type="float" office:value="15.8333">
            <text:p>15.8333</text:p>
          </table:table-cell>
          <table:table-cell office:value-type="float" office:value="0.5978533413772216">
            <text:p>0.597853341377221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4-27T18:00:00">
            <text:p>Wed Apr 27 18:00:00 2022</text:p>
          </table:table-cell>
          <table:table-cell office:value-type="float" office:value="178.8333">
            <text:p>178.8333</text:p>
          </table:table-cell>
          <table:table-cell office:value-type="float" office:value="26.5">
            <text:p>26.5</text:p>
          </table:table-cell>
          <table:table-cell office:value-type="float" office:value="0.5863063486557726">
            <text:p>0.5863063486557726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4-28T13:00:00">
            <text:p>Thu Apr 28 13:00:00 2022</text:p>
          </table:table-cell>
          <table:table-cell office:value-type="float" office:value="203.5">
            <text:p>203.5</text:p>
          </table:table-cell>
          <table:table-cell office:value-type="float" office:value="25.8333">
            <text:p>25.8333</text:p>
          </table:table-cell>
          <table:table-cell office:value-type="float" office:value="-0.3529681224078813">
            <text:p>-0.352968122407881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4-28T14:00:00">
            <text:p>Thu Apr 28 14:00:00 2022</text:p>
          </table:table-cell>
          <table:table-cell office:value-type="float" office:value="165.8333">
            <text:p>165.8333</text:p>
          </table:table-cell>
          <table:table-cell office:value-type="float" office:value="26.1667">
            <text:p>26.1667</text:p>
          </table:table-cell>
          <table:table-cell office:value-type="float" office:value="-0.35840476110019664">
            <text:p>-0.3584047611001966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4-28T15:00:00">
            <text:p>Thu Apr 28 15:00:00 2022</text:p>
          </table:table-cell>
          <table:table-cell office:value-type="float" office:value="302.6667">
            <text:p>302.6667</text:p>
          </table:table-cell>
          <table:table-cell office:value-type="float" office:value="20.0">
            <text:p>20.0</text:p>
          </table:table-cell>
          <table:table-cell office:value-type="float" office:value="-0.3410200342253177">
            <text:p>-0.341020034225317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28T16:00:00">
            <text:p>Thu Apr 28 16:00:00 2022</text:p>
          </table:table-cell>
          <table:table-cell office:value-type="float" office:value="288.3333">
            <text:p>288.3333</text:p>
          </table:table-cell>
          <table:table-cell office:value-type="float" office:value="15.1667">
            <text:p>15.1667</text:p>
          </table:table-cell>
          <table:table-cell office:value-type="float" office:value="-0.30741293945867193">
            <text:p>-0.3074129394586719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4-28T17:00:00">
            <text:p>Thu Apr 28 17:00:00 2022</text:p>
          </table:table-cell>
          <table:table-cell office:value-type="float" office:value="349.3333">
            <text:p>349.3333</text:p>
          </table:table-cell>
          <table:table-cell office:value-type="float" office:value="10.3333">
            <text:p>10.3333</text:p>
          </table:table-cell>
          <table:table-cell office:value-type="float" office:value="-0.2714135547681193">
            <text:p>-0.271413554768119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04-28T18:00:00">
            <text:p>Thu Apr 28 18:00:00 2022</text:p>
          </table:table-cell>
          <table:table-cell office:value-type="float" office:value="347.0">
            <text:p>347.0</text:p>
          </table:table-cell>
          <table:table-cell office:value-type="float" office:value="6.6667">
            <text:p>6.6667</text:p>
          </table:table-cell>
          <table:table-cell office:value-type="float" office:value="-0.2725028459273261">
            <text:p>-0.2725028459273261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4-29T13:00:00">
            <text:p>Fri Apr 29 13:00:00 2022</text:p>
          </table:table-cell>
          <table:table-cell office:value-type="float" office:value="330.8333">
            <text:p>330.8333</text:p>
          </table:table-cell>
          <table:table-cell office:value-type="float" office:value="13.6667">
            <text:p>13.6667</text:p>
          </table:table-cell>
          <table:table-cell office:value-type="float" office:value="0.018400524229837168">
            <text:p>0.018400524229837168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4-29T14:00:00">
            <text:p>Fri Apr 29 14:00:00 2022</text:p>
          </table:table-cell>
          <table:table-cell office:value-type="float" office:value="210.3333">
            <text:p>210.3333</text:p>
          </table:table-cell>
          <table:table-cell office:value-type="float" office:value="10.5">
            <text:p>10.5</text:p>
          </table:table-cell>
          <table:table-cell office:value-type="float" office:value="-0.0003766868479480144">
            <text:p>-0.0003766868479480144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4-29T15:00:00">
            <text:p>Fri Apr 29 15:00:00 2022</text:p>
          </table:table-cell>
          <table:table-cell office:value-type="float" office:value="144.6667">
            <text:p>144.6667</text:p>
          </table:table-cell>
          <table:table-cell office:value-type="float" office:value="10.8333">
            <text:p>10.8333</text:p>
          </table:table-cell>
          <table:table-cell office:value-type="float" office:value="-0.0027589612366889834">
            <text:p>-0.0027589612366889834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29T16:00:00">
            <text:p>Fri Apr 29 16:00:00 2022</text:p>
          </table:table-cell>
          <table:table-cell office:value-type="float" office:value="130.8333">
            <text:p>130.8333</text:p>
          </table:table-cell>
          <table:table-cell office:value-type="float" office:value="11.0">
            <text:p>11.0</text:p>
          </table:table-cell>
          <table:table-cell office:value-type="float" office:value="-0.031071651455302617">
            <text:p>-0.03107165145530261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4-29T17:00:00">
            <text:p>Fri Apr 29 17:00:00 2022</text:p>
          </table:table-cell>
          <table:table-cell office:value-type="float" office:value="233.1667">
            <text:p>233.1667</text:p>
          </table:table-cell>
          <table:table-cell office:value-type="float" office:value="11.3333">
            <text:p>11.3333</text:p>
          </table:table-cell>
          <table:table-cell office:value-type="float" office:value="-0.11681033259103737">
            <text:p>-0.1168103325910373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4-30T14:00:00">
            <text:p>Sat Apr 30 14:00:00 2022</text:p>
          </table:table-cell>
          <table:table-cell office:value-type="float" office:value="218.5">
            <text:p>218.5</text:p>
          </table:table-cell>
          <table:table-cell office:value-type="float" office:value="11.6667">
            <text:p>11.6667</text:p>
          </table:table-cell>
          <table:table-cell office:value-type="float" office:value="-0.7459518074625184">
            <text:p>-0.7459518074625184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30T15:00:00">
            <text:p>Sat Apr 30 15:00:00 2022</text:p>
          </table:table-cell>
          <table:table-cell office:value-type="float" office:value="251.3333">
            <text:p>251.3333</text:p>
          </table:table-cell>
          <table:table-cell office:value-type="float" office:value="11.8333">
            <text:p>11.8333</text:p>
          </table:table-cell>
          <table:table-cell office:value-type="float" office:value="-0.6310506733789779">
            <text:p>-0.6310506733789779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4-30T16:00:00">
            <text:p>Sat Apr 30 16:00:00 2022</text:p>
          </table:table-cell>
          <table:table-cell office:value-type="float" office:value="192.6667">
            <text:p>192.6667</text:p>
          </table:table-cell>
          <table:table-cell office:value-type="float" office:value="9.3333">
            <text:p>9.3333</text:p>
          </table:table-cell>
          <table:table-cell office:value-type="float" office:value="-0.39933754724115994">
            <text:p>-0.39933754724115994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4-30T17:00:00">
            <text:p>Sat Apr 30 17:00:00 2022</text:p>
          </table:table-cell>
          <table:table-cell office:value-type="float" office:value="257.3333">
            <text:p>257.3333</text:p>
          </table:table-cell>
          <table:table-cell office:value-type="float" office:value="10.5">
            <text:p>10.5</text:p>
          </table:table-cell>
          <table:table-cell office:value-type="float" office:value="-0.2584989684914475">
            <text:p>-0.258498968491447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4-30T18:00:00">
            <text:p>Sat Apr 30 18:00:00 2022</text:p>
          </table:table-cell>
          <table:table-cell office:value-type="float" office:value="209.5">
            <text:p>209.5</text:p>
          </table:table-cell>
          <table:table-cell office:value-type="float" office:value="12.6667">
            <text:p>12.6667</text:p>
          </table:table-cell>
          <table:table-cell office:value-type="float" office:value="-0.2041357051210017">
            <text:p>-0.204135705121001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5-01T12:00:00">
            <text:p>Sun May  1 12:00:00 2022</text:p>
          </table:table-cell>
          <table:table-cell office:value-type="float" office:value="209.1667">
            <text:p>209.1667</text:p>
          </table:table-cell>
          <table:table-cell office:value-type="float" office:value="19.6667">
            <text:p>19.6667</text:p>
          </table:table-cell>
          <table:table-cell office:value-type="float" office:value="0.17137738689914273">
            <text:p>0.1713773868991427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5-01T13:00:00">
            <text:p>Sun May  1 13:00:00 2022</text:p>
          </table:table-cell>
          <table:table-cell office:value-type="float" office:value="168.0">
            <text:p>168.0</text:p>
          </table:table-cell>
          <table:table-cell office:value-type="float" office:value="21.6667">
            <text:p>21.6667</text:p>
          </table:table-cell>
          <table:table-cell office:value-type="float" office:value="0.19589015262808057">
            <text:p>0.1958901526280805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5-01T14:00:00">
            <text:p>Sun May  1 14:00:00 2022</text:p>
          </table:table-cell>
          <table:table-cell office:value-type="float" office:value="164.5">
            <text:p>164.5</text:p>
          </table:table-cell>
          <table:table-cell office:value-type="float" office:value="23.1667">
            <text:p>23.1667</text:p>
          </table:table-cell>
          <table:table-cell office:value-type="float" office:value="0.18687399243315628">
            <text:p>0.18687399243315628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1T15:00:00">
            <text:p>Sun May  1 15:00:00 2022</text:p>
          </table:table-cell>
          <table:table-cell office:value-type="float" office:value="222.0">
            <text:p>222.0</text:p>
          </table:table-cell>
          <table:table-cell office:value-type="float" office:value="22.6667">
            <text:p>22.6667</text:p>
          </table:table-cell>
          <table:table-cell office:value-type="float" office:value="0.18687399243315628">
            <text:p>0.18687399243315628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2-05-01T16:00:00">
            <text:p>Sun May  1 16:00:00 2022</text:p>
          </table:table-cell>
          <table:table-cell office:value-type="float" office:value="166.3333">
            <text:p>166.3333</text:p>
          </table:table-cell>
          <table:table-cell office:value-type="float" office:value="21.1667">
            <text:p>21.1667</text:p>
          </table:table-cell>
          <table:table-cell office:value-type="float" office:value="0.13834463741751232">
            <text:p>0.13834463741751232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01T17:00:00">
            <text:p>Sun May  1 17:00:00 2022</text:p>
          </table:table-cell>
          <table:table-cell office:value-type="float" office:value="185.6667">
            <text:p>185.6667</text:p>
          </table:table-cell>
          <table:table-cell office:value-type="float" office:value="22.3333">
            <text:p>22.3333</text:p>
          </table:table-cell>
          <table:table-cell office:value-type="float" office:value="0.0650126711247307">
            <text:p>0.065012671124730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01T18:00:00">
            <text:p>Sun May  1 18:00:00 2022</text:p>
          </table:table-cell>
          <table:table-cell office:value-type="float" office:value="277.5">
            <text:p>277.5</text:p>
          </table:table-cell>
          <table:table-cell office:value-type="float" office:value="25.6667">
            <text:p>25.6667</text:p>
          </table:table-cell>
          <table:table-cell office:value-type="float" office:value="0.0031899342264164704">
            <text:p>0.0031899342264164704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5-02T12:00:00">
            <text:p>Mon May  2 12:00:00 2022</text:p>
          </table:table-cell>
          <table:table-cell office:value-type="float" office:value="289.5">
            <text:p>289.5</text:p>
          </table:table-cell>
          <table:table-cell office:value-type="float" office:value="16.5">
            <text:p>16.5</text:p>
          </table:table-cell>
          <table:table-cell office:value-type="float" office:value="0.14111808917502602">
            <text:p>0.14111808917502602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02T13:00:00">
            <text:p>Mon May  2 13:00:00 2022</text:p>
          </table:table-cell>
          <table:table-cell office:value-type="float" office:value="153.6667">
            <text:p>153.6667</text:p>
          </table:table-cell>
          <table:table-cell office:value-type="float" office:value="17.0">
            <text:p>17.0</text:p>
          </table:table-cell>
          <table:table-cell office:value-type="float" office:value="0.09690597591184186">
            <text:p>0.09690597591184186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02T14:00:00">
            <text:p>Mon May  2 14:00:00 2022</text:p>
          </table:table-cell>
          <table:table-cell office:value-type="float" office:value="180.3333">
            <text:p>180.3333</text:p>
          </table:table-cell>
          <table:table-cell office:value-type="float" office:value="16.0">
            <text:p>16.0</text:p>
          </table:table-cell>
          <table:table-cell office:value-type="float" office:value="0.10110088234094916">
            <text:p>0.1011008823409491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5-02T15:00:00">
            <text:p>Mon May  2 15:00:00 2022</text:p>
          </table:table-cell>
          <table:table-cell office:value-type="float" office:value="229.1667">
            <text:p>229.1667</text:p>
          </table:table-cell>
          <table:table-cell office:value-type="float" office:value="14.5">
            <text:p>14.5</text:p>
          </table:table-cell>
          <table:table-cell office:value-type="float" office:value="0.04788935945412169">
            <text:p>0.04788935945412169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5-02T16:00:00">
            <text:p>Mon May  2 16:00:00 2022</text:p>
          </table:table-cell>
          <table:table-cell office:value-type="float" office:value="181.5">
            <text:p>181.5</text:p>
          </table:table-cell>
          <table:table-cell office:value-type="float" office:value="14.3333">
            <text:p>14.3333</text:p>
          </table:table-cell>
          <table:table-cell office:value-type="float" office:value="-0.012714769353083553">
            <text:p>-0.01271476935308355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02T17:00:00">
            <text:p>Mon May  2 17:00:00 2022</text:p>
          </table:table-cell>
          <table:table-cell office:value-type="float" office:value="251.5">
            <text:p>251.5</text:p>
          </table:table-cell>
          <table:table-cell office:value-type="float" office:value="14.1667">
            <text:p>14.1667</text:p>
          </table:table-cell>
          <table:table-cell office:value-type="float" office:value="-0.058033568704149385">
            <text:p>-0.05803356870414938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5-02T18:00:00">
            <text:p>Mon May  2 18:00:00 2022</text:p>
          </table:table-cell>
          <table:table-cell office:value-type="float" office:value="210.6667">
            <text:p>210.6667</text:p>
          </table:table-cell>
          <table:table-cell office:value-type="float" office:value="11.6667">
            <text:p>11.6667</text:p>
          </table:table-cell>
          <table:table-cell office:value-type="float" office:value="-0.06532047733765076">
            <text:p>-0.0653204773376507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5-03T10:00:00">
            <text:p>Tue May  3 10:00:00 2022</text:p>
          </table:table-cell>
          <table:table-cell office:value-type="float" office:value="169.0">
            <text:p>169.0</text:p>
          </table:table-cell>
          <table:table-cell office:value-type="float" office:value="16.6667">
            <text:p>16.6667</text:p>
          </table:table-cell>
          <table:table-cell office:value-type="float" office:value="0.2189336812363399">
            <text:p>0.2189336812363399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5-03T11:00:00">
            <text:p>Tue May  3 11:00:00 2022</text:p>
          </table:table-cell>
          <table:table-cell office:value-type="float" office:value="190.8333">
            <text:p>190.8333</text:p>
          </table:table-cell>
          <table:table-cell office:value-type="float" office:value="17.5">
            <text:p>17.5</text:p>
          </table:table-cell>
          <table:table-cell office:value-type="float" office:value="0.3802661774562692">
            <text:p>0.3802661774562692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5-03T12:00:00">
            <text:p>Tue May  3 12:00:00 2022</text:p>
          </table:table-cell>
          <table:table-cell office:value-type="float" office:value="170.3333">
            <text:p>170.3333</text:p>
          </table:table-cell>
          <table:table-cell office:value-type="float" office:value="18.0">
            <text:p>18.0</text:p>
          </table:table-cell>
          <table:table-cell office:value-type="float" office:value="0.36404700336746504">
            <text:p>0.3640470033674650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3T13:00:00">
            <text:p>Tue May  3 13:00:00 2022</text:p>
          </table:table-cell>
          <table:table-cell office:value-type="float" office:value="162.8333">
            <text:p>162.8333</text:p>
          </table:table-cell>
          <table:table-cell office:value-type="float" office:value="17.8333">
            <text:p>17.8333</text:p>
          </table:table-cell>
          <table:table-cell office:value-type="float" office:value="0.3121328340626138">
            <text:p>0.3121328340626138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3T14:00:00">
            <text:p>Tue May  3 14:00:00 2022</text:p>
          </table:table-cell>
          <table:table-cell office:value-type="float" office:value="161.1667">
            <text:p>161.1667</text:p>
          </table:table-cell>
          <table:table-cell office:value-type="float" office:value="17.1667">
            <text:p>17.1667</text:p>
          </table:table-cell>
          <table:table-cell office:value-type="float" office:value="0.2442538638488937">
            <text:p>0.244253863848893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5-03T15:00:00">
            <text:p>Tue May  3 15:00:00 2022</text:p>
          </table:table-cell>
          <table:table-cell office:value-type="float" office:value="173.3333">
            <text:p>173.3333</text:p>
          </table:table-cell>
          <table:table-cell office:value-type="float" office:value="15.6667">
            <text:p>15.6667</text:p>
          </table:table-cell>
          <table:table-cell office:value-type="float" office:value="0.2738958281123865">
            <text:p>0.273895828112386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5-03T16:00:00">
            <text:p>Tue May  3 16:00:00 2022</text:p>
          </table:table-cell>
          <table:table-cell office:value-type="float" office:value="186.1667">
            <text:p>186.1667</text:p>
          </table:table-cell>
          <table:table-cell office:value-type="float" office:value="14.0">
            <text:p>14.0</text:p>
          </table:table-cell>
          <table:table-cell office:value-type="float" office:value="0.37875889723504336">
            <text:p>0.37875889723504336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5-04T12:00:00">
            <text:p>Wed May  4 12:00:00 2022</text:p>
          </table:table-cell>
          <table:table-cell office:value-type="float" office:value="170.6667">
            <text:p>170.6667</text:p>
          </table:table-cell>
          <table:table-cell office:value-type="float" office:value="17.3333">
            <text:p>17.3333</text:p>
          </table:table-cell>
          <table:table-cell office:value-type="float" office:value="0.031156039952533934">
            <text:p>0.031156039952533934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5-04T13:00:00">
            <text:p>Wed May  4 13:00:00 2022</text:p>
          </table:table-cell>
          <table:table-cell office:value-type="float" office:value="224.5">
            <text:p>224.5</text:p>
          </table:table-cell>
          <table:table-cell office:value-type="float" office:value="15.3333">
            <text:p>15.3333</text:p>
          </table:table-cell>
          <table:table-cell office:value-type="float" office:value="0.08432947230837405">
            <text:p>0.0843294723083740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5-04T14:00:00">
            <text:p>Wed May  4 14:00:00 2022</text:p>
          </table:table-cell>
          <table:table-cell office:value-type="float" office:value="146.8333">
            <text:p>146.8333</text:p>
          </table:table-cell>
          <table:table-cell office:value-type="float" office:value="13.6667">
            <text:p>13.6667</text:p>
          </table:table-cell>
          <table:table-cell office:value-type="float" office:value="0.09322630456882863">
            <text:p>0.0932263045688286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5-04T15:00:00">
            <text:p>Wed May  4 15:00:00 2022</text:p>
          </table:table-cell>
          <table:table-cell office:value-type="float" office:value="284.1667">
            <text:p>284.1667</text:p>
          </table:table-cell>
          <table:table-cell office:value-type="float" office:value="12.8333">
            <text:p>12.8333</text:p>
          </table:table-cell>
          <table:table-cell office:value-type="float" office:value="0.06655824555863485">
            <text:p>0.0665582455586348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5-04T16:00:00">
            <text:p>Wed May  4 16:00:00 2022</text:p>
          </table:table-cell>
          <table:table-cell office:value-type="float" office:value="343.1667">
            <text:p>343.1667</text:p>
          </table:table-cell>
          <table:table-cell office:value-type="float" office:value="10.3333">
            <text:p>10.3333</text:p>
          </table:table-cell>
          <table:table-cell office:value-type="float" office:value="0.01730084836442636">
            <text:p>0.01730084836442636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5-04T17:00:00">
            <text:p>Wed May  4 17:00:00 2022</text:p>
          </table:table-cell>
          <table:table-cell office:value-type="float" office:value="343.8333">
            <text:p>343.8333</text:p>
          </table:table-cell>
          <table:table-cell office:value-type="float" office:value="7.8333">
            <text:p>7.8333</text:p>
          </table:table-cell>
          <table:table-cell office:value-type="float" office:value="-0.04846264525689642">
            <text:p>-0.04846264525689642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5-04T18:00:00">
            <text:p>Wed May  4 18:00:00 2022</text:p>
          </table:table-cell>
          <table:table-cell office:value-type="float" office:value="334.8333">
            <text:p>334.8333</text:p>
          </table:table-cell>
          <table:table-cell office:value-type="float" office:value="5.6667">
            <text:p>5.6667</text:p>
          </table:table-cell>
          <table:table-cell office:value-type="float" office:value="-0.16884862842655424">
            <text:p>-0.16884862842655424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05T13:00:00">
            <text:p>Thu May  5 13:00:00 2022</text:p>
          </table:table-cell>
          <table:table-cell office:value-type="float" office:value="175.5">
            <text:p>175.5</text:p>
          </table:table-cell>
          <table:table-cell office:value-type="float" office:value="17.5">
            <text:p>17.5</text:p>
          </table:table-cell>
          <table:table-cell office:value-type="float" office:value="-0.22975818432305015">
            <text:p>-0.2297581843230501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204.0">
            <text:p>204.0</text:p>
          </table:table-cell>
          <table:table-cell office:value-type="float" office:value="17.3333">
            <text:p>17.3333</text:p>
          </table:table-cell>
          <table:table-cell office:value-type="float" office:value="-0.21294754596816748">
            <text:p>-0.21294754596816748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5T15:00:00">
            <text:p>Thu May  5 15:00:00 2022</text:p>
          </table:table-cell>
          <table:table-cell office:value-type="float" office:value="219.3333">
            <text:p>219.3333</text:p>
          </table:table-cell>
          <table:table-cell office:value-type="float" office:value="16.1667">
            <text:p>16.1667</text:p>
          </table:table-cell>
          <table:table-cell office:value-type="float" office:value="-0.14523245454410952">
            <text:p>-0.14523245454410952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6:00:00">
            <text:p>Thu May  5 16:00:00 2022</text:p>
          </table:table-cell>
          <table:table-cell office:value-type="float" office:value="186.1667">
            <text:p>186.1667</text:p>
          </table:table-cell>
          <table:table-cell office:value-type="float" office:value="14.1667">
            <text:p>14.1667</text:p>
          </table:table-cell>
          <table:table-cell office:value-type="float" office:value="-0.07144056628668008">
            <text:p>-0.07144056628668008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5T17:00:00">
            <text:p>Thu May  5 17:00:00 2022</text:p>
          </table:table-cell>
          <table:table-cell office:value-type="float" office:value="158.6667">
            <text:p>158.6667</text:p>
          </table:table-cell>
          <table:table-cell office:value-type="float" office:value="12.6667">
            <text:p>12.6667</text:p>
          </table:table-cell>
          <table:table-cell office:value-type="float" office:value="-0.021228052606217806">
            <text:p>-0.021228052606217806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05T18:00:00">
            <text:p>Thu May  5 18:00:00 2022</text:p>
          </table:table-cell>
          <table:table-cell office:value-type="float" office:value="165.5">
            <text:p>165.5</text:p>
          </table:table-cell>
          <table:table-cell office:value-type="float" office:value="11.6667">
            <text:p>11.6667</text:p>
          </table:table-cell>
          <table:table-cell office:value-type="float" office:value="0.025838593531756035">
            <text:p>0.02583859353175603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05-06T14:00:00">
            <text:p>Fri May  6 14:00:00 2022</text:p>
          </table:table-cell>
          <table:table-cell office:value-type="float" office:value="173.0">
            <text:p>173.0</text:p>
          </table:table-cell>
          <table:table-cell office:value-type="float" office:value="25.1667">
            <text:p>25.1667</text:p>
          </table:table-cell>
          <table:table-cell office:value-type="float" office:value="-0.7823550414866282">
            <text:p>-0.7823550414866282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5-06T15:00:00">
            <text:p>Fri May  6 15:00:00 2022</text:p>
          </table:table-cell>
          <table:table-cell office:value-type="float" office:value="199.0">
            <text:p>199.0</text:p>
          </table:table-cell>
          <table:table-cell office:value-type="float" office:value="27.0">
            <text:p>27.0</text:p>
          </table:table-cell>
          <table:table-cell office:value-type="float" office:value="-0.8052200681653781">
            <text:p>-0.8052200681653781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5-06T16:00:00">
            <text:p>Fri May  6 16:00:00 2022</text:p>
          </table:table-cell>
          <table:table-cell office:value-type="float" office:value="324.1667">
            <text:p>324.1667</text:p>
          </table:table-cell>
          <table:table-cell office:value-type="float" office:value="24.5">
            <text:p>24.5</text:p>
          </table:table-cell>
          <table:table-cell office:value-type="float" office:value="-0.7206524376095831">
            <text:p>-0.7206524376095831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5-06T17:00:00">
            <text:p>Fri May  6 17:00:00 2022</text:p>
          </table:table-cell>
          <table:table-cell office:value-type="float" office:value="92.5">
            <text:p>92.5</text:p>
          </table:table-cell>
          <table:table-cell office:value-type="float" office:value="19.5">
            <text:p>19.5</text:p>
          </table:table-cell>
          <table:table-cell office:value-type="float" office:value="-0.6833386786634024">
            <text:p>-0.6833386786634024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5-06T18:00:00">
            <text:p>Fri May  6 18:00:00 2022</text:p>
          </table:table-cell>
          <table:table-cell office:value-type="float" office:value="295.8333">
            <text:p>295.8333</text:p>
          </table:table-cell>
          <table:table-cell office:value-type="float" office:value="15.8333">
            <text:p>15.8333</text:p>
          </table:table-cell>
          <table:table-cell office:value-type="float" office:value="-0.6480852220315461">
            <text:p>-0.6480852220315461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06T19:00:00">
            <text:p>Fri May  6 19:00:00 2022</text:p>
          </table:table-cell>
          <table:table-cell office:value-type="float" office:value="238.6667">
            <text:p>238.6667</text:p>
          </table:table-cell>
          <table:table-cell office:value-type="float" office:value="13.3333">
            <text:p>13.3333</text:p>
          </table:table-cell>
          <table:table-cell office:value-type="float" office:value="-0.5911394491849814">
            <text:p>-0.5911394491849814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5-07T12:00:00">
            <text:p>Sat May  7 12:00:00 2022</text:p>
          </table:table-cell>
          <table:table-cell office:value-type="float" office:value="288.1667">
            <text:p>288.1667</text:p>
          </table:table-cell>
          <table:table-cell office:value-type="float" office:value="21.6667">
            <text:p>21.6667</text:p>
          </table:table-cell>
          <table:table-cell office:value-type="float" office:value="0.19935705469104925">
            <text:p>0.1993570546910492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07T13:00:00">
            <text:p>Sat May  7 13:00:00 2022</text:p>
          </table:table-cell>
          <table:table-cell office:value-type="float" office:value="214.5">
            <text:p>214.5</text:p>
          </table:table-cell>
          <table:table-cell office:value-type="float" office:value="22.3333">
            <text:p>22.3333</text:p>
          </table:table-cell>
          <table:table-cell office:value-type="float" office:value="0.16145639188626898">
            <text:p>0.16145639188626898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5-07T14:00:00">
            <text:p>Sat May  7 14:00:00 2022</text:p>
          </table:table-cell>
          <table:table-cell office:value-type="float" office:value="134.5">
            <text:p>134.5</text:p>
          </table:table-cell>
          <table:table-cell office:value-type="float" office:value="20.0">
            <text:p>20.0</text:p>
          </table:table-cell>
          <table:table-cell office:value-type="float" office:value="0.15333366189243533">
            <text:p>0.153333661892435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5-07T15:00:00">
            <text:p>Sat May  7 15:00:00 2022</text:p>
          </table:table-cell>
          <table:table-cell office:value-type="float" office:value="271.0">
            <text:p>271.0</text:p>
          </table:table-cell>
          <table:table-cell office:value-type="float" office:value="18.5">
            <text:p>18.5</text:p>
          </table:table-cell>
          <table:table-cell office:value-type="float" office:value="0.19152399694474948">
            <text:p>0.19152399694474948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5-07T16:00:00">
            <text:p>Sat May  7 16:00:00 2022</text:p>
          </table:table-cell>
          <table:table-cell office:value-type="float" office:value="331.0">
            <text:p>331.0</text:p>
          </table:table-cell>
          <table:table-cell office:value-type="float" office:value="15.8333">
            <text:p>15.8333</text:p>
          </table:table-cell>
          <table:table-cell office:value-type="float" office:value="0.2079933130794554">
            <text:p>0.2079933130794554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5-07T17:00:00">
            <text:p>Sat May  7 17:00:00 2022</text:p>
          </table:table-cell>
          <table:table-cell office:value-type="float" office:value="269.8333">
            <text:p>269.8333</text:p>
          </table:table-cell>
          <table:table-cell office:value-type="float" office:value="12.3333">
            <text:p>12.3333</text:p>
          </table:table-cell>
          <table:table-cell office:value-type="float" office:value="0.22498816710607786">
            <text:p>0.22498816710607786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5-08T12:00:00">
            <text:p>Sun May  8 12:00:00 2022</text:p>
          </table:table-cell>
          <table:table-cell office:value-type="float" office:value="346.6667">
            <text:p>346.6667</text:p>
          </table:table-cell>
          <table:table-cell office:value-type="float" office:value="21.1667">
            <text:p>21.1667</text:p>
          </table:table-cell>
          <table:table-cell office:value-type="float" office:value="0.09467439308953074">
            <text:p>0.09467439308953074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08T13:00:00">
            <text:p>Sun May  8 13:00:00 2022</text:p>
          </table:table-cell>
          <table:table-cell office:value-type="float" office:value="324.3333">
            <text:p>324.3333</text:p>
          </table:table-cell>
          <table:table-cell office:value-type="float" office:value="18.5">
            <text:p>18.5</text:p>
          </table:table-cell>
          <table:table-cell office:value-type="float" office:value="0.06830558034642056">
            <text:p>0.0683055803464205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5-08T14:00:00">
            <text:p>Sun May  8 14:00:00 2022</text:p>
          </table:table-cell>
          <table:table-cell office:value-type="float" office:value="270.8333">
            <text:p>270.8333</text:p>
          </table:table-cell>
          <table:table-cell office:value-type="float" office:value="17.6667">
            <text:p>17.6667</text:p>
          </table:table-cell>
          <table:table-cell office:value-type="float" office:value="0.070517716972147">
            <text:p>0.07051771697214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5-08T15:00:00">
            <text:p>Sun May  8 15:00:00 2022</text:p>
          </table:table-cell>
          <table:table-cell office:value-type="float" office:value="343.8333">
            <text:p>343.8333</text:p>
          </table:table-cell>
          <table:table-cell office:value-type="float" office:value="17.0">
            <text:p>17.0</text:p>
          </table:table-cell>
          <table:table-cell office:value-type="float" office:value="0.08879795521623572">
            <text:p>0.08879795521623572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5-08T16:00:00">
            <text:p>Sun May  8 16:00:00 2022</text:p>
          </table:table-cell>
          <table:table-cell office:value-type="float" office:value="331.0">
            <text:p>331.0</text:p>
          </table:table-cell>
          <table:table-cell office:value-type="float" office:value="15.3333">
            <text:p>15.3333</text:p>
          </table:table-cell>
          <table:table-cell office:value-type="float" office:value="0.15244295074537603">
            <text:p>0.1524429507453760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2-05-08T17:00:00">
            <text:p>Sun May  8 17:00:00 2022</text:p>
          </table:table-cell>
          <table:table-cell office:value-type="float" office:value="298.0">
            <text:p>298.0</text:p>
          </table:table-cell>
          <table:table-cell office:value-type="float" office:value="14.5">
            <text:p>14.5</text:p>
          </table:table-cell>
          <table:table-cell office:value-type="float" office:value="0.20002460260786117">
            <text:p>0.2000246026078611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5-09T12:00:00">
            <text:p>Mon May  9 12:00:00 2022</text:p>
          </table:table-cell>
          <table:table-cell office:value-type="float" office:value="292.6667">
            <text:p>292.6667</text:p>
          </table:table-cell>
          <table:table-cell office:value-type="float" office:value="38.0">
            <text:p>38.0</text:p>
          </table:table-cell>
          <table:table-cell office:value-type="float" office:value="0.11811462034933776">
            <text:p>0.1181146203493377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09T13:00:00">
            <text:p>Mon May  9 13:00:00 2022</text:p>
          </table:table-cell>
          <table:table-cell office:value-type="float" office:value="293.5">
            <text:p>293.5</text:p>
          </table:table-cell>
          <table:table-cell office:value-type="float" office:value="34.6667">
            <text:p>34.6667</text:p>
          </table:table-cell>
          <table:table-cell office:value-type="float" office:value="0.13606668451457202">
            <text:p>0.13606668451457202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09T14:00:00">
            <text:p>Mon May  9 14:00:00 2022</text:p>
          </table:table-cell>
          <table:table-cell office:value-type="float" office:value="196.6667">
            <text:p>196.6667</text:p>
          </table:table-cell>
          <table:table-cell office:value-type="float" office:value="28.8333">
            <text:p>28.8333</text:p>
          </table:table-cell>
          <table:table-cell office:value-type="float" office:value="0.14200177795894636">
            <text:p>0.14200177795894636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05-09T15:00:00">
            <text:p>Mon May  9 15:00:00 2022</text:p>
          </table:table-cell>
          <table:table-cell office:value-type="float" office:value="345.1667">
            <text:p>345.1667</text:p>
          </table:table-cell>
          <table:table-cell office:value-type="float" office:value="22.8333">
            <text:p>22.8333</text:p>
          </table:table-cell>
          <table:table-cell office:value-type="float" office:value="0.13199725282675853">
            <text:p>0.1319972528267585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09T16:00:00">
            <text:p>Mon May  9 16:00:00 2022</text:p>
          </table:table-cell>
          <table:table-cell office:value-type="float" office:value="314.6667">
            <text:p>314.6667</text:p>
          </table:table-cell>
          <table:table-cell office:value-type="float" office:value="21.5">
            <text:p>21.5</text:p>
          </table:table-cell>
          <table:table-cell office:value-type="float" office:value="0.08874798871359789">
            <text:p>0.08874798871359789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2-05-09T17:00:00">
            <text:p>Mon May  9 17:00:00 2022</text:p>
          </table:table-cell>
          <table:table-cell office:value-type="float" office:value="305.8333">
            <text:p>305.8333</text:p>
          </table:table-cell>
          <table:table-cell office:value-type="float" office:value="20.0">
            <text:p>20.0</text:p>
          </table:table-cell>
          <table:table-cell office:value-type="float" office:value="0.0254787227834251">
            <text:p>0.0254787227834251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5-09T18:00:00">
            <text:p>Mon May  9 18:00:00 2022</text:p>
          </table:table-cell>
          <table:table-cell office:value-type="float" office:value="209.5">
            <text:p>209.5</text:p>
          </table:table-cell>
          <table:table-cell office:value-type="float" office:value="17.5">
            <text:p>17.5</text:p>
          </table:table-cell>
          <table:table-cell office:value-type="float" office:value="-0.056683454113192935">
            <text:p>-0.056683454113192935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10T14:00:00">
            <text:p>Tue May 10 14:00:00 2022</text:p>
          </table:table-cell>
          <table:table-cell office:value-type="float" office:value="346.5">
            <text:p>346.5</text:p>
          </table:table-cell>
          <table:table-cell office:value-type="float" office:value="27.1667">
            <text:p>27.1667</text:p>
          </table:table-cell>
          <table:table-cell office:value-type="float" office:value="-0.8689932073426149">
            <text:p>-0.8689932073426149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5-10T15:00:00">
            <text:p>Tue May 10 15:00:00 2022</text:p>
          </table:table-cell>
          <table:table-cell office:value-type="float" office:value="280.1667">
            <text:p>280.1667</text:p>
          </table:table-cell>
          <table:table-cell office:value-type="float" office:value="24.1667">
            <text:p>24.1667</text:p>
          </table:table-cell>
          <table:table-cell office:value-type="float" office:value="-0.8343022058462379">
            <text:p>-0.8343022058462379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5-10T16:00:00">
            <text:p>Tue May 10 16:00:00 2022</text:p>
          </table:table-cell>
          <table:table-cell office:value-type="float" office:value="277.5">
            <text:p>277.5</text:p>
          </table:table-cell>
          <table:table-cell office:value-type="float" office:value="20.3333">
            <text:p>20.3333</text:p>
          </table:table-cell>
          <table:table-cell office:value-type="float" office:value="-0.7651273600546163">
            <text:p>-0.765127360054616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05-10T17:00:00">
            <text:p>Tue May 10 17:00:00 2022</text:p>
          </table:table-cell>
          <table:table-cell office:value-type="float" office:value="258.1667">
            <text:p>258.1667</text:p>
          </table:table-cell>
          <table:table-cell office:value-type="float" office:value="18.8333">
            <text:p>18.8333</text:p>
          </table:table-cell>
          <table:table-cell office:value-type="float" office:value="-0.6895678319715568">
            <text:p>-0.6895678319715568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0T18:00:00">
            <text:p>Tue May 10 18:00:00 2022</text:p>
          </table:table-cell>
          <table:table-cell office:value-type="float" office:value="301.6667">
            <text:p>301.6667</text:p>
          </table:table-cell>
          <table:table-cell office:value-type="float" office:value="18.0">
            <text:p>18.0</text:p>
          </table:table-cell>
          <table:table-cell office:value-type="float" office:value="-0.6474502613231502">
            <text:p>-0.6474502613231502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2-05-10T19:00:00">
            <text:p>Tue May 10 19:00:00 2022</text:p>
          </table:table-cell>
          <table:table-cell office:value-type="float" office:value="171.3333">
            <text:p>171.3333</text:p>
          </table:table-cell>
          <table:table-cell office:value-type="float" office:value="18.6667">
            <text:p>18.6667</text:p>
          </table:table-cell>
          <table:table-cell office:value-type="float" office:value="-0.6479328129111321">
            <text:p>-0.6479328129111321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1T12:00:00">
            <text:p>Wed May 11 12:00:00 2022</text:p>
          </table:table-cell>
          <table:table-cell office:value-type="float" office:value="247.3333">
            <text:p>247.3333</text:p>
          </table:table-cell>
          <table:table-cell office:value-type="float" office:value="37.8333">
            <text:p>37.8333</text:p>
          </table:table-cell>
          <table:table-cell office:value-type="float" office:value="0.115241349046277">
            <text:p>0.11524134904627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5-11T13:00:00">
            <text:p>Wed May 11 13:00:00 2022</text:p>
          </table:table-cell>
          <table:table-cell office:value-type="float" office:value="181.6667">
            <text:p>181.6667</text:p>
          </table:table-cell>
          <table:table-cell office:value-type="float" office:value="36.3333">
            <text:p>36.3333</text:p>
          </table:table-cell>
          <table:table-cell office:value-type="float" office:value="0.16247491464366456">
            <text:p>0.1624749146436645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5-11T14:00:00">
            <text:p>Wed May 11 14:00:00 2022</text:p>
          </table:table-cell>
          <table:table-cell office:value-type="float" office:value="196.8333">
            <text:p>196.8333</text:p>
          </table:table-cell>
          <table:table-cell office:value-type="float" office:value="32.6667">
            <text:p>32.6667</text:p>
          </table:table-cell>
          <table:table-cell office:value-type="float" office:value="0.18797414362807466">
            <text:p>0.18797414362807466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5-11T15:00:00">
            <text:p>Wed May 11 15:00:00 2022</text:p>
          </table:table-cell>
          <table:table-cell office:value-type="float" office:value="124.5">
            <text:p>124.5</text:p>
          </table:table-cell>
          <table:table-cell office:value-type="float" office:value="28.0">
            <text:p>28.0</text:p>
          </table:table-cell>
          <table:table-cell office:value-type="float" office:value="0.17817580177458978">
            <text:p>0.17817580177458978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6:00:00">
            <text:p>Wed May 11 16:00:00 2022</text:p>
          </table:table-cell>
          <table:table-cell office:value-type="float" office:value="192.0">
            <text:p>192.0</text:p>
          </table:table-cell>
          <table:table-cell office:value-type="float" office:value="23.0">
            <text:p>23.0</text:p>
          </table:table-cell>
          <table:table-cell office:value-type="float" office:value="0.08387742005101732">
            <text:p>0.08387742005101732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1T17:00:00">
            <text:p>Wed May 11 17:00:00 2022</text:p>
          </table:table-cell>
          <table:table-cell office:value-type="float" office:value="129.6667">
            <text:p>129.6667</text:p>
          </table:table-cell>
          <table:table-cell office:value-type="float" office:value="19.5">
            <text:p>19.5</text:p>
          </table:table-cell>
          <table:table-cell office:value-type="float" office:value="-0.11165482880912875">
            <text:p>-0.1116548288091287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5-11T18:00:00">
            <text:p>Wed May 11 18:00:00 2022</text:p>
          </table:table-cell>
          <table:table-cell office:value-type="float" office:value="168.8333">
            <text:p>168.8333</text:p>
          </table:table-cell>
          <table:table-cell office:value-type="float" office:value="18.8333">
            <text:p>18.8333</text:p>
          </table:table-cell>
          <table:table-cell office:value-type="float" office:value="-0.3625940105490788">
            <text:p>-0.3625940105490788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2T12:00:00">
            <text:p>Thu May 12 12:00:00 2022</text:p>
          </table:table-cell>
          <table:table-cell office:value-type="float" office:value="289.8333">
            <text:p>289.8333</text:p>
          </table:table-cell>
          <table:table-cell office:value-type="float" office:value="38.0">
            <text:p>38.0</text:p>
          </table:table-cell>
          <table:table-cell office:value-type="float" office:value="-0.0075650909636574455">
            <text:p>-0.007565090963657445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5-12T13:00:00">
            <text:p>Thu May 12 13:00:00 2022</text:p>
          </table:table-cell>
          <table:table-cell office:value-type="float" office:value="291.5">
            <text:p>291.5</text:p>
          </table:table-cell>
          <table:table-cell office:value-type="float" office:value="38.0">
            <text:p>38.0</text:p>
          </table:table-cell>
          <table:table-cell office:value-type="float" office:value="0.08252197586992666">
            <text:p>0.08252197586992666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5-12T14:00:00">
            <text:p>Thu May 12 14:00:00 2022</text:p>
          </table:table-cell>
          <table:table-cell office:value-type="float" office:value="236.0">
            <text:p>236.0</text:p>
          </table:table-cell>
          <table:table-cell office:value-type="float" office:value="33.1667">
            <text:p>33.1667</text:p>
          </table:table-cell>
          <table:table-cell office:value-type="float" office:value="0.08043450278249858">
            <text:p>0.08043450278249858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12T15:00:00">
            <text:p>Thu May 12 15:00:00 2022</text:p>
          </table:table-cell>
          <table:table-cell office:value-type="float" office:value="175.0">
            <text:p>175.0</text:p>
          </table:table-cell>
          <table:table-cell office:value-type="float" office:value="28.3333">
            <text:p>28.3333</text:p>
          </table:table-cell>
          <table:table-cell office:value-type="float" office:value="0.15669940354414846">
            <text:p>0.15669940354414846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12T16:00:00">
            <text:p>Thu May 12 16:00:00 2022</text:p>
          </table:table-cell>
          <table:table-cell office:value-type="float" office:value="232.5">
            <text:p>232.5</text:p>
          </table:table-cell>
          <table:table-cell office:value-type="float" office:value="24.3333">
            <text:p>24.3333</text:p>
          </table:table-cell>
          <table:table-cell office:value-type="float" office:value="0.23384085819804726">
            <text:p>0.23384085819804726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5-12T17:00:00">
            <text:p>Thu May 12 17:00:00 2022</text:p>
          </table:table-cell>
          <table:table-cell office:value-type="float" office:value="238.5">
            <text:p>238.5</text:p>
          </table:table-cell>
          <table:table-cell office:value-type="float" office:value="24.6667">
            <text:p>24.6667</text:p>
          </table:table-cell>
          <table:table-cell office:value-type="float" office:value="0.30203042842914535">
            <text:p>0.3020304284291453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12T18:00:00">
            <text:p>Thu May 12 18:00:00 2022</text:p>
          </table:table-cell>
          <table:table-cell office:value-type="float" office:value="183.6667">
            <text:p>183.6667</text:p>
          </table:table-cell>
          <table:table-cell office:value-type="float" office:value="24.3333">
            <text:p>24.3333</text:p>
          </table:table-cell>
          <table:table-cell office:value-type="float" office:value="0.33009412741728295">
            <text:p>0.3300941274172829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3T13:00:00">
            <text:p>Fri May 13 13:00:00 2022</text:p>
          </table:table-cell>
          <table:table-cell office:value-type="float" office:value="177.6667">
            <text:p>177.6667</text:p>
          </table:table-cell>
          <table:table-cell office:value-type="float" office:value="32.0">
            <text:p>32.0</text:p>
          </table:table-cell>
          <table:table-cell office:value-type="float" office:value="-0.32022480139537984">
            <text:p>-0.32022480139537984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5-13T14:00:00">
            <text:p>Fri May 13 14:00:00 2022</text:p>
          </table:table-cell>
          <table:table-cell office:value-type="float" office:value="267.8333">
            <text:p>267.8333</text:p>
          </table:table-cell>
          <table:table-cell office:value-type="float" office:value="28.8333">
            <text:p>28.8333</text:p>
          </table:table-cell>
          <table:table-cell office:value-type="float" office:value="-0.3070081618550636">
            <text:p>-0.3070081618550636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153.6667">
            <text:p>153.6667</text:p>
          </table:table-cell>
          <table:table-cell office:value-type="float" office:value="26.0">
            <text:p>26.0</text:p>
          </table:table-cell>
          <table:table-cell office:value-type="float" office:value="-0.31880255288923737">
            <text:p>-0.3188025528892373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231.6667">
            <text:p>231.6667</text:p>
          </table:table-cell>
          <table:table-cell office:value-type="float" office:value="24.8333">
            <text:p>24.8333</text:p>
          </table:table-cell>
          <table:table-cell office:value-type="float" office:value="-0.2905514655772195">
            <text:p>-0.290551465577219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5-13T17:00:00">
            <text:p>Fri May 13 17:00:00 2022</text:p>
          </table:table-cell>
          <table:table-cell office:value-type="float" office:value="206.8333">
            <text:p>206.8333</text:p>
          </table:table-cell>
          <table:table-cell office:value-type="float" office:value="24.5">
            <text:p>24.5</text:p>
          </table:table-cell>
          <table:table-cell office:value-type="float" office:value="-0.23203676195410694">
            <text:p>-0.23203676195410694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5-13T18:00:00">
            <text:p>Fri May 13 18:00:00 2022</text:p>
          </table:table-cell>
          <table:table-cell office:value-type="float" office:value="178.1667">
            <text:p>178.1667</text:p>
          </table:table-cell>
          <table:table-cell office:value-type="float" office:value="23.0">
            <text:p>23.0</text:p>
          </table:table-cell>
          <table:table-cell office:value-type="float" office:value="-0.11665092016935225">
            <text:p>-0.1166509201693522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2:00:00">
            <text:p>Sat May 14 12:00:00 2022</text:p>
          </table:table-cell>
          <table:table-cell office:value-type="float" office:value="165.1667">
            <text:p>165.1667</text:p>
          </table:table-cell>
          <table:table-cell office:value-type="float" office:value="31.1667">
            <text:p>31.1667</text:p>
          </table:table-cell>
          <table:table-cell office:value-type="float" office:value="0.0669749948083172">
            <text:p>0.066974994808317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5-14T13:00:00">
            <text:p>Sat May 14 13:00:00 2022</text:p>
          </table:table-cell>
          <table:table-cell office:value-type="float" office:value="171.3333">
            <text:p>171.3333</text:p>
          </table:table-cell>
          <table:table-cell office:value-type="float" office:value="31.8333">
            <text:p>31.8333</text:p>
          </table:table-cell>
          <table:table-cell office:value-type="float" office:value="0.07867542608815833">
            <text:p>0.078675426088158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184.8333">
            <text:p>184.8333</text:p>
          </table:table-cell>
          <table:table-cell office:value-type="float" office:value="34.5">
            <text:p>34.5</text:p>
          </table:table-cell>
          <table:table-cell office:value-type="float" office:value="0.09019964795755134">
            <text:p>0.09019964795755134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177.5">
            <text:p>177.5</text:p>
          </table:table-cell>
          <table:table-cell office:value-type="float" office:value="39.0">
            <text:p>39.0</text:p>
          </table:table-cell>
          <table:table-cell office:value-type="float" office:value="0.09203295369324906">
            <text:p>0.09203295369324906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175.5">
            <text:p>175.5</text:p>
          </table:table-cell>
          <table:table-cell office:value-type="float" office:value="45.3333">
            <text:p>45.3333</text:p>
          </table:table-cell>
          <table:table-cell office:value-type="float" office:value="0.08214181670994712">
            <text:p>0.08214181670994712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166.0">
            <text:p>166.0</text:p>
          </table:table-cell>
          <table:table-cell office:value-type="float" office:value="46.1667">
            <text:p>46.1667</text:p>
          </table:table-cell>
          <table:table-cell office:value-type="float" office:value="0.050316781292229204">
            <text:p>0.050316781292229204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5-15T12:00:00">
            <text:p>Sun May 15 12:00:00 2022</text:p>
          </table:table-cell>
          <table:table-cell office:value-type="float" office:value="177.0">
            <text:p>177.0</text:p>
          </table:table-cell>
          <table:table-cell office:value-type="float" office:value="26.0">
            <text:p>26.0</text:p>
          </table:table-cell>
          <table:table-cell office:value-type="float" office:value="0.06282964158214564">
            <text:p>0.06282964158214564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5-15T13:00:00">
            <text:p>Sun May 15 13:00:00 2022</text:p>
          </table:table-cell>
          <table:table-cell office:value-type="float" office:value="206.8333">
            <text:p>206.8333</text:p>
          </table:table-cell>
          <table:table-cell office:value-type="float" office:value="25.0">
            <text:p>25.0</text:p>
          </table:table-cell>
          <table:table-cell office:value-type="float" office:value="0.15386221058361998">
            <text:p>0.15386221058361998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188.0">
            <text:p>188.0</text:p>
          </table:table-cell>
          <table:table-cell office:value-type="float" office:value="20.5">
            <text:p>20.5</text:p>
          </table:table-cell>
          <table:table-cell office:value-type="float" office:value="0.28114455818569245">
            <text:p>0.2811445581856924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161.1667">
            <text:p>161.1667</text:p>
          </table:table-cell>
          <table:table-cell office:value-type="float" office:value="23.0">
            <text:p>23.0</text:p>
          </table:table-cell>
          <table:table-cell office:value-type="float" office:value="0.3986290349107458">
            <text:p>0.398629034910745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165.5">
            <text:p>165.5</text:p>
          </table:table-cell>
          <table:table-cell office:value-type="float" office:value="22.8333">
            <text:p>22.8333</text:p>
          </table:table-cell>
          <table:table-cell office:value-type="float" office:value="0.4810223496518903">
            <text:p>0.481022349651890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193.0">
            <text:p>193.0</text:p>
          </table:table-cell>
          <table:table-cell office:value-type="float" office:value="20.5">
            <text:p>20.5</text:p>
          </table:table-cell>
          <table:table-cell office:value-type="float" office:value="0.49802367664665287">
            <text:p>0.4980236766466528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145.8333">
            <text:p>145.8333</text:p>
          </table:table-cell>
          <table:table-cell office:value-type="float" office:value="12.8333">
            <text:p>12.8333</text:p>
          </table:table-cell>
          <table:table-cell office:value-type="float" office:value="0.3719729454251196">
            <text:p>0.371972945425119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185.0">
            <text:p>185.0</text:p>
          </table:table-cell>
          <table:table-cell office:value-type="float" office:value="40.8333">
            <text:p>40.8333</text:p>
          </table:table-cell>
          <table:table-cell office:value-type="float" office:value="-0.3821323559549579">
            <text:p>-0.3821323559549579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273.3333">
            <text:p>273.3333</text:p>
          </table:table-cell>
          <table:table-cell office:value-type="float" office:value="28.3333">
            <text:p>28.3333</text:p>
          </table:table-cell>
          <table:table-cell office:value-type="float" office:value="-0.3824859689844427">
            <text:p>-0.382485968984442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179.8333">
            <text:p>179.8333</text:p>
          </table:table-cell>
          <table:table-cell office:value-type="float" office:value="20.1667">
            <text:p>20.1667</text:p>
          </table:table-cell>
          <table:table-cell office:value-type="float" office:value="-0.34015585171072016">
            <text:p>-0.3401558517107201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257.0">
            <text:p>257.0</text:p>
          </table:table-cell>
          <table:table-cell office:value-type="float" office:value="16.1667">
            <text:p>16.1667</text:p>
          </table:table-cell>
          <table:table-cell office:value-type="float" office:value="-0.20301532683252185">
            <text:p>-0.2030153268325218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277.5">
            <text:p>277.5</text:p>
          </table:table-cell>
          <table:table-cell office:value-type="float" office:value="12.3333">
            <text:p>12.3333</text:p>
          </table:table-cell>
          <table:table-cell office:value-type="float" office:value="-0.02333008328970753">
            <text:p>-0.0233300832897075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318.5">
            <text:p>318.5</text:p>
          </table:table-cell>
          <table:table-cell office:value-type="float" office:value="12.8333">
            <text:p>12.8333</text:p>
          </table:table-cell>
          <table:table-cell office:value-type="float" office:value="0.06683822575949619">
            <text:p>0.06683822575949619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195.8333">
            <text:p>195.8333</text:p>
          </table:table-cell>
          <table:table-cell office:value-type="float" office:value="17.0">
            <text:p>17.0</text:p>
          </table:table-cell>
          <table:table-cell office:value-type="float" office:value="0.0016422208485099164">
            <text:p>0.0016422208485099164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228.3333">
            <text:p>228.3333</text:p>
          </table:table-cell>
          <table:table-cell office:value-type="float" office:value="13.1667">
            <text:p>13.1667</text:p>
          </table:table-cell>
          <table:table-cell office:value-type="float" office:value="-0.01748026742985586">
            <text:p>-0.0174802674298558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305.3333">
            <text:p>305.3333</text:p>
          </table:table-cell>
          <table:table-cell office:value-type="float" office:value="12.6667">
            <text:p>12.6667</text:p>
          </table:table-cell>
          <table:table-cell office:value-type="float" office:value="-0.01622555778398921">
            <text:p>-0.01622555778398921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283.5">
            <text:p>283.5</text:p>
          </table:table-cell>
          <table:table-cell office:value-type="float" office:value="14.6667">
            <text:p>14.6667</text:p>
          </table:table-cell>
          <table:table-cell office:value-type="float" office:value="-0.025934478151319745">
            <text:p>-0.02593447815131974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5-17T17:00:00">
            <text:p>Tue May 17 17:00:00 2022</text:p>
          </table:table-cell>
          <table:table-cell office:value-type="float" office:value="241.1667">
            <text:p>241.1667</text:p>
          </table:table-cell>
          <table:table-cell office:value-type="float" office:value="13.5">
            <text:p>13.5</text:p>
          </table:table-cell>
          <table:table-cell office:value-type="float" office:value="-0.06664229959959106">
            <text:p>-0.06664229959959106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5-17T18:00:00">
            <text:p>Tue May 17 18:00:00 2022</text:p>
          </table:table-cell>
          <table:table-cell office:value-type="float" office:value="296.6667">
            <text:p>296.6667</text:p>
          </table:table-cell>
          <table:table-cell office:value-type="float" office:value="12.6667">
            <text:p>12.6667</text:p>
          </table:table-cell>
          <table:table-cell office:value-type="float" office:value="-0.010747389808027039">
            <text:p>-0.010747389808027039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227.3333">
            <text:p>227.3333</text:p>
          </table:table-cell>
          <table:table-cell office:value-type="float" office:value="26.1667">
            <text:p>26.1667</text:p>
          </table:table-cell>
          <table:table-cell office:value-type="float" office:value="0.3386979337017921">
            <text:p>0.338697933701792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176.6667">
            <text:p>176.6667</text:p>
          </table:table-cell>
          <table:table-cell office:value-type="float" office:value="21.0">
            <text:p>21.0</text:p>
          </table:table-cell>
          <table:table-cell office:value-type="float" office:value="0.34749455101750254">
            <text:p>0.34749455101750254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8T15:00:00">
            <text:p>Wed May 18 15:00:00 2022</text:p>
          </table:table-cell>
          <table:table-cell office:value-type="float" office:value="192.5">
            <text:p>192.5</text:p>
          </table:table-cell>
          <table:table-cell office:value-type="float" office:value="22.0">
            <text:p>22.0</text:p>
          </table:table-cell>
          <table:table-cell office:value-type="float" office:value="0.42480758656013096">
            <text:p>0.42480758656013096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18T16:00:00">
            <text:p>Wed May 18 16:00:00 2022</text:p>
          </table:table-cell>
          <table:table-cell office:value-type="float" office:value="223.1667">
            <text:p>223.1667</text:p>
          </table:table-cell>
          <table:table-cell office:value-type="float" office:value="24.3333">
            <text:p>24.3333</text:p>
          </table:table-cell>
          <table:table-cell office:value-type="float" office:value="0.46318380444641677">
            <text:p>0.4631838044464167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2-05-19T13:00:00">
            <text:p>Thu May 19 13:00:00 2022</text:p>
          </table:table-cell>
          <table:table-cell office:value-type="float" office:value="331.3333">
            <text:p>331.3333</text:p>
          </table:table-cell>
          <table:table-cell office:value-type="float" office:value="43.0">
            <text:p>43.0</text:p>
          </table:table-cell>
          <table:table-cell office:value-type="float" office:value="0.05190590461965936">
            <text:p>0.0519059046196593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5-19T14:00:00">
            <text:p>Thu May 19 14:00:00 2022</text:p>
          </table:table-cell>
          <table:table-cell office:value-type="float" office:value="156.3333">
            <text:p>156.3333</text:p>
          </table:table-cell>
          <table:table-cell office:value-type="float" office:value="40.6667">
            <text:p>40.6667</text:p>
          </table:table-cell>
          <table:table-cell office:value-type="float" office:value="0.058711072218419855">
            <text:p>0.05871107221841985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5-19T15:00:00">
            <text:p>Thu May 19 15:00:00 2022</text:p>
          </table:table-cell>
          <table:table-cell office:value-type="float" office:value="214.1667">
            <text:p>214.1667</text:p>
          </table:table-cell>
          <table:table-cell office:value-type="float" office:value="41.5">
            <text:p>41.5</text:p>
          </table:table-cell>
          <table:table-cell office:value-type="float" office:value="0.076362080188875">
            <text:p>0.076362080188875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5-19T16:00:00">
            <text:p>Thu May 19 16:00:00 2022</text:p>
          </table:table-cell>
          <table:table-cell office:value-type="float" office:value="161.3333">
            <text:p>161.3333</text:p>
          </table:table-cell>
          <table:table-cell office:value-type="float" office:value="43.6667">
            <text:p>43.6667</text:p>
          </table:table-cell>
          <table:table-cell office:value-type="float" office:value="0.13622724078460258">
            <text:p>0.13622724078460258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2-05-19T17:00:00">
            <text:p>Thu May 19 17:00:00 2022</text:p>
          </table:table-cell>
          <table:table-cell office:value-type="float" office:value="269.8333">
            <text:p>269.8333</text:p>
          </table:table-cell>
          <table:table-cell office:value-type="float" office:value="44.6667">
            <text:p>44.6667</text:p>
          </table:table-cell>
          <table:table-cell office:value-type="float" office:value="0.21836164846084374">
            <text:p>0.21836164846084374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5-20T16:00:00">
            <text:p>Fri May 20 16:00:00 2022</text:p>
          </table:table-cell>
          <table:table-cell office:value-type="float" office:value="170.3333">
            <text:p>170.3333</text:p>
          </table:table-cell>
          <table:table-cell office:value-type="float" office:value="49.6667">
            <text:p>49.6667</text:p>
          </table:table-cell>
          <table:table-cell office:value-type="float" office:value="0.5144951276018093">
            <text:p>0.514495127601809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5-20T17:00:00">
            <text:p>Fri May 20 17:00:00 2022</text:p>
          </table:table-cell>
          <table:table-cell office:value-type="float" office:value="217.3333">
            <text:p>217.3333</text:p>
          </table:table-cell>
          <table:table-cell office:value-type="float" office:value="47.0">
            <text:p>47.0</text:p>
          </table:table-cell>
          <table:table-cell office:value-type="float" office:value="0.39798949199449796">
            <text:p>0.39798949199449796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0T18:00:00">
            <text:p>Fri May 20 18:00:00 2022</text:p>
          </table:table-cell>
          <table:table-cell office:value-type="float" office:value="166.5">
            <text:p>166.5</text:p>
          </table:table-cell>
          <table:table-cell office:value-type="float" office:value="44.3333">
            <text:p>44.3333</text:p>
          </table:table-cell>
          <table:table-cell office:value-type="float" office:value="0.35912631643294546">
            <text:p>0.35912631643294546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5-20T19:00:00">
            <text:p>Fri May 20 19:00:00 2022</text:p>
          </table:table-cell>
          <table:table-cell office:value-type="float" office:value="166.0">
            <text:p>166.0</text:p>
          </table:table-cell>
          <table:table-cell office:value-type="float" office:value="42.8333">
            <text:p>42.8333</text:p>
          </table:table-cell>
          <table:table-cell office:value-type="float" office:value="0.4877424058145765">
            <text:p>0.487742405814576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5-20T20:00:00">
            <text:p>Fri May 20 20:00:00 2022</text:p>
          </table:table-cell>
          <table:table-cell office:value-type="float" office:value="208.3333">
            <text:p>208.3333</text:p>
          </table:table-cell>
          <table:table-cell office:value-type="float" office:value="44.0">
            <text:p>44.0</text:p>
          </table:table-cell>
          <table:table-cell office:value-type="float" office:value="0.6719683952391157">
            <text:p>0.671968395239115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5-21T11:00:00">
            <text:p>Sat May 21 11:00:00 2022</text:p>
          </table:table-cell>
          <table:table-cell office:value-type="float" office:value="213.6667">
            <text:p>213.6667</text:p>
          </table:table-cell>
          <table:table-cell office:value-type="float" office:value="62.1667">
            <text:p>62.1667</text:p>
          </table:table-cell>
          <table:table-cell office:value-type="float" office:value="0.44125525454250963">
            <text:p>0.4412552545425096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5-21T12:00:00">
            <text:p>Sat May 21 12:00:00 2022</text:p>
          </table:table-cell>
          <table:table-cell office:value-type="float" office:value="204.3333">
            <text:p>204.3333</text:p>
          </table:table-cell>
          <table:table-cell office:value-type="float" office:value="63.6667">
            <text:p>63.6667</text:p>
          </table:table-cell>
          <table:table-cell office:value-type="float" office:value="0.3874977704159503">
            <text:p>0.387497770415950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5-21T13:00:00">
            <text:p>Sat May 21 13:00:00 2022</text:p>
          </table:table-cell>
          <table:table-cell office:value-type="float" office:value="198.5">
            <text:p>198.5</text:p>
          </table:table-cell>
          <table:table-cell office:value-type="float" office:value="62.3333">
            <text:p>62.3333</text:p>
          </table:table-cell>
          <table:table-cell office:value-type="float" office:value="0.2127282477048885">
            <text:p>0.212728247704888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5-21T14:00:00">
            <text:p>Sat May 21 14:00:00 2022</text:p>
          </table:table-cell>
          <table:table-cell office:value-type="float" office:value="154.3333">
            <text:p>154.3333</text:p>
          </table:table-cell>
          <table:table-cell office:value-type="float" office:value="58.3333">
            <text:p>58.3333</text:p>
          </table:table-cell>
          <table:table-cell office:value-type="float" office:value="0.18628952051039419">
            <text:p>0.18628952051039419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1T15:00:00">
            <text:p>Sat May 21 15:00:00 2022</text:p>
          </table:table-cell>
          <table:table-cell office:value-type="float" office:value="234.8333">
            <text:p>234.8333</text:p>
          </table:table-cell>
          <table:table-cell office:value-type="float" office:value="56.3333">
            <text:p>56.3333</text:p>
          </table:table-cell>
          <table:table-cell office:value-type="float" office:value="0.18371911828111198">
            <text:p>0.18371911828111198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5-22T14:00:00">
            <text:p>Sun May 22 14:00:00 2022</text:p>
          </table:table-cell>
          <table:table-cell office:value-type="float" office:value="164.8333">
            <text:p>164.8333</text:p>
          </table:table-cell>
          <table:table-cell office:value-type="float" office:value="25.8333">
            <text:p>25.8333</text:p>
          </table:table-cell>
          <table:table-cell office:value-type="float" office:value="0.6376178586729746">
            <text:p>0.637617858672974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5-22T15:00:00">
            <text:p>Sun May 22 15:00:00 2022</text:p>
          </table:table-cell>
          <table:table-cell office:value-type="float" office:value="169.3333">
            <text:p>169.3333</text:p>
          </table:table-cell>
          <table:table-cell office:value-type="float" office:value="22.0">
            <text:p>22.0</text:p>
          </table:table-cell>
          <table:table-cell office:value-type="float" office:value="0.7237425286143429">
            <text:p>0.7237425286143429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5-22T16:00:00">
            <text:p>Sun May 22 16:00:00 2022</text:p>
          </table:table-cell>
          <table:table-cell office:value-type="float" office:value="175.5">
            <text:p>175.5</text:p>
          </table:table-cell>
          <table:table-cell office:value-type="float" office:value="21.6667">
            <text:p>21.6667</text:p>
          </table:table-cell>
          <table:table-cell office:value-type="float" office:value="0.942107844487945">
            <text:p>0.94210784448794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5-22T17:00:00">
            <text:p>Sun May 22 17:00:00 2022</text:p>
          </table:table-cell>
          <table:table-cell office:value-type="float" office:value="187.0">
            <text:p>187.0</text:p>
          </table:table-cell>
          <table:table-cell office:value-type="float" office:value="21.3333">
            <text:p>21.3333</text:p>
          </table:table-cell>
          <table:table-cell office:value-type="float" office:value="1.128442105279812">
            <text:p>1.128442105279812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18:00:00">
            <text:p>Sun May 22 18:00:00 2022</text:p>
          </table:table-cell>
          <table:table-cell office:value-type="float" office:value="105.5">
            <text:p>105.5</text:p>
          </table:table-cell>
          <table:table-cell office:value-type="float" office:value="20.6667">
            <text:p>20.6667</text:p>
          </table:table-cell>
          <table:table-cell office:value-type="float" office:value="1.2858198084649028">
            <text:p>1.2858198084649028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22T19:00:00">
            <text:p>Sun May 22 19:00:00 2022</text:p>
          </table:table-cell>
          <table:table-cell office:value-type="float" office:value="92.8333">
            <text:p>92.8333</text:p>
          </table:table-cell>
          <table:table-cell office:value-type="float" office:value="19.0">
            <text:p>19.0</text:p>
          </table:table-cell>
          <table:table-cell office:value-type="float" office:value="1.2098947766608605">
            <text:p>1.209894776660860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5-22T20:00:00">
            <text:p>Sun May 22 20:00:00 2022</text:p>
          </table:table-cell>
          <table:table-cell office:value-type="float" office:value="142.8333">
            <text:p>142.8333</text:p>
          </table:table-cell>
          <table:table-cell office:value-type="float" office:value="17.6667">
            <text:p>17.6667</text:p>
          </table:table-cell>
          <table:table-cell office:value-type="float" office:value="1.2357626521163594">
            <text:p>1.2357626521163594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5-22T21:00:00">
            <text:p>Sun May 22 21:00:00 2022</text:p>
          </table:table-cell>
          <table:table-cell office:value-type="float" office:value="167.6667">
            <text:p>167.6667</text:p>
          </table:table-cell>
          <table:table-cell office:value-type="float" office:value="18.5">
            <text:p>18.5</text:p>
          </table:table-cell>
          <table:table-cell office:value-type="float" office:value="1.205909294030833">
            <text:p>1.2059092940308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22T22:00:00">
            <text:p>Sun May 22 22:00:00 2022</text:p>
          </table:table-cell>
          <table:table-cell office:value-type="float" office:value="177.3333">
            <text:p>177.3333</text:p>
          </table:table-cell>
          <table:table-cell office:value-type="float" office:value="22.5">
            <text:p>22.5</text:p>
          </table:table-cell>
          <table:table-cell office:value-type="float" office:value="0.9623245650695312">
            <text:p>0.962324565069531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156.0">
            <text:p>156.0</text:p>
          </table:table-cell>
          <table:table-cell office:value-type="float" office:value="24.0">
            <text:p>24.0</text:p>
          </table:table-cell>
          <table:table-cell office:value-type="float" office:value="-0.6609764484612541">
            <text:p>-0.6609764484612541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223.5">
            <text:p>223.5</text:p>
          </table:table-cell>
          <table:table-cell office:value-type="float" office:value="24.0">
            <text:p>24.0</text:p>
          </table:table-cell>
          <table:table-cell office:value-type="float" office:value="-0.6017116435939843">
            <text:p>-0.601711643593984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5-23T17:00:00">
            <text:p>Mon May 23 17:00:00 2022</text:p>
          </table:table-cell>
          <table:table-cell office:value-type="float" office:value="187.0">
            <text:p>187.0</text:p>
          </table:table-cell>
          <table:table-cell office:value-type="float" office:value="24.5">
            <text:p>24.5</text:p>
          </table:table-cell>
          <table:table-cell office:value-type="float" office:value="-0.5570876273672336">
            <text:p>-0.5570876273672336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5-23T18:00:00">
            <text:p>Mon May 23 18:00:00 2022</text:p>
          </table:table-cell>
          <table:table-cell office:value-type="float" office:value="246.6667">
            <text:p>246.6667</text:p>
          </table:table-cell>
          <table:table-cell office:value-type="float" office:value="25.0">
            <text:p>25.0</text:p>
          </table:table-cell>
          <table:table-cell office:value-type="float" office:value="-0.5211226962468907">
            <text:p>-0.521122696246890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5-23T19:00:00">
            <text:p>Mon May 23 19:00:00 2022</text:p>
          </table:table-cell>
          <table:table-cell office:value-type="float" office:value="168.3333">
            <text:p>168.3333</text:p>
          </table:table-cell>
          <table:table-cell office:value-type="float" office:value="26.6667">
            <text:p>26.6667</text:p>
          </table:table-cell>
          <table:table-cell office:value-type="float" office:value="-0.5071029906663412">
            <text:p>-0.5071029906663412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5-24T11:00:00">
            <text:p>Tue May 24 11:00:00 2022</text:p>
          </table:table-cell>
          <table:table-cell office:value-type="float" office:value="235.6667">
            <text:p>235.6667</text:p>
          </table:table-cell>
          <table:table-cell office:value-type="float" office:value="13.6667">
            <text:p>13.6667</text:p>
          </table:table-cell>
          <table:table-cell office:value-type="float" office:value="0.25750819872992947">
            <text:p>0.2575081987299294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5-24T12:00:00">
            <text:p>Tue May 24 12:00:00 2022</text:p>
          </table:table-cell>
          <table:table-cell office:value-type="float" office:value="109.5">
            <text:p>109.5</text:p>
          </table:table-cell>
          <table:table-cell office:value-type="float" office:value="14.5">
            <text:p>14.5</text:p>
          </table:table-cell>
          <table:table-cell office:value-type="float" office:value="0.1691429990821519">
            <text:p>0.1691429990821519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5-24T13:00:00">
            <text:p>Tue May 24 13:00:00 2022</text:p>
          </table:table-cell>
          <table:table-cell office:value-type="float" office:value="206.3333">
            <text:p>206.3333</text:p>
          </table:table-cell>
          <table:table-cell office:value-type="float" office:value="11.3333">
            <text:p>11.3333</text:p>
          </table:table-cell>
          <table:table-cell office:value-type="float" office:value="0.12530811080483056">
            <text:p>0.1253081108048305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5-24T14:00:00">
            <text:p>Tue May 24 14:00:00 2022</text:p>
          </table:table-cell>
          <table:table-cell office:value-type="float" office:value="124.6667">
            <text:p>124.6667</text:p>
          </table:table-cell>
          <table:table-cell office:value-type="float" office:value="14.6667">
            <text:p>14.6667</text:p>
          </table:table-cell>
          <table:table-cell office:value-type="float" office:value="0.12982402027032394">
            <text:p>0.12982402027032394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4T15:00:00">
            <text:p>Tue May 24 15:00:00 2022</text:p>
          </table:table-cell>
          <table:table-cell office:value-type="float" office:value="206.1667">
            <text:p>206.1667</text:p>
          </table:table-cell>
          <table:table-cell office:value-type="float" office:value="16.0">
            <text:p>16.0</text:p>
          </table:table-cell>
          <table:table-cell office:value-type="float" office:value="0.17387974605508433">
            <text:p>0.173879746055084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5-24T16:00:00">
            <text:p>Tue May 24 16:00:00 2022</text:p>
          </table:table-cell>
          <table:table-cell office:value-type="float" office:value="239.8333">
            <text:p>239.8333</text:p>
          </table:table-cell>
          <table:table-cell office:value-type="float" office:value="14.1667">
            <text:p>14.1667</text:p>
          </table:table-cell>
          <table:table-cell office:value-type="float" office:value="0.18532345340273831">
            <text:p>0.18532345340273831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5T14:00:00">
            <text:p>Wed May 25 14:00:00 2022</text:p>
          </table:table-cell>
          <table:table-cell office:value-type="float" office:value="287.1667">
            <text:p>287.1667</text:p>
          </table:table-cell>
          <table:table-cell office:value-type="float" office:value="16.5">
            <text:p>16.5</text:p>
          </table:table-cell>
          <table:table-cell office:value-type="float" office:value="-1.5450207003495207">
            <text:p>-1.545020700349520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5:00:00">
            <text:p>Wed May 25 15:00:00 2022</text:p>
          </table:table-cell>
          <table:table-cell office:value-type="float" office:value="338.3333">
            <text:p>338.3333</text:p>
          </table:table-cell>
          <table:table-cell office:value-type="float" office:value="15.1667">
            <text:p>15.1667</text:p>
          </table:table-cell>
          <table:table-cell office:value-type="float" office:value="-1.6517602449536517">
            <text:p>-1.651760244953651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6:00:00">
            <text:p>Wed May 25 16:00:00 2022</text:p>
          </table:table-cell>
          <table:table-cell office:value-type="float" office:value="236.5">
            <text:p>236.5</text:p>
          </table:table-cell>
          <table:table-cell office:value-type="float" office:value="12.3333">
            <text:p>12.3333</text:p>
          </table:table-cell>
          <table:table-cell office:value-type="float" office:value="-1.6647455369013628">
            <text:p>-1.6647455369013628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5-25T17:00:00">
            <text:p>Wed May 25 17:00:00 2022</text:p>
          </table:table-cell>
          <table:table-cell office:value-type="float" office:value="323.5">
            <text:p>323.5</text:p>
          </table:table-cell>
          <table:table-cell office:value-type="float" office:value="11.8333">
            <text:p>11.8333</text:p>
          </table:table-cell>
          <table:table-cell office:value-type="float" office:value="-1.8262194452024103">
            <text:p>-1.826219445202410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8:00:00">
            <text:p>Wed May 25 18:00:00 2022</text:p>
          </table:table-cell>
          <table:table-cell office:value-type="float" office:value="188.8333">
            <text:p>188.8333</text:p>
          </table:table-cell>
          <table:table-cell office:value-type="float" office:value="10.3333">
            <text:p>10.3333</text:p>
          </table:table-cell>
          <table:table-cell office:value-type="float" office:value="-1.8431064029975146">
            <text:p>-1.8431064029975146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5-25T19:00:00">
            <text:p>Wed May 25 19:00:00 2022</text:p>
          </table:table-cell>
          <table:table-cell office:value-type="float" office:value="252.3333">
            <text:p>252.3333</text:p>
          </table:table-cell>
          <table:table-cell office:value-type="float" office:value="9.6667">
            <text:p>9.6667</text:p>
          </table:table-cell>
          <table:table-cell office:value-type="float" office:value="-1.8701352008674077">
            <text:p>-1.870135200867407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5-25T20:00:00">
            <text:p>Wed May 25 20:00:00 2022</text:p>
          </table:table-cell>
          <table:table-cell office:value-type="float" office:value="240.3333">
            <text:p>240.3333</text:p>
          </table:table-cell>
          <table:table-cell office:value-type="float" office:value="9.1667">
            <text:p>9.1667</text:p>
          </table:table-cell>
          <table:table-cell office:value-type="float" office:value="-1.8941588506617326">
            <text:p>-1.8941588506617326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5-25T21:00:00">
            <text:p>Wed May 25 21:00:00 2022</text:p>
          </table:table-cell>
          <table:table-cell office:value-type="float" office:value="284.0">
            <text:p>284.0</text:p>
          </table:table-cell>
          <table:table-cell office:value-type="float" office:value="9.1667">
            <text:p>9.1667</text:p>
          </table:table-cell>
          <table:table-cell office:value-type="float" office:value="-1.9082432478052518">
            <text:p>-1.9082432478052518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5-26T11:00:00">
            <text:p>Thu May 26 11:00:00 2022</text:p>
          </table:table-cell>
          <table:table-cell office:value-type="float" office:value="284.8333">
            <text:p>284.8333</text:p>
          </table:table-cell>
          <table:table-cell office:value-type="float" office:value="33.6667">
            <text:p>33.6667</text:p>
          </table:table-cell>
          <table:table-cell office:value-type="float" office:value="-0.21780918905295446">
            <text:p>-0.2178091890529544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5-26T12:00:00">
            <text:p>Thu May 26 12:00:00 2022</text:p>
          </table:table-cell>
          <table:table-cell office:value-type="float" office:value="295.6667">
            <text:p>295.6667</text:p>
          </table:table-cell>
          <table:table-cell office:value-type="float" office:value="31.0">
            <text:p>31.0</text:p>
          </table:table-cell>
          <table:table-cell office:value-type="float" office:value="-0.21036559011475373">
            <text:p>-0.2103655901147537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5-26T13:00:00">
            <text:p>Thu May 26 13:00:00 2022</text:p>
          </table:table-cell>
          <table:table-cell office:value-type="float" office:value="172.6667">
            <text:p>172.6667</text:p>
          </table:table-cell>
          <table:table-cell office:value-type="float" office:value="26.0">
            <text:p>26.0</text:p>
          </table:table-cell>
          <table:table-cell office:value-type="float" office:value="-0.2109180132144568">
            <text:p>-0.2109180132144568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26T14:00:00">
            <text:p>Thu May 26 14:00:00 2022</text:p>
          </table:table-cell>
          <table:table-cell office:value-type="float" office:value="226.6667">
            <text:p>226.6667</text:p>
          </table:table-cell>
          <table:table-cell office:value-type="float" office:value="25.3333">
            <text:p>25.3333</text:p>
          </table:table-cell>
          <table:table-cell office:value-type="float" office:value="-0.2146583243227934">
            <text:p>-0.2146583243227934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26T15:00:00">
            <text:p>Thu May 26 15:00:00 2022</text:p>
          </table:table-cell>
          <table:table-cell office:value-type="float" office:value="256.3333">
            <text:p>256.3333</text:p>
          </table:table-cell>
          <table:table-cell office:value-type="float" office:value="25.0">
            <text:p>25.0</text:p>
          </table:table-cell>
          <table:table-cell office:value-type="float" office:value="-0.21792750520406906">
            <text:p>-0.21792750520406906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5-26T16:00:00">
            <text:p>Thu May 26 16:00:00 2022</text:p>
          </table:table-cell>
          <table:table-cell office:value-type="float" office:value="164.5">
            <text:p>164.5</text:p>
          </table:table-cell>
          <table:table-cell office:value-type="float" office:value="25.6667">
            <text:p>25.6667</text:p>
          </table:table-cell>
          <table:table-cell office:value-type="float" office:value="-0.21444949274753794">
            <text:p>-0.21444949274753794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5-27T11:00:00">
            <text:p>Fri May 27 11:00:00 2022</text:p>
          </table:table-cell>
          <table:table-cell office:value-type="float" office:value="281.6667">
            <text:p>281.6667</text:p>
          </table:table-cell>
          <table:table-cell office:value-type="float" office:value="40.8333">
            <text:p>40.8333</text:p>
          </table:table-cell>
          <table:table-cell office:value-type="float" office:value="-0.17122568053425238">
            <text:p>-0.1712256805342523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5-27T12:00:00">
            <text:p>Fri May 27 12:00:00 2022</text:p>
          </table:table-cell>
          <table:table-cell office:value-type="float" office:value="177.8333">
            <text:p>177.8333</text:p>
          </table:table-cell>
          <table:table-cell office:value-type="float" office:value="27.6667">
            <text:p>27.6667</text:p>
          </table:table-cell>
          <table:table-cell office:value-type="float" office:value="-0.19509030645832934">
            <text:p>-0.1950903064583293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27T13:00:00">
            <text:p>Fri May 27 13:00:00 2022</text:p>
          </table:table-cell>
          <table:table-cell office:value-type="float" office:value="170.5">
            <text:p>170.5</text:p>
          </table:table-cell>
          <table:table-cell office:value-type="float" office:value="19.6667">
            <text:p>19.6667</text:p>
          </table:table-cell>
          <table:table-cell office:value-type="float" office:value="-0.17946240022247037">
            <text:p>-0.1794624002224703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5-27T14:00:00">
            <text:p>Fri May 27 14:00:00 2022</text:p>
          </table:table-cell>
          <table:table-cell office:value-type="float" office:value="176.5">
            <text:p>176.5</text:p>
          </table:table-cell>
          <table:table-cell office:value-type="float" office:value="19.6667">
            <text:p>19.6667</text:p>
          </table:table-cell>
          <table:table-cell office:value-type="float" office:value="-0.17711619421078018">
            <text:p>-0.17711619421078018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5-27T15:00:00">
            <text:p>Fri May 27 15:00:00 2022</text:p>
          </table:table-cell>
          <table:table-cell office:value-type="float" office:value="214.6667">
            <text:p>214.6667</text:p>
          </table:table-cell>
          <table:table-cell office:value-type="float" office:value="18.3333">
            <text:p>18.3333</text:p>
          </table:table-cell>
          <table:table-cell office:value-type="float" office:value="-0.1734030914617532">
            <text:p>-0.173403091461753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5-27T16:00:00">
            <text:p>Fri May 27 16:00:00 2022</text:p>
          </table:table-cell>
          <table:table-cell office:value-type="float" office:value="249.5">
            <text:p>249.5</text:p>
          </table:table-cell>
          <table:table-cell office:value-type="float" office:value="16.3333">
            <text:p>16.3333</text:p>
          </table:table-cell>
          <table:table-cell office:value-type="float" office:value="-0.11447282080943842">
            <text:p>-0.11447282080943842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5-27T17:00:00">
            <text:p>Fri May 27 17:00:00 2022</text:p>
          </table:table-cell>
          <table:table-cell office:value-type="float" office:value="261.8333">
            <text:p>261.8333</text:p>
          </table:table-cell>
          <table:table-cell office:value-type="float" office:value="14.0">
            <text:p>14.0</text:p>
          </table:table-cell>
          <table:table-cell office:value-type="float" office:value="-0.033353674326804014">
            <text:p>-0.033353674326804014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5-28T12:00:00">
            <text:p>Sat May 28 12:00:00 2022</text:p>
          </table:table-cell>
          <table:table-cell office:value-type="float" office:value="119.3333">
            <text:p>119.3333</text:p>
          </table:table-cell>
          <table:table-cell office:value-type="float" office:value="21.1667">
            <text:p>21.1667</text:p>
          </table:table-cell>
          <table:table-cell office:value-type="float" office:value="0.040805500145194344">
            <text:p>0.040805500145194344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5-28T13:00:00">
            <text:p>Sat May 28 13:00:00 2022</text:p>
          </table:table-cell>
          <table:table-cell office:value-type="float" office:value="99.8333">
            <text:p>99.8333</text:p>
          </table:table-cell>
          <table:table-cell office:value-type="float" office:value="19.0">
            <text:p>19.0</text:p>
          </table:table-cell>
          <table:table-cell office:value-type="float" office:value="0.010609770431741461">
            <text:p>0.010609770431741461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5-28T14:00:00">
            <text:p>Sat May 28 14:00:00 2022</text:p>
          </table:table-cell>
          <table:table-cell office:value-type="float" office:value="213.5">
            <text:p>213.5</text:p>
          </table:table-cell>
          <table:table-cell office:value-type="float" office:value="19.0">
            <text:p>19.0</text:p>
          </table:table-cell>
          <table:table-cell office:value-type="float" office:value="-0.013884837167758712">
            <text:p>-0.013884837167758712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28T15:00:00">
            <text:p>Sat May 28 15:00:00 2022</text:p>
          </table:table-cell>
          <table:table-cell office:value-type="float" office:value="188.5">
            <text:p>188.5</text:p>
          </table:table-cell>
          <table:table-cell office:value-type="float" office:value="19.0">
            <text:p>19.0</text:p>
          </table:table-cell>
          <table:table-cell office:value-type="float" office:value="-0.021493493666393287">
            <text:p>-0.02149349366639328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5-28T16:00:00">
            <text:p>Sat May 28 16:00:00 2022</text:p>
          </table:table-cell>
          <table:table-cell office:value-type="float" office:value="175.5">
            <text:p>175.5</text:p>
          </table:table-cell>
          <table:table-cell office:value-type="float" office:value="23.5">
            <text:p>23.5</text:p>
          </table:table-cell>
          <table:table-cell office:value-type="float" office:value="-0.024208798143799302">
            <text:p>-0.024208798143799302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28T17:00:00">
            <text:p>Sat May 28 17:00:00 2022</text:p>
          </table:table-cell>
          <table:table-cell office:value-type="float" office:value="179.1667">
            <text:p>179.1667</text:p>
          </table:table-cell>
          <table:table-cell office:value-type="float" office:value="28.1667">
            <text:p>28.1667</text:p>
          </table:table-cell>
          <table:table-cell office:value-type="float" office:value="-0.04606811846745254">
            <text:p>-0.0460681184674525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5-29T11:00:00">
            <text:p>Sun May 29 11:00:00 2022</text:p>
          </table:table-cell>
          <table:table-cell office:value-type="float" office:value="177.6667">
            <text:p>177.6667</text:p>
          </table:table-cell>
          <table:table-cell office:value-type="float" office:value="17.0">
            <text:p>17.0</text:p>
          </table:table-cell>
          <table:table-cell office:value-type="float" office:value="-0.211674654160171">
            <text:p>-0.211674654160171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5-29T12:00:00">
            <text:p>Sun May 29 12:00:00 2022</text:p>
          </table:table-cell>
          <table:table-cell office:value-type="float" office:value="203.8333">
            <text:p>203.8333</text:p>
          </table:table-cell>
          <table:table-cell office:value-type="float" office:value="16.1667">
            <text:p>16.1667</text:p>
          </table:table-cell>
          <table:table-cell office:value-type="float" office:value="-0.3715065585826338">
            <text:p>-0.3715065585826338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5-29T13:00:00">
            <text:p>Sun May 29 13:00:00 2022</text:p>
          </table:table-cell>
          <table:table-cell office:value-type="float" office:value="156.5">
            <text:p>156.5</text:p>
          </table:table-cell>
          <table:table-cell office:value-type="float" office:value="15.0">
            <text:p>15.0</text:p>
          </table:table-cell>
          <table:table-cell office:value-type="float" office:value="-0.41009398527105556">
            <text:p>-0.4100939852710555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5-29T14:00:00">
            <text:p>Sun May 29 14:00:00 2022</text:p>
          </table:table-cell>
          <table:table-cell office:value-type="float" office:value="176.0">
            <text:p>176.0</text:p>
          </table:table-cell>
          <table:table-cell office:value-type="float" office:value="14.3333">
            <text:p>14.3333</text:p>
          </table:table-cell>
          <table:table-cell office:value-type="float" office:value="-0.3272561992138624">
            <text:p>-0.3272561992138624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5-29T15:00:00">
            <text:p>Sun May 29 15:00:00 2022</text:p>
          </table:table-cell>
          <table:table-cell office:value-type="float" office:value="177.1667">
            <text:p>177.1667</text:p>
          </table:table-cell>
          <table:table-cell office:value-type="float" office:value="11.3333">
            <text:p>11.3333</text:p>
          </table:table-cell>
          <table:table-cell office:value-type="float" office:value="-0.21073514355809483">
            <text:p>-0.2107351435580948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5-30T18:00:00">
            <text:p>Mon May 30 18:00:00 2022</text:p>
          </table:table-cell>
          <table:table-cell office:value-type="float" office:value="162.3333">
            <text:p>162.3333</text:p>
          </table:table-cell>
          <table:table-cell office:value-type="float" office:value="13.1667">
            <text:p>13.1667</text:p>
          </table:table-cell>
          <table:table-cell office:value-type="float" office:value="-1.7034462163133597">
            <text:p>-1.703446216313359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5-30T19:00:00">
            <text:p>Mon May 30 19:00:00 2022</text:p>
          </table:table-cell>
          <table:table-cell office:value-type="float" office:value="174.5">
            <text:p>174.5</text:p>
          </table:table-cell>
          <table:table-cell office:value-type="float" office:value="13.0">
            <text:p>13.0</text:p>
          </table:table-cell>
          <table:table-cell office:value-type="float" office:value="-1.623261387891655">
            <text:p>-1.62326138789165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5-30T20:00:00">
            <text:p>Mon May 30 20:00:00 2022</text:p>
          </table:table-cell>
          <table:table-cell office:value-type="float" office:value="174.5">
            <text:p>174.5</text:p>
          </table:table-cell>
          <table:table-cell office:value-type="float" office:value="12.5">
            <text:p>12.5</text:p>
          </table:table-cell>
          <table:table-cell office:value-type="float" office:value="-1.4937520280267234">
            <text:p>-1.493752028026723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5-30T21:00:00">
            <text:p>Mon May 30 21:00:00 2022</text:p>
          </table:table-cell>
          <table:table-cell office:value-type="float" office:value="178.0">
            <text:p>178.0</text:p>
          </table:table-cell>
          <table:table-cell office:value-type="float" office:value="14.3333">
            <text:p>14.3333</text:p>
          </table:table-cell>
          <table:table-cell office:value-type="float" office:value="-1.3634998345304177">
            <text:p>-1.363499834530417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5-30T22:00:00">
            <text:p>Mon May 30 22:00:00 2022</text:p>
          </table:table-cell>
          <table:table-cell office:value-type="float" office:value="175.6667">
            <text:p>175.6667</text:p>
          </table:table-cell>
          <table:table-cell office:value-type="float" office:value="19.1667">
            <text:p>19.1667</text:p>
          </table:table-cell>
          <table:table-cell office:value-type="float" office:value="-1.1958279969373626">
            <text:p>-1.1958279969373626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0T23:00:00">
            <text:p>Mon May 30 23:00:00 2022</text:p>
          </table:table-cell>
          <table:table-cell office:value-type="float" office:value="178.3333">
            <text:p>178.3333</text:p>
          </table:table-cell>
          <table:table-cell office:value-type="float" office:value="21.5">
            <text:p>21.5</text:p>
          </table:table-cell>
          <table:table-cell office:value-type="float" office:value="-1.023888060577179">
            <text:p>-1.023888060577179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5-31T00:00:00">
            <text:p>Tue May 31 00:00:00 2022</text:p>
          </table:table-cell>
          <table:table-cell office:value-type="float" office:value="166.8333">
            <text:p>166.8333</text:p>
          </table:table-cell>
          <table:table-cell office:value-type="float" office:value="20.3333">
            <text:p>20.3333</text:p>
          </table:table-cell>
          <table:table-cell office:value-type="float" office:value="-0.8741408068318862">
            <text:p>-0.8741408068318862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31T01:00:00">
            <text:p>Tue May 31 01:00:00 2022</text:p>
          </table:table-cell>
          <table:table-cell office:value-type="float" office:value="164.8333">
            <text:p>164.8333</text:p>
          </table:table-cell>
          <table:table-cell office:value-type="float" office:value="16.5">
            <text:p>16.5</text:p>
          </table:table-cell>
          <table:table-cell office:value-type="float" office:value="-0.788671554895869">
            <text:p>-0.788671554895869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05-31T02:00:00">
            <text:p>Tue May 31 02:00:00 2022</text:p>
          </table:table-cell>
          <table:table-cell office:value-type="float" office:value="172.8333">
            <text:p>172.8333</text:p>
          </table:table-cell>
          <table:table-cell office:value-type="float" office:value="13.6667">
            <text:p>13.6667</text:p>
          </table:table-cell>
          <table:table-cell office:value-type="float" office:value="-0.6788389146136995">
            <text:p>-0.678838914613699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5-31T03:00:00">
            <text:p>Tue May 31 03:00:00 2022</text:p>
          </table:table-cell>
          <table:table-cell office:value-type="float" office:value="166.3333">
            <text:p>166.3333</text:p>
          </table:table-cell>
          <table:table-cell office:value-type="float" office:value="13.1667">
            <text:p>13.1667</text:p>
          </table:table-cell>
          <table:table-cell office:value-type="float" office:value="-0.620489230181865">
            <text:p>-0.62048923018186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5-31T04:00:00">
            <text:p>Tue May 31 04:00:00 2022</text:p>
          </table:table-cell>
          <table:table-cell office:value-type="float" office:value="179.1667">
            <text:p>179.1667</text:p>
          </table:table-cell>
          <table:table-cell office:value-type="float" office:value="13.3333">
            <text:p>13.3333</text:p>
          </table:table-cell>
          <table:table-cell office:value-type="float" office:value="-0.5047226282642606">
            <text:p>-0.5047226282642606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5-31T17:00:00">
            <text:p>Tue May 31 17:00:00 2022</text:p>
          </table:table-cell>
          <table:table-cell office:value-type="float" office:value="175.3333">
            <text:p>175.3333</text:p>
          </table:table-cell>
          <table:table-cell office:value-type="float" office:value="14.0">
            <text:p>14.0</text:p>
          </table:table-cell>
          <table:table-cell office:value-type="float" office:value="-1.448997646683606">
            <text:p>-1.448997646683606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5-31T18:00:00">
            <text:p>Tue May 31 18:00:00 2022</text:p>
          </table:table-cell>
          <table:table-cell office:value-type="float" office:value="181.1667">
            <text:p>181.1667</text:p>
          </table:table-cell>
          <table:table-cell office:value-type="float" office:value="12.8333">
            <text:p>12.8333</text:p>
          </table:table-cell>
          <table:table-cell office:value-type="float" office:value="-1.6429159870417132">
            <text:p>-1.6429159870417132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5-31T19:00:00">
            <text:p>Tue May 31 19:00:00 2022</text:p>
          </table:table-cell>
          <table:table-cell office:value-type="float" office:value="176.5">
            <text:p>176.5</text:p>
          </table:table-cell>
          <table:table-cell office:value-type="float" office:value="12.3333">
            <text:p>12.3333</text:p>
          </table:table-cell>
          <table:table-cell office:value-type="float" office:value="-1.7426223051293441">
            <text:p>-1.7426223051293441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5-31T20:00:00">
            <text:p>Tue May 31 20:00:00 2022</text:p>
          </table:table-cell>
          <table:table-cell office:value-type="float" office:value="177.5">
            <text:p>177.5</text:p>
          </table:table-cell>
          <table:table-cell office:value-type="float" office:value="11.5">
            <text:p>11.5</text:p>
          </table:table-cell>
          <table:table-cell office:value-type="float" office:value="-1.8652587446204163">
            <text:p>-1.865258744620416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5-31T21:00:00">
            <text:p>Tue May 31 21:00:00 2022</text:p>
          </table:table-cell>
          <table:table-cell office:value-type="float" office:value="177.8333">
            <text:p>177.8333</text:p>
          </table:table-cell>
          <table:table-cell office:value-type="float" office:value="13.5">
            <text:p>13.5</text:p>
          </table:table-cell>
          <table:table-cell office:value-type="float" office:value="-1.9499635396327057">
            <text:p>-1.949963539632705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5-31T22:00:00">
            <text:p>Tue May 31 22:00:00 2022</text:p>
          </table:table-cell>
          <table:table-cell office:value-type="float" office:value="173.6667">
            <text:p>173.6667</text:p>
          </table:table-cell>
          <table:table-cell office:value-type="float" office:value="15.0">
            <text:p>15.0</text:p>
          </table:table-cell>
          <table:table-cell office:value-type="float" office:value="-2.0103484355281767">
            <text:p>-2.01034843552817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06-01T16:00:00">
            <text:p>Wed Jun  1 16:00:00 2022</text:p>
          </table:table-cell>
          <table:table-cell office:value-type="float" office:value="174.8333">
            <text:p>174.8333</text:p>
          </table:table-cell>
          <table:table-cell office:value-type="float" office:value="12.5">
            <text:p>12.5</text:p>
          </table:table-cell>
          <table:table-cell office:value-type="float" office:value="-1.4139250518802344">
            <text:p>-1.4139250518802344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1T17:00:00">
            <text:p>Wed Jun  1 17:00:00 2022</text:p>
          </table:table-cell>
          <table:table-cell office:value-type="float" office:value="175.8333">
            <text:p>175.8333</text:p>
          </table:table-cell>
          <table:table-cell office:value-type="float" office:value="11.0">
            <text:p>11.0</text:p>
          </table:table-cell>
          <table:table-cell office:value-type="float" office:value="-1.4073924096048631">
            <text:p>-1.407392409604863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1T18:00:00">
            <text:p>Wed Jun  1 18:00:00 2022</text:p>
          </table:table-cell>
          <table:table-cell office:value-type="float" office:value="177.3333">
            <text:p>177.3333</text:p>
          </table:table-cell>
          <table:table-cell office:value-type="float" office:value="7.1667">
            <text:p>7.1667</text:p>
          </table:table-cell>
          <table:table-cell office:value-type="float" office:value="-1.4194606313328886">
            <text:p>-1.4194606313328886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6-01T19:00:00">
            <text:p>Wed Jun  1 19:00:00 2022</text:p>
          </table:table-cell>
          <table:table-cell office:value-type="float" office:value="181.8333">
            <text:p>181.8333</text:p>
          </table:table-cell>
          <table:table-cell office:value-type="float" office:value="4.5">
            <text:p>4.5</text:p>
          </table:table-cell>
          <table:table-cell office:value-type="float" office:value="-1.4373761515995644">
            <text:p>-1.4373761515995644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169.3333">
            <text:p>169.3333</text:p>
          </table:table-cell>
          <table:table-cell office:value-type="float" office:value="8.5">
            <text:p>8.5</text:p>
          </table:table-cell>
          <table:table-cell office:value-type="float" office:value="-1.5691003317663184">
            <text:p>-1.5691003317663184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201.1667">
            <text:p>201.1667</text:p>
          </table:table-cell>
          <table:table-cell office:value-type="float" office:value="16.5">
            <text:p>16.5</text:p>
          </table:table-cell>
          <table:table-cell office:value-type="float" office:value="-0.8722936831999489">
            <text:p>-0.8722936831999489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204.1667">
            <text:p>204.1667</text:p>
          </table:table-cell>
          <table:table-cell office:value-type="float" office:value="15.1667">
            <text:p>15.1667</text:p>
          </table:table-cell>
          <table:table-cell office:value-type="float" office:value="-0.5106170425072596">
            <text:p>-0.5106170425072596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02T15:00:00">
            <text:p>Thu Jun  2 15:00:00 2022</text:p>
          </table:table-cell>
          <table:table-cell office:value-type="float" office:value="148.6667">
            <text:p>148.6667</text:p>
          </table:table-cell>
          <table:table-cell office:value-type="float" office:value="14.0">
            <text:p>14.0</text:p>
          </table:table-cell>
          <table:table-cell office:value-type="float" office:value="-0.4051368458608085">
            <text:p>-0.405136845860808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06-02T16:00:00">
            <text:p>Thu Jun  2 16:00:00 2022</text:p>
          </table:table-cell>
          <table:table-cell office:value-type="float" office:value="178.1667">
            <text:p>178.1667</text:p>
          </table:table-cell>
          <table:table-cell office:value-type="float" office:value="13.0">
            <text:p>13.0</text:p>
          </table:table-cell>
          <table:table-cell office:value-type="float" office:value="-0.407058062606659">
            <text:p>-0.407058062606659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6-03T12:00:00">
            <text:p>Fri Jun  3 12:00:00 2022</text:p>
          </table:table-cell>
          <table:table-cell office:value-type="float" office:value="190.8333">
            <text:p>190.8333</text:p>
          </table:table-cell>
          <table:table-cell office:value-type="float" office:value="22.1667">
            <text:p>22.1667</text:p>
          </table:table-cell>
          <table:table-cell office:value-type="float" office:value="-0.5372375118502954">
            <text:p>-0.537237511850295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6-03T13:00:00">
            <text:p>Fri Jun  3 13:00:00 2022</text:p>
          </table:table-cell>
          <table:table-cell office:value-type="float" office:value="202.5">
            <text:p>202.5</text:p>
          </table:table-cell>
          <table:table-cell office:value-type="float" office:value="20.3333">
            <text:p>20.3333</text:p>
          </table:table-cell>
          <table:table-cell office:value-type="float" office:value="-0.5035967268470161">
            <text:p>-0.5035967268470161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06-03T14:00:00">
            <text:p>Fri Jun  3 14:00:00 2022</text:p>
          </table:table-cell>
          <table:table-cell office:value-type="float" office:value="174.8333">
            <text:p>174.8333</text:p>
          </table:table-cell>
          <table:table-cell office:value-type="float" office:value="16.8333">
            <text:p>16.8333</text:p>
          </table:table-cell>
          <table:table-cell office:value-type="float" office:value="-0.46021465090724856">
            <text:p>-0.46021465090724856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6-03T15:00:00">
            <text:p>Fri Jun  3 15:00:00 2022</text:p>
          </table:table-cell>
          <table:table-cell office:value-type="float" office:value="182.0">
            <text:p>182.0</text:p>
          </table:table-cell>
          <table:table-cell office:value-type="float" office:value="16.3333">
            <text:p>16.3333</text:p>
          </table:table-cell>
          <table:table-cell office:value-type="float" office:value="-0.4413057882864996">
            <text:p>-0.441305788286499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03T16:00:00">
            <text:p>Fri Jun  3 16:00:00 2022</text:p>
          </table:table-cell>
          <table:table-cell office:value-type="float" office:value="175.3333">
            <text:p>175.3333</text:p>
          </table:table-cell>
          <table:table-cell office:value-type="float" office:value="15.3333">
            <text:p>15.3333</text:p>
          </table:table-cell>
          <table:table-cell office:value-type="float" office:value="-0.4359524299397991">
            <text:p>-0.4359524299397991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3T17:00:00">
            <text:p>Fri Jun  3 17:00:00 2022</text:p>
          </table:table-cell>
          <table:table-cell office:value-type="float" office:value="176.6667">
            <text:p>176.6667</text:p>
          </table:table-cell>
          <table:table-cell office:value-type="float" office:value="13.1667">
            <text:p>13.1667</text:p>
          </table:table-cell>
          <table:table-cell office:value-type="float" office:value="-0.4288702508819082">
            <text:p>-0.4288702508819082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4T13:00:00">
            <text:p>Sat Jun  4 13:00:00 2022</text:p>
          </table:table-cell>
          <table:table-cell office:value-type="float" office:value="172.1667">
            <text:p>172.1667</text:p>
          </table:table-cell>
          <table:table-cell office:value-type="float" office:value="15.0">
            <text:p>15.0</text:p>
          </table:table-cell>
          <table:table-cell office:value-type="float" office:value="-0.8707714852738636">
            <text:p>-0.870771485273863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6-04T14:00:00">
            <text:p>Sat Jun  4 14:00:00 2022</text:p>
          </table:table-cell>
          <table:table-cell office:value-type="float" office:value="165.8333">
            <text:p>165.8333</text:p>
          </table:table-cell>
          <table:table-cell office:value-type="float" office:value="15.0">
            <text:p>15.0</text:p>
          </table:table-cell>
          <table:table-cell office:value-type="float" office:value="-0.8985570087600161">
            <text:p>-0.898557008760016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6-04T15:00:00">
            <text:p>Sat Jun  4 15:00:00 2022</text:p>
          </table:table-cell>
          <table:table-cell office:value-type="float" office:value="179.6667">
            <text:p>179.6667</text:p>
          </table:table-cell>
          <table:table-cell office:value-type="float" office:value="15.1667">
            <text:p>15.1667</text:p>
          </table:table-cell>
          <table:table-cell office:value-type="float" office:value="-0.8821613216452404">
            <text:p>-0.882161321645240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6-04T16:00:00">
            <text:p>Sat Jun  4 16:00:00 2022</text:p>
          </table:table-cell>
          <table:table-cell office:value-type="float" office:value="175.3333">
            <text:p>175.3333</text:p>
          </table:table-cell>
          <table:table-cell office:value-type="float" office:value="13.3333">
            <text:p>13.3333</text:p>
          </table:table-cell>
          <table:table-cell office:value-type="float" office:value="-0.8429376920681032">
            <text:p>-0.8429376920681032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6-04T17:00:00">
            <text:p>Sat Jun  4 17:00:00 2022</text:p>
          </table:table-cell>
          <table:table-cell office:value-type="float" office:value="168.1667">
            <text:p>168.1667</text:p>
          </table:table-cell>
          <table:table-cell office:value-type="float" office:value="10.1667">
            <text:p>10.1667</text:p>
          </table:table-cell>
          <table:table-cell office:value-type="float" office:value="-0.8232741511291347">
            <text:p>-0.823274151129134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6-05T13:00:00">
            <text:p>Sun Jun  5 13:00:00 2022</text:p>
          </table:table-cell>
          <table:table-cell office:value-type="float" office:value="225.5">
            <text:p>225.5</text:p>
          </table:table-cell>
          <table:table-cell office:value-type="float" office:value="16.3333">
            <text:p>16.3333</text:p>
          </table:table-cell>
          <table:table-cell office:value-type="float" office:value="-0.6803394869899321">
            <text:p>-0.6803394869899321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6-05T14:00:00">
            <text:p>Sun Jun  5 14:00:00 2022</text:p>
          </table:table-cell>
          <table:table-cell office:value-type="float" office:value="278.1667">
            <text:p>278.1667</text:p>
          </table:table-cell>
          <table:table-cell office:value-type="float" office:value="15.3333">
            <text:p>15.3333</text:p>
          </table:table-cell>
          <table:table-cell office:value-type="float" office:value="-0.646258970165296">
            <text:p>-0.64625897016529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6-05T15:00:00">
            <text:p>Sun Jun  5 15:00:00 2022</text:p>
          </table:table-cell>
          <table:table-cell office:value-type="float" office:value="333.8333">
            <text:p>333.8333</text:p>
          </table:table-cell>
          <table:table-cell office:value-type="float" office:value="13.1667">
            <text:p>13.1667</text:p>
          </table:table-cell>
          <table:table-cell office:value-type="float" office:value="-0.5669589755344703">
            <text:p>-0.566958975534470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6-05T16:00:00">
            <text:p>Sun Jun  5 16:00:00 2022</text:p>
          </table:table-cell>
          <table:table-cell office:value-type="float" office:value="309.3333">
            <text:p>309.3333</text:p>
          </table:table-cell>
          <table:table-cell office:value-type="float" office:value="10.8333">
            <text:p>10.8333</text:p>
          </table:table-cell>
          <table:table-cell office:value-type="float" office:value="-0.4449843506418923">
            <text:p>-0.444984350641892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5T17:00:00">
            <text:p>Sun Jun  5 17:00:00 2022</text:p>
          </table:table-cell>
          <table:table-cell office:value-type="float" office:value="308.1667">
            <text:p>308.1667</text:p>
          </table:table-cell>
          <table:table-cell office:value-type="float" office:value="9.0">
            <text:p>9.0</text:p>
          </table:table-cell>
          <table:table-cell office:value-type="float" office:value="-0.27913177843816844">
            <text:p>-0.2791317784381684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6-06T13:00:00">
            <text:p>Mon Jun  6 13:00:00 2022</text:p>
          </table:table-cell>
          <table:table-cell office:value-type="float" office:value="100.3333">
            <text:p>100.3333</text:p>
          </table:table-cell>
          <table:table-cell office:value-type="float" office:value="30.0">
            <text:p>30.0</text:p>
          </table:table-cell>
          <table:table-cell office:value-type="float" office:value="-0.14567315904896988">
            <text:p>-0.14567315904896988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6T14:00:00">
            <text:p>Mon Jun  6 14:00:00 2022</text:p>
          </table:table-cell>
          <table:table-cell office:value-type="float" office:value="246.5">
            <text:p>246.5</text:p>
          </table:table-cell>
          <table:table-cell office:value-type="float" office:value="23.1667">
            <text:p>23.1667</text:p>
          </table:table-cell>
          <table:table-cell office:value-type="float" office:value="-0.12650283019282146">
            <text:p>-0.1265028301928214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6-06T15:00:00">
            <text:p>Mon Jun  6 15:00:00 2022</text:p>
          </table:table-cell>
          <table:table-cell office:value-type="float" office:value="254.0">
            <text:p>254.0</text:p>
          </table:table-cell>
          <table:table-cell office:value-type="float" office:value="18.0">
            <text:p>18.0</text:p>
          </table:table-cell>
          <table:table-cell office:value-type="float" office:value="-0.05024986763891659">
            <text:p>-0.05024986763891659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06T16:00:00">
            <text:p>Mon Jun  6 16:00:00 2022</text:p>
          </table:table-cell>
          <table:table-cell office:value-type="float" office:value="219.0">
            <text:p>219.0</text:p>
          </table:table-cell>
          <table:table-cell office:value-type="float" office:value="15.3333">
            <text:p>15.3333</text:p>
          </table:table-cell>
          <table:table-cell office:value-type="float" office:value="-0.0034044716643238113">
            <text:p>-0.003404471664323811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06T17:00:00">
            <text:p>Mon Jun  6 17:00:00 2022</text:p>
          </table:table-cell>
          <table:table-cell office:value-type="float" office:value="193.0">
            <text:p>193.0</text:p>
          </table:table-cell>
          <table:table-cell office:value-type="float" office:value="12.3333">
            <text:p>12.3333</text:p>
          </table:table-cell>
          <table:table-cell office:value-type="float" office:value="0.0164564051832753">
            <text:p>0.016456405183275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6-07T13:00:00">
            <text:p>Tue Jun  7 13:00:00 2022</text:p>
          </table:table-cell>
          <table:table-cell office:value-type="float" office:value="234.6667">
            <text:p>234.6667</text:p>
          </table:table-cell>
          <table:table-cell office:value-type="float" office:value="36.0">
            <text:p>36.0</text:p>
          </table:table-cell>
          <table:table-cell office:value-type="float" office:value="-0.030459506472162893">
            <text:p>-0.03045950647216289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06-07T14:00:00">
            <text:p>Tue Jun  7 14:00:00 2022</text:p>
          </table:table-cell>
          <table:table-cell office:value-type="float" office:value="211.8333">
            <text:p>211.8333</text:p>
          </table:table-cell>
          <table:table-cell office:value-type="float" office:value="31.3333">
            <text:p>31.3333</text:p>
          </table:table-cell>
          <table:table-cell office:value-type="float" office:value="-0.009285762558178087">
            <text:p>-0.00928576255817808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5:00:00">
            <text:p>Tue Jun  7 15:00:00 2022</text:p>
          </table:table-cell>
          <table:table-cell office:value-type="float" office:value="193.1667">
            <text:p>193.1667</text:p>
          </table:table-cell>
          <table:table-cell office:value-type="float" office:value="25.5">
            <text:p>25.5</text:p>
          </table:table-cell>
          <table:table-cell office:value-type="float" office:value="-0.05266754349100265">
            <text:p>-0.0526675434910026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6-07T16:00:00">
            <text:p>Tue Jun  7 16:00:00 2022</text:p>
          </table:table-cell>
          <table:table-cell office:value-type="float" office:value="252.5">
            <text:p>252.5</text:p>
          </table:table-cell>
          <table:table-cell office:value-type="float" office:value="20.6667">
            <text:p>20.6667</text:p>
          </table:table-cell>
          <table:table-cell office:value-type="float" office:value="-0.1008157624393519">
            <text:p>-0.1008157624393519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6-07T17:00:00">
            <text:p>Tue Jun  7 17:00:00 2022</text:p>
          </table:table-cell>
          <table:table-cell office:value-type="float" office:value="182.5">
            <text:p>182.5</text:p>
          </table:table-cell>
          <table:table-cell office:value-type="float" office:value="16.5">
            <text:p>16.5</text:p>
          </table:table-cell>
          <table:table-cell office:value-type="float" office:value="-0.16508410642029997">
            <text:p>-0.1650841064202999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6-07T18:00:00">
            <text:p>Tue Jun  7 18:00:00 2022</text:p>
          </table:table-cell>
          <table:table-cell office:value-type="float" office:value="177.6667">
            <text:p>177.6667</text:p>
          </table:table-cell>
          <table:table-cell office:value-type="float" office:value="15.6667">
            <text:p>15.6667</text:p>
          </table:table-cell>
          <table:table-cell office:value-type="float" office:value="-0.2617596723262724">
            <text:p>-0.2617596723262724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6-07T19:00:00">
            <text:p>Tue Jun  7 19:00:00 2022</text:p>
          </table:table-cell>
          <table:table-cell office:value-type="float" office:value="178.8333">
            <text:p>178.8333</text:p>
          </table:table-cell>
          <table:table-cell office:value-type="float" office:value="19.1667">
            <text:p>19.1667</text:p>
          </table:table-cell>
          <table:table-cell office:value-type="float" office:value="-0.3443300865927492">
            <text:p>-0.344330086592749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286.0">
            <text:p>286.0</text:p>
          </table:table-cell>
          <table:table-cell office:value-type="float" office:value="41.0">
            <text:p>41.0</text:p>
          </table:table-cell>
          <table:table-cell office:value-type="float" office:value="0.06907854359408203">
            <text:p>0.0690785435940820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287.6667">
            <text:p>287.6667</text:p>
          </table:table-cell>
          <table:table-cell office:value-type="float" office:value="27.3333">
            <text:p>27.3333</text:p>
          </table:table-cell>
          <table:table-cell office:value-type="float" office:value="0.09329325404365489">
            <text:p>0.0932932540436548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6-08T15:00:00">
            <text:p>Wed Jun  8 15:00:00 2022</text:p>
          </table:table-cell>
          <table:table-cell office:value-type="float" office:value="347.0">
            <text:p>347.0</text:p>
          </table:table-cell>
          <table:table-cell office:value-type="float" office:value="21.0">
            <text:p>21.0</text:p>
          </table:table-cell>
          <table:table-cell office:value-type="float" office:value="-0.08145152521793014">
            <text:p>-0.08145152521793014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219.3333">
            <text:p>219.3333</text:p>
          </table:table-cell>
          <table:table-cell office:value-type="float" office:value="16.0">
            <text:p>16.0</text:p>
          </table:table-cell>
          <table:table-cell office:value-type="float" office:value="-0.15474605536603236">
            <text:p>-0.15474605536603236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263.0">
            <text:p>263.0</text:p>
          </table:table-cell>
          <table:table-cell office:value-type="float" office:value="12.1667">
            <text:p>12.1667</text:p>
          </table:table-cell>
          <table:table-cell office:value-type="float" office:value="-0.39877288079324735">
            <text:p>-0.3987728807932473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337.8333">
            <text:p>337.8333</text:p>
          </table:table-cell>
          <table:table-cell office:value-type="float" office:value="9.6667">
            <text:p>9.6667</text:p>
          </table:table-cell>
          <table:table-cell office:value-type="float" office:value="-0.5815440935839868">
            <text:p>-0.5815440935839868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10T13:00:00">
            <text:p>Fri Jun 10 13:00:00 2022</text:p>
          </table:table-cell>
          <table:table-cell office:value-type="float" office:value="213.1667">
            <text:p>213.1667</text:p>
          </table:table-cell>
          <table:table-cell office:value-type="float" office:value="27.0">
            <text:p>27.0</text:p>
          </table:table-cell>
          <table:table-cell office:value-type="float" office:value="0.04200518982681935">
            <text:p>0.0420051898268193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258.3333">
            <text:p>258.3333</text:p>
          </table:table-cell>
          <table:table-cell office:value-type="float" office:value="26.3333">
            <text:p>26.3333</text:p>
          </table:table-cell>
          <table:table-cell office:value-type="float" office:value="0.0046143613876337905">
            <text:p>0.004614361387633790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315.6667">
            <text:p>315.6667</text:p>
          </table:table-cell>
          <table:table-cell office:value-type="float" office:value="28.3333">
            <text:p>28.3333</text:p>
          </table:table-cell>
          <table:table-cell office:value-type="float" office:value="0.01975455198298165">
            <text:p>0.0197545519829816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6-27T11:00:00">
            <text:p>Mon Jun 27 11:00:00 2022</text:p>
          </table:table-cell>
          <table:table-cell office:value-type="float" office:value="158.1667">
            <text:p>158.1667</text:p>
          </table:table-cell>
          <table:table-cell office:value-type="float" office:value="29.1667">
            <text:p>29.1667</text:p>
          </table:table-cell>
          <table:table-cell office:value-type="float" office:value="0.09474361679454738">
            <text:p>0.09474361679454738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6-27T12:00:00">
            <text:p>Mon Jun 27 12:00:00 2022</text:p>
          </table:table-cell>
          <table:table-cell office:value-type="float" office:value="182.3333">
            <text:p>182.3333</text:p>
          </table:table-cell>
          <table:table-cell office:value-type="float" office:value="24.3333">
            <text:p>24.3333</text:p>
          </table:table-cell>
          <table:table-cell office:value-type="float" office:value="0.16783955714762455">
            <text:p>0.1678395571476245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7T13:00:00">
            <text:p>Mon Jun 27 13:00:00 2022</text:p>
          </table:table-cell>
          <table:table-cell office:value-type="float" office:value="184.6667">
            <text:p>184.6667</text:p>
          </table:table-cell>
          <table:table-cell office:value-type="float" office:value="20.3333">
            <text:p>20.3333</text:p>
          </table:table-cell>
          <table:table-cell office:value-type="float" office:value="0.1606892188573154">
            <text:p>0.1606892188573154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6-28T12:00:00">
            <text:p>Tue Jun 28 12:00:00 2022</text:p>
          </table:table-cell>
          <table:table-cell office:value-type="float" office:value="191.0">
            <text:p>191.0</text:p>
          </table:table-cell>
          <table:table-cell office:value-type="float" office:value="48.8333">
            <text:p>48.8333</text:p>
          </table:table-cell>
          <table:table-cell office:value-type="float" office:value="-0.1423214949442892">
            <text:p>-0.142321494944289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6-28T13:00:00">
            <text:p>Tue Jun 28 13:00:00 2022</text:p>
          </table:table-cell>
          <table:table-cell office:value-type="float" office:value="164.6667">
            <text:p>164.6667</text:p>
          </table:table-cell>
          <table:table-cell office:value-type="float" office:value="42.0">
            <text:p>42.0</text:p>
          </table:table-cell>
          <table:table-cell office:value-type="float" office:value="-0.1424223584172877">
            <text:p>-0.142422358417287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6-28T14:00:00">
            <text:p>Tue Jun 28 14:00:00 2022</text:p>
          </table:table-cell>
          <table:table-cell office:value-type="float" office:value="147.3333">
            <text:p>147.3333</text:p>
          </table:table-cell>
          <table:table-cell office:value-type="float" office:value="37.3333">
            <text:p>37.3333</text:p>
          </table:table-cell>
          <table:table-cell office:value-type="float" office:value="-0.09592594920158337">
            <text:p>-0.0959259492015833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229.5">
            <text:p>229.5</text:p>
          </table:table-cell>
          <table:table-cell office:value-type="float" office:value="34.0">
            <text:p>34.0</text:p>
          </table:table-cell>
          <table:table-cell office:value-type="float" office:value="0.05620032120273893">
            <text:p>0.0562003212027389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6-28T16:00:00">
            <text:p>Tue Jun 28 16:00:00 2022</text:p>
          </table:table-cell>
          <table:table-cell office:value-type="float" office:value="238.5">
            <text:p>238.5</text:p>
          </table:table-cell>
          <table:table-cell office:value-type="float" office:value="31.8333">
            <text:p>31.8333</text:p>
          </table:table-cell>
          <table:table-cell office:value-type="float" office:value="0.2519368857949028">
            <text:p>0.2519368857949028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6-28T17:00:00">
            <text:p>Tue Jun 28 17:00:00 2022</text:p>
          </table:table-cell>
          <table:table-cell office:value-type="float" office:value="266.6667">
            <text:p>266.6667</text:p>
          </table:table-cell>
          <table:table-cell office:value-type="float" office:value="27.0">
            <text:p>27.0</text:p>
          </table:table-cell>
          <table:table-cell office:value-type="float" office:value="0.4951625745147178">
            <text:p>0.4951625745147178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22-06-28T18:00:00">
            <text:p>Tue Jun 28 18:00:00 2022</text:p>
          </table:table-cell>
          <table:table-cell office:value-type="float" office:value="174.6667">
            <text:p>174.6667</text:p>
          </table:table-cell>
          <table:table-cell office:value-type="float" office:value="21.5">
            <text:p>21.5</text:p>
          </table:table-cell>
          <table:table-cell office:value-type="float" office:value="0.5179985359626389">
            <text:p>0.5179985359626389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29T13:00:00">
            <text:p>Wed Jun 29 13:00:00 2022</text:p>
          </table:table-cell>
          <table:table-cell office:value-type="float" office:value="157.3333">
            <text:p>157.3333</text:p>
          </table:table-cell>
          <table:table-cell office:value-type="float" office:value="61.8333">
            <text:p>61.8333</text:p>
          </table:table-cell>
          <table:table-cell office:value-type="float" office:value="0.04386257423777985">
            <text:p>0.0438625742377798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6-29T14:00:00">
            <text:p>Wed Jun 29 14:00:00 2022</text:p>
          </table:table-cell>
          <table:table-cell office:value-type="float" office:value="189.6667">
            <text:p>189.6667</text:p>
          </table:table-cell>
          <table:table-cell office:value-type="float" office:value="52.0">
            <text:p>52.0</text:p>
          </table:table-cell>
          <table:table-cell office:value-type="float" office:value="0.04518991099270382">
            <text:p>0.04518991099270382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6-29T15:00:00">
            <text:p>Wed Jun 29 15:00:00 2022</text:p>
          </table:table-cell>
          <table:table-cell office:value-type="float" office:value="169.0">
            <text:p>169.0</text:p>
          </table:table-cell>
          <table:table-cell office:value-type="float" office:value="41.5">
            <text:p>41.5</text:p>
          </table:table-cell>
          <table:table-cell office:value-type="float" office:value="0.04665269793848232">
            <text:p>0.04665269793848232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29T16:00:00">
            <text:p>Wed Jun 29 16:00:00 2022</text:p>
          </table:table-cell>
          <table:table-cell office:value-type="float" office:value="182.0">
            <text:p>182.0</text:p>
          </table:table-cell>
          <table:table-cell office:value-type="float" office:value="35.0">
            <text:p>35.0</text:p>
          </table:table-cell>
          <table:table-cell office:value-type="float" office:value="0.024625327252967764">
            <text:p>0.024625327252967764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6-29T17:00:00">
            <text:p>Wed Jun 29 17:00:00 2022</text:p>
          </table:table-cell>
          <table:table-cell office:value-type="float" office:value="215.0">
            <text:p>215.0</text:p>
          </table:table-cell>
          <table:table-cell office:value-type="float" office:value="32.0">
            <text:p>32.0</text:p>
          </table:table-cell>
          <table:table-cell office:value-type="float" office:value="-0.0821946648644059">
            <text:p>-0.0821946648644059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29T18:00:00">
            <text:p>Wed Jun 29 18:00:00 2022</text:p>
          </table:table-cell>
          <table:table-cell office:value-type="float" office:value="157.6667">
            <text:p>157.6667</text:p>
          </table:table-cell>
          <table:table-cell office:value-type="float" office:value="32.0">
            <text:p>32.0</text:p>
          </table:table-cell>
          <table:table-cell office:value-type="float" office:value="-0.1952252244146143">
            <text:p>-0.195225224414614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6-29T19:00:00">
            <text:p>Wed Jun 29 19:00:00 2022</text:p>
          </table:table-cell>
          <table:table-cell office:value-type="float" office:value="207.8333">
            <text:p>207.8333</text:p>
          </table:table-cell>
          <table:table-cell office:value-type="float" office:value="27.5">
            <text:p>27.5</text:p>
          </table:table-cell>
          <table:table-cell office:value-type="float" office:value="-0.2664422482992129">
            <text:p>-0.2664422482992129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30T11:00:00">
            <text:p>Thu Jun 30 11:00:00 2022</text:p>
          </table:table-cell>
          <table:table-cell office:value-type="float" office:value="202.8333">
            <text:p>202.8333</text:p>
          </table:table-cell>
          <table:table-cell office:value-type="float" office:value="37.3333">
            <text:p>37.3333</text:p>
          </table:table-cell>
          <table:table-cell office:value-type="float" office:value="0.3012677408514031">
            <text:p>0.3012677408514031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6-30T12:00:00">
            <text:p>Thu Jun 30 12:00:00 2022</text:p>
          </table:table-cell>
          <table:table-cell office:value-type="float" office:value="185.3333">
            <text:p>185.3333</text:p>
          </table:table-cell>
          <table:table-cell office:value-type="float" office:value="41.1667">
            <text:p>41.1667</text:p>
          </table:table-cell>
          <table:table-cell office:value-type="float" office:value="0.32936479875502267">
            <text:p>0.329364798755022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7-06T11:00:00">
            <text:p>Wed Jul  6 11:00:00 2022</text:p>
          </table:table-cell>
          <table:table-cell office:value-type="float" office:value="204.1667">
            <text:p>204.1667</text:p>
          </table:table-cell>
          <table:table-cell office:value-type="float" office:value="30.0">
            <text:p>30.0</text:p>
          </table:table-cell>
          <table:table-cell office:value-type="float" office:value="0.4086889894241459">
            <text:p>0.4086889894241459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7-06T12:00:00">
            <text:p>Wed Jul  6 12:00:00 2022</text:p>
          </table:table-cell>
          <table:table-cell office:value-type="float" office:value="189.1667">
            <text:p>189.1667</text:p>
          </table:table-cell>
          <table:table-cell office:value-type="float" office:value="28.3333">
            <text:p>28.3333</text:p>
          </table:table-cell>
          <table:table-cell office:value-type="float" office:value="0.4723520099796429">
            <text:p>0.4723520099796429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06T13:00:00">
            <text:p>Wed Jul  6 13:00:00 2022</text:p>
          </table:table-cell>
          <table:table-cell office:value-type="float" office:value="195.3333">
            <text:p>195.3333</text:p>
          </table:table-cell>
          <table:table-cell office:value-type="float" office:value="29.1667">
            <text:p>29.1667</text:p>
          </table:table-cell>
          <table:table-cell office:value-type="float" office:value="0.49018825744768596">
            <text:p>0.49018825744768596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7-06T14:00:00">
            <text:p>Wed Jul  6 14:00:00 2022</text:p>
          </table:table-cell>
          <table:table-cell office:value-type="float" office:value="169.5">
            <text:p>169.5</text:p>
          </table:table-cell>
          <table:table-cell office:value-type="float" office:value="30.1667">
            <text:p>30.1667</text:p>
          </table:table-cell>
          <table:table-cell office:value-type="float" office:value="0.4405261247925952">
            <text:p>0.4405261247925952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7-06T15:00:00">
            <text:p>Wed Jul  6 15:00:00 2022</text:p>
          </table:table-cell>
          <table:table-cell office:value-type="float" office:value="152.6667">
            <text:p>152.6667</text:p>
          </table:table-cell>
          <table:table-cell office:value-type="float" office:value="31.6667">
            <text:p>31.6667</text:p>
          </table:table-cell>
          <table:table-cell office:value-type="float" office:value="0.41368555223382436">
            <text:p>0.41368555223382436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7-07T12:00:00">
            <text:p>Thu Jul  7 12:00:00 2022</text:p>
          </table:table-cell>
          <table:table-cell office:value-type="float" office:value="234.1667">
            <text:p>234.1667</text:p>
          </table:table-cell>
          <table:table-cell office:value-type="float" office:value="51.8333">
            <text:p>51.8333</text:p>
          </table:table-cell>
          <table:table-cell office:value-type="float" office:value="0.03122062265250018">
            <text:p>0.03122062265250018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7-07T13:00:00">
            <text:p>Thu Jul  7 13:00:00 2022</text:p>
          </table:table-cell>
          <table:table-cell office:value-type="float" office:value="104.5">
            <text:p>104.5</text:p>
          </table:table-cell>
          <table:table-cell office:value-type="float" office:value="50.0">
            <text:p>50.0</text:p>
          </table:table-cell>
          <table:table-cell office:value-type="float" office:value="0.011657679192570311">
            <text:p>0.011657679192570311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7-07T14:00:00">
            <text:p>Thu Jul  7 14:00:00 2022</text:p>
          </table:table-cell>
          <table:table-cell office:value-type="float" office:value="343.3333">
            <text:p>343.3333</text:p>
          </table:table-cell>
          <table:table-cell office:value-type="float" office:value="45.1667">
            <text:p>45.1667</text:p>
          </table:table-cell>
          <table:table-cell office:value-type="float" office:value="0.10569362195594584">
            <text:p>0.10569362195594584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7-07T15:00:00">
            <text:p>Thu Jul  7 15:00:00 2022</text:p>
          </table:table-cell>
          <table:table-cell office:value-type="float" office:value="124.3333">
            <text:p>124.3333</text:p>
          </table:table-cell>
          <table:table-cell office:value-type="float" office:value="41.6667">
            <text:p>41.6667</text:p>
          </table:table-cell>
          <table:table-cell office:value-type="float" office:value="0.36357496320085647">
            <text:p>0.36357496320085647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2-07-07T16:00:00">
            <text:p>Thu Jul  7 16:00:00 2022</text:p>
          </table:table-cell>
          <table:table-cell office:value-type="float" office:value="183.3333">
            <text:p>183.3333</text:p>
          </table:table-cell>
          <table:table-cell office:value-type="float" office:value="40.5">
            <text:p>40.5</text:p>
          </table:table-cell>
          <table:table-cell office:value-type="float" office:value="0.5510166903362851">
            <text:p>0.5510166903362851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7-07T17:00:00">
            <text:p>Thu Jul  7 17:00:00 2022</text:p>
          </table:table-cell>
          <table:table-cell office:value-type="float" office:value="239.6667">
            <text:p>239.6667</text:p>
          </table:table-cell>
          <table:table-cell office:value-type="float" office:value="35.5">
            <text:p>35.5</text:p>
          </table:table-cell>
          <table:table-cell office:value-type="float" office:value="0.6391217652013976">
            <text:p>0.6391217652013976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2-07-08T13:00:00">
            <text:p>Fri Jul  8 13:00:00 2022</text:p>
          </table:table-cell>
          <table:table-cell office:value-type="float" office:value="203.0">
            <text:p>203.0</text:p>
          </table:table-cell>
          <table:table-cell office:value-type="float" office:value="48.1667">
            <text:p>48.1667</text:p>
          </table:table-cell>
          <table:table-cell office:value-type="float" office:value="0.8481383274904313">
            <text:p>0.848138327490431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7-08T14:00:00">
            <text:p>Fri Jul  8 14:00:00 2022</text:p>
          </table:table-cell>
          <table:table-cell office:value-type="float" office:value="253.1667">
            <text:p>253.1667</text:p>
          </table:table-cell>
          <table:table-cell office:value-type="float" office:value="40.6667">
            <text:p>40.6667</text:p>
          </table:table-cell>
          <table:table-cell office:value-type="float" office:value="0.8038936601637889">
            <text:p>0.8038936601637889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7-08T15:00:00">
            <text:p>Fri Jul  8 15:00:00 2022</text:p>
          </table:table-cell>
          <table:table-cell office:value-type="float" office:value="214.6667">
            <text:p>214.6667</text:p>
          </table:table-cell>
          <table:table-cell office:value-type="float" office:value="37.1667">
            <text:p>37.1667</text:p>
          </table:table-cell>
          <table:table-cell office:value-type="float" office:value="0.8458097308443354">
            <text:p>0.8458097308443354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7-08T16:00:00">
            <text:p>Fri Jul  8 16:00:00 2022</text:p>
          </table:table-cell>
          <table:table-cell office:value-type="float" office:value="277.5">
            <text:p>277.5</text:p>
          </table:table-cell>
          <table:table-cell office:value-type="float" office:value="33.1667">
            <text:p>33.1667</text:p>
          </table:table-cell>
          <table:table-cell office:value-type="float" office:value="0.8726674867810459">
            <text:p>0.8726674867810459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7-08T17:00:00">
            <text:p>Fri Jul  8 17:00:00 2022</text:p>
          </table:table-cell>
          <table:table-cell office:value-type="float" office:value="228.6667">
            <text:p>228.6667</text:p>
          </table:table-cell>
          <table:table-cell office:value-type="float" office:value="31.1667">
            <text:p>31.1667</text:p>
          </table:table-cell>
          <table:table-cell office:value-type="float" office:value="0.8247703535011762">
            <text:p>0.8247703535011762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7-08T18:00:00">
            <text:p>Fri Jul  8 18:00:00 2022</text:p>
          </table:table-cell>
          <table:table-cell office:value-type="float" office:value="276.0">
            <text:p>276.0</text:p>
          </table:table-cell>
          <table:table-cell office:value-type="float" office:value="30.3333">
            <text:p>30.3333</text:p>
          </table:table-cell>
          <table:table-cell office:value-type="float" office:value="0.6685983318123929">
            <text:p>0.6685983318123929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2-07-08T19:00:00">
            <text:p>Fri Jul  8 19:00:00 2022</text:p>
          </table:table-cell>
          <table:table-cell office:value-type="float" office:value="298.3333">
            <text:p>298.3333</text:p>
          </table:table-cell>
          <table:table-cell office:value-type="float" office:value="27.5">
            <text:p>27.5</text:p>
          </table:table-cell>
          <table:table-cell office:value-type="float" office:value="0.5370547906517388">
            <text:p>0.5370547906517388</text:p>
          </table:table-cell>
          <table:table-cell office:value-type="float" office:value="112.5">
            <text:p>112.5</text:p>
          </table:table-cell>
        </table:table-row>
        <table:table-row>
          <table:table-cell table:style-name="pd1" office:value-type="date" office:date-value="2022-07-09T12:00:00">
            <text:p>Sat Jul  9 12:00:00 2022</text:p>
          </table:table-cell>
          <table:table-cell office:value-type="float" office:value="295.1667">
            <text:p>295.1667</text:p>
          </table:table-cell>
          <table:table-cell office:value-type="float" office:value="29.5">
            <text:p>29.5</text:p>
          </table:table-cell>
          <table:table-cell office:value-type="float" office:value="0.16906508597794676">
            <text:p>0.16906508597794676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7-09T13:00:00">
            <text:p>Sat Jul  9 13:00:00 2022</text:p>
          </table:table-cell>
          <table:table-cell office:value-type="float" office:value="125.1667">
            <text:p>125.1667</text:p>
          </table:table-cell>
          <table:table-cell office:value-type="float" office:value="27.5">
            <text:p>27.5</text:p>
          </table:table-cell>
          <table:table-cell office:value-type="float" office:value="0.09246327939343964">
            <text:p>0.09246327939343964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7-09T14:00:00">
            <text:p>Sat Jul  9 14:00:00 2022</text:p>
          </table:table-cell>
          <table:table-cell office:value-type="float" office:value="216.0">
            <text:p>216.0</text:p>
          </table:table-cell>
          <table:table-cell office:value-type="float" office:value="23.6667">
            <text:p>23.6667</text:p>
          </table:table-cell>
          <table:table-cell office:value-type="float" office:value="0.06554677124450475">
            <text:p>0.0655467712445047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7-09T15:00:00">
            <text:p>Sat Jul  9 15:00:00 2022</text:p>
          </table:table-cell>
          <table:table-cell office:value-type="float" office:value="250.8333">
            <text:p>250.8333</text:p>
          </table:table-cell>
          <table:table-cell office:value-type="float" office:value="22.0">
            <text:p>22.0</text:p>
          </table:table-cell>
          <table:table-cell office:value-type="float" office:value="0.07003098999680342">
            <text:p>0.07003098999680342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09T16:00:00">
            <text:p>Sat Jul  9 16:00:00 2022</text:p>
          </table:table-cell>
          <table:table-cell office:value-type="float" office:value="177.0">
            <text:p>177.0</text:p>
          </table:table-cell>
          <table:table-cell office:value-type="float" office:value="20.3333">
            <text:p>20.3333</text:p>
          </table:table-cell>
          <table:table-cell office:value-type="float" office:value="0.09894187285252998">
            <text:p>0.09894187285252998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09T17:00:00">
            <text:p>Sat Jul  9 17:00:00 2022</text:p>
          </table:table-cell>
          <table:table-cell office:value-type="float" office:value="175.1667">
            <text:p>175.1667</text:p>
          </table:table-cell>
          <table:table-cell office:value-type="float" office:value="20.0">
            <text:p>20.0</text:p>
          </table:table-cell>
          <table:table-cell office:value-type="float" office:value="0.1542423859590188">
            <text:p>0.1542423859590188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2-07-09T18:00:00">
            <text:p>Sat Jul  9 18:00:00 2022</text:p>
          </table:table-cell>
          <table:table-cell office:value-type="float" office:value="188.6667">
            <text:p>188.6667</text:p>
          </table:table-cell>
          <table:table-cell office:value-type="float" office:value="20.0">
            <text:p>20.0</text:p>
          </table:table-cell>
          <table:table-cell office:value-type="float" office:value="0.17604843033680656">
            <text:p>0.17604843033680656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2-07-10T11:00:00">
            <text:p>Sun Jul 10 11:00:00 2022</text:p>
          </table:table-cell>
          <table:table-cell office:value-type="float" office:value="180.6667">
            <text:p>180.6667</text:p>
          </table:table-cell>
          <table:table-cell office:value-type="float" office:value="39.1667">
            <text:p>39.1667</text:p>
          </table:table-cell>
          <table:table-cell office:value-type="float" office:value="0.29078675213217053">
            <text:p>0.2907867521321705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7-10T12:00:00">
            <text:p>Sun Jul 10 12:00:00 2022</text:p>
          </table:table-cell>
          <table:table-cell office:value-type="float" office:value="122.1667">
            <text:p>122.1667</text:p>
          </table:table-cell>
          <table:table-cell office:value-type="float" office:value="33.5">
            <text:p>33.5</text:p>
          </table:table-cell>
          <table:table-cell office:value-type="float" office:value="0.250607497139594">
            <text:p>0.250607497139594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7-10T13:00:00">
            <text:p>Sun Jul 10 13:00:00 2022</text:p>
          </table:table-cell>
          <table:table-cell office:value-type="float" office:value="215.5">
            <text:p>215.5</text:p>
          </table:table-cell>
          <table:table-cell office:value-type="float" office:value="27.5">
            <text:p>27.5</text:p>
          </table:table-cell>
          <table:table-cell office:value-type="float" office:value="0.21752931645039358">
            <text:p>0.21752931645039358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7-10T14:00:00">
            <text:p>Sun Jul 10 14:00:00 2022</text:p>
          </table:table-cell>
          <table:table-cell office:value-type="float" office:value="216.3333">
            <text:p>216.3333</text:p>
          </table:table-cell>
          <table:table-cell office:value-type="float" office:value="23.0">
            <text:p>23.0</text:p>
          </table:table-cell>
          <table:table-cell office:value-type="float" office:value="0.24907996321294387">
            <text:p>0.24907996321294387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2-07-10T15:00:00">
            <text:p>Sun Jul 10 15:00:00 2022</text:p>
          </table:table-cell>
          <table:table-cell office:value-type="float" office:value="312.6667">
            <text:p>312.6667</text:p>
          </table:table-cell>
          <table:table-cell office:value-type="float" office:value="20.8333">
            <text:p>20.8333</text:p>
          </table:table-cell>
          <table:table-cell office:value-type="float" office:value="0.3606905937649508">
            <text:p>0.3606905937649508</text:p>
          </table:table-cell>
          <table:table-cell office:value-type="float" office:value="134.8333">
            <text:p>134.8333</text:p>
          </table:table-cell>
        </table:table-row>
        <table:table-row>
          <table:table-cell table:style-name="pd1" office:value-type="date" office:date-value="2022-07-10T16:00:00">
            <text:p>Sun Jul 10 16:00:00 2022</text:p>
          </table:table-cell>
          <table:table-cell office:value-type="float" office:value="202.6667">
            <text:p>202.6667</text:p>
          </table:table-cell>
          <table:table-cell office:value-type="float" office:value="20.0">
            <text:p>20.0</text:p>
          </table:table-cell>
          <table:table-cell office:value-type="float" office:value="0.457321216227901">
            <text:p>0.457321216227901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22-07-10T17:00:00">
            <text:p>Sun Jul 10 17:00:00 2022</text:p>
          </table:table-cell>
          <table:table-cell office:value-type="float" office:value="179.0">
            <text:p>179.0</text:p>
          </table:table-cell>
          <table:table-cell office:value-type="float" office:value="19.8333">
            <text:p>19.8333</text:p>
          </table:table-cell>
          <table:table-cell office:value-type="float" office:value="0.46045518727139934">
            <text:p>0.46045518727139934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2-07-11T13:00:00">
            <text:p>Mon Jul 11 13:00:00 2022</text:p>
          </table:table-cell>
          <table:table-cell office:value-type="float" office:value="303.0">
            <text:p>303.0</text:p>
          </table:table-cell>
          <table:table-cell office:value-type="float" office:value="44.0">
            <text:p>44.0</text:p>
          </table:table-cell>
          <table:table-cell office:value-type="float" office:value="-0.2143129022795504">
            <text:p>-0.214312902279550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7-11T14:00:00">
            <text:p>Mon Jul 11 14:00:00 2022</text:p>
          </table:table-cell>
          <table:table-cell office:value-type="float" office:value="125.3333">
            <text:p>125.3333</text:p>
          </table:table-cell>
          <table:table-cell office:value-type="float" office:value="36.0">
            <text:p>36.0</text:p>
          </table:table-cell>
          <table:table-cell office:value-type="float" office:value="-0.21921213310913581">
            <text:p>-0.21921213310913581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7-11T15:00:00">
            <text:p>Mon Jul 11 15:00:00 2022</text:p>
          </table:table-cell>
          <table:table-cell office:value-type="float" office:value="144.0">
            <text:p>144.0</text:p>
          </table:table-cell>
          <table:table-cell office:value-type="float" office:value="29.3333">
            <text:p>29.3333</text:p>
          </table:table-cell>
          <table:table-cell office:value-type="float" office:value="-0.3746225224198866">
            <text:p>-0.3746225224198866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7-11T16:00:00">
            <text:p>Mon Jul 11 16:00:00 2022</text:p>
          </table:table-cell>
          <table:table-cell office:value-type="float" office:value="148.0">
            <text:p>148.0</text:p>
          </table:table-cell>
          <table:table-cell office:value-type="float" office:value="34.8333">
            <text:p>34.8333</text:p>
          </table:table-cell>
          <table:table-cell office:value-type="float" office:value="-0.7341891273146967">
            <text:p>-0.73418912731469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11T17:00:00">
            <text:p>Mon Jul 11 17:00:00 2022</text:p>
          </table:table-cell>
          <table:table-cell office:value-type="float" office:value="153.1667">
            <text:p>153.1667</text:p>
          </table:table-cell>
          <table:table-cell office:value-type="float" office:value="39.0">
            <text:p>39.0</text:p>
          </table:table-cell>
          <table:table-cell office:value-type="float" office:value="-0.7586839623251158">
            <text:p>-0.7586839623251158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2-07-11T18:00:00">
            <text:p>Mon Jul 11 18:00:00 2022</text:p>
          </table:table-cell>
          <table:table-cell office:value-type="float" office:value="155.3333">
            <text:p>155.3333</text:p>
          </table:table-cell>
          <table:table-cell office:value-type="float" office:value="36.1667">
            <text:p>36.1667</text:p>
          </table:table-cell>
          <table:table-cell office:value-type="float" office:value="-0.6837087854983266">
            <text:p>-0.6837087854983266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2-07-11T19:00:00">
            <text:p>Mon Jul 11 19:00:00 2022</text:p>
          </table:table-cell>
          <table:table-cell office:value-type="float" office:value="167.6667">
            <text:p>167.6667</text:p>
          </table:table-cell>
          <table:table-cell office:value-type="float" office:value="31.6667">
            <text:p>31.6667</text:p>
          </table:table-cell>
          <table:table-cell office:value-type="float" office:value="-0.6501979779818924">
            <text:p>-0.6501979779818924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07-12T11:00:00">
            <text:p>Tue Jul 12 11:00:00 2022</text:p>
          </table:table-cell>
          <table:table-cell office:value-type="float" office:value="308.3333">
            <text:p>308.3333</text:p>
          </table:table-cell>
          <table:table-cell office:value-type="float" office:value="39.6667">
            <text:p>39.6667</text:p>
          </table:table-cell>
          <table:table-cell office:value-type="float" office:value="-0.09331748176618891">
            <text:p>-0.0933174817661889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7-12T12:00:00">
            <text:p>Tue Jul 12 12:00:00 2022</text:p>
          </table:table-cell>
          <table:table-cell office:value-type="float" office:value="318.6667">
            <text:p>318.6667</text:p>
          </table:table-cell>
          <table:table-cell office:value-type="float" office:value="43.0">
            <text:p>43.0</text:p>
          </table:table-cell>
          <table:table-cell office:value-type="float" office:value="-0.09853031024281632">
            <text:p>-0.09853031024281632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7-12T13:00:00">
            <text:p>Tue Jul 12 13:00:00 2022</text:p>
          </table:table-cell>
          <table:table-cell office:value-type="float" office:value="308.8333">
            <text:p>308.8333</text:p>
          </table:table-cell>
          <table:table-cell office:value-type="float" office:value="48.1667">
            <text:p>48.1667</text:p>
          </table:table-cell>
          <table:table-cell office:value-type="float" office:value="-0.08597963551083687">
            <text:p>-0.0859796355108368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7-12T14:00:00">
            <text:p>Tue Jul 12 14:00:00 2022</text:p>
          </table:table-cell>
          <table:table-cell office:value-type="float" office:value="266.3333">
            <text:p>266.3333</text:p>
          </table:table-cell>
          <table:table-cell office:value-type="float" office:value="46.1667">
            <text:p>46.1667</text:p>
          </table:table-cell>
          <table:table-cell office:value-type="float" office:value="-0.07835557627449001">
            <text:p>-0.07835557627449001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12T15:00:00">
            <text:p>Tue Jul 12 15:00:00 2022</text:p>
          </table:table-cell>
          <table:table-cell office:value-type="float" office:value="278.3333">
            <text:p>278.3333</text:p>
          </table:table-cell>
          <table:table-cell office:value-type="float" office:value="39.5">
            <text:p>39.5</text:p>
          </table:table-cell>
          <table:table-cell office:value-type="float" office:value="-0.04667285368886149">
            <text:p>-0.04667285368886149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7-12T16:00:00">
            <text:p>Tue Jul 12 16:00:00 2022</text:p>
          </table:table-cell>
          <table:table-cell office:value-type="float" office:value="168.3333">
            <text:p>168.3333</text:p>
          </table:table-cell>
          <table:table-cell office:value-type="float" office:value="34.6667">
            <text:p>34.6667</text:p>
          </table:table-cell>
          <table:table-cell office:value-type="float" office:value="-0.043210665606567604">
            <text:p>-0.043210665606567604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07-12T17:00:00">
            <text:p>Tue Jul 12 17:00:00 2022</text:p>
          </table:table-cell>
          <table:table-cell office:value-type="float" office:value="176.6667">
            <text:p>176.6667</text:p>
          </table:table-cell>
          <table:table-cell office:value-type="float" office:value="31.1667">
            <text:p>31.1667</text:p>
          </table:table-cell>
          <table:table-cell office:value-type="float" office:value="-0.12824571395914694">
            <text:p>-0.12824571395914694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2-07-13T10:00:00">
            <text:p>Wed Jul 13 10:00:00 2022</text:p>
          </table:table-cell>
          <table:table-cell office:value-type="float" office:value="340.1667">
            <text:p>340.1667</text:p>
          </table:table-cell>
          <table:table-cell office:value-type="float" office:value="31.8333">
            <text:p>31.8333</text:p>
          </table:table-cell>
          <table:table-cell office:value-type="float" office:value="-0.022632532899970605">
            <text:p>-0.02263253289997060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7-13T11:00:00">
            <text:p>Wed Jul 13 11:00:00 2022</text:p>
          </table:table-cell>
          <table:table-cell office:value-type="float" office:value="328.0">
            <text:p>328.0</text:p>
          </table:table-cell>
          <table:table-cell office:value-type="float" office:value="38.1667">
            <text:p>38.1667</text:p>
          </table:table-cell>
          <table:table-cell office:value-type="float" office:value="0.05951436507592219">
            <text:p>0.05951436507592219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7-13T12:00:00">
            <text:p>Wed Jul 13 12:00:00 2022</text:p>
          </table:table-cell>
          <table:table-cell office:value-type="float" office:value="271.6667">
            <text:p>271.6667</text:p>
          </table:table-cell>
          <table:table-cell office:value-type="float" office:value="38.3333">
            <text:p>38.3333</text:p>
          </table:table-cell>
          <table:table-cell office:value-type="float" office:value="0.108894723565838">
            <text:p>0.108894723565838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7-13T13:00:00">
            <text:p>Wed Jul 13 13:00:00 2022</text:p>
          </table:table-cell>
          <table:table-cell office:value-type="float" office:value="273.5">
            <text:p>273.5</text:p>
          </table:table-cell>
          <table:table-cell office:value-type="float" office:value="36.1667">
            <text:p>36.1667</text:p>
          </table:table-cell>
          <table:table-cell office:value-type="float" office:value="0.15426350883828366">
            <text:p>0.15426350883828366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7-13T14:00:00">
            <text:p>Wed Jul 13 14:00:00 2022</text:p>
          </table:table-cell>
          <table:table-cell office:value-type="float" office:value="218.0">
            <text:p>218.0</text:p>
          </table:table-cell>
          <table:table-cell office:value-type="float" office:value="37.3333">
            <text:p>37.3333</text:p>
          </table:table-cell>
          <table:table-cell office:value-type="float" office:value="0.15371503047477827">
            <text:p>0.1537150304747782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7-13T15:00:00">
            <text:p>Wed Jul 13 15:00:00 2022</text:p>
          </table:table-cell>
          <table:table-cell office:value-type="float" office:value="166.5">
            <text:p>166.5</text:p>
          </table:table-cell>
          <table:table-cell office:value-type="float" office:value="32.8333">
            <text:p>32.8333</text:p>
          </table:table-cell>
          <table:table-cell office:value-type="float" office:value="0.2104208652708599">
            <text:p>0.2104208652708599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7-13T16:00:00">
            <text:p>Wed Jul 13 16:00:00 2022</text:p>
          </table:table-cell>
          <table:table-cell office:value-type="float" office:value="175.3333">
            <text:p>175.3333</text:p>
          </table:table-cell>
          <table:table-cell office:value-type="float" office:value="29.0">
            <text:p>29.0</text:p>
          </table:table-cell>
          <table:table-cell office:value-type="float" office:value="0.3089797040186478">
            <text:p>0.3089797040186478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2-07-13T17:00:00">
            <text:p>Wed Jul 13 17:00:00 2022</text:p>
          </table:table-cell>
          <table:table-cell office:value-type="float" office:value="173.6667">
            <text:p>173.6667</text:p>
          </table:table-cell>
          <table:table-cell office:value-type="float" office:value="25.8333">
            <text:p>25.8333</text:p>
          </table:table-cell>
          <table:table-cell office:value-type="float" office:value="0.34853083734621937">
            <text:p>0.3485308373462193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4T13:00:00">
            <text:p>Thu Jul 14 13:00:00 2022</text:p>
          </table:table-cell>
          <table:table-cell office:value-type="float" office:value="156.5">
            <text:p>156.5</text:p>
          </table:table-cell>
          <table:table-cell office:value-type="float" office:value="49.6667">
            <text:p>49.6667</text:p>
          </table:table-cell>
          <table:table-cell office:value-type="float" office:value="0.23372959471553584">
            <text:p>0.23372959471553584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7-14T14:00:00">
            <text:p>Thu Jul 14 14:00:00 2022</text:p>
          </table:table-cell>
          <table:table-cell office:value-type="float" office:value="119.5">
            <text:p>119.5</text:p>
          </table:table-cell>
          <table:table-cell office:value-type="float" office:value="44.0">
            <text:p>44.0</text:p>
          </table:table-cell>
          <table:table-cell office:value-type="float" office:value="0.24574464467079213">
            <text:p>0.2457446446707921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7-14T15:00:00">
            <text:p>Thu Jul 14 15:00:00 2022</text:p>
          </table:table-cell>
          <table:table-cell office:value-type="float" office:value="178.6667">
            <text:p>178.6667</text:p>
          </table:table-cell>
          <table:table-cell office:value-type="float" office:value="34.6667">
            <text:p>34.6667</text:p>
          </table:table-cell>
          <table:table-cell office:value-type="float" office:value="0.3401175076635506">
            <text:p>0.3401175076635506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22-07-14T16:00:00">
            <text:p>Thu Jul 14 16:00:00 2022</text:p>
          </table:table-cell>
          <table:table-cell office:value-type="float" office:value="201.1667">
            <text:p>201.1667</text:p>
          </table:table-cell>
          <table:table-cell office:value-type="float" office:value="28.1667">
            <text:p>28.1667</text:p>
          </table:table-cell>
          <table:table-cell office:value-type="float" office:value="0.5102734004729645">
            <text:p>0.5102734004729645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22-07-14T17:00:00">
            <text:p>Thu Jul 14 17:00:00 2022</text:p>
          </table:table-cell>
          <table:table-cell office:value-type="float" office:value="183.8333">
            <text:p>183.8333</text:p>
          </table:table-cell>
          <table:table-cell office:value-type="float" office:value="25.6667">
            <text:p>25.6667</text:p>
          </table:table-cell>
          <table:table-cell office:value-type="float" office:value="0.6056252455599038">
            <text:p>0.6056252455599038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22-07-14T18:00:00">
            <text:p>Thu Jul 14 18:00:00 2022</text:p>
          </table:table-cell>
          <table:table-cell office:value-type="float" office:value="191.5">
            <text:p>191.5</text:p>
          </table:table-cell>
          <table:table-cell office:value-type="float" office:value="22.5">
            <text:p>22.5</text:p>
          </table:table-cell>
          <table:table-cell office:value-type="float" office:value="0.6244666717678838">
            <text:p>0.6244666717678838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22-07-15T12:00:00">
            <text:p>Fri Jul 15 12:00:00 2022</text:p>
          </table:table-cell>
          <table:table-cell office:value-type="float" office:value="264.1667">
            <text:p>264.1667</text:p>
          </table:table-cell>
          <table:table-cell office:value-type="float" office:value="38.3333">
            <text:p>38.3333</text:p>
          </table:table-cell>
          <table:table-cell office:value-type="float" office:value="0.4472327648919537">
            <text:p>0.447232764891953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7-15T13:00:00">
            <text:p>Fri Jul 15 13:00:00 2022</text:p>
          </table:table-cell>
          <table:table-cell office:value-type="float" office:value="255.8333">
            <text:p>255.8333</text:p>
          </table:table-cell>
          <table:table-cell office:value-type="float" office:value="37.1667">
            <text:p>37.1667</text:p>
          </table:table-cell>
          <table:table-cell office:value-type="float" office:value="0.3821583027536966">
            <text:p>0.3821583027536966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15T14:00:00">
            <text:p>Fri Jul 15 14:00:00 2022</text:p>
          </table:table-cell>
          <table:table-cell office:value-type="float" office:value="252.6667">
            <text:p>252.6667</text:p>
          </table:table-cell>
          <table:table-cell office:value-type="float" office:value="35.8333">
            <text:p>35.8333</text:p>
          </table:table-cell>
          <table:table-cell office:value-type="float" office:value="0.37574286541635754">
            <text:p>0.37574286541635754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7-15T15:00:00">
            <text:p>Fri Jul 15 15:00:00 2022</text:p>
          </table:table-cell>
          <table:table-cell office:value-type="float" office:value="164.5">
            <text:p>164.5</text:p>
          </table:table-cell>
          <table:table-cell office:value-type="float" office:value="33.0">
            <text:p>33.0</text:p>
          </table:table-cell>
          <table:table-cell office:value-type="float" office:value="0.38871849049700335">
            <text:p>0.38871849049700335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2-07-15T16:00:00">
            <text:p>Fri Jul 15 16:00:00 2022</text:p>
          </table:table-cell>
          <table:table-cell office:value-type="float" office:value="172.0">
            <text:p>172.0</text:p>
          </table:table-cell>
          <table:table-cell office:value-type="float" office:value="31.6667">
            <text:p>31.6667</text:p>
          </table:table-cell>
          <table:table-cell office:value-type="float" office:value="0.3818110426228844">
            <text:p>0.3818110426228844</text:p>
          </table:table-cell>
          <table:table-cell office:value-type="float" office:value="134.0">
            <text:p>134.0</text:p>
          </table:table-cell>
        </table:table-row>
        <table:table-row>
          <table:table-cell table:style-name="pd1" office:value-type="date" office:date-value="2022-07-15T17:00:00">
            <text:p>Fri Jul 15 17:00:00 2022</text:p>
          </table:table-cell>
          <table:table-cell office:value-type="float" office:value="177.5">
            <text:p>177.5</text:p>
          </table:table-cell>
          <table:table-cell office:value-type="float" office:value="30.1667">
            <text:p>30.1667</text:p>
          </table:table-cell>
          <table:table-cell office:value-type="float" office:value="0.3601811788162122">
            <text:p>0.3601811788162122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16T11:00:00">
            <text:p>Sat Jul 16 11:00:00 2022</text:p>
          </table:table-cell>
          <table:table-cell office:value-type="float" office:value="287.5">
            <text:p>287.5</text:p>
          </table:table-cell>
          <table:table-cell office:value-type="float" office:value="34.6667">
            <text:p>34.6667</text:p>
          </table:table-cell>
          <table:table-cell office:value-type="float" office:value="0.786391158144624">
            <text:p>0.78639115814462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7-16T12:00:00">
            <text:p>Sat Jul 16 12:00:00 2022</text:p>
          </table:table-cell>
          <table:table-cell office:value-type="float" office:value="178.6667">
            <text:p>178.6667</text:p>
          </table:table-cell>
          <table:table-cell office:value-type="float" office:value="32.5">
            <text:p>32.5</text:p>
          </table:table-cell>
          <table:table-cell office:value-type="float" office:value="0.7933601732859298">
            <text:p>0.793360173285929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7-16T13:00:00">
            <text:p>Sat Jul 16 13:00:00 2022</text:p>
          </table:table-cell>
          <table:table-cell office:value-type="float" office:value="147.0">
            <text:p>147.0</text:p>
          </table:table-cell>
          <table:table-cell office:value-type="float" office:value="33.6667">
            <text:p>33.6667</text:p>
          </table:table-cell>
          <table:table-cell office:value-type="float" office:value="0.8373032095411608">
            <text:p>0.8373032095411608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7-16T14:00:00">
            <text:p>Sat Jul 16 14:00:00 2022</text:p>
          </table:table-cell>
          <table:table-cell office:value-type="float" office:value="229.6667">
            <text:p>229.6667</text:p>
          </table:table-cell>
          <table:table-cell office:value-type="float" office:value="36.3333">
            <text:p>36.3333</text:p>
          </table:table-cell>
          <table:table-cell office:value-type="float" office:value="0.84324635662947">
            <text:p>0.8432463566294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7-16T15:00:00">
            <text:p>Sat Jul 16 15:00:00 2022</text:p>
          </table:table-cell>
          <table:table-cell office:value-type="float" office:value="157.6667">
            <text:p>157.6667</text:p>
          </table:table-cell>
          <table:table-cell office:value-type="float" office:value="36.1667">
            <text:p>36.1667</text:p>
          </table:table-cell>
          <table:table-cell office:value-type="float" office:value="0.8403286059725986">
            <text:p>0.8403286059725986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22-07-16T16:00:00">
            <text:p>Sat Jul 16 16:00:00 2022</text:p>
          </table:table-cell>
          <table:table-cell office:value-type="float" office:value="180.5">
            <text:p>180.5</text:p>
          </table:table-cell>
          <table:table-cell office:value-type="float" office:value="34.1667">
            <text:p>34.1667</text:p>
          </table:table-cell>
          <table:table-cell office:value-type="float" office:value="0.8758398278829836">
            <text:p>0.8758398278829836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22-07-16T17:00:00">
            <text:p>Sat Jul 16 17:00:00 2022</text:p>
          </table:table-cell>
          <table:table-cell office:value-type="float" office:value="191.5">
            <text:p>191.5</text:p>
          </table:table-cell>
          <table:table-cell office:value-type="float" office:value="32.8333">
            <text:p>32.8333</text:p>
          </table:table-cell>
          <table:table-cell office:value-type="float" office:value="0.8406532334665369">
            <text:p>0.8406532334665369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7-17T12:00:00">
            <text:p>Sun Jul 17 12:00:00 2022</text:p>
          </table:table-cell>
          <table:table-cell office:value-type="float" office:value="145.8333">
            <text:p>145.8333</text:p>
          </table:table-cell>
          <table:table-cell office:value-type="float" office:value="30.6667">
            <text:p>30.6667</text:p>
          </table:table-cell>
          <table:table-cell office:value-type="float" office:value="0.24656059654763138">
            <text:p>0.24656059654763138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7-17T13:00:00">
            <text:p>Sun Jul 17 13:00:00 2022</text:p>
          </table:table-cell>
          <table:table-cell office:value-type="float" office:value="79.0">
            <text:p>79.0</text:p>
          </table:table-cell>
          <table:table-cell office:value-type="float" office:value="25.3333">
            <text:p>25.3333</text:p>
          </table:table-cell>
          <table:table-cell office:value-type="float" office:value="0.22311765817734222">
            <text:p>0.22311765817734222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7-17T14:00:00">
            <text:p>Sun Jul 17 14:00:00 2022</text:p>
          </table:table-cell>
          <table:table-cell office:value-type="float" office:value="190.6667">
            <text:p>190.6667</text:p>
          </table:table-cell>
          <table:table-cell office:value-type="float" office:value="21.1667">
            <text:p>21.1667</text:p>
          </table:table-cell>
          <table:table-cell office:value-type="float" office:value="0.2236956318533318">
            <text:p>0.2236956318533318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2-07-17T15:00:00">
            <text:p>Sun Jul 17 15:00:00 2022</text:p>
          </table:table-cell>
          <table:table-cell office:value-type="float" office:value="173.6667">
            <text:p>173.6667</text:p>
          </table:table-cell>
          <table:table-cell office:value-type="float" office:value="20.1667">
            <text:p>20.1667</text:p>
          </table:table-cell>
          <table:table-cell office:value-type="float" office:value="0.17119934410461843">
            <text:p>0.1711993441046184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17T16:00:00">
            <text:p>Sun Jul 17 16:00:00 2022</text:p>
          </table:table-cell>
          <table:table-cell office:value-type="float" office:value="157.8333">
            <text:p>157.8333</text:p>
          </table:table-cell>
          <table:table-cell office:value-type="float" office:value="21.6667">
            <text:p>21.6667</text:p>
          </table:table-cell>
          <table:table-cell office:value-type="float" office:value="0.016743067920738652">
            <text:p>0.016743067920738652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7-17T17:00:00">
            <text:p>Sun Jul 17 17:00:00 2022</text:p>
          </table:table-cell>
          <table:table-cell office:value-type="float" office:value="171.1667">
            <text:p>171.1667</text:p>
          </table:table-cell>
          <table:table-cell office:value-type="float" office:value="19.1667">
            <text:p>19.1667</text:p>
          </table:table-cell>
          <table:table-cell office:value-type="float" office:value="-0.016167613471299785">
            <text:p>-0.01616761347129978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7-18T13:00:00">
            <text:p>Mon Jul 18 13:00:00 2022</text:p>
          </table:table-cell>
          <table:table-cell office:value-type="float" office:value="170.0">
            <text:p>170.0</text:p>
          </table:table-cell>
          <table:table-cell office:value-type="float" office:value="25.1667">
            <text:p>25.1667</text:p>
          </table:table-cell>
          <table:table-cell office:value-type="float" office:value="-0.25099088823068444">
            <text:p>-0.25099088823068444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7-18T14:00:00">
            <text:p>Mon Jul 18 14:00:00 2022</text:p>
          </table:table-cell>
          <table:table-cell office:value-type="float" office:value="174.5">
            <text:p>174.5</text:p>
          </table:table-cell>
          <table:table-cell office:value-type="float" office:value="23.3333">
            <text:p>23.3333</text:p>
          </table:table-cell>
          <table:table-cell office:value-type="float" office:value="-0.2984022807444087">
            <text:p>-0.298402280744408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7-18T15:00:00">
            <text:p>Mon Jul 18 15:00:00 2022</text:p>
          </table:table-cell>
          <table:table-cell office:value-type="float" office:value="162.6667">
            <text:p>162.6667</text:p>
          </table:table-cell>
          <table:table-cell office:value-type="float" office:value="21.1667">
            <text:p>21.1667</text:p>
          </table:table-cell>
          <table:table-cell office:value-type="float" office:value="-0.29987982104589533">
            <text:p>-0.299879821045895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8T16:00:00">
            <text:p>Mon Jul 18 16:00:00 2022</text:p>
          </table:table-cell>
          <table:table-cell office:value-type="float" office:value="165.3333">
            <text:p>165.3333</text:p>
          </table:table-cell>
          <table:table-cell office:value-type="float" office:value="24.0">
            <text:p>24.0</text:p>
          </table:table-cell>
          <table:table-cell office:value-type="float" office:value="-0.279766282727501">
            <text:p>-0.279766282727501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2-07-18T17:00:00">
            <text:p>Mon Jul 18 17:00:00 2022</text:p>
          </table:table-cell>
          <table:table-cell office:value-type="float" office:value="171.8333">
            <text:p>171.8333</text:p>
          </table:table-cell>
          <table:table-cell office:value-type="float" office:value="23.6667">
            <text:p>23.6667</text:p>
          </table:table-cell>
          <table:table-cell office:value-type="float" office:value="-0.2654635650905167">
            <text:p>-0.26546356509051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2-07-18T18:00:00">
            <text:p>Mon Jul 18 18:00:00 2022</text:p>
          </table:table-cell>
          <table:table-cell office:value-type="float" office:value="177.5">
            <text:p>177.5</text:p>
          </table:table-cell>
          <table:table-cell office:value-type="float" office:value="20.5">
            <text:p>20.5</text:p>
          </table:table-cell>
          <table:table-cell office:value-type="float" office:value="-0.3526777016531743">
            <text:p>-0.352677701653174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7-19T12:00:00">
            <text:p>Tue Jul 19 12:00:00 2022</text:p>
          </table:table-cell>
          <table:table-cell office:value-type="float" office:value="136.8333">
            <text:p>136.8333</text:p>
          </table:table-cell>
          <table:table-cell office:value-type="float" office:value="42.6667">
            <text:p>42.6667</text:p>
          </table:table-cell>
          <table:table-cell office:value-type="float" office:value="-0.11452428390627527">
            <text:p>-0.1145242839062752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7-19T13:00:00">
            <text:p>Tue Jul 19 13:00:00 2022</text:p>
          </table:table-cell>
          <table:table-cell office:value-type="float" office:value="162.6667">
            <text:p>162.6667</text:p>
          </table:table-cell>
          <table:table-cell office:value-type="float" office:value="34.5">
            <text:p>34.5</text:p>
          </table:table-cell>
          <table:table-cell office:value-type="float" office:value="-0.09054104023538188">
            <text:p>-0.09054104023538188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7-19T14:00:00">
            <text:p>Tue Jul 19 14:00:00 2022</text:p>
          </table:table-cell>
          <table:table-cell office:value-type="float" office:value="186.8333">
            <text:p>186.8333</text:p>
          </table:table-cell>
          <table:table-cell office:value-type="float" office:value="31.0">
            <text:p>31.0</text:p>
          </table:table-cell>
          <table:table-cell office:value-type="float" office:value="-0.0787482128945004">
            <text:p>-0.0787482128945004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7-19T15:00:00">
            <text:p>Tue Jul 19 15:00:00 2022</text:p>
          </table:table-cell>
          <table:table-cell office:value-type="float" office:value="176.8333">
            <text:p>176.8333</text:p>
          </table:table-cell>
          <table:table-cell office:value-type="float" office:value="25.3333">
            <text:p>25.3333</text:p>
          </table:table-cell>
          <table:table-cell office:value-type="float" office:value="-0.07678962482625741">
            <text:p>-0.07678962482625741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7-19T16:00:00">
            <text:p>Tue Jul 19 16:00:00 2022</text:p>
          </table:table-cell>
          <table:table-cell office:value-type="float" office:value="188.0">
            <text:p>188.0</text:p>
          </table:table-cell>
          <table:table-cell office:value-type="float" office:value="23.6667">
            <text:p>23.6667</text:p>
          </table:table-cell>
          <table:table-cell office:value-type="float" office:value="-0.12771104248549253">
            <text:p>-0.1277110424854925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7-19T17:00:00">
            <text:p>Tue Jul 19 17:00:00 2022</text:p>
          </table:table-cell>
          <table:table-cell office:value-type="float" office:value="172.5">
            <text:p>172.5</text:p>
          </table:table-cell>
          <table:table-cell office:value-type="float" office:value="18.8333">
            <text:p>18.8333</text:p>
          </table:table-cell>
          <table:table-cell office:value-type="float" office:value="-0.173053937852462">
            <text:p>-0.173053937852462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7-19T18:00:00">
            <text:p>Tue Jul 19 18:00:00 2022</text:p>
          </table:table-cell>
          <table:table-cell office:value-type="float" office:value="176.5">
            <text:p>176.5</text:p>
          </table:table-cell>
          <table:table-cell office:value-type="float" office:value="16.1667">
            <text:p>16.1667</text:p>
          </table:table-cell>
          <table:table-cell office:value-type="float" office:value="-0.19528337004128593">
            <text:p>-0.1952833700412859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2-07-20T13:00:00">
            <text:p>Wed Jul 20 13:00:00 2022</text:p>
          </table:table-cell>
          <table:table-cell office:value-type="float" office:value="290.3333">
            <text:p>290.3333</text:p>
          </table:table-cell>
          <table:table-cell office:value-type="float" office:value="32.6667">
            <text:p>32.6667</text:p>
          </table:table-cell>
          <table:table-cell office:value-type="float" office:value="-0.2346126758473926">
            <text:p>-0.2346126758473926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7-20T14:00:00">
            <text:p>Wed Jul 20 14:00:00 2022</text:p>
          </table:table-cell>
          <table:table-cell office:value-type="float" office:value="142.6667">
            <text:p>142.6667</text:p>
          </table:table-cell>
          <table:table-cell office:value-type="float" office:value="28.8333">
            <text:p>28.8333</text:p>
          </table:table-cell>
          <table:table-cell office:value-type="float" office:value="-0.1575425144538065">
            <text:p>-0.1575425144538065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2-07-20T15:00:00">
            <text:p>Wed Jul 20 15:00:00 2022</text:p>
          </table:table-cell>
          <table:table-cell office:value-type="float" office:value="207.6667">
            <text:p>207.6667</text:p>
          </table:table-cell>
          <table:table-cell office:value-type="float" office:value="28.3333">
            <text:p>28.3333</text:p>
          </table:table-cell>
          <table:table-cell office:value-type="float" office:value="-0.0018158865857160385">
            <text:p>-0.0018158865857160385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22-07-20T16:00:00">
            <text:p>Wed Jul 20 16:00:00 2022</text:p>
          </table:table-cell>
          <table:table-cell office:value-type="float" office:value="270.5">
            <text:p>270.5</text:p>
          </table:table-cell>
          <table:table-cell office:value-type="float" office:value="30.0">
            <text:p>30.0</text:p>
          </table:table-cell>
          <table:table-cell office:value-type="float" office:value="0.3335759963015301">
            <text:p>0.3335759963015301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0T17:00:00">
            <text:p>Wed Jul 20 17:00:00 2022</text:p>
          </table:table-cell>
          <table:table-cell office:value-type="float" office:value="237.0">
            <text:p>237.0</text:p>
          </table:table-cell>
          <table:table-cell office:value-type="float" office:value="27.3333">
            <text:p>27.3333</text:p>
          </table:table-cell>
          <table:table-cell office:value-type="float" office:value="0.603574480045838">
            <text:p>0.603574480045838</text:p>
          </table:table-cell>
          <table:table-cell office:value-type="float" office:value="163.5">
            <text:p>163.5</text:p>
          </table:table-cell>
        </table:table-row>
        <table:table-row>
          <table:table-cell table:style-name="pd1" office:value-type="date" office:date-value="2022-07-21T12:00:00">
            <text:p>Thu Jul 21 12:00:00 2022</text:p>
          </table:table-cell>
          <table:table-cell office:value-type="float" office:value="171.6667">
            <text:p>171.6667</text:p>
          </table:table-cell>
          <table:table-cell office:value-type="float" office:value="24.3333">
            <text:p>24.3333</text:p>
          </table:table-cell>
          <table:table-cell office:value-type="float" office:value="0.7936940863295795">
            <text:p>0.793694086329579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7-21T13:00:00">
            <text:p>Thu Jul 21 13:00:00 2022</text:p>
          </table:table-cell>
          <table:table-cell office:value-type="float" office:value="299.5">
            <text:p>299.5</text:p>
          </table:table-cell>
          <table:table-cell office:value-type="float" office:value="27.3333">
            <text:p>27.3333</text:p>
          </table:table-cell>
          <table:table-cell office:value-type="float" office:value="0.7862749968474538">
            <text:p>0.7862749968474538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7-21T14:00:00">
            <text:p>Thu Jul 21 14:00:00 2022</text:p>
          </table:table-cell>
          <table:table-cell office:value-type="float" office:value="165.5">
            <text:p>165.5</text:p>
          </table:table-cell>
          <table:table-cell office:value-type="float" office:value="31.1667">
            <text:p>31.1667</text:p>
          </table:table-cell>
          <table:table-cell office:value-type="float" office:value="0.7678150131233196">
            <text:p>0.7678150131233196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2-07-21T15:00:00">
            <text:p>Thu Jul 21 15:00:00 2022</text:p>
          </table:table-cell>
          <table:table-cell office:value-type="float" office:value="216.6667">
            <text:p>216.6667</text:p>
          </table:table-cell>
          <table:table-cell office:value-type="float" office:value="33.0">
            <text:p>33.0</text:p>
          </table:table-cell>
          <table:table-cell office:value-type="float" office:value="0.7523902404924249">
            <text:p>0.7523902404924249</text:p>
          </table:table-cell>
          <table:table-cell office:value-type="float" office:value="133.1667">
            <text:p>133.1667</text:p>
          </table:table-cell>
        </table:table-row>
        <table:table-row>
          <table:table-cell table:style-name="pd1" office:value-type="date" office:date-value="2022-07-21T16:00:00">
            <text:p>Thu Jul 21 16:00:00 2022</text:p>
          </table:table-cell>
          <table:table-cell office:value-type="float" office:value="194.1667">
            <text:p>194.1667</text:p>
          </table:table-cell>
          <table:table-cell office:value-type="float" office:value="34.5">
            <text:p>34.5</text:p>
          </table:table-cell>
          <table:table-cell office:value-type="float" office:value="0.7523902404924249">
            <text:p>0.7523902404924249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22-07-21T17:00:00">
            <text:p>Thu Jul 21 17:00:00 2022</text:p>
          </table:table-cell>
          <table:table-cell office:value-type="float" office:value="177.0">
            <text:p>177.0</text:p>
          </table:table-cell>
          <table:table-cell office:value-type="float" office:value="34.6667">
            <text:p>34.6667</text:p>
          </table:table-cell>
          <table:table-cell office:value-type="float" office:value="0.7123717886104849">
            <text:p>0.7123717886104849</text:p>
          </table:table-cell>
          <table:table-cell office:value-type="float" office:value="151.6667">
            <text:p>151.6667</text:p>
          </table:table-cell>
        </table:table-row>
        <table:table-row>
          <table:table-cell table:style-name="pd1" office:value-type="date" office:date-value="2022-07-22T13:00:00">
            <text:p>Fri Jul 22 13:00:00 2022</text:p>
          </table:table-cell>
          <table:table-cell office:value-type="float" office:value="142.1667">
            <text:p>142.1667</text:p>
          </table:table-cell>
          <table:table-cell office:value-type="float" office:value="45.3333">
            <text:p>45.3333</text:p>
          </table:table-cell>
          <table:table-cell office:value-type="float" office:value="0.10673659913679062">
            <text:p>0.10673659913679062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2-07-22T14:00:00">
            <text:p>Fri Jul 22 14:00:00 2022</text:p>
          </table:table-cell>
          <table:table-cell office:value-type="float" office:value="152.0">
            <text:p>152.0</text:p>
          </table:table-cell>
          <table:table-cell office:value-type="float" office:value="43.3333">
            <text:p>43.3333</text:p>
          </table:table-cell>
          <table:table-cell office:value-type="float" office:value="0.12364846356863383">
            <text:p>0.1236484635686338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7-22T15:00:00">
            <text:p>Fri Jul 22 15:00:00 2022</text:p>
          </table:table-cell>
          <table:table-cell office:value-type="float" office:value="147.5">
            <text:p>147.5</text:p>
          </table:table-cell>
          <table:table-cell office:value-type="float" office:value="41.5">
            <text:p>41.5</text:p>
          </table:table-cell>
          <table:table-cell office:value-type="float" office:value="0.10698465759978099">
            <text:p>0.10698465759978099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07-22T16:00:00">
            <text:p>Fri Jul 22 16:00:00 2022</text:p>
          </table:table-cell>
          <table:table-cell office:value-type="float" office:value="202.0">
            <text:p>202.0</text:p>
          </table:table-cell>
          <table:table-cell office:value-type="float" office:value="38.1667">
            <text:p>38.1667</text:p>
          </table:table-cell>
          <table:table-cell office:value-type="float" office:value="-0.005522490746559557">
            <text:p>-0.005522490746559557</text:p>
          </table:table-cell>
          <table:table-cell office:value-type="float" office:value="123.1667">
            <text:p>123.1667</text:p>
          </table:table-cell>
        </table:table-row>
        <table:table-row>
          <table:table-cell table:style-name="pd1" office:value-type="date" office:date-value="2022-07-22T17:00:00">
            <text:p>Fri Jul 22 17:00:00 2022</text:p>
          </table:table-cell>
          <table:table-cell office:value-type="float" office:value="168.5">
            <text:p>168.5</text:p>
          </table:table-cell>
          <table:table-cell office:value-type="float" office:value="34.3333">
            <text:p>34.3333</text:p>
          </table:table-cell>
          <table:table-cell office:value-type="float" office:value="-0.13574264716824158">
            <text:p>-0.13574264716824158</text:p>
          </table:table-cell>
          <table:table-cell office:value-type="float" office:value="137.3333">
            <text:p>137.3333</text:p>
          </table:table-cell>
        </table:table-row>
        <table:table-row>
          <table:table-cell table:style-name="pd1" office:value-type="date" office:date-value="2022-07-22T18:00:00">
            <text:p>Fri Jul 22 18:00:00 2022</text:p>
          </table:table-cell>
          <table:table-cell office:value-type="float" office:value="181.5">
            <text:p>181.5</text:p>
          </table:table-cell>
          <table:table-cell office:value-type="float" office:value="33.3333">
            <text:p>33.3333</text:p>
          </table:table-cell>
          <table:table-cell office:value-type="float" office:value="-0.1655268798820673">
            <text:p>-0.1655268798820673</text:p>
          </table:table-cell>
          <table:table-cell office:value-type="float" office:value="120.1667">
            <text:p>120.1667</text:p>
          </table:table-cell>
        </table:table-row>
        <table:table-row>
          <table:table-cell table:style-name="pd1" office:value-type="date" office:date-value="2022-07-23T12:00:00">
            <text:p>Sat Jul 23 12:00:00 2022</text:p>
          </table:table-cell>
          <table:table-cell office:value-type="float" office:value="281.0">
            <text:p>281.0</text:p>
          </table:table-cell>
          <table:table-cell office:value-type="float" office:value="35.0">
            <text:p>35.0</text:p>
          </table:table-cell>
          <table:table-cell office:value-type="float" office:value="0.31277255747779364">
            <text:p>0.3127725574777936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7-23T13:00:00">
            <text:p>Sat Jul 23 13:00:00 2022</text:p>
          </table:table-cell>
          <table:table-cell office:value-type="float" office:value="230.6667">
            <text:p>230.6667</text:p>
          </table:table-cell>
          <table:table-cell office:value-type="float" office:value="35.6667">
            <text:p>35.6667</text:p>
          </table:table-cell>
          <table:table-cell office:value-type="float" office:value="0.2928591134622518">
            <text:p>0.2928591134622518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7-23T14:00:00">
            <text:p>Sat Jul 23 14:00:00 2022</text:p>
          </table:table-cell>
          <table:table-cell office:value-type="float" office:value="222.6667">
            <text:p>222.6667</text:p>
          </table:table-cell>
          <table:table-cell office:value-type="float" office:value="39.3333">
            <text:p>39.3333</text:p>
          </table:table-cell>
          <table:table-cell office:value-type="float" office:value="0.3220973660706154">
            <text:p>0.3220973660706154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22-07-23T15:00:00">
            <text:p>Sat Jul 23 15:00:00 2022</text:p>
          </table:table-cell>
          <table:table-cell office:value-type="float" office:value="172.0">
            <text:p>172.0</text:p>
          </table:table-cell>
          <table:table-cell office:value-type="float" office:value="38.3333">
            <text:p>38.3333</text:p>
          </table:table-cell>
          <table:table-cell office:value-type="float" office:value="0.3202440068339015">
            <text:p>0.3202440068339015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7-23T16:00:00">
            <text:p>Sat Jul 23 16:00:00 2022</text:p>
          </table:table-cell>
          <table:table-cell office:value-type="float" office:value="182.5">
            <text:p>182.5</text:p>
          </table:table-cell>
          <table:table-cell office:value-type="float" office:value="37.0">
            <text:p>37.0</text:p>
          </table:table-cell>
          <table:table-cell office:value-type="float" office:value="0.32301768918688917">
            <text:p>0.32301768918688917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2-07-23T17:00:00">
            <text:p>Sat Jul 23 17:00:00 2022</text:p>
          </table:table-cell>
          <table:table-cell office:value-type="float" office:value="181.1667">
            <text:p>181.1667</text:p>
          </table:table-cell>
          <table:table-cell office:value-type="float" office:value="36.3333">
            <text:p>36.3333</text:p>
          </table:table-cell>
          <table:table-cell office:value-type="float" office:value="0.24703919777070982">
            <text:p>0.24703919777070982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7-24T11:00:00">
            <text:p>Sun Jul 24 11:00:00 2022</text:p>
          </table:table-cell>
          <table:table-cell office:value-type="float" office:value="178.0">
            <text:p>178.0</text:p>
          </table:table-cell>
          <table:table-cell office:value-type="float" office:value="42.1667">
            <text:p>42.1667</text:p>
          </table:table-cell>
          <table:table-cell office:value-type="float" office:value="0.6104723453013422">
            <text:p>0.6104723453013422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7-24T12:00:00">
            <text:p>Sun Jul 24 12:00:00 2022</text:p>
          </table:table-cell>
          <table:table-cell office:value-type="float" office:value="241.8333">
            <text:p>241.8333</text:p>
          </table:table-cell>
          <table:table-cell office:value-type="float" office:value="37.6667">
            <text:p>37.6667</text:p>
          </table:table-cell>
          <table:table-cell office:value-type="float" office:value="0.5714683282719111">
            <text:p>0.5714683282719111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7-24T13:00:00">
            <text:p>Sun Jul 24 13:00:00 2022</text:p>
          </table:table-cell>
          <table:table-cell office:value-type="float" office:value="291.8333">
            <text:p>291.8333</text:p>
          </table:table-cell>
          <table:table-cell office:value-type="float" office:value="34.5">
            <text:p>34.5</text:p>
          </table:table-cell>
          <table:table-cell office:value-type="float" office:value="0.5637100289771105">
            <text:p>0.5637100289771105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7-24T14:00:00">
            <text:p>Sun Jul 24 14:00:00 2022</text:p>
          </table:table-cell>
          <table:table-cell office:value-type="float" office:value="99.6667">
            <text:p>99.6667</text:p>
          </table:table-cell>
          <table:table-cell office:value-type="float" office:value="33.8333">
            <text:p>33.8333</text:p>
          </table:table-cell>
          <table:table-cell office:value-type="float" office:value="0.5282641908888434">
            <text:p>0.5282641908888434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22-07-24T15:00:00">
            <text:p>Sun Jul 24 15:00:00 2022</text:p>
          </table:table-cell>
          <table:table-cell office:value-type="float" office:value="138.3333">
            <text:p>138.3333</text:p>
          </table:table-cell>
          <table:table-cell office:value-type="float" office:value="34.3333">
            <text:p>34.3333</text:p>
          </table:table-cell>
          <table:table-cell office:value-type="float" office:value="0.5544417737507878">
            <text:p>0.5544417737507878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22-07-24T16:00:00">
            <text:p>Sun Jul 24 16:00:00 2022</text:p>
          </table:table-cell>
          <table:table-cell office:value-type="float" office:value="168.6667">
            <text:p>168.6667</text:p>
          </table:table-cell>
          <table:table-cell office:value-type="float" office:value="31.1667">
            <text:p>31.1667</text:p>
          </table:table-cell>
          <table:table-cell office:value-type="float" office:value="0.683763089672499">
            <text:p>0.683763089672499</text:p>
          </table:table-cell>
          <table:table-cell office:value-type="float" office:value="142.6667">
            <text:p>142.6667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348.6667">
            <text:p>348.6667</text:p>
          </table:table-cell>
          <table:table-cell office:value-type="float" office:value="62.5">
            <text:p>62.5</text:p>
          </table:table-cell>
          <table:table-cell office:value-type="float" office:value="0.15801788345737974">
            <text:p>0.15801788345737974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7-25T13:00:00">
            <text:p>Mon Jul 25 13:00:00 2022</text:p>
          </table:table-cell>
          <table:table-cell office:value-type="float" office:value="291.6667">
            <text:p>291.6667</text:p>
          </table:table-cell>
          <table:table-cell office:value-type="float" office:value="60.8333">
            <text:p>60.8333</text:p>
          </table:table-cell>
          <table:table-cell office:value-type="float" office:value="0.1757628354500286">
            <text:p>0.1757628354500286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7-25T14:00:00">
            <text:p>Mon Jul 25 14:00:00 2022</text:p>
          </table:table-cell>
          <table:table-cell office:value-type="float" office:value="161.6667">
            <text:p>161.6667</text:p>
          </table:table-cell>
          <table:table-cell office:value-type="float" office:value="61.5">
            <text:p>61.5</text:p>
          </table:table-cell>
          <table:table-cell office:value-type="float" office:value="0.1653417466119279">
            <text:p>0.1653417466119279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7-25T15:00:00">
            <text:p>Mon Jul 25 15:00:00 2022</text:p>
          </table:table-cell>
          <table:table-cell office:value-type="float" office:value="164.1667">
            <text:p>164.1667</text:p>
          </table:table-cell>
          <table:table-cell office:value-type="float" office:value="72.0">
            <text:p>72.0</text:p>
          </table:table-cell>
          <table:table-cell office:value-type="float" office:value="0.14659719347236472">
            <text:p>0.14659719347236472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7-25T16:00:00">
            <text:p>Mon Jul 25 16:00:00 2022</text:p>
          </table:table-cell>
          <table:table-cell office:value-type="float" office:value="177.8333">
            <text:p>177.8333</text:p>
          </table:table-cell>
          <table:table-cell office:value-type="float" office:value="78.0">
            <text:p>78.0</text:p>
          </table:table-cell>
          <table:table-cell office:value-type="float" office:value="-0.044767427390125764">
            <text:p>-0.044767427390125764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7-25T17:00:00">
            <text:p>Mon Jul 25 17:00:00 2022</text:p>
          </table:table-cell>
          <table:table-cell office:value-type="float" office:value="169.8333">
            <text:p>169.8333</text:p>
          </table:table-cell>
          <table:table-cell office:value-type="float" office:value="79.0">
            <text:p>79.0</text:p>
          </table:table-cell>
          <table:table-cell office:value-type="float" office:value="-0.2523616581945938">
            <text:p>-0.2523616581945938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7-25T18:00:00">
            <text:p>Mon Jul 25 18:00:00 2022</text:p>
          </table:table-cell>
          <table:table-cell office:value-type="float" office:value="175.0">
            <text:p>175.0</text:p>
          </table:table-cell>
          <table:table-cell office:value-type="float" office:value="76.5">
            <text:p>76.5</text:p>
          </table:table-cell>
          <table:table-cell office:value-type="float" office:value="-0.3145077679572302">
            <text:p>-0.3145077679572302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7-26T13:00:00">
            <text:p>Tue Jul 26 13:00:00 2022</text:p>
          </table:table-cell>
          <table:table-cell office:value-type="float" office:value="156.6667">
            <text:p>156.6667</text:p>
          </table:table-cell>
          <table:table-cell office:value-type="float" office:value="67.1667">
            <text:p>67.1667</text:p>
          </table:table-cell>
          <table:table-cell office:value-type="float" office:value="-0.6530372592482893">
            <text:p>-0.653037259248289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7-26T14:00:00">
            <text:p>Tue Jul 26 14:00:00 2022</text:p>
          </table:table-cell>
          <table:table-cell office:value-type="float" office:value="168.8333">
            <text:p>168.8333</text:p>
          </table:table-cell>
          <table:table-cell office:value-type="float" office:value="52.1667">
            <text:p>52.1667</text:p>
          </table:table-cell>
          <table:table-cell office:value-type="float" office:value="-0.6641538931162771">
            <text:p>-0.6641538931162771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7-26T15:00:00">
            <text:p>Tue Jul 26 15:00:00 2022</text:p>
          </table:table-cell>
          <table:table-cell office:value-type="float" office:value="169.3333">
            <text:p>169.3333</text:p>
          </table:table-cell>
          <table:table-cell office:value-type="float" office:value="44.8333">
            <text:p>44.8333</text:p>
          </table:table-cell>
          <table:table-cell office:value-type="float" office:value="-0.6762924428092514">
            <text:p>-0.6762924428092514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7-26T16:00:00">
            <text:p>Tue Jul 26 16:00:00 2022</text:p>
          </table:table-cell>
          <table:table-cell office:value-type="float" office:value="173.8333">
            <text:p>173.8333</text:p>
          </table:table-cell>
          <table:table-cell office:value-type="float" office:value="36.8333">
            <text:p>36.8333</text:p>
          </table:table-cell>
          <table:table-cell office:value-type="float" office:value="-0.7826567280088585">
            <text:p>-0.782656728008858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7-26T17:00:00">
            <text:p>Tue Jul 26 17:00:00 2022</text:p>
          </table:table-cell>
          <table:table-cell office:value-type="float" office:value="172.3333">
            <text:p>172.3333</text:p>
          </table:table-cell>
          <table:table-cell office:value-type="float" office:value="34.1667">
            <text:p>34.1667</text:p>
          </table:table-cell>
          <table:table-cell office:value-type="float" office:value="-0.8171770383914373">
            <text:p>-0.817177038391437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7-26T18:00:00">
            <text:p>Tue Jul 26 18:00:00 2022</text:p>
          </table:table-cell>
          <table:table-cell office:value-type="float" office:value="184.8333">
            <text:p>184.8333</text:p>
          </table:table-cell>
          <table:table-cell office:value-type="float" office:value="28.6667">
            <text:p>28.6667</text:p>
          </table:table-cell>
          <table:table-cell office:value-type="float" office:value="-0.8368142656692018">
            <text:p>-0.8368142656692018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7-27T13:00:00">
            <text:p>Wed Jul 27 13:00:00 2022</text:p>
          </table:table-cell>
          <table:table-cell office:value-type="float" office:value="175.1667">
            <text:p>175.1667</text:p>
          </table:table-cell>
          <table:table-cell office:value-type="float" office:value="42.1667">
            <text:p>42.1667</text:p>
          </table:table-cell>
          <table:table-cell office:value-type="float" office:value="-0.1766974442463268">
            <text:p>-0.1766974442463268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7-27T14:00:00">
            <text:p>Wed Jul 27 14:00:00 2022</text:p>
          </table:table-cell>
          <table:table-cell office:value-type="float" office:value="177.0">
            <text:p>177.0</text:p>
          </table:table-cell>
          <table:table-cell office:value-type="float" office:value="29.3333">
            <text:p>29.3333</text:p>
          </table:table-cell>
          <table:table-cell office:value-type="float" office:value="-0.11517043304676125">
            <text:p>-0.1151704330467612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7-27T15:00:00">
            <text:p>Wed Jul 27 15:00:00 2022</text:p>
          </table:table-cell>
          <table:table-cell office:value-type="float" office:value="176.3333">
            <text:p>176.3333</text:p>
          </table:table-cell>
          <table:table-cell office:value-type="float" office:value="26.1667">
            <text:p>26.1667</text:p>
          </table:table-cell>
          <table:table-cell office:value-type="float" office:value="-0.1865235907403451">
            <text:p>-0.1865235907403451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7-27T16:00:00">
            <text:p>Wed Jul 27 16:00:00 2022</text:p>
          </table:table-cell>
          <table:table-cell office:value-type="float" office:value="178.8333">
            <text:p>178.8333</text:p>
          </table:table-cell>
          <table:table-cell office:value-type="float" office:value="33.0">
            <text:p>33.0</text:p>
          </table:table-cell>
          <table:table-cell office:value-type="float" office:value="-0.1762828471034529">
            <text:p>-0.1762828471034529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7-27T17:00:00">
            <text:p>Wed Jul 27 17:00:00 2022</text:p>
          </table:table-cell>
          <table:table-cell office:value-type="float" office:value="178.0">
            <text:p>178.0</text:p>
          </table:table-cell>
          <table:table-cell office:value-type="float" office:value="39.0">
            <text:p>39.0</text:p>
          </table:table-cell>
          <table:table-cell office:value-type="float" office:value="-0.1951662739183024">
            <text:p>-0.1951662739183024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7-27T18:00:00">
            <text:p>Wed Jul 27 18:00:00 2022</text:p>
          </table:table-cell>
          <table:table-cell office:value-type="float" office:value="179.5">
            <text:p>179.5</text:p>
          </table:table-cell>
          <table:table-cell office:value-type="float" office:value="35.5">
            <text:p>35.5</text:p>
          </table:table-cell>
          <table:table-cell office:value-type="float" office:value="-0.24743884068864">
            <text:p>-0.24743884068864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7-27T19:00:00">
            <text:p>Wed Jul 27 19:00:00 2022</text:p>
          </table:table-cell>
          <table:table-cell office:value-type="float" office:value="180.5">
            <text:p>180.5</text:p>
          </table:table-cell>
          <table:table-cell office:value-type="float" office:value="31.1667">
            <text:p>31.1667</text:p>
          </table:table-cell>
          <table:table-cell office:value-type="float" office:value="-0.4632248485098052">
            <text:p>-0.4632248485098052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8-03T12:00:00">
            <text:p>Wed Aug  3 12:00:00 2022</text:p>
          </table:table-cell>
          <table:table-cell office:value-type="float" office:value="162.1667">
            <text:p>162.1667</text:p>
          </table:table-cell>
          <table:table-cell office:value-type="float" office:value="55.5">
            <text:p>55.5</text:p>
          </table:table-cell>
          <table:table-cell office:value-type="float" office:value="0.08309730018623394">
            <text:p>0.0830973001862339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03T13:00:00">
            <text:p>Wed Aug  3 13:00:00 2022</text:p>
          </table:table-cell>
          <table:table-cell office:value-type="float" office:value="154.0">
            <text:p>154.0</text:p>
          </table:table-cell>
          <table:table-cell office:value-type="float" office:value="50.0">
            <text:p>50.0</text:p>
          </table:table-cell>
          <table:table-cell office:value-type="float" office:value="0.08449207276037786">
            <text:p>0.08449207276037786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8-03T14:00:00">
            <text:p>Wed Aug  3 14:00:00 2022</text:p>
          </table:table-cell>
          <table:table-cell office:value-type="float" office:value="241.1667">
            <text:p>241.1667</text:p>
          </table:table-cell>
          <table:table-cell office:value-type="float" office:value="44.6667">
            <text:p>44.6667</text:p>
          </table:table-cell>
          <table:table-cell office:value-type="float" office:value="0.10469465915825937">
            <text:p>0.10469465915825937</text:p>
          </table:table-cell>
          <table:table-cell office:value-type="float" office:value="127.6667">
            <text:p>127.6667</text:p>
          </table:table-cell>
        </table:table-row>
        <table:table-row>
          <table:table-cell table:style-name="pd1" office:value-type="date" office:date-value="2022-08-03T15:00:00">
            <text:p>Wed Aug  3 15:00:00 2022</text:p>
          </table:table-cell>
          <table:table-cell office:value-type="float" office:value="164.5">
            <text:p>164.5</text:p>
          </table:table-cell>
          <table:table-cell office:value-type="float" office:value="37.5">
            <text:p>37.5</text:p>
          </table:table-cell>
          <table:table-cell office:value-type="float" office:value="0.0030777275538037144">
            <text:p>0.0030777275538037144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22-08-03T16:00:00">
            <text:p>Wed Aug  3 16:00:00 2022</text:p>
          </table:table-cell>
          <table:table-cell office:value-type="float" office:value="183.5">
            <text:p>183.5</text:p>
          </table:table-cell>
          <table:table-cell office:value-type="float" office:value="31.5">
            <text:p>31.5</text:p>
          </table:table-cell>
          <table:table-cell office:value-type="float" office:value="0.0029995224057656825">
            <text:p>0.002999522405765682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3T17:00:00">
            <text:p>Wed Aug  3 17:00:00 2022</text:p>
          </table:table-cell>
          <table:table-cell office:value-type="float" office:value="208.5">
            <text:p>208.5</text:p>
          </table:table-cell>
          <table:table-cell office:value-type="float" office:value="27.5">
            <text:p>27.5</text:p>
          </table:table-cell>
          <table:table-cell office:value-type="float" office:value="0.0013295506718491673">
            <text:p>0.001329550671849167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2-08-03T18:00:00">
            <text:p>Wed Aug  3 18:00:00 2022</text:p>
          </table:table-cell>
          <table:table-cell office:value-type="float" office:value="183.1667">
            <text:p>183.1667</text:p>
          </table:table-cell>
          <table:table-cell office:value-type="float" office:value="26.3333">
            <text:p>26.3333</text:p>
          </table:table-cell>
          <table:table-cell office:value-type="float" office:value="0.005385120983184878">
            <text:p>0.005385120983184878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22-08-04T12:00:00">
            <text:p>Thu Aug  4 12:00:00 2022</text:p>
          </table:table-cell>
          <table:table-cell office:value-type="float" office:value="174.3333">
            <text:p>174.3333</text:p>
          </table:table-cell>
          <table:table-cell office:value-type="float" office:value="24.1667">
            <text:p>24.1667</text:p>
          </table:table-cell>
          <table:table-cell office:value-type="float" office:value="0.27256249558032375">
            <text:p>0.2725624955803237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8-04T13:00:00">
            <text:p>Thu Aug  4 13:00:00 2022</text:p>
          </table:table-cell>
          <table:table-cell office:value-type="float" office:value="241.1667">
            <text:p>241.1667</text:p>
          </table:table-cell>
          <table:table-cell office:value-type="float" office:value="23.3333">
            <text:p>23.3333</text:p>
          </table:table-cell>
          <table:table-cell office:value-type="float" office:value="0.2794951443380085">
            <text:p>0.279495144338008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8-04T14:00:00">
            <text:p>Thu Aug  4 14:00:00 2022</text:p>
          </table:table-cell>
          <table:table-cell office:value-type="float" office:value="139.5">
            <text:p>139.5</text:p>
          </table:table-cell>
          <table:table-cell office:value-type="float" office:value="20.6667">
            <text:p>20.6667</text:p>
          </table:table-cell>
          <table:table-cell office:value-type="float" office:value="0.21803846792416942">
            <text:p>0.21803846792416942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8-04T15:00:00">
            <text:p>Thu Aug  4 15:00:00 2022</text:p>
          </table:table-cell>
          <table:table-cell office:value-type="float" office:value="198.5">
            <text:p>198.5</text:p>
          </table:table-cell>
          <table:table-cell office:value-type="float" office:value="18.0">
            <text:p>18.0</text:p>
          </table:table-cell>
          <table:table-cell office:value-type="float" office:value="0.00964779788635896">
            <text:p>0.00964779788635896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2-08-04T16:00:00">
            <text:p>Thu Aug  4 16:00:00 2022</text:p>
          </table:table-cell>
          <table:table-cell office:value-type="float" office:value="220.6667">
            <text:p>220.6667</text:p>
          </table:table-cell>
          <table:table-cell office:value-type="float" office:value="18.6667">
            <text:p>18.6667</text:p>
          </table:table-cell>
          <table:table-cell office:value-type="float" office:value="0.007457689242910563">
            <text:p>0.00745768924291056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04T17:00:00">
            <text:p>Thu Aug  4 17:00:00 2022</text:p>
          </table:table-cell>
          <table:table-cell office:value-type="float" office:value="153.0">
            <text:p>153.0</text:p>
          </table:table-cell>
          <table:table-cell office:value-type="float" office:value="19.0">
            <text:p>19.0</text:p>
          </table:table-cell>
          <table:table-cell office:value-type="float" office:value="0.006781975327657897">
            <text:p>0.00678197532765789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8-05T16:00:00">
            <text:p>Fri Aug  5 16:00:00 2022</text:p>
          </table:table-cell>
          <table:table-cell office:value-type="float" office:value="166.0">
            <text:p>166.0</text:p>
          </table:table-cell>
          <table:table-cell office:value-type="float" office:value="19.5">
            <text:p>19.5</text:p>
          </table:table-cell>
          <table:table-cell office:value-type="float" office:value="-0.6248174550533884">
            <text:p>-0.6248174550533884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05T17:00:00">
            <text:p>Fri Aug  5 17:00:00 2022</text:p>
          </table:table-cell>
          <table:table-cell office:value-type="float" office:value="179.1667">
            <text:p>179.1667</text:p>
          </table:table-cell>
          <table:table-cell office:value-type="float" office:value="20.0">
            <text:p>20.0</text:p>
          </table:table-cell>
          <table:table-cell office:value-type="float" office:value="-0.7474525073493986">
            <text:p>-0.7474525073493986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5T18:00:00">
            <text:p>Fri Aug  5 18:00:00 2022</text:p>
          </table:table-cell>
          <table:table-cell office:value-type="float" office:value="185.1667">
            <text:p>185.1667</text:p>
          </table:table-cell>
          <table:table-cell office:value-type="float" office:value="20.3333">
            <text:p>20.3333</text:p>
          </table:table-cell>
          <table:table-cell office:value-type="float" office:value="-0.8018209655866573">
            <text:p>-0.801820965586657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08-05T19:00:00">
            <text:p>Fri Aug  5 19:00:00 2022</text:p>
          </table:table-cell>
          <table:table-cell office:value-type="float" office:value="179.3333">
            <text:p>179.3333</text:p>
          </table:table-cell>
          <table:table-cell office:value-type="float" office:value="21.8333">
            <text:p>21.8333</text:p>
          </table:table-cell>
          <table:table-cell office:value-type="float" office:value="-0.8021564299030491">
            <text:p>-0.8021564299030491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8-05T20:00:00">
            <text:p>Fri Aug  5 20:00:00 2022</text:p>
          </table:table-cell>
          <table:table-cell office:value-type="float" office:value="176.8333">
            <text:p>176.8333</text:p>
          </table:table-cell>
          <table:table-cell office:value-type="float" office:value="21.5">
            <text:p>21.5</text:p>
          </table:table-cell>
          <table:table-cell office:value-type="float" office:value="-0.7969762263118325">
            <text:p>-0.796976226311832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08-05T21:00:00">
            <text:p>Fri Aug  5 21:00:00 2022</text:p>
          </table:table-cell>
          <table:table-cell office:value-type="float" office:value="173.8333">
            <text:p>173.8333</text:p>
          </table:table-cell>
          <table:table-cell office:value-type="float" office:value="22.5">
            <text:p>22.5</text:p>
          </table:table-cell>
          <table:table-cell office:value-type="float" office:value="-0.7819087176414826">
            <text:p>-0.7819087176414826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8-05T22:00:00">
            <text:p>Fri Aug  5 22:00:00 2022</text:p>
          </table:table-cell>
          <table:table-cell office:value-type="float" office:value="170.5">
            <text:p>170.5</text:p>
          </table:table-cell>
          <table:table-cell office:value-type="float" office:value="23.6667">
            <text:p>23.6667</text:p>
          </table:table-cell>
          <table:table-cell office:value-type="float" office:value="-0.7695659893089932">
            <text:p>-0.7695659893089932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2:00:00">
            <text:p>Sat Aug  6 12:00:00 2022</text:p>
          </table:table-cell>
          <table:table-cell office:value-type="float" office:value="164.0">
            <text:p>164.0</text:p>
          </table:table-cell>
          <table:table-cell office:value-type="float" office:value="18.6667">
            <text:p>18.6667</text:p>
          </table:table-cell>
          <table:table-cell office:value-type="float" office:value="-0.3236734896183423">
            <text:p>-0.323673489618342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6T13:00:00">
            <text:p>Sat Aug  6 13:00:00 2022</text:p>
          </table:table-cell>
          <table:table-cell office:value-type="float" office:value="193.3333">
            <text:p>193.3333</text:p>
          </table:table-cell>
          <table:table-cell office:value-type="float" office:value="20.8333">
            <text:p>20.8333</text:p>
          </table:table-cell>
          <table:table-cell office:value-type="float" office:value="-0.31108548766783845">
            <text:p>-0.3110854876678384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8-06T14:00:00">
            <text:p>Sat Aug  6 14:00:00 2022</text:p>
          </table:table-cell>
          <table:table-cell office:value-type="float" office:value="239.1667">
            <text:p>239.1667</text:p>
          </table:table-cell>
          <table:table-cell office:value-type="float" office:value="18.5">
            <text:p>18.5</text:p>
          </table:table-cell>
          <table:table-cell office:value-type="float" office:value="-0.3054503571932705">
            <text:p>-0.305450357193270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8-06T15:00:00">
            <text:p>Sat Aug  6 15:00:00 2022</text:p>
          </table:table-cell>
          <table:table-cell office:value-type="float" office:value="190.8333">
            <text:p>190.8333</text:p>
          </table:table-cell>
          <table:table-cell office:value-type="float" office:value="19.5">
            <text:p>19.5</text:p>
          </table:table-cell>
          <table:table-cell office:value-type="float" office:value="-0.30613214347941015">
            <text:p>-0.3061321434794101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8-06T16:00:00">
            <text:p>Sat Aug  6 16:00:00 2022</text:p>
          </table:table-cell>
          <table:table-cell office:value-type="float" office:value="170.1667">
            <text:p>170.1667</text:p>
          </table:table-cell>
          <table:table-cell office:value-type="float" office:value="19.6667">
            <text:p>19.6667</text:p>
          </table:table-cell>
          <table:table-cell office:value-type="float" office:value="-0.2894225998186417">
            <text:p>-0.289422599818641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2-08-06T17:00:00">
            <text:p>Sat Aug  6 17:00:00 2022</text:p>
          </table:table-cell>
          <table:table-cell office:value-type="float" office:value="174.8333">
            <text:p>174.8333</text:p>
          </table:table-cell>
          <table:table-cell office:value-type="float" office:value="20.0">
            <text:p>20.0</text:p>
          </table:table-cell>
          <table:table-cell office:value-type="float" office:value="-0.23349146058083653">
            <text:p>-0.2334914605808365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06T18:00:00">
            <text:p>Sat Aug  6 18:00:00 2022</text:p>
          </table:table-cell>
          <table:table-cell office:value-type="float" office:value="177.1667">
            <text:p>177.1667</text:p>
          </table:table-cell>
          <table:table-cell office:value-type="float" office:value="18.5">
            <text:p>18.5</text:p>
          </table:table-cell>
          <table:table-cell office:value-type="float" office:value="-0.16963370069026298">
            <text:p>-0.16963370069026298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8-07T12:00:00">
            <text:p>Sun Aug  7 12:00:00 2022</text:p>
          </table:table-cell>
          <table:table-cell office:value-type="float" office:value="197.1667">
            <text:p>197.1667</text:p>
          </table:table-cell>
          <table:table-cell office:value-type="float" office:value="24.6667">
            <text:p>24.6667</text:p>
          </table:table-cell>
          <table:table-cell office:value-type="float" office:value="0.295477568419117">
            <text:p>0.29547756841911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07T13:00:00">
            <text:p>Sun Aug  7 13:00:00 2022</text:p>
          </table:table-cell>
          <table:table-cell office:value-type="float" office:value="186.0">
            <text:p>186.0</text:p>
          </table:table-cell>
          <table:table-cell office:value-type="float" office:value="26.0">
            <text:p>26.0</text:p>
          </table:table-cell>
          <table:table-cell office:value-type="float" office:value="0.3289702756711367">
            <text:p>0.32897027567113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08-07T14:00:00">
            <text:p>Sun Aug  7 14:00:00 2022</text:p>
          </table:table-cell>
          <table:table-cell office:value-type="float" office:value="175.3333">
            <text:p>175.3333</text:p>
          </table:table-cell>
          <table:table-cell office:value-type="float" office:value="24.3333">
            <text:p>24.3333</text:p>
          </table:table-cell>
          <table:table-cell office:value-type="float" office:value="0.33857191228877365">
            <text:p>0.3385719122887736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08-07T15:00:00">
            <text:p>Sun Aug  7 15:00:00 2022</text:p>
          </table:table-cell>
          <table:table-cell office:value-type="float" office:value="177.8333">
            <text:p>177.8333</text:p>
          </table:table-cell>
          <table:table-cell office:value-type="float" office:value="20.3333">
            <text:p>20.3333</text:p>
          </table:table-cell>
          <table:table-cell office:value-type="float" office:value="0.3633199189242333">
            <text:p>0.3633199189242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7T16:00:00">
            <text:p>Sun Aug  7 16:00:00 2022</text:p>
          </table:table-cell>
          <table:table-cell office:value-type="float" office:value="166.6667">
            <text:p>166.6667</text:p>
          </table:table-cell>
          <table:table-cell office:value-type="float" office:value="17.5">
            <text:p>17.5</text:p>
          </table:table-cell>
          <table:table-cell office:value-type="float" office:value="0.403264998521584">
            <text:p>0.403264998521584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07T17:00:00">
            <text:p>Sun Aug  7 17:00:00 2022</text:p>
          </table:table-cell>
          <table:table-cell office:value-type="float" office:value="180.0">
            <text:p>180.0</text:p>
          </table:table-cell>
          <table:table-cell office:value-type="float" office:value="16.0">
            <text:p>16.0</text:p>
          </table:table-cell>
          <table:table-cell office:value-type="float" office:value="0.45462647155115304">
            <text:p>0.45462647155115304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7T18:00:00">
            <text:p>Sun Aug  7 18:00:00 2022</text:p>
          </table:table-cell>
          <table:table-cell office:value-type="float" office:value="177.1667">
            <text:p>177.1667</text:p>
          </table:table-cell>
          <table:table-cell office:value-type="float" office:value="13.6667">
            <text:p>13.6667</text:p>
          </table:table-cell>
          <table:table-cell office:value-type="float" office:value="0.5156905006617408">
            <text:p>0.5156905006617408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8-08T10:00:00">
            <text:p>Mon Aug  8 10:00:00 2022</text:p>
          </table:table-cell>
          <table:table-cell office:value-type="float" office:value="177.0">
            <text:p>177.0</text:p>
          </table:table-cell>
          <table:table-cell office:value-type="float" office:value="38.1667">
            <text:p>38.1667</text:p>
          </table:table-cell>
          <table:table-cell office:value-type="float" office:value="-0.07515800970368493">
            <text:p>-0.0751580097036849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08T11:00:00">
            <text:p>Mon Aug  8 11:00:00 2022</text:p>
          </table:table-cell>
          <table:table-cell office:value-type="float" office:value="183.3333">
            <text:p>183.3333</text:p>
          </table:table-cell>
          <table:table-cell office:value-type="float" office:value="36.5">
            <text:p>36.5</text:p>
          </table:table-cell>
          <table:table-cell office:value-type="float" office:value="-0.1141185788812749">
            <text:p>-0.1141185788812749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8-08T12:00:00">
            <text:p>Mon Aug  8 12:00:00 2022</text:p>
          </table:table-cell>
          <table:table-cell office:value-type="float" office:value="182.5">
            <text:p>182.5</text:p>
          </table:table-cell>
          <table:table-cell office:value-type="float" office:value="27.5">
            <text:p>27.5</text:p>
          </table:table-cell>
          <table:table-cell office:value-type="float" office:value="-0.1249188848470134">
            <text:p>-0.1249188848470134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8-08T13:00:00">
            <text:p>Mon Aug  8 13:00:00 2022</text:p>
          </table:table-cell>
          <table:table-cell office:value-type="float" office:value="184.8333">
            <text:p>184.8333</text:p>
          </table:table-cell>
          <table:table-cell office:value-type="float" office:value="19.1667">
            <text:p>19.1667</text:p>
          </table:table-cell>
          <table:table-cell office:value-type="float" office:value="-0.12045284895160199">
            <text:p>-0.12045284895160199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08T14:00:00">
            <text:p>Mon Aug  8 14:00:00 2022</text:p>
          </table:table-cell>
          <table:table-cell office:value-type="float" office:value="173.3333">
            <text:p>173.3333</text:p>
          </table:table-cell>
          <table:table-cell office:value-type="float" office:value="16.3333">
            <text:p>16.3333</text:p>
          </table:table-cell>
          <table:table-cell office:value-type="float" office:value="-0.13124217106669225">
            <text:p>-0.1312421710666922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8-08T15:00:00">
            <text:p>Mon Aug  8 15:00:00 2022</text:p>
          </table:table-cell>
          <table:table-cell office:value-type="float" office:value="169.1667">
            <text:p>169.1667</text:p>
          </table:table-cell>
          <table:table-cell office:value-type="float" office:value="13.1667">
            <text:p>13.1667</text:p>
          </table:table-cell>
          <table:table-cell office:value-type="float" office:value="-0.12232974071192852">
            <text:p>-0.12232974071192852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8-08T16:00:00">
            <text:p>Mon Aug  8 16:00:00 2022</text:p>
          </table:table-cell>
          <table:table-cell office:value-type="float" office:value="171.1667">
            <text:p>171.1667</text:p>
          </table:table-cell>
          <table:table-cell office:value-type="float" office:value="12.0">
            <text:p>12.0</text:p>
          </table:table-cell>
          <table:table-cell office:value-type="float" office:value="-0.12764745793323654">
            <text:p>-0.12764745793323654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8-08T17:00:00">
            <text:p>Mon Aug  8 17:00:00 2022</text:p>
          </table:table-cell>
          <table:table-cell office:value-type="float" office:value="173.1667">
            <text:p>173.1667</text:p>
          </table:table-cell>
          <table:table-cell office:value-type="float" office:value="11.6667">
            <text:p>11.6667</text:p>
          </table:table-cell>
          <table:table-cell office:value-type="float" office:value="-0.04736025788824323">
            <text:p>-0.0473602578882432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8-09T13:00:00">
            <text:p>Tue Aug  9 13:00:00 2022</text:p>
          </table:table-cell>
          <table:table-cell office:value-type="float" office:value="205.3333">
            <text:p>205.3333</text:p>
          </table:table-cell>
          <table:table-cell office:value-type="float" office:value="36.8333">
            <text:p>36.8333</text:p>
          </table:table-cell>
          <table:table-cell office:value-type="float" office:value="-0.6465066655080614">
            <text:p>-0.6465066655080614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8-09T14:00:00">
            <text:p>Tue Aug  9 14:00:00 2022</text:p>
          </table:table-cell>
          <table:table-cell office:value-type="float" office:value="198.1667">
            <text:p>198.1667</text:p>
          </table:table-cell>
          <table:table-cell office:value-type="float" office:value="30.6667">
            <text:p>30.6667</text:p>
          </table:table-cell>
          <table:table-cell office:value-type="float" office:value="-0.5463412269380339">
            <text:p>-0.5463412269380339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2-08-09T15:00:00">
            <text:p>Tue Aug  9 15:00:00 2022</text:p>
          </table:table-cell>
          <table:table-cell office:value-type="float" office:value="188.5">
            <text:p>188.5</text:p>
          </table:table-cell>
          <table:table-cell office:value-type="float" office:value="27.1667">
            <text:p>27.1667</text:p>
          </table:table-cell>
          <table:table-cell office:value-type="float" office:value="-0.5093062259067642">
            <text:p>-0.5093062259067642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09T16:00:00">
            <text:p>Tue Aug  9 16:00:00 2022</text:p>
          </table:table-cell>
          <table:table-cell office:value-type="float" office:value="193.0">
            <text:p>193.0</text:p>
          </table:table-cell>
          <table:table-cell office:value-type="float" office:value="22.8333">
            <text:p>22.8333</text:p>
          </table:table-cell>
          <table:table-cell office:value-type="float" office:value="-0.46032304051515444">
            <text:p>-0.46032304051515444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8-11T11:00:00">
            <text:p>Thu Aug 11 11:00:00 2022</text:p>
          </table:table-cell>
          <table:table-cell office:value-type="float" office:value="259.5">
            <text:p>259.5</text:p>
          </table:table-cell>
          <table:table-cell office:value-type="float" office:value="25.5">
            <text:p>25.5</text:p>
          </table:table-cell>
          <table:table-cell office:value-type="float" office:value="-0.46204641065447905">
            <text:p>-0.4620464106544790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08-11T12:00:00">
            <text:p>Thu Aug 11 12:00:00 2022</text:p>
          </table:table-cell>
          <table:table-cell office:value-type="float" office:value="269.3333">
            <text:p>269.3333</text:p>
          </table:table-cell>
          <table:table-cell office:value-type="float" office:value="23.0">
            <text:p>23.0</text:p>
          </table:table-cell>
          <table:table-cell office:value-type="float" office:value="-0.47073182074835357">
            <text:p>-0.4707318207483535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220.3333">
            <text:p>220.3333</text:p>
          </table:table-cell>
          <table:table-cell office:value-type="float" office:value="23.1667">
            <text:p>23.1667</text:p>
          </table:table-cell>
          <table:table-cell office:value-type="float" office:value="-0.4885139306492929">
            <text:p>-0.4885139306492929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8-12T13:00:00">
            <text:p>Fri Aug 12 13:00:00 2022</text:p>
          </table:table-cell>
          <table:table-cell office:value-type="float" office:value="202.3333">
            <text:p>202.3333</text:p>
          </table:table-cell>
          <table:table-cell office:value-type="float" office:value="34.3333">
            <text:p>34.3333</text:p>
          </table:table-cell>
          <table:table-cell office:value-type="float" office:value="-0.4542301343232119">
            <text:p>-0.4542301343232119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8-12T14:00:00">
            <text:p>Fri Aug 12 14:00:00 2022</text:p>
          </table:table-cell>
          <table:table-cell office:value-type="float" office:value="267.6667">
            <text:p>267.6667</text:p>
          </table:table-cell>
          <table:table-cell office:value-type="float" office:value="33.0">
            <text:p>33.0</text:p>
          </table:table-cell>
          <table:table-cell office:value-type="float" office:value="-0.41950609564313696">
            <text:p>-0.41950609564313696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12T15:00:00">
            <text:p>Fri Aug 12 15:00:00 2022</text:p>
          </table:table-cell>
          <table:table-cell office:value-type="float" office:value="286.3333">
            <text:p>286.3333</text:p>
          </table:table-cell>
          <table:table-cell office:value-type="float" office:value="31.5">
            <text:p>31.5</text:p>
          </table:table-cell>
          <table:table-cell office:value-type="float" office:value="-0.13351017185066555">
            <text:p>-0.13351017185066555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2-08-12T16:00:00">
            <text:p>Fri Aug 12 16:00:00 2022</text:p>
          </table:table-cell>
          <table:table-cell office:value-type="float" office:value="156.0">
            <text:p>156.0</text:p>
          </table:table-cell>
          <table:table-cell office:value-type="float" office:value="33.8333">
            <text:p>33.8333</text:p>
          </table:table-cell>
          <table:table-cell office:value-type="float" office:value="0.17654583126862686">
            <text:p>0.17654583126862686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2-08-12T17:00:00">
            <text:p>Fri Aug 12 17:00:00 2022</text:p>
          </table:table-cell>
          <table:table-cell office:value-type="float" office:value="177.3333">
            <text:p>177.3333</text:p>
          </table:table-cell>
          <table:table-cell office:value-type="float" office:value="38.5">
            <text:p>38.5</text:p>
          </table:table-cell>
          <table:table-cell office:value-type="float" office:value="0.23638163982854637">
            <text:p>0.2363816398285463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8-12T18:00:00">
            <text:p>Fri Aug 12 18:00:00 2022</text:p>
          </table:table-cell>
          <table:table-cell office:value-type="float" office:value="179.3333">
            <text:p>179.3333</text:p>
          </table:table-cell>
          <table:table-cell office:value-type="float" office:value="43.8333">
            <text:p>43.8333</text:p>
          </table:table-cell>
          <table:table-cell office:value-type="float" office:value="0.21496007071622436">
            <text:p>0.21496007071622436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8-13T12:00:00">
            <text:p>Sat Aug 13 12:00:00 2022</text:p>
          </table:table-cell>
          <table:table-cell office:value-type="float" office:value="261.8333">
            <text:p>261.8333</text:p>
          </table:table-cell>
          <table:table-cell office:value-type="float" office:value="61.5">
            <text:p>61.5</text:p>
          </table:table-cell>
          <table:table-cell office:value-type="float" office:value="0.44913250891708323">
            <text:p>0.4491325089170832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8-13T13:00:00">
            <text:p>Sat Aug 13 13:00:00 2022</text:p>
          </table:table-cell>
          <table:table-cell office:value-type="float" office:value="288.0">
            <text:p>288.0</text:p>
          </table:table-cell>
          <table:table-cell office:value-type="float" office:value="72.3333">
            <text:p>72.3333</text:p>
          </table:table-cell>
          <table:table-cell office:value-type="float" office:value="0.5956620553881898">
            <text:p>0.5956620553881898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8-13T14:00:00">
            <text:p>Sat Aug 13 14:00:00 2022</text:p>
          </table:table-cell>
          <table:table-cell office:value-type="float" office:value="341.1667">
            <text:p>341.1667</text:p>
          </table:table-cell>
          <table:table-cell office:value-type="float" office:value="68.0">
            <text:p>68.0</text:p>
          </table:table-cell>
          <table:table-cell office:value-type="float" office:value="0.7844788690301033">
            <text:p>0.78447886903010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8-13T15:00:00">
            <text:p>Sat Aug 13 15:00:00 2022</text:p>
          </table:table-cell>
          <table:table-cell office:value-type="float" office:value="351.0">
            <text:p>351.0</text:p>
          </table:table-cell>
          <table:table-cell office:value-type="float" office:value="63.5">
            <text:p>63.5</text:p>
          </table:table-cell>
          <table:table-cell office:value-type="float" office:value="0.9128269336249193">
            <text:p>0.912826933624919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8-13T16:00:00">
            <text:p>Sat Aug 13 16:00:00 2022</text:p>
          </table:table-cell>
          <table:table-cell office:value-type="float" office:value="350.6667">
            <text:p>350.6667</text:p>
          </table:table-cell>
          <table:table-cell office:value-type="float" office:value="59.6667">
            <text:p>59.6667</text:p>
          </table:table-cell>
          <table:table-cell office:value-type="float" office:value="0.7744072735295594">
            <text:p>0.7744072735295594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8-13T17:00:00">
            <text:p>Sat Aug 13 17:00:00 2022</text:p>
          </table:table-cell>
          <table:table-cell office:value-type="float" office:value="288.8333">
            <text:p>288.8333</text:p>
          </table:table-cell>
          <table:table-cell office:value-type="float" office:value="59.5">
            <text:p>59.5</text:p>
          </table:table-cell>
          <table:table-cell office:value-type="float" office:value="0.570460564357553">
            <text:p>0.57046056435755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8-13T18:00:00">
            <text:p>Sat Aug 13 18:00:00 2022</text:p>
          </table:table-cell>
          <table:table-cell office:value-type="float" office:value="276.1667">
            <text:p>276.1667</text:p>
          </table:table-cell>
          <table:table-cell office:value-type="float" office:value="60.5">
            <text:p>60.5</text:p>
          </table:table-cell>
          <table:table-cell office:value-type="float" office:value="0.24838049238045545">
            <text:p>0.2483804923804554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13T19:00:00">
            <text:p>Sat Aug 13 19:00:00 2022</text:p>
          </table:table-cell>
          <table:table-cell office:value-type="float" office:value="206.5">
            <text:p>206.5</text:p>
          </table:table-cell>
          <table:table-cell office:value-type="float" office:value="60.1667">
            <text:p>60.1667</text:p>
          </table:table-cell>
          <table:table-cell office:value-type="float" office:value="0.04209147149605107">
            <text:p>0.0420914714960510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2-08-13T20:00:00">
            <text:p>Sat Aug 13 20:00:00 2022</text:p>
          </table:table-cell>
          <table:table-cell office:value-type="float" office:value="254.0">
            <text:p>254.0</text:p>
          </table:table-cell>
          <table:table-cell office:value-type="float" office:value="59.1667">
            <text:p>59.1667</text:p>
          </table:table-cell>
          <table:table-cell office:value-type="float" office:value="-0.19336860305505296">
            <text:p>-0.1933686030550529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4T11:00:00">
            <text:p>Sun Aug 14 11:00:00 2022</text:p>
          </table:table-cell>
          <table:table-cell office:value-type="float" office:value="293.0">
            <text:p>293.0</text:p>
          </table:table-cell>
          <table:table-cell office:value-type="float" office:value="22.5">
            <text:p>22.5</text:p>
          </table:table-cell>
          <table:table-cell office:value-type="float" office:value="-0.19699041640715875">
            <text:p>-0.1969904164071587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8-14T12:00:00">
            <text:p>Sun Aug 14 12:00:00 2022</text:p>
          </table:table-cell>
          <table:table-cell office:value-type="float" office:value="202.5">
            <text:p>202.5</text:p>
          </table:table-cell>
          <table:table-cell office:value-type="float" office:value="23.3333">
            <text:p>23.3333</text:p>
          </table:table-cell>
          <table:table-cell office:value-type="float" office:value="-0.1961546733848547">
            <text:p>-0.196154673384854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8-14T13:00:00">
            <text:p>Sun Aug 14 13:00:00 2022</text:p>
          </table:table-cell>
          <table:table-cell office:value-type="float" office:value="183.1667">
            <text:p>183.1667</text:p>
          </table:table-cell>
          <table:table-cell office:value-type="float" office:value="23.8333">
            <text:p>23.8333</text:p>
          </table:table-cell>
          <table:table-cell office:value-type="float" office:value="-0.04205427040940528">
            <text:p>-0.04205427040940528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8-14T14:00:00">
            <text:p>Sun Aug 14 14:00:00 2022</text:p>
          </table:table-cell>
          <table:table-cell office:value-type="float" office:value="174.6667">
            <text:p>174.6667</text:p>
          </table:table-cell>
          <table:table-cell office:value-type="float" office:value="26.6667">
            <text:p>26.6667</text:p>
          </table:table-cell>
          <table:table-cell office:value-type="float" office:value="0.2506598695456565">
            <text:p>0.250659869545656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8-14T15:00:00">
            <text:p>Sun Aug 14 15:00:00 2022</text:p>
          </table:table-cell>
          <table:table-cell office:value-type="float" office:value="174.1667">
            <text:p>174.1667</text:p>
          </table:table-cell>
          <table:table-cell office:value-type="float" office:value="25.8333">
            <text:p>25.8333</text:p>
          </table:table-cell>
          <table:table-cell office:value-type="float" office:value="0.3575178588053556">
            <text:p>0.3575178588053556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8-14T16:00:00">
            <text:p>Sun Aug 14 16:00:00 2022</text:p>
          </table:table-cell>
          <table:table-cell office:value-type="float" office:value="173.6667">
            <text:p>173.6667</text:p>
          </table:table-cell>
          <table:table-cell office:value-type="float" office:value="23.1667">
            <text:p>23.1667</text:p>
          </table:table-cell>
          <table:table-cell office:value-type="float" office:value="0.4312511154533517">
            <text:p>0.431251115453351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8-15T11:00:00">
            <text:p>Mon Aug 15 11:00:00 2022</text:p>
          </table:table-cell>
          <table:table-cell office:value-type="float" office:value="170.0">
            <text:p>170.0</text:p>
          </table:table-cell>
          <table:table-cell office:value-type="float" office:value="15.5">
            <text:p>15.5</text:p>
          </table:table-cell>
          <table:table-cell office:value-type="float" office:value="0.237358746177613">
            <text:p>0.23735874617761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8-15T12:00:00">
            <text:p>Mon Aug 15 12:00:00 2022</text:p>
          </table:table-cell>
          <table:table-cell office:value-type="float" office:value="169.5">
            <text:p>169.5</text:p>
          </table:table-cell>
          <table:table-cell office:value-type="float" office:value="15.1667">
            <text:p>15.1667</text:p>
          </table:table-cell>
          <table:table-cell office:value-type="float" office:value="0.30263712390780506">
            <text:p>0.30263712390780506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8-15T13:00:00">
            <text:p>Mon Aug 15 13:00:00 2022</text:p>
          </table:table-cell>
          <table:table-cell office:value-type="float" office:value="174.6667">
            <text:p>174.6667</text:p>
          </table:table-cell>
          <table:table-cell office:value-type="float" office:value="14.8333">
            <text:p>14.8333</text:p>
          </table:table-cell>
          <table:table-cell office:value-type="float" office:value="0.3444228023000161">
            <text:p>0.3444228023000161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15T14:00:00">
            <text:p>Mon Aug 15 14:00:00 2022</text:p>
          </table:table-cell>
          <table:table-cell office:value-type="float" office:value="176.1667">
            <text:p>176.1667</text:p>
          </table:table-cell>
          <table:table-cell office:value-type="float" office:value="18.3333">
            <text:p>18.3333</text:p>
          </table:table-cell>
          <table:table-cell office:value-type="float" office:value="0.3356681356066488">
            <text:p>0.3356681356066488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8-15T15:00:00">
            <text:p>Mon Aug 15 15:00:00 2022</text:p>
          </table:table-cell>
          <table:table-cell office:value-type="float" office:value="175.3333">
            <text:p>175.3333</text:p>
          </table:table-cell>
          <table:table-cell office:value-type="float" office:value="20.8333">
            <text:p>20.8333</text:p>
          </table:table-cell>
          <table:table-cell office:value-type="float" office:value="0.3110663444225922">
            <text:p>0.3110663444225922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8-15T16:00:00">
            <text:p>Mon Aug 15 16:00:00 2022</text:p>
          </table:table-cell>
          <table:table-cell office:value-type="float" office:value="177.8333">
            <text:p>177.8333</text:p>
          </table:table-cell>
          <table:table-cell office:value-type="float" office:value="18.8333">
            <text:p>18.8333</text:p>
          </table:table-cell>
          <table:table-cell office:value-type="float" office:value="0.30161058669515445">
            <text:p>0.30161058669515445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8-15T17:00:00">
            <text:p>Mon Aug 15 17:00:00 2022</text:p>
          </table:table-cell>
          <table:table-cell office:value-type="float" office:value="177.6667">
            <text:p>177.6667</text:p>
          </table:table-cell>
          <table:table-cell office:value-type="float" office:value="17.8333">
            <text:p>17.8333</text:p>
          </table:table-cell>
          <table:table-cell office:value-type="float" office:value="0.24652743490297052">
            <text:p>0.24652743490297052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2-08-15T18:00:00">
            <text:p>Mon Aug 15 18:00:00 2022</text:p>
          </table:table-cell>
          <table:table-cell office:value-type="float" office:value="179.8333">
            <text:p>179.8333</text:p>
          </table:table-cell>
          <table:table-cell office:value-type="float" office:value="19.0">
            <text:p>19.0</text:p>
          </table:table-cell>
          <table:table-cell office:value-type="float" office:value="0.18044024579025617">
            <text:p>0.1804402457902561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8-16T12:00:00">
            <text:p>Tue Aug 16 12:00:00 2022</text:p>
          </table:table-cell>
          <table:table-cell office:value-type="float" office:value="156.8333">
            <text:p>156.8333</text:p>
          </table:table-cell>
          <table:table-cell office:value-type="float" office:value="28.5">
            <text:p>28.5</text:p>
          </table:table-cell>
          <table:table-cell office:value-type="float" office:value="0.28845497290830974">
            <text:p>0.28845497290830974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16T13:00:00">
            <text:p>Tue Aug 16 13:00:00 2022</text:p>
          </table:table-cell>
          <table:table-cell office:value-type="float" office:value="228.8333">
            <text:p>228.8333</text:p>
          </table:table-cell>
          <table:table-cell office:value-type="float" office:value="29.8333">
            <text:p>29.8333</text:p>
          </table:table-cell>
          <table:table-cell office:value-type="float" office:value="0.21968916545061068">
            <text:p>0.21968916545061068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8-16T14:00:00">
            <text:p>Tue Aug 16 14:00:00 2022</text:p>
          </table:table-cell>
          <table:table-cell office:value-type="float" office:value="158.3333">
            <text:p>158.3333</text:p>
          </table:table-cell>
          <table:table-cell office:value-type="float" office:value="30.0">
            <text:p>30.0</text:p>
          </table:table-cell>
          <table:table-cell office:value-type="float" office:value="0.2668075438686657">
            <text:p>0.266807543868665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2-08-16T15:00:00">
            <text:p>Tue Aug 16 15:00:00 2022</text:p>
          </table:table-cell>
          <table:table-cell office:value-type="float" office:value="173.3333">
            <text:p>173.3333</text:p>
          </table:table-cell>
          <table:table-cell office:value-type="float" office:value="28.0">
            <text:p>28.0</text:p>
          </table:table-cell>
          <table:table-cell office:value-type="float" office:value="0.39696884062017895">
            <text:p>0.3969688406201789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2-08-16T16:00:00">
            <text:p>Tue Aug 16 16:00:00 2022</text:p>
          </table:table-cell>
          <table:table-cell office:value-type="float" office:value="168.8333">
            <text:p>168.8333</text:p>
          </table:table-cell>
          <table:table-cell office:value-type="float" office:value="25.1667">
            <text:p>25.1667</text:p>
          </table:table-cell>
          <table:table-cell office:value-type="float" office:value="0.4197878052595788">
            <text:p>0.4197878052595788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16T17:00:00">
            <text:p>Tue Aug 16 17:00:00 2022</text:p>
          </table:table-cell>
          <table:table-cell office:value-type="float" office:value="294.3333">
            <text:p>294.3333</text:p>
          </table:table-cell>
          <table:table-cell office:value-type="float" office:value="22.5">
            <text:p>22.5</text:p>
          </table:table-cell>
          <table:table-cell office:value-type="float" office:value="0.5188036144694127">
            <text:p>0.5188036144694127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22-08-16T18:00:00">
            <text:p>Tue Aug 16 18:00:00 2022</text:p>
          </table:table-cell>
          <table:table-cell office:value-type="float" office:value="175.5">
            <text:p>175.5</text:p>
          </table:table-cell>
          <table:table-cell office:value-type="float" office:value="16.6667">
            <text:p>16.6667</text:p>
          </table:table-cell>
          <table:table-cell office:value-type="float" office:value="0.5170850717855847">
            <text:p>0.517085071785584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2-08-17T21:00:00">
            <text:p>Wed Aug 17 21:00:00 2022</text:p>
          </table:table-cell>
          <table:table-cell office:value-type="float" office:value="178.1667">
            <text:p>178.1667</text:p>
          </table:table-cell>
          <table:table-cell office:value-type="float" office:value="35.0">
            <text:p>35.0</text:p>
          </table:table-cell>
          <table:table-cell office:value-type="float" office:value="-0.3108269006093641">
            <text:p>-0.3108269006093641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17T22:00:00">
            <text:p>Wed Aug 17 22:00:00 2022</text:p>
          </table:table-cell>
          <table:table-cell office:value-type="float" office:value="177.6667">
            <text:p>177.6667</text:p>
          </table:table-cell>
          <table:table-cell office:value-type="float" office:value="31.1667">
            <text:p>31.1667</text:p>
          </table:table-cell>
          <table:table-cell office:value-type="float" office:value="-0.3337937749785106">
            <text:p>-0.3337937749785106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17T23:00:00">
            <text:p>Wed Aug 17 23:00:00 2022</text:p>
          </table:table-cell>
          <table:table-cell office:value-type="float" office:value="176.0">
            <text:p>176.0</text:p>
          </table:table-cell>
          <table:table-cell office:value-type="float" office:value="27.5">
            <text:p>27.5</text:p>
          </table:table-cell>
          <table:table-cell office:value-type="float" office:value="-0.32515477647585794">
            <text:p>-0.32515477647585794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8-18T00:00:00">
            <text:p>Thu Aug 18 00:00:00 2022</text:p>
          </table:table-cell>
          <table:table-cell office:value-type="float" office:value="178.0">
            <text:p>178.0</text:p>
          </table:table-cell>
          <table:table-cell office:value-type="float" office:value="26.6667">
            <text:p>26.6667</text:p>
          </table:table-cell>
          <table:table-cell office:value-type="float" office:value="-0.24269661271023452">
            <text:p>-0.24269661271023452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08-18T01:00:00">
            <text:p>Thu Aug 18 01:00:00 2022</text:p>
          </table:table-cell>
          <table:table-cell office:value-type="float" office:value="175.8333">
            <text:p>175.8333</text:p>
          </table:table-cell>
          <table:table-cell office:value-type="float" office:value="25.0">
            <text:p>25.0</text:p>
          </table:table-cell>
          <table:table-cell office:value-type="float" office:value="-0.08297359766272588">
            <text:p>-0.08297359766272588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18T02:00:00">
            <text:p>Thu Aug 18 02:00:00 2022</text:p>
          </table:table-cell>
          <table:table-cell office:value-type="float" office:value="173.8333">
            <text:p>173.8333</text:p>
          </table:table-cell>
          <table:table-cell office:value-type="float" office:value="26.6667">
            <text:p>26.6667</text:p>
          </table:table-cell>
          <table:table-cell office:value-type="float" office:value="0.05349318766175157">
            <text:p>0.0534931876617515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18T03:00:00">
            <text:p>Thu Aug 18 03:00:00 2022</text:p>
          </table:table-cell>
          <table:table-cell office:value-type="float" office:value="189.3333">
            <text:p>189.3333</text:p>
          </table:table-cell>
          <table:table-cell office:value-type="float" office:value="27.8333">
            <text:p>27.8333</text:p>
          </table:table-cell>
          <table:table-cell office:value-type="float" office:value="0.12347240904456265">
            <text:p>0.1234724090445626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8-22T22:00:00">
            <text:p>Mon Aug 22 22:00:00 2022</text:p>
          </table:table-cell>
          <table:table-cell office:value-type="float" office:value="177.3333">
            <text:p>177.3333</text:p>
          </table:table-cell>
          <table:table-cell office:value-type="float" office:value="15.1667">
            <text:p>15.1667</text:p>
          </table:table-cell>
          <table:table-cell office:value-type="float" office:value="-0.4461155689710673">
            <text:p>-0.446115568971067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8-22T23:00:00">
            <text:p>Mon Aug 22 23:00:00 2022</text:p>
          </table:table-cell>
          <table:table-cell office:value-type="float" office:value="176.5">
            <text:p>176.5</text:p>
          </table:table-cell>
          <table:table-cell office:value-type="float" office:value="20.1667">
            <text:p>20.1667</text:p>
          </table:table-cell>
          <table:table-cell office:value-type="float" office:value="-0.358495797898658">
            <text:p>-0.358495797898658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8-23T00:00:00">
            <text:p>Tue Aug 23 00:00:00 2022</text:p>
          </table:table-cell>
          <table:table-cell office:value-type="float" office:value="173.8333">
            <text:p>173.8333</text:p>
          </table:table-cell>
          <table:table-cell office:value-type="float" office:value="23.0">
            <text:p>23.0</text:p>
          </table:table-cell>
          <table:table-cell office:value-type="float" office:value="-0.2940932100647542">
            <text:p>-0.2940932100647542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8-23T01:00:00">
            <text:p>Tue Aug 23 01:00:00 2022</text:p>
          </table:table-cell>
          <table:table-cell office:value-type="float" office:value="175.3333">
            <text:p>175.3333</text:p>
          </table:table-cell>
          <table:table-cell office:value-type="float" office:value="21.0">
            <text:p>21.0</text:p>
          </table:table-cell>
          <table:table-cell office:value-type="float" office:value="-0.25326269301889154">
            <text:p>-0.25326269301889154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8-23T02:00:00">
            <text:p>Tue Aug 23 02:00:00 2022</text:p>
          </table:table-cell>
          <table:table-cell office:value-type="float" office:value="173.1667">
            <text:p>173.1667</text:p>
          </table:table-cell>
          <table:table-cell office:value-type="float" office:value="18.3333">
            <text:p>18.3333</text:p>
          </table:table-cell>
          <table:table-cell office:value-type="float" office:value="-0.2980752974011761">
            <text:p>-0.2980752974011761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8-23T03:00:00">
            <text:p>Tue Aug 23 03:00:00 2022</text:p>
          </table:table-cell>
          <table:table-cell office:value-type="float" office:value="172.0">
            <text:p>172.0</text:p>
          </table:table-cell>
          <table:table-cell office:value-type="float" office:value="17.3333">
            <text:p>17.3333</text:p>
          </table:table-cell>
          <table:table-cell office:value-type="float" office:value="-0.363394418540821">
            <text:p>-0.363394418540821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8-23T04:00:00">
            <text:p>Tue Aug 23 04:00:00 2022</text:p>
          </table:table-cell>
          <table:table-cell office:value-type="float" office:value="173.5">
            <text:p>173.5</text:p>
          </table:table-cell>
          <table:table-cell office:value-type="float" office:value="17.3333">
            <text:p>17.3333</text:p>
          </table:table-cell>
          <table:table-cell office:value-type="float" office:value="-0.30416155694319436">
            <text:p>-0.30416155694319436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8-23T05:00:00">
            <text:p>Tue Aug 23 05:00:00 2022</text:p>
          </table:table-cell>
          <table:table-cell office:value-type="float" office:value="174.6667">
            <text:p>174.6667</text:p>
          </table:table-cell>
          <table:table-cell office:value-type="float" office:value="16.8333">
            <text:p>16.8333</text:p>
          </table:table-cell>
          <table:table-cell office:value-type="float" office:value="-0.2709170925462601">
            <text:p>-0.2709170925462601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8-23T06:00:00">
            <text:p>Tue Aug 23 06:00:00 2022</text:p>
          </table:table-cell>
          <table:table-cell office:value-type="float" office:value="199.5">
            <text:p>199.5</text:p>
          </table:table-cell>
          <table:table-cell office:value-type="float" office:value="13.8333">
            <text:p>13.8333</text:p>
          </table:table-cell>
          <table:table-cell office:value-type="float" office:value="-0.3388298515796261">
            <text:p>-0.3388298515796261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8-23T07:00:00">
            <text:p>Tue Aug 23 07:00:00 2022</text:p>
          </table:table-cell>
          <table:table-cell office:value-type="float" office:value="188.1667">
            <text:p>188.1667</text:p>
          </table:table-cell>
          <table:table-cell office:value-type="float" office:value="12.1667">
            <text:p>12.1667</text:p>
          </table:table-cell>
          <table:table-cell office:value-type="float" office:value="-0.25435448489385193">
            <text:p>-0.2543544848938519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8-23T08:00:00">
            <text:p>Tue Aug 23 08:00:00 2022</text:p>
          </table:table-cell>
          <table:table-cell office:value-type="float" office:value="255.6667">
            <text:p>255.6667</text:p>
          </table:table-cell>
          <table:table-cell office:value-type="float" office:value="13.5">
            <text:p>13.5</text:p>
          </table:table-cell>
          <table:table-cell office:value-type="float" office:value="-0.10736142335049491">
            <text:p>-0.10736142335049491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8-23T15:00:00">
            <text:p>Tue Aug 23 15:00:00 2022</text:p>
          </table:table-cell>
          <table:table-cell office:value-type="float" office:value="179.5">
            <text:p>179.5</text:p>
          </table:table-cell>
          <table:table-cell office:value-type="float" office:value="25.1667">
            <text:p>25.1667</text:p>
          </table:table-cell>
          <table:table-cell office:value-type="float" office:value="0.5342326244898153">
            <text:p>0.534232624489815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8-23T16:00:00">
            <text:p>Tue Aug 23 16:00:00 2022</text:p>
          </table:table-cell>
          <table:table-cell office:value-type="float" office:value="182.5">
            <text:p>182.5</text:p>
          </table:table-cell>
          <table:table-cell office:value-type="float" office:value="22.8333">
            <text:p>22.8333</text:p>
          </table:table-cell>
          <table:table-cell office:value-type="float" office:value="0.4958343630824144">
            <text:p>0.4958343630824144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8-23T17:00:00">
            <text:p>Tue Aug 23 17:00:00 2022</text:p>
          </table:table-cell>
          <table:table-cell office:value-type="float" office:value="181.1667">
            <text:p>181.1667</text:p>
          </table:table-cell>
          <table:table-cell office:value-type="float" office:value="22.6667">
            <text:p>22.6667</text:p>
          </table:table-cell>
          <table:table-cell office:value-type="float" office:value="0.5345331904851389">
            <text:p>0.5345331904851389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8-24T13:00:00">
            <text:p>Wed Aug 24 13:00:00 2022</text:p>
          </table:table-cell>
          <table:table-cell office:value-type="float" office:value="170.6667">
            <text:p>170.6667</text:p>
          </table:table-cell>
          <table:table-cell office:value-type="float" office:value="35.8333">
            <text:p>35.8333</text:p>
          </table:table-cell>
          <table:table-cell office:value-type="float" office:value="-0.631573678138735">
            <text:p>-0.63157367813873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8-24T14:00:00">
            <text:p>Wed Aug 24 14:00:00 2022</text:p>
          </table:table-cell>
          <table:table-cell office:value-type="float" office:value="183.1667">
            <text:p>183.1667</text:p>
          </table:table-cell>
          <table:table-cell office:value-type="float" office:value="32.8333">
            <text:p>32.8333</text:p>
          </table:table-cell>
          <table:table-cell office:value-type="float" office:value="-0.6110927363483826">
            <text:p>-0.6110927363483826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8-24T15:00:00">
            <text:p>Wed Aug 24 15:00:00 2022</text:p>
          </table:table-cell>
          <table:table-cell office:value-type="float" office:value="208.6667">
            <text:p>208.6667</text:p>
          </table:table-cell>
          <table:table-cell office:value-type="float" office:value="29.5">
            <text:p>29.5</text:p>
          </table:table-cell>
          <table:table-cell office:value-type="float" office:value="-0.5961704063452132">
            <text:p>-0.596170406345213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8-24T16:00:00">
            <text:p>Wed Aug 24 16:00:00 2022</text:p>
          </table:table-cell>
          <table:table-cell office:value-type="float" office:value="176.0">
            <text:p>176.0</text:p>
          </table:table-cell>
          <table:table-cell office:value-type="float" office:value="24.5">
            <text:p>24.5</text:p>
          </table:table-cell>
          <table:table-cell office:value-type="float" office:value="-0.6014958197901553">
            <text:p>-0.601495819790155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4T17:00:00">
            <text:p>Wed Aug 24 17:00:00 2022</text:p>
          </table:table-cell>
          <table:table-cell office:value-type="float" office:value="180.6667">
            <text:p>180.6667</text:p>
          </table:table-cell>
          <table:table-cell office:value-type="float" office:value="20.8333">
            <text:p>20.8333</text:p>
          </table:table-cell>
          <table:table-cell office:value-type="float" office:value="-0.6721583176527767">
            <text:p>-0.67215831765277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4T18:00:00">
            <text:p>Wed Aug 24 18:00:00 2022</text:p>
          </table:table-cell>
          <table:table-cell office:value-type="float" office:value="178.0">
            <text:p>178.0</text:p>
          </table:table-cell>
          <table:table-cell office:value-type="float" office:value="21.6667">
            <text:p>21.6667</text:p>
          </table:table-cell>
          <table:table-cell office:value-type="float" office:value="-0.81090327415847">
            <text:p>-0.8109032741584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8-24T19:00:00">
            <text:p>Wed Aug 24 19:00:00 2022</text:p>
          </table:table-cell>
          <table:table-cell office:value-type="float" office:value="176.0">
            <text:p>176.0</text:p>
          </table:table-cell>
          <table:table-cell office:value-type="float" office:value="17.3333">
            <text:p>17.3333</text:p>
          </table:table-cell>
          <table:table-cell office:value-type="float" office:value="-0.9856202025346382">
            <text:p>-0.9856202025346382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8-25T12:00:00">
            <text:p>Thu Aug 25 12:00:00 2022</text:p>
          </table:table-cell>
          <table:table-cell office:value-type="float" office:value="147.8333">
            <text:p>147.8333</text:p>
          </table:table-cell>
          <table:table-cell office:value-type="float" office:value="32.1667">
            <text:p>32.1667</text:p>
          </table:table-cell>
          <table:table-cell office:value-type="float" office:value="0.3313338277665363">
            <text:p>0.331333827766536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8-25T13:00:00">
            <text:p>Thu Aug 25 13:00:00 2022</text:p>
          </table:table-cell>
          <table:table-cell office:value-type="float" office:value="173.3333">
            <text:p>173.3333</text:p>
          </table:table-cell>
          <table:table-cell office:value-type="float" office:value="29.6667">
            <text:p>29.6667</text:p>
          </table:table-cell>
          <table:table-cell office:value-type="float" office:value="0.3750348405516142">
            <text:p>0.3750348405516142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25T14:00:00">
            <text:p>Thu Aug 25 14:00:00 2022</text:p>
          </table:table-cell>
          <table:table-cell office:value-type="float" office:value="187.6667">
            <text:p>187.6667</text:p>
          </table:table-cell>
          <table:table-cell office:value-type="float" office:value="23.5">
            <text:p>23.5</text:p>
          </table:table-cell>
          <table:table-cell office:value-type="float" office:value="0.38862783727319145">
            <text:p>0.3886278372731914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5T15:00:00">
            <text:p>Thu Aug 25 15:00:00 2022</text:p>
          </table:table-cell>
          <table:table-cell office:value-type="float" office:value="196.3333">
            <text:p>196.3333</text:p>
          </table:table-cell>
          <table:table-cell office:value-type="float" office:value="19.6667">
            <text:p>19.6667</text:p>
          </table:table-cell>
          <table:table-cell office:value-type="float" office:value="0.3873762635331856">
            <text:p>0.3873762635331856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8-25T16:00:00">
            <text:p>Thu Aug 25 16:00:00 2022</text:p>
          </table:table-cell>
          <table:table-cell office:value-type="float" office:value="147.6667">
            <text:p>147.6667</text:p>
          </table:table-cell>
          <table:table-cell office:value-type="float" office:value="19.5">
            <text:p>19.5</text:p>
          </table:table-cell>
          <table:table-cell office:value-type="float" office:value="0.3838384301393999">
            <text:p>0.3838384301393999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8-25T17:00:00">
            <text:p>Thu Aug 25 17:00:00 2022</text:p>
          </table:table-cell>
          <table:table-cell office:value-type="float" office:value="187.3333">
            <text:p>187.3333</text:p>
          </table:table-cell>
          <table:table-cell office:value-type="float" office:value="18.8333">
            <text:p>18.8333</text:p>
          </table:table-cell>
          <table:table-cell office:value-type="float" office:value="0.3465013615927137">
            <text:p>0.346501361592713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2-08-25T18:00:00">
            <text:p>Thu Aug 25 18:00:00 2022</text:p>
          </table:table-cell>
          <table:table-cell office:value-type="float" office:value="183.0">
            <text:p>183.0</text:p>
          </table:table-cell>
          <table:table-cell office:value-type="float" office:value="18.3333">
            <text:p>18.3333</text:p>
          </table:table-cell>
          <table:table-cell office:value-type="float" office:value="0.3865866662860378">
            <text:p>0.3865866662860378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8-25T19:00:00">
            <text:p>Thu Aug 25 19:00:00 2022</text:p>
          </table:table-cell>
          <table:table-cell office:value-type="float" office:value="182.3333">
            <text:p>182.3333</text:p>
          </table:table-cell>
          <table:table-cell office:value-type="float" office:value="17.1667">
            <text:p>17.1667</text:p>
          </table:table-cell>
          <table:table-cell office:value-type="float" office:value="0.3669469497117206">
            <text:p>0.3669469497117206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8-25T20:00:00">
            <text:p>Thu Aug 25 20:00:00 2022</text:p>
          </table:table-cell>
          <table:table-cell office:value-type="float" office:value="179.3333">
            <text:p>179.3333</text:p>
          </table:table-cell>
          <table:table-cell office:value-type="float" office:value="17.0">
            <text:p>17.0</text:p>
          </table:table-cell>
          <table:table-cell office:value-type="float" office:value="0.345709274933884">
            <text:p>0.345709274933884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8-25T21:00:00">
            <text:p>Thu Aug 25 21:00:00 2022</text:p>
          </table:table-cell>
          <table:table-cell office:value-type="float" office:value="180.8333">
            <text:p>180.8333</text:p>
          </table:table-cell>
          <table:table-cell office:value-type="float" office:value="19.8333">
            <text:p>19.8333</text:p>
          </table:table-cell>
          <table:table-cell office:value-type="float" office:value="0.5072382638048347">
            <text:p>0.507238263804834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8-26T18:00:00">
            <text:p>Fri Aug 26 18:00:00 2022</text:p>
          </table:table-cell>
          <table:table-cell office:value-type="float" office:value="179.3333">
            <text:p>179.3333</text:p>
          </table:table-cell>
          <table:table-cell office:value-type="float" office:value="17.1667">
            <text:p>17.1667</text:p>
          </table:table-cell>
          <table:table-cell office:value-type="float" office:value="-0.0515993468479592">
            <text:p>-0.0515993468479592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8-26T19:00:00">
            <text:p>Fri Aug 26 19:00:00 2022</text:p>
          </table:table-cell>
          <table:table-cell office:value-type="float" office:value="180.0">
            <text:p>180.0</text:p>
          </table:table-cell>
          <table:table-cell office:value-type="float" office:value="18.1667">
            <text:p>18.1667</text:p>
          </table:table-cell>
          <table:table-cell office:value-type="float" office:value="-0.08022913589085436">
            <text:p>-0.08022913589085436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8-26T20:00:00">
            <text:p>Fri Aug 26 20:00:00 2022</text:p>
          </table:table-cell>
          <table:table-cell office:value-type="float" office:value="180.5">
            <text:p>180.5</text:p>
          </table:table-cell>
          <table:table-cell office:value-type="float" office:value="16.3333">
            <text:p>16.3333</text:p>
          </table:table-cell>
          <table:table-cell office:value-type="float" office:value="-0.08972906946173975">
            <text:p>-0.0897290694617397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08-26T21:00:00">
            <text:p>Fri Aug 26 21:00:00 2022</text:p>
          </table:table-cell>
          <table:table-cell office:value-type="float" office:value="178.3333">
            <text:p>178.3333</text:p>
          </table:table-cell>
          <table:table-cell office:value-type="float" office:value="16.6667">
            <text:p>16.6667</text:p>
          </table:table-cell>
          <table:table-cell office:value-type="float" office:value="-0.055177891002350286">
            <text:p>-0.055177891002350286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8-26T22:00:00">
            <text:p>Fri Aug 26 22:00:00 2022</text:p>
          </table:table-cell>
          <table:table-cell office:value-type="float" office:value="177.8333">
            <text:p>177.8333</text:p>
          </table:table-cell>
          <table:table-cell office:value-type="float" office:value="16.1667">
            <text:p>16.1667</text:p>
          </table:table-cell>
          <table:table-cell office:value-type="float" office:value="-0.030015353259121923">
            <text:p>-0.03001535325912192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8-26T23:00:00">
            <text:p>Fri Aug 26 23:00:00 2022</text:p>
          </table:table-cell>
          <table:table-cell office:value-type="float" office:value="173.6667">
            <text:p>173.6667</text:p>
          </table:table-cell>
          <table:table-cell office:value-type="float" office:value="18.1667">
            <text:p>18.1667</text:p>
          </table:table-cell>
          <table:table-cell office:value-type="float" office:value="-0.015361710664546138">
            <text:p>-0.015361710664546138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8-27T14:00:00">
            <text:p>Sat Aug 27 14:00:00 2022</text:p>
          </table:table-cell>
          <table:table-cell office:value-type="float" office:value="162.1667">
            <text:p>162.1667</text:p>
          </table:table-cell>
          <table:table-cell office:value-type="float" office:value="15.0">
            <text:p>15.0</text:p>
          </table:table-cell>
          <table:table-cell office:value-type="float" office:value="-0.02308570027489549">
            <text:p>-0.02308570027489549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2-08-27T15:00:00">
            <text:p>Sat Aug 27 15:00:00 2022</text:p>
          </table:table-cell>
          <table:table-cell office:value-type="float" office:value="164.0">
            <text:p>164.0</text:p>
          </table:table-cell>
          <table:table-cell office:value-type="float" office:value="14.3333">
            <text:p>14.3333</text:p>
          </table:table-cell>
          <table:table-cell office:value-type="float" office:value="-0.031815470127989236">
            <text:p>-0.031815470127989236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8-27T16:00:00">
            <text:p>Sat Aug 27 16:00:00 2022</text:p>
          </table:table-cell>
          <table:table-cell office:value-type="float" office:value="170.5">
            <text:p>170.5</text:p>
          </table:table-cell>
          <table:table-cell office:value-type="float" office:value="14.5">
            <text:p>14.5</text:p>
          </table:table-cell>
          <table:table-cell office:value-type="float" office:value="-0.18657129247727994">
            <text:p>-0.18657129247727994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8-27T17:00:00">
            <text:p>Sat Aug 27 17:00:00 2022</text:p>
          </table:table-cell>
          <table:table-cell office:value-type="float" office:value="191.1667">
            <text:p>191.1667</text:p>
          </table:table-cell>
          <table:table-cell office:value-type="float" office:value="14.1667">
            <text:p>14.1667</text:p>
          </table:table-cell>
          <table:table-cell office:value-type="float" office:value="-0.16351750062973003">
            <text:p>-0.1635175006297300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8-27T18:00:00">
            <text:p>Sat Aug 27 18:00:00 2022</text:p>
          </table:table-cell>
          <table:table-cell office:value-type="float" office:value="187.3333">
            <text:p>187.3333</text:p>
          </table:table-cell>
          <table:table-cell office:value-type="float" office:value="13.3333">
            <text:p>13.3333</text:p>
          </table:table-cell>
          <table:table-cell office:value-type="float" office:value="-0.14394088575074532">
            <text:p>-0.1439408857507453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8T11:00:00">
            <text:p>Sun Aug 28 11:00:00 2022</text:p>
          </table:table-cell>
          <table:table-cell office:value-type="float" office:value="306.6667">
            <text:p>306.6667</text:p>
          </table:table-cell>
          <table:table-cell office:value-type="float" office:value="21.3333">
            <text:p>21.3333</text:p>
          </table:table-cell>
          <table:table-cell office:value-type="float" office:value="0.3710594914343711">
            <text:p>0.3710594914343711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8-28T12:00:00">
            <text:p>Sun Aug 28 12:00:00 2022</text:p>
          </table:table-cell>
          <table:table-cell office:value-type="float" office:value="175.3333">
            <text:p>175.3333</text:p>
          </table:table-cell>
          <table:table-cell office:value-type="float" office:value="17.3333">
            <text:p>17.3333</text:p>
          </table:table-cell>
          <table:table-cell office:value-type="float" office:value="0.3739907042338303">
            <text:p>0.373990704233830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8-28T13:00:00">
            <text:p>Sun Aug 28 13:00:00 2022</text:p>
          </table:table-cell>
          <table:table-cell office:value-type="float" office:value="188.6667">
            <text:p>188.6667</text:p>
          </table:table-cell>
          <table:table-cell office:value-type="float" office:value="15.0">
            <text:p>15.0</text:p>
          </table:table-cell>
          <table:table-cell office:value-type="float" office:value="0.41219237099877476">
            <text:p>0.41219237099877476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8-28T14:00:00">
            <text:p>Sun Aug 28 14:00:00 2022</text:p>
          </table:table-cell>
          <table:table-cell office:value-type="float" office:value="160.0">
            <text:p>160.0</text:p>
          </table:table-cell>
          <table:table-cell office:value-type="float" office:value="14.6667">
            <text:p>14.6667</text:p>
          </table:table-cell>
          <table:table-cell office:value-type="float" office:value="0.3941789170367194">
            <text:p>0.3941789170367194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8-28T15:00:00">
            <text:p>Sun Aug 28 15:00:00 2022</text:p>
          </table:table-cell>
          <table:table-cell office:value-type="float" office:value="116.8333">
            <text:p>116.8333</text:p>
          </table:table-cell>
          <table:table-cell office:value-type="float" office:value="15.0">
            <text:p>15.0</text:p>
          </table:table-cell>
          <table:table-cell office:value-type="float" office:value="0.5300005706699076">
            <text:p>0.5300005706699076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8-28T16:00:00">
            <text:p>Sun Aug 28 16:00:00 2022</text:p>
          </table:table-cell>
          <table:table-cell office:value-type="float" office:value="280.0">
            <text:p>280.0</text:p>
          </table:table-cell>
          <table:table-cell office:value-type="float" office:value="15.8333">
            <text:p>15.8333</text:p>
          </table:table-cell>
          <table:table-cell office:value-type="float" office:value="0.5724661547844327">
            <text:p>0.5724661547844327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2-08-28T17:00:00">
            <text:p>Sun Aug 28 17:00:00 2022</text:p>
          </table:table-cell>
          <table:table-cell office:value-type="float" office:value="206.3333">
            <text:p>206.3333</text:p>
          </table:table-cell>
          <table:table-cell office:value-type="float" office:value="17.5">
            <text:p>17.5</text:p>
          </table:table-cell>
          <table:table-cell office:value-type="float" office:value="0.5866737860283938">
            <text:p>0.5866737860283938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8-28T18:00:00">
            <text:p>Sun Aug 28 18:00:00 2022</text:p>
          </table:table-cell>
          <table:table-cell office:value-type="float" office:value="198.8333">
            <text:p>198.8333</text:p>
          </table:table-cell>
          <table:table-cell office:value-type="float" office:value="15.6667">
            <text:p>15.6667</text:p>
          </table:table-cell>
          <table:table-cell office:value-type="float" office:value="0.591762822058936">
            <text:p>0.591762822058936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8-28T19:00:00">
            <text:p>Sun Aug 28 19:00:00 2022</text:p>
          </table:table-cell>
          <table:table-cell office:value-type="float" office:value="207.3333">
            <text:p>207.3333</text:p>
          </table:table-cell>
          <table:table-cell office:value-type="float" office:value="19.0">
            <text:p>19.0</text:p>
          </table:table-cell>
          <table:table-cell office:value-type="float" office:value="0.4877133775357991">
            <text:p>0.4877133775357991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08-29T13:00:00">
            <text:p>Mon Aug 29 13:00:00 2022</text:p>
          </table:table-cell>
          <table:table-cell office:value-type="float" office:value="172.1667">
            <text:p>172.1667</text:p>
          </table:table-cell>
          <table:table-cell office:value-type="float" office:value="29.6667">
            <text:p>29.6667</text:p>
          </table:table-cell>
          <table:table-cell office:value-type="float" office:value="-0.9881568439826648">
            <text:p>-0.9881568439826648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8-29T14:00:00">
            <text:p>Mon Aug 29 14:00:00 2022</text:p>
          </table:table-cell>
          <table:table-cell office:value-type="float" office:value="179.3333">
            <text:p>179.3333</text:p>
          </table:table-cell>
          <table:table-cell office:value-type="float" office:value="31.0">
            <text:p>31.0</text:p>
          </table:table-cell>
          <table:table-cell office:value-type="float" office:value="-0.9759579808559858">
            <text:p>-0.9759579808559858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8-29T15:00:00">
            <text:p>Mon Aug 29 15:00:00 2022</text:p>
          </table:table-cell>
          <table:table-cell office:value-type="float" office:value="173.6667">
            <text:p>173.6667</text:p>
          </table:table-cell>
          <table:table-cell office:value-type="float" office:value="32.6667">
            <text:p>32.6667</text:p>
          </table:table-cell>
          <table:table-cell office:value-type="float" office:value="-1.0836192058863128">
            <text:p>-1.0836192058863128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8-29T16:00:00">
            <text:p>Mon Aug 29 16:00:00 2022</text:p>
          </table:table-cell>
          <table:table-cell office:value-type="float" office:value="169.6667">
            <text:p>169.6667</text:p>
          </table:table-cell>
          <table:table-cell office:value-type="float" office:value="35.0">
            <text:p>35.0</text:p>
          </table:table-cell>
          <table:table-cell office:value-type="float" office:value="-1.1948944320230357">
            <text:p>-1.194894432023035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8-29T17:00:00">
            <text:p>Mon Aug 29 17:00:00 2022</text:p>
          </table:table-cell>
          <table:table-cell office:value-type="float" office:value="178.0">
            <text:p>178.0</text:p>
          </table:table-cell>
          <table:table-cell office:value-type="float" office:value="36.1667">
            <text:p>36.1667</text:p>
          </table:table-cell>
          <table:table-cell office:value-type="float" office:value="-1.282185108925293">
            <text:p>-1.28218510892529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29T18:00:00">
            <text:p>Mon Aug 29 18:00:00 2022</text:p>
          </table:table-cell>
          <table:table-cell office:value-type="float" office:value="170.1667">
            <text:p>170.1667</text:p>
          </table:table-cell>
          <table:table-cell office:value-type="float" office:value="38.3333">
            <text:p>38.3333</text:p>
          </table:table-cell>
          <table:table-cell office:value-type="float" office:value="-1.3546675897553178">
            <text:p>-1.3546675897553178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8-29T19:00:00">
            <text:p>Mon Aug 29 19:00:00 2022</text:p>
          </table:table-cell>
          <table:table-cell office:value-type="float" office:value="173.5">
            <text:p>173.5</text:p>
          </table:table-cell>
          <table:table-cell office:value-type="float" office:value="39.0">
            <text:p>39.0</text:p>
          </table:table-cell>
          <table:table-cell office:value-type="float" office:value="-1.4228060848147754">
            <text:p>-1.4228060848147754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8-29T20:00:00">
            <text:p>Mon Aug 29 20:00:00 2022</text:p>
          </table:table-cell>
          <table:table-cell office:value-type="float" office:value="179.3333">
            <text:p>179.3333</text:p>
          </table:table-cell>
          <table:table-cell office:value-type="float" office:value="39.8333">
            <text:p>39.8333</text:p>
          </table:table-cell>
          <table:table-cell office:value-type="float" office:value="-1.5235154625851728">
            <text:p>-1.5235154625851728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8-29T21:00:00">
            <text:p>Mon Aug 29 21:00:00 2022</text:p>
          </table:table-cell>
          <table:table-cell office:value-type="float" office:value="178.6667">
            <text:p>178.6667</text:p>
          </table:table-cell>
          <table:table-cell office:value-type="float" office:value="40.0">
            <text:p>40.0</text:p>
          </table:table-cell>
          <table:table-cell office:value-type="float" office:value="-1.5245576839787705">
            <text:p>-1.524557683978770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171.0">
            <text:p>171.0</text:p>
          </table:table-cell>
          <table:table-cell office:value-type="float" office:value="58.0">
            <text:p>58.0</text:p>
          </table:table-cell>
          <table:table-cell office:value-type="float" office:value="-0.2588480706716721">
            <text:p>-0.2588480706716721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183.1667">
            <text:p>183.1667</text:p>
          </table:table-cell>
          <table:table-cell office:value-type="float" office:value="65.0">
            <text:p>65.0</text:p>
          </table:table-cell>
          <table:table-cell office:value-type="float" office:value="-0.24753577805426155">
            <text:p>-0.2475357780542615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8-30T15:00:00">
            <text:p>Tue Aug 30 15:00:00 2022</text:p>
          </table:table-cell>
          <table:table-cell office:value-type="float" office:value="180.6667">
            <text:p>180.6667</text:p>
          </table:table-cell>
          <table:table-cell office:value-type="float" office:value="57.6667">
            <text:p>57.6667</text:p>
          </table:table-cell>
          <table:table-cell office:value-type="float" office:value="-0.2414175002974552">
            <text:p>-0.2414175002974552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8-30T16:00:00">
            <text:p>Tue Aug 30 16:00:00 2022</text:p>
          </table:table-cell>
          <table:table-cell office:value-type="float" office:value="172.1667">
            <text:p>172.1667</text:p>
          </table:table-cell>
          <table:table-cell office:value-type="float" office:value="51.3333">
            <text:p>51.3333</text:p>
          </table:table-cell>
          <table:table-cell office:value-type="float" office:value="-0.21076509958837916">
            <text:p>-0.2107650995883791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8-30T17:00:00">
            <text:p>Tue Aug 30 17:00:00 2022</text:p>
          </table:table-cell>
          <table:table-cell office:value-type="float" office:value="168.6667">
            <text:p>168.6667</text:p>
          </table:table-cell>
          <table:table-cell office:value-type="float" office:value="44.8333">
            <text:p>44.8333</text:p>
          </table:table-cell>
          <table:table-cell office:value-type="float" office:value="-0.2542793078670853">
            <text:p>-0.254279307867085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08-30T18:00:00">
            <text:p>Tue Aug 30 18:00:00 2022</text:p>
          </table:table-cell>
          <table:table-cell office:value-type="float" office:value="217.5">
            <text:p>217.5</text:p>
          </table:table-cell>
          <table:table-cell office:value-type="float" office:value="38.0">
            <text:p>38.0</text:p>
          </table:table-cell>
          <table:table-cell office:value-type="float" office:value="-0.3702120280421213">
            <text:p>-0.370212028042121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185.0">
            <text:p>185.0</text:p>
          </table:table-cell>
          <table:table-cell office:value-type="float" office:value="34.0">
            <text:p>34.0</text:p>
          </table:table-cell>
          <table:table-cell office:value-type="float" office:value="-0.5767618091358818">
            <text:p>-0.5767618091358818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8-30T20:00:00">
            <text:p>Tue Aug 30 20:00:00 2022</text:p>
          </table:table-cell>
          <table:table-cell office:value-type="float" office:value="329.0">
            <text:p>329.0</text:p>
          </table:table-cell>
          <table:table-cell office:value-type="float" office:value="32.0">
            <text:p>32.0</text:p>
          </table:table-cell>
          <table:table-cell office:value-type="float" office:value="-0.6932045198766384">
            <text:p>-0.693204519876638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2T15:00:00">
            <text:p>Thu Sep 22 15:00:00 2022</text:p>
          </table:table-cell>
          <table:table-cell office:value-type="float" office:value="196.5">
            <text:p>196.5</text:p>
          </table:table-cell>
          <table:table-cell office:value-type="float" office:value="32.1667">
            <text:p>32.1667</text:p>
          </table:table-cell>
          <table:table-cell office:value-type="float" office:value="-0.9195303568315413">
            <text:p>-0.919530356831541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9-22T16:00:00">
            <text:p>Thu Sep 22 16:00:00 2022</text:p>
          </table:table-cell>
          <table:table-cell office:value-type="float" office:value="208.1667">
            <text:p>208.1667</text:p>
          </table:table-cell>
          <table:table-cell office:value-type="float" office:value="25.3333">
            <text:p>25.3333</text:p>
          </table:table-cell>
          <table:table-cell office:value-type="float" office:value="-0.8507504905905938">
            <text:p>-0.8507504905905938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2T17:00:00">
            <text:p>Thu Sep 22 17:00:00 2022</text:p>
          </table:table-cell>
          <table:table-cell office:value-type="float" office:value="224.5">
            <text:p>224.5</text:p>
          </table:table-cell>
          <table:table-cell office:value-type="float" office:value="22.5">
            <text:p>22.5</text:p>
          </table:table-cell>
          <table:table-cell office:value-type="float" office:value="-0.7862952371327996">
            <text:p>-0.786295237132799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2T18:00:00">
            <text:p>Thu Sep 22 18:00:00 2022</text:p>
          </table:table-cell>
          <table:table-cell office:value-type="float" office:value="186.5">
            <text:p>186.5</text:p>
          </table:table-cell>
          <table:table-cell office:value-type="float" office:value="20.5">
            <text:p>20.5</text:p>
          </table:table-cell>
          <table:table-cell office:value-type="float" office:value="-0.7327191810425219">
            <text:p>-0.7327191810425219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179.6667">
            <text:p>179.6667</text:p>
          </table:table-cell>
          <table:table-cell office:value-type="float" office:value="18.0">
            <text:p>18.0</text:p>
          </table:table-cell>
          <table:table-cell office:value-type="float" office:value="-0.7296107812789345">
            <text:p>-0.729610781278934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201.3333">
            <text:p>201.3333</text:p>
          </table:table-cell>
          <table:table-cell office:value-type="float" office:value="30.8333">
            <text:p>30.8333</text:p>
          </table:table-cell>
          <table:table-cell office:value-type="float" office:value="-0.30473985317708263">
            <text:p>-0.3047398531770826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262.5">
            <text:p>262.5</text:p>
          </table:table-cell>
          <table:table-cell office:value-type="float" office:value="30.6667">
            <text:p>30.6667</text:p>
          </table:table-cell>
          <table:table-cell office:value-type="float" office:value="-0.27013120078119024">
            <text:p>-0.27013120078119024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3T15:00:00">
            <text:p>Fri Sep 23 15:00:00 2022</text:p>
          </table:table-cell>
          <table:table-cell office:value-type="float" office:value="177.0">
            <text:p>177.0</text:p>
          </table:table-cell>
          <table:table-cell office:value-type="float" office:value="31.0">
            <text:p>31.0</text:p>
          </table:table-cell>
          <table:table-cell office:value-type="float" office:value="-0.11612020967352527">
            <text:p>-0.1161202096735252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9-23T16:00:00">
            <text:p>Fri Sep 23 16:00:00 2022</text:p>
          </table:table-cell>
          <table:table-cell office:value-type="float" office:value="162.0">
            <text:p>162.0</text:p>
          </table:table-cell>
          <table:table-cell office:value-type="float" office:value="29.3333">
            <text:p>29.3333</text:p>
          </table:table-cell>
          <table:table-cell office:value-type="float" office:value="0.09945787135490587">
            <text:p>0.0994578713549058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9-23T17:00:00">
            <text:p>Fri Sep 23 17:00:00 2022</text:p>
          </table:table-cell>
          <table:table-cell office:value-type="float" office:value="173.1667">
            <text:p>173.1667</text:p>
          </table:table-cell>
          <table:table-cell office:value-type="float" office:value="24.6667">
            <text:p>24.6667</text:p>
          </table:table-cell>
          <table:table-cell office:value-type="float" office:value="0.1451074838339469">
            <text:p>0.1451074838339469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9-23T18:00:00">
            <text:p>Fri Sep 23 18:00:00 2022</text:p>
          </table:table-cell>
          <table:table-cell office:value-type="float" office:value="188.3333">
            <text:p>188.3333</text:p>
          </table:table-cell>
          <table:table-cell office:value-type="float" office:value="21.8333">
            <text:p>21.8333</text:p>
          </table:table-cell>
          <table:table-cell office:value-type="float" office:value="0.16157603672464704">
            <text:p>0.16157603672464704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4T13:00:00">
            <text:p>Sat Sep 24 13:00:00 2022</text:p>
          </table:table-cell>
          <table:table-cell office:value-type="float" office:value="244.8333">
            <text:p>244.8333</text:p>
          </table:table-cell>
          <table:table-cell office:value-type="float" office:value="22.3333">
            <text:p>22.3333</text:p>
          </table:table-cell>
          <table:table-cell office:value-type="float" office:value="-0.49307599898937454">
            <text:p>-0.49307599898937454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24T14:00:00">
            <text:p>Sat Sep 24 14:00:00 2022</text:p>
          </table:table-cell>
          <table:table-cell office:value-type="float" office:value="190.3333">
            <text:p>190.3333</text:p>
          </table:table-cell>
          <table:table-cell office:value-type="float" office:value="21.0">
            <text:p>21.0</text:p>
          </table:table-cell>
          <table:table-cell office:value-type="float" office:value="-0.46432678780350534">
            <text:p>-0.46432678780350534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9-24T15:00:00">
            <text:p>Sat Sep 24 15:00:00 2022</text:p>
          </table:table-cell>
          <table:table-cell office:value-type="float" office:value="170.8333">
            <text:p>170.8333</text:p>
          </table:table-cell>
          <table:table-cell office:value-type="float" office:value="18.3333">
            <text:p>18.3333</text:p>
          </table:table-cell>
          <table:table-cell office:value-type="float" office:value="-0.4612340303565694">
            <text:p>-0.4612340303565694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2-09-24T16:00:00">
            <text:p>Sat Sep 24 16:00:00 2022</text:p>
          </table:table-cell>
          <table:table-cell office:value-type="float" office:value="188.0">
            <text:p>188.0</text:p>
          </table:table-cell>
          <table:table-cell office:value-type="float" office:value="14.6667">
            <text:p>14.6667</text:p>
          </table:table-cell>
          <table:table-cell office:value-type="float" office:value="-0.5115801532892638">
            <text:p>-0.5115801532892638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9-24T17:00:00">
            <text:p>Sat Sep 24 17:00:00 2022</text:p>
          </table:table-cell>
          <table:table-cell office:value-type="float" office:value="198.8333">
            <text:p>198.8333</text:p>
          </table:table-cell>
          <table:table-cell office:value-type="float" office:value="13.5">
            <text:p>13.5</text:p>
          </table:table-cell>
          <table:table-cell office:value-type="float" office:value="-0.5235475965069414">
            <text:p>-0.5235475965069414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9-24T18:00:00">
            <text:p>Sat Sep 24 18:00:00 2022</text:p>
          </table:table-cell>
          <table:table-cell office:value-type="float" office:value="292.3333">
            <text:p>292.3333</text:p>
          </table:table-cell>
          <table:table-cell office:value-type="float" office:value="11.1667">
            <text:p>11.1667</text:p>
          </table:table-cell>
          <table:table-cell office:value-type="float" office:value="-0.525309530734301">
            <text:p>-0.525309530734301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9-24T19:00:00">
            <text:p>Sat Sep 24 19:00:00 2022</text:p>
          </table:table-cell>
          <table:table-cell office:value-type="float" office:value="166.8333">
            <text:p>166.8333</text:p>
          </table:table-cell>
          <table:table-cell office:value-type="float" office:value="8.6667">
            <text:p>8.6667</text:p>
          </table:table-cell>
          <table:table-cell office:value-type="float" office:value="-0.5324160946220242">
            <text:p>-0.5324160946220242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9-25T12:00:00">
            <text:p>Sun Sep 25 12:00:00 2022</text:p>
          </table:table-cell>
          <table:table-cell office:value-type="float" office:value="172.0">
            <text:p>172.0</text:p>
          </table:table-cell>
          <table:table-cell office:value-type="float" office:value="19.5">
            <text:p>19.5</text:p>
          </table:table-cell>
          <table:table-cell office:value-type="float" office:value="0.14761033270692994">
            <text:p>0.14761033270692994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9-25T13:00:00">
            <text:p>Sun Sep 25 13:00:00 2022</text:p>
          </table:table-cell>
          <table:table-cell office:value-type="float" office:value="170.0">
            <text:p>170.0</text:p>
          </table:table-cell>
          <table:table-cell office:value-type="float" office:value="14.6667">
            <text:p>14.6667</text:p>
          </table:table-cell>
          <table:table-cell office:value-type="float" office:value="0.1777799787649499">
            <text:p>0.1777799787649499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9-25T14:00:00">
            <text:p>Sun Sep 25 14:00:00 2022</text:p>
          </table:table-cell>
          <table:table-cell office:value-type="float" office:value="179.1667">
            <text:p>179.1667</text:p>
          </table:table-cell>
          <table:table-cell office:value-type="float" office:value="11.8333">
            <text:p>11.8333</text:p>
          </table:table-cell>
          <table:table-cell office:value-type="float" office:value="0.12739038801578037">
            <text:p>0.1273903880157803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9-25T15:00:00">
            <text:p>Sun Sep 25 15:00:00 2022</text:p>
          </table:table-cell>
          <table:table-cell office:value-type="float" office:value="179.1667">
            <text:p>179.1667</text:p>
          </table:table-cell>
          <table:table-cell office:value-type="float" office:value="11.6667">
            <text:p>11.6667</text:p>
          </table:table-cell>
          <table:table-cell office:value-type="float" office:value="0.08847326611813976">
            <text:p>0.08847326611813976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9-25T16:00:00">
            <text:p>Sun Sep 25 16:00:00 2022</text:p>
          </table:table-cell>
          <table:table-cell office:value-type="float" office:value="176.1667">
            <text:p>176.1667</text:p>
          </table:table-cell>
          <table:table-cell office:value-type="float" office:value="11.0">
            <text:p>11.0</text:p>
          </table:table-cell>
          <table:table-cell office:value-type="float" office:value="0.07559540115125002">
            <text:p>0.07559540115125002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9-25T17:00:00">
            <text:p>Sun Sep 25 17:00:00 2022</text:p>
          </table:table-cell>
          <table:table-cell office:value-type="float" office:value="179.1667">
            <text:p>179.1667</text:p>
          </table:table-cell>
          <table:table-cell office:value-type="float" office:value="13.5">
            <text:p>13.5</text:p>
          </table:table-cell>
          <table:table-cell office:value-type="float" office:value="0.08287077150606782">
            <text:p>0.08287077150606782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9-26T14:00:00">
            <text:p>Mon Sep 26 14:00:00 2022</text:p>
          </table:table-cell>
          <table:table-cell office:value-type="float" office:value="174.0">
            <text:p>174.0</text:p>
          </table:table-cell>
          <table:table-cell office:value-type="float" office:value="34.8333">
            <text:p>34.8333</text:p>
          </table:table-cell>
          <table:table-cell office:value-type="float" office:value="-0.6448331893399813">
            <text:p>-0.644833189339981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6T15:00:00">
            <text:p>Mon Sep 26 15:00:00 2022</text:p>
          </table:table-cell>
          <table:table-cell office:value-type="float" office:value="175.6667">
            <text:p>175.6667</text:p>
          </table:table-cell>
          <table:table-cell office:value-type="float" office:value="26.5">
            <text:p>26.5</text:p>
          </table:table-cell>
          <table:table-cell office:value-type="float" office:value="-0.6437095035998134">
            <text:p>-0.6437095035998134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09-26T16:00:00">
            <text:p>Mon Sep 26 16:00:00 2022</text:p>
          </table:table-cell>
          <table:table-cell office:value-type="float" office:value="168.8333">
            <text:p>168.8333</text:p>
          </table:table-cell>
          <table:table-cell office:value-type="float" office:value="21.0">
            <text:p>21.0</text:p>
          </table:table-cell>
          <table:table-cell office:value-type="float" office:value="-0.6514758109491384">
            <text:p>-0.6514758109491384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9-26T17:00:00">
            <text:p>Mon Sep 26 17:00:00 2022</text:p>
          </table:table-cell>
          <table:table-cell office:value-type="float" office:value="177.6667">
            <text:p>177.6667</text:p>
          </table:table-cell>
          <table:table-cell office:value-type="float" office:value="17.0">
            <text:p>17.0</text:p>
          </table:table-cell>
          <table:table-cell office:value-type="float" office:value="-0.7136182700221899">
            <text:p>-0.7136182700221899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2-09-26T18:00:00">
            <text:p>Mon Sep 26 18:00:00 2022</text:p>
          </table:table-cell>
          <table:table-cell office:value-type="float" office:value="180.1667">
            <text:p>180.1667</text:p>
          </table:table-cell>
          <table:table-cell office:value-type="float" office:value="17.0">
            <text:p>17.0</text:p>
          </table:table-cell>
          <table:table-cell office:value-type="float" office:value="-0.76798767960909">
            <text:p>-0.76798767960909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9-26T19:00:00">
            <text:p>Mon Sep 26 19:00:00 2022</text:p>
          </table:table-cell>
          <table:table-cell office:value-type="float" office:value="178.5">
            <text:p>178.5</text:p>
          </table:table-cell>
          <table:table-cell office:value-type="float" office:value="18.1667">
            <text:p>18.1667</text:p>
          </table:table-cell>
          <table:table-cell office:value-type="float" office:value="-0.811803762460876">
            <text:p>-0.81180376246087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2-09-27T13:00:00">
            <text:p>Tue Sep 27 13:00:00 2022</text:p>
          </table:table-cell>
          <table:table-cell office:value-type="float" office:value="176.8333">
            <text:p>176.8333</text:p>
          </table:table-cell>
          <table:table-cell office:value-type="float" office:value="30.3333">
            <text:p>30.3333</text:p>
          </table:table-cell>
          <table:table-cell office:value-type="float" office:value="-0.5581939955757695">
            <text:p>-0.558193995575769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9-27T14:00:00">
            <text:p>Tue Sep 27 14:00:00 2022</text:p>
          </table:table-cell>
          <table:table-cell office:value-type="float" office:value="182.8333">
            <text:p>182.8333</text:p>
          </table:table-cell>
          <table:table-cell office:value-type="float" office:value="27.5">
            <text:p>27.5</text:p>
          </table:table-cell>
          <table:table-cell office:value-type="float" office:value="-0.5315181298456167">
            <text:p>-0.53151812984561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163.6667">
            <text:p>163.6667</text:p>
          </table:table-cell>
          <table:table-cell office:value-type="float" office:value="24.6667">
            <text:p>24.6667</text:p>
          </table:table-cell>
          <table:table-cell office:value-type="float" office:value="-0.46317875353893256">
            <text:p>-0.46317875353893256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9-27T16:00:00">
            <text:p>Tue Sep 27 16:00:00 2022</text:p>
          </table:table-cell>
          <table:table-cell office:value-type="float" office:value="185.1667">
            <text:p>185.1667</text:p>
          </table:table-cell>
          <table:table-cell office:value-type="float" office:value="20.1667">
            <text:p>20.1667</text:p>
          </table:table-cell>
          <table:table-cell office:value-type="float" office:value="-0.35837811656333">
            <text:p>-0.35837811656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9-27T17:00:00">
            <text:p>Tue Sep 27 17:00:00 2022</text:p>
          </table:table-cell>
          <table:table-cell office:value-type="float" office:value="180.5">
            <text:p>180.5</text:p>
          </table:table-cell>
          <table:table-cell office:value-type="float" office:value="19.1667">
            <text:p>19.1667</text:p>
          </table:table-cell>
          <table:table-cell office:value-type="float" office:value="-0.2414044591390756">
            <text:p>-0.2414044591390756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9-27T18:00:00">
            <text:p>Tue Sep 27 18:00:00 2022</text:p>
          </table:table-cell>
          <table:table-cell office:value-type="float" office:value="222.8333">
            <text:p>222.8333</text:p>
          </table:table-cell>
          <table:table-cell office:value-type="float" office:value="22.5">
            <text:p>22.5</text:p>
          </table:table-cell>
          <table:table-cell office:value-type="float" office:value="-0.16864169120127237">
            <text:p>-0.1686416912012723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9-28T13:00:00">
            <text:p>Wed Sep 28 13:00:00 2022</text:p>
          </table:table-cell>
          <table:table-cell office:value-type="float" office:value="177.1667">
            <text:p>177.1667</text:p>
          </table:table-cell>
          <table:table-cell office:value-type="float" office:value="45.0">
            <text:p>45.0</text:p>
          </table:table-cell>
          <table:table-cell office:value-type="float" office:value="-0.2678075487200652">
            <text:p>-0.2678075487200652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9-28T14:00:00">
            <text:p>Wed Sep 28 14:00:00 2022</text:p>
          </table:table-cell>
          <table:table-cell office:value-type="float" office:value="177.0">
            <text:p>177.0</text:p>
          </table:table-cell>
          <table:table-cell office:value-type="float" office:value="36.3333">
            <text:p>36.3333</text:p>
          </table:table-cell>
          <table:table-cell office:value-type="float" office:value="-0.22702575849776332">
            <text:p>-0.22702575849776332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28T15:00:00">
            <text:p>Wed Sep 28 15:00:00 2022</text:p>
          </table:table-cell>
          <table:table-cell office:value-type="float" office:value="177.8333">
            <text:p>177.8333</text:p>
          </table:table-cell>
          <table:table-cell office:value-type="float" office:value="27.1667">
            <text:p>27.1667</text:p>
          </table:table-cell>
          <table:table-cell office:value-type="float" office:value="-0.22233929972700636">
            <text:p>-0.22233929972700636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9-28T16:00:00">
            <text:p>Wed Sep 28 16:00:00 2022</text:p>
          </table:table-cell>
          <table:table-cell office:value-type="float" office:value="180.3333">
            <text:p>180.3333</text:p>
          </table:table-cell>
          <table:table-cell office:value-type="float" office:value="27.3333">
            <text:p>27.3333</text:p>
          </table:table-cell>
          <table:table-cell office:value-type="float" office:value="-0.23592566383983535">
            <text:p>-0.2359256638398353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09-28T17:00:00">
            <text:p>Wed Sep 28 17:00:00 2022</text:p>
          </table:table-cell>
          <table:table-cell office:value-type="float" office:value="178.5">
            <text:p>178.5</text:p>
          </table:table-cell>
          <table:table-cell office:value-type="float" office:value="29.8333">
            <text:p>29.8333</text:p>
          </table:table-cell>
          <table:table-cell office:value-type="float" office:value="-0.29448121688972423">
            <text:p>-0.2944812168897242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9-28T18:00:00">
            <text:p>Wed Sep 28 18:00:00 2022</text:p>
          </table:table-cell>
          <table:table-cell office:value-type="float" office:value="179.6667">
            <text:p>179.6667</text:p>
          </table:table-cell>
          <table:table-cell office:value-type="float" office:value="36.6667">
            <text:p>36.6667</text:p>
          </table:table-cell>
          <table:table-cell office:value-type="float" office:value="-0.3756736415697484">
            <text:p>-0.3756736415697484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9-28T19:00:00">
            <text:p>Wed Sep 28 19:00:00 2022</text:p>
          </table:table-cell>
          <table:table-cell office:value-type="float" office:value="179.0">
            <text:p>179.0</text:p>
          </table:table-cell>
          <table:table-cell office:value-type="float" office:value="46.5">
            <text:p>46.5</text:p>
          </table:table-cell>
          <table:table-cell office:value-type="float" office:value="-0.45294043288876157">
            <text:p>-0.4529404328887615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9-28T20:00:00">
            <text:p>Wed Sep 28 20:00:00 2022</text:p>
          </table:table-cell>
          <table:table-cell office:value-type="float" office:value="176.5">
            <text:p>176.5</text:p>
          </table:table-cell>
          <table:table-cell office:value-type="float" office:value="43.5">
            <text:p>43.5</text:p>
          </table:table-cell>
          <table:table-cell office:value-type="float" office:value="-0.544501230417698">
            <text:p>-0.544501230417698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03T14:00:00">
            <text:p>Mon Oct  3 14:00:00 2022</text:p>
          </table:table-cell>
          <table:table-cell office:value-type="float" office:value="184.6667">
            <text:p>184.6667</text:p>
          </table:table-cell>
          <table:table-cell office:value-type="float" office:value="60.5">
            <text:p>60.5</text:p>
          </table:table-cell>
          <table:table-cell office:value-type="float" office:value="-0.5760337846142249">
            <text:p>-0.5760337846142249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10-03T15:00:00">
            <text:p>Mon Oct  3 15:00:00 2022</text:p>
          </table:table-cell>
          <table:table-cell office:value-type="float" office:value="215.5">
            <text:p>215.5</text:p>
          </table:table-cell>
          <table:table-cell office:value-type="float" office:value="63.1667">
            <text:p>63.1667</text:p>
          </table:table-cell>
          <table:table-cell office:value-type="float" office:value="-0.529483140963939">
            <text:p>-0.529483140963939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171.6667">
            <text:p>171.6667</text:p>
          </table:table-cell>
          <table:table-cell office:value-type="float" office:value="72.1667">
            <text:p>72.1667</text:p>
          </table:table-cell>
          <table:table-cell office:value-type="float" office:value="-0.363416850468442">
            <text:p>-0.36341685046844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185.1667">
            <text:p>185.1667</text:p>
          </table:table-cell>
          <table:table-cell office:value-type="float" office:value="79.1667">
            <text:p>79.1667</text:p>
          </table:table-cell>
          <table:table-cell office:value-type="float" office:value="-0.18611760162058938">
            <text:p>-0.18611760162058938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181.8333">
            <text:p>181.8333</text:p>
          </table:table-cell>
          <table:table-cell office:value-type="float" office:value="83.6667">
            <text:p>83.6667</text:p>
          </table:table-cell>
          <table:table-cell office:value-type="float" office:value="-0.06373611614340395">
            <text:p>-0.0637361161434039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179.3333">
            <text:p>179.3333</text:p>
          </table:table-cell>
          <table:table-cell office:value-type="float" office:value="84.6667">
            <text:p>84.6667</text:p>
          </table:table-cell>
          <table:table-cell office:value-type="float" office:value="-0.05393433194622814">
            <text:p>-0.05393433194622814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04T13:00:00">
            <text:p>Tue Oct  4 13:00:00 2022</text:p>
          </table:table-cell>
          <table:table-cell office:value-type="float" office:value="119.8333">
            <text:p>119.8333</text:p>
          </table:table-cell>
          <table:table-cell office:value-type="float" office:value="58.3333">
            <text:p>58.3333</text:p>
          </table:table-cell>
          <table:table-cell office:value-type="float" office:value="0.45464318351364025">
            <text:p>0.4546431835136402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0-04T14:00:00">
            <text:p>Tue Oct  4 14:00:00 2022</text:p>
          </table:table-cell>
          <table:table-cell office:value-type="float" office:value="223.1667">
            <text:p>223.1667</text:p>
          </table:table-cell>
          <table:table-cell office:value-type="float" office:value="70.5">
            <text:p>70.5</text:p>
          </table:table-cell>
          <table:table-cell office:value-type="float" office:value="0.5609478595038507">
            <text:p>0.560947859503850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0-04T15:00:00">
            <text:p>Tue Oct  4 15:00:00 2022</text:p>
          </table:table-cell>
          <table:table-cell office:value-type="float" office:value="181.6667">
            <text:p>181.6667</text:p>
          </table:table-cell>
          <table:table-cell office:value-type="float" office:value="80.0">
            <text:p>80.0</text:p>
          </table:table-cell>
          <table:table-cell office:value-type="float" office:value="0.6554007215549881">
            <text:p>0.6554007215549881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317.3333">
            <text:p>317.3333</text:p>
          </table:table-cell>
          <table:table-cell office:value-type="float" office:value="86.5">
            <text:p>86.5</text:p>
          </table:table-cell>
          <table:table-cell office:value-type="float" office:value="0.6178726541141577">
            <text:p>0.617872654114157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04T17:00:00">
            <text:p>Tue Oct  4 17:00:00 2022</text:p>
          </table:table-cell>
          <table:table-cell office:value-type="float" office:value="214.6667">
            <text:p>214.6667</text:p>
          </table:table-cell>
          <table:table-cell office:value-type="float" office:value="90.5">
            <text:p>90.5</text:p>
          </table:table-cell>
          <table:table-cell office:value-type="float" office:value="0.8199766789690404">
            <text:p>0.8199766789690404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10-04T18:00:00">
            <text:p>Tue Oct  4 18:00:00 2022</text:p>
          </table:table-cell>
          <table:table-cell office:value-type="float" office:value="190.1667">
            <text:p>190.1667</text:p>
          </table:table-cell>
          <table:table-cell office:value-type="float" office:value="96.0">
            <text:p>96.0</text:p>
          </table:table-cell>
          <table:table-cell office:value-type="float" office:value="0.9590659478881748">
            <text:p>0.9590659478881748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65.5">
            <text:p>65.5</text:p>
          </table:table-cell>
          <table:table-cell office:value-type="float" office:value="91.3333">
            <text:p>91.3333</text:p>
          </table:table-cell>
          <table:table-cell office:value-type="float" office:value="0.44916558401427387">
            <text:p>0.4491655840142738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10-05T15:00:00">
            <text:p>Wed Oct  5 15:00:00 2022</text:p>
          </table:table-cell>
          <table:table-cell office:value-type="float" office:value="181.8333">
            <text:p>181.8333</text:p>
          </table:table-cell>
          <table:table-cell office:value-type="float" office:value="92.8333">
            <text:p>92.8333</text:p>
          </table:table-cell>
          <table:table-cell office:value-type="float" office:value="0.37422285085065354">
            <text:p>0.37422285085065354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170.0">
            <text:p>170.0</text:p>
          </table:table-cell>
          <table:table-cell office:value-type="float" office:value="91.5">
            <text:p>91.5</text:p>
          </table:table-cell>
          <table:table-cell office:value-type="float" office:value="0.45237429043218225">
            <text:p>0.4523742904321822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189.8333">
            <text:p>189.8333</text:p>
          </table:table-cell>
          <table:table-cell office:value-type="float" office:value="90.1667">
            <text:p>90.1667</text:p>
          </table:table-cell>
          <table:table-cell office:value-type="float" office:value="0.48381564649954595">
            <text:p>0.48381564649954595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177.5">
            <text:p>177.5</text:p>
          </table:table-cell>
          <table:table-cell office:value-type="float" office:value="91.6667">
            <text:p>91.6667</text:p>
          </table:table-cell>
          <table:table-cell office:value-type="float" office:value="0.4875424602761977">
            <text:p>0.487542460276197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10-06T13:00:00">
            <text:p>Thu Oct  6 13:00:00 2022</text:p>
          </table:table-cell>
          <table:table-cell office:value-type="float" office:value="172.8333">
            <text:p>172.8333</text:p>
          </table:table-cell>
          <table:table-cell office:value-type="float" office:value="57.3333">
            <text:p>57.3333</text:p>
          </table:table-cell>
          <table:table-cell office:value-type="float" office:value="0.10955199498990077">
            <text:p>0.1095519949899007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06T14:00:00">
            <text:p>Thu Oct  6 14:00:00 2022</text:p>
          </table:table-cell>
          <table:table-cell office:value-type="float" office:value="140.3333">
            <text:p>140.3333</text:p>
          </table:table-cell>
          <table:table-cell office:value-type="float" office:value="48.3333">
            <text:p>48.3333</text:p>
          </table:table-cell>
          <table:table-cell office:value-type="float" office:value="0.11181771427096068">
            <text:p>0.11181771427096068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6T15:00:00">
            <text:p>Thu Oct  6 15:00:00 2022</text:p>
          </table:table-cell>
          <table:table-cell office:value-type="float" office:value="137.3333">
            <text:p>137.3333</text:p>
          </table:table-cell>
          <table:table-cell office:value-type="float" office:value="47.6667">
            <text:p>47.6667</text:p>
          </table:table-cell>
          <table:table-cell office:value-type="float" office:value="0.10463646433782674">
            <text:p>0.10463646433782674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06T16:00:00">
            <text:p>Thu Oct  6 16:00:00 2022</text:p>
          </table:table-cell>
          <table:table-cell office:value-type="float" office:value="236.3333">
            <text:p>236.3333</text:p>
          </table:table-cell>
          <table:table-cell office:value-type="float" office:value="47.0">
            <text:p>47.0</text:p>
          </table:table-cell>
          <table:table-cell office:value-type="float" office:value="-0.011732932893213551">
            <text:p>-0.011732932893213551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06T17:00:00">
            <text:p>Thu Oct  6 17:00:00 2022</text:p>
          </table:table-cell>
          <table:table-cell office:value-type="float" office:value="172.0">
            <text:p>172.0</text:p>
          </table:table-cell>
          <table:table-cell office:value-type="float" office:value="48.8333">
            <text:p>48.8333</text:p>
          </table:table-cell>
          <table:table-cell office:value-type="float" office:value="-0.19964712942520166">
            <text:p>-0.19964712942520166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6T18:00:00">
            <text:p>Thu Oct  6 18:00:00 2022</text:p>
          </table:table-cell>
          <table:table-cell office:value-type="float" office:value="177.1667">
            <text:p>177.1667</text:p>
          </table:table-cell>
          <table:table-cell office:value-type="float" office:value="47.6667">
            <text:p>47.6667</text:p>
          </table:table-cell>
          <table:table-cell office:value-type="float" office:value="-0.4208920630432514">
            <text:p>-0.4208920630432514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6T19:00:00">
            <text:p>Thu Oct  6 19:00:00 2022</text:p>
          </table:table-cell>
          <table:table-cell office:value-type="float" office:value="183.8333">
            <text:p>183.8333</text:p>
          </table:table-cell>
          <table:table-cell office:value-type="float" office:value="49.5">
            <text:p>49.5</text:p>
          </table:table-cell>
          <table:table-cell office:value-type="float" office:value="-0.5678917704851287">
            <text:p>-0.567891770485128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07T14:00:00">
            <text:p>Fri Oct  7 14:00:00 2022</text:p>
          </table:table-cell>
          <table:table-cell office:value-type="float" office:value="178.6667">
            <text:p>178.6667</text:p>
          </table:table-cell>
          <table:table-cell office:value-type="float" office:value="48.0">
            <text:p>48.0</text:p>
          </table:table-cell>
          <table:table-cell office:value-type="float" office:value="-0.3045565714768551">
            <text:p>-0.304556571476855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07T15:00:00">
            <text:p>Fri Oct  7 15:00:00 2022</text:p>
          </table:table-cell>
          <table:table-cell office:value-type="float" office:value="202.5">
            <text:p>202.5</text:p>
          </table:table-cell>
          <table:table-cell office:value-type="float" office:value="41.8333">
            <text:p>41.8333</text:p>
          </table:table-cell>
          <table:table-cell office:value-type="float" office:value="-0.3007563481000103">
            <text:p>-0.300756348100010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10-07T16:00:00">
            <text:p>Fri Oct  7 16:00:00 2022</text:p>
          </table:table-cell>
          <table:table-cell office:value-type="float" office:value="151.6667">
            <text:p>151.6667</text:p>
          </table:table-cell>
          <table:table-cell office:value-type="float" office:value="37.3333">
            <text:p>37.3333</text:p>
          </table:table-cell>
          <table:table-cell office:value-type="float" office:value="-0.3172121660559749">
            <text:p>-0.3172121660559749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07T17:00:00">
            <text:p>Fri Oct  7 17:00:00 2022</text:p>
          </table:table-cell>
          <table:table-cell office:value-type="float" office:value="245.1667">
            <text:p>245.1667</text:p>
          </table:table-cell>
          <table:table-cell office:value-type="float" office:value="35.0">
            <text:p>35.0</text:p>
          </table:table-cell>
          <table:table-cell office:value-type="float" office:value="-0.3529002351503504">
            <text:p>-0.3529002351503504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0-07T18:00:00">
            <text:p>Fri Oct  7 18:00:00 2022</text:p>
          </table:table-cell>
          <table:table-cell office:value-type="float" office:value="260.3333">
            <text:p>260.3333</text:p>
          </table:table-cell>
          <table:table-cell office:value-type="float" office:value="31.6667">
            <text:p>31.6667</text:p>
          </table:table-cell>
          <table:table-cell office:value-type="float" office:value="-0.3772035998255419">
            <text:p>-0.3772035998255419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07T19:00:00">
            <text:p>Fri Oct  7 19:00:00 2022</text:p>
          </table:table-cell>
          <table:table-cell office:value-type="float" office:value="245.0">
            <text:p>245.0</text:p>
          </table:table-cell>
          <table:table-cell office:value-type="float" office:value="29.6667">
            <text:p>29.6667</text:p>
          </table:table-cell>
          <table:table-cell office:value-type="float" office:value="-0.39225587542895274">
            <text:p>-0.39225587542895274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10-08T13:00:00">
            <text:p>Sat Oct  8 13:00:00 2022</text:p>
          </table:table-cell>
          <table:table-cell office:value-type="float" office:value="233.6667">
            <text:p>233.6667</text:p>
          </table:table-cell>
          <table:table-cell office:value-type="float" office:value="42.0">
            <text:p>42.0</text:p>
          </table:table-cell>
          <table:table-cell office:value-type="float" office:value="-0.22659809661116012">
            <text:p>-0.22659809661116012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08T14:00:00">
            <text:p>Sat Oct  8 14:00:00 2022</text:p>
          </table:table-cell>
          <table:table-cell office:value-type="float" office:value="128.3333">
            <text:p>128.3333</text:p>
          </table:table-cell>
          <table:table-cell office:value-type="float" office:value="42.8333">
            <text:p>42.8333</text:p>
          </table:table-cell>
          <table:table-cell office:value-type="float" office:value="-0.22491302987773665">
            <text:p>-0.2249130298777366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08T15:00:00">
            <text:p>Sat Oct  8 15:00:00 2022</text:p>
          </table:table-cell>
          <table:table-cell office:value-type="float" office:value="155.6667">
            <text:p>155.6667</text:p>
          </table:table-cell>
          <table:table-cell office:value-type="float" office:value="46.5">
            <text:p>46.5</text:p>
          </table:table-cell>
          <table:table-cell office:value-type="float" office:value="-0.2175950889549158">
            <text:p>-0.2175950889549158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0-08T16:00:00">
            <text:p>Sat Oct  8 16:00:00 2022</text:p>
          </table:table-cell>
          <table:table-cell office:value-type="float" office:value="163.1667">
            <text:p>163.1667</text:p>
          </table:table-cell>
          <table:table-cell office:value-type="float" office:value="50.1667">
            <text:p>50.1667</text:p>
          </table:table-cell>
          <table:table-cell office:value-type="float" office:value="-0.19120039596118985">
            <text:p>-0.1912003959611898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8T17:00:00">
            <text:p>Sat Oct  8 17:00:00 2022</text:p>
          </table:table-cell>
          <table:table-cell office:value-type="float" office:value="195.3333">
            <text:p>195.3333</text:p>
          </table:table-cell>
          <table:table-cell office:value-type="float" office:value="51.5">
            <text:p>51.5</text:p>
          </table:table-cell>
          <table:table-cell office:value-type="float" office:value="-0.17582782382725584">
            <text:p>-0.17582782382725584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0-08T18:00:00">
            <text:p>Sat Oct  8 18:00:00 2022</text:p>
          </table:table-cell>
          <table:table-cell office:value-type="float" office:value="321.6667">
            <text:p>321.6667</text:p>
          </table:table-cell>
          <table:table-cell office:value-type="float" office:value="52.6667">
            <text:p>52.6667</text:p>
          </table:table-cell>
          <table:table-cell office:value-type="float" office:value="-0.15883137377983308">
            <text:p>-0.15883137377983308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09T14:00:00">
            <text:p>Sun Oct  9 14:00:00 2022</text:p>
          </table:table-cell>
          <table:table-cell office:value-type="float" office:value="297.1667">
            <text:p>297.1667</text:p>
          </table:table-cell>
          <table:table-cell office:value-type="float" office:value="55.1667">
            <text:p>55.1667</text:p>
          </table:table-cell>
          <table:table-cell office:value-type="float" office:value="-0.2694493751895207">
            <text:p>-0.269449375189520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0-09T15:00:00">
            <text:p>Sun Oct  9 15:00:00 2022</text:p>
          </table:table-cell>
          <table:table-cell office:value-type="float" office:value="209.8333">
            <text:p>209.8333</text:p>
          </table:table-cell>
          <table:table-cell office:value-type="float" office:value="53.5">
            <text:p>53.5</text:p>
          </table:table-cell>
          <table:table-cell office:value-type="float" office:value="-0.23895763695950367">
            <text:p>-0.238957636959503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10-09T16:00:00">
            <text:p>Sun Oct  9 16:00:00 2022</text:p>
          </table:table-cell>
          <table:table-cell office:value-type="float" office:value="184.5">
            <text:p>184.5</text:p>
          </table:table-cell>
          <table:table-cell office:value-type="float" office:value="52.0">
            <text:p>52.0</text:p>
          </table:table-cell>
          <table:table-cell office:value-type="float" office:value="-0.23066121843736284">
            <text:p>-0.23066121843736284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10-09T17:00:00">
            <text:p>Sun Oct  9 17:00:00 2022</text:p>
          </table:table-cell>
          <table:table-cell office:value-type="float" office:value="268.5">
            <text:p>268.5</text:p>
          </table:table-cell>
          <table:table-cell office:value-type="float" office:value="52.5">
            <text:p>52.5</text:p>
          </table:table-cell>
          <table:table-cell office:value-type="float" office:value="-0.20284308992253075">
            <text:p>-0.2028430899225307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0-09T18:00:00">
            <text:p>Sun Oct  9 18:00:00 2022</text:p>
          </table:table-cell>
          <table:table-cell office:value-type="float" office:value="221.0">
            <text:p>221.0</text:p>
          </table:table-cell>
          <table:table-cell office:value-type="float" office:value="56.3333">
            <text:p>56.3333</text:p>
          </table:table-cell>
          <table:table-cell office:value-type="float" office:value="-0.16520266683490062">
            <text:p>-0.16520266683490062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10-09T19:00:00">
            <text:p>Sun Oct  9 19:00:00 2022</text:p>
          </table:table-cell>
          <table:table-cell office:value-type="float" office:value="183.6667">
            <text:p>183.6667</text:p>
          </table:table-cell>
          <table:table-cell office:value-type="float" office:value="58.5">
            <text:p>58.5</text:p>
          </table:table-cell>
          <table:table-cell office:value-type="float" office:value="-0.15776341419849357">
            <text:p>-0.1577634141984935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0T13:00:00">
            <text:p>Mon Oct 10 13:00:00 2022</text:p>
          </table:table-cell>
          <table:table-cell office:value-type="float" office:value="183.1667">
            <text:p>183.1667</text:p>
          </table:table-cell>
          <table:table-cell office:value-type="float" office:value="52.6667">
            <text:p>52.6667</text:p>
          </table:table-cell>
          <table:table-cell office:value-type="float" office:value="-0.6585551237285385">
            <text:p>-0.658555123728538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0-10T14:00:00">
            <text:p>Mon Oct 10 14:00:00 2022</text:p>
          </table:table-cell>
          <table:table-cell office:value-type="float" office:value="186.8333">
            <text:p>186.8333</text:p>
          </table:table-cell>
          <table:table-cell office:value-type="float" office:value="51.3333">
            <text:p>51.3333</text:p>
          </table:table-cell>
          <table:table-cell office:value-type="float" office:value="-0.6525289835357703">
            <text:p>-0.652528983535770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0T15:00:00">
            <text:p>Mon Oct 10 15:00:00 2022</text:p>
          </table:table-cell>
          <table:table-cell office:value-type="float" office:value="205.0">
            <text:p>205.0</text:p>
          </table:table-cell>
          <table:table-cell office:value-type="float" office:value="50.6667">
            <text:p>50.6667</text:p>
          </table:table-cell>
          <table:table-cell office:value-type="float" office:value="-0.6952322852594817">
            <text:p>-0.695232285259481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10T16:00:00">
            <text:p>Mon Oct 10 16:00:00 2022</text:p>
          </table:table-cell>
          <table:table-cell office:value-type="float" office:value="179.8333">
            <text:p>179.8333</text:p>
          </table:table-cell>
          <table:table-cell office:value-type="float" office:value="49.6667">
            <text:p>49.6667</text:p>
          </table:table-cell>
          <table:table-cell office:value-type="float" office:value="-0.7366932782718473">
            <text:p>-0.736693278271847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10-10T17:00:00">
            <text:p>Mon Oct 10 17:00:00 2022</text:p>
          </table:table-cell>
          <table:table-cell office:value-type="float" office:value="172.3333">
            <text:p>172.3333</text:p>
          </table:table-cell>
          <table:table-cell office:value-type="float" office:value="47.5">
            <text:p>47.5</text:p>
          </table:table-cell>
          <table:table-cell office:value-type="float" office:value="-0.759000061423624">
            <text:p>-0.759000061423624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0-10T18:00:00">
            <text:p>Mon Oct 10 18:00:00 2022</text:p>
          </table:table-cell>
          <table:table-cell office:value-type="float" office:value="168.3333">
            <text:p>168.3333</text:p>
          </table:table-cell>
          <table:table-cell office:value-type="float" office:value="46.3333">
            <text:p>46.3333</text:p>
          </table:table-cell>
          <table:table-cell office:value-type="float" office:value="-0.9004664167633188">
            <text:p>-0.9004664167633188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0T19:00:00">
            <text:p>Mon Oct 10 19:00:00 2022</text:p>
          </table:table-cell>
          <table:table-cell office:value-type="float" office:value="176.6667">
            <text:p>176.6667</text:p>
          </table:table-cell>
          <table:table-cell office:value-type="float" office:value="46.3333">
            <text:p>46.3333</text:p>
          </table:table-cell>
          <table:table-cell office:value-type="float" office:value="-0.9831770802680829">
            <text:p>-0.9831770802680829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159.3333">
            <text:p>159.3333</text:p>
          </table:table-cell>
          <table:table-cell office:value-type="float" office:value="39.6667">
            <text:p>39.6667</text:p>
          </table:table-cell>
          <table:table-cell office:value-type="float" office:value="-0.15036516146410842">
            <text:p>-0.15036516146410842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117.5">
            <text:p>117.5</text:p>
          </table:table-cell>
          <table:table-cell office:value-type="float" office:value="38.6667">
            <text:p>38.6667</text:p>
          </table:table-cell>
          <table:table-cell office:value-type="float" office:value="-0.14145846414191426">
            <text:p>-0.1414584641419142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169.8333">
            <text:p>169.8333</text:p>
          </table:table-cell>
          <table:table-cell office:value-type="float" office:value="36.1667">
            <text:p>36.1667</text:p>
          </table:table-cell>
          <table:table-cell office:value-type="float" office:value="-0.16033479725601965">
            <text:p>-0.16033479725601965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1T16:00:00">
            <text:p>Tue Oct 11 16:00:00 2022</text:p>
          </table:table-cell>
          <table:table-cell office:value-type="float" office:value="242.6667">
            <text:p>242.6667</text:p>
          </table:table-cell>
          <table:table-cell office:value-type="float" office:value="34.6667">
            <text:p>34.6667</text:p>
          </table:table-cell>
          <table:table-cell office:value-type="float" office:value="-0.08786801901895284">
            <text:p>-0.08786801901895284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10-11T17:00:00">
            <text:p>Tue Oct 11 17:00:00 2022</text:p>
          </table:table-cell>
          <table:table-cell office:value-type="float" office:value="285.1667">
            <text:p>285.1667</text:p>
          </table:table-cell>
          <table:table-cell office:value-type="float" office:value="33.3333">
            <text:p>33.3333</text:p>
          </table:table-cell>
          <table:table-cell office:value-type="float" office:value="-0.00661371598531372">
            <text:p>-0.00661371598531372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1T18:00:00">
            <text:p>Tue Oct 11 18:00:00 2022</text:p>
          </table:table-cell>
          <table:table-cell office:value-type="float" office:value="201.0">
            <text:p>201.0</text:p>
          </table:table-cell>
          <table:table-cell office:value-type="float" office:value="32.1667">
            <text:p>32.1667</text:p>
          </table:table-cell>
          <table:table-cell office:value-type="float" office:value="-0.00864316111209863">
            <text:p>-0.0086431611120986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0-12T13:00:00">
            <text:p>Wed Oct 12 13:00:00 2022</text:p>
          </table:table-cell>
          <table:table-cell office:value-type="float" office:value="214.0">
            <text:p>214.0</text:p>
          </table:table-cell>
          <table:table-cell office:value-type="float" office:value="41.1667">
            <text:p>41.1667</text:p>
          </table:table-cell>
          <table:table-cell office:value-type="float" office:value="0.5909955304670079">
            <text:p>0.5909955304670079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224.6667">
            <text:p>224.6667</text:p>
          </table:table-cell>
          <table:table-cell office:value-type="float" office:value="38.8333">
            <text:p>38.8333</text:p>
          </table:table-cell>
          <table:table-cell office:value-type="float" office:value="0.5633190849883214">
            <text:p>0.5633190849883214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0-12T15:00:00">
            <text:p>Wed Oct 12 15:00:00 2022</text:p>
          </table:table-cell>
          <table:table-cell office:value-type="float" office:value="278.3333">
            <text:p>278.3333</text:p>
          </table:table-cell>
          <table:table-cell office:value-type="float" office:value="36.5">
            <text:p>36.5</text:p>
          </table:table-cell>
          <table:table-cell office:value-type="float" office:value="0.5892750283634176">
            <text:p>0.5892750283634176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10-12T16:00:00">
            <text:p>Wed Oct 12 16:00:00 2022</text:p>
          </table:table-cell>
          <table:table-cell office:value-type="float" office:value="314.1667">
            <text:p>314.1667</text:p>
          </table:table-cell>
          <table:table-cell office:value-type="float" office:value="35.1667">
            <text:p>35.1667</text:p>
          </table:table-cell>
          <table:table-cell office:value-type="float" office:value="0.6034781514142659">
            <text:p>0.6034781514142659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12T17:00:00">
            <text:p>Wed Oct 12 17:00:00 2022</text:p>
          </table:table-cell>
          <table:table-cell office:value-type="float" office:value="264.6667">
            <text:p>264.6667</text:p>
          </table:table-cell>
          <table:table-cell office:value-type="float" office:value="32.3333">
            <text:p>32.3333</text:p>
          </table:table-cell>
          <table:table-cell office:value-type="float" office:value="0.6071230425759803">
            <text:p>0.607123042575980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2-10-13T13:00:00">
            <text:p>Thu Oct 13 13:00:00 2022</text:p>
          </table:table-cell>
          <table:table-cell office:value-type="float" office:value="205.0">
            <text:p>205.0</text:p>
          </table:table-cell>
          <table:table-cell office:value-type="float" office:value="36.0">
            <text:p>36.0</text:p>
          </table:table-cell>
          <table:table-cell office:value-type="float" office:value="-0.026447352851195503">
            <text:p>-0.02644735285119550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0-13T14:00:00">
            <text:p>Thu Oct 13 14:00:00 2022</text:p>
          </table:table-cell>
          <table:table-cell office:value-type="float" office:value="244.8333">
            <text:p>244.8333</text:p>
          </table:table-cell>
          <table:table-cell office:value-type="float" office:value="31.0">
            <text:p>31.0</text:p>
          </table:table-cell>
          <table:table-cell office:value-type="float" office:value="-0.026426368416007786">
            <text:p>-0.026426368416007786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10-13T15:00:00">
            <text:p>Thu Oct 13 15:00:00 2022</text:p>
          </table:table-cell>
          <table:table-cell office:value-type="float" office:value="218.1667">
            <text:p>218.1667</text:p>
          </table:table-cell>
          <table:table-cell office:value-type="float" office:value="27.8333">
            <text:p>27.8333</text:p>
          </table:table-cell>
          <table:table-cell office:value-type="float" office:value="-0.02356282585040634">
            <text:p>-0.02356282585040634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10-13T16:00:00">
            <text:p>Thu Oct 13 16:00:00 2022</text:p>
          </table:table-cell>
          <table:table-cell office:value-type="float" office:value="196.0">
            <text:p>196.0</text:p>
          </table:table-cell>
          <table:table-cell office:value-type="float" office:value="25.5">
            <text:p>25.5</text:p>
          </table:table-cell>
          <table:table-cell office:value-type="float" office:value="-0.02896476080981547">
            <text:p>-0.0289647608098154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0-13T17:00:00">
            <text:p>Thu Oct 13 17:00:00 2022</text:p>
          </table:table-cell>
          <table:table-cell office:value-type="float" office:value="282.3333">
            <text:p>282.3333</text:p>
          </table:table-cell>
          <table:table-cell office:value-type="float" office:value="22.6667">
            <text:p>22.6667</text:p>
          </table:table-cell>
          <table:table-cell office:value-type="float" office:value="-0.04875519732599498">
            <text:p>-0.04875519732599498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13T18:00:00">
            <text:p>Thu Oct 13 18:00:00 2022</text:p>
          </table:table-cell>
          <table:table-cell office:value-type="float" office:value="291.6667">
            <text:p>291.6667</text:p>
          </table:table-cell>
          <table:table-cell office:value-type="float" office:value="17.5">
            <text:p>17.5</text:p>
          </table:table-cell>
          <table:table-cell office:value-type="float" office:value="-0.07945801168098661">
            <text:p>-0.07945801168098661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352.1667">
            <text:p>352.1667</text:p>
          </table:table-cell>
          <table:table-cell office:value-type="float" office:value="24.5">
            <text:p>24.5</text:p>
          </table:table-cell>
          <table:table-cell office:value-type="float" office:value="-0.2299452104633698">
            <text:p>-0.2299452104633698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0-14T14:00:00">
            <text:p>Fri Oct 14 14:00:00 2022</text:p>
          </table:table-cell>
          <table:table-cell office:value-type="float" office:value="343.5">
            <text:p>343.5</text:p>
          </table:table-cell>
          <table:table-cell office:value-type="float" office:value="21.5">
            <text:p>21.5</text:p>
          </table:table-cell>
          <table:table-cell office:value-type="float" office:value="-0.23155138963603672">
            <text:p>-0.23155138963603672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14T15:00:00">
            <text:p>Fri Oct 14 15:00:00 2022</text:p>
          </table:table-cell>
          <table:table-cell office:value-type="float" office:value="333.6667">
            <text:p>333.6667</text:p>
          </table:table-cell>
          <table:table-cell office:value-type="float" office:value="22.1667">
            <text:p>22.1667</text:p>
          </table:table-cell>
          <table:table-cell office:value-type="float" office:value="-0.24558872744742513">
            <text:p>-0.2455887274474251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265.8333">
            <text:p>265.8333</text:p>
          </table:table-cell>
          <table:table-cell office:value-type="float" office:value="22.6667">
            <text:p>22.6667</text:p>
          </table:table-cell>
          <table:table-cell office:value-type="float" office:value="-0.2560738289157628">
            <text:p>-0.2560738289157628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143.6667">
            <text:p>143.6667</text:p>
          </table:table-cell>
          <table:table-cell office:value-type="float" office:value="21.0">
            <text:p>21.0</text:p>
          </table:table-cell>
          <table:table-cell office:value-type="float" office:value="-0.2504647492375431">
            <text:p>-0.2504647492375431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132.3333">
            <text:p>132.3333</text:p>
          </table:table-cell>
          <table:table-cell office:value-type="float" office:value="19.8333">
            <text:p>19.8333</text:p>
          </table:table-cell>
          <table:table-cell office:value-type="float" office:value="-0.2474212146677214">
            <text:p>-0.247421214667721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259.8333">
            <text:p>259.8333</text:p>
          </table:table-cell>
          <table:table-cell office:value-type="float" office:value="22.3333">
            <text:p>22.3333</text:p>
          </table:table-cell>
          <table:table-cell office:value-type="float" office:value="-0.2392923323019945">
            <text:p>-0.239292332301994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15T13:00:00">
            <text:p>Sat Oct 15 13:00:00 2022</text:p>
          </table:table-cell>
          <table:table-cell office:value-type="float" office:value="226.0">
            <text:p>226.0</text:p>
          </table:table-cell>
          <table:table-cell office:value-type="float" office:value="22.0">
            <text:p>22.0</text:p>
          </table:table-cell>
          <table:table-cell office:value-type="float" office:value="0.3717520868775577">
            <text:p>0.371752086877557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151.5">
            <text:p>151.5</text:p>
          </table:table-cell>
          <table:table-cell office:value-type="float" office:value="25.0">
            <text:p>25.0</text:p>
          </table:table-cell>
          <table:table-cell office:value-type="float" office:value="0.38157159821242886">
            <text:p>0.3815715982124288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171.6667">
            <text:p>171.6667</text:p>
          </table:table-cell>
          <table:table-cell office:value-type="float" office:value="25.6667">
            <text:p>25.6667</text:p>
          </table:table-cell>
          <table:table-cell office:value-type="float" office:value="0.38846355678726874">
            <text:p>0.38846355678726874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2-10-15T16:00:00">
            <text:p>Sat Oct 15 16:00:00 2022</text:p>
          </table:table-cell>
          <table:table-cell office:value-type="float" office:value="178.0">
            <text:p>178.0</text:p>
          </table:table-cell>
          <table:table-cell office:value-type="float" office:value="27.3333">
            <text:p>27.3333</text:p>
          </table:table-cell>
          <table:table-cell office:value-type="float" office:value="0.4016541744294195">
            <text:p>0.401654174429419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10-15T17:00:00">
            <text:p>Sat Oct 15 17:00:00 2022</text:p>
          </table:table-cell>
          <table:table-cell office:value-type="float" office:value="179.6667">
            <text:p>179.6667</text:p>
          </table:table-cell>
          <table:table-cell office:value-type="float" office:value="28.0">
            <text:p>28.0</text:p>
          </table:table-cell>
          <table:table-cell office:value-type="float" office:value="0.3847937502928419">
            <text:p>0.3847937502928419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15T18:00:00">
            <text:p>Sat Oct 15 18:00:00 2022</text:p>
          </table:table-cell>
          <table:table-cell office:value-type="float" office:value="176.8333">
            <text:p>176.8333</text:p>
          </table:table-cell>
          <table:table-cell office:value-type="float" office:value="29.3333">
            <text:p>29.3333</text:p>
          </table:table-cell>
          <table:table-cell office:value-type="float" office:value="0.36706183113080865">
            <text:p>0.3670618311308086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353.0">
            <text:p>353.0</text:p>
          </table:table-cell>
          <table:table-cell office:value-type="float" office:value="29.5">
            <text:p>29.5</text:p>
          </table:table-cell>
          <table:table-cell office:value-type="float" office:value="0.7466884216771196">
            <text:p>0.746688421677119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340.6667">
            <text:p>340.6667</text:p>
          </table:table-cell>
          <table:table-cell office:value-type="float" office:value="30.6667">
            <text:p>30.6667</text:p>
          </table:table-cell>
          <table:table-cell office:value-type="float" office:value="0.8927619438296261">
            <text:p>0.8927619438296261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335.8333">
            <text:p>335.8333</text:p>
          </table:table-cell>
          <table:table-cell office:value-type="float" office:value="32.0">
            <text:p>32.0</text:p>
          </table:table-cell>
          <table:table-cell office:value-type="float" office:value="0.9400881557176983">
            <text:p>0.940088155717698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10-16T16:00:00">
            <text:p>Sun Oct 16 16:00:00 2022</text:p>
          </table:table-cell>
          <table:table-cell office:value-type="float" office:value="145.1667">
            <text:p>145.1667</text:p>
          </table:table-cell>
          <table:table-cell office:value-type="float" office:value="34.0">
            <text:p>34.0</text:p>
          </table:table-cell>
          <table:table-cell office:value-type="float" office:value="0.5990995768414241">
            <text:p>0.599099576841424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306.5">
            <text:p>306.5</text:p>
          </table:table-cell>
          <table:table-cell office:value-type="float" office:value="33.5">
            <text:p>33.5</text:p>
          </table:table-cell>
          <table:table-cell office:value-type="float" office:value="-0.06121757164925639">
            <text:p>-0.06121757164925639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234.6667">
            <text:p>234.6667</text:p>
          </table:table-cell>
          <table:table-cell office:value-type="float" office:value="32.1667">
            <text:p>32.1667</text:p>
          </table:table-cell>
          <table:table-cell office:value-type="float" office:value="-0.0764816519623824">
            <text:p>-0.0764816519623824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165.6667">
            <text:p>165.6667</text:p>
          </table:table-cell>
          <table:table-cell office:value-type="float" office:value="31.5">
            <text:p>31.5</text:p>
          </table:table-cell>
          <table:table-cell office:value-type="float" office:value="-0.3027509991456924">
            <text:p>-0.302750999145692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17T14:00:00">
            <text:p>Mon Oct 17 14:00:00 2022</text:p>
          </table:table-cell>
          <table:table-cell office:value-type="float" office:value="233.8333">
            <text:p>233.8333</text:p>
          </table:table-cell>
          <table:table-cell office:value-type="float" office:value="46.3333">
            <text:p>46.3333</text:p>
          </table:table-cell>
          <table:table-cell office:value-type="float" office:value="0.2032428977733995">
            <text:p>0.203242897773399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242.3333">
            <text:p>242.3333</text:p>
          </table:table-cell>
          <table:table-cell office:value-type="float" office:value="46.3333">
            <text:p>46.3333</text:p>
          </table:table-cell>
          <table:table-cell office:value-type="float" office:value="0.19578437725204753">
            <text:p>0.1957843772520475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176.3333">
            <text:p>176.3333</text:p>
          </table:table-cell>
          <table:table-cell office:value-type="float" office:value="46.5">
            <text:p>46.5</text:p>
          </table:table-cell>
          <table:table-cell office:value-type="float" office:value="0.3068485808726971">
            <text:p>0.3068485808726971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171.0">
            <text:p>171.0</text:p>
          </table:table-cell>
          <table:table-cell office:value-type="float" office:value="44.3333">
            <text:p>44.3333</text:p>
          </table:table-cell>
          <table:table-cell office:value-type="float" office:value="0.373987132726564">
            <text:p>0.373987132726564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174.8333">
            <text:p>174.8333</text:p>
          </table:table-cell>
          <table:table-cell office:value-type="float" office:value="38.6667">
            <text:p>38.6667</text:p>
          </table:table-cell>
          <table:table-cell office:value-type="float" office:value="0.3985183927789836">
            <text:p>0.398518392778983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256.6667">
            <text:p>256.6667</text:p>
          </table:table-cell>
          <table:table-cell office:value-type="float" office:value="74.0">
            <text:p>74.0</text:p>
          </table:table-cell>
          <table:table-cell office:value-type="float" office:value="0.7123142568963812">
            <text:p>0.7123142568963812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163.8333">
            <text:p>163.8333</text:p>
          </table:table-cell>
          <table:table-cell office:value-type="float" office:value="66.8333">
            <text:p>66.8333</text:p>
          </table:table-cell>
          <table:table-cell office:value-type="float" office:value="0.7159123705952131">
            <text:p>0.7159123705952131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175.0">
            <text:p>175.0</text:p>
          </table:table-cell>
          <table:table-cell office:value-type="float" office:value="61.8333">
            <text:p>61.8333</text:p>
          </table:table-cell>
          <table:table-cell office:value-type="float" office:value="0.7023403248381506">
            <text:p>0.702340324838150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173.1667">
            <text:p>173.1667</text:p>
          </table:table-cell>
          <table:table-cell office:value-type="float" office:value="63.1667">
            <text:p>63.1667</text:p>
          </table:table-cell>
          <table:table-cell office:value-type="float" office:value="0.7036795071779642">
            <text:p>0.7036795071779642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174.1667">
            <text:p>174.1667</text:p>
          </table:table-cell>
          <table:table-cell office:value-type="float" office:value="46.5">
            <text:p>46.5</text:p>
          </table:table-cell>
          <table:table-cell office:value-type="float" office:value="-0.029495215300616436">
            <text:p>-0.029495215300616436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176.6667">
            <text:p>176.6667</text:p>
          </table:table-cell>
          <table:table-cell office:value-type="float" office:value="48.5">
            <text:p>48.5</text:p>
          </table:table-cell>
          <table:table-cell office:value-type="float" office:value="-0.061805450371206064">
            <text:p>-0.061805450371206064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194.5">
            <text:p>194.5</text:p>
          </table:table-cell>
          <table:table-cell office:value-type="float" office:value="49.8333">
            <text:p>49.8333</text:p>
          </table:table-cell>
          <table:table-cell office:value-type="float" office:value="-0.15146970837787863">
            <text:p>-0.1514697083778786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181.5">
            <text:p>181.5</text:p>
          </table:table-cell>
          <table:table-cell office:value-type="float" office:value="46.0">
            <text:p>46.0</text:p>
          </table:table-cell>
          <table:table-cell office:value-type="float" office:value="-0.25122894653149774">
            <text:p>-0.25122894653149774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170.3333">
            <text:p>170.3333</text:p>
          </table:table-cell>
          <table:table-cell office:value-type="float" office:value="37.6667">
            <text:p>37.6667</text:p>
          </table:table-cell>
          <table:table-cell office:value-type="float" office:value="-0.30245021374534087">
            <text:p>-0.3024502137453408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162.3333">
            <text:p>162.3333</text:p>
          </table:table-cell>
          <table:table-cell office:value-type="float" office:value="33.5">
            <text:p>33.5</text:p>
          </table:table-cell>
          <table:table-cell office:value-type="float" office:value="-0.3122524819939064">
            <text:p>-0.3122524819939064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179.1667">
            <text:p>179.1667</text:p>
          </table:table-cell>
          <table:table-cell office:value-type="float" office:value="12.3333">
            <text:p>12.3333</text:p>
          </table:table-cell>
          <table:table-cell office:value-type="float" office:value="0.6123330072088532">
            <text:p>0.6123330072088532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257.5">
            <text:p>257.5</text:p>
          </table:table-cell>
          <table:table-cell office:value-type="float" office:value="16.5">
            <text:p>16.5</text:p>
          </table:table-cell>
          <table:table-cell office:value-type="float" office:value="0.14501111648213186">
            <text:p>0.14501111648213186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0-24T17:00:00">
            <text:p>Mon Oct 24 17:00:00 2022</text:p>
          </table:table-cell>
          <table:table-cell office:value-type="float" office:value="247.1667">
            <text:p>247.1667</text:p>
          </table:table-cell>
          <table:table-cell office:value-type="float" office:value="13.6667">
            <text:p>13.6667</text:p>
          </table:table-cell>
          <table:table-cell office:value-type="float" office:value="0.13025471900825403">
            <text:p>0.1302547190082540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257.6667">
            <text:p>257.6667</text:p>
          </table:table-cell>
          <table:table-cell office:value-type="float" office:value="36.1667">
            <text:p>36.1667</text:p>
          </table:table-cell>
          <table:table-cell office:value-type="float" office:value="0.8822295746305809">
            <text:p>0.8822295746305809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345.1667">
            <text:p>345.1667</text:p>
          </table:table-cell>
          <table:table-cell office:value-type="float" office:value="34.0">
            <text:p>34.0</text:p>
          </table:table-cell>
          <table:table-cell office:value-type="float" office:value="0.6467827167557583">
            <text:p>0.646782716755758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0T14:00:00">
            <text:p>Sun Oct 30 14:00:00 2022</text:p>
          </table:table-cell>
          <table:table-cell office:value-type="float" office:value="214.3333">
            <text:p>214.3333</text:p>
          </table:table-cell>
          <table:table-cell office:value-type="float" office:value="33.6667">
            <text:p>33.6667</text:p>
          </table:table-cell>
          <table:table-cell office:value-type="float" office:value="0.6282597282101247">
            <text:p>0.628259728210124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201.5">
            <text:p>201.5</text:p>
          </table:table-cell>
          <table:table-cell office:value-type="float" office:value="31.8333">
            <text:p>31.8333</text:p>
          </table:table-cell>
          <table:table-cell office:value-type="float" office:value="0.6397985264647833">
            <text:p>0.63979852646478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321.3333">
            <text:p>321.3333</text:p>
          </table:table-cell>
          <table:table-cell office:value-type="float" office:value="14.1667">
            <text:p>14.1667</text:p>
          </table:table-cell>
          <table:table-cell office:value-type="float" office:value="0.8578498522651112">
            <text:p>0.857849852265111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02T14:00:00">
            <text:p>Wed Nov  2 14:00:00 2022</text:p>
          </table:table-cell>
          <table:table-cell office:value-type="float" office:value="218.3333">
            <text:p>218.3333</text:p>
          </table:table-cell>
          <table:table-cell office:value-type="float" office:value="26.1667">
            <text:p>26.1667</text:p>
          </table:table-cell>
          <table:table-cell office:value-type="float" office:value="0.5660959704122195">
            <text:p>0.566095970412219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197.8333">
            <text:p>197.8333</text:p>
          </table:table-cell>
          <table:table-cell office:value-type="float" office:value="22.3333">
            <text:p>22.3333</text:p>
          </table:table-cell>
          <table:table-cell office:value-type="float" office:value="0.5715129971000296">
            <text:p>0.5715129971000296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02T16:00:00">
            <text:p>Wed Nov  2 16:00:00 2022</text:p>
          </table:table-cell>
          <table:table-cell office:value-type="float" office:value="180.0">
            <text:p>180.0</text:p>
          </table:table-cell>
          <table:table-cell office:value-type="float" office:value="19.6667">
            <text:p>19.6667</text:p>
          </table:table-cell>
          <table:table-cell office:value-type="float" office:value="0.5639204037295523">
            <text:p>0.563920403729552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02T17:00:00">
            <text:p>Wed Nov  2 17:00:00 2022</text:p>
          </table:table-cell>
          <table:table-cell office:value-type="float" office:value="179.6667">
            <text:p>179.6667</text:p>
          </table:table-cell>
          <table:table-cell office:value-type="float" office:value="17.1667">
            <text:p>17.1667</text:p>
          </table:table-cell>
          <table:table-cell office:value-type="float" office:value="0.5237526186072232">
            <text:p>0.523752618607223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11-03T13:00:00">
            <text:p>Thu Nov  3 13:00:00 2022</text:p>
          </table:table-cell>
          <table:table-cell office:value-type="float" office:value="166.3333">
            <text:p>166.3333</text:p>
          </table:table-cell>
          <table:table-cell office:value-type="float" office:value="25.5">
            <text:p>25.5</text:p>
          </table:table-cell>
          <table:table-cell office:value-type="float" office:value="0.43930121173948977">
            <text:p>0.4393012117394897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1-03T14:00:00">
            <text:p>Thu Nov  3 14:00:00 2022</text:p>
          </table:table-cell>
          <table:table-cell office:value-type="float" office:value="200.1667">
            <text:p>200.1667</text:p>
          </table:table-cell>
          <table:table-cell office:value-type="float" office:value="22.5">
            <text:p>22.5</text:p>
          </table:table-cell>
          <table:table-cell office:value-type="float" office:value="0.4489359853053866">
            <text:p>0.4489359853053866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1-03T15:00:00">
            <text:p>Thu Nov  3 15:00:00 2022</text:p>
          </table:table-cell>
          <table:table-cell office:value-type="float" office:value="176.3333">
            <text:p>176.3333</text:p>
          </table:table-cell>
          <table:table-cell office:value-type="float" office:value="18.6667">
            <text:p>18.6667</text:p>
          </table:table-cell>
          <table:table-cell office:value-type="float" office:value="0.4245790706486075">
            <text:p>0.424579070648607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184.3333">
            <text:p>184.3333</text:p>
          </table:table-cell>
          <table:table-cell office:value-type="float" office:value="15.6667">
            <text:p>15.6667</text:p>
          </table:table-cell>
          <table:table-cell office:value-type="float" office:value="0.439564558921747">
            <text:p>0.43956455892174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1-04T15:00:00">
            <text:p>Fri Nov  4 15:00:00 2022</text:p>
          </table:table-cell>
          <table:table-cell office:value-type="float" office:value="211.0">
            <text:p>211.0</text:p>
          </table:table-cell>
          <table:table-cell office:value-type="float" office:value="10.1667">
            <text:p>10.1667</text:p>
          </table:table-cell>
          <table:table-cell office:value-type="float" office:value="-0.13608490336830836">
            <text:p>-0.13608490336830836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4T16:00:00">
            <text:p>Fri Nov  4 16:00:00 2022</text:p>
          </table:table-cell>
          <table:table-cell office:value-type="float" office:value="141.3333">
            <text:p>141.3333</text:p>
          </table:table-cell>
          <table:table-cell office:value-type="float" office:value="8.3333">
            <text:p>8.3333</text:p>
          </table:table-cell>
          <table:table-cell office:value-type="float" office:value="-0.14806331636525072">
            <text:p>-0.14806331636525072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11-04T17:00:00">
            <text:p>Fri Nov  4 17:00:00 2022</text:p>
          </table:table-cell>
          <table:table-cell office:value-type="float" office:value="178.5">
            <text:p>178.5</text:p>
          </table:table-cell>
          <table:table-cell office:value-type="float" office:value="7.0">
            <text:p>7.0</text:p>
          </table:table-cell>
          <table:table-cell office:value-type="float" office:value="-0.16185416074762096">
            <text:p>-0.16185416074762096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11-04T18:00:00">
            <text:p>Fri Nov  4 18:00:00 2022</text:p>
          </table:table-cell>
          <table:table-cell office:value-type="float" office:value="163.8333">
            <text:p>163.8333</text:p>
          </table:table-cell>
          <table:table-cell office:value-type="float" office:value="5.8333">
            <text:p>5.8333</text:p>
          </table:table-cell>
          <table:table-cell office:value-type="float" office:value="-0.35868922182369706">
            <text:p>-0.35868922182369706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275.0">
            <text:p>275.0</text:p>
          </table:table-cell>
          <table:table-cell office:value-type="float" office:value="7.1667">
            <text:p>7.1667</text:p>
          </table:table-cell>
          <table:table-cell office:value-type="float" office:value="-0.5149391954768283">
            <text:p>-0.514939195476828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171.3333">
            <text:p>171.3333</text:p>
          </table:table-cell>
          <table:table-cell office:value-type="float" office:value="14.8333">
            <text:p>14.8333</text:p>
          </table:table-cell>
          <table:table-cell office:value-type="float" office:value="0.46621375918890734">
            <text:p>0.4662137591889073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171.1667">
            <text:p>171.1667</text:p>
          </table:table-cell>
          <table:table-cell office:value-type="float" office:value="13.3333">
            <text:p>13.3333</text:p>
          </table:table-cell>
          <table:table-cell office:value-type="float" office:value="0.47046418776422716">
            <text:p>0.4704641877642271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08T16:00:00">
            <text:p>Tue Nov  8 16:00:00 2022</text:p>
          </table:table-cell>
          <table:table-cell office:value-type="float" office:value="170.0">
            <text:p>170.0</text:p>
          </table:table-cell>
          <table:table-cell office:value-type="float" office:value="10.6667">
            <text:p>10.6667</text:p>
          </table:table-cell>
          <table:table-cell office:value-type="float" office:value="0.3648965926434912">
            <text:p>0.364896592643491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1-08T17:00:00">
            <text:p>Tue Nov  8 17:00:00 2022</text:p>
          </table:table-cell>
          <table:table-cell office:value-type="float" office:value="174.6667">
            <text:p>174.6667</text:p>
          </table:table-cell>
          <table:table-cell office:value-type="float" office:value="8.5">
            <text:p>8.5</text:p>
          </table:table-cell>
          <table:table-cell office:value-type="float" office:value="0.20608984706713482">
            <text:p>0.20608984706713482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1-12T15:00:00">
            <text:p>Sat Nov 12 15:00:00 2022</text:p>
          </table:table-cell>
          <table:table-cell office:value-type="float" office:value="226.1667">
            <text:p>226.1667</text:p>
          </table:table-cell>
          <table:table-cell office:value-type="float" office:value="36.3333">
            <text:p>36.3333</text:p>
          </table:table-cell>
          <table:table-cell office:value-type="float" office:value="0.4093816795801677">
            <text:p>0.409381679580167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11-13T14:00:00">
            <text:p>Sun Nov 13 14:00:00 2022</text:p>
          </table:table-cell>
          <table:table-cell office:value-type="float" office:value="237.6667">
            <text:p>237.6667</text:p>
          </table:table-cell>
          <table:table-cell office:value-type="float" office:value="29.0">
            <text:p>29.0</text:p>
          </table:table-cell>
          <table:table-cell office:value-type="float" office:value="0.8935413162050222">
            <text:p>0.8935413162050222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175.0">
            <text:p>175.0</text:p>
          </table:table-cell>
          <table:table-cell office:value-type="float" office:value="28.0">
            <text:p>28.0</text:p>
          </table:table-cell>
          <table:table-cell office:value-type="float" office:value="0.6033706071808128">
            <text:p>0.6033706071808128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169.5">
            <text:p>169.5</text:p>
          </table:table-cell>
          <table:table-cell office:value-type="float" office:value="18.6667">
            <text:p>18.6667</text:p>
          </table:table-cell>
          <table:table-cell office:value-type="float" office:value="0.5315172641062119">
            <text:p>0.5315172641062119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175.6667">
            <text:p>175.6667</text:p>
          </table:table-cell>
          <table:table-cell office:value-type="float" office:value="12.6667">
            <text:p>12.6667</text:p>
          </table:table-cell>
          <table:table-cell office:value-type="float" office:value="0.5451686759994251">
            <text:p>0.5451686759994251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163.8333">
            <text:p>163.8333</text:p>
          </table:table-cell>
          <table:table-cell office:value-type="float" office:value="10.3333">
            <text:p>10.3333</text:p>
          </table:table-cell>
          <table:table-cell office:value-type="float" office:value="0.5877813503055942">
            <text:p>0.5877813503055942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1-19T13:00:00">
            <text:p>Sat Nov 19 13:00:00 2022</text:p>
          </table:table-cell>
          <table:table-cell office:value-type="float" office:value="340.6667">
            <text:p>340.6667</text:p>
          </table:table-cell>
          <table:table-cell office:value-type="float" office:value="7.3333">
            <text:p>7.3333</text:p>
          </table:table-cell>
          <table:table-cell office:value-type="float" office:value="-0.5340933863028846">
            <text:p>-0.5340933863028846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19T14:00:00">
            <text:p>Sat Nov 19 14:00:00 2022</text:p>
          </table:table-cell>
          <table:table-cell office:value-type="float" office:value="336.3333">
            <text:p>336.3333</text:p>
          </table:table-cell>
          <table:table-cell office:value-type="float" office:value="7.3333">
            <text:p>7.3333</text:p>
          </table:table-cell>
          <table:table-cell office:value-type="float" office:value="-0.45281633227690204">
            <text:p>-0.45281633227690204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11-19T15:00:00">
            <text:p>Sat Nov 19 15:00:00 2022</text:p>
          </table:table-cell>
          <table:table-cell office:value-type="float" office:value="340.5">
            <text:p>340.5</text:p>
          </table:table-cell>
          <table:table-cell office:value-type="float" office:value="6.1667">
            <text:p>6.1667</text:p>
          </table:table-cell>
          <table:table-cell office:value-type="float" office:value="-0.38368319175369375">
            <text:p>-0.3836831917536937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11-19T16:00:00">
            <text:p>Sat Nov 19 16:00:00 2022</text:p>
          </table:table-cell>
          <table:table-cell office:value-type="float" office:value="332.6667">
            <text:p>332.6667</text:p>
          </table:table-cell>
          <table:table-cell office:value-type="float" office:value="4.5">
            <text:p>4.5</text:p>
          </table:table-cell>
          <table:table-cell office:value-type="float" office:value="-0.32309423765369016">
            <text:p>-0.32309423765369016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2-11-20T13:00:00">
            <text:p>Sun Nov 20 13:00:00 2022</text:p>
          </table:table-cell>
          <table:table-cell office:value-type="float" office:value="206.3333">
            <text:p>206.3333</text:p>
          </table:table-cell>
          <table:table-cell office:value-type="float" office:value="7.6667">
            <text:p>7.6667</text:p>
          </table:table-cell>
          <table:table-cell office:value-type="float" office:value="-0.30424312557062977">
            <text:p>-0.3042431255706297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20T14:00:00">
            <text:p>Sun Nov 20 14:00:00 2022</text:p>
          </table:table-cell>
          <table:table-cell office:value-type="float" office:value="213.8333">
            <text:p>213.8333</text:p>
          </table:table-cell>
          <table:table-cell office:value-type="float" office:value="5.5">
            <text:p>5.5</text:p>
          </table:table-cell>
          <table:table-cell office:value-type="float" office:value="-0.3315520626348273">
            <text:p>-0.331552062634827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0T15:00:00">
            <text:p>Sun Nov 20 15:00:00 2022</text:p>
          </table:table-cell>
          <table:table-cell office:value-type="float" office:value="230.0">
            <text:p>230.0</text:p>
          </table:table-cell>
          <table:table-cell office:value-type="float" office:value="4.1667">
            <text:p>4.1667</text:p>
          </table:table-cell>
          <table:table-cell office:value-type="float" office:value="-0.37288445377699414">
            <text:p>-0.3728844537769941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11-20T16:00:00">
            <text:p>Sun Nov 20 16:00:00 2022</text:p>
          </table:table-cell>
          <table:table-cell office:value-type="float" office:value="261.3333">
            <text:p>261.3333</text:p>
          </table:table-cell>
          <table:table-cell office:value-type="float" office:value="4.6667">
            <text:p>4.6667</text:p>
          </table:table-cell>
          <table:table-cell office:value-type="float" office:value="-0.4081496056476873">
            <text:p>-0.408149605647687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20T17:00:00">
            <text:p>Sun Nov 20 17:00:00 2022</text:p>
          </table:table-cell>
          <table:table-cell office:value-type="float" office:value="174.1667">
            <text:p>174.1667</text:p>
          </table:table-cell>
          <table:table-cell office:value-type="float" office:value="3.5">
            <text:p>3.5</text:p>
          </table:table-cell>
          <table:table-cell office:value-type="float" office:value="-0.42915817964714953">
            <text:p>-0.4291581796471495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11-20T18:00:00">
            <text:p>Sun Nov 20 18:00:00 2022</text:p>
          </table:table-cell>
          <table:table-cell office:value-type="float" office:value="180.1667">
            <text:p>180.1667</text:p>
          </table:table-cell>
          <table:table-cell office:value-type="float" office:value="5.3333">
            <text:p>5.3333</text:p>
          </table:table-cell>
          <table:table-cell office:value-type="float" office:value="-0.4604276610421469">
            <text:p>-0.4604276610421469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23T17:00:00">
            <text:p>Wed Nov 23 17:00:00 2022</text:p>
          </table:table-cell>
          <table:table-cell office:value-type="float" office:value="173.8333">
            <text:p>173.8333</text:p>
          </table:table-cell>
          <table:table-cell office:value-type="float" office:value="16.5">
            <text:p>16.5</text:p>
          </table:table-cell>
          <table:table-cell office:value-type="float" office:value="-0.7040853774603822">
            <text:p>-0.704085377460382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1-28T16:00:00">
            <text:p>Mon Nov 28 16:00:00 2022</text:p>
          </table:table-cell>
          <table:table-cell office:value-type="float" office:value="352.1667">
            <text:p>352.1667</text:p>
          </table:table-cell>
          <table:table-cell office:value-type="float" office:value="10.1667">
            <text:p>10.1667</text:p>
          </table:table-cell>
          <table:table-cell office:value-type="float" office:value="0.049554580344128685">
            <text:p>0.04955458034412868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7:00:00">
            <text:p>Mon Nov 28 17:00:00 2022</text:p>
          </table:table-cell>
          <table:table-cell office:value-type="float" office:value="293.0">
            <text:p>293.0</text:p>
          </table:table-cell>
          <table:table-cell office:value-type="float" office:value="9.0">
            <text:p>9.0</text:p>
          </table:table-cell>
          <table:table-cell office:value-type="float" office:value="-0.041147505220142856">
            <text:p>-0.04114750522014285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8T18:00:00">
            <text:p>Mon Nov 28 18:00:00 2022</text:p>
          </table:table-cell>
          <table:table-cell office:value-type="float" office:value="238.0">
            <text:p>238.0</text:p>
          </table:table-cell>
          <table:table-cell office:value-type="float" office:value="7.6667">
            <text:p>7.6667</text:p>
          </table:table-cell>
          <table:table-cell office:value-type="float" office:value="-0.09164669881387404">
            <text:p>-0.09164669881387404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225.3333">
            <text:p>225.3333</text:p>
          </table:table-cell>
          <table:table-cell office:value-type="float" office:value="32.1667">
            <text:p>32.1667</text:p>
          </table:table-cell>
          <table:table-cell office:value-type="float" office:value="-0.5348765423818728">
            <text:p>-0.5348765423818728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1-29T16:00:00">
            <text:p>Tue Nov 29 16:00:00 2022</text:p>
          </table:table-cell>
          <table:table-cell office:value-type="float" office:value="323.5">
            <text:p>323.5</text:p>
          </table:table-cell>
          <table:table-cell office:value-type="float" office:value="22.3333">
            <text:p>22.3333</text:p>
          </table:table-cell>
          <table:table-cell office:value-type="float" office:value="-0.5530798776226389">
            <text:p>-0.5530798776226389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299.6667">
            <text:p>299.6667</text:p>
          </table:table-cell>
          <table:table-cell office:value-type="float" office:value="15.0">
            <text:p>15.0</text:p>
          </table:table-cell>
          <table:table-cell office:value-type="float" office:value="-0.5719524475862463">
            <text:p>-0.571952447586246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243.0">
            <text:p>243.0</text:p>
          </table:table-cell>
          <table:table-cell office:value-type="float" office:value="12.0">
            <text:p>12.0</text:p>
          </table:table-cell>
          <table:table-cell office:value-type="float" office:value="-0.5853800180632982">
            <text:p>-0.5853800180632982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4T13:00:00">
            <text:p>Sun Dec  4 13:00:00 2022</text:p>
          </table:table-cell>
          <table:table-cell office:value-type="float" office:value="125.5">
            <text:p>125.5</text:p>
          </table:table-cell>
          <table:table-cell office:value-type="float" office:value="8.8333">
            <text:p>8.8333</text:p>
          </table:table-cell>
          <table:table-cell office:value-type="float" office:value="-0.23272694206641378">
            <text:p>-0.23272694206641378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04T14:00:00">
            <text:p>Sun Dec  4 14:00:00 2022</text:p>
          </table:table-cell>
          <table:table-cell office:value-type="float" office:value="219.6667">
            <text:p>219.6667</text:p>
          </table:table-cell>
          <table:table-cell office:value-type="float" office:value="13.1667">
            <text:p>13.1667</text:p>
          </table:table-cell>
          <table:table-cell office:value-type="float" office:value="-0.20601776291951301">
            <text:p>-0.20601776291951301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04T15:00:00">
            <text:p>Sun Dec  4 15:00:00 2022</text:p>
          </table:table-cell>
          <table:table-cell office:value-type="float" office:value="134.5">
            <text:p>134.5</text:p>
          </table:table-cell>
          <table:table-cell office:value-type="float" office:value="14.0">
            <text:p>14.0</text:p>
          </table:table-cell>
          <table:table-cell office:value-type="float" office:value="0.14649371761357277">
            <text:p>0.1464937176135727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2-04T16:00:00">
            <text:p>Sun Dec  4 16:00:00 2022</text:p>
          </table:table-cell>
          <table:table-cell office:value-type="float" office:value="238.6667">
            <text:p>238.6667</text:p>
          </table:table-cell>
          <table:table-cell office:value-type="float" office:value="10.5">
            <text:p>10.5</text:p>
          </table:table-cell>
          <table:table-cell office:value-type="float" office:value="0.5274013837238997">
            <text:p>0.527401383723899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136.6667">
            <text:p>136.6667</text:p>
          </table:table-cell>
          <table:table-cell office:value-type="float" office:value="7.1667">
            <text:p>7.1667</text:p>
          </table:table-cell>
          <table:table-cell office:value-type="float" office:value="0.45845089397366484">
            <text:p>0.45845089397366484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121.0">
            <text:p>121.0</text:p>
          </table:table-cell>
          <table:table-cell office:value-type="float" office:value="7.6667">
            <text:p>7.6667</text:p>
          </table:table-cell>
          <table:table-cell office:value-type="float" office:value="0.3509451231605397">
            <text:p>0.350945123160539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124.3333">
            <text:p>124.3333</text:p>
          </table:table-cell>
          <table:table-cell office:value-type="float" office:value="6.6667">
            <text:p>6.6667</text:p>
          </table:table-cell>
          <table:table-cell office:value-type="float" office:value="0.2667945120612417">
            <text:p>0.266794512061241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5T13:00:00">
            <text:p>Mon Dec  5 13:00:00 2022</text:p>
          </table:table-cell>
          <table:table-cell office:value-type="float" office:value="133.3333">
            <text:p>133.3333</text:p>
          </table:table-cell>
          <table:table-cell office:value-type="float" office:value="6.5">
            <text:p>6.5</text:p>
          </table:table-cell>
          <table:table-cell office:value-type="float" office:value="0.29849851827725626">
            <text:p>0.29849851827725626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09T07:00:00">
            <text:p>Fri Dec  9 07:00:00 2022</text:p>
          </table:table-cell>
          <table:table-cell office:value-type="float" office:value="208.1667">
            <text:p>208.1667</text:p>
          </table:table-cell>
          <table:table-cell office:value-type="float" office:value="6.3333">
            <text:p>6.3333</text:p>
          </table:table-cell>
          <table:table-cell office:value-type="float" office:value="-0.5523330029700603">
            <text:p>-0.552333002970060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09T08:00:00">
            <text:p>Fri Dec  9 08:00:00 2022</text:p>
          </table:table-cell>
          <table:table-cell office:value-type="float" office:value="179.5">
            <text:p>179.5</text:p>
          </table:table-cell>
          <table:table-cell office:value-type="float" office:value="8.0">
            <text:p>8.0</text:p>
          </table:table-cell>
          <table:table-cell office:value-type="float" office:value="-0.40358675804856653">
            <text:p>-0.4035867580485665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09T09:00:00">
            <text:p>Fri Dec  9 09:00:00 2022</text:p>
          </table:table-cell>
          <table:table-cell office:value-type="float" office:value="181.1667">
            <text:p>181.1667</text:p>
          </table:table-cell>
          <table:table-cell office:value-type="float" office:value="9.5">
            <text:p>9.5</text:p>
          </table:table-cell>
          <table:table-cell office:value-type="float" office:value="-0.33413215833540133">
            <text:p>-0.334132158335401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09T10:00:00">
            <text:p>Fri Dec  9 10:00:00 2022</text:p>
          </table:table-cell>
          <table:table-cell office:value-type="float" office:value="179.3333">
            <text:p>179.3333</text:p>
          </table:table-cell>
          <table:table-cell office:value-type="float" office:value="10.6667">
            <text:p>10.6667</text:p>
          </table:table-cell>
          <table:table-cell office:value-type="float" office:value="-0.28714657785027287">
            <text:p>-0.2871465778502728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09T11:00:00">
            <text:p>Fri Dec  9 11:00:00 2022</text:p>
          </table:table-cell>
          <table:table-cell office:value-type="float" office:value="202.3333">
            <text:p>202.3333</text:p>
          </table:table-cell>
          <table:table-cell office:value-type="float" office:value="12.3333">
            <text:p>12.3333</text:p>
          </table:table-cell>
          <table:table-cell office:value-type="float" office:value="-0.30924386112770724">
            <text:p>-0.30924386112770724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0T12:00:00">
            <text:p>Sat Dec 10 12:00:00 2022</text:p>
          </table:table-cell>
          <table:table-cell office:value-type="float" office:value="186.3333">
            <text:p>186.3333</text:p>
          </table:table-cell>
          <table:table-cell office:value-type="float" office:value="11.3333">
            <text:p>11.3333</text:p>
          </table:table-cell>
          <table:table-cell office:value-type="float" office:value="0.42656866099028234">
            <text:p>0.42656866099028234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10T13:00:00">
            <text:p>Sat Dec 10 13:00:00 2022</text:p>
          </table:table-cell>
          <table:table-cell office:value-type="float" office:value="301.3333">
            <text:p>301.3333</text:p>
          </table:table-cell>
          <table:table-cell office:value-type="float" office:value="10.6667">
            <text:p>10.6667</text:p>
          </table:table-cell>
          <table:table-cell office:value-type="float" office:value="0.4210355333365096">
            <text:p>0.421035533336509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0T14:00:00">
            <text:p>Sat Dec 10 14:00:00 2022</text:p>
          </table:table-cell>
          <table:table-cell office:value-type="float" office:value="250.6667">
            <text:p>250.6667</text:p>
          </table:table-cell>
          <table:table-cell office:value-type="float" office:value="10.3333">
            <text:p>10.3333</text:p>
          </table:table-cell>
          <table:table-cell office:value-type="float" office:value="0.42185885566527037">
            <text:p>0.4218588556652703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2-10T15:00:00">
            <text:p>Sat Dec 10 15:00:00 2022</text:p>
          </table:table-cell>
          <table:table-cell office:value-type="float" office:value="224.8333">
            <text:p>224.8333</text:p>
          </table:table-cell>
          <table:table-cell office:value-type="float" office:value="10.6667">
            <text:p>10.6667</text:p>
          </table:table-cell>
          <table:table-cell office:value-type="float" office:value="0.40806008973982505">
            <text:p>0.4080600897398250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10T16:00:00">
            <text:p>Sat Dec 10 16:00:00 2022</text:p>
          </table:table-cell>
          <table:table-cell office:value-type="float" office:value="229.8333">
            <text:p>229.8333</text:p>
          </table:table-cell>
          <table:table-cell office:value-type="float" office:value="23.1667">
            <text:p>23.1667</text:p>
          </table:table-cell>
          <table:table-cell office:value-type="float" office:value="0.3679386673560215">
            <text:p>0.367938667356021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10T17:00:00">
            <text:p>Sat Dec 10 17:00:00 2022</text:p>
          </table:table-cell>
          <table:table-cell office:value-type="float" office:value="154.8333">
            <text:p>154.8333</text:p>
          </table:table-cell>
          <table:table-cell office:value-type="float" office:value="18.1667">
            <text:p>18.1667</text:p>
          </table:table-cell>
          <table:table-cell office:value-type="float" office:value="0.34085748123866316">
            <text:p>0.3408574812386631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1T07:00:00">
            <text:p>Sun Dec 11 07:00:00 2022</text:p>
          </table:table-cell>
          <table:table-cell office:value-type="float" office:value="182.0">
            <text:p>182.0</text:p>
          </table:table-cell>
          <table:table-cell office:value-type="float" office:value="4.0">
            <text:p>4.0</text:p>
          </table:table-cell>
          <table:table-cell office:value-type="float" office:value="-0.17618620183616002">
            <text:p>-0.1761862018361600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2-11T08:00:00">
            <text:p>Sun Dec 11 08:00:00 2022</text:p>
          </table:table-cell>
          <table:table-cell office:value-type="float" office:value="183.0">
            <text:p>183.0</text:p>
          </table:table-cell>
          <table:table-cell office:value-type="float" office:value="5.8333">
            <text:p>5.8333</text:p>
          </table:table-cell>
          <table:table-cell office:value-type="float" office:value="-0.3336621630128007">
            <text:p>-0.333662163012800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11T09:00:00">
            <text:p>Sun Dec 11 09:00:00 2022</text:p>
          </table:table-cell>
          <table:table-cell office:value-type="float" office:value="174.1667">
            <text:p>174.1667</text:p>
          </table:table-cell>
          <table:table-cell office:value-type="float" office:value="8.8333">
            <text:p>8.8333</text:p>
          </table:table-cell>
          <table:table-cell office:value-type="float" office:value="-0.5087012621175033">
            <text:p>-0.50870126211750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2-12T12:00:00">
            <text:p>Mon Dec 12 12:00:00 2022</text:p>
          </table:table-cell>
          <table:table-cell office:value-type="float" office:value="180.3333">
            <text:p>180.3333</text:p>
          </table:table-cell>
          <table:table-cell office:value-type="float" office:value="17.6667">
            <text:p>17.6667</text:p>
          </table:table-cell>
          <table:table-cell office:value-type="float" office:value="0.12290810119984809">
            <text:p>0.12290810119984809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12T13:00:00">
            <text:p>Mon Dec 12 13:00:00 2022</text:p>
          </table:table-cell>
          <table:table-cell office:value-type="float" office:value="182.3333">
            <text:p>182.3333</text:p>
          </table:table-cell>
          <table:table-cell office:value-type="float" office:value="19.5">
            <text:p>19.5</text:p>
          </table:table-cell>
          <table:table-cell office:value-type="float" office:value="0.11071733256301579">
            <text:p>0.11071733256301579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2-12T14:00:00">
            <text:p>Mon Dec 12 14:00:00 2022</text:p>
          </table:table-cell>
          <table:table-cell office:value-type="float" office:value="179.1667">
            <text:p>179.1667</text:p>
          </table:table-cell>
          <table:table-cell office:value-type="float" office:value="18.6667">
            <text:p>18.6667</text:p>
          </table:table-cell>
          <table:table-cell office:value-type="float" office:value="0.06129340194998643">
            <text:p>0.0612934019499864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12T15:00:00">
            <text:p>Mon Dec 12 15:00:00 2022</text:p>
          </table:table-cell>
          <table:table-cell office:value-type="float" office:value="179.8333">
            <text:p>179.8333</text:p>
          </table:table-cell>
          <table:table-cell office:value-type="float" office:value="16.3333">
            <text:p>16.3333</text:p>
          </table:table-cell>
          <table:table-cell office:value-type="float" office:value="0.023872873502690396">
            <text:p>0.023872873502690396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2-12T16:00:00">
            <text:p>Mon Dec 12 16:00:00 2022</text:p>
          </table:table-cell>
          <table:table-cell office:value-type="float" office:value="181.8333">
            <text:p>181.8333</text:p>
          </table:table-cell>
          <table:table-cell office:value-type="float" office:value="14.8333">
            <text:p>14.8333</text:p>
          </table:table-cell>
          <table:table-cell office:value-type="float" office:value="0.0051221003177699485">
            <text:p>0.005122100317769948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12-13T20:00:00">
            <text:p>Tue Dec 13 20:00:00 2022</text:p>
          </table:table-cell>
          <table:table-cell office:value-type="float" office:value="180.5">
            <text:p>180.5</text:p>
          </table:table-cell>
          <table:table-cell office:value-type="float" office:value="23.3333">
            <text:p>23.3333</text:p>
          </table:table-cell>
          <table:table-cell office:value-type="float" office:value="0.031768940142961985">
            <text:p>0.03176894014296198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2-13T21:00:00">
            <text:p>Tue Dec 13 21:00:00 2022</text:p>
          </table:table-cell>
          <table:table-cell office:value-type="float" office:value="173.1667">
            <text:p>173.1667</text:p>
          </table:table-cell>
          <table:table-cell office:value-type="float" office:value="24.0">
            <text:p>24.0</text:p>
          </table:table-cell>
          <table:table-cell office:value-type="float" office:value="0.785909871234118">
            <text:p>0.78590987123411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2-14T14:00:00">
            <text:p>Wed Dec 14 14:00:00 2022</text:p>
          </table:table-cell>
          <table:table-cell office:value-type="float" office:value="178.5">
            <text:p>178.5</text:p>
          </table:table-cell>
          <table:table-cell office:value-type="float" office:value="16.1667">
            <text:p>16.1667</text:p>
          </table:table-cell>
          <table:table-cell office:value-type="float" office:value="-0.2658114447243618">
            <text:p>-0.2658114447243618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14T15:00:00">
            <text:p>Wed Dec 14 15:00:00 2022</text:p>
          </table:table-cell>
          <table:table-cell office:value-type="float" office:value="231.6667">
            <text:p>231.6667</text:p>
          </table:table-cell>
          <table:table-cell office:value-type="float" office:value="17.3333">
            <text:p>17.3333</text:p>
          </table:table-cell>
          <table:table-cell office:value-type="float" office:value="-0.4133795593779753">
            <text:p>-0.413379559377975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15T18:00:00">
            <text:p>Thu Dec 15 18:00:00 2022</text:p>
          </table:table-cell>
          <table:table-cell office:value-type="float" office:value="175.5">
            <text:p>175.5</text:p>
          </table:table-cell>
          <table:table-cell office:value-type="float" office:value="8.6667">
            <text:p>8.6667</text:p>
          </table:table-cell>
          <table:table-cell office:value-type="float" office:value="-1.1013524361829916">
            <text:p>-1.1013524361829916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5T19:00:00">
            <text:p>Thu Dec 15 19:00:00 2022</text:p>
          </table:table-cell>
          <table:table-cell office:value-type="float" office:value="176.0">
            <text:p>176.0</text:p>
          </table:table-cell>
          <table:table-cell office:value-type="float" office:value="8.5">
            <text:p>8.5</text:p>
          </table:table-cell>
          <table:table-cell office:value-type="float" office:value="-0.9706535226862678">
            <text:p>-0.9706535226862678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2-15T20:00:00">
            <text:p>Thu Dec 15 20:00:00 2022</text:p>
          </table:table-cell>
          <table:table-cell office:value-type="float" office:value="181.5">
            <text:p>181.5</text:p>
          </table:table-cell>
          <table:table-cell office:value-type="float" office:value="8.3333">
            <text:p>8.3333</text:p>
          </table:table-cell>
          <table:table-cell office:value-type="float" office:value="-0.7802845226871249">
            <text:p>-0.7802845226871249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200.1667">
            <text:p>200.1667</text:p>
          </table:table-cell>
          <table:table-cell office:value-type="float" office:value="12.3333">
            <text:p>12.3333</text:p>
          </table:table-cell>
          <table:table-cell office:value-type="float" office:value="0.5193324313551329">
            <text:p>0.5193324313551329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292.0">
            <text:p>292.0</text:p>
          </table:table-cell>
          <table:table-cell office:value-type="float" office:value="10.1667">
            <text:p>10.1667</text:p>
          </table:table-cell>
          <table:table-cell office:value-type="float" office:value="0.6903138415947476">
            <text:p>0.6903138415947476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140.0">
            <text:p>140.0</text:p>
          </table:table-cell>
          <table:table-cell office:value-type="float" office:value="10.3333">
            <text:p>10.3333</text:p>
          </table:table-cell>
          <table:table-cell office:value-type="float" office:value="0.6918106337441781">
            <text:p>0.6918106337441781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180.5">
            <text:p>180.5</text:p>
          </table:table-cell>
          <table:table-cell office:value-type="float" office:value="7.5">
            <text:p>7.5</text:p>
          </table:table-cell>
          <table:table-cell office:value-type="float" office:value="0.6477164347517167">
            <text:p>0.64771643475171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6T17:00:00">
            <text:p>Mon Jan 16 17:00:00 2023</text:p>
          </table:table-cell>
          <table:table-cell office:value-type="float" office:value="176.5">
            <text:p>176.5</text:p>
          </table:table-cell>
          <table:table-cell office:value-type="float" office:value="12.6667">
            <text:p>12.6667</text:p>
          </table:table-cell>
          <table:table-cell office:value-type="float" office:value="-0.5346607839902319">
            <text:p>-0.5346607839902319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1-16T18:00:00">
            <text:p>Mon Jan 16 18:00:00 2023</text:p>
          </table:table-cell>
          <table:table-cell office:value-type="float" office:value="178.0">
            <text:p>178.0</text:p>
          </table:table-cell>
          <table:table-cell office:value-type="float" office:value="10.1667">
            <text:p>10.1667</text:p>
          </table:table-cell>
          <table:table-cell office:value-type="float" office:value="-0.5577704402866183">
            <text:p>-0.557770440286618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1-16T19:00:00">
            <text:p>Mon Jan 16 19:00:00 2023</text:p>
          </table:table-cell>
          <table:table-cell office:value-type="float" office:value="179.0">
            <text:p>179.0</text:p>
          </table:table-cell>
          <table:table-cell office:value-type="float" office:value="9.0">
            <text:p>9.0</text:p>
          </table:table-cell>
          <table:table-cell office:value-type="float" office:value="-0.7026062738884568">
            <text:p>-0.7026062738884568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1-16T20:00:00">
            <text:p>Mon Jan 16 20:00:00 2023</text:p>
          </table:table-cell>
          <table:table-cell office:value-type="float" office:value="177.3333">
            <text:p>177.3333</text:p>
          </table:table-cell>
          <table:table-cell office:value-type="float" office:value="7.1667">
            <text:p>7.1667</text:p>
          </table:table-cell>
          <table:table-cell office:value-type="float" office:value="-0.8088365360536848">
            <text:p>-0.8088365360536848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1-18T16:00:00">
            <text:p>Wed Jan 18 16:00:00 2023</text:p>
          </table:table-cell>
          <table:table-cell office:value-type="float" office:value="334.0">
            <text:p>334.0</text:p>
          </table:table-cell>
          <table:table-cell office:value-type="float" office:value="9.1667">
            <text:p>9.1667</text:p>
          </table:table-cell>
          <table:table-cell office:value-type="float" office:value="-1.9247118711667128">
            <text:p>-1.9247118711667128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18T17:00:00">
            <text:p>Wed Jan 18 17:00:00 2023</text:p>
          </table:table-cell>
          <table:table-cell office:value-type="float" office:value="336.6667">
            <text:p>336.6667</text:p>
          </table:table-cell>
          <table:table-cell office:value-type="float" office:value="8.3333">
            <text:p>8.3333</text:p>
          </table:table-cell>
          <table:table-cell office:value-type="float" office:value="-1.9148483539520935">
            <text:p>-1.914848353952093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18T18:00:00">
            <text:p>Wed Jan 18 18:00:00 2023</text:p>
          </table:table-cell>
          <table:table-cell office:value-type="float" office:value="331.8333">
            <text:p>331.8333</text:p>
          </table:table-cell>
          <table:table-cell office:value-type="float" office:value="7.8333">
            <text:p>7.8333</text:p>
          </table:table-cell>
          <table:table-cell office:value-type="float" office:value="-1.9209670393412441">
            <text:p>-1.920967039341244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18T19:00:00">
            <text:p>Wed Jan 18 19:00:00 2023</text:p>
          </table:table-cell>
          <table:table-cell office:value-type="float" office:value="333.0">
            <text:p>333.0</text:p>
          </table:table-cell>
          <table:table-cell office:value-type="float" office:value="8.3333">
            <text:p>8.3333</text:p>
          </table:table-cell>
          <table:table-cell office:value-type="float" office:value="-1.862780743718481">
            <text:p>-1.86278074371848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18T20:00:00">
            <text:p>Wed Jan 18 20:00:00 2023</text:p>
          </table:table-cell>
          <table:table-cell office:value-type="float" office:value="332.5">
            <text:p>332.5</text:p>
          </table:table-cell>
          <table:table-cell office:value-type="float" office:value="9.0">
            <text:p>9.0</text:p>
          </table:table-cell>
          <table:table-cell office:value-type="float" office:value="-1.5238408226028675">
            <text:p>-1.523840822602867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9T15:00:00">
            <text:p>Thu Jan 19 15:00:00 2023</text:p>
          </table:table-cell>
          <table:table-cell office:value-type="float" office:value="178.3333">
            <text:p>178.3333</text:p>
          </table:table-cell>
          <table:table-cell office:value-type="float" office:value="9.3333">
            <text:p>9.3333</text:p>
          </table:table-cell>
          <table:table-cell office:value-type="float" office:value="-1.1702936759709315">
            <text:p>-1.170293675970931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19T16:00:00">
            <text:p>Thu Jan 19 16:00:00 2023</text:p>
          </table:table-cell>
          <table:table-cell office:value-type="float" office:value="177.3333">
            <text:p>177.3333</text:p>
          </table:table-cell>
          <table:table-cell office:value-type="float" office:value="9.1667">
            <text:p>9.1667</text:p>
          </table:table-cell>
          <table:table-cell office:value-type="float" office:value="-1.2469720870491319">
            <text:p>-1.2469720870491319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19T17:00:00">
            <text:p>Thu Jan 19 17:00:00 2023</text:p>
          </table:table-cell>
          <table:table-cell office:value-type="float" office:value="181.5">
            <text:p>181.5</text:p>
          </table:table-cell>
          <table:table-cell office:value-type="float" office:value="9.5">
            <text:p>9.5</text:p>
          </table:table-cell>
          <table:table-cell office:value-type="float" office:value="-1.3954022009672777">
            <text:p>-1.395402200967277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9T18:00:00">
            <text:p>Thu Jan 19 18:00:00 2023</text:p>
          </table:table-cell>
          <table:table-cell office:value-type="float" office:value="148.0">
            <text:p>148.0</text:p>
          </table:table-cell>
          <table:table-cell office:value-type="float" office:value="11.3333">
            <text:p>11.3333</text:p>
          </table:table-cell>
          <table:table-cell office:value-type="float" office:value="-1.447843405780524">
            <text:p>-1.447843405780524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7T16:00:00">
            <text:p>Tue Feb  7 16:00:00 2023</text:p>
          </table:table-cell>
          <table:table-cell office:value-type="float" office:value="284.8333">
            <text:p>284.8333</text:p>
          </table:table-cell>
          <table:table-cell office:value-type="float" office:value="9.3333">
            <text:p>9.3333</text:p>
          </table:table-cell>
          <table:table-cell office:value-type="float" office:value="0.4057778533403596">
            <text:p>0.405777853340359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2-07T17:00:00">
            <text:p>Tue Feb  7 17:00:00 2023</text:p>
          </table:table-cell>
          <table:table-cell office:value-type="float" office:value="325.5">
            <text:p>325.5</text:p>
          </table:table-cell>
          <table:table-cell office:value-type="float" office:value="9.8333">
            <text:p>9.8333</text:p>
          </table:table-cell>
          <table:table-cell office:value-type="float" office:value="0.26543726663688916">
            <text:p>0.26543726663688916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07T18:00:00">
            <text:p>Tue Feb  7 18:00:00 2023</text:p>
          </table:table-cell>
          <table:table-cell office:value-type="float" office:value="296.8333">
            <text:p>296.8333</text:p>
          </table:table-cell>
          <table:table-cell office:value-type="float" office:value="9.6667">
            <text:p>9.6667</text:p>
          </table:table-cell>
          <table:table-cell office:value-type="float" office:value="0.22996702266320398">
            <text:p>0.22996702266320398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10T14:00:00">
            <text:p>Fri Feb 10 14:00:00 2023</text:p>
          </table:table-cell>
          <table:table-cell office:value-type="float" office:value="122.8333">
            <text:p>122.8333</text:p>
          </table:table-cell>
          <table:table-cell office:value-type="float" office:value="15.3333">
            <text:p>15.3333</text:p>
          </table:table-cell>
          <table:table-cell office:value-type="float" office:value="-0.10559453828614346">
            <text:p>-0.1055945382861434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0T15:00:00">
            <text:p>Fri Feb 10 15:00:00 2023</text:p>
          </table:table-cell>
          <table:table-cell office:value-type="float" office:value="130.3333">
            <text:p>130.3333</text:p>
          </table:table-cell>
          <table:table-cell office:value-type="float" office:value="20.3333">
            <text:p>20.3333</text:p>
          </table:table-cell>
          <table:table-cell office:value-type="float" office:value="0.06142847154019713">
            <text:p>0.0614284715401971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2-10T16:00:00">
            <text:p>Fri Feb 10 16:00:00 2023</text:p>
          </table:table-cell>
          <table:table-cell office:value-type="float" office:value="135.6667">
            <text:p>135.6667</text:p>
          </table:table-cell>
          <table:table-cell office:value-type="float" office:value="24.0">
            <text:p>24.0</text:p>
          </table:table-cell>
          <table:table-cell office:value-type="float" office:value="0.18709476377774348">
            <text:p>0.18709476377774348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2-11T14:00:00">
            <text:p>Sat Feb 11 14:00:00 2023</text:p>
          </table:table-cell>
          <table:table-cell office:value-type="float" office:value="111.3333">
            <text:p>111.3333</text:p>
          </table:table-cell>
          <table:table-cell office:value-type="float" office:value="13.3333">
            <text:p>13.3333</text:p>
          </table:table-cell>
          <table:table-cell office:value-type="float" office:value="0.04008105544875012">
            <text:p>0.0400810554487501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2-11T15:00:00">
            <text:p>Sat Feb 11 15:00:00 2023</text:p>
          </table:table-cell>
          <table:table-cell office:value-type="float" office:value="143.1667">
            <text:p>143.1667</text:p>
          </table:table-cell>
          <table:table-cell office:value-type="float" office:value="12.1667">
            <text:p>12.1667</text:p>
          </table:table-cell>
          <table:table-cell office:value-type="float" office:value="0.05990872119842121">
            <text:p>0.05990872119842121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11T16:00:00">
            <text:p>Sat Feb 11 16:00:00 2023</text:p>
          </table:table-cell>
          <table:table-cell office:value-type="float" office:value="142.5">
            <text:p>142.5</text:p>
          </table:table-cell>
          <table:table-cell office:value-type="float" office:value="12.3333">
            <text:p>12.3333</text:p>
          </table:table-cell>
          <table:table-cell office:value-type="float" office:value="0.09232400495811097">
            <text:p>0.0923240049581109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2-11T17:00:00">
            <text:p>Sat Feb 11 17:00:00 2023</text:p>
          </table:table-cell>
          <table:table-cell office:value-type="float" office:value="158.1667">
            <text:p>158.1667</text:p>
          </table:table-cell>
          <table:table-cell office:value-type="float" office:value="13.0">
            <text:p>13.0</text:p>
          </table:table-cell>
          <table:table-cell office:value-type="float" office:value="0.13280985974410758">
            <text:p>0.13280985974410758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11T18:00:00">
            <text:p>Sat Feb 11 18:00:00 2023</text:p>
          </table:table-cell>
          <table:table-cell office:value-type="float" office:value="133.5">
            <text:p>133.5</text:p>
          </table:table-cell>
          <table:table-cell office:value-type="float" office:value="11.8333">
            <text:p>11.8333</text:p>
          </table:table-cell>
          <table:table-cell office:value-type="float" office:value="0.1535389155453065">
            <text:p>0.153538915545306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2-12T11:00:00">
            <text:p>Sun Feb 12 11:00:00 2023</text:p>
          </table:table-cell>
          <table:table-cell office:value-type="float" office:value="345.6667">
            <text:p>345.6667</text:p>
          </table:table-cell>
          <table:table-cell office:value-type="float" office:value="19.1667">
            <text:p>19.1667</text:p>
          </table:table-cell>
          <table:table-cell office:value-type="float" office:value="0.3321710975177812">
            <text:p>0.3321710975177812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02-12T12:00:00">
            <text:p>Sun Feb 12 12:00:00 2023</text:p>
          </table:table-cell>
          <table:table-cell office:value-type="float" office:value="348.0">
            <text:p>348.0</text:p>
          </table:table-cell>
          <table:table-cell office:value-type="float" office:value="19.8333">
            <text:p>19.8333</text:p>
          </table:table-cell>
          <table:table-cell office:value-type="float" office:value="0.3760371521913157">
            <text:p>0.376037152191315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2-12T13:00:00">
            <text:p>Sun Feb 12 13:00:00 2023</text:p>
          </table:table-cell>
          <table:table-cell office:value-type="float" office:value="288.8333">
            <text:p>288.8333</text:p>
          </table:table-cell>
          <table:table-cell office:value-type="float" office:value="23.3333">
            <text:p>23.3333</text:p>
          </table:table-cell>
          <table:table-cell office:value-type="float" office:value="0.45651635527555756">
            <text:p>0.45651635527555756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12T14:00:00">
            <text:p>Sun Feb 12 14:00:00 2023</text:p>
          </table:table-cell>
          <table:table-cell office:value-type="float" office:value="247.5">
            <text:p>247.5</text:p>
          </table:table-cell>
          <table:table-cell office:value-type="float" office:value="28.8333">
            <text:p>28.8333</text:p>
          </table:table-cell>
          <table:table-cell office:value-type="float" office:value="0.486534123176889">
            <text:p>0.486534123176889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2-12T15:00:00">
            <text:p>Sun Feb 12 15:00:00 2023</text:p>
          </table:table-cell>
          <table:table-cell office:value-type="float" office:value="183.3333">
            <text:p>183.3333</text:p>
          </table:table-cell>
          <table:table-cell office:value-type="float" office:value="37.3333">
            <text:p>37.3333</text:p>
          </table:table-cell>
          <table:table-cell office:value-type="float" office:value="0.46991253586394494">
            <text:p>0.46991253586394494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2-12T16:00:00">
            <text:p>Sun Feb 12 16:00:00 2023</text:p>
          </table:table-cell>
          <table:table-cell office:value-type="float" office:value="320.5">
            <text:p>320.5</text:p>
          </table:table-cell>
          <table:table-cell office:value-type="float" office:value="44.0">
            <text:p>44.0</text:p>
          </table:table-cell>
          <table:table-cell office:value-type="float" office:value="0.4175224308590427">
            <text:p>0.417522430859042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13T13:00:00">
            <text:p>Mon Feb 13 13:00:00 2023</text:p>
          </table:table-cell>
          <table:table-cell office:value-type="float" office:value="182.6667">
            <text:p>182.6667</text:p>
          </table:table-cell>
          <table:table-cell office:value-type="float" office:value="28.6667">
            <text:p>28.6667</text:p>
          </table:table-cell>
          <table:table-cell office:value-type="float" office:value="0.16975464422328881">
            <text:p>0.1697546442232888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2-13T14:00:00">
            <text:p>Mon Feb 13 14:00:00 2023</text:p>
          </table:table-cell>
          <table:table-cell office:value-type="float" office:value="146.6667">
            <text:p>146.6667</text:p>
          </table:table-cell>
          <table:table-cell office:value-type="float" office:value="24.8333">
            <text:p>24.8333</text:p>
          </table:table-cell>
          <table:table-cell office:value-type="float" office:value="0.18005123507661178">
            <text:p>0.1800512350766117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13T15:00:00">
            <text:p>Mon Feb 13 15:00:00 2023</text:p>
          </table:table-cell>
          <table:table-cell office:value-type="float" office:value="158.8333">
            <text:p>158.8333</text:p>
          </table:table-cell>
          <table:table-cell office:value-type="float" office:value="23.1667">
            <text:p>23.1667</text:p>
          </table:table-cell>
          <table:table-cell office:value-type="float" office:value="0.177683555942991">
            <text:p>0.177683555942991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3T16:00:00">
            <text:p>Mon Feb 13 16:00:00 2023</text:p>
          </table:table-cell>
          <table:table-cell office:value-type="float" office:value="173.1667">
            <text:p>173.1667</text:p>
          </table:table-cell>
          <table:table-cell office:value-type="float" office:value="23.6667">
            <text:p>23.6667</text:p>
          </table:table-cell>
          <table:table-cell office:value-type="float" office:value="0.18483165516402095">
            <text:p>0.1848316551640209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14T15:00:00">
            <text:p>Tue Feb 14 15:00:00 2023</text:p>
          </table:table-cell>
          <table:table-cell office:value-type="float" office:value="151.6667">
            <text:p>151.6667</text:p>
          </table:table-cell>
          <table:table-cell office:value-type="float" office:value="20.3333">
            <text:p>20.3333</text:p>
          </table:table-cell>
          <table:table-cell office:value-type="float" office:value="-0.6402786493003699">
            <text:p>-0.6402786493003699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2-14T16:00:00">
            <text:p>Tue Feb 14 16:00:00 2023</text:p>
          </table:table-cell>
          <table:table-cell office:value-type="float" office:value="177.5">
            <text:p>177.5</text:p>
          </table:table-cell>
          <table:table-cell office:value-type="float" office:value="20.3333">
            <text:p>20.3333</text:p>
          </table:table-cell>
          <table:table-cell office:value-type="float" office:value="-0.7214823272755677">
            <text:p>-0.721482327275567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14T17:00:00">
            <text:p>Tue Feb 14 17:00:00 2023</text:p>
          </table:table-cell>
          <table:table-cell office:value-type="float" office:value="181.0">
            <text:p>181.0</text:p>
          </table:table-cell>
          <table:table-cell office:value-type="float" office:value="21.3333">
            <text:p>21.3333</text:p>
          </table:table-cell>
          <table:table-cell office:value-type="float" office:value="-0.7509549269430557">
            <text:p>-0.750954926943055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14T18:00:00">
            <text:p>Tue Feb 14 18:00:00 2023</text:p>
          </table:table-cell>
          <table:table-cell office:value-type="float" office:value="175.8333">
            <text:p>175.8333</text:p>
          </table:table-cell>
          <table:table-cell office:value-type="float" office:value="21.8333">
            <text:p>21.8333</text:p>
          </table:table-cell>
          <table:table-cell office:value-type="float" office:value="-0.7060393902494289">
            <text:p>-0.7060393902494289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2-18T14:00:00">
            <text:p>Sat Feb 18 14:00:00 2023</text:p>
          </table:table-cell>
          <table:table-cell office:value-type="float" office:value="170.0">
            <text:p>170.0</text:p>
          </table:table-cell>
          <table:table-cell office:value-type="float" office:value="30.5">
            <text:p>30.5</text:p>
          </table:table-cell>
          <table:table-cell office:value-type="float" office:value="0.2604350128696954">
            <text:p>0.2604350128696954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0T14:00:00">
            <text:p>Mon Feb 20 14:00:00 2023</text:p>
          </table:table-cell>
          <table:table-cell office:value-type="float" office:value="255.3333">
            <text:p>255.3333</text:p>
          </table:table-cell>
          <table:table-cell office:value-type="float" office:value="39.5">
            <text:p>39.5</text:p>
          </table:table-cell>
          <table:table-cell office:value-type="float" office:value="0.39020335615276674">
            <text:p>0.3902033561527667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2-20T15:00:00">
            <text:p>Mon Feb 20 15:00:00 2023</text:p>
          </table:table-cell>
          <table:table-cell office:value-type="float" office:value="291.3333">
            <text:p>291.3333</text:p>
          </table:table-cell>
          <table:table-cell office:value-type="float" office:value="39.1667">
            <text:p>39.1667</text:p>
          </table:table-cell>
          <table:table-cell office:value-type="float" office:value="0.37809012543560894">
            <text:p>0.37809012543560894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2-20T16:00:00">
            <text:p>Mon Feb 20 16:00:00 2023</text:p>
          </table:table-cell>
          <table:table-cell office:value-type="float" office:value="338.5">
            <text:p>338.5</text:p>
          </table:table-cell>
          <table:table-cell office:value-type="float" office:value="39.5">
            <text:p>39.5</text:p>
          </table:table-cell>
          <table:table-cell office:value-type="float" office:value="0.44501009372434314">
            <text:p>0.44501009372434314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2-20T17:00:00">
            <text:p>Mon Feb 20 17:00:00 2023</text:p>
          </table:table-cell>
          <table:table-cell office:value-type="float" office:value="343.1667">
            <text:p>343.1667</text:p>
          </table:table-cell>
          <table:table-cell office:value-type="float" office:value="42.1667">
            <text:p>42.1667</text:p>
          </table:table-cell>
          <table:table-cell office:value-type="float" office:value="0.5677638075030045">
            <text:p>0.567763807503004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2-20T18:00:00">
            <text:p>Mon Feb 20 18:00:00 2023</text:p>
          </table:table-cell>
          <table:table-cell office:value-type="float" office:value="346.6667">
            <text:p>346.6667</text:p>
          </table:table-cell>
          <table:table-cell office:value-type="float" office:value="45.5">
            <text:p>45.5</text:p>
          </table:table-cell>
          <table:table-cell office:value-type="float" office:value="0.6056751809601953">
            <text:p>0.605675180960195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20T19:00:00">
            <text:p>Mon Feb 20 19:00:00 2023</text:p>
          </table:table-cell>
          <table:table-cell office:value-type="float" office:value="289.3333">
            <text:p>289.3333</text:p>
          </table:table-cell>
          <table:table-cell office:value-type="float" office:value="45.8333">
            <text:p>45.8333</text:p>
          </table:table-cell>
          <table:table-cell office:value-type="float" office:value="0.510522708736935">
            <text:p>0.51052270873693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2-21T14:00:00">
            <text:p>Tue Feb 21 14:00:00 2023</text:p>
          </table:table-cell>
          <table:table-cell office:value-type="float" office:value="169.6667">
            <text:p>169.6667</text:p>
          </table:table-cell>
          <table:table-cell office:value-type="float" office:value="57.0">
            <text:p>57.0</text:p>
          </table:table-cell>
          <table:table-cell office:value-type="float" office:value="1.065763859379467">
            <text:p>1.0657638593794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183.6667">
            <text:p>183.6667</text:p>
          </table:table-cell>
          <table:table-cell office:value-type="float" office:value="52.1667">
            <text:p>52.1667</text:p>
          </table:table-cell>
          <table:table-cell office:value-type="float" office:value="1.1588609916018662">
            <text:p>1.1588609916018662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158.0">
            <text:p>158.0</text:p>
          </table:table-cell>
          <table:table-cell office:value-type="float" office:value="69.3333">
            <text:p>69.3333</text:p>
          </table:table-cell>
          <table:table-cell office:value-type="float" office:value="0.4421772201067365">
            <text:p>0.442177220106736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194.1667">
            <text:p>194.1667</text:p>
          </table:table-cell>
          <table:table-cell office:value-type="float" office:value="68.0">
            <text:p>68.0</text:p>
          </table:table-cell>
          <table:table-cell office:value-type="float" office:value="0.451486893669912">
            <text:p>0.451486893669912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2-22T15:00:00">
            <text:p>Wed Feb 22 15:00:00 2023</text:p>
          </table:table-cell>
          <table:table-cell office:value-type="float" office:value="178.0">
            <text:p>178.0</text:p>
          </table:table-cell>
          <table:table-cell office:value-type="float" office:value="69.5">
            <text:p>69.5</text:p>
          </table:table-cell>
          <table:table-cell office:value-type="float" office:value="0.4420047615803625">
            <text:p>0.442004761580362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2-22T16:00:00">
            <text:p>Wed Feb 22 16:00:00 2023</text:p>
          </table:table-cell>
          <table:table-cell office:value-type="float" office:value="290.1667">
            <text:p>290.1667</text:p>
          </table:table-cell>
          <table:table-cell office:value-type="float" office:value="72.0">
            <text:p>72.0</text:p>
          </table:table-cell>
          <table:table-cell office:value-type="float" office:value="0.4190758179799661">
            <text:p>0.4190758179799661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2-22T17:00:00">
            <text:p>Wed Feb 22 17:00:00 2023</text:p>
          </table:table-cell>
          <table:table-cell office:value-type="float" office:value="219.5">
            <text:p>219.5</text:p>
          </table:table-cell>
          <table:table-cell office:value-type="float" office:value="75.6667">
            <text:p>75.6667</text:p>
          </table:table-cell>
          <table:table-cell office:value-type="float" office:value="0.41793561370030563">
            <text:p>0.4179356137003056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273.8333">
            <text:p>273.8333</text:p>
          </table:table-cell>
          <table:table-cell office:value-type="float" office:value="44.0">
            <text:p>44.0</text:p>
          </table:table-cell>
          <table:table-cell office:value-type="float" office:value="0.07554698790469652">
            <text:p>0.07554698790469652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3T14:00:00">
            <text:p>Thu Feb 23 14:00:00 2023</text:p>
          </table:table-cell>
          <table:table-cell office:value-type="float" office:value="286.3333">
            <text:p>286.3333</text:p>
          </table:table-cell>
          <table:table-cell office:value-type="float" office:value="25.1667">
            <text:p>25.1667</text:p>
          </table:table-cell>
          <table:table-cell office:value-type="float" office:value="0.06887729639331083">
            <text:p>0.0688772963933108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2-23T15:00:00">
            <text:p>Thu Feb 23 15:00:00 2023</text:p>
          </table:table-cell>
          <table:table-cell office:value-type="float" office:value="347.0">
            <text:p>347.0</text:p>
          </table:table-cell>
          <table:table-cell office:value-type="float" office:value="15.3333">
            <text:p>15.3333</text:p>
          </table:table-cell>
          <table:table-cell office:value-type="float" office:value="0.10447402490643443">
            <text:p>0.1044740249064344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3T16:00:00">
            <text:p>Thu Feb 23 16:00:00 2023</text:p>
          </table:table-cell>
          <table:table-cell office:value-type="float" office:value="339.1667">
            <text:p>339.1667</text:p>
          </table:table-cell>
          <table:table-cell office:value-type="float" office:value="10.3333">
            <text:p>10.3333</text:p>
          </table:table-cell>
          <table:table-cell office:value-type="float" office:value="0.11883052316433959">
            <text:p>0.11883052316433959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2-23T17:00:00">
            <text:p>Thu Feb 23 17:00:00 2023</text:p>
          </table:table-cell>
          <table:table-cell office:value-type="float" office:value="334.1667">
            <text:p>334.1667</text:p>
          </table:table-cell>
          <table:table-cell office:value-type="float" office:value="8.5">
            <text:p>8.5</text:p>
          </table:table-cell>
          <table:table-cell office:value-type="float" office:value="0.13035256267397216">
            <text:p>0.13035256267397216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209.5">
            <text:p>209.5</text:p>
          </table:table-cell>
          <table:table-cell office:value-type="float" office:value="15.8333">
            <text:p>15.8333</text:p>
          </table:table-cell>
          <table:table-cell office:value-type="float" office:value="-0.9094767017424433">
            <text:p>-0.90947670174244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2-24T15:00:00">
            <text:p>Fri Feb 24 15:00:00 2023</text:p>
          </table:table-cell>
          <table:table-cell office:value-type="float" office:value="269.8333">
            <text:p>269.8333</text:p>
          </table:table-cell>
          <table:table-cell office:value-type="float" office:value="11.5">
            <text:p>11.5</text:p>
          </table:table-cell>
          <table:table-cell office:value-type="float" office:value="-0.934402865424191">
            <text:p>-0.934402865424191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2-24T16:00:00">
            <text:p>Fri Feb 24 16:00:00 2023</text:p>
          </table:table-cell>
          <table:table-cell office:value-type="float" office:value="214.8333">
            <text:p>214.8333</text:p>
          </table:table-cell>
          <table:table-cell office:value-type="float" office:value="10.5">
            <text:p>10.5</text:p>
          </table:table-cell>
          <table:table-cell office:value-type="float" office:value="-0.9560140306963117">
            <text:p>-0.956014030696311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2-24T17:00:00">
            <text:p>Fri Feb 24 17:00:00 2023</text:p>
          </table:table-cell>
          <table:table-cell office:value-type="float" office:value="176.1667">
            <text:p>176.1667</text:p>
          </table:table-cell>
          <table:table-cell office:value-type="float" office:value="10.3333">
            <text:p>10.3333</text:p>
          </table:table-cell>
          <table:table-cell office:value-type="float" office:value="-1.0093109889244591">
            <text:p>-1.0093109889244591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2-24T18:00:00">
            <text:p>Fri Feb 24 18:00:00 2023</text:p>
          </table:table-cell>
          <table:table-cell office:value-type="float" office:value="181.3333">
            <text:p>181.3333</text:p>
          </table:table-cell>
          <table:table-cell office:value-type="float" office:value="10.1667">
            <text:p>10.1667</text:p>
          </table:table-cell>
          <table:table-cell office:value-type="float" office:value="-1.021586679653185">
            <text:p>-1.02158667965318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2-24T19:00:00">
            <text:p>Fri Feb 24 19:00:00 2023</text:p>
          </table:table-cell>
          <table:table-cell office:value-type="float" office:value="182.1667">
            <text:p>182.1667</text:p>
          </table:table-cell>
          <table:table-cell office:value-type="float" office:value="11.3333">
            <text:p>11.3333</text:p>
          </table:table-cell>
          <table:table-cell office:value-type="float" office:value="-1.0259954623569842">
            <text:p>-1.0259954623569842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5T11:00:00">
            <text:p>Sat Feb 25 11:00:00 2023</text:p>
          </table:table-cell>
          <table:table-cell office:value-type="float" office:value="127.8333">
            <text:p>127.8333</text:p>
          </table:table-cell>
          <table:table-cell office:value-type="float" office:value="13.5">
            <text:p>13.5</text:p>
          </table:table-cell>
          <table:table-cell office:value-type="float" office:value="0.5276216062417689">
            <text:p>0.5276216062417689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2-25T12:00:00">
            <text:p>Sat Feb 25 12:00:00 2023</text:p>
          </table:table-cell>
          <table:table-cell office:value-type="float" office:value="307.1667">
            <text:p>307.1667</text:p>
          </table:table-cell>
          <table:table-cell office:value-type="float" office:value="14.0">
            <text:p>14.0</text:p>
          </table:table-cell>
          <table:table-cell office:value-type="float" office:value="0.40751042585973657">
            <text:p>0.4075104258597365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2-25T13:00:00">
            <text:p>Sat Feb 25 13:00:00 2023</text:p>
          </table:table-cell>
          <table:table-cell office:value-type="float" office:value="198.1667">
            <text:p>198.1667</text:p>
          </table:table-cell>
          <table:table-cell office:value-type="float" office:value="9.5">
            <text:p>9.5</text:p>
          </table:table-cell>
          <table:table-cell office:value-type="float" office:value="0.3806486993079766">
            <text:p>0.3806486993079766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2-25T14:00:00">
            <text:p>Sat Feb 25 14:00:00 2023</text:p>
          </table:table-cell>
          <table:table-cell office:value-type="float" office:value="284.6667">
            <text:p>284.6667</text:p>
          </table:table-cell>
          <table:table-cell office:value-type="float" office:value="6.0">
            <text:p>6.0</text:p>
          </table:table-cell>
          <table:table-cell office:value-type="float" office:value="0.3790744473123928">
            <text:p>0.3790744473123928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2-25T15:00:00">
            <text:p>Sat Feb 25 15:00:00 2023</text:p>
          </table:table-cell>
          <table:table-cell office:value-type="float" office:value="123.1667">
            <text:p>123.1667</text:p>
          </table:table-cell>
          <table:table-cell office:value-type="float" office:value="4.6667">
            <text:p>4.6667</text:p>
          </table:table-cell>
          <table:table-cell office:value-type="float" office:value="0.3818606869631466">
            <text:p>0.3818606869631466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2-25T16:00:00">
            <text:p>Sat Feb 25 16:00:00 2023</text:p>
          </table:table-cell>
          <table:table-cell office:value-type="float" office:value="174.0">
            <text:p>174.0</text:p>
          </table:table-cell>
          <table:table-cell office:value-type="float" office:value="3.6667">
            <text:p>3.6667</text:p>
          </table:table-cell>
          <table:table-cell office:value-type="float" office:value="0.3832139884884506">
            <text:p>0.3832139884884506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127.5">
            <text:p>127.5</text:p>
          </table:table-cell>
          <table:table-cell office:value-type="float" office:value="13.1667">
            <text:p>13.1667</text:p>
          </table:table-cell>
          <table:table-cell office:value-type="float" office:value="0.250491749905406">
            <text:p>0.250491749905406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2-26T12:00:00">
            <text:p>Sun Feb 26 12:00:00 2023</text:p>
          </table:table-cell>
          <table:table-cell office:value-type="float" office:value="168.3333">
            <text:p>168.3333</text:p>
          </table:table-cell>
          <table:table-cell office:value-type="float" office:value="11.8333">
            <text:p>11.8333</text:p>
          </table:table-cell>
          <table:table-cell office:value-type="float" office:value="0.3139072553266593">
            <text:p>0.313907255326659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2-26T13:00:00">
            <text:p>Sun Feb 26 13:00:00 2023</text:p>
          </table:table-cell>
          <table:table-cell office:value-type="float" office:value="185.3333">
            <text:p>185.3333</text:p>
          </table:table-cell>
          <table:table-cell office:value-type="float" office:value="9.8333">
            <text:p>9.8333</text:p>
          </table:table-cell>
          <table:table-cell office:value-type="float" office:value="0.3140983588447924">
            <text:p>0.3140983588447924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6T14:00:00">
            <text:p>Sun Feb 26 14:00:00 2023</text:p>
          </table:table-cell>
          <table:table-cell office:value-type="float" office:value="225.5">
            <text:p>225.5</text:p>
          </table:table-cell>
          <table:table-cell office:value-type="float" office:value="10.0">
            <text:p>10.0</text:p>
          </table:table-cell>
          <table:table-cell office:value-type="float" office:value="0.30734184433387485">
            <text:p>0.3073418443338748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2-26T15:00:00">
            <text:p>Sun Feb 26 15:00:00 2023</text:p>
          </table:table-cell>
          <table:table-cell office:value-type="float" office:value="193.5">
            <text:p>193.5</text:p>
          </table:table-cell>
          <table:table-cell office:value-type="float" office:value="8.5">
            <text:p>8.5</text:p>
          </table:table-cell>
          <table:table-cell office:value-type="float" office:value="0.29079961382509134">
            <text:p>0.29079961382509134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2-26T16:00:00">
            <text:p>Sun Feb 26 16:00:00 2023</text:p>
          </table:table-cell>
          <table:table-cell office:value-type="float" office:value="215.5">
            <text:p>215.5</text:p>
          </table:table-cell>
          <table:table-cell office:value-type="float" office:value="9.0">
            <text:p>9.0</text:p>
          </table:table-cell>
          <table:table-cell office:value-type="float" office:value="0.25851156511073575">
            <text:p>0.2585115651107357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2-26T17:00:00">
            <text:p>Sun Feb 26 17:00:00 2023</text:p>
          </table:table-cell>
          <table:table-cell office:value-type="float" office:value="312.6667">
            <text:p>312.6667</text:p>
          </table:table-cell>
          <table:table-cell office:value-type="float" office:value="7.8333">
            <text:p>7.8333</text:p>
          </table:table-cell>
          <table:table-cell office:value-type="float" office:value="0.21277303145698664">
            <text:p>0.21277303145698664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2-26T18:00:00">
            <text:p>Sun Feb 26 18:00:00 2023</text:p>
          </table:table-cell>
          <table:table-cell office:value-type="float" office:value="336.8333">
            <text:p>336.8333</text:p>
          </table:table-cell>
          <table:table-cell office:value-type="float" office:value="5.0">
            <text:p>5.0</text:p>
          </table:table-cell>
          <table:table-cell office:value-type="float" office:value="0.1386133177948872">
            <text:p>0.1386133177948872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27T14:00:00">
            <text:p>Mon Feb 27 14:00:00 2023</text:p>
          </table:table-cell>
          <table:table-cell office:value-type="float" office:value="267.5">
            <text:p>267.5</text:p>
          </table:table-cell>
          <table:table-cell office:value-type="float" office:value="14.3333">
            <text:p>14.3333</text:p>
          </table:table-cell>
          <table:table-cell office:value-type="float" office:value="-1.5182687938060297">
            <text:p>-1.518268793806029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2-27T15:00:00">
            <text:p>Mon Feb 27 15:00:00 2023</text:p>
          </table:table-cell>
          <table:table-cell office:value-type="float" office:value="155.3333">
            <text:p>155.3333</text:p>
          </table:table-cell>
          <table:table-cell office:value-type="float" office:value="12.5">
            <text:p>12.5</text:p>
          </table:table-cell>
          <table:table-cell office:value-type="float" office:value="-1.503561632963099">
            <text:p>-1.503561632963099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7T16:00:00">
            <text:p>Mon Feb 27 16:00:00 2023</text:p>
          </table:table-cell>
          <table:table-cell office:value-type="float" office:value="186.5">
            <text:p>186.5</text:p>
          </table:table-cell>
          <table:table-cell office:value-type="float" office:value="13.3333">
            <text:p>13.3333</text:p>
          </table:table-cell>
          <table:table-cell office:value-type="float" office:value="-1.485695287253994">
            <text:p>-1.485695287253994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2-27T17:00:00">
            <text:p>Mon Feb 27 17:00:00 2023</text:p>
          </table:table-cell>
          <table:table-cell office:value-type="float" office:value="173.3333">
            <text:p>173.3333</text:p>
          </table:table-cell>
          <table:table-cell office:value-type="float" office:value="14.0">
            <text:p>14.0</text:p>
          </table:table-cell>
          <table:table-cell office:value-type="float" office:value="-1.4847625157082345">
            <text:p>-1.484762515708234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2-27T18:00:00">
            <text:p>Mon Feb 27 18:00:00 2023</text:p>
          </table:table-cell>
          <table:table-cell office:value-type="float" office:value="206.1667">
            <text:p>206.1667</text:p>
          </table:table-cell>
          <table:table-cell office:value-type="float" office:value="15.0">
            <text:p>15.0</text:p>
          </table:table-cell>
          <table:table-cell office:value-type="float" office:value="-1.503589017306168">
            <text:p>-1.503589017306168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2-27T19:00:00">
            <text:p>Mon Feb 27 19:00:00 2023</text:p>
          </table:table-cell>
          <table:table-cell office:value-type="float" office:value="260.0">
            <text:p>260.0</text:p>
          </table:table-cell>
          <table:table-cell office:value-type="float" office:value="17.0">
            <text:p>17.0</text:p>
          </table:table-cell>
          <table:table-cell office:value-type="float" office:value="-1.5124069246287042">
            <text:p>-1.512406924628704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2-28T12:00:00">
            <text:p>Tue Feb 28 12:00:00 2023</text:p>
          </table:table-cell>
          <table:table-cell office:value-type="float" office:value="300.6667">
            <text:p>300.6667</text:p>
          </table:table-cell>
          <table:table-cell office:value-type="float" office:value="15.6667">
            <text:p>15.6667</text:p>
          </table:table-cell>
          <table:table-cell office:value-type="float" office:value="-0.13477891049593957">
            <text:p>-0.1347789104959395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2-28T13:00:00">
            <text:p>Tue Feb 28 13:00:00 2023</text:p>
          </table:table-cell>
          <table:table-cell office:value-type="float" office:value="286.0">
            <text:p>286.0</text:p>
          </table:table-cell>
          <table:table-cell office:value-type="float" office:value="13.6667">
            <text:p>13.6667</text:p>
          </table:table-cell>
          <table:table-cell office:value-type="float" office:value="-0.10842836509779474">
            <text:p>-0.10842836509779474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2-28T14:00:00">
            <text:p>Tue Feb 28 14:00:00 2023</text:p>
          </table:table-cell>
          <table:table-cell office:value-type="float" office:value="224.8333">
            <text:p>224.8333</text:p>
          </table:table-cell>
          <table:table-cell office:value-type="float" office:value="11.1667">
            <text:p>11.1667</text:p>
          </table:table-cell>
          <table:table-cell office:value-type="float" office:value="0.005946026179324054">
            <text:p>0.005946026179324054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2-28T15:00:00">
            <text:p>Tue Feb 28 15:00:00 2023</text:p>
          </table:table-cell>
          <table:table-cell office:value-type="float" office:value="216.5">
            <text:p>216.5</text:p>
          </table:table-cell>
          <table:table-cell office:value-type="float" office:value="8.5">
            <text:p>8.5</text:p>
          </table:table-cell>
          <table:table-cell office:value-type="float" office:value="0.26363337809422066">
            <text:p>0.26363337809422066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2-28T16:00:00">
            <text:p>Tue Feb 28 16:00:00 2023</text:p>
          </table:table-cell>
          <table:table-cell office:value-type="float" office:value="210.6667">
            <text:p>210.6667</text:p>
          </table:table-cell>
          <table:table-cell office:value-type="float" office:value="7.6667">
            <text:p>7.6667</text:p>
          </table:table-cell>
          <table:table-cell office:value-type="float" office:value="0.4886721043824938">
            <text:p>0.4886721043824938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2-28T17:00:00">
            <text:p>Tue Feb 28 17:00:00 2023</text:p>
          </table:table-cell>
          <table:table-cell office:value-type="float" office:value="152.0">
            <text:p>152.0</text:p>
          </table:table-cell>
          <table:table-cell office:value-type="float" office:value="4.5">
            <text:p>4.5</text:p>
          </table:table-cell>
          <table:table-cell office:value-type="float" office:value="0.5904027856200427">
            <text:p>0.590402785620042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01T12:00:00">
            <text:p>Wed Mar  1 12:00:00 2023</text:p>
          </table:table-cell>
          <table:table-cell office:value-type="float" office:value="249.6667">
            <text:p>249.6667</text:p>
          </table:table-cell>
          <table:table-cell office:value-type="float" office:value="49.0">
            <text:p>49.0</text:p>
          </table:table-cell>
          <table:table-cell office:value-type="float" office:value="0.1944878486041117">
            <text:p>0.194487848604111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01T13:00:00">
            <text:p>Wed Mar  1 13:00:00 2023</text:p>
          </table:table-cell>
          <table:table-cell office:value-type="float" office:value="182.6667">
            <text:p>182.6667</text:p>
          </table:table-cell>
          <table:table-cell office:value-type="float" office:value="41.6667">
            <text:p>41.6667</text:p>
          </table:table-cell>
          <table:table-cell office:value-type="float" office:value="0.24326249564624408">
            <text:p>0.2432624956462440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14:00:00">
            <text:p>Wed Mar  1 14:00:00 2023</text:p>
          </table:table-cell>
          <table:table-cell office:value-type="float" office:value="174.3333">
            <text:p>174.3333</text:p>
          </table:table-cell>
          <table:table-cell office:value-type="float" office:value="34.6667">
            <text:p>34.6667</text:p>
          </table:table-cell>
          <table:table-cell office:value-type="float" office:value="0.2564527995649714">
            <text:p>0.2564527995649714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1T15:00:00">
            <text:p>Wed Mar  1 15:00:00 2023</text:p>
          </table:table-cell>
          <table:table-cell office:value-type="float" office:value="243.1667">
            <text:p>243.1667</text:p>
          </table:table-cell>
          <table:table-cell office:value-type="float" office:value="29.3333">
            <text:p>29.3333</text:p>
          </table:table-cell>
          <table:table-cell office:value-type="float" office:value="0.2417635833571057">
            <text:p>0.241763583357105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01T16:00:00">
            <text:p>Wed Mar  1 16:00:00 2023</text:p>
          </table:table-cell>
          <table:table-cell office:value-type="float" office:value="228.1667">
            <text:p>228.1667</text:p>
          </table:table-cell>
          <table:table-cell office:value-type="float" office:value="20.5">
            <text:p>20.5</text:p>
          </table:table-cell>
          <table:table-cell office:value-type="float" office:value="0.2167890567059603">
            <text:p>0.216789056705960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204.8333">
            <text:p>204.8333</text:p>
          </table:table-cell>
          <table:table-cell office:value-type="float" office:value="14.5">
            <text:p>14.5</text:p>
          </table:table-cell>
          <table:table-cell office:value-type="float" office:value="0.16843898114732242">
            <text:p>0.16843898114732242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186.6667">
            <text:p>186.6667</text:p>
          </table:table-cell>
          <table:table-cell office:value-type="float" office:value="12.1667">
            <text:p>12.1667</text:p>
          </table:table-cell>
          <table:table-cell office:value-type="float" office:value="0.10300235291362599">
            <text:p>0.10300235291362599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02T14:00:00">
            <text:p>Thu Mar  2 14:00:00 2023</text:p>
          </table:table-cell>
          <table:table-cell office:value-type="float" office:value="193.5">
            <text:p>193.5</text:p>
          </table:table-cell>
          <table:table-cell office:value-type="float" office:value="19.1667">
            <text:p>19.1667</text:p>
          </table:table-cell>
          <table:table-cell office:value-type="float" office:value="-0.8323975878345184">
            <text:p>-0.8323975878345184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3-02T15:00:00">
            <text:p>Thu Mar  2 15:00:00 2023</text:p>
          </table:table-cell>
          <table:table-cell office:value-type="float" office:value="123.8333">
            <text:p>123.8333</text:p>
          </table:table-cell>
          <table:table-cell office:value-type="float" office:value="14.6667">
            <text:p>14.6667</text:p>
          </table:table-cell>
          <table:table-cell office:value-type="float" office:value="-0.7988364500713848">
            <text:p>-0.7988364500713848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02T16:00:00">
            <text:p>Thu Mar  2 16:00:00 2023</text:p>
          </table:table-cell>
          <table:table-cell office:value-type="float" office:value="130.6667">
            <text:p>130.6667</text:p>
          </table:table-cell>
          <table:table-cell office:value-type="float" office:value="12.0">
            <text:p>12.0</text:p>
          </table:table-cell>
          <table:table-cell office:value-type="float" office:value="-0.7672558552082095">
            <text:p>-0.767255855208209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02T17:00:00">
            <text:p>Thu Mar  2 17:00:00 2023</text:p>
          </table:table-cell>
          <table:table-cell office:value-type="float" office:value="224.8333">
            <text:p>224.8333</text:p>
          </table:table-cell>
          <table:table-cell office:value-type="float" office:value="10.6667">
            <text:p>10.6667</text:p>
          </table:table-cell>
          <table:table-cell office:value-type="float" office:value="-0.6676251648759014">
            <text:p>-0.6676251648759014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02T18:00:00">
            <text:p>Thu Mar  2 18:00:00 2023</text:p>
          </table:table-cell>
          <table:table-cell office:value-type="float" office:value="199.8333">
            <text:p>199.8333</text:p>
          </table:table-cell>
          <table:table-cell office:value-type="float" office:value="11.5">
            <text:p>11.5</text:p>
          </table:table-cell>
          <table:table-cell office:value-type="float" office:value="-0.5860476854902804">
            <text:p>-0.5860476854902804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191.3333">
            <text:p>191.3333</text:p>
          </table:table-cell>
          <table:table-cell office:value-type="float" office:value="13.3333">
            <text:p>13.3333</text:p>
          </table:table-cell>
          <table:table-cell office:value-type="float" office:value="-0.5827842404782091">
            <text:p>-0.5827842404782091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3-03T11:00:00">
            <text:p>Fri Mar  3 11:00:00 2023</text:p>
          </table:table-cell>
          <table:table-cell office:value-type="float" office:value="352.3333">
            <text:p>352.3333</text:p>
          </table:table-cell>
          <table:table-cell office:value-type="float" office:value="38.5">
            <text:p>38.5</text:p>
          </table:table-cell>
          <table:table-cell office:value-type="float" office:value="0.05665248379251983">
            <text:p>0.0566524837925198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3T12:00:00">
            <text:p>Fri Mar  3 12:00:00 2023</text:p>
          </table:table-cell>
          <table:table-cell office:value-type="float" office:value="345.5">
            <text:p>345.5</text:p>
          </table:table-cell>
          <table:table-cell office:value-type="float" office:value="32.8333">
            <text:p>32.8333</text:p>
          </table:table-cell>
          <table:table-cell office:value-type="float" office:value="0.08616546825817233">
            <text:p>0.086165468258172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115.8333">
            <text:p>115.8333</text:p>
          </table:table-cell>
          <table:table-cell office:value-type="float" office:value="27.6667">
            <text:p>27.6667</text:p>
          </table:table-cell>
          <table:table-cell office:value-type="float" office:value="0.11049538009762803">
            <text:p>0.1104953800976280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3T14:00:00">
            <text:p>Fri Mar  3 14:00:00 2023</text:p>
          </table:table-cell>
          <table:table-cell office:value-type="float" office:value="290.0">
            <text:p>290.0</text:p>
          </table:table-cell>
          <table:table-cell office:value-type="float" office:value="25.5">
            <text:p>25.5</text:p>
          </table:table-cell>
          <table:table-cell office:value-type="float" office:value="0.11007158163259094">
            <text:p>0.11007158163259094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3-03T15:00:00">
            <text:p>Fri Mar  3 15:00:00 2023</text:p>
          </table:table-cell>
          <table:table-cell office:value-type="float" office:value="231.6667">
            <text:p>231.6667</text:p>
          </table:table-cell>
          <table:table-cell office:value-type="float" office:value="22.3333">
            <text:p>22.3333</text:p>
          </table:table-cell>
          <table:table-cell office:value-type="float" office:value="0.12371760812362022">
            <text:p>0.12371760812362022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03T16:00:00">
            <text:p>Fri Mar  3 16:00:00 2023</text:p>
          </table:table-cell>
          <table:table-cell office:value-type="float" office:value="227.0">
            <text:p>227.0</text:p>
          </table:table-cell>
          <table:table-cell office:value-type="float" office:value="16.5">
            <text:p>16.5</text:p>
          </table:table-cell>
          <table:table-cell office:value-type="float" office:value="0.13744944515050486">
            <text:p>0.13744944515050486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3-03T17:00:00">
            <text:p>Fri Mar  3 17:00:00 2023</text:p>
          </table:table-cell>
          <table:table-cell office:value-type="float" office:value="227.8333">
            <text:p>227.8333</text:p>
          </table:table-cell>
          <table:table-cell office:value-type="float" office:value="13.1667">
            <text:p>13.1667</text:p>
          </table:table-cell>
          <table:table-cell office:value-type="float" office:value="0.1583901274528406">
            <text:p>0.1583901274528406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294.6667">
            <text:p>294.6667</text:p>
          </table:table-cell>
          <table:table-cell office:value-type="float" office:value="31.8333">
            <text:p>31.8333</text:p>
          </table:table-cell>
          <table:table-cell office:value-type="float" office:value="0.582997927240628">
            <text:p>0.582997927240628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3-04T12:00:00">
            <text:p>Sat Mar  4 12:00:00 2023</text:p>
          </table:table-cell>
          <table:table-cell office:value-type="float" office:value="93.1667">
            <text:p>93.1667</text:p>
          </table:table-cell>
          <table:table-cell office:value-type="float" office:value="29.3333">
            <text:p>29.3333</text:p>
          </table:table-cell>
          <table:table-cell office:value-type="float" office:value="0.6042882045676828">
            <text:p>0.6042882045676828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3-04T13:00:00">
            <text:p>Sat Mar  4 13:00:00 2023</text:p>
          </table:table-cell>
          <table:table-cell office:value-type="float" office:value="210.6667">
            <text:p>210.6667</text:p>
          </table:table-cell>
          <table:table-cell office:value-type="float" office:value="27.8333">
            <text:p>27.8333</text:p>
          </table:table-cell>
          <table:table-cell office:value-type="float" office:value="0.6215012526350496">
            <text:p>0.6215012526350496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3-04T14:00:00">
            <text:p>Sat Mar  4 14:00:00 2023</text:p>
          </table:table-cell>
          <table:table-cell office:value-type="float" office:value="248.6667">
            <text:p>248.6667</text:p>
          </table:table-cell>
          <table:table-cell office:value-type="float" office:value="28.8333">
            <text:p>28.8333</text:p>
          </table:table-cell>
          <table:table-cell office:value-type="float" office:value="0.6622133198796908">
            <text:p>0.6622133198796908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210.0">
            <text:p>210.0</text:p>
          </table:table-cell>
          <table:table-cell office:value-type="float" office:value="27.8333">
            <text:p>27.8333</text:p>
          </table:table-cell>
          <table:table-cell office:value-type="float" office:value="0.6478813918626141">
            <text:p>0.6478813918626141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222.5">
            <text:p>222.5</text:p>
          </table:table-cell>
          <table:table-cell office:value-type="float" office:value="24.8333">
            <text:p>24.8333</text:p>
          </table:table-cell>
          <table:table-cell office:value-type="float" office:value="0.7030923218483345">
            <text:p>0.703092321848334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273.3333">
            <text:p>273.3333</text:p>
          </table:table-cell>
          <table:table-cell office:value-type="float" office:value="26.0">
            <text:p>26.0</text:p>
          </table:table-cell>
          <table:table-cell office:value-type="float" office:value="0.35020629105290335">
            <text:p>0.3502062910529033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296.8333">
            <text:p>296.8333</text:p>
          </table:table-cell>
          <table:table-cell office:value-type="float" office:value="24.5">
            <text:p>24.5</text:p>
          </table:table-cell>
          <table:table-cell office:value-type="float" office:value="0.3055761205346694">
            <text:p>0.3055761205346694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05T15:00:00">
            <text:p>Sun Mar  5 15:00:00 2023</text:p>
          </table:table-cell>
          <table:table-cell office:value-type="float" office:value="230.6667">
            <text:p>230.6667</text:p>
          </table:table-cell>
          <table:table-cell office:value-type="float" office:value="22.5">
            <text:p>22.5</text:p>
          </table:table-cell>
          <table:table-cell office:value-type="float" office:value="0.32685975754277763">
            <text:p>0.3268597575427776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3-05T16:00:00">
            <text:p>Sun Mar  5 16:00:00 2023</text:p>
          </table:table-cell>
          <table:table-cell office:value-type="float" office:value="170.1667">
            <text:p>170.1667</text:p>
          </table:table-cell>
          <table:table-cell office:value-type="float" office:value="21.8333">
            <text:p>21.8333</text:p>
          </table:table-cell>
          <table:table-cell office:value-type="float" office:value="0.32414352505054916">
            <text:p>0.3241435250505491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3-05T17:00:00">
            <text:p>Sun Mar  5 17:00:00 2023</text:p>
          </table:table-cell>
          <table:table-cell office:value-type="float" office:value="211.0">
            <text:p>211.0</text:p>
          </table:table-cell>
          <table:table-cell office:value-type="float" office:value="18.1667">
            <text:p>18.1667</text:p>
          </table:table-cell>
          <table:table-cell office:value-type="float" office:value="0.2252759934733251">
            <text:p>0.2252759934733251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165.3333">
            <text:p>165.3333</text:p>
          </table:table-cell>
          <table:table-cell office:value-type="float" office:value="12.8333">
            <text:p>12.8333</text:p>
          </table:table-cell>
          <table:table-cell office:value-type="float" office:value="0.06144643769927763">
            <text:p>0.0614464376992776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3-06T10:00:00">
            <text:p>Mon Mar  6 10:00:00 2023</text:p>
          </table:table-cell>
          <table:table-cell office:value-type="float" office:value="175.3333">
            <text:p>175.3333</text:p>
          </table:table-cell>
          <table:table-cell office:value-type="float" office:value="11.1667">
            <text:p>11.1667</text:p>
          </table:table-cell>
          <table:table-cell office:value-type="float" office:value="-0.2946997045969809">
            <text:p>-0.2946997045969809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06T11:00:00">
            <text:p>Mon Mar  6 11:00:00 2023</text:p>
          </table:table-cell>
          <table:table-cell office:value-type="float" office:value="222.3333">
            <text:p>222.3333</text:p>
          </table:table-cell>
          <table:table-cell office:value-type="float" office:value="12.0">
            <text:p>12.0</text:p>
          </table:table-cell>
          <table:table-cell office:value-type="float" office:value="-0.3143823904853818">
            <text:p>-0.3143823904853818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3-06T12:00:00">
            <text:p>Mon Mar  6 12:00:00 2023</text:p>
          </table:table-cell>
          <table:table-cell office:value-type="float" office:value="272.1667">
            <text:p>272.1667</text:p>
          </table:table-cell>
          <table:table-cell office:value-type="float" office:value="10.3333">
            <text:p>10.3333</text:p>
          </table:table-cell>
          <table:table-cell office:value-type="float" office:value="-0.2565443709398654">
            <text:p>-0.2565443709398654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3-06T13:00:00">
            <text:p>Mon Mar  6 13:00:00 2023</text:p>
          </table:table-cell>
          <table:table-cell office:value-type="float" office:value="249.0">
            <text:p>249.0</text:p>
          </table:table-cell>
          <table:table-cell office:value-type="float" office:value="11.5">
            <text:p>11.5</text:p>
          </table:table-cell>
          <table:table-cell office:value-type="float" office:value="-0.24503734463507057">
            <text:p>-0.2450373446350705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3-06T14:00:00">
            <text:p>Mon Mar  6 14:00:00 2023</text:p>
          </table:table-cell>
          <table:table-cell office:value-type="float" office:value="178.0">
            <text:p>178.0</text:p>
          </table:table-cell>
          <table:table-cell office:value-type="float" office:value="13.0">
            <text:p>13.0</text:p>
          </table:table-cell>
          <table:table-cell office:value-type="float" office:value="-0.42859422669225783">
            <text:p>-0.4285942266922578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3-06T15:00:00">
            <text:p>Mon Mar  6 15:00:00 2023</text:p>
          </table:table-cell>
          <table:table-cell office:value-type="float" office:value="195.0">
            <text:p>195.0</text:p>
          </table:table-cell>
          <table:table-cell office:value-type="float" office:value="13.8333">
            <text:p>13.8333</text:p>
          </table:table-cell>
          <table:table-cell office:value-type="float" office:value="-0.5803402272120353">
            <text:p>-0.580340227212035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3-06T16:00:00">
            <text:p>Mon Mar  6 16:00:00 2023</text:p>
          </table:table-cell>
          <table:table-cell office:value-type="float" office:value="176.3333">
            <text:p>176.3333</text:p>
          </table:table-cell>
          <table:table-cell office:value-type="float" office:value="12.3333">
            <text:p>12.3333</text:p>
          </table:table-cell>
          <table:table-cell office:value-type="float" office:value="-0.665241933469001">
            <text:p>-0.66524193346900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3-07T15:00:00">
            <text:p>Tue Mar  7 15:00:00 2023</text:p>
          </table:table-cell>
          <table:table-cell office:value-type="float" office:value="186.3333">
            <text:p>186.3333</text:p>
          </table:table-cell>
          <table:table-cell office:value-type="float" office:value="20.0">
            <text:p>20.0</text:p>
          </table:table-cell>
          <table:table-cell office:value-type="float" office:value="-0.3129740348124523">
            <text:p>-0.312974034812452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07T16:00:00">
            <text:p>Tue Mar  7 16:00:00 2023</text:p>
          </table:table-cell>
          <table:table-cell office:value-type="float" office:value="172.0">
            <text:p>172.0</text:p>
          </table:table-cell>
          <table:table-cell office:value-type="float" office:value="14.8333">
            <text:p>14.8333</text:p>
          </table:table-cell>
          <table:table-cell office:value-type="float" office:value="-0.32795152790166093">
            <text:p>-0.3279515279016609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3-07T17:00:00">
            <text:p>Tue Mar  7 17:00:00 2023</text:p>
          </table:table-cell>
          <table:table-cell office:value-type="float" office:value="178.1667">
            <text:p>178.1667</text:p>
          </table:table-cell>
          <table:table-cell office:value-type="float" office:value="15.3333">
            <text:p>15.3333</text:p>
          </table:table-cell>
          <table:table-cell office:value-type="float" office:value="-0.3273811695161121">
            <text:p>-0.3273811695161121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07T18:00:00">
            <text:p>Tue Mar  7 18:00:00 2023</text:p>
          </table:table-cell>
          <table:table-cell office:value-type="float" office:value="178.0">
            <text:p>178.0</text:p>
          </table:table-cell>
          <table:table-cell office:value-type="float" office:value="14.6667">
            <text:p>14.6667</text:p>
          </table:table-cell>
          <table:table-cell office:value-type="float" office:value="-0.3197640599425787">
            <text:p>-0.319764059942578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175.3333">
            <text:p>175.3333</text:p>
          </table:table-cell>
          <table:table-cell office:value-type="float" office:value="5.0">
            <text:p>5.0</text:p>
          </table:table-cell>
          <table:table-cell office:value-type="float" office:value="0.04925592654544309">
            <text:p>0.04925592654544309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175.6667">
            <text:p>175.6667</text:p>
          </table:table-cell>
          <table:table-cell office:value-type="float" office:value="5.8333">
            <text:p>5.8333</text:p>
          </table:table-cell>
          <table:table-cell office:value-type="float" office:value="0.08431178671407621">
            <text:p>0.0843117867140762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175.0">
            <text:p>175.0</text:p>
          </table:table-cell>
          <table:table-cell office:value-type="float" office:value="7.0">
            <text:p>7.0</text:p>
          </table:table-cell>
          <table:table-cell office:value-type="float" office:value="0.05642027281728979">
            <text:p>0.05642027281728979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170.1667">
            <text:p>170.1667</text:p>
          </table:table-cell>
          <table:table-cell office:value-type="float" office:value="7.0">
            <text:p>7.0</text:p>
          </table:table-cell>
          <table:table-cell office:value-type="float" office:value="-0.01097614606553905">
            <text:p>-0.0109761460655390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175.1667">
            <text:p>175.1667</text:p>
          </table:table-cell>
          <table:table-cell office:value-type="float" office:value="7.5">
            <text:p>7.5</text:p>
          </table:table-cell>
          <table:table-cell office:value-type="float" office:value="-0.07210212457537082">
            <text:p>-0.07210212457537082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180.1667">
            <text:p>180.1667</text:p>
          </table:table-cell>
          <table:table-cell office:value-type="float" office:value="7.0">
            <text:p>7.0</text:p>
          </table:table-cell>
          <table:table-cell office:value-type="float" office:value="-0.15538846207892526">
            <text:p>-0.1553884620789252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181.3333">
            <text:p>181.3333</text:p>
          </table:table-cell>
          <table:table-cell office:value-type="float" office:value="8.0">
            <text:p>8.0</text:p>
          </table:table-cell>
          <table:table-cell office:value-type="float" office:value="0.5774719427534234">
            <text:p>0.5774719427534234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175.5">
            <text:p>175.5</text:p>
          </table:table-cell>
          <table:table-cell office:value-type="float" office:value="7.5">
            <text:p>7.5</text:p>
          </table:table-cell>
          <table:table-cell office:value-type="float" office:value="0.7367462934825234">
            <text:p>0.7367462934825234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173.6667">
            <text:p>173.6667</text:p>
          </table:table-cell>
          <table:table-cell office:value-type="float" office:value="8.1667">
            <text:p>8.1667</text:p>
          </table:table-cell>
          <table:table-cell office:value-type="float" office:value="0.6703551073711204">
            <text:p>0.6703551073711204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272.8333">
            <text:p>272.8333</text:p>
          </table:table-cell>
          <table:table-cell office:value-type="float" office:value="7.1667">
            <text:p>7.1667</text:p>
          </table:table-cell>
          <table:table-cell office:value-type="float" office:value="0.3854449627507563">
            <text:p>0.385444962750756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88.5">
            <text:p>288.5</text:p>
          </table:table-cell>
          <table:table-cell office:value-type="float" office:value="5.3333">
            <text:p>5.3333</text:p>
          </table:table-cell>
          <table:table-cell office:value-type="float" office:value="0.34608701406676906">
            <text:p>0.34608701406676906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278.1667">
            <text:p>278.1667</text:p>
          </table:table-cell>
          <table:table-cell office:value-type="float" office:value="3.6667">
            <text:p>3.6667</text:p>
          </table:table-cell>
          <table:table-cell office:value-type="float" office:value="0.17655822041649702">
            <text:p>0.17655822041649702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186.6667">
            <text:p>186.6667</text:p>
          </table:table-cell>
          <table:table-cell office:value-type="float" office:value="7.5">
            <text:p>7.5</text:p>
          </table:table-cell>
          <table:table-cell office:value-type="float" office:value="0.21668611074992225">
            <text:p>0.2166861107499222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234.8333">
            <text:p>234.8333</text:p>
          </table:table-cell>
          <table:table-cell office:value-type="float" office:value="8.3333">
            <text:p>8.3333</text:p>
          </table:table-cell>
          <table:table-cell office:value-type="float" office:value="0.30491905142885234">
            <text:p>0.30491905142885234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219.5">
            <text:p>219.5</text:p>
          </table:table-cell>
          <table:table-cell office:value-type="float" office:value="13.3333">
            <text:p>13.3333</text:p>
          </table:table-cell>
          <table:table-cell office:value-type="float" office:value="0.4460432130988565">
            <text:p>0.446043213098856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224.8333">
            <text:p>224.8333</text:p>
          </table:table-cell>
          <table:table-cell office:value-type="float" office:value="14.0">
            <text:p>14.0</text:p>
          </table:table-cell>
          <table:table-cell office:value-type="float" office:value="0.4467907691758189">
            <text:p>0.4467907691758189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339.1667">
            <text:p>339.1667</text:p>
          </table:table-cell>
          <table:table-cell office:value-type="float" office:value="11.5">
            <text:p>11.5</text:p>
          </table:table-cell>
          <table:table-cell office:value-type="float" office:value="0.46277866108297244">
            <text:p>0.46277866108297244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230.5">
            <text:p>230.5</text:p>
          </table:table-cell>
          <table:table-cell office:value-type="float" office:value="11.5">
            <text:p>11.5</text:p>
          </table:table-cell>
          <table:table-cell office:value-type="float" office:value="0.5130945439542265">
            <text:p>0.513094543954226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147.3333">
            <text:p>147.3333</text:p>
          </table:table-cell>
          <table:table-cell office:value-type="float" office:value="25.3333">
            <text:p>25.3333</text:p>
          </table:table-cell>
          <table:table-cell office:value-type="float" office:value="-0.05208217294886289">
            <text:p>-0.05208217294886289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3-15T14:00:00">
            <text:p>Wed Mar 15 14:00:00 2023</text:p>
          </table:table-cell>
          <table:table-cell office:value-type="float" office:value="157.6667">
            <text:p>157.6667</text:p>
          </table:table-cell>
          <table:table-cell office:value-type="float" office:value="23.1667">
            <text:p>23.1667</text:p>
          </table:table-cell>
          <table:table-cell office:value-type="float" office:value="0.022220184801866463">
            <text:p>0.02222018480186646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3-15T15:00:00">
            <text:p>Wed Mar 15 15:00:00 2023</text:p>
          </table:table-cell>
          <table:table-cell office:value-type="float" office:value="202.6667">
            <text:p>202.6667</text:p>
          </table:table-cell>
          <table:table-cell office:value-type="float" office:value="20.8333">
            <text:p>20.8333</text:p>
          </table:table-cell>
          <table:table-cell office:value-type="float" office:value="0.16817573798382474">
            <text:p>0.16817573798382474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3-15T16:00:00">
            <text:p>Wed Mar 15 16:00:00 2023</text:p>
          </table:table-cell>
          <table:table-cell office:value-type="float" office:value="231.0">
            <text:p>231.0</text:p>
          </table:table-cell>
          <table:table-cell office:value-type="float" office:value="20.5">
            <text:p>20.5</text:p>
          </table:table-cell>
          <table:table-cell office:value-type="float" office:value="0.27060068607246107">
            <text:p>0.2706006860724610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15T17:00:00">
            <text:p>Wed Mar 15 17:00:00 2023</text:p>
          </table:table-cell>
          <table:table-cell office:value-type="float" office:value="309.6667">
            <text:p>309.6667</text:p>
          </table:table-cell>
          <table:table-cell office:value-type="float" office:value="19.6667">
            <text:p>19.6667</text:p>
          </table:table-cell>
          <table:table-cell office:value-type="float" office:value="0.39373608175186775">
            <text:p>0.3937360817518677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3-16T13:00:00">
            <text:p>Thu Mar 16 13:00:00 2023</text:p>
          </table:table-cell>
          <table:table-cell office:value-type="float" office:value="178.5">
            <text:p>178.5</text:p>
          </table:table-cell>
          <table:table-cell office:value-type="float" office:value="22.3333">
            <text:p>22.3333</text:p>
          </table:table-cell>
          <table:table-cell office:value-type="float" office:value="0.6019919139714188">
            <text:p>0.6019919139714188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3-16T14:00:00">
            <text:p>Thu Mar 16 14:00:00 2023</text:p>
          </table:table-cell>
          <table:table-cell office:value-type="float" office:value="171.0">
            <text:p>171.0</text:p>
          </table:table-cell>
          <table:table-cell office:value-type="float" office:value="20.3333">
            <text:p>20.3333</text:p>
          </table:table-cell>
          <table:table-cell office:value-type="float" office:value="0.6043300551096188">
            <text:p>0.6043300551096188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3-16T15:00:00">
            <text:p>Thu Mar 16 15:00:00 2023</text:p>
          </table:table-cell>
          <table:table-cell office:value-type="float" office:value="176.3333">
            <text:p>176.3333</text:p>
          </table:table-cell>
          <table:table-cell office:value-type="float" office:value="18.3333">
            <text:p>18.3333</text:p>
          </table:table-cell>
          <table:table-cell office:value-type="float" office:value="0.6004248221169676">
            <text:p>0.6004248221169676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17T13:00:00">
            <text:p>Fri Mar 17 13:00:00 2023</text:p>
          </table:table-cell>
          <table:table-cell office:value-type="float" office:value="227.1667">
            <text:p>227.1667</text:p>
          </table:table-cell>
          <table:table-cell office:value-type="float" office:value="18.5">
            <text:p>18.5</text:p>
          </table:table-cell>
          <table:table-cell office:value-type="float" office:value="0.02467692855796013">
            <text:p>0.0246769285579601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4:00:00">
            <text:p>Fri Mar 17 14:00:00 2023</text:p>
          </table:table-cell>
          <table:table-cell office:value-type="float" office:value="288.3333">
            <text:p>288.3333</text:p>
          </table:table-cell>
          <table:table-cell office:value-type="float" office:value="18.0">
            <text:p>18.0</text:p>
          </table:table-cell>
          <table:table-cell office:value-type="float" office:value="0.03191386683413524">
            <text:p>0.0319138668341352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17T15:00:00">
            <text:p>Fri Mar 17 15:00:00 2023</text:p>
          </table:table-cell>
          <table:table-cell office:value-type="float" office:value="208.8333">
            <text:p>208.8333</text:p>
          </table:table-cell>
          <table:table-cell office:value-type="float" office:value="13.6667">
            <text:p>13.6667</text:p>
          </table:table-cell>
          <table:table-cell office:value-type="float" office:value="-0.013701718847313613">
            <text:p>-0.01370171884731361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17T16:00:00">
            <text:p>Fri Mar 17 16:00:00 2023</text:p>
          </table:table-cell>
          <table:table-cell office:value-type="float" office:value="225.0">
            <text:p>225.0</text:p>
          </table:table-cell>
          <table:table-cell office:value-type="float" office:value="11.6667">
            <text:p>11.6667</text:p>
          </table:table-cell>
          <table:table-cell office:value-type="float" office:value="-0.06811039922749845">
            <text:p>-0.0681103992274984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3-17T17:00:00">
            <text:p>Fri Mar 17 17:00:00 2023</text:p>
          </table:table-cell>
          <table:table-cell office:value-type="float" office:value="176.3333">
            <text:p>176.3333</text:p>
          </table:table-cell>
          <table:table-cell office:value-type="float" office:value="11.8333">
            <text:p>11.8333</text:p>
          </table:table-cell>
          <table:table-cell office:value-type="float" office:value="-0.19121571710316282">
            <text:p>-0.19121571710316282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3-18T13:00:00">
            <text:p>Sat Mar 18 13:00:00 2023</text:p>
          </table:table-cell>
          <table:table-cell office:value-type="float" office:value="225.1667">
            <text:p>225.1667</text:p>
          </table:table-cell>
          <table:table-cell office:value-type="float" office:value="12.5">
            <text:p>12.5</text:p>
          </table:table-cell>
          <table:table-cell office:value-type="float" office:value="-1.0351566609934122">
            <text:p>-1.0351566609934122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18T14:00:00">
            <text:p>Sat Mar 18 14:00:00 2023</text:p>
          </table:table-cell>
          <table:table-cell office:value-type="float" office:value="169.1667">
            <text:p>169.1667</text:p>
          </table:table-cell>
          <table:table-cell office:value-type="float" office:value="10.6667">
            <text:p>10.6667</text:p>
          </table:table-cell>
          <table:table-cell office:value-type="float" office:value="-0.9720787779804372">
            <text:p>-0.972078777980437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18T15:00:00">
            <text:p>Sat Mar 18 15:00:00 2023</text:p>
          </table:table-cell>
          <table:table-cell office:value-type="float" office:value="302.0">
            <text:p>302.0</text:p>
          </table:table-cell>
          <table:table-cell office:value-type="float" office:value="7.3333">
            <text:p>7.3333</text:p>
          </table:table-cell>
          <table:table-cell office:value-type="float" office:value="-0.9574798329531325">
            <text:p>-0.957479832953132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18T16:00:00">
            <text:p>Sat Mar 18 16:00:00 2023</text:p>
          </table:table-cell>
          <table:table-cell office:value-type="float" office:value="327.5">
            <text:p>327.5</text:p>
          </table:table-cell>
          <table:table-cell office:value-type="float" office:value="6.3333">
            <text:p>6.3333</text:p>
          </table:table-cell>
          <table:table-cell office:value-type="float" office:value="-0.9138201159687293">
            <text:p>-0.913820115968729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19T12:00:00">
            <text:p>Sun Mar 19 12:00:00 2023</text:p>
          </table:table-cell>
          <table:table-cell office:value-type="float" office:value="230.3333">
            <text:p>230.3333</text:p>
          </table:table-cell>
          <table:table-cell office:value-type="float" office:value="8.5">
            <text:p>8.5</text:p>
          </table:table-cell>
          <table:table-cell office:value-type="float" office:value="-0.15508055210998697">
            <text:p>-0.1550805521099869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3-19T13:00:00">
            <text:p>Sun Mar 19 13:00:00 2023</text:p>
          </table:table-cell>
          <table:table-cell office:value-type="float" office:value="293.1667">
            <text:p>293.1667</text:p>
          </table:table-cell>
          <table:table-cell office:value-type="float" office:value="7.8333">
            <text:p>7.8333</text:p>
          </table:table-cell>
          <table:table-cell office:value-type="float" office:value="-0.12809870229791587">
            <text:p>-0.1280987022979158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9T14:00:00">
            <text:p>Sun Mar 19 14:00:00 2023</text:p>
          </table:table-cell>
          <table:table-cell office:value-type="float" office:value="290.3333">
            <text:p>290.3333</text:p>
          </table:table-cell>
          <table:table-cell office:value-type="float" office:value="7.1667">
            <text:p>7.1667</text:p>
          </table:table-cell>
          <table:table-cell office:value-type="float" office:value="-0.14288528434259865">
            <text:p>-0.1428852843425986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9T15:00:00">
            <text:p>Sun Mar 19 15:00:00 2023</text:p>
          </table:table-cell>
          <table:table-cell office:value-type="float" office:value="184.0">
            <text:p>184.0</text:p>
          </table:table-cell>
          <table:table-cell office:value-type="float" office:value="6.6667">
            <text:p>6.6667</text:p>
          </table:table-cell>
          <table:table-cell office:value-type="float" office:value="-0.1977954287123768">
            <text:p>-0.1977954287123768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9T16:00:00">
            <text:p>Sun Mar 19 16:00:00 2023</text:p>
          </table:table-cell>
          <table:table-cell office:value-type="float" office:value="192.5">
            <text:p>192.5</text:p>
          </table:table-cell>
          <table:table-cell office:value-type="float" office:value="4.5">
            <text:p>4.5</text:p>
          </table:table-cell>
          <table:table-cell office:value-type="float" office:value="-0.2702041254771133">
            <text:p>-0.27020412547711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19T17:00:00">
            <text:p>Sun Mar 19 17:00:00 2023</text:p>
          </table:table-cell>
          <table:table-cell office:value-type="float" office:value="178.3333">
            <text:p>178.3333</text:p>
          </table:table-cell>
          <table:table-cell office:value-type="float" office:value="4.5">
            <text:p>4.5</text:p>
          </table:table-cell>
          <table:table-cell office:value-type="float" office:value="-0.3623067873048518">
            <text:p>-0.362306787304851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20T13:00:00">
            <text:p>Mon Mar 20 13:00:00 2023</text:p>
          </table:table-cell>
          <table:table-cell office:value-type="float" office:value="333.5">
            <text:p>333.5</text:p>
          </table:table-cell>
          <table:table-cell office:value-type="float" office:value="18.0">
            <text:p>18.0</text:p>
          </table:table-cell>
          <table:table-cell office:value-type="float" office:value="-0.1219268836865557">
            <text:p>-0.121926883686555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0T14:00:00">
            <text:p>Mon Mar 20 14:00:00 2023</text:p>
          </table:table-cell>
          <table:table-cell office:value-type="float" office:value="228.8333">
            <text:p>228.8333</text:p>
          </table:table-cell>
          <table:table-cell office:value-type="float" office:value="14.5">
            <text:p>14.5</text:p>
          </table:table-cell>
          <table:table-cell office:value-type="float" office:value="-0.07944331299296088">
            <text:p>-0.07944331299296088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0T15:00:00">
            <text:p>Mon Mar 20 15:00:00 2023</text:p>
          </table:table-cell>
          <table:table-cell office:value-type="float" office:value="283.1667">
            <text:p>283.1667</text:p>
          </table:table-cell>
          <table:table-cell office:value-type="float" office:value="10.5">
            <text:p>10.5</text:p>
          </table:table-cell>
          <table:table-cell office:value-type="float" office:value="-0.012588622458938215">
            <text:p>-0.01258862245893821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0T16:00:00">
            <text:p>Mon Mar 20 16:00:00 2023</text:p>
          </table:table-cell>
          <table:table-cell office:value-type="float" office:value="314.5">
            <text:p>314.5</text:p>
          </table:table-cell>
          <table:table-cell office:value-type="float" office:value="10.0">
            <text:p>10.0</text:p>
          </table:table-cell>
          <table:table-cell office:value-type="float" office:value="0.06846594950565472">
            <text:p>0.0684659495056547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3-20T17:00:00">
            <text:p>Mon Mar 20 17:00:00 2023</text:p>
          </table:table-cell>
          <table:table-cell office:value-type="float" office:value="333.1667">
            <text:p>333.1667</text:p>
          </table:table-cell>
          <table:table-cell office:value-type="float" office:value="10.3333">
            <text:p>10.3333</text:p>
          </table:table-cell>
          <table:table-cell office:value-type="float" office:value="0.11921905025998285">
            <text:p>0.1192190502599828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1T12:00:00">
            <text:p>Tue Mar 21 12:00:00 2023</text:p>
          </table:table-cell>
          <table:table-cell office:value-type="float" office:value="275.0">
            <text:p>275.0</text:p>
          </table:table-cell>
          <table:table-cell office:value-type="float" office:value="33.3333">
            <text:p>33.3333</text:p>
          </table:table-cell>
          <table:table-cell office:value-type="float" office:value="-0.03937113161325381">
            <text:p>-0.0393711316132538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1T13:00:00">
            <text:p>Tue Mar 21 13:00:00 2023</text:p>
          </table:table-cell>
          <table:table-cell office:value-type="float" office:value="109.8333">
            <text:p>109.8333</text:p>
          </table:table-cell>
          <table:table-cell office:value-type="float" office:value="27.5">
            <text:p>27.5</text:p>
          </table:table-cell>
          <table:table-cell office:value-type="float" office:value="-0.03714155944099003">
            <text:p>-0.0371415594409900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3-21T14:00:00">
            <text:p>Tue Mar 21 14:00:00 2023</text:p>
          </table:table-cell>
          <table:table-cell office:value-type="float" office:value="145.8333">
            <text:p>145.8333</text:p>
          </table:table-cell>
          <table:table-cell office:value-type="float" office:value="21.5">
            <text:p>21.5</text:p>
          </table:table-cell>
          <table:table-cell office:value-type="float" office:value="-0.0357330450543522">
            <text:p>-0.0357330450543522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1T15:00:00">
            <text:p>Tue Mar 21 15:00:00 2023</text:p>
          </table:table-cell>
          <table:table-cell office:value-type="float" office:value="222.3333">
            <text:p>222.3333</text:p>
          </table:table-cell>
          <table:table-cell office:value-type="float" office:value="17.3333">
            <text:p>17.3333</text:p>
          </table:table-cell>
          <table:table-cell office:value-type="float" office:value="-0.047660952265074365">
            <text:p>-0.04766095226507436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16:00:00">
            <text:p>Tue Mar 21 16:00:00 2023</text:p>
          </table:table-cell>
          <table:table-cell office:value-type="float" office:value="188.8333">
            <text:p>188.8333</text:p>
          </table:table-cell>
          <table:table-cell office:value-type="float" office:value="12.8333">
            <text:p>12.8333</text:p>
          </table:table-cell>
          <table:table-cell office:value-type="float" office:value="-0.07645033562343377">
            <text:p>-0.0764503356234337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3-21T17:00:00">
            <text:p>Tue Mar 21 17:00:00 2023</text:p>
          </table:table-cell>
          <table:table-cell office:value-type="float" office:value="277.6667">
            <text:p>277.6667</text:p>
          </table:table-cell>
          <table:table-cell office:value-type="float" office:value="10.6667">
            <text:p>10.6667</text:p>
          </table:table-cell>
          <table:table-cell office:value-type="float" office:value="-0.07854059520544794">
            <text:p>-0.07854059520544794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3-22T13:00:00">
            <text:p>Wed Mar 22 13:00:00 2023</text:p>
          </table:table-cell>
          <table:table-cell office:value-type="float" office:value="179.0">
            <text:p>179.0</text:p>
          </table:table-cell>
          <table:table-cell office:value-type="float" office:value="33.3333">
            <text:p>33.3333</text:p>
          </table:table-cell>
          <table:table-cell office:value-type="float" office:value="-0.16946932266881362">
            <text:p>-0.1694693226688136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3-22T14:00:00">
            <text:p>Wed Mar 22 14:00:00 2023</text:p>
          </table:table-cell>
          <table:table-cell office:value-type="float" office:value="197.6667">
            <text:p>197.6667</text:p>
          </table:table-cell>
          <table:table-cell office:value-type="float" office:value="28.0">
            <text:p>28.0</text:p>
          </table:table-cell>
          <table:table-cell office:value-type="float" office:value="-0.17003744238903187">
            <text:p>-0.1700374423890318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22T15:00:00">
            <text:p>Wed Mar 22 15:00:00 2023</text:p>
          </table:table-cell>
          <table:table-cell office:value-type="float" office:value="207.0">
            <text:p>207.0</text:p>
          </table:table-cell>
          <table:table-cell office:value-type="float" office:value="29.6667">
            <text:p>29.6667</text:p>
          </table:table-cell>
          <table:table-cell office:value-type="float" office:value="-0.17003744238903187">
            <text:p>-0.1700374423890318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197.1667">
            <text:p>197.1667</text:p>
          </table:table-cell>
          <table:table-cell office:value-type="float" office:value="30.1667">
            <text:p>30.1667</text:p>
          </table:table-cell>
          <table:table-cell office:value-type="float" office:value="-0.14913942389735155">
            <text:p>-0.1491394238973515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187.5">
            <text:p>187.5</text:p>
          </table:table-cell>
          <table:table-cell office:value-type="float" office:value="22.0">
            <text:p>22.0</text:p>
          </table:table-cell>
          <table:table-cell office:value-type="float" office:value="-0.10263173541197361">
            <text:p>-0.10263173541197361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3-22T18:00:00">
            <text:p>Wed Mar 22 18:00:00 2023</text:p>
          </table:table-cell>
          <table:table-cell office:value-type="float" office:value="179.1667">
            <text:p>179.1667</text:p>
          </table:table-cell>
          <table:table-cell office:value-type="float" office:value="17.8333">
            <text:p>17.8333</text:p>
          </table:table-cell>
          <table:table-cell office:value-type="float" office:value="-0.05697076920139358">
            <text:p>-0.05697076920139358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3-03-23T13:00:00">
            <text:p>Thu Mar 23 13:00:00 2023</text:p>
          </table:table-cell>
          <table:table-cell office:value-type="float" office:value="191.8333">
            <text:p>191.8333</text:p>
          </table:table-cell>
          <table:table-cell office:value-type="float" office:value="34.3333">
            <text:p>34.3333</text:p>
          </table:table-cell>
          <table:table-cell office:value-type="float" office:value="0.28646681000479224">
            <text:p>0.28646681000479224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23T14:00:00">
            <text:p>Thu Mar 23 14:00:00 2023</text:p>
          </table:table-cell>
          <table:table-cell office:value-type="float" office:value="192.0">
            <text:p>192.0</text:p>
          </table:table-cell>
          <table:table-cell office:value-type="float" office:value="31.8333">
            <text:p>31.8333</text:p>
          </table:table-cell>
          <table:table-cell office:value-type="float" office:value="0.3106575818679737">
            <text:p>0.310657581867973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3-23T15:00:00">
            <text:p>Thu Mar 23 15:00:00 2023</text:p>
          </table:table-cell>
          <table:table-cell office:value-type="float" office:value="177.3333">
            <text:p>177.3333</text:p>
          </table:table-cell>
          <table:table-cell office:value-type="float" office:value="27.5">
            <text:p>27.5</text:p>
          </table:table-cell>
          <table:table-cell office:value-type="float" office:value="0.31060415943763575">
            <text:p>0.3106041594376357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3-23T16:00:00">
            <text:p>Thu Mar 23 16:00:00 2023</text:p>
          </table:table-cell>
          <table:table-cell office:value-type="float" office:value="178.6667">
            <text:p>178.6667</text:p>
          </table:table-cell>
          <table:table-cell office:value-type="float" office:value="22.0">
            <text:p>22.0</text:p>
          </table:table-cell>
          <table:table-cell office:value-type="float" office:value="0.29598365534646764">
            <text:p>0.29598365534646764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3-23T17:00:00">
            <text:p>Thu Mar 23 17:00:00 2023</text:p>
          </table:table-cell>
          <table:table-cell office:value-type="float" office:value="181.3333">
            <text:p>181.3333</text:p>
          </table:table-cell>
          <table:table-cell office:value-type="float" office:value="18.0">
            <text:p>18.0</text:p>
          </table:table-cell>
          <table:table-cell office:value-type="float" office:value="0.2385094526093944">
            <text:p>0.2385094526093944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3-23T18:00:00">
            <text:p>Thu Mar 23 18:00:00 2023</text:p>
          </table:table-cell>
          <table:table-cell office:value-type="float" office:value="176.6667">
            <text:p>176.6667</text:p>
          </table:table-cell>
          <table:table-cell office:value-type="float" office:value="14.8333">
            <text:p>14.8333</text:p>
          </table:table-cell>
          <table:table-cell office:value-type="float" office:value="0.1406433643430651">
            <text:p>0.1406433643430651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3-24T13:00:00">
            <text:p>Fri Mar 24 13:00:00 2023</text:p>
          </table:table-cell>
          <table:table-cell office:value-type="float" office:value="316.1667">
            <text:p>316.1667</text:p>
          </table:table-cell>
          <table:table-cell office:value-type="float" office:value="32.1667">
            <text:p>32.1667</text:p>
          </table:table-cell>
          <table:table-cell office:value-type="float" office:value="0.07757614579707371">
            <text:p>0.07757614579707371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24T14:00:00">
            <text:p>Fri Mar 24 14:00:00 2023</text:p>
          </table:table-cell>
          <table:table-cell office:value-type="float" office:value="348.5">
            <text:p>348.5</text:p>
          </table:table-cell>
          <table:table-cell office:value-type="float" office:value="30.6667">
            <text:p>30.6667</text:p>
          </table:table-cell>
          <table:table-cell office:value-type="float" office:value="0.069167130015673">
            <text:p>0.06916713001567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3-24T15:00:00">
            <text:p>Fri Mar 24 15:00:00 2023</text:p>
          </table:table-cell>
          <table:table-cell office:value-type="float" office:value="341.0">
            <text:p>341.0</text:p>
          </table:table-cell>
          <table:table-cell office:value-type="float" office:value="24.1667">
            <text:p>24.1667</text:p>
          </table:table-cell>
          <table:table-cell office:value-type="float" office:value="0.0559113698760173">
            <text:p>0.055911369876017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4T16:00:00">
            <text:p>Fri Mar 24 16:00:00 2023</text:p>
          </table:table-cell>
          <table:table-cell office:value-type="float" office:value="185.3333">
            <text:p>185.3333</text:p>
          </table:table-cell>
          <table:table-cell office:value-type="float" office:value="17.3333">
            <text:p>17.3333</text:p>
          </table:table-cell>
          <table:table-cell office:value-type="float" office:value="0.0327984187275067">
            <text:p>0.03279841872750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3-24T17:00:00">
            <text:p>Fri Mar 24 17:00:00 2023</text:p>
          </table:table-cell>
          <table:table-cell office:value-type="float" office:value="223.8333">
            <text:p>223.8333</text:p>
          </table:table-cell>
          <table:table-cell office:value-type="float" office:value="14.3333">
            <text:p>14.3333</text:p>
          </table:table-cell>
          <table:table-cell office:value-type="float" office:value="-0.006591791273550788">
            <text:p>-0.006591791273550788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3-25T11:00:00">
            <text:p>Sat Mar 25 11:00:00 2023</text:p>
          </table:table-cell>
          <table:table-cell office:value-type="float" office:value="351.3333">
            <text:p>351.3333</text:p>
          </table:table-cell>
          <table:table-cell office:value-type="float" office:value="22.6667">
            <text:p>22.6667</text:p>
          </table:table-cell>
          <table:table-cell office:value-type="float" office:value="0.3416857545653996">
            <text:p>0.3416857545653996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348.1667">
            <text:p>348.1667</text:p>
          </table:table-cell>
          <table:table-cell office:value-type="float" office:value="17.8333">
            <text:p>17.8333</text:p>
          </table:table-cell>
          <table:table-cell office:value-type="float" office:value="0.36779003373138086">
            <text:p>0.36779003373138086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297.1667">
            <text:p>297.1667</text:p>
          </table:table-cell>
          <table:table-cell office:value-type="float" office:value="13.0">
            <text:p>13.0</text:p>
          </table:table-cell>
          <table:table-cell office:value-type="float" office:value="0.39824006813440327">
            <text:p>0.3982400681344032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283.5">
            <text:p>283.5</text:p>
          </table:table-cell>
          <table:table-cell office:value-type="float" office:value="10.1667">
            <text:p>10.1667</text:p>
          </table:table-cell>
          <table:table-cell office:value-type="float" office:value="0.3913840930236488">
            <text:p>0.3913840930236488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310.5">
            <text:p>310.5</text:p>
          </table:table-cell>
          <table:table-cell office:value-type="float" office:value="7.1667">
            <text:p>7.1667</text:p>
          </table:table-cell>
          <table:table-cell office:value-type="float" office:value="0.3331431303075265">
            <text:p>0.333143130307526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25T16:00:00">
            <text:p>Sat Mar 25 16:00:00 2023</text:p>
          </table:table-cell>
          <table:table-cell office:value-type="float" office:value="300.5">
            <text:p>300.5</text:p>
          </table:table-cell>
          <table:table-cell office:value-type="float" office:value="6.0">
            <text:p>6.0</text:p>
          </table:table-cell>
          <table:table-cell office:value-type="float" office:value="0.28523946069349937">
            <text:p>0.2852394606934993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294.3333">
            <text:p>294.3333</text:p>
          </table:table-cell>
          <table:table-cell office:value-type="float" office:value="11.0">
            <text:p>11.0</text:p>
          </table:table-cell>
          <table:table-cell office:value-type="float" office:value="-0.03397561486198671">
            <text:p>-0.03397561486198671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345.1667">
            <text:p>345.1667</text:p>
          </table:table-cell>
          <table:table-cell office:value-type="float" office:value="8.6667">
            <text:p>8.6667</text:p>
          </table:table-cell>
          <table:table-cell office:value-type="float" office:value="-0.04684376535691985">
            <text:p>-0.0468437653569198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6T15:00:00">
            <text:p>Sun Mar 26 15:00:00 2023</text:p>
          </table:table-cell>
          <table:table-cell office:value-type="float" office:value="287.5">
            <text:p>287.5</text:p>
          </table:table-cell>
          <table:table-cell office:value-type="float" office:value="8.0">
            <text:p>8.0</text:p>
          </table:table-cell>
          <table:table-cell office:value-type="float" office:value="-0.04956902991259925">
            <text:p>-0.0495690299125992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3-26T16:00:00">
            <text:p>Sun Mar 26 16:00:00 2023</text:p>
          </table:table-cell>
          <table:table-cell office:value-type="float" office:value="338.1667">
            <text:p>338.1667</text:p>
          </table:table-cell>
          <table:table-cell office:value-type="float" office:value="6.6667">
            <text:p>6.6667</text:p>
          </table:table-cell>
          <table:table-cell office:value-type="float" office:value="-0.05225554969296104">
            <text:p>-0.05225554969296104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27T16:00:00">
            <text:p>Mon Mar 27 16:00:00 2023</text:p>
          </table:table-cell>
          <table:table-cell office:value-type="float" office:value="278.8333">
            <text:p>278.8333</text:p>
          </table:table-cell>
          <table:table-cell office:value-type="float" office:value="17.3333">
            <text:p>17.3333</text:p>
          </table:table-cell>
          <table:table-cell office:value-type="float" office:value="-0.9944160864081948">
            <text:p>-0.9944160864081948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3-27T17:00:00">
            <text:p>Mon Mar 27 17:00:00 2023</text:p>
          </table:table-cell>
          <table:table-cell office:value-type="float" office:value="273.6667">
            <text:p>273.6667</text:p>
          </table:table-cell>
          <table:table-cell office:value-type="float" office:value="15.0">
            <text:p>15.0</text:p>
          </table:table-cell>
          <table:table-cell office:value-type="float" office:value="-0.7089246011270528">
            <text:p>-0.7089246011270528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7T18:00:00">
            <text:p>Mon Mar 27 18:00:00 2023</text:p>
          </table:table-cell>
          <table:table-cell office:value-type="float" office:value="242.5">
            <text:p>242.5</text:p>
          </table:table-cell>
          <table:table-cell office:value-type="float" office:value="13.3333">
            <text:p>13.3333</text:p>
          </table:table-cell>
          <table:table-cell office:value-type="float" office:value="-0.5411111559930062">
            <text:p>-0.5411111559930062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324.3333">
            <text:p>324.3333</text:p>
          </table:table-cell>
          <table:table-cell office:value-type="float" office:value="10.3333">
            <text:p>10.3333</text:p>
          </table:table-cell>
          <table:table-cell office:value-type="float" office:value="-0.41472895816054495">
            <text:p>-0.4147289581605449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255.8333">
            <text:p>255.8333</text:p>
          </table:table-cell>
          <table:table-cell office:value-type="float" office:value="11.0">
            <text:p>11.0</text:p>
          </table:table-cell>
          <table:table-cell office:value-type="float" office:value="-0.42569527624382364">
            <text:p>-0.42569527624382364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3-28T13:00:00">
            <text:p>Tue Mar 28 13:00:00 2023</text:p>
          </table:table-cell>
          <table:table-cell office:value-type="float" office:value="220.1667">
            <text:p>220.1667</text:p>
          </table:table-cell>
          <table:table-cell office:value-type="float" office:value="44.3333">
            <text:p>44.3333</text:p>
          </table:table-cell>
          <table:table-cell office:value-type="float" office:value="0.0791789492096592">
            <text:p>0.0791789492096592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3-28T14:00:00">
            <text:p>Tue Mar 28 14:00:00 2023</text:p>
          </table:table-cell>
          <table:table-cell office:value-type="float" office:value="210.0">
            <text:p>210.0</text:p>
          </table:table-cell>
          <table:table-cell office:value-type="float" office:value="33.8333">
            <text:p>33.8333</text:p>
          </table:table-cell>
          <table:table-cell office:value-type="float" office:value="0.09520180391579103">
            <text:p>0.0952018039157910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145.6667">
            <text:p>145.6667</text:p>
          </table:table-cell>
          <table:table-cell office:value-type="float" office:value="27.8333">
            <text:p>27.8333</text:p>
          </table:table-cell>
          <table:table-cell office:value-type="float" office:value="0.09608723629336632">
            <text:p>0.09608723629336632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3-28T16:00:00">
            <text:p>Tue Mar 28 16:00:00 2023</text:p>
          </table:table-cell>
          <table:table-cell office:value-type="float" office:value="281.1667">
            <text:p>281.1667</text:p>
          </table:table-cell>
          <table:table-cell office:value-type="float" office:value="22.3333">
            <text:p>22.3333</text:p>
          </table:table-cell>
          <table:table-cell office:value-type="float" office:value="0.10689899007415618">
            <text:p>0.10689899007415618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3-28T17:00:00">
            <text:p>Tue Mar 28 17:00:00 2023</text:p>
          </table:table-cell>
          <table:table-cell office:value-type="float" office:value="220.6667">
            <text:p>220.6667</text:p>
          </table:table-cell>
          <table:table-cell office:value-type="float" office:value="20.1667">
            <text:p>20.1667</text:p>
          </table:table-cell>
          <table:table-cell office:value-type="float" office:value="0.11853135689800379">
            <text:p>0.11853135689800379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3-28T18:00:00">
            <text:p>Tue Mar 28 18:00:00 2023</text:p>
          </table:table-cell>
          <table:table-cell office:value-type="float" office:value="196.5">
            <text:p>196.5</text:p>
          </table:table-cell>
          <table:table-cell office:value-type="float" office:value="19.1667">
            <text:p>19.1667</text:p>
          </table:table-cell>
          <table:table-cell office:value-type="float" office:value="0.12174979087476664">
            <text:p>0.12174979087476664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3-29T12:00:00">
            <text:p>Wed Mar 29 12:00:00 2023</text:p>
          </table:table-cell>
          <table:table-cell office:value-type="float" office:value="240.0">
            <text:p>240.0</text:p>
          </table:table-cell>
          <table:table-cell office:value-type="float" office:value="32.6667">
            <text:p>32.6667</text:p>
          </table:table-cell>
          <table:table-cell office:value-type="float" office:value="0.36748446449840744">
            <text:p>0.36748446449840744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3-29T13:00:00">
            <text:p>Wed Mar 29 13:00:00 2023</text:p>
          </table:table-cell>
          <table:table-cell office:value-type="float" office:value="125.5">
            <text:p>125.5</text:p>
          </table:table-cell>
          <table:table-cell office:value-type="float" office:value="34.0">
            <text:p>34.0</text:p>
          </table:table-cell>
          <table:table-cell office:value-type="float" office:value="0.3195224586928956">
            <text:p>0.3195224586928956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3-29T14:00:00">
            <text:p>Wed Mar 29 14:00:00 2023</text:p>
          </table:table-cell>
          <table:table-cell office:value-type="float" office:value="288.0">
            <text:p>288.0</text:p>
          </table:table-cell>
          <table:table-cell office:value-type="float" office:value="30.6667">
            <text:p>30.6667</text:p>
          </table:table-cell>
          <table:table-cell office:value-type="float" office:value="0.24984964489400205">
            <text:p>0.2498496448940020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3-29T15:00:00">
            <text:p>Wed Mar 29 15:00:00 2023</text:p>
          </table:table-cell>
          <table:table-cell office:value-type="float" office:value="294.8333">
            <text:p>294.8333</text:p>
          </table:table-cell>
          <table:table-cell office:value-type="float" office:value="30.3333">
            <text:p>30.3333</text:p>
          </table:table-cell>
          <table:table-cell office:value-type="float" office:value="0.26114834398075243">
            <text:p>0.2611483439807524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3-29T16:00:00">
            <text:p>Wed Mar 29 16:00:00 2023</text:p>
          </table:table-cell>
          <table:table-cell office:value-type="float" office:value="286.3333">
            <text:p>286.3333</text:p>
          </table:table-cell>
          <table:table-cell office:value-type="float" office:value="28.3333">
            <text:p>28.3333</text:p>
          </table:table-cell>
          <table:table-cell office:value-type="float" office:value="0.3098023907690016">
            <text:p>0.3098023907690016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3-29T17:00:00">
            <text:p>Wed Mar 29 17:00:00 2023</text:p>
          </table:table-cell>
          <table:table-cell office:value-type="float" office:value="188.8333">
            <text:p>188.8333</text:p>
          </table:table-cell>
          <table:table-cell office:value-type="float" office:value="26.8333">
            <text:p>26.8333</text:p>
          </table:table-cell>
          <table:table-cell office:value-type="float" office:value="0.4045546135520613">
            <text:p>0.404554613552061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3-30T13:00:00">
            <text:p>Thu Mar 30 13:00:00 2023</text:p>
          </table:table-cell>
          <table:table-cell office:value-type="float" office:value="229.6667">
            <text:p>229.6667</text:p>
          </table:table-cell>
          <table:table-cell office:value-type="float" office:value="48.1667">
            <text:p>48.1667</text:p>
          </table:table-cell>
          <table:table-cell office:value-type="float" office:value="0.09087406234431608">
            <text:p>0.09087406234431608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3-30T14:00:00">
            <text:p>Thu Mar 30 14:00:00 2023</text:p>
          </table:table-cell>
          <table:table-cell office:value-type="float" office:value="205.6667">
            <text:p>205.6667</text:p>
          </table:table-cell>
          <table:table-cell office:value-type="float" office:value="46.3333">
            <text:p>46.3333</text:p>
          </table:table-cell>
          <table:table-cell office:value-type="float" office:value="0.16284055818836668">
            <text:p>0.16284055818836668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30T15:00:00">
            <text:p>Thu Mar 30 15:00:00 2023</text:p>
          </table:table-cell>
          <table:table-cell office:value-type="float" office:value="192.5">
            <text:p>192.5</text:p>
          </table:table-cell>
          <table:table-cell office:value-type="float" office:value="42.6667">
            <text:p>42.6667</text:p>
          </table:table-cell>
          <table:table-cell office:value-type="float" office:value="0.19509368425179344">
            <text:p>0.19509368425179344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3-30T16:00:00">
            <text:p>Thu Mar 30 16:00:00 2023</text:p>
          </table:table-cell>
          <table:table-cell office:value-type="float" office:value="199.0">
            <text:p>199.0</text:p>
          </table:table-cell>
          <table:table-cell office:value-type="float" office:value="38.0">
            <text:p>38.0</text:p>
          </table:table-cell>
          <table:table-cell office:value-type="float" office:value="0.17089214853066073">
            <text:p>0.1708921485306607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30T17:00:00">
            <text:p>Thu Mar 30 17:00:00 2023</text:p>
          </table:table-cell>
          <table:table-cell office:value-type="float" office:value="210.5">
            <text:p>210.5</text:p>
          </table:table-cell>
          <table:table-cell office:value-type="float" office:value="30.8333">
            <text:p>30.8333</text:p>
          </table:table-cell>
          <table:table-cell office:value-type="float" office:value="0.048396562307051784">
            <text:p>0.048396562307051784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3-30T18:00:00">
            <text:p>Thu Mar 30 18:00:00 2023</text:p>
          </table:table-cell>
          <table:table-cell office:value-type="float" office:value="249.1667">
            <text:p>249.1667</text:p>
          </table:table-cell>
          <table:table-cell office:value-type="float" office:value="23.6667">
            <text:p>23.6667</text:p>
          </table:table-cell>
          <table:table-cell office:value-type="float" office:value="-0.0485775607180837">
            <text:p>-0.048577560718083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3-30T19:00:00">
            <text:p>Thu Mar 30 19:00:00 2023</text:p>
          </table:table-cell>
          <table:table-cell office:value-type="float" office:value="180.5">
            <text:p>180.5</text:p>
          </table:table-cell>
          <table:table-cell office:value-type="float" office:value="16.5">
            <text:p>16.5</text:p>
          </table:table-cell>
          <table:table-cell office:value-type="float" office:value="-0.1563006794581583">
            <text:p>-0.156300679458158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3-31T14:00:00">
            <text:p>Fri Mar 31 14:00:00 2023</text:p>
          </table:table-cell>
          <table:table-cell office:value-type="float" office:value="154.1667">
            <text:p>154.1667</text:p>
          </table:table-cell>
          <table:table-cell office:value-type="float" office:value="36.3333">
            <text:p>36.3333</text:p>
          </table:table-cell>
          <table:table-cell office:value-type="float" office:value="-0.09485640267623052">
            <text:p>-0.09485640267623052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31T15:00:00">
            <text:p>Fri Mar 31 15:00:00 2023</text:p>
          </table:table-cell>
          <table:table-cell office:value-type="float" office:value="175.8333">
            <text:p>175.8333</text:p>
          </table:table-cell>
          <table:table-cell office:value-type="float" office:value="32.8333">
            <text:p>32.8333</text:p>
          </table:table-cell>
          <table:table-cell office:value-type="float" office:value="-0.09209282624092181">
            <text:p>-0.09209282624092181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3-31T16:00:00">
            <text:p>Fri Mar 31 16:00:00 2023</text:p>
          </table:table-cell>
          <table:table-cell office:value-type="float" office:value="229.3333">
            <text:p>229.3333</text:p>
          </table:table-cell>
          <table:table-cell office:value-type="float" office:value="30.6667">
            <text:p>30.6667</text:p>
          </table:table-cell>
          <table:table-cell office:value-type="float" office:value="-0.1261313885000544">
            <text:p>-0.126131388500054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31T17:00:00">
            <text:p>Fri Mar 31 17:00:00 2023</text:p>
          </table:table-cell>
          <table:table-cell office:value-type="float" office:value="218.6667">
            <text:p>218.6667</text:p>
          </table:table-cell>
          <table:table-cell office:value-type="float" office:value="25.6667">
            <text:p>25.6667</text:p>
          </table:table-cell>
          <table:table-cell office:value-type="float" office:value="-0.15735708932967343">
            <text:p>-0.1573570893296734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3-31T18:00:00">
            <text:p>Fri Mar 31 18:00:00 2023</text:p>
          </table:table-cell>
          <table:table-cell office:value-type="float" office:value="312.0">
            <text:p>312.0</text:p>
          </table:table-cell>
          <table:table-cell office:value-type="float" office:value="18.3333">
            <text:p>18.3333</text:p>
          </table:table-cell>
          <table:table-cell office:value-type="float" office:value="-0.197998863151513">
            <text:p>-0.19799886315151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3-31T19:00:00">
            <text:p>Fri Mar 31 19:00:00 2023</text:p>
          </table:table-cell>
          <table:table-cell office:value-type="float" office:value="286.5">
            <text:p>286.5</text:p>
          </table:table-cell>
          <table:table-cell office:value-type="float" office:value="15.3333">
            <text:p>15.3333</text:p>
          </table:table-cell>
          <table:table-cell office:value-type="float" office:value="-0.33715272266817536">
            <text:p>-0.33715272266817536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4-01T13:00:00">
            <text:p>Sat Apr  1 13:00:00 2023</text:p>
          </table:table-cell>
          <table:table-cell office:value-type="float" office:value="307.6667">
            <text:p>307.6667</text:p>
          </table:table-cell>
          <table:table-cell office:value-type="float" office:value="14.0">
            <text:p>14.0</text:p>
          </table:table-cell>
          <table:table-cell office:value-type="float" office:value="0.016532325320552446">
            <text:p>0.016532325320552446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4-01T14:00:00">
            <text:p>Sat Apr  1 14:00:00 2023</text:p>
          </table:table-cell>
          <table:table-cell office:value-type="float" office:value="261.8333">
            <text:p>261.8333</text:p>
          </table:table-cell>
          <table:table-cell office:value-type="float" office:value="15.0">
            <text:p>15.0</text:p>
          </table:table-cell>
          <table:table-cell office:value-type="float" office:value="0.05919365630986293">
            <text:p>0.0591936563098629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4-01T15:00:00">
            <text:p>Sat Apr  1 15:00:00 2023</text:p>
          </table:table-cell>
          <table:table-cell office:value-type="float" office:value="203.3333">
            <text:p>203.3333</text:p>
          </table:table-cell>
          <table:table-cell office:value-type="float" office:value="16.6667">
            <text:p>16.6667</text:p>
          </table:table-cell>
          <table:table-cell office:value-type="float" office:value="0.06558102107683435">
            <text:p>0.0655810210768343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01T16:00:00">
            <text:p>Sat Apr  1 16:00:00 2023</text:p>
          </table:table-cell>
          <table:table-cell office:value-type="float" office:value="178.5">
            <text:p>178.5</text:p>
          </table:table-cell>
          <table:table-cell office:value-type="float" office:value="16.1667">
            <text:p>16.1667</text:p>
          </table:table-cell>
          <table:table-cell office:value-type="float" office:value="-0.04558105336685301">
            <text:p>-0.04558105336685301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4-01T17:00:00">
            <text:p>Sat Apr  1 17:00:00 2023</text:p>
          </table:table-cell>
          <table:table-cell office:value-type="float" office:value="305.5">
            <text:p>305.5</text:p>
          </table:table-cell>
          <table:table-cell office:value-type="float" office:value="12.5">
            <text:p>12.5</text:p>
          </table:table-cell>
          <table:table-cell office:value-type="float" office:value="-0.027286989493762955">
            <text:p>-0.02728698949376295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4-01T18:00:00">
            <text:p>Sat Apr  1 18:00:00 2023</text:p>
          </table:table-cell>
          <table:table-cell office:value-type="float" office:value="337.0">
            <text:p>337.0</text:p>
          </table:table-cell>
          <table:table-cell office:value-type="float" office:value="10.0">
            <text:p>10.0</text:p>
          </table:table-cell>
          <table:table-cell office:value-type="float" office:value="0.013526015879068688">
            <text:p>0.013526015879068688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2T11:00:00">
            <text:p>Sun Apr  2 11:00:00 2023</text:p>
          </table:table-cell>
          <table:table-cell office:value-type="float" office:value="347.0">
            <text:p>347.0</text:p>
          </table:table-cell>
          <table:table-cell office:value-type="float" office:value="5.0">
            <text:p>5.0</text:p>
          </table:table-cell>
          <table:table-cell office:value-type="float" office:value="0.7331338490718012">
            <text:p>0.733133849071801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4-02T12:00:00">
            <text:p>Sun Apr  2 12:00:00 2023</text:p>
          </table:table-cell>
          <table:table-cell office:value-type="float" office:value="352.5">
            <text:p>352.5</text:p>
          </table:table-cell>
          <table:table-cell office:value-type="float" office:value="3.8333">
            <text:p>3.8333</text:p>
          </table:table-cell>
          <table:table-cell office:value-type="float" office:value="0.8108034206586502">
            <text:p>0.8108034206586502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3:00:00">
            <text:p>Sun Apr  2 13:00:00 2023</text:p>
          </table:table-cell>
          <table:table-cell office:value-type="float" office:value="196.5">
            <text:p>196.5</text:p>
          </table:table-cell>
          <table:table-cell office:value-type="float" office:value="5.5">
            <text:p>5.5</text:p>
          </table:table-cell>
          <table:table-cell office:value-type="float" office:value="0.8244783707574923">
            <text:p>0.824478370757492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4-02T14:00:00">
            <text:p>Sun Apr  2 14:00:00 2023</text:p>
          </table:table-cell>
          <table:table-cell office:value-type="float" office:value="267.8333">
            <text:p>267.8333</text:p>
          </table:table-cell>
          <table:table-cell office:value-type="float" office:value="8.8333">
            <text:p>8.8333</text:p>
          </table:table-cell>
          <table:table-cell office:value-type="float" office:value="0.7368149102832846">
            <text:p>0.7368149102832846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04-02T15:00:00">
            <text:p>Sun Apr  2 15:00:00 2023</text:p>
          </table:table-cell>
          <table:table-cell office:value-type="float" office:value="257.3333">
            <text:p>257.3333</text:p>
          </table:table-cell>
          <table:table-cell office:value-type="float" office:value="11.3333">
            <text:p>11.3333</text:p>
          </table:table-cell>
          <table:table-cell office:value-type="float" office:value="0.37293601372226665">
            <text:p>0.3729360137222666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4-02T16:00:00">
            <text:p>Sun Apr  2 16:00:00 2023</text:p>
          </table:table-cell>
          <table:table-cell office:value-type="float" office:value="221.3333">
            <text:p>221.3333</text:p>
          </table:table-cell>
          <table:table-cell office:value-type="float" office:value="8.6667">
            <text:p>8.6667</text:p>
          </table:table-cell>
          <table:table-cell office:value-type="float" office:value="0.35668147641214004">
            <text:p>0.35668147641214004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4-02T17:00:00">
            <text:p>Sun Apr  2 17:00:00 2023</text:p>
          </table:table-cell>
          <table:table-cell office:value-type="float" office:value="338.5">
            <text:p>338.5</text:p>
          </table:table-cell>
          <table:table-cell office:value-type="float" office:value="6.6667">
            <text:p>6.6667</text:p>
          </table:table-cell>
          <table:table-cell office:value-type="float" office:value="0.6790318390483809">
            <text:p>0.6790318390483809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4-03T14:00:00">
            <text:p>Mon Apr  3 14:00:00 2023</text:p>
          </table:table-cell>
          <table:table-cell office:value-type="float" office:value="238.1667">
            <text:p>238.1667</text:p>
          </table:table-cell>
          <table:table-cell office:value-type="float" office:value="41.3333">
            <text:p>41.3333</text:p>
          </table:table-cell>
          <table:table-cell office:value-type="float" office:value="-0.039462469921962534">
            <text:p>-0.039462469921962534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3T15:00:00">
            <text:p>Mon Apr  3 15:00:00 2023</text:p>
          </table:table-cell>
          <table:table-cell office:value-type="float" office:value="294.6667">
            <text:p>294.6667</text:p>
          </table:table-cell>
          <table:table-cell office:value-type="float" office:value="33.1667">
            <text:p>33.1667</text:p>
          </table:table-cell>
          <table:table-cell office:value-type="float" office:value="0.18498250868127095">
            <text:p>0.1849825086812709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4-03T16:00:00">
            <text:p>Mon Apr  3 16:00:00 2023</text:p>
          </table:table-cell>
          <table:table-cell office:value-type="float" office:value="288.0">
            <text:p>288.0</text:p>
          </table:table-cell>
          <table:table-cell office:value-type="float" office:value="24.3333">
            <text:p>24.3333</text:p>
          </table:table-cell>
          <table:table-cell office:value-type="float" office:value="0.44381003291269844">
            <text:p>0.44381003291269844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4-03T17:00:00">
            <text:p>Mon Apr  3 17:00:00 2023</text:p>
          </table:table-cell>
          <table:table-cell office:value-type="float" office:value="276.5">
            <text:p>276.5</text:p>
          </table:table-cell>
          <table:table-cell office:value-type="float" office:value="14.8333">
            <text:p>14.8333</text:p>
          </table:table-cell>
          <table:table-cell office:value-type="float" office:value="0.5182426477402496">
            <text:p>0.5182426477402496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4-04T13:00:00">
            <text:p>Tue Apr  4 13:00:00 2023</text:p>
          </table:table-cell>
          <table:table-cell office:value-type="float" office:value="346.1667">
            <text:p>346.1667</text:p>
          </table:table-cell>
          <table:table-cell office:value-type="float" office:value="39.3333">
            <text:p>39.3333</text:p>
          </table:table-cell>
          <table:table-cell office:value-type="float" office:value="0.08124901141865384">
            <text:p>0.0812490114186538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4-04T14:00:00">
            <text:p>Tue Apr  4 14:00:00 2023</text:p>
          </table:table-cell>
          <table:table-cell office:value-type="float" office:value="341.1667">
            <text:p>341.1667</text:p>
          </table:table-cell>
          <table:table-cell office:value-type="float" office:value="37.6667">
            <text:p>37.6667</text:p>
          </table:table-cell>
          <table:table-cell office:value-type="float" office:value="0.13580483762048684">
            <text:p>0.1358048376204868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4-04T15:00:00">
            <text:p>Tue Apr  4 15:00:00 2023</text:p>
          </table:table-cell>
          <table:table-cell office:value-type="float" office:value="345.3333">
            <text:p>345.3333</text:p>
          </table:table-cell>
          <table:table-cell office:value-type="float" office:value="31.6667">
            <text:p>31.6667</text:p>
          </table:table-cell>
          <table:table-cell office:value-type="float" office:value="0.1470894743440898">
            <text:p>0.1470894743440898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04T16:00:00">
            <text:p>Tue Apr  4 16:00:00 2023</text:p>
          </table:table-cell>
          <table:table-cell office:value-type="float" office:value="295.0">
            <text:p>295.0</text:p>
          </table:table-cell>
          <table:table-cell office:value-type="float" office:value="26.5">
            <text:p>26.5</text:p>
          </table:table-cell>
          <table:table-cell office:value-type="float" office:value="0.08291735201882704">
            <text:p>0.08291735201882704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4-04T17:00:00">
            <text:p>Tue Apr  4 17:00:00 2023</text:p>
          </table:table-cell>
          <table:table-cell office:value-type="float" office:value="274.8333">
            <text:p>274.8333</text:p>
          </table:table-cell>
          <table:table-cell office:value-type="float" office:value="22.6667">
            <text:p>22.6667</text:p>
          </table:table-cell>
          <table:table-cell office:value-type="float" office:value="-0.028440519974717995">
            <text:p>-0.02844051997471799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04T18:00:00">
            <text:p>Tue Apr  4 18:00:00 2023</text:p>
          </table:table-cell>
          <table:table-cell office:value-type="float" office:value="226.3333">
            <text:p>226.3333</text:p>
          </table:table-cell>
          <table:table-cell office:value-type="float" office:value="20.8333">
            <text:p>20.8333</text:p>
          </table:table-cell>
          <table:table-cell office:value-type="float" office:value="-0.09936421771721882">
            <text:p>-0.09936421771721882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04T19:00:00">
            <text:p>Tue Apr  4 19:00:00 2023</text:p>
          </table:table-cell>
          <table:table-cell office:value-type="float" office:value="186.8333">
            <text:p>186.8333</text:p>
          </table:table-cell>
          <table:table-cell office:value-type="float" office:value="20.6667">
            <text:p>20.6667</text:p>
          </table:table-cell>
          <table:table-cell office:value-type="float" office:value="-0.19012773435392533">
            <text:p>-0.190127734353925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05T13:00:00">
            <text:p>Wed Apr  5 13:00:00 2023</text:p>
          </table:table-cell>
          <table:table-cell office:value-type="float" office:value="179.1667">
            <text:p>179.1667</text:p>
          </table:table-cell>
          <table:table-cell office:value-type="float" office:value="29.3333">
            <text:p>29.3333</text:p>
          </table:table-cell>
          <table:table-cell office:value-type="float" office:value="0.00375467064532563">
            <text:p>0.0037546706453256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4-05T14:00:00">
            <text:p>Wed Apr  5 14:00:00 2023</text:p>
          </table:table-cell>
          <table:table-cell office:value-type="float" office:value="267.3333">
            <text:p>267.3333</text:p>
          </table:table-cell>
          <table:table-cell office:value-type="float" office:value="25.8333">
            <text:p>25.8333</text:p>
          </table:table-cell>
          <table:table-cell office:value-type="float" office:value="0.001108339169637787">
            <text:p>0.00110833916963778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4-05T15:00:00">
            <text:p>Wed Apr  5 15:00:00 2023</text:p>
          </table:table-cell>
          <table:table-cell office:value-type="float" office:value="222.3333">
            <text:p>222.3333</text:p>
          </table:table-cell>
          <table:table-cell office:value-type="float" office:value="23.5">
            <text:p>23.5</text:p>
          </table:table-cell>
          <table:table-cell office:value-type="float" office:value="0.029937086696620586">
            <text:p>0.029937086696620586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5T16:00:00">
            <text:p>Wed Apr  5 16:00:00 2023</text:p>
          </table:table-cell>
          <table:table-cell office:value-type="float" office:value="136.0">
            <text:p>136.0</text:p>
          </table:table-cell>
          <table:table-cell office:value-type="float" office:value="23.0">
            <text:p>23.0</text:p>
          </table:table-cell>
          <table:table-cell office:value-type="float" office:value="0.08252536248786181">
            <text:p>0.08252536248786181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4-05T17:00:00">
            <text:p>Wed Apr  5 17:00:00 2023</text:p>
          </table:table-cell>
          <table:table-cell office:value-type="float" office:value="165.8333">
            <text:p>165.8333</text:p>
          </table:table-cell>
          <table:table-cell office:value-type="float" office:value="22.1667">
            <text:p>22.1667</text:p>
          </table:table-cell>
          <table:table-cell office:value-type="float" office:value="0.11890021184905962">
            <text:p>0.11890021184905962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4-06T13:00:00">
            <text:p>Thu Apr  6 13:00:00 2023</text:p>
          </table:table-cell>
          <table:table-cell office:value-type="float" office:value="205.1667">
            <text:p>205.1667</text:p>
          </table:table-cell>
          <table:table-cell office:value-type="float" office:value="20.0">
            <text:p>20.0</text:p>
          </table:table-cell>
          <table:table-cell office:value-type="float" office:value="-0.08507034080915335">
            <text:p>-0.0850703408091533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4-06T14:00:00">
            <text:p>Thu Apr  6 14:00:00 2023</text:p>
          </table:table-cell>
          <table:table-cell office:value-type="float" office:value="163.0">
            <text:p>163.0</text:p>
          </table:table-cell>
          <table:table-cell office:value-type="float" office:value="22.3333">
            <text:p>22.3333</text:p>
          </table:table-cell>
          <table:table-cell office:value-type="float" office:value="-0.090857487449103">
            <text:p>-0.09085748744910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4-06T15:00:00">
            <text:p>Thu Apr  6 15:00:00 2023</text:p>
          </table:table-cell>
          <table:table-cell office:value-type="float" office:value="247.1667">
            <text:p>247.1667</text:p>
          </table:table-cell>
          <table:table-cell office:value-type="float" office:value="27.1667">
            <text:p>27.1667</text:p>
          </table:table-cell>
          <table:table-cell office:value-type="float" office:value="-0.09083633274591038">
            <text:p>-0.09083633274591038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4-06T16:00:00">
            <text:p>Thu Apr  6 16:00:00 2023</text:p>
          </table:table-cell>
          <table:table-cell office:value-type="float" office:value="175.1667">
            <text:p>175.1667</text:p>
          </table:table-cell>
          <table:table-cell office:value-type="float" office:value="29.5">
            <text:p>29.5</text:p>
          </table:table-cell>
          <table:table-cell office:value-type="float" office:value="-0.07170219299956182">
            <text:p>-0.0717021929995618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4-06T17:00:00">
            <text:p>Thu Apr  6 17:00:00 2023</text:p>
          </table:table-cell>
          <table:table-cell office:value-type="float" office:value="162.8333">
            <text:p>162.8333</text:p>
          </table:table-cell>
          <table:table-cell office:value-type="float" office:value="34.3333">
            <text:p>34.3333</text:p>
          </table:table-cell>
          <table:table-cell office:value-type="float" office:value="-0.0634588763774345">
            <text:p>-0.063458876377434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6T18:00:00">
            <text:p>Thu Apr  6 18:00:00 2023</text:p>
          </table:table-cell>
          <table:table-cell office:value-type="float" office:value="187.0">
            <text:p>187.0</text:p>
          </table:table-cell>
          <table:table-cell office:value-type="float" office:value="39.5">
            <text:p>39.5</text:p>
          </table:table-cell>
          <table:table-cell office:value-type="float" office:value="-0.05576027960341769">
            <text:p>-0.05576027960341769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07T11:00:00">
            <text:p>Fri Apr  7 11:00:00 2023</text:p>
          </table:table-cell>
          <table:table-cell office:value-type="float" office:value="234.6667">
            <text:p>234.6667</text:p>
          </table:table-cell>
          <table:table-cell office:value-type="float" office:value="18.5">
            <text:p>18.5</text:p>
          </table:table-cell>
          <table:table-cell office:value-type="float" office:value="0.2606145110199792">
            <text:p>0.2606145110199792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4-07T12:00:00">
            <text:p>Fri Apr  7 12:00:00 2023</text:p>
          </table:table-cell>
          <table:table-cell office:value-type="float" office:value="172.3333">
            <text:p>172.3333</text:p>
          </table:table-cell>
          <table:table-cell office:value-type="float" office:value="19.8333">
            <text:p>19.8333</text:p>
          </table:table-cell>
          <table:table-cell office:value-type="float" office:value="0.21605126114137563">
            <text:p>0.2160512611413756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4-07T13:00:00">
            <text:p>Fri Apr  7 13:00:00 2023</text:p>
          </table:table-cell>
          <table:table-cell office:value-type="float" office:value="168.0">
            <text:p>168.0</text:p>
          </table:table-cell>
          <table:table-cell office:value-type="float" office:value="16.1667">
            <text:p>16.1667</text:p>
          </table:table-cell>
          <table:table-cell office:value-type="float" office:value="0.2026610811184673">
            <text:p>0.202661081118467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4-07T14:00:00">
            <text:p>Fri Apr  7 14:00:00 2023</text:p>
          </table:table-cell>
          <table:table-cell office:value-type="float" office:value="160.0">
            <text:p>160.0</text:p>
          </table:table-cell>
          <table:table-cell office:value-type="float" office:value="14.3333">
            <text:p>14.3333</text:p>
          </table:table-cell>
          <table:table-cell office:value-type="float" office:value="0.19649603494110746">
            <text:p>0.19649603494110746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07T15:00:00">
            <text:p>Fri Apr  7 15:00:00 2023</text:p>
          </table:table-cell>
          <table:table-cell office:value-type="float" office:value="158.5">
            <text:p>158.5</text:p>
          </table:table-cell>
          <table:table-cell office:value-type="float" office:value="11.5">
            <text:p>11.5</text:p>
          </table:table-cell>
          <table:table-cell office:value-type="float" office:value="0.2066411074506966">
            <text:p>0.2066411074506966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4-07T16:00:00">
            <text:p>Fri Apr  7 16:00:00 2023</text:p>
          </table:table-cell>
          <table:table-cell office:value-type="float" office:value="168.8333">
            <text:p>168.8333</text:p>
          </table:table-cell>
          <table:table-cell office:value-type="float" office:value="9.5">
            <text:p>9.5</text:p>
          </table:table-cell>
          <table:table-cell office:value-type="float" office:value="0.21767125092157869">
            <text:p>0.21767125092157869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4-08T10:00:00">
            <text:p>Sat Apr  8 10:00:00 2023</text:p>
          </table:table-cell>
          <table:table-cell office:value-type="float" office:value="294.5">
            <text:p>294.5</text:p>
          </table:table-cell>
          <table:table-cell office:value-type="float" office:value="9.3333">
            <text:p>9.3333</text:p>
          </table:table-cell>
          <table:table-cell office:value-type="float" office:value="-0.06765729687907387">
            <text:p>-0.0676572968790738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4-08T11:00:00">
            <text:p>Sat Apr  8 11:00:00 2023</text:p>
          </table:table-cell>
          <table:table-cell office:value-type="float" office:value="348.0">
            <text:p>348.0</text:p>
          </table:table-cell>
          <table:table-cell office:value-type="float" office:value="13.0">
            <text:p>13.0</text:p>
          </table:table-cell>
          <table:table-cell office:value-type="float" office:value="-0.08409968145593007">
            <text:p>-0.0840996814559300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4-08T12:00:00">
            <text:p>Sat Apr  8 12:00:00 2023</text:p>
          </table:table-cell>
          <table:table-cell office:value-type="float" office:value="354.0">
            <text:p>354.0</text:p>
          </table:table-cell>
          <table:table-cell office:value-type="float" office:value="14.3333">
            <text:p>14.3333</text:p>
          </table:table-cell>
          <table:table-cell office:value-type="float" office:value="-0.06221687541799355">
            <text:p>-0.0622168754179935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04-08T13:00:00">
            <text:p>Sat Apr  8 13:00:00 2023</text:p>
          </table:table-cell>
          <table:table-cell office:value-type="float" office:value="176.1667">
            <text:p>176.1667</text:p>
          </table:table-cell>
          <table:table-cell office:value-type="float" office:value="13.3333">
            <text:p>13.3333</text:p>
          </table:table-cell>
          <table:table-cell office:value-type="float" office:value="-0.020194505655596974">
            <text:p>-0.02019450565559697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08T14:00:00">
            <text:p>Sat Apr  8 14:00:00 2023</text:p>
          </table:table-cell>
          <table:table-cell office:value-type="float" office:value="186.1667">
            <text:p>186.1667</text:p>
          </table:table-cell>
          <table:table-cell office:value-type="float" office:value="14.0">
            <text:p>14.0</text:p>
          </table:table-cell>
          <table:table-cell office:value-type="float" office:value="-0.010085699447344889">
            <text:p>-0.010085699447344889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4-08T15:00:00">
            <text:p>Sat Apr  8 15:00:00 2023</text:p>
          </table:table-cell>
          <table:table-cell office:value-type="float" office:value="287.8333">
            <text:p>287.8333</text:p>
          </table:table-cell>
          <table:table-cell office:value-type="float" office:value="13.6667">
            <text:p>13.6667</text:p>
          </table:table-cell>
          <table:table-cell office:value-type="float" office:value="-0.030062405333731237">
            <text:p>-0.03006240533373123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4-08T16:00:00">
            <text:p>Sat Apr  8 16:00:00 2023</text:p>
          </table:table-cell>
          <table:table-cell office:value-type="float" office:value="231.0">
            <text:p>231.0</text:p>
          </table:table-cell>
          <table:table-cell office:value-type="float" office:value="13.6667">
            <text:p>13.6667</text:p>
          </table:table-cell>
          <table:table-cell office:value-type="float" office:value="-0.05105464290897311">
            <text:p>-0.05105464290897311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4-09T12:00:00">
            <text:p>Sun Apr  9 12:00:00 2023</text:p>
          </table:table-cell>
          <table:table-cell office:value-type="float" office:value="293.5">
            <text:p>293.5</text:p>
          </table:table-cell>
          <table:table-cell office:value-type="float" office:value="32.8333">
            <text:p>32.8333</text:p>
          </table:table-cell>
          <table:table-cell office:value-type="float" office:value="0.28126518414033325">
            <text:p>0.2812651841403332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4-09T13:00:00">
            <text:p>Sun Apr  9 13:00:00 2023</text:p>
          </table:table-cell>
          <table:table-cell office:value-type="float" office:value="104.6667">
            <text:p>104.6667</text:p>
          </table:table-cell>
          <table:table-cell office:value-type="float" office:value="34.3333">
            <text:p>34.3333</text:p>
          </table:table-cell>
          <table:table-cell office:value-type="float" office:value="0.2776314951642215">
            <text:p>0.277631495164221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4-09T14:00:00">
            <text:p>Sun Apr  9 14:00:00 2023</text:p>
          </table:table-cell>
          <table:table-cell office:value-type="float" office:value="266.6667">
            <text:p>266.6667</text:p>
          </table:table-cell>
          <table:table-cell office:value-type="float" office:value="35.0">
            <text:p>35.0</text:p>
          </table:table-cell>
          <table:table-cell office:value-type="float" office:value="0.2828404253674231">
            <text:p>0.2828404253674231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09T15:00:00">
            <text:p>Sun Apr  9 15:00:00 2023</text:p>
          </table:table-cell>
          <table:table-cell office:value-type="float" office:value="294.3333">
            <text:p>294.3333</text:p>
          </table:table-cell>
          <table:table-cell office:value-type="float" office:value="38.0">
            <text:p>38.0</text:p>
          </table:table-cell>
          <table:table-cell office:value-type="float" office:value="0.2825101597388192">
            <text:p>0.2825101597388192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4-09T16:00:00">
            <text:p>Sun Apr  9 16:00:00 2023</text:p>
          </table:table-cell>
          <table:table-cell office:value-type="float" office:value="179.0">
            <text:p>179.0</text:p>
          </table:table-cell>
          <table:table-cell office:value-type="float" office:value="38.5">
            <text:p>38.5</text:p>
          </table:table-cell>
          <table:table-cell office:value-type="float" office:value="0.28503336174394844">
            <text:p>0.28503336174394844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3-04-09T17:00:00">
            <text:p>Sun Apr  9 17:00:00 2023</text:p>
          </table:table-cell>
          <table:table-cell office:value-type="float" office:value="208.0">
            <text:p>208.0</text:p>
          </table:table-cell>
          <table:table-cell office:value-type="float" office:value="44.0">
            <text:p>44.0</text:p>
          </table:table-cell>
          <table:table-cell office:value-type="float" office:value="0.23601282146221847">
            <text:p>0.23601282146221847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4-09T18:00:00">
            <text:p>Sun Apr  9 18:00:00 2023</text:p>
          </table:table-cell>
          <table:table-cell office:value-type="float" office:value="176.3333">
            <text:p>176.3333</text:p>
          </table:table-cell>
          <table:table-cell office:value-type="float" office:value="60.5">
            <text:p>60.5</text:p>
          </table:table-cell>
          <table:table-cell office:value-type="float" office:value="0.17564740357468664">
            <text:p>0.17564740357468664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4-10T13:00:00">
            <text:p>Mon Apr 10 13:00:00 2023</text:p>
          </table:table-cell>
          <table:table-cell office:value-type="float" office:value="142.0">
            <text:p>142.0</text:p>
          </table:table-cell>
          <table:table-cell office:value-type="float" office:value="98.5">
            <text:p>98.5</text:p>
          </table:table-cell>
          <table:table-cell office:value-type="float" office:value="0.14925301820508666">
            <text:p>0.1492530182050866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4-10T14:00:00">
            <text:p>Mon Apr 10 14:00:00 2023</text:p>
          </table:table-cell>
          <table:table-cell office:value-type="float" office:value="175.6667">
            <text:p>175.6667</text:p>
          </table:table-cell>
          <table:table-cell office:value-type="float" office:value="105.5">
            <text:p>105.5</text:p>
          </table:table-cell>
          <table:table-cell office:value-type="float" office:value="0.14929049166061598">
            <text:p>0.14929049166061598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4-10T15:00:00">
            <text:p>Mon Apr 10 15:00:00 2023</text:p>
          </table:table-cell>
          <table:table-cell office:value-type="float" office:value="150.8333">
            <text:p>150.8333</text:p>
          </table:table-cell>
          <table:table-cell office:value-type="float" office:value="106.5">
            <text:p>106.5</text:p>
          </table:table-cell>
          <table:table-cell office:value-type="float" office:value="0.21092858421066188">
            <text:p>0.21092858421066188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3-04-10T16:00:00">
            <text:p>Mon Apr 10 16:00:00 2023</text:p>
          </table:table-cell>
          <table:table-cell office:value-type="float" office:value="202.6667">
            <text:p>202.6667</text:p>
          </table:table-cell>
          <table:table-cell office:value-type="float" office:value="98.5">
            <text:p>98.5</text:p>
          </table:table-cell>
          <table:table-cell office:value-type="float" office:value="0.20025268901662852">
            <text:p>0.20025268901662852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04-10T17:00:00">
            <text:p>Mon Apr 10 17:00:00 2023</text:p>
          </table:table-cell>
          <table:table-cell office:value-type="float" office:value="241.3333">
            <text:p>241.3333</text:p>
          </table:table-cell>
          <table:table-cell office:value-type="float" office:value="85.3333">
            <text:p>85.3333</text:p>
          </table:table-cell>
          <table:table-cell office:value-type="float" office:value="0.19488895412031698">
            <text:p>0.19488895412031698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4-10T18:00:00">
            <text:p>Mon Apr 10 18:00:00 2023</text:p>
          </table:table-cell>
          <table:table-cell office:value-type="float" office:value="168.8333">
            <text:p>168.8333</text:p>
          </table:table-cell>
          <table:table-cell office:value-type="float" office:value="78.1667">
            <text:p>78.1667</text:p>
          </table:table-cell>
          <table:table-cell office:value-type="float" office:value="0.2060468436141711">
            <text:p>0.2060468436141711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4-11T12:00:00">
            <text:p>Tue Apr 11 12:00:00 2023</text:p>
          </table:table-cell>
          <table:table-cell office:value-type="float" office:value="183.3333">
            <text:p>183.3333</text:p>
          </table:table-cell>
          <table:table-cell office:value-type="float" office:value="97.1667">
            <text:p>97.1667</text:p>
          </table:table-cell>
          <table:table-cell office:value-type="float" office:value="0.33034082180045465">
            <text:p>0.3303408218004546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4-11T13:00:00">
            <text:p>Tue Apr 11 13:00:00 2023</text:p>
          </table:table-cell>
          <table:table-cell office:value-type="float" office:value="170.3333">
            <text:p>170.3333</text:p>
          </table:table-cell>
          <table:table-cell office:value-type="float" office:value="70.8333">
            <text:p>70.8333</text:p>
          </table:table-cell>
          <table:table-cell office:value-type="float" office:value="0.34429130024804505">
            <text:p>0.3442913002480450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4-11T14:00:00">
            <text:p>Tue Apr 11 14:00:00 2023</text:p>
          </table:table-cell>
          <table:table-cell office:value-type="float" office:value="180.8333">
            <text:p>180.8333</text:p>
          </table:table-cell>
          <table:table-cell office:value-type="float" office:value="59.3333">
            <text:p>59.3333</text:p>
          </table:table-cell>
          <table:table-cell office:value-type="float" office:value="0.3472387914996564">
            <text:p>0.3472387914996564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4-11T15:00:00">
            <text:p>Tue Apr 11 15:00:00 2023</text:p>
          </table:table-cell>
          <table:table-cell office:value-type="float" office:value="171.8333">
            <text:p>171.8333</text:p>
          </table:table-cell>
          <table:table-cell office:value-type="float" office:value="53.3333">
            <text:p>53.3333</text:p>
          </table:table-cell>
          <table:table-cell office:value-type="float" office:value="0.30367290299501387">
            <text:p>0.3036729029950138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1T16:00:00">
            <text:p>Tue Apr 11 16:00:00 2023</text:p>
          </table:table-cell>
          <table:table-cell office:value-type="float" office:value="177.5">
            <text:p>177.5</text:p>
          </table:table-cell>
          <table:table-cell office:value-type="float" office:value="53.5">
            <text:p>53.5</text:p>
          </table:table-cell>
          <table:table-cell office:value-type="float" office:value="0.2895650696434868">
            <text:p>0.2895650696434868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4-11T17:00:00">
            <text:p>Tue Apr 11 17:00:00 2023</text:p>
          </table:table-cell>
          <table:table-cell office:value-type="float" office:value="184.8333">
            <text:p>184.8333</text:p>
          </table:table-cell>
          <table:table-cell office:value-type="float" office:value="41.1667">
            <text:p>41.1667</text:p>
          </table:table-cell>
          <table:table-cell office:value-type="float" office:value="0.2775643668326584">
            <text:p>0.2775643668326584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4-12T13:00:00">
            <text:p>Wed Apr 12 13:00:00 2023</text:p>
          </table:table-cell>
          <table:table-cell office:value-type="float" office:value="238.8333">
            <text:p>238.8333</text:p>
          </table:table-cell>
          <table:table-cell office:value-type="float" office:value="15.5">
            <text:p>15.5</text:p>
          </table:table-cell>
          <table:table-cell office:value-type="float" office:value="-0.19757212524651074">
            <text:p>-0.1975721252465107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4-12T14:00:00">
            <text:p>Wed Apr 12 14:00:00 2023</text:p>
          </table:table-cell>
          <table:table-cell office:value-type="float" office:value="187.0">
            <text:p>187.0</text:p>
          </table:table-cell>
          <table:table-cell office:value-type="float" office:value="16.6667">
            <text:p>16.6667</text:p>
          </table:table-cell>
          <table:table-cell office:value-type="float" office:value="-0.20196205902331824">
            <text:p>-0.20196205902331824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4-12T15:00:00">
            <text:p>Wed Apr 12 15:00:00 2023</text:p>
          </table:table-cell>
          <table:table-cell office:value-type="float" office:value="206.3333">
            <text:p>206.3333</text:p>
          </table:table-cell>
          <table:table-cell office:value-type="float" office:value="16.1667">
            <text:p>16.1667</text:p>
          </table:table-cell>
          <table:table-cell office:value-type="float" office:value="-0.28424369946249284">
            <text:p>-0.2842436994624928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2T16:00:00">
            <text:p>Wed Apr 12 16:00:00 2023</text:p>
          </table:table-cell>
          <table:table-cell office:value-type="float" office:value="145.6667">
            <text:p>145.6667</text:p>
          </table:table-cell>
          <table:table-cell office:value-type="float" office:value="20.5">
            <text:p>20.5</text:p>
          </table:table-cell>
          <table:table-cell office:value-type="float" office:value="-0.5247819103806316">
            <text:p>-0.5247819103806316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4-12T17:00:00">
            <text:p>Wed Apr 12 17:00:00 2023</text:p>
          </table:table-cell>
          <table:table-cell office:value-type="float" office:value="290.1667">
            <text:p>290.1667</text:p>
          </table:table-cell>
          <table:table-cell office:value-type="float" office:value="24.6667">
            <text:p>24.6667</text:p>
          </table:table-cell>
          <table:table-cell office:value-type="float" office:value="-0.7642989897018463">
            <text:p>-0.764298989701846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4-12T18:00:00">
            <text:p>Wed Apr 12 18:00:00 2023</text:p>
          </table:table-cell>
          <table:table-cell office:value-type="float" office:value="228.8333">
            <text:p>228.8333</text:p>
          </table:table-cell>
          <table:table-cell office:value-type="float" office:value="25.6667">
            <text:p>25.6667</text:p>
          </table:table-cell>
          <table:table-cell office:value-type="float" office:value="-0.8442081348974226">
            <text:p>-0.8442081348974226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13T11:00:00">
            <text:p>Thu Apr 13 11:00:00 2023</text:p>
          </table:table-cell>
          <table:table-cell office:value-type="float" office:value="351.0">
            <text:p>351.0</text:p>
          </table:table-cell>
          <table:table-cell office:value-type="float" office:value="19.5">
            <text:p>19.5</text:p>
          </table:table-cell>
          <table:table-cell office:value-type="float" office:value="-0.33921314138364766">
            <text:p>-0.33921314138364766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4-13T12:00:00">
            <text:p>Thu Apr 13 12:00:00 2023</text:p>
          </table:table-cell>
          <table:table-cell office:value-type="float" office:value="346.8333">
            <text:p>346.8333</text:p>
          </table:table-cell>
          <table:table-cell office:value-type="float" office:value="20.5">
            <text:p>20.5</text:p>
          </table:table-cell>
          <table:table-cell office:value-type="float" office:value="-0.44904382082627775">
            <text:p>-0.4490438208262777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13T13:00:00">
            <text:p>Thu Apr 13 13:00:00 2023</text:p>
          </table:table-cell>
          <table:table-cell office:value-type="float" office:value="291.6667">
            <text:p>291.6667</text:p>
          </table:table-cell>
          <table:table-cell office:value-type="float" office:value="18.3333">
            <text:p>18.3333</text:p>
          </table:table-cell>
          <table:table-cell office:value-type="float" office:value="-0.36357246886084427">
            <text:p>-0.3635724688608442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3T14:00:00">
            <text:p>Thu Apr 13 14:00:00 2023</text:p>
          </table:table-cell>
          <table:table-cell office:value-type="float" office:value="340.1667">
            <text:p>340.1667</text:p>
          </table:table-cell>
          <table:table-cell office:value-type="float" office:value="16.8333">
            <text:p>16.8333</text:p>
          </table:table-cell>
          <table:table-cell office:value-type="float" office:value="-0.08725268372227911">
            <text:p>-0.08725268372227911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14T13:00:00">
            <text:p>Fri Apr 14 13:00:00 2023</text:p>
          </table:table-cell>
          <table:table-cell office:value-type="float" office:value="276.6667">
            <text:p>276.6667</text:p>
          </table:table-cell>
          <table:table-cell office:value-type="float" office:value="24.1667">
            <text:p>24.1667</text:p>
          </table:table-cell>
          <table:table-cell office:value-type="float" office:value="-1.2087348106873026">
            <text:p>-1.2087348106873026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4T14:00:00">
            <text:p>Fri Apr 14 14:00:00 2023</text:p>
          </table:table-cell>
          <table:table-cell office:value-type="float" office:value="282.6667">
            <text:p>282.6667</text:p>
          </table:table-cell>
          <table:table-cell office:value-type="float" office:value="21.1667">
            <text:p>21.1667</text:p>
          </table:table-cell>
          <table:table-cell office:value-type="float" office:value="-1.2058818269307114">
            <text:p>-1.2058818269307114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4-14T15:00:00">
            <text:p>Fri Apr 14 15:00:00 2023</text:p>
          </table:table-cell>
          <table:table-cell office:value-type="float" office:value="250.5">
            <text:p>250.5</text:p>
          </table:table-cell>
          <table:table-cell office:value-type="float" office:value="18.8333">
            <text:p>18.8333</text:p>
          </table:table-cell>
          <table:table-cell office:value-type="float" office:value="-1.2470733016848858">
            <text:p>-1.2470733016848858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4-14T16:00:00">
            <text:p>Fri Apr 14 16:00:00 2023</text:p>
          </table:table-cell>
          <table:table-cell office:value-type="float" office:value="239.6667">
            <text:p>239.6667</text:p>
          </table:table-cell>
          <table:table-cell office:value-type="float" office:value="15.1667">
            <text:p>15.1667</text:p>
          </table:table-cell>
          <table:table-cell office:value-type="float" office:value="-1.3738360436331019">
            <text:p>-1.3738360436331019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04-14T17:00:00">
            <text:p>Fri Apr 14 17:00:00 2023</text:p>
          </table:table-cell>
          <table:table-cell office:value-type="float" office:value="197.5">
            <text:p>197.5</text:p>
          </table:table-cell>
          <table:table-cell office:value-type="float" office:value="13.8333">
            <text:p>13.8333</text:p>
          </table:table-cell>
          <table:table-cell office:value-type="float" office:value="-1.4838450978333353">
            <text:p>-1.483845097833335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4-14T18:00:00">
            <text:p>Fri Apr 14 18:00:00 2023</text:p>
          </table:table-cell>
          <table:table-cell office:value-type="float" office:value="338.0">
            <text:p>338.0</text:p>
          </table:table-cell>
          <table:table-cell office:value-type="float" office:value="13.0">
            <text:p>13.0</text:p>
          </table:table-cell>
          <table:table-cell office:value-type="float" office:value="-1.5749609542164218">
            <text:p>-1.5749609542164218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04-14T19:00:00">
            <text:p>Fri Apr 14 19:00:00 2023</text:p>
          </table:table-cell>
          <table:table-cell office:value-type="float" office:value="342.5">
            <text:p>342.5</text:p>
          </table:table-cell>
          <table:table-cell office:value-type="float" office:value="18.5">
            <text:p>18.5</text:p>
          </table:table-cell>
          <table:table-cell office:value-type="float" office:value="-1.6505081263584551">
            <text:p>-1.650508126358455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14T20:00:00">
            <text:p>Fri Apr 14 20:00:00 2023</text:p>
          </table:table-cell>
          <table:table-cell office:value-type="float" office:value="341.3333">
            <text:p>341.3333</text:p>
          </table:table-cell>
          <table:table-cell office:value-type="float" office:value="23.8333">
            <text:p>23.8333</text:p>
          </table:table-cell>
          <table:table-cell office:value-type="float" office:value="-1.7140751573984983">
            <text:p>-1.714075157398498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15T12:00:00">
            <text:p>Sat Apr 15 12:00:00 2023</text:p>
          </table:table-cell>
          <table:table-cell office:value-type="float" office:value="347.5">
            <text:p>347.5</text:p>
          </table:table-cell>
          <table:table-cell office:value-type="float" office:value="15.3333">
            <text:p>15.3333</text:p>
          </table:table-cell>
          <table:table-cell office:value-type="float" office:value="-0.4448329135771633">
            <text:p>-0.44483291357716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4-15T13:00:00">
            <text:p>Sat Apr 15 13:00:00 2023</text:p>
          </table:table-cell>
          <table:table-cell office:value-type="float" office:value="291.1667">
            <text:p>291.1667</text:p>
          </table:table-cell>
          <table:table-cell office:value-type="float" office:value="15.6667">
            <text:p>15.6667</text:p>
          </table:table-cell>
          <table:table-cell office:value-type="float" office:value="-0.49834813722980925">
            <text:p>-0.4983481372298092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15T14:00:00">
            <text:p>Sat Apr 15 14:00:00 2023</text:p>
          </table:table-cell>
          <table:table-cell office:value-type="float" office:value="293.5">
            <text:p>293.5</text:p>
          </table:table-cell>
          <table:table-cell office:value-type="float" office:value="14.3333">
            <text:p>14.3333</text:p>
          </table:table-cell>
          <table:table-cell office:value-type="float" office:value="-0.6805046810858771">
            <text:p>-0.680504681085877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4-15T15:00:00">
            <text:p>Sat Apr 15 15:00:00 2023</text:p>
          </table:table-cell>
          <table:table-cell office:value-type="float" office:value="340.6667">
            <text:p>340.6667</text:p>
          </table:table-cell>
          <table:table-cell office:value-type="float" office:value="11.1667">
            <text:p>11.1667</text:p>
          </table:table-cell>
          <table:table-cell office:value-type="float" office:value="-0.9512673173774934">
            <text:p>-0.9512673173774934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4-15T16:00:00">
            <text:p>Sat Apr 15 16:00:00 2023</text:p>
          </table:table-cell>
          <table:table-cell office:value-type="float" office:value="233.3333">
            <text:p>233.3333</text:p>
          </table:table-cell>
          <table:table-cell office:value-type="float" office:value="9.5">
            <text:p>9.5</text:p>
          </table:table-cell>
          <table:table-cell office:value-type="float" office:value="-1.1453894301099259">
            <text:p>-1.1453894301099259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4-15T17:00:00">
            <text:p>Sat Apr 15 17:00:00 2023</text:p>
          </table:table-cell>
          <table:table-cell office:value-type="float" office:value="285.5">
            <text:p>285.5</text:p>
          </table:table-cell>
          <table:table-cell office:value-type="float" office:value="8.5">
            <text:p>8.5</text:p>
          </table:table-cell>
          <table:table-cell office:value-type="float" office:value="-1.0593539687354843">
            <text:p>-1.059353968735484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15T18:00:00">
            <text:p>Sat Apr 15 18:00:00 2023</text:p>
          </table:table-cell>
          <table:table-cell office:value-type="float" office:value="216.3333">
            <text:p>216.3333</text:p>
          </table:table-cell>
          <table:table-cell office:value-type="float" office:value="7.3333">
            <text:p>7.3333</text:p>
          </table:table-cell>
          <table:table-cell office:value-type="float" office:value="-0.6765381048587861">
            <text:p>-0.6765381048587861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6T11:00:00">
            <text:p>Sun Apr 16 11:00:00 2023</text:p>
          </table:table-cell>
          <table:table-cell office:value-type="float" office:value="317.5">
            <text:p>317.5</text:p>
          </table:table-cell>
          <table:table-cell office:value-type="float" office:value="50.0">
            <text:p>50.0</text:p>
          </table:table-cell>
          <table:table-cell office:value-type="float" office:value="-0.41129815038697104">
            <text:p>-0.4112981503869710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4-16T12:00:00">
            <text:p>Sun Apr 16 12:00:00 2023</text:p>
          </table:table-cell>
          <table:table-cell office:value-type="float" office:value="313.8333">
            <text:p>313.8333</text:p>
          </table:table-cell>
          <table:table-cell office:value-type="float" office:value="59.1667">
            <text:p>59.1667</text:p>
          </table:table-cell>
          <table:table-cell office:value-type="float" office:value="-0.44748810766802133">
            <text:p>-0.447488107668021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4-16T13:00:00">
            <text:p>Sun Apr 16 13:00:00 2023</text:p>
          </table:table-cell>
          <table:table-cell office:value-type="float" office:value="330.6667">
            <text:p>330.6667</text:p>
          </table:table-cell>
          <table:table-cell office:value-type="float" office:value="60.3333">
            <text:p>60.3333</text:p>
          </table:table-cell>
          <table:table-cell office:value-type="float" office:value="-0.4960064246930526">
            <text:p>-0.4960064246930526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16T14:00:00">
            <text:p>Sun Apr 16 14:00:00 2023</text:p>
          </table:table-cell>
          <table:table-cell office:value-type="float" office:value="320.3333">
            <text:p>320.3333</text:p>
          </table:table-cell>
          <table:table-cell office:value-type="float" office:value="53.1667">
            <text:p>53.1667</text:p>
          </table:table-cell>
          <table:table-cell office:value-type="float" office:value="-0.5375951415393856">
            <text:p>-0.5375951415393856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4-16T15:00:00">
            <text:p>Sun Apr 16 15:00:00 2023</text:p>
          </table:table-cell>
          <table:table-cell office:value-type="float" office:value="241.3333">
            <text:p>241.3333</text:p>
          </table:table-cell>
          <table:table-cell office:value-type="float" office:value="53.8333">
            <text:p>53.8333</text:p>
          </table:table-cell>
          <table:table-cell office:value-type="float" office:value="-0.5495786507749867">
            <text:p>-0.54957865077498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4-16T16:00:00">
            <text:p>Sun Apr 16 16:00:00 2023</text:p>
          </table:table-cell>
          <table:table-cell office:value-type="float" office:value="239.1667">
            <text:p>239.1667</text:p>
          </table:table-cell>
          <table:table-cell office:value-type="float" office:value="44.5">
            <text:p>44.5</text:p>
          </table:table-cell>
          <table:table-cell office:value-type="float" office:value="-0.5357369811380736">
            <text:p>-0.5357369811380736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4-16T17:00:00">
            <text:p>Sun Apr 16 17:00:00 2023</text:p>
          </table:table-cell>
          <table:table-cell office:value-type="float" office:value="238.6667">
            <text:p>238.6667</text:p>
          </table:table-cell>
          <table:table-cell office:value-type="float" office:value="32.0">
            <text:p>32.0</text:p>
          </table:table-cell>
          <table:table-cell office:value-type="float" office:value="-0.5623430479956804">
            <text:p>-0.5623430479956804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4-17T13:00:00">
            <text:p>Mon Apr 17 13:00:00 2023</text:p>
          </table:table-cell>
          <table:table-cell office:value-type="float" office:value="223.8333">
            <text:p>223.8333</text:p>
          </table:table-cell>
          <table:table-cell office:value-type="float" office:value="31.0">
            <text:p>31.0</text:p>
          </table:table-cell>
          <table:table-cell office:value-type="float" office:value="-0.10289205329099771">
            <text:p>-0.10289205329099771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17T14:00:00">
            <text:p>Mon Apr 17 14:00:00 2023</text:p>
          </table:table-cell>
          <table:table-cell office:value-type="float" office:value="246.0">
            <text:p>246.0</text:p>
          </table:table-cell>
          <table:table-cell office:value-type="float" office:value="35.6667">
            <text:p>35.6667</text:p>
          </table:table-cell>
          <table:table-cell office:value-type="float" office:value="-0.10396066919687307">
            <text:p>-0.1039606691968730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4-17T15:00:00">
            <text:p>Mon Apr 17 15:00:00 2023</text:p>
          </table:table-cell>
          <table:table-cell office:value-type="float" office:value="234.6667">
            <text:p>234.6667</text:p>
          </table:table-cell>
          <table:table-cell office:value-type="float" office:value="37.8333">
            <text:p>37.8333</text:p>
          </table:table-cell>
          <table:table-cell office:value-type="float" office:value="-0.03163278090360475">
            <text:p>-0.0316327809036047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17T16:00:00">
            <text:p>Mon Apr 17 16:00:00 2023</text:p>
          </table:table-cell>
          <table:table-cell office:value-type="float" office:value="163.5">
            <text:p>163.5</text:p>
          </table:table-cell>
          <table:table-cell office:value-type="float" office:value="35.3333">
            <text:p>35.3333</text:p>
          </table:table-cell>
          <table:table-cell office:value-type="float" office:value="0.054538481323576374">
            <text:p>0.054538481323576374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4-18T13:00:00">
            <text:p>Tue Apr 18 13:00:00 2023</text:p>
          </table:table-cell>
          <table:table-cell office:value-type="float" office:value="306.1667">
            <text:p>306.1667</text:p>
          </table:table-cell>
          <table:table-cell office:value-type="float" office:value="61.3333">
            <text:p>61.3333</text:p>
          </table:table-cell>
          <table:table-cell office:value-type="float" office:value="-0.4018267316950961">
            <text:p>-0.4018267316950961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8T14:00:00">
            <text:p>Tue Apr 18 14:00:00 2023</text:p>
          </table:table-cell>
          <table:table-cell office:value-type="float" office:value="134.0">
            <text:p>134.0</text:p>
          </table:table-cell>
          <table:table-cell office:value-type="float" office:value="43.6667">
            <text:p>43.6667</text:p>
          </table:table-cell>
          <table:table-cell office:value-type="float" office:value="-0.39520458668847863">
            <text:p>-0.3952045866884786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4-18T15:00:00">
            <text:p>Tue Apr 18 15:00:00 2023</text:p>
          </table:table-cell>
          <table:table-cell office:value-type="float" office:value="255.0">
            <text:p>255.0</text:p>
          </table:table-cell>
          <table:table-cell office:value-type="float" office:value="31.8333">
            <text:p>31.8333</text:p>
          </table:table-cell>
          <table:table-cell office:value-type="float" office:value="-0.35911647183770895">
            <text:p>-0.3591164718377089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4-18T16:00:00">
            <text:p>Tue Apr 18 16:00:00 2023</text:p>
          </table:table-cell>
          <table:table-cell office:value-type="float" office:value="261.0">
            <text:p>261.0</text:p>
          </table:table-cell>
          <table:table-cell office:value-type="float" office:value="25.5">
            <text:p>25.5</text:p>
          </table:table-cell>
          <table:table-cell office:value-type="float" office:value="-0.293631820323504">
            <text:p>-0.293631820323504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4-18T17:00:00">
            <text:p>Tue Apr 18 17:00:00 2023</text:p>
          </table:table-cell>
          <table:table-cell office:value-type="float" office:value="175.6667">
            <text:p>175.6667</text:p>
          </table:table-cell>
          <table:table-cell office:value-type="float" office:value="22.0">
            <text:p>22.0</text:p>
          </table:table-cell>
          <table:table-cell office:value-type="float" office:value="-0.1816255760257297">
            <text:p>-0.181625576025729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19T13:00:00">
            <text:p>Wed Apr 19 13:00:00 2023</text:p>
          </table:table-cell>
          <table:table-cell office:value-type="float" office:value="215.8333">
            <text:p>215.8333</text:p>
          </table:table-cell>
          <table:table-cell office:value-type="float" office:value="34.0">
            <text:p>34.0</text:p>
          </table:table-cell>
          <table:table-cell office:value-type="float" office:value="0.038680658222245506">
            <text:p>0.038680658222245506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19T14:00:00">
            <text:p>Wed Apr 19 14:00:00 2023</text:p>
          </table:table-cell>
          <table:table-cell office:value-type="float" office:value="255.3333">
            <text:p>255.3333</text:p>
          </table:table-cell>
          <table:table-cell office:value-type="float" office:value="28.1667">
            <text:p>28.1667</text:p>
          </table:table-cell>
          <table:table-cell office:value-type="float" office:value="0.04959692123490293">
            <text:p>0.0495969212349029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4-19T15:00:00">
            <text:p>Wed Apr 19 15:00:00 2023</text:p>
          </table:table-cell>
          <table:table-cell office:value-type="float" office:value="246.5">
            <text:p>246.5</text:p>
          </table:table-cell>
          <table:table-cell office:value-type="float" office:value="24.6667">
            <text:p>24.6667</text:p>
          </table:table-cell>
          <table:table-cell office:value-type="float" office:value="0.05005710874500666">
            <text:p>0.05005710874500666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4-19T16:00:00">
            <text:p>Wed Apr 19 16:00:00 2023</text:p>
          </table:table-cell>
          <table:table-cell office:value-type="float" office:value="168.0">
            <text:p>168.0</text:p>
          </table:table-cell>
          <table:table-cell office:value-type="float" office:value="22.1667">
            <text:p>22.1667</text:p>
          </table:table-cell>
          <table:table-cell office:value-type="float" office:value="0.04507610673864595">
            <text:p>0.0450761067386459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4-19T17:00:00">
            <text:p>Wed Apr 19 17:00:00 2023</text:p>
          </table:table-cell>
          <table:table-cell office:value-type="float" office:value="227.6667">
            <text:p>227.6667</text:p>
          </table:table-cell>
          <table:table-cell office:value-type="float" office:value="19.8333">
            <text:p>19.8333</text:p>
          </table:table-cell>
          <table:table-cell office:value-type="float" office:value="0.023274917440839062">
            <text:p>0.023274917440839062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3-04-19T18:00:00">
            <text:p>Wed Apr 19 18:00:00 2023</text:p>
          </table:table-cell>
          <table:table-cell office:value-type="float" office:value="229.3333">
            <text:p>229.3333</text:p>
          </table:table-cell>
          <table:table-cell office:value-type="float" office:value="19.8333">
            <text:p>19.8333</text:p>
          </table:table-cell>
          <table:table-cell office:value-type="float" office:value="-0.016808346366066405">
            <text:p>-0.01680834636606640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04-20T14:00:00">
            <text:p>Thu Apr 20 14:00:00 2023</text:p>
          </table:table-cell>
          <table:table-cell office:value-type="float" office:value="162.5">
            <text:p>162.5</text:p>
          </table:table-cell>
          <table:table-cell office:value-type="float" office:value="25.1667">
            <text:p>25.1667</text:p>
          </table:table-cell>
          <table:table-cell office:value-type="float" office:value="-1.1659738307246446">
            <text:p>-1.1659738307246446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4-20T15:00:00">
            <text:p>Thu Apr 20 15:00:00 2023</text:p>
          </table:table-cell>
          <table:table-cell office:value-type="float" office:value="171.1667">
            <text:p>171.1667</text:p>
          </table:table-cell>
          <table:table-cell office:value-type="float" office:value="22.6667">
            <text:p>22.6667</text:p>
          </table:table-cell>
          <table:table-cell office:value-type="float" office:value="-1.1558016931385653">
            <text:p>-1.155801693138565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4-20T16:00:00">
            <text:p>Thu Apr 20 16:00:00 2023</text:p>
          </table:table-cell>
          <table:table-cell office:value-type="float" office:value="174.6667">
            <text:p>174.6667</text:p>
          </table:table-cell>
          <table:table-cell office:value-type="float" office:value="19.5">
            <text:p>19.5</text:p>
          </table:table-cell>
          <table:table-cell office:value-type="float" office:value="-1.1488585863746241">
            <text:p>-1.1488585863746241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4-20T17:00:00">
            <text:p>Thu Apr 20 17:00:00 2023</text:p>
          </table:table-cell>
          <table:table-cell office:value-type="float" office:value="157.5">
            <text:p>157.5</text:p>
          </table:table-cell>
          <table:table-cell office:value-type="float" office:value="17.3333">
            <text:p>17.3333</text:p>
          </table:table-cell>
          <table:table-cell office:value-type="float" office:value="-1.1813993082790535">
            <text:p>-1.181399308279053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4-20T18:00:00">
            <text:p>Thu Apr 20 18:00:00 2023</text:p>
          </table:table-cell>
          <table:table-cell office:value-type="float" office:value="174.3333">
            <text:p>174.3333</text:p>
          </table:table-cell>
          <table:table-cell office:value-type="float" office:value="16.3333">
            <text:p>16.3333</text:p>
          </table:table-cell>
          <table:table-cell office:value-type="float" office:value="-1.255882299293402">
            <text:p>-1.255882299293402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4-20T19:00:00">
            <text:p>Thu Apr 20 19:00:00 2023</text:p>
          </table:table-cell>
          <table:table-cell office:value-type="float" office:value="175.5">
            <text:p>175.5</text:p>
          </table:table-cell>
          <table:table-cell office:value-type="float" office:value="15.3333">
            <text:p>15.3333</text:p>
          </table:table-cell>
          <table:table-cell office:value-type="float" office:value="-1.3960500131038853">
            <text:p>-1.396050013103885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3-04-21T12:00:00">
            <text:p>Fri Apr 21 12:00:00 2023</text:p>
          </table:table-cell>
          <table:table-cell office:value-type="float" office:value="177.1667">
            <text:p>177.1667</text:p>
          </table:table-cell>
          <table:table-cell office:value-type="float" office:value="41.3333">
            <text:p>41.3333</text:p>
          </table:table-cell>
          <table:table-cell office:value-type="float" office:value="0.06165005990361035">
            <text:p>0.0616500599036103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1T13:00:00">
            <text:p>Fri Apr 21 13:00:00 2023</text:p>
          </table:table-cell>
          <table:table-cell office:value-type="float" office:value="172.3333">
            <text:p>172.3333</text:p>
          </table:table-cell>
          <table:table-cell office:value-type="float" office:value="38.8333">
            <text:p>38.8333</text:p>
          </table:table-cell>
          <table:table-cell office:value-type="float" office:value="0.11017003729434807">
            <text:p>0.1101700372943480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4-21T14:00:00">
            <text:p>Fri Apr 21 14:00:00 2023</text:p>
          </table:table-cell>
          <table:table-cell office:value-type="float" office:value="173.6667">
            <text:p>173.6667</text:p>
          </table:table-cell>
          <table:table-cell office:value-type="float" office:value="37.1667">
            <text:p>37.1667</text:p>
          </table:table-cell>
          <table:table-cell office:value-type="float" office:value="0.14310379121307784">
            <text:p>0.1431037912130778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4-21T15:00:00">
            <text:p>Fri Apr 21 15:00:00 2023</text:p>
          </table:table-cell>
          <table:table-cell office:value-type="float" office:value="177.1667">
            <text:p>177.1667</text:p>
          </table:table-cell>
          <table:table-cell office:value-type="float" office:value="37.1667">
            <text:p>37.1667</text:p>
          </table:table-cell>
          <table:table-cell office:value-type="float" office:value="0.16055704293391898">
            <text:p>0.16055704293391898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4-21T16:00:00">
            <text:p>Fri Apr 21 16:00:00 2023</text:p>
          </table:table-cell>
          <table:table-cell office:value-type="float" office:value="176.5">
            <text:p>176.5</text:p>
          </table:table-cell>
          <table:table-cell office:value-type="float" office:value="37.0">
            <text:p>37.0</text:p>
          </table:table-cell>
          <table:table-cell office:value-type="float" office:value="0.13790997907182104">
            <text:p>0.13790997907182104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21T17:00:00">
            <text:p>Fri Apr 21 17:00:00 2023</text:p>
          </table:table-cell>
          <table:table-cell office:value-type="float" office:value="175.5">
            <text:p>175.5</text:p>
          </table:table-cell>
          <table:table-cell office:value-type="float" office:value="31.1667">
            <text:p>31.1667</text:p>
          </table:table-cell>
          <table:table-cell office:value-type="float" office:value="0.0737467012527341">
            <text:p>0.0737467012527341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21T18:00:00">
            <text:p>Fri Apr 21 18:00:00 2023</text:p>
          </table:table-cell>
          <table:table-cell office:value-type="float" office:value="176.6667">
            <text:p>176.6667</text:p>
          </table:table-cell>
          <table:table-cell office:value-type="float" office:value="25.5">
            <text:p>25.5</text:p>
          </table:table-cell>
          <table:table-cell office:value-type="float" office:value="-0.08514834299396136">
            <text:p>-0.08514834299396136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4-22T12:00:00">
            <text:p>Sat Apr 22 12:00:00 2023</text:p>
          </table:table-cell>
          <table:table-cell office:value-type="float" office:value="183.6667">
            <text:p>183.6667</text:p>
          </table:table-cell>
          <table:table-cell office:value-type="float" office:value="2.5">
            <text:p>2.5</text:p>
          </table:table-cell>
          <table:table-cell office:value-type="float" office:value="-0.01838900373689039">
            <text:p>-0.01838900373689039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4-22T13:00:00">
            <text:p>Sat Apr 22 13:00:00 2023</text:p>
          </table:table-cell>
          <table:table-cell office:value-type="float" office:value="272.5">
            <text:p>272.5</text:p>
          </table:table-cell>
          <table:table-cell office:value-type="float" office:value="2.3333">
            <text:p>2.3333</text:p>
          </table:table-cell>
          <table:table-cell office:value-type="float" office:value="-0.015113553690024893">
            <text:p>-0.01511355369002489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4-22T14:00:00">
            <text:p>Sat Apr 22 14:00:00 2023</text:p>
          </table:table-cell>
          <table:table-cell office:value-type="float" office:value="346.8333">
            <text:p>346.8333</text:p>
          </table:table-cell>
          <table:table-cell office:value-type="float" office:value="2.6667">
            <text:p>2.6667</text:p>
          </table:table-cell>
          <table:table-cell office:value-type="float" office:value="-0.0373708556345739">
            <text:p>-0.0373708556345739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22T15:00:00">
            <text:p>Sat Apr 22 15:00:00 2023</text:p>
          </table:table-cell>
          <table:table-cell office:value-type="float" office:value="207.6667">
            <text:p>207.6667</text:p>
          </table:table-cell>
          <table:table-cell office:value-type="float" office:value="5.1667">
            <text:p>5.1667</text:p>
          </table:table-cell>
          <table:table-cell office:value-type="float" office:value="0.022169220136308683">
            <text:p>0.02216922013630868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4-22T16:00:00">
            <text:p>Sat Apr 22 16:00:00 2023</text:p>
          </table:table-cell>
          <table:table-cell office:value-type="float" office:value="224.6667">
            <text:p>224.6667</text:p>
          </table:table-cell>
          <table:table-cell office:value-type="float" office:value="5.6667">
            <text:p>5.6667</text:p>
          </table:table-cell>
          <table:table-cell office:value-type="float" office:value="0.22950325988290632">
            <text:p>0.22950325988290632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2T17:00:00">
            <text:p>Sat Apr 22 17:00:00 2023</text:p>
          </table:table-cell>
          <table:table-cell office:value-type="float" office:value="254.5">
            <text:p>254.5</text:p>
          </table:table-cell>
          <table:table-cell office:value-type="float" office:value="4.6667">
            <text:p>4.6667</text:p>
          </table:table-cell>
          <table:table-cell office:value-type="float" office:value="0.46447123512121286">
            <text:p>0.46447123512121286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4-23T13:00:00">
            <text:p>Sun Apr 23 13:00:00 2023</text:p>
          </table:table-cell>
          <table:table-cell office:value-type="float" office:value="284.1667">
            <text:p>284.1667</text:p>
          </table:table-cell>
          <table:table-cell office:value-type="float" office:value="13.5">
            <text:p>13.5</text:p>
          </table:table-cell>
          <table:table-cell office:value-type="float" office:value="-0.217949777372976">
            <text:p>-0.217949777372976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4-23T14:00:00">
            <text:p>Sun Apr 23 14:00:00 2023</text:p>
          </table:table-cell>
          <table:table-cell office:value-type="float" office:value="318.5">
            <text:p>318.5</text:p>
          </table:table-cell>
          <table:table-cell office:value-type="float" office:value="13.0">
            <text:p>13.0</text:p>
          </table:table-cell>
          <table:table-cell office:value-type="float" office:value="-0.2366853309355179">
            <text:p>-0.2366853309355179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4-23T15:00:00">
            <text:p>Sun Apr 23 15:00:00 2023</text:p>
          </table:table-cell>
          <table:table-cell office:value-type="float" office:value="253.1667">
            <text:p>253.1667</text:p>
          </table:table-cell>
          <table:table-cell office:value-type="float" office:value="13.5">
            <text:p>13.5</text:p>
          </table:table-cell>
          <table:table-cell office:value-type="float" office:value="-0.23508737098549345">
            <text:p>-0.2350873709854934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4-23T16:00:00">
            <text:p>Sun Apr 23 16:00:00 2023</text:p>
          </table:table-cell>
          <table:table-cell office:value-type="float" office:value="234.8333">
            <text:p>234.8333</text:p>
          </table:table-cell>
          <table:table-cell office:value-type="float" office:value="12.6667">
            <text:p>12.6667</text:p>
          </table:table-cell>
          <table:table-cell office:value-type="float" office:value="-0.23774267501647472">
            <text:p>-0.23774267501647472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4-23T17:00:00">
            <text:p>Sun Apr 23 17:00:00 2023</text:p>
          </table:table-cell>
          <table:table-cell office:value-type="float" office:value="273.1667">
            <text:p>273.1667</text:p>
          </table:table-cell>
          <table:table-cell office:value-type="float" office:value="13.1667">
            <text:p>13.1667</text:p>
          </table:table-cell>
          <table:table-cell office:value-type="float" office:value="-0.25209541206502817">
            <text:p>-0.2520954120650281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4-24T13:00:00">
            <text:p>Mon Apr 24 13:00:00 2023</text:p>
          </table:table-cell>
          <table:table-cell office:value-type="float" office:value="226.3333">
            <text:p>226.3333</text:p>
          </table:table-cell>
          <table:table-cell office:value-type="float" office:value="18.5">
            <text:p>18.5</text:p>
          </table:table-cell>
          <table:table-cell office:value-type="float" office:value="0.11152288544873498">
            <text:p>0.11152288544873498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4-24T14:00:00">
            <text:p>Mon Apr 24 14:00:00 2023</text:p>
          </table:table-cell>
          <table:table-cell office:value-type="float" office:value="250.0">
            <text:p>250.0</text:p>
          </table:table-cell>
          <table:table-cell office:value-type="float" office:value="15.1667">
            <text:p>15.1667</text:p>
          </table:table-cell>
          <table:table-cell office:value-type="float" office:value="0.13110954508584882">
            <text:p>0.1311095450858488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4T15:00:00">
            <text:p>Mon Apr 24 15:00:00 2023</text:p>
          </table:table-cell>
          <table:table-cell office:value-type="float" office:value="238.0">
            <text:p>238.0</text:p>
          </table:table-cell>
          <table:table-cell office:value-type="float" office:value="11.5">
            <text:p>11.5</text:p>
          </table:table-cell>
          <table:table-cell office:value-type="float" office:value="0.128199114328302">
            <text:p>0.12819911432830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4-24T16:00:00">
            <text:p>Mon Apr 24 16:00:00 2023</text:p>
          </table:table-cell>
          <table:table-cell office:value-type="float" office:value="270.3333">
            <text:p>270.3333</text:p>
          </table:table-cell>
          <table:table-cell office:value-type="float" office:value="10.3333">
            <text:p>10.3333</text:p>
          </table:table-cell>
          <table:table-cell office:value-type="float" office:value="0.12747350830223922">
            <text:p>0.12747350830223922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4-24T17:00:00">
            <text:p>Mon Apr 24 17:00:00 2023</text:p>
          </table:table-cell>
          <table:table-cell office:value-type="float" office:value="237.1667">
            <text:p>237.1667</text:p>
          </table:table-cell>
          <table:table-cell office:value-type="float" office:value="9.5">
            <text:p>9.5</text:p>
          </table:table-cell>
          <table:table-cell office:value-type="float" office:value="0.12200619106965344">
            <text:p>0.12200619106965344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4-24T18:00:00">
            <text:p>Mon Apr 24 18:00:00 2023</text:p>
          </table:table-cell>
          <table:table-cell office:value-type="float" office:value="226.8333">
            <text:p>226.8333</text:p>
          </table:table-cell>
          <table:table-cell office:value-type="float" office:value="8.3333">
            <text:p>8.3333</text:p>
          </table:table-cell>
          <table:table-cell office:value-type="float" office:value="0.12361449238440315">
            <text:p>0.1236144923844031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4-25T13:00:00">
            <text:p>Tue Apr 25 13:00:00 2023</text:p>
          </table:table-cell>
          <table:table-cell office:value-type="float" office:value="150.6667">
            <text:p>150.6667</text:p>
          </table:table-cell>
          <table:table-cell office:value-type="float" office:value="29.5">
            <text:p>29.5</text:p>
          </table:table-cell>
          <table:table-cell office:value-type="float" office:value="0.07780499667574879">
            <text:p>0.07780499667574879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4-25T14:00:00">
            <text:p>Tue Apr 25 14:00:00 2023</text:p>
          </table:table-cell>
          <table:table-cell office:value-type="float" office:value="299.1667">
            <text:p>299.1667</text:p>
          </table:table-cell>
          <table:table-cell office:value-type="float" office:value="23.0">
            <text:p>23.0</text:p>
          </table:table-cell>
          <table:table-cell office:value-type="float" office:value="0.08141332976934568">
            <text:p>0.08141332976934568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4-25T15:00:00">
            <text:p>Tue Apr 25 15:00:00 2023</text:p>
          </table:table-cell>
          <table:table-cell office:value-type="float" office:value="206.0">
            <text:p>206.0</text:p>
          </table:table-cell>
          <table:table-cell office:value-type="float" office:value="15.6667">
            <text:p>15.6667</text:p>
          </table:table-cell>
          <table:table-cell office:value-type="float" office:value="0.07977445247781255">
            <text:p>0.0797744524778125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4-25T16:00:00">
            <text:p>Tue Apr 25 16:00:00 2023</text:p>
          </table:table-cell>
          <table:table-cell office:value-type="float" office:value="213.5">
            <text:p>213.5</text:p>
          </table:table-cell>
          <table:table-cell office:value-type="float" office:value="11.5">
            <text:p>11.5</text:p>
          </table:table-cell>
          <table:table-cell office:value-type="float" office:value="0.07640108960909839">
            <text:p>0.07640108960909839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4-25T17:00:00">
            <text:p>Tue Apr 25 17:00:00 2023</text:p>
          </table:table-cell>
          <table:table-cell office:value-type="float" office:value="192.0">
            <text:p>192.0</text:p>
          </table:table-cell>
          <table:table-cell office:value-type="float" office:value="9.3333">
            <text:p>9.3333</text:p>
          </table:table-cell>
          <table:table-cell office:value-type="float" office:value="0.09066377775886826">
            <text:p>0.09066377775886826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4-25T18:00:00">
            <text:p>Tue Apr 25 18:00:00 2023</text:p>
          </table:table-cell>
          <table:table-cell office:value-type="float" office:value="201.1667">
            <text:p>201.1667</text:p>
          </table:table-cell>
          <table:table-cell office:value-type="float" office:value="8.1667">
            <text:p>8.1667</text:p>
          </table:table-cell>
          <table:table-cell office:value-type="float" office:value="0.0749582665203473">
            <text:p>0.074958266520347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335.3333">
            <text:p>335.3333</text:p>
          </table:table-cell>
          <table:table-cell office:value-type="float" office:value="15.8333">
            <text:p>15.8333</text:p>
          </table:table-cell>
          <table:table-cell office:value-type="float" office:value="-0.0026194936839918337">
            <text:p>-0.002619493683991833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4-26T14:00:00">
            <text:p>Wed Apr 26 14:00:00 2023</text:p>
          </table:table-cell>
          <table:table-cell office:value-type="float" office:value="254.0">
            <text:p>254.0</text:p>
          </table:table-cell>
          <table:table-cell office:value-type="float" office:value="12.3333">
            <text:p>12.3333</text:p>
          </table:table-cell>
          <table:table-cell office:value-type="float" office:value="-0.002427569991518">
            <text:p>-0.002427569991518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4-26T15:00:00">
            <text:p>Wed Apr 26 15:00:00 2023</text:p>
          </table:table-cell>
          <table:table-cell office:value-type="float" office:value="331.6667">
            <text:p>331.6667</text:p>
          </table:table-cell>
          <table:table-cell office:value-type="float" office:value="11.8333">
            <text:p>11.8333</text:p>
          </table:table-cell>
          <table:table-cell office:value-type="float" office:value="0.0019347770095944938">
            <text:p>0.0019347770095944938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6T16:00:00">
            <text:p>Wed Apr 26 16:00:00 2023</text:p>
          </table:table-cell>
          <table:table-cell office:value-type="float" office:value="305.1667">
            <text:p>305.1667</text:p>
          </table:table-cell>
          <table:table-cell office:value-type="float" office:value="11.5">
            <text:p>11.5</text:p>
          </table:table-cell>
          <table:table-cell office:value-type="float" office:value="0.030259430597138">
            <text:p>0.030259430597138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264.5">
            <text:p>264.5</text:p>
          </table:table-cell>
          <table:table-cell office:value-type="float" office:value="11.5">
            <text:p>11.5</text:p>
          </table:table-cell>
          <table:table-cell office:value-type="float" office:value="0.07440046790125077">
            <text:p>0.0744004679012507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3-04-27T14:00:00">
            <text:p>Thu Apr 27 14:00:00 2023</text:p>
          </table:table-cell>
          <table:table-cell office:value-type="float" office:value="212.1667">
            <text:p>212.1667</text:p>
          </table:table-cell>
          <table:table-cell office:value-type="float" office:value="52.1667">
            <text:p>52.1667</text:p>
          </table:table-cell>
          <table:table-cell office:value-type="float" office:value="-0.014898066417790908">
            <text:p>-0.014898066417790908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7T15:00:00">
            <text:p>Thu Apr 27 15:00:00 2023</text:p>
          </table:table-cell>
          <table:table-cell office:value-type="float" office:value="186.3333">
            <text:p>186.3333</text:p>
          </table:table-cell>
          <table:table-cell office:value-type="float" office:value="41.1667">
            <text:p>41.1667</text:p>
          </table:table-cell>
          <table:table-cell office:value-type="float" office:value="-0.0361281637340856">
            <text:p>-0.0361281637340856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4-27T16:00:00">
            <text:p>Thu Apr 27 16:00:00 2023</text:p>
          </table:table-cell>
          <table:table-cell office:value-type="float" office:value="174.1667">
            <text:p>174.1667</text:p>
          </table:table-cell>
          <table:table-cell office:value-type="float" office:value="35.3333">
            <text:p>35.3333</text:p>
          </table:table-cell>
          <table:table-cell office:value-type="float" office:value="-0.040670621084691556">
            <text:p>-0.040670621084691556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4-27T17:00:00">
            <text:p>Thu Apr 27 17:00:00 2023</text:p>
          </table:table-cell>
          <table:table-cell office:value-type="float" office:value="178.8333">
            <text:p>178.8333</text:p>
          </table:table-cell>
          <table:table-cell office:value-type="float" office:value="30.1667">
            <text:p>30.1667</text:p>
          </table:table-cell>
          <table:table-cell office:value-type="float" office:value="-0.042354012749999594">
            <text:p>-0.042354012749999594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7T18:00:00">
            <text:p>Thu Apr 27 18:00:00 2023</text:p>
          </table:table-cell>
          <table:table-cell office:value-type="float" office:value="173.1667">
            <text:p>173.1667</text:p>
          </table:table-cell>
          <table:table-cell office:value-type="float" office:value="26.1667">
            <text:p>26.1667</text:p>
          </table:table-cell>
          <table:table-cell office:value-type="float" office:value="-0.061434076943384944">
            <text:p>-0.061434076943384944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288.6667">
            <text:p>288.6667</text:p>
          </table:table-cell>
          <table:table-cell office:value-type="float" office:value="52.3333">
            <text:p>52.3333</text:p>
          </table:table-cell>
          <table:table-cell office:value-type="float" office:value="-0.08683261410659847">
            <text:p>-0.0868326141065984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151.6667">
            <text:p>151.6667</text:p>
          </table:table-cell>
          <table:table-cell office:value-type="float" office:value="40.1667">
            <text:p>40.1667</text:p>
          </table:table-cell>
          <table:table-cell office:value-type="float" office:value="-0.07313385506559499">
            <text:p>-0.07313385506559499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8T15:00:00">
            <text:p>Fri Apr 28 15:00:00 2023</text:p>
          </table:table-cell>
          <table:table-cell office:value-type="float" office:value="172.8333">
            <text:p>172.8333</text:p>
          </table:table-cell>
          <table:table-cell office:value-type="float" office:value="31.0">
            <text:p>31.0</text:p>
          </table:table-cell>
          <table:table-cell office:value-type="float" office:value="-0.08776727021065309">
            <text:p>-0.08776727021065309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4-28T16:00:00">
            <text:p>Fri Apr 28 16:00:00 2023</text:p>
          </table:table-cell>
          <table:table-cell office:value-type="float" office:value="176.8333">
            <text:p>176.8333</text:p>
          </table:table-cell>
          <table:table-cell office:value-type="float" office:value="27.5">
            <text:p>27.5</text:p>
          </table:table-cell>
          <table:table-cell office:value-type="float" office:value="-0.0963853504685544">
            <text:p>-0.0963853504685544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4-28T17:00:00">
            <text:p>Fri Apr 28 17:00:00 2023</text:p>
          </table:table-cell>
          <table:table-cell office:value-type="float" office:value="174.8333">
            <text:p>174.8333</text:p>
          </table:table-cell>
          <table:table-cell office:value-type="float" office:value="23.0">
            <text:p>23.0</text:p>
          </table:table-cell>
          <table:table-cell office:value-type="float" office:value="-0.08386520042315339">
            <text:p>-0.08386520042315339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9T14:00:00">
            <text:p>Sat Apr 29 14:00:00 2023</text:p>
          </table:table-cell>
          <table:table-cell office:value-type="float" office:value="279.3333">
            <text:p>279.3333</text:p>
          </table:table-cell>
          <table:table-cell office:value-type="float" office:value="23.0">
            <text:p>23.0</text:p>
          </table:table-cell>
          <table:table-cell office:value-type="float" office:value="0.2719080397483748">
            <text:p>0.2719080397483748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4-29T15:00:00">
            <text:p>Sat Apr 29 15:00:00 2023</text:p>
          </table:table-cell>
          <table:table-cell office:value-type="float" office:value="318.0">
            <text:p>318.0</text:p>
          </table:table-cell>
          <table:table-cell office:value-type="float" office:value="20.8333">
            <text:p>20.8333</text:p>
          </table:table-cell>
          <table:table-cell office:value-type="float" office:value="0.40575244330196">
            <text:p>0.40575244330196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4-29T16:00:00">
            <text:p>Sat Apr 29 16:00:00 2023</text:p>
          </table:table-cell>
          <table:table-cell office:value-type="float" office:value="341.6667">
            <text:p>341.6667</text:p>
          </table:table-cell>
          <table:table-cell office:value-type="float" office:value="17.1667">
            <text:p>17.1667</text:p>
          </table:table-cell>
          <table:table-cell office:value-type="float" office:value="0.5707812745596524">
            <text:p>0.5707812745596524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4-29T17:00:00">
            <text:p>Sat Apr 29 17:00:00 2023</text:p>
          </table:table-cell>
          <table:table-cell office:value-type="float" office:value="310.5">
            <text:p>310.5</text:p>
          </table:table-cell>
          <table:table-cell office:value-type="float" office:value="10.3333">
            <text:p>10.3333</text:p>
          </table:table-cell>
          <table:table-cell office:value-type="float" office:value="0.7712265225448782">
            <text:p>0.7712265225448782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4-29T18:00:00">
            <text:p>Sat Apr 29 18:00:00 2023</text:p>
          </table:table-cell>
          <table:table-cell office:value-type="float" office:value="316.0">
            <text:p>316.0</text:p>
          </table:table-cell>
          <table:table-cell office:value-type="float" office:value="5.6667">
            <text:p>5.6667</text:p>
          </table:table-cell>
          <table:table-cell office:value-type="float" office:value="0.9169917354633501">
            <text:p>0.9169917354633501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4-29T19:00:00">
            <text:p>Sat Apr 29 19:00:00 2023</text:p>
          </table:table-cell>
          <table:table-cell office:value-type="float" office:value="319.0">
            <text:p>319.0</text:p>
          </table:table-cell>
          <table:table-cell office:value-type="float" office:value="5.6667">
            <text:p>5.6667</text:p>
          </table:table-cell>
          <table:table-cell office:value-type="float" office:value="1.0298669996664722">
            <text:p>1.0298669996664722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4-29T20:00:00">
            <text:p>Sat Apr 29 20:00:00 2023</text:p>
          </table:table-cell>
          <table:table-cell office:value-type="float" office:value="241.1667">
            <text:p>241.1667</text:p>
          </table:table-cell>
          <table:table-cell office:value-type="float" office:value="5.8333">
            <text:p>5.8333</text:p>
          </table:table-cell>
          <table:table-cell office:value-type="float" office:value="1.190187155736954">
            <text:p>1.190187155736954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4-29T21:00:00">
            <text:p>Sat Apr 29 21:00:00 2023</text:p>
          </table:table-cell>
          <table:table-cell office:value-type="float" office:value="183.8333">
            <text:p>183.8333</text:p>
          </table:table-cell>
          <table:table-cell office:value-type="float" office:value="9.6667">
            <text:p>9.6667</text:p>
          </table:table-cell>
          <table:table-cell office:value-type="float" office:value="1.009564952262377">
            <text:p>1.00956495226237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4-29T22:00:00">
            <text:p>Sat Apr 29 22:00:00 2023</text:p>
          </table:table-cell>
          <table:table-cell office:value-type="float" office:value="172.1667">
            <text:p>172.1667</text:p>
          </table:table-cell>
          <table:table-cell office:value-type="float" office:value="16.1667">
            <text:p>16.1667</text:p>
          </table:table-cell>
          <table:table-cell office:value-type="float" office:value="0.12748613521889776">
            <text:p>0.12748613521889776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225.5">
            <text:p>225.5</text:p>
          </table:table-cell>
          <table:table-cell office:value-type="float" office:value="18.1667">
            <text:p>18.1667</text:p>
          </table:table-cell>
          <table:table-cell office:value-type="float" office:value="-1.2601203538525783">
            <text:p>-1.260120353852578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221.3333">
            <text:p>221.3333</text:p>
          </table:table-cell>
          <table:table-cell office:value-type="float" office:value="19.3333">
            <text:p>19.3333</text:p>
          </table:table-cell>
          <table:table-cell office:value-type="float" office:value="-1.200994012067736">
            <text:p>-1.200994012067736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179.8333">
            <text:p>179.8333</text:p>
          </table:table-cell>
          <table:table-cell office:value-type="float" office:value="15.6667">
            <text:p>15.6667</text:p>
          </table:table-cell>
          <table:table-cell office:value-type="float" office:value="-0.8326427997195707">
            <text:p>-0.832642799719570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241.5">
            <text:p>241.5</text:p>
          </table:table-cell>
          <table:table-cell office:value-type="float" office:value="11.5">
            <text:p>11.5</text:p>
          </table:table-cell>
          <table:table-cell office:value-type="float" office:value="-0.5263648568474091">
            <text:p>-0.5263648568474091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4-30T17:00:00">
            <text:p>Sun Apr 30 17:00:00 2023</text:p>
          </table:table-cell>
          <table:table-cell office:value-type="float" office:value="249.5">
            <text:p>249.5</text:p>
          </table:table-cell>
          <table:table-cell office:value-type="float" office:value="8.6667">
            <text:p>8.6667</text:p>
          </table:table-cell>
          <table:table-cell office:value-type="float" office:value="-0.23247877243055723">
            <text:p>-0.2324787724305572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01T13:00:00">
            <text:p>Mon May  1 13:00:00 2023</text:p>
          </table:table-cell>
          <table:table-cell office:value-type="float" office:value="152.3333">
            <text:p>152.3333</text:p>
          </table:table-cell>
          <table:table-cell office:value-type="float" office:value="18.1667">
            <text:p>18.1667</text:p>
          </table:table-cell>
          <table:table-cell office:value-type="float" office:value="0.6637024988413561">
            <text:p>0.6637024988413561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5-01T14:00:00">
            <text:p>Mon May  1 14:00:00 2023</text:p>
          </table:table-cell>
          <table:table-cell office:value-type="float" office:value="148.8333">
            <text:p>148.8333</text:p>
          </table:table-cell>
          <table:table-cell office:value-type="float" office:value="19.6667">
            <text:p>19.6667</text:p>
          </table:table-cell>
          <table:table-cell office:value-type="float" office:value="0.6370714755730494">
            <text:p>0.6370714755730494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5-01T15:00:00">
            <text:p>Mon May  1 15:00:00 2023</text:p>
          </table:table-cell>
          <table:table-cell office:value-type="float" office:value="193.0">
            <text:p>193.0</text:p>
          </table:table-cell>
          <table:table-cell office:value-type="float" office:value="19.1667">
            <text:p>19.1667</text:p>
          </table:table-cell>
          <table:table-cell office:value-type="float" office:value="0.6338701353032271">
            <text:p>0.6338701353032271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5-01T16:00:00">
            <text:p>Mon May  1 16:00:00 2023</text:p>
          </table:table-cell>
          <table:table-cell office:value-type="float" office:value="184.0">
            <text:p>184.0</text:p>
          </table:table-cell>
          <table:table-cell office:value-type="float" office:value="16.5">
            <text:p>16.5</text:p>
          </table:table-cell>
          <table:table-cell office:value-type="float" office:value="0.6326968378534918">
            <text:p>0.6326968378534918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1T17:00:00">
            <text:p>Mon May  1 17:00:00 2023</text:p>
          </table:table-cell>
          <table:table-cell office:value-type="float" office:value="246.8333">
            <text:p>246.8333</text:p>
          </table:table-cell>
          <table:table-cell office:value-type="float" office:value="14.6667">
            <text:p>14.6667</text:p>
          </table:table-cell>
          <table:table-cell office:value-type="float" office:value="0.6309986217934892">
            <text:p>0.6309986217934892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5-01T18:00:00">
            <text:p>Mon May  1 18:00:00 2023</text:p>
          </table:table-cell>
          <table:table-cell office:value-type="float" office:value="197.3333">
            <text:p>197.3333</text:p>
          </table:table-cell>
          <table:table-cell office:value-type="float" office:value="12.6667">
            <text:p>12.6667</text:p>
          </table:table-cell>
          <table:table-cell office:value-type="float" office:value="0.6271463036865254">
            <text:p>0.6271463036865254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13:00:00">
            <text:p>Tue May  2 13:00:00 2023</text:p>
          </table:table-cell>
          <table:table-cell office:value-type="float" office:value="198.1667">
            <text:p>198.1667</text:p>
          </table:table-cell>
          <table:table-cell office:value-type="float" office:value="48.1667">
            <text:p>48.1667</text:p>
          </table:table-cell>
          <table:table-cell office:value-type="float" office:value="0.01800503107749158">
            <text:p>0.01800503107749158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5-02T14:00:00">
            <text:p>Tue May  2 14:00:00 2023</text:p>
          </table:table-cell>
          <table:table-cell office:value-type="float" office:value="321.5">
            <text:p>321.5</text:p>
          </table:table-cell>
          <table:table-cell office:value-type="float" office:value="35.6667">
            <text:p>35.6667</text:p>
          </table:table-cell>
          <table:table-cell office:value-type="float" office:value="0.008340637885908437">
            <text:p>0.00834063788590843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02T15:00:00">
            <text:p>Tue May  2 15:00:00 2023</text:p>
          </table:table-cell>
          <table:table-cell office:value-type="float" office:value="156.3333">
            <text:p>156.3333</text:p>
          </table:table-cell>
          <table:table-cell office:value-type="float" office:value="27.8333">
            <text:p>27.8333</text:p>
          </table:table-cell>
          <table:table-cell office:value-type="float" office:value="0.03805387422240374">
            <text:p>0.03805387422240374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5-02T16:00:00">
            <text:p>Tue May  2 16:00:00 2023</text:p>
          </table:table-cell>
          <table:table-cell office:value-type="float" office:value="291.6667">
            <text:p>291.6667</text:p>
          </table:table-cell>
          <table:table-cell office:value-type="float" office:value="20.5">
            <text:p>20.5</text:p>
          </table:table-cell>
          <table:table-cell office:value-type="float" office:value="0.09234782838903684">
            <text:p>0.09234782838903684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5-02T17:00:00">
            <text:p>Tue May  2 17:00:00 2023</text:p>
          </table:table-cell>
          <table:table-cell office:value-type="float" office:value="194.3333">
            <text:p>194.3333</text:p>
          </table:table-cell>
          <table:table-cell office:value-type="float" office:value="16.5">
            <text:p>16.5</text:p>
          </table:table-cell>
          <table:table-cell office:value-type="float" office:value="0.14181224486723357">
            <text:p>0.1418122448672335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3-05-03T12:00:00">
            <text:p>Wed May  3 12:00:00 2023</text:p>
          </table:table-cell>
          <table:table-cell office:value-type="float" office:value="294.1667">
            <text:p>294.1667</text:p>
          </table:table-cell>
          <table:table-cell office:value-type="float" office:value="29.6667">
            <text:p>29.6667</text:p>
          </table:table-cell>
          <table:table-cell office:value-type="float" office:value="0.28406270390008465">
            <text:p>0.2840627039000846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5-03T13:00:00">
            <text:p>Wed May  3 13:00:00 2023</text:p>
          </table:table-cell>
          <table:table-cell office:value-type="float" office:value="291.8333">
            <text:p>291.8333</text:p>
          </table:table-cell>
          <table:table-cell office:value-type="float" office:value="31.6667">
            <text:p>31.6667</text:p>
          </table:table-cell>
          <table:table-cell office:value-type="float" office:value="0.3752498085683594">
            <text:p>0.375249808568359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3T14:00:00">
            <text:p>Wed May  3 14:00:00 2023</text:p>
          </table:table-cell>
          <table:table-cell office:value-type="float" office:value="289.8333">
            <text:p>289.8333</text:p>
          </table:table-cell>
          <table:table-cell office:value-type="float" office:value="34.8333">
            <text:p>34.8333</text:p>
          </table:table-cell>
          <table:table-cell office:value-type="float" office:value="0.39702868043878986">
            <text:p>0.39702868043878986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5-03T15:00:00">
            <text:p>Wed May  3 15:00:00 2023</text:p>
          </table:table-cell>
          <table:table-cell office:value-type="float" office:value="223.8333">
            <text:p>223.8333</text:p>
          </table:table-cell>
          <table:table-cell office:value-type="float" office:value="35.6667">
            <text:p>35.6667</text:p>
          </table:table-cell>
          <table:table-cell office:value-type="float" office:value="0.3989152459179184">
            <text:p>0.398915245917918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3T16:00:00">
            <text:p>Wed May  3 16:00:00 2023</text:p>
          </table:table-cell>
          <table:table-cell office:value-type="float" office:value="178.3333">
            <text:p>178.3333</text:p>
          </table:table-cell>
          <table:table-cell office:value-type="float" office:value="38.8333">
            <text:p>38.8333</text:p>
          </table:table-cell>
          <table:table-cell office:value-type="float" office:value="0.38350693145989306">
            <text:p>0.38350693145989306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3T17:00:00">
            <text:p>Wed May  3 17:00:00 2023</text:p>
          </table:table-cell>
          <table:table-cell office:value-type="float" office:value="180.0">
            <text:p>180.0</text:p>
          </table:table-cell>
          <table:table-cell office:value-type="float" office:value="44.5">
            <text:p>44.5</text:p>
          </table:table-cell>
          <table:table-cell office:value-type="float" office:value="0.34789680947222695">
            <text:p>0.3478968094722269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04T14:00:00">
            <text:p>Thu May  4 14:00:00 2023</text:p>
          </table:table-cell>
          <table:table-cell office:value-type="float" office:value="224.8333">
            <text:p>224.8333</text:p>
          </table:table-cell>
          <table:table-cell office:value-type="float" office:value="23.0">
            <text:p>23.0</text:p>
          </table:table-cell>
          <table:table-cell office:value-type="float" office:value="-0.48531846224674174">
            <text:p>-0.48531846224674174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04T15:00:00">
            <text:p>Thu May  4 15:00:00 2023</text:p>
          </table:table-cell>
          <table:table-cell office:value-type="float" office:value="250.1667">
            <text:p>250.1667</text:p>
          </table:table-cell>
          <table:table-cell office:value-type="float" office:value="18.0">
            <text:p>18.0</text:p>
          </table:table-cell>
          <table:table-cell office:value-type="float" office:value="-0.4696964542262041">
            <text:p>-0.4696964542262041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5-04T16:00:00">
            <text:p>Thu May  4 16:00:00 2023</text:p>
          </table:table-cell>
          <table:table-cell office:value-type="float" office:value="226.0">
            <text:p>226.0</text:p>
          </table:table-cell>
          <table:table-cell office:value-type="float" office:value="14.8333">
            <text:p>14.8333</text:p>
          </table:table-cell>
          <table:table-cell office:value-type="float" office:value="-0.4696964542262041">
            <text:p>-0.4696964542262041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5-04T17:00:00">
            <text:p>Thu May  4 17:00:00 2023</text:p>
          </table:table-cell>
          <table:table-cell office:value-type="float" office:value="222.3333">
            <text:p>222.3333</text:p>
          </table:table-cell>
          <table:table-cell office:value-type="float" office:value="12.5">
            <text:p>12.5</text:p>
          </table:table-cell>
          <table:table-cell office:value-type="float" office:value="-0.48284874902999164">
            <text:p>-0.4828487490299916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5-04T18:00:00">
            <text:p>Thu May  4 18:00:00 2023</text:p>
          </table:table-cell>
          <table:table-cell office:value-type="float" office:value="195.5">
            <text:p>195.5</text:p>
          </table:table-cell>
          <table:table-cell office:value-type="float" office:value="8.5">
            <text:p>8.5</text:p>
          </table:table-cell>
          <table:table-cell office:value-type="float" office:value="-0.4901396433736016">
            <text:p>-0.4901396433736016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5-04T19:00:00">
            <text:p>Thu May  4 19:00:00 2023</text:p>
          </table:table-cell>
          <table:table-cell office:value-type="float" office:value="201.3333">
            <text:p>201.3333</text:p>
          </table:table-cell>
          <table:table-cell office:value-type="float" office:value="8.1667">
            <text:p>8.1667</text:p>
          </table:table-cell>
          <table:table-cell office:value-type="float" office:value="-0.4992161691878086">
            <text:p>-0.4992161691878086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5-05T14:00:00">
            <text:p>Fri May  5 14:00:00 2023</text:p>
          </table:table-cell>
          <table:table-cell office:value-type="float" office:value="295.3333">
            <text:p>295.3333</text:p>
          </table:table-cell>
          <table:table-cell office:value-type="float" office:value="14.1667">
            <text:p>14.1667</text:p>
          </table:table-cell>
          <table:table-cell office:value-type="float" office:value="-0.2196704055793659">
            <text:p>-0.2196704055793659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05T15:00:00">
            <text:p>Fri May  5 15:00:00 2023</text:p>
          </table:table-cell>
          <table:table-cell office:value-type="float" office:value="296.1667">
            <text:p>296.1667</text:p>
          </table:table-cell>
          <table:table-cell office:value-type="float" office:value="14.5">
            <text:p>14.5</text:p>
          </table:table-cell>
          <table:table-cell office:value-type="float" office:value="-0.2752266356086927">
            <text:p>-0.275226635608692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05T16:00:00">
            <text:p>Fri May  5 16:00:00 2023</text:p>
          </table:table-cell>
          <table:table-cell office:value-type="float" office:value="279.0">
            <text:p>279.0</text:p>
          </table:table-cell>
          <table:table-cell office:value-type="float" office:value="14.6667">
            <text:p>14.6667</text:p>
          </table:table-cell>
          <table:table-cell office:value-type="float" office:value="-0.2409953110613893">
            <text:p>-0.240995311061389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3-05-05T17:00:00">
            <text:p>Fri May  5 17:00:00 2023</text:p>
          </table:table-cell>
          <table:table-cell office:value-type="float" office:value="276.0">
            <text:p>276.0</text:p>
          </table:table-cell>
          <table:table-cell office:value-type="float" office:value="14.3333">
            <text:p>14.3333</text:p>
          </table:table-cell>
          <table:table-cell office:value-type="float" office:value="-0.18688081756505878">
            <text:p>-0.18688081756505878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5-05T18:00:00">
            <text:p>Fri May  5 18:00:00 2023</text:p>
          </table:table-cell>
          <table:table-cell office:value-type="float" office:value="231.1667">
            <text:p>231.1667</text:p>
          </table:table-cell>
          <table:table-cell office:value-type="float" office:value="13.8333">
            <text:p>13.8333</text:p>
          </table:table-cell>
          <table:table-cell office:value-type="float" office:value="-0.12063561126492063">
            <text:p>-0.1206356112649206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5-06T13:00:00">
            <text:p>Sat May  6 13:00:00 2023</text:p>
          </table:table-cell>
          <table:table-cell office:value-type="float" office:value="176.0">
            <text:p>176.0</text:p>
          </table:table-cell>
          <table:table-cell office:value-type="float" office:value="37.0">
            <text:p>37.0</text:p>
          </table:table-cell>
          <table:table-cell office:value-type="float" office:value="-0.06361144319486974">
            <text:p>-0.06361144319486974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5-06T14:00:00">
            <text:p>Sat May  6 14:00:00 2023</text:p>
          </table:table-cell>
          <table:table-cell office:value-type="float" office:value="170.0">
            <text:p>170.0</text:p>
          </table:table-cell>
          <table:table-cell office:value-type="float" office:value="30.3333">
            <text:p>30.3333</text:p>
          </table:table-cell>
          <table:table-cell office:value-type="float" office:value="-0.070349898200362">
            <text:p>-0.070349898200362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06T15:00:00">
            <text:p>Sat May  6 15:00:00 2023</text:p>
          </table:table-cell>
          <table:table-cell office:value-type="float" office:value="210.3333">
            <text:p>210.3333</text:p>
          </table:table-cell>
          <table:table-cell office:value-type="float" office:value="26.0">
            <text:p>26.0</text:p>
          </table:table-cell>
          <table:table-cell office:value-type="float" office:value="-0.07092527683154388">
            <text:p>-0.07092527683154388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5-06T16:00:00">
            <text:p>Sat May  6 16:00:00 2023</text:p>
          </table:table-cell>
          <table:table-cell office:value-type="float" office:value="190.6667">
            <text:p>190.6667</text:p>
          </table:table-cell>
          <table:table-cell office:value-type="float" office:value="23.6667">
            <text:p>23.6667</text:p>
          </table:table-cell>
          <table:table-cell office:value-type="float" office:value="-0.078550181308202">
            <text:p>-0.07855018130820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06T17:00:00">
            <text:p>Sat May  6 17:00:00 2023</text:p>
          </table:table-cell>
          <table:table-cell office:value-type="float" office:value="191.5">
            <text:p>191.5</text:p>
          </table:table-cell>
          <table:table-cell office:value-type="float" office:value="19.5">
            <text:p>19.5</text:p>
          </table:table-cell>
          <table:table-cell office:value-type="float" office:value="-0.09474505147426761">
            <text:p>-0.09474505147426761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5-06T18:00:00">
            <text:p>Sat May  6 18:00:00 2023</text:p>
          </table:table-cell>
          <table:table-cell office:value-type="float" office:value="189.1667">
            <text:p>189.1667</text:p>
          </table:table-cell>
          <table:table-cell office:value-type="float" office:value="16.6667">
            <text:p>16.6667</text:p>
          </table:table-cell>
          <table:table-cell office:value-type="float" office:value="-0.13273916178530187">
            <text:p>-0.1327391617853018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07T11:00:00">
            <text:p>Sun May  7 11:00:00 2023</text:p>
          </table:table-cell>
          <table:table-cell office:value-type="float" office:value="217.1667">
            <text:p>217.1667</text:p>
          </table:table-cell>
          <table:table-cell office:value-type="float" office:value="19.8333">
            <text:p>19.8333</text:p>
          </table:table-cell>
          <table:table-cell office:value-type="float" office:value="0.026115076890456577">
            <text:p>0.02611507689045657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5-07T12:00:00">
            <text:p>Sun May  7 12:00:00 2023</text:p>
          </table:table-cell>
          <table:table-cell office:value-type="float" office:value="96.6667">
            <text:p>96.6667</text:p>
          </table:table-cell>
          <table:table-cell office:value-type="float" office:value="16.8333">
            <text:p>16.8333</text:p>
          </table:table-cell>
          <table:table-cell office:value-type="float" office:value="0.02509901038967651">
            <text:p>0.02509901038967651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5-07T13:00:00">
            <text:p>Sun May  7 13:00:00 2023</text:p>
          </table:table-cell>
          <table:table-cell office:value-type="float" office:value="158.6667">
            <text:p>158.6667</text:p>
          </table:table-cell>
          <table:table-cell office:value-type="float" office:value="16.3333">
            <text:p>16.3333</text:p>
          </table:table-cell>
          <table:table-cell office:value-type="float" office:value="0.023387930754443908">
            <text:p>0.023387930754443908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07T14:00:00">
            <text:p>Sun May  7 14:00:00 2023</text:p>
          </table:table-cell>
          <table:table-cell office:value-type="float" office:value="302.1667">
            <text:p>302.1667</text:p>
          </table:table-cell>
          <table:table-cell office:value-type="float" office:value="14.0">
            <text:p>14.0</text:p>
          </table:table-cell>
          <table:table-cell office:value-type="float" office:value="-0.0011514044332387942">
            <text:p>-0.001151404433238794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5-07T15:00:00">
            <text:p>Sun May  7 15:00:00 2023</text:p>
          </table:table-cell>
          <table:table-cell office:value-type="float" office:value="293.0">
            <text:p>293.0</text:p>
          </table:table-cell>
          <table:table-cell office:value-type="float" office:value="10.8333">
            <text:p>10.8333</text:p>
          </table:table-cell>
          <table:table-cell office:value-type="float" office:value="-0.09042609212489183">
            <text:p>-0.0904260921248918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07T16:00:00">
            <text:p>Sun May  7 16:00:00 2023</text:p>
          </table:table-cell>
          <table:table-cell office:value-type="float" office:value="203.1667">
            <text:p>203.1667</text:p>
          </table:table-cell>
          <table:table-cell office:value-type="float" office:value="10.0">
            <text:p>10.0</text:p>
          </table:table-cell>
          <table:table-cell office:value-type="float" office:value="-0.19117723603244852">
            <text:p>-0.1911772360324485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08T13:00:00">
            <text:p>Mon May  8 13:00:00 2023</text:p>
          </table:table-cell>
          <table:table-cell office:value-type="float" office:value="192.5">
            <text:p>192.5</text:p>
          </table:table-cell>
          <table:table-cell office:value-type="float" office:value="58.8333">
            <text:p>58.8333</text:p>
          </table:table-cell>
          <table:table-cell office:value-type="float" office:value="-0.13744095052767424">
            <text:p>-0.1374409505276742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08T14:00:00">
            <text:p>Mon May  8 14:00:00 2023</text:p>
          </table:table-cell>
          <table:table-cell office:value-type="float" office:value="186.1667">
            <text:p>186.1667</text:p>
          </table:table-cell>
          <table:table-cell office:value-type="float" office:value="47.3333">
            <text:p>47.3333</text:p>
          </table:table-cell>
          <table:table-cell office:value-type="float" office:value="-0.13287741205866016">
            <text:p>-0.13287741205866016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08T15:00:00">
            <text:p>Mon May  8 15:00:00 2023</text:p>
          </table:table-cell>
          <table:table-cell office:value-type="float" office:value="249.3333">
            <text:p>249.3333</text:p>
          </table:table-cell>
          <table:table-cell office:value-type="float" office:value="36.8333">
            <text:p>36.8333</text:p>
          </table:table-cell>
          <table:table-cell office:value-type="float" office:value="-0.11293882376183706">
            <text:p>-0.1129388237618370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5-08T16:00:00">
            <text:p>Mon May  8 16:00:00 2023</text:p>
          </table:table-cell>
          <table:table-cell office:value-type="float" office:value="166.0">
            <text:p>166.0</text:p>
          </table:table-cell>
          <table:table-cell office:value-type="float" office:value="27.1667">
            <text:p>27.1667</text:p>
          </table:table-cell>
          <table:table-cell office:value-type="float" office:value="-0.07792111050100793">
            <text:p>-0.0779211105010079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08T17:00:00">
            <text:p>Mon May  8 17:00:00 2023</text:p>
          </table:table-cell>
          <table:table-cell office:value-type="float" office:value="157.6667">
            <text:p>157.6667</text:p>
          </table:table-cell>
          <table:table-cell office:value-type="float" office:value="21.5">
            <text:p>21.5</text:p>
          </table:table-cell>
          <table:table-cell office:value-type="float" office:value="0.025307192824782304">
            <text:p>0.025307192824782304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3-05-08T18:00:00">
            <text:p>Mon May  8 18:00:00 2023</text:p>
          </table:table-cell>
          <table:table-cell office:value-type="float" office:value="197.5">
            <text:p>197.5</text:p>
          </table:table-cell>
          <table:table-cell office:value-type="float" office:value="17.3333">
            <text:p>17.3333</text:p>
          </table:table-cell>
          <table:table-cell office:value-type="float" office:value="0.05783299557412716">
            <text:p>0.05783299557412716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5-09T13:00:00">
            <text:p>Tue May  9 13:00:00 2023</text:p>
          </table:table-cell>
          <table:table-cell office:value-type="float" office:value="131.3333">
            <text:p>131.3333</text:p>
          </table:table-cell>
          <table:table-cell office:value-type="float" office:value="30.8333">
            <text:p>30.8333</text:p>
          </table:table-cell>
          <table:table-cell office:value-type="float" office:value="-0.062088144118925305">
            <text:p>-0.06208814411892530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5-09T14:00:00">
            <text:p>Tue May  9 14:00:00 2023</text:p>
          </table:table-cell>
          <table:table-cell office:value-type="float" office:value="60.3333">
            <text:p>60.3333</text:p>
          </table:table-cell>
          <table:table-cell office:value-type="float" office:value="23.8333">
            <text:p>23.8333</text:p>
          </table:table-cell>
          <table:table-cell office:value-type="float" office:value="-0.05789991912902193">
            <text:p>-0.0578999191290219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5-09T15:00:00">
            <text:p>Tue May  9 15:00:00 2023</text:p>
          </table:table-cell>
          <table:table-cell office:value-type="float" office:value="214.1667">
            <text:p>214.1667</text:p>
          </table:table-cell>
          <table:table-cell office:value-type="float" office:value="24.0">
            <text:p>24.0</text:p>
          </table:table-cell>
          <table:table-cell office:value-type="float" office:value="-0.06803735339679783">
            <text:p>-0.0680373533967978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09T16:00:00">
            <text:p>Tue May  9 16:00:00 2023</text:p>
          </table:table-cell>
          <table:table-cell office:value-type="float" office:value="292.6667">
            <text:p>292.6667</text:p>
          </table:table-cell>
          <table:table-cell office:value-type="float" office:value="19.5">
            <text:p>19.5</text:p>
          </table:table-cell>
          <table:table-cell office:value-type="float" office:value="-0.08528182433066965">
            <text:p>-0.0852818243306696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5-09T17:00:00">
            <text:p>Tue May  9 17:00:00 2023</text:p>
          </table:table-cell>
          <table:table-cell office:value-type="float" office:value="344.3333">
            <text:p>344.3333</text:p>
          </table:table-cell>
          <table:table-cell office:value-type="float" office:value="16.6667">
            <text:p>16.6667</text:p>
          </table:table-cell>
          <table:table-cell office:value-type="float" office:value="-0.2400499362478532">
            <text:p>-0.240049936247853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5-09T18:00:00">
            <text:p>Tue May  9 18:00:00 2023</text:p>
          </table:table-cell>
          <table:table-cell office:value-type="float" office:value="337.0">
            <text:p>337.0</text:p>
          </table:table-cell>
          <table:table-cell office:value-type="float" office:value="14.6667">
            <text:p>14.6667</text:p>
          </table:table-cell>
          <table:table-cell office:value-type="float" office:value="-0.41864005878790456">
            <text:p>-0.41864005878790456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5-09T19:00:00">
            <text:p>Tue May  9 19:00:00 2023</text:p>
          </table:table-cell>
          <table:table-cell office:value-type="float" office:value="346.1667">
            <text:p>346.1667</text:p>
          </table:table-cell>
          <table:table-cell office:value-type="float" office:value="15.5">
            <text:p>15.5</text:p>
          </table:table-cell>
          <table:table-cell office:value-type="float" office:value="-0.5342509338485059">
            <text:p>-0.5342509338485059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5-10T17:00:00">
            <text:p>Wed May 10 17:00:00 2023</text:p>
          </table:table-cell>
          <table:table-cell office:value-type="float" office:value="167.0">
            <text:p>167.0</text:p>
          </table:table-cell>
          <table:table-cell office:value-type="float" office:value="22.6667">
            <text:p>22.6667</text:p>
          </table:table-cell>
          <table:table-cell office:value-type="float" office:value="0.3878506201616753">
            <text:p>0.387850620161675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5-11T13:00:00">
            <text:p>Thu May 11 13:00:00 2023</text:p>
          </table:table-cell>
          <table:table-cell office:value-type="float" office:value="170.6667">
            <text:p>170.6667</text:p>
          </table:table-cell>
          <table:table-cell office:value-type="float" office:value="36.8333">
            <text:p>36.8333</text:p>
          </table:table-cell>
          <table:table-cell office:value-type="float" office:value="-0.2774114615797876">
            <text:p>-0.277411461579787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5-11T14:00:00">
            <text:p>Thu May 11 14:00:00 2023</text:p>
          </table:table-cell>
          <table:table-cell office:value-type="float" office:value="214.8333">
            <text:p>214.8333</text:p>
          </table:table-cell>
          <table:table-cell office:value-type="float" office:value="37.0">
            <text:p>37.0</text:p>
          </table:table-cell>
          <table:table-cell office:value-type="float" office:value="-0.2732053725187903">
            <text:p>-0.273205372518790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11T15:00:00">
            <text:p>Thu May 11 15:00:00 2023</text:p>
          </table:table-cell>
          <table:table-cell office:value-type="float" office:value="194.5">
            <text:p>194.5</text:p>
          </table:table-cell>
          <table:table-cell office:value-type="float" office:value="32.5">
            <text:p>32.5</text:p>
          </table:table-cell>
          <table:table-cell office:value-type="float" office:value="-0.23158905580472114">
            <text:p>-0.23158905580472114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5-11T16:00:00">
            <text:p>Thu May 11 16:00:00 2023</text:p>
          </table:table-cell>
          <table:table-cell office:value-type="float" office:value="162.0">
            <text:p>162.0</text:p>
          </table:table-cell>
          <table:table-cell office:value-type="float" office:value="26.0">
            <text:p>26.0</text:p>
          </table:table-cell>
          <table:table-cell office:value-type="float" office:value="-0.2756307331841061">
            <text:p>-0.2756307331841061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5-11T17:00:00">
            <text:p>Thu May 11 17:00:00 2023</text:p>
          </table:table-cell>
          <table:table-cell office:value-type="float" office:value="178.1667">
            <text:p>178.1667</text:p>
          </table:table-cell>
          <table:table-cell office:value-type="float" office:value="22.0">
            <text:p>22.0</text:p>
          </table:table-cell>
          <table:table-cell office:value-type="float" office:value="-0.33303740793327447">
            <text:p>-0.3330374079332744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5-11T18:00:00">
            <text:p>Thu May 11 18:00:00 2023</text:p>
          </table:table-cell>
          <table:table-cell office:value-type="float" office:value="177.1667">
            <text:p>177.1667</text:p>
          </table:table-cell>
          <table:table-cell office:value-type="float" office:value="24.0">
            <text:p>24.0</text:p>
          </table:table-cell>
          <table:table-cell office:value-type="float" office:value="-0.3414947309447254">
            <text:p>-0.3414947309447254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5-12T13:00:00">
            <text:p>Fri May 12 13:00:00 2023</text:p>
          </table:table-cell>
          <table:table-cell office:value-type="float" office:value="223.3333">
            <text:p>223.3333</text:p>
          </table:table-cell>
          <table:table-cell office:value-type="float" office:value="43.1667">
            <text:p>43.1667</text:p>
          </table:table-cell>
          <table:table-cell office:value-type="float" office:value="-0.45767090948128036">
            <text:p>-0.45767090948128036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12T14:00:00">
            <text:p>Fri May 12 14:00:00 2023</text:p>
          </table:table-cell>
          <table:table-cell office:value-type="float" office:value="173.8333">
            <text:p>173.8333</text:p>
          </table:table-cell>
          <table:table-cell office:value-type="float" office:value="36.5">
            <text:p>36.5</text:p>
          </table:table-cell>
          <table:table-cell office:value-type="float" office:value="-0.4620707838713207">
            <text:p>-0.462070783871320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5-12T15:00:00">
            <text:p>Fri May 12 15:00:00 2023</text:p>
          </table:table-cell>
          <table:table-cell office:value-type="float" office:value="185.8333">
            <text:p>185.8333</text:p>
          </table:table-cell>
          <table:table-cell office:value-type="float" office:value="35.3333">
            <text:p>35.3333</text:p>
          </table:table-cell>
          <table:table-cell office:value-type="float" office:value="-0.4838551449164203">
            <text:p>-0.483855144916420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5-12T16:00:00">
            <text:p>Fri May 12 16:00:00 2023</text:p>
          </table:table-cell>
          <table:table-cell office:value-type="float" office:value="180.0">
            <text:p>180.0</text:p>
          </table:table-cell>
          <table:table-cell office:value-type="float" office:value="30.6667">
            <text:p>30.6667</text:p>
          </table:table-cell>
          <table:table-cell office:value-type="float" office:value="-0.47208595212748616">
            <text:p>-0.47208595212748616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5-12T17:00:00">
            <text:p>Fri May 12 17:00:00 2023</text:p>
          </table:table-cell>
          <table:table-cell office:value-type="float" office:value="177.3333">
            <text:p>177.3333</text:p>
          </table:table-cell>
          <table:table-cell office:value-type="float" office:value="27.1667">
            <text:p>27.1667</text:p>
          </table:table-cell>
          <table:table-cell office:value-type="float" office:value="-0.49201463380278143">
            <text:p>-0.4920146338027814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5-12T18:00:00">
            <text:p>Fri May 12 18:00:00 2023</text:p>
          </table:table-cell>
          <table:table-cell office:value-type="float" office:value="176.6667">
            <text:p>176.6667</text:p>
          </table:table-cell>
          <table:table-cell office:value-type="float" office:value="26.8333">
            <text:p>26.8333</text:p>
          </table:table-cell>
          <table:table-cell office:value-type="float" office:value="-0.504598186595906">
            <text:p>-0.50459818659590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5-13T13:00:00">
            <text:p>Sat May 13 13:00:00 2023</text:p>
          </table:table-cell>
          <table:table-cell office:value-type="float" office:value="293.8333">
            <text:p>293.8333</text:p>
          </table:table-cell>
          <table:table-cell office:value-type="float" office:value="9.6667">
            <text:p>9.6667</text:p>
          </table:table-cell>
          <table:table-cell office:value-type="float" office:value="0.7293247014636937">
            <text:p>0.729324701463693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3T14:00:00">
            <text:p>Sat May 13 14:00:00 2023</text:p>
          </table:table-cell>
          <table:table-cell office:value-type="float" office:value="340.3333">
            <text:p>340.3333</text:p>
          </table:table-cell>
          <table:table-cell office:value-type="float" office:value="8.6667">
            <text:p>8.6667</text:p>
          </table:table-cell>
          <table:table-cell office:value-type="float" office:value="0.7904187227826627">
            <text:p>0.790418722782662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5-13T15:00:00">
            <text:p>Sat May 13 15:00:00 2023</text:p>
          </table:table-cell>
          <table:table-cell office:value-type="float" office:value="339.0">
            <text:p>339.0</text:p>
          </table:table-cell>
          <table:table-cell office:value-type="float" office:value="8.0">
            <text:p>8.0</text:p>
          </table:table-cell>
          <table:table-cell office:value-type="float" office:value="0.7352498893242778">
            <text:p>0.7352498893242778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5-13T16:00:00">
            <text:p>Sat May 13 16:00:00 2023</text:p>
          </table:table-cell>
          <table:table-cell office:value-type="float" office:value="337.6667">
            <text:p>337.6667</text:p>
          </table:table-cell>
          <table:table-cell office:value-type="float" office:value="7.0">
            <text:p>7.0</text:p>
          </table:table-cell>
          <table:table-cell office:value-type="float" office:value="-0.1357412917223272">
            <text:p>-0.1357412917223272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13T17:00:00">
            <text:p>Sat May 13 17:00:00 2023</text:p>
          </table:table-cell>
          <table:table-cell office:value-type="float" office:value="332.0">
            <text:p>332.0</text:p>
          </table:table-cell>
          <table:table-cell office:value-type="float" office:value="6.5">
            <text:p>6.5</text:p>
          </table:table-cell>
          <table:table-cell office:value-type="float" office:value="-0.1478490823191559">
            <text:p>-0.1478490823191559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13T18:00:00">
            <text:p>Sat May 13 18:00:00 2023</text:p>
          </table:table-cell>
          <table:table-cell office:value-type="float" office:value="345.0">
            <text:p>345.0</text:p>
          </table:table-cell>
          <table:table-cell office:value-type="float" office:value="5.8333">
            <text:p>5.8333</text:p>
          </table:table-cell>
          <table:table-cell office:value-type="float" office:value="-0.22547972545580902">
            <text:p>-0.22547972545580902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19:00:00">
            <text:p>Sat May 13 19:00:00 2023</text:p>
          </table:table-cell>
          <table:table-cell office:value-type="float" office:value="272.6667">
            <text:p>272.6667</text:p>
          </table:table-cell>
          <table:table-cell office:value-type="float" office:value="4.6667">
            <text:p>4.6667</text:p>
          </table:table-cell>
          <table:table-cell office:value-type="float" office:value="-0.27063000914983787">
            <text:p>-0.2706300091498378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5-13T20:00:00">
            <text:p>Sat May 13 20:00:00 2023</text:p>
          </table:table-cell>
          <table:table-cell office:value-type="float" office:value="336.0">
            <text:p>336.0</text:p>
          </table:table-cell>
          <table:table-cell office:value-type="float" office:value="5.8333">
            <text:p>5.8333</text:p>
          </table:table-cell>
          <table:table-cell office:value-type="float" office:value="-0.24672368479061005">
            <text:p>-0.2467236847906100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5-13T21:00:00">
            <text:p>Sat May 13 21:00:00 2023</text:p>
          </table:table-cell>
          <table:table-cell office:value-type="float" office:value="347.8333">
            <text:p>347.8333</text:p>
          </table:table-cell>
          <table:table-cell office:value-type="float" office:value="6.3333">
            <text:p>6.3333</text:p>
          </table:table-cell>
          <table:table-cell office:value-type="float" office:value="-0.38415800155663776">
            <text:p>-0.38415800155663776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14T12:00:00">
            <text:p>Sun May 14 12:00:00 2023</text:p>
          </table:table-cell>
          <table:table-cell office:value-type="float" office:value="150.3333">
            <text:p>150.3333</text:p>
          </table:table-cell>
          <table:table-cell office:value-type="float" office:value="18.1667">
            <text:p>18.1667</text:p>
          </table:table-cell>
          <table:table-cell office:value-type="float" office:value="0.0910101563577487">
            <text:p>0.091010156357748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14T13:00:00">
            <text:p>Sun May 14 13:00:00 2023</text:p>
          </table:table-cell>
          <table:table-cell office:value-type="float" office:value="159.3333">
            <text:p>159.3333</text:p>
          </table:table-cell>
          <table:table-cell office:value-type="float" office:value="16.3333">
            <text:p>16.3333</text:p>
          </table:table-cell>
          <table:table-cell office:value-type="float" office:value="0.086692440125632">
            <text:p>0.086692440125632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5-14T14:00:00">
            <text:p>Sun May 14 14:00:00 2023</text:p>
          </table:table-cell>
          <table:table-cell office:value-type="float" office:value="168.6667">
            <text:p>168.6667</text:p>
          </table:table-cell>
          <table:table-cell office:value-type="float" office:value="15.8333">
            <text:p>15.8333</text:p>
          </table:table-cell>
          <table:table-cell office:value-type="float" office:value="0.07718942044052865">
            <text:p>0.0771894204405286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14T15:00:00">
            <text:p>Sun May 14 15:00:00 2023</text:p>
          </table:table-cell>
          <table:table-cell office:value-type="float" office:value="162.0">
            <text:p>162.0</text:p>
          </table:table-cell>
          <table:table-cell office:value-type="float" office:value="14.1667">
            <text:p>14.1667</text:p>
          </table:table-cell>
          <table:table-cell office:value-type="float" office:value="0.13494170676837233">
            <text:p>0.134941706768372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4T16:00:00">
            <text:p>Sun May 14 16:00:00 2023</text:p>
          </table:table-cell>
          <table:table-cell office:value-type="float" office:value="194.5">
            <text:p>194.5</text:p>
          </table:table-cell>
          <table:table-cell office:value-type="float" office:value="11.3333">
            <text:p>11.3333</text:p>
          </table:table-cell>
          <table:table-cell office:value-type="float" office:value="0.19128471129627742">
            <text:p>0.19128471129627742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14T17:00:00">
            <text:p>Sun May 14 17:00:00 2023</text:p>
          </table:table-cell>
          <table:table-cell office:value-type="float" office:value="169.3333">
            <text:p>169.3333</text:p>
          </table:table-cell>
          <table:table-cell office:value-type="float" office:value="8.3333">
            <text:p>8.3333</text:p>
          </table:table-cell>
          <table:table-cell office:value-type="float" office:value="0.21659148877603826">
            <text:p>0.21659148877603826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5-15T14:00:00">
            <text:p>Mon May 15 14:00:00 2023</text:p>
          </table:table-cell>
          <table:table-cell office:value-type="float" office:value="147.8333">
            <text:p>147.8333</text:p>
          </table:table-cell>
          <table:table-cell office:value-type="float" office:value="19.6667">
            <text:p>19.6667</text:p>
          </table:table-cell>
          <table:table-cell office:value-type="float" office:value="-0.6888186735905616">
            <text:p>-0.6888186735905616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5-15T15:00:00">
            <text:p>Mon May 15 15:00:00 2023</text:p>
          </table:table-cell>
          <table:table-cell office:value-type="float" office:value="205.5">
            <text:p>205.5</text:p>
          </table:table-cell>
          <table:table-cell office:value-type="float" office:value="15.1667">
            <text:p>15.1667</text:p>
          </table:table-cell>
          <table:table-cell office:value-type="float" office:value="-0.6147513332436806">
            <text:p>-0.6147513332436806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5-15T16:00:00">
            <text:p>Mon May 15 16:00:00 2023</text:p>
          </table:table-cell>
          <table:table-cell office:value-type="float" office:value="209.3333">
            <text:p>209.3333</text:p>
          </table:table-cell>
          <table:table-cell office:value-type="float" office:value="9.5">
            <text:p>9.5</text:p>
          </table:table-cell>
          <table:table-cell office:value-type="float" office:value="-0.5009978793158484">
            <text:p>-0.5009978793158484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5-15T17:00:00">
            <text:p>Mon May 15 17:00:00 2023</text:p>
          </table:table-cell>
          <table:table-cell office:value-type="float" office:value="163.8333">
            <text:p>163.8333</text:p>
          </table:table-cell>
          <table:table-cell office:value-type="float" office:value="7.6667">
            <text:p>7.6667</text:p>
          </table:table-cell>
          <table:table-cell office:value-type="float" office:value="-0.4584113966735412">
            <text:p>-0.4584113966735412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5-15T18:00:00">
            <text:p>Mon May 15 18:00:00 2023</text:p>
          </table:table-cell>
          <table:table-cell office:value-type="float" office:value="176.3333">
            <text:p>176.3333</text:p>
          </table:table-cell>
          <table:table-cell office:value-type="float" office:value="11.8333">
            <text:p>11.8333</text:p>
          </table:table-cell>
          <table:table-cell office:value-type="float" office:value="-0.45348518210902383">
            <text:p>-0.4534851821090238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5-15T19:00:00">
            <text:p>Mon May 15 19:00:00 2023</text:p>
          </table:table-cell>
          <table:table-cell office:value-type="float" office:value="178.6667">
            <text:p>178.6667</text:p>
          </table:table-cell>
          <table:table-cell office:value-type="float" office:value="18.0">
            <text:p>18.0</text:p>
          </table:table-cell>
          <table:table-cell office:value-type="float" office:value="-0.4516649087484594">
            <text:p>-0.4516649087484594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5-16T12:00:00">
            <text:p>Tue May 16 12:00:00 2023</text:p>
          </table:table-cell>
          <table:table-cell office:value-type="float" office:value="313.8333">
            <text:p>313.8333</text:p>
          </table:table-cell>
          <table:table-cell office:value-type="float" office:value="35.1667">
            <text:p>35.1667</text:p>
          </table:table-cell>
          <table:table-cell office:value-type="float" office:value="-0.22643053227452045">
            <text:p>-0.2264305322745204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5-16T13:00:00">
            <text:p>Tue May 16 13:00:00 2023</text:p>
          </table:table-cell>
          <table:table-cell office:value-type="float" office:value="238.3333">
            <text:p>238.3333</text:p>
          </table:table-cell>
          <table:table-cell office:value-type="float" office:value="35.1667">
            <text:p>35.1667</text:p>
          </table:table-cell>
          <table:table-cell office:value-type="float" office:value="-0.22892641810285266">
            <text:p>-0.22892641810285266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5-16T14:00:00">
            <text:p>Tue May 16 14:00:00 2023</text:p>
          </table:table-cell>
          <table:table-cell office:value-type="float" office:value="152.1667">
            <text:p>152.1667</text:p>
          </table:table-cell>
          <table:table-cell office:value-type="float" office:value="32.8333">
            <text:p>32.8333</text:p>
          </table:table-cell>
          <table:table-cell office:value-type="float" office:value="-0.22815545357360248">
            <text:p>-0.22815545357360248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5-16T15:00:00">
            <text:p>Tue May 16 15:00:00 2023</text:p>
          </table:table-cell>
          <table:table-cell office:value-type="float" office:value="280.8333">
            <text:p>280.8333</text:p>
          </table:table-cell>
          <table:table-cell office:value-type="float" office:value="27.8333">
            <text:p>27.8333</text:p>
          </table:table-cell>
          <table:table-cell office:value-type="float" office:value="-0.24092257501232944">
            <text:p>-0.24092257501232944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5-16T16:00:00">
            <text:p>Tue May 16 16:00:00 2023</text:p>
          </table:table-cell>
          <table:table-cell office:value-type="float" office:value="245.1667">
            <text:p>245.1667</text:p>
          </table:table-cell>
          <table:table-cell office:value-type="float" office:value="22.8333">
            <text:p>22.8333</text:p>
          </table:table-cell>
          <table:table-cell office:value-type="float" office:value="-0.2752681092353789">
            <text:p>-0.2752681092353789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5-16T17:00:00">
            <text:p>Tue May 16 17:00:00 2023</text:p>
          </table:table-cell>
          <table:table-cell office:value-type="float" office:value="324.1667">
            <text:p>324.1667</text:p>
          </table:table-cell>
          <table:table-cell office:value-type="float" office:value="17.0">
            <text:p>17.0</text:p>
          </table:table-cell>
          <table:table-cell office:value-type="float" office:value="-0.16076289754507336">
            <text:p>-0.16076289754507336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5-16T18:00:00">
            <text:p>Tue May 16 18:00:00 2023</text:p>
          </table:table-cell>
          <table:table-cell office:value-type="float" office:value="286.3333">
            <text:p>286.3333</text:p>
          </table:table-cell>
          <table:table-cell office:value-type="float" office:value="11.8333">
            <text:p>11.8333</text:p>
          </table:table-cell>
          <table:table-cell office:value-type="float" office:value="0.02868644445003225">
            <text:p>0.02868644445003225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5-17T13:00:00">
            <text:p>Wed May 17 13:00:00 2023</text:p>
          </table:table-cell>
          <table:table-cell office:value-type="float" office:value="212.1667">
            <text:p>212.1667</text:p>
          </table:table-cell>
          <table:table-cell office:value-type="float" office:value="42.6667">
            <text:p>42.6667</text:p>
          </table:table-cell>
          <table:table-cell office:value-type="float" office:value="-0.10197516071259799">
            <text:p>-0.10197516071259799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17T14:00:00">
            <text:p>Wed May 17 14:00:00 2023</text:p>
          </table:table-cell>
          <table:table-cell office:value-type="float" office:value="175.6667">
            <text:p>175.6667</text:p>
          </table:table-cell>
          <table:table-cell office:value-type="float" office:value="34.8333">
            <text:p>34.8333</text:p>
          </table:table-cell>
          <table:table-cell office:value-type="float" office:value="-0.10040060689499701">
            <text:p>-0.10040060689499701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17T15:00:00">
            <text:p>Wed May 17 15:00:00 2023</text:p>
          </table:table-cell>
          <table:table-cell office:value-type="float" office:value="190.0">
            <text:p>190.0</text:p>
          </table:table-cell>
          <table:table-cell office:value-type="float" office:value="27.0">
            <text:p>27.0</text:p>
          </table:table-cell>
          <table:table-cell office:value-type="float" office:value="-0.10024689460335232">
            <text:p>-0.1002468946033523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5-17T16:00:00">
            <text:p>Wed May 17 16:00:00 2023</text:p>
          </table:table-cell>
          <table:table-cell office:value-type="float" office:value="187.8333">
            <text:p>187.8333</text:p>
          </table:table-cell>
          <table:table-cell office:value-type="float" office:value="24.3333">
            <text:p>24.3333</text:p>
          </table:table-cell>
          <table:table-cell office:value-type="float" office:value="-0.10929191179808699">
            <text:p>-0.10929191179808699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7T17:00:00">
            <text:p>Wed May 17 17:00:00 2023</text:p>
          </table:table-cell>
          <table:table-cell office:value-type="float" office:value="197.1667">
            <text:p>197.1667</text:p>
          </table:table-cell>
          <table:table-cell office:value-type="float" office:value="23.6667">
            <text:p>23.6667</text:p>
          </table:table-cell>
          <table:table-cell office:value-type="float" office:value="-0.14900893012741787">
            <text:p>-0.1490089301274178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5-17T18:00:00">
            <text:p>Wed May 17 18:00:00 2023</text:p>
          </table:table-cell>
          <table:table-cell office:value-type="float" office:value="168.1667">
            <text:p>168.1667</text:p>
          </table:table-cell>
          <table:table-cell office:value-type="float" office:value="37.0">
            <text:p>37.0</text:p>
          </table:table-cell>
          <table:table-cell office:value-type="float" office:value="-0.27479390224321276">
            <text:p>-0.27479390224321276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5-18T14:00:00">
            <text:p>Thu May 18 14:00:00 2023</text:p>
          </table:table-cell>
          <table:table-cell office:value-type="float" office:value="170.6667">
            <text:p>170.6667</text:p>
          </table:table-cell>
          <table:table-cell office:value-type="float" office:value="23.5">
            <text:p>23.5</text:p>
          </table:table-cell>
          <table:table-cell office:value-type="float" office:value="-1.3150838297159289">
            <text:p>-1.3150838297159289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5-18T15:00:00">
            <text:p>Thu May 18 15:00:00 2023</text:p>
          </table:table-cell>
          <table:table-cell office:value-type="float" office:value="178.5">
            <text:p>178.5</text:p>
          </table:table-cell>
          <table:table-cell office:value-type="float" office:value="23.3333">
            <text:p>23.3333</text:p>
          </table:table-cell>
          <table:table-cell office:value-type="float" office:value="-1.3502015114045616">
            <text:p>-1.3502015114045616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5-18T16:00:00">
            <text:p>Thu May 18 16:00:00 2023</text:p>
          </table:table-cell>
          <table:table-cell office:value-type="float" office:value="177.3333">
            <text:p>177.3333</text:p>
          </table:table-cell>
          <table:table-cell office:value-type="float" office:value="17.8333">
            <text:p>17.8333</text:p>
          </table:table-cell>
          <table:table-cell office:value-type="float" office:value="-1.3502015114045616">
            <text:p>-1.3502015114045616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18T17:00:00">
            <text:p>Thu May 18 17:00:00 2023</text:p>
          </table:table-cell>
          <table:table-cell office:value-type="float" office:value="234.8333">
            <text:p>234.8333</text:p>
          </table:table-cell>
          <table:table-cell office:value-type="float" office:value="17.1667">
            <text:p>17.1667</text:p>
          </table:table-cell>
          <table:table-cell office:value-type="float" office:value="-1.3009938496318243">
            <text:p>-1.300993849631824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5-18T18:00:00">
            <text:p>Thu May 18 18:00:00 2023</text:p>
          </table:table-cell>
          <table:table-cell office:value-type="float" office:value="355.3333">
            <text:p>355.3333</text:p>
          </table:table-cell>
          <table:table-cell office:value-type="float" office:value="25.1667">
            <text:p>25.1667</text:p>
          </table:table-cell>
          <table:table-cell office:value-type="float" office:value="-1.3041786824779495">
            <text:p>-1.304178682477949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5-18T19:00:00">
            <text:p>Thu May 18 19:00:00 2023</text:p>
          </table:table-cell>
          <table:table-cell office:value-type="float" office:value="265.6667">
            <text:p>265.6667</text:p>
          </table:table-cell>
          <table:table-cell office:value-type="float" office:value="27.8333">
            <text:p>27.8333</text:p>
          </table:table-cell>
          <table:table-cell office:value-type="float" office:value="-1.2572042149316744">
            <text:p>-1.257204214931674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5-19T13:00:00">
            <text:p>Fri May 19 13:00:00 2023</text:p>
          </table:table-cell>
          <table:table-cell office:value-type="float" office:value="174.1667">
            <text:p>174.1667</text:p>
          </table:table-cell>
          <table:table-cell office:value-type="float" office:value="28.8333">
            <text:p>28.8333</text:p>
          </table:table-cell>
          <table:table-cell office:value-type="float" office:value="-0.20601898903065308">
            <text:p>-0.20601898903065308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5-19T14:00:00">
            <text:p>Fri May 19 14:00:00 2023</text:p>
          </table:table-cell>
          <table:table-cell office:value-type="float" office:value="171.5">
            <text:p>171.5</text:p>
          </table:table-cell>
          <table:table-cell office:value-type="float" office:value="23.3333">
            <text:p>23.3333</text:p>
          </table:table-cell>
          <table:table-cell office:value-type="float" office:value="-0.22103258450843724">
            <text:p>-0.2210325845084372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5-19T15:00:00">
            <text:p>Fri May 19 15:00:00 2023</text:p>
          </table:table-cell>
          <table:table-cell office:value-type="float" office:value="159.5">
            <text:p>159.5</text:p>
          </table:table-cell>
          <table:table-cell office:value-type="float" office:value="18.6667">
            <text:p>18.6667</text:p>
          </table:table-cell>
          <table:table-cell office:value-type="float" office:value="-0.17789529268242385">
            <text:p>-0.17789529268242385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19T16:00:00">
            <text:p>Fri May 19 16:00:00 2023</text:p>
          </table:table-cell>
          <table:table-cell office:value-type="float" office:value="190.1667">
            <text:p>190.1667</text:p>
          </table:table-cell>
          <table:table-cell office:value-type="float" office:value="15.6667">
            <text:p>15.6667</text:p>
          </table:table-cell>
          <table:table-cell office:value-type="float" office:value="-0.1611798906023524">
            <text:p>-0.1611798906023524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5-19T17:00:00">
            <text:p>Fri May 19 17:00:00 2023</text:p>
          </table:table-cell>
          <table:table-cell office:value-type="float" office:value="197.0">
            <text:p>197.0</text:p>
          </table:table-cell>
          <table:table-cell office:value-type="float" office:value="13.5">
            <text:p>13.5</text:p>
          </table:table-cell>
          <table:table-cell office:value-type="float" office:value="-0.16694011221989524">
            <text:p>-0.16694011221989524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5-19T18:00:00">
            <text:p>Fri May 19 18:00:00 2023</text:p>
          </table:table-cell>
          <table:table-cell office:value-type="float" office:value="163.8333">
            <text:p>163.8333</text:p>
          </table:table-cell>
          <table:table-cell office:value-type="float" office:value="14.6667">
            <text:p>14.6667</text:p>
          </table:table-cell>
          <table:table-cell office:value-type="float" office:value="-0.15062098502159157">
            <text:p>-0.1506209850215915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5-20T12:00:00">
            <text:p>Sat May 20 12:00:00 2023</text:p>
          </table:table-cell>
          <table:table-cell office:value-type="float" office:value="156.8333">
            <text:p>156.8333</text:p>
          </table:table-cell>
          <table:table-cell office:value-type="float" office:value="14.5">
            <text:p>14.5</text:p>
          </table:table-cell>
          <table:table-cell office:value-type="float" office:value="-0.17702243550699062">
            <text:p>-0.17702243550699062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0T13:00:00">
            <text:p>Sat May 20 13:00:00 2023</text:p>
          </table:table-cell>
          <table:table-cell office:value-type="float" office:value="171.8333">
            <text:p>171.8333</text:p>
          </table:table-cell>
          <table:table-cell office:value-type="float" office:value="15.6667">
            <text:p>15.6667</text:p>
          </table:table-cell>
          <table:table-cell office:value-type="float" office:value="-0.1830807793848224">
            <text:p>-0.1830807793848224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5-20T14:00:00">
            <text:p>Sat May 20 14:00:00 2023</text:p>
          </table:table-cell>
          <table:table-cell office:value-type="float" office:value="169.6667">
            <text:p>169.6667</text:p>
          </table:table-cell>
          <table:table-cell office:value-type="float" office:value="16.3333">
            <text:p>16.3333</text:p>
          </table:table-cell>
          <table:table-cell office:value-type="float" office:value="-0.18400784049021396">
            <text:p>-0.18400784049021396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5-20T15:00:00">
            <text:p>Sat May 20 15:00:00 2023</text:p>
          </table:table-cell>
          <table:table-cell office:value-type="float" office:value="176.1667">
            <text:p>176.1667</text:p>
          </table:table-cell>
          <table:table-cell office:value-type="float" office:value="17.0">
            <text:p>17.0</text:p>
          </table:table-cell>
          <table:table-cell office:value-type="float" office:value="-0.21912935676180495">
            <text:p>-0.2191293567618049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5-20T16:00:00">
            <text:p>Sat May 20 16:00:00 2023</text:p>
          </table:table-cell>
          <table:table-cell office:value-type="float" office:value="172.1667">
            <text:p>172.1667</text:p>
          </table:table-cell>
          <table:table-cell office:value-type="float" office:value="17.0">
            <text:p>17.0</text:p>
          </table:table-cell>
          <table:table-cell office:value-type="float" office:value="-0.2218076762420475">
            <text:p>-0.221807676242047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5-20T17:00:00">
            <text:p>Sat May 20 17:00:00 2023</text:p>
          </table:table-cell>
          <table:table-cell office:value-type="float" office:value="175.1667">
            <text:p>175.1667</text:p>
          </table:table-cell>
          <table:table-cell office:value-type="float" office:value="18.1667">
            <text:p>18.1667</text:p>
          </table:table-cell>
          <table:table-cell office:value-type="float" office:value="-0.23138876689964766">
            <text:p>-0.23138876689964766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4:00:00">
            <text:p>Sun May 21 14:00:00 2023</text:p>
          </table:table-cell>
          <table:table-cell office:value-type="float" office:value="333.8333">
            <text:p>333.8333</text:p>
          </table:table-cell>
          <table:table-cell office:value-type="float" office:value="15.5">
            <text:p>15.5</text:p>
          </table:table-cell>
          <table:table-cell office:value-type="float" office:value="-0.16202463592086377">
            <text:p>-0.1620246359208637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5-21T15:00:00">
            <text:p>Sun May 21 15:00:00 2023</text:p>
          </table:table-cell>
          <table:table-cell office:value-type="float" office:value="119.6667">
            <text:p>119.6667</text:p>
          </table:table-cell>
          <table:table-cell office:value-type="float" office:value="16.5">
            <text:p>16.5</text:p>
          </table:table-cell>
          <table:table-cell office:value-type="float" office:value="-0.16319537320715768">
            <text:p>-0.16319537320715768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5-21T16:00:00">
            <text:p>Sun May 21 16:00:00 2023</text:p>
          </table:table-cell>
          <table:table-cell office:value-type="float" office:value="201.5">
            <text:p>201.5</text:p>
          </table:table-cell>
          <table:table-cell office:value-type="float" office:value="15.8333">
            <text:p>15.8333</text:p>
          </table:table-cell>
          <table:table-cell office:value-type="float" office:value="-0.16046029102398743">
            <text:p>-0.1604602910239874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5-21T17:00:00">
            <text:p>Sun May 21 17:00:00 2023</text:p>
          </table:table-cell>
          <table:table-cell office:value-type="float" office:value="258.0">
            <text:p>258.0</text:p>
          </table:table-cell>
          <table:table-cell office:value-type="float" office:value="15.3333">
            <text:p>15.3333</text:p>
          </table:table-cell>
          <table:table-cell office:value-type="float" office:value="-0.16046029102398743">
            <text:p>-0.1604602910239874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5-21T18:00:00">
            <text:p>Sun May 21 18:00:00 2023</text:p>
          </table:table-cell>
          <table:table-cell office:value-type="float" office:value="143.1667">
            <text:p>143.1667</text:p>
          </table:table-cell>
          <table:table-cell office:value-type="float" office:value="14.6667">
            <text:p>14.6667</text:p>
          </table:table-cell>
          <table:table-cell office:value-type="float" office:value="-0.15029124514738923">
            <text:p>-0.1502912451473892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5-21T19:00:00">
            <text:p>Sun May 21 19:00:00 2023</text:p>
          </table:table-cell>
          <table:table-cell office:value-type="float" office:value="237.8333">
            <text:p>237.8333</text:p>
          </table:table-cell>
          <table:table-cell office:value-type="float" office:value="11.0">
            <text:p>11.0</text:p>
          </table:table-cell>
          <table:table-cell office:value-type="float" office:value="-0.19312644690814237">
            <text:p>-0.1931264469081423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5-22T13:00:00">
            <text:p>Mon May 22 13:00:00 2023</text:p>
          </table:table-cell>
          <table:table-cell office:value-type="float" office:value="228.1667">
            <text:p>228.1667</text:p>
          </table:table-cell>
          <table:table-cell office:value-type="float" office:value="16.5">
            <text:p>16.5</text:p>
          </table:table-cell>
          <table:table-cell office:value-type="float" office:value="-0.36701648997124936">
            <text:p>-0.36701648997124936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5-22T14:00:00">
            <text:p>Mon May 22 14:00:00 2023</text:p>
          </table:table-cell>
          <table:table-cell office:value-type="float" office:value="268.6667">
            <text:p>268.6667</text:p>
          </table:table-cell>
          <table:table-cell office:value-type="float" office:value="15.5">
            <text:p>15.5</text:p>
          </table:table-cell>
          <table:table-cell office:value-type="float" office:value="-0.37469925539623306">
            <text:p>-0.37469925539623306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22T15:00:00">
            <text:p>Mon May 22 15:00:00 2023</text:p>
          </table:table-cell>
          <table:table-cell office:value-type="float" office:value="158.5">
            <text:p>158.5</text:p>
          </table:table-cell>
          <table:table-cell office:value-type="float" office:value="15.3333">
            <text:p>15.3333</text:p>
          </table:table-cell>
          <table:table-cell office:value-type="float" office:value="-0.403929733614392">
            <text:p>-0.403929733614392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5-22T16:00:00">
            <text:p>Mon May 22 16:00:00 2023</text:p>
          </table:table-cell>
          <table:table-cell office:value-type="float" office:value="218.1667">
            <text:p>218.1667</text:p>
          </table:table-cell>
          <table:table-cell office:value-type="float" office:value="14.6667">
            <text:p>14.6667</text:p>
          </table:table-cell>
          <table:table-cell office:value-type="float" office:value="-0.3777235056157168">
            <text:p>-0.3777235056157168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5-22T17:00:00">
            <text:p>Mon May 22 17:00:00 2023</text:p>
          </table:table-cell>
          <table:table-cell office:value-type="float" office:value="271.3333">
            <text:p>271.3333</text:p>
          </table:table-cell>
          <table:table-cell office:value-type="float" office:value="14.0">
            <text:p>14.0</text:p>
          </table:table-cell>
          <table:table-cell office:value-type="float" office:value="-0.39063703936613575">
            <text:p>-0.3906370393661357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5-22T18:00:00">
            <text:p>Mon May 22 18:00:00 2023</text:p>
          </table:table-cell>
          <table:table-cell office:value-type="float" office:value="143.8333">
            <text:p>143.8333</text:p>
          </table:table-cell>
          <table:table-cell office:value-type="float" office:value="12.5">
            <text:p>12.5</text:p>
          </table:table-cell>
          <table:table-cell office:value-type="float" office:value="-0.38503648047421124">
            <text:p>-0.38503648047421124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5-23T15:00:00">
            <text:p>Tue May 23 15:00:00 2023</text:p>
          </table:table-cell>
          <table:table-cell office:value-type="float" office:value="165.0">
            <text:p>165.0</text:p>
          </table:table-cell>
          <table:table-cell office:value-type="float" office:value="11.8333">
            <text:p>11.8333</text:p>
          </table:table-cell>
          <table:table-cell office:value-type="float" office:value="-0.3170630172256159">
            <text:p>-0.3170630172256159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5-23T16:00:00">
            <text:p>Tue May 23 16:00:00 2023</text:p>
          </table:table-cell>
          <table:table-cell office:value-type="float" office:value="191.0">
            <text:p>191.0</text:p>
          </table:table-cell>
          <table:table-cell office:value-type="float" office:value="12.0">
            <text:p>12.0</text:p>
          </table:table-cell>
          <table:table-cell office:value-type="float" office:value="-0.3599399798246293">
            <text:p>-0.359939979824629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5-23T17:00:00">
            <text:p>Tue May 23 17:00:00 2023</text:p>
          </table:table-cell>
          <table:table-cell office:value-type="float" office:value="188.3333">
            <text:p>188.3333</text:p>
          </table:table-cell>
          <table:table-cell office:value-type="float" office:value="13.5">
            <text:p>13.5</text:p>
          </table:table-cell>
          <table:table-cell office:value-type="float" office:value="-0.45888342135891086">
            <text:p>-0.45888342135891086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5-23T18:00:00">
            <text:p>Tue May 23 18:00:00 2023</text:p>
          </table:table-cell>
          <table:table-cell office:value-type="float" office:value="166.0">
            <text:p>166.0</text:p>
          </table:table-cell>
          <table:table-cell office:value-type="float" office:value="12.1667">
            <text:p>12.1667</text:p>
          </table:table-cell>
          <table:table-cell office:value-type="float" office:value="-0.5456523372020978">
            <text:p>-0.5456523372020978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5-23T19:00:00">
            <text:p>Tue May 23 19:00:00 2023</text:p>
          </table:table-cell>
          <table:table-cell office:value-type="float" office:value="223.1667">
            <text:p>223.1667</text:p>
          </table:table-cell>
          <table:table-cell office:value-type="float" office:value="11.8333">
            <text:p>11.8333</text:p>
          </table:table-cell>
          <table:table-cell office:value-type="float" office:value="-0.8239325728080407">
            <text:p>-0.823932572808040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3T20:00:00">
            <text:p>Tue May 23 20:00:00 2023</text:p>
          </table:table-cell>
          <table:table-cell office:value-type="float" office:value="172.0">
            <text:p>172.0</text:p>
          </table:table-cell>
          <table:table-cell office:value-type="float" office:value="12.3333">
            <text:p>12.3333</text:p>
          </table:table-cell>
          <table:table-cell office:value-type="float" office:value="-0.9524664222620911">
            <text:p>-0.9524664222620911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5-23T21:00:00">
            <text:p>Tue May 23 21:00:00 2023</text:p>
          </table:table-cell>
          <table:table-cell office:value-type="float" office:value="181.6667">
            <text:p>181.6667</text:p>
          </table:table-cell>
          <table:table-cell office:value-type="float" office:value="13.5">
            <text:p>13.5</text:p>
          </table:table-cell>
          <table:table-cell office:value-type="float" office:value="-1.0585734205872936">
            <text:p>-1.0585734205872936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23T22:00:00">
            <text:p>Tue May 23 22:00:00 2023</text:p>
          </table:table-cell>
          <table:table-cell office:value-type="float" office:value="178.5">
            <text:p>178.5</text:p>
          </table:table-cell>
          <table:table-cell office:value-type="float" office:value="11.8333">
            <text:p>11.8333</text:p>
          </table:table-cell>
          <table:table-cell office:value-type="float" office:value="-1.062348591132661">
            <text:p>-1.062348591132661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5-24T14:00:00">
            <text:p>Wed May 24 14:00:00 2023</text:p>
          </table:table-cell>
          <table:table-cell office:value-type="float" office:value="224.8333">
            <text:p>224.8333</text:p>
          </table:table-cell>
          <table:table-cell office:value-type="float" office:value="12.1667">
            <text:p>12.1667</text:p>
          </table:table-cell>
          <table:table-cell office:value-type="float" office:value="-0.1594166334569508">
            <text:p>-0.1594166334569508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4T15:00:00">
            <text:p>Wed May 24 15:00:00 2023</text:p>
          </table:table-cell>
          <table:table-cell office:value-type="float" office:value="163.8333">
            <text:p>163.8333</text:p>
          </table:table-cell>
          <table:table-cell office:value-type="float" office:value="12.1667">
            <text:p>12.1667</text:p>
          </table:table-cell>
          <table:table-cell office:value-type="float" office:value="0.11336367858727306">
            <text:p>0.11336367858727306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5-24T16:00:00">
            <text:p>Wed May 24 16:00:00 2023</text:p>
          </table:table-cell>
          <table:table-cell office:value-type="float" office:value="223.3333">
            <text:p>223.3333</text:p>
          </table:table-cell>
          <table:table-cell office:value-type="float" office:value="12.1667">
            <text:p>12.1667</text:p>
          </table:table-cell>
          <table:table-cell office:value-type="float" office:value="0.2887810641346409">
            <text:p>0.2887810641346409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5-24T17:00:00">
            <text:p>Wed May 24 17:00:00 2023</text:p>
          </table:table-cell>
          <table:table-cell office:value-type="float" office:value="203.5">
            <text:p>203.5</text:p>
          </table:table-cell>
          <table:table-cell office:value-type="float" office:value="10.6667">
            <text:p>10.6667</text:p>
          </table:table-cell>
          <table:table-cell office:value-type="float" office:value="0.3044318512527814">
            <text:p>0.3044318512527814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5-25T14:00:00">
            <text:p>Thu May 25 14:00:00 2023</text:p>
          </table:table-cell>
          <table:table-cell office:value-type="float" office:value="284.5">
            <text:p>284.5</text:p>
          </table:table-cell>
          <table:table-cell office:value-type="float" office:value="29.5">
            <text:p>29.5</text:p>
          </table:table-cell>
          <table:table-cell office:value-type="float" office:value="-0.037477473468039466">
            <text:p>-0.037477473468039466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5-25T15:00:00">
            <text:p>Thu May 25 15:00:00 2023</text:p>
          </table:table-cell>
          <table:table-cell office:value-type="float" office:value="212.3333">
            <text:p>212.3333</text:p>
          </table:table-cell>
          <table:table-cell office:value-type="float" office:value="27.3333">
            <text:p>27.3333</text:p>
          </table:table-cell>
          <table:table-cell office:value-type="float" office:value="-0.037925058586104864">
            <text:p>-0.037925058586104864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5T16:00:00">
            <text:p>Thu May 25 16:00:00 2023</text:p>
          </table:table-cell>
          <table:table-cell office:value-type="float" office:value="209.3333">
            <text:p>209.3333</text:p>
          </table:table-cell>
          <table:table-cell office:value-type="float" office:value="22.3333">
            <text:p>22.3333</text:p>
          </table:table-cell>
          <table:table-cell office:value-type="float" office:value="-0.0340214414968934">
            <text:p>-0.0340214414968934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5-25T17:00:00">
            <text:p>Thu May 25 17:00:00 2023</text:p>
          </table:table-cell>
          <table:table-cell office:value-type="float" office:value="197.3333">
            <text:p>197.3333</text:p>
          </table:table-cell>
          <table:table-cell office:value-type="float" office:value="19.1667">
            <text:p>19.1667</text:p>
          </table:table-cell>
          <table:table-cell office:value-type="float" office:value="-0.028123511554233364">
            <text:p>-0.028123511554233364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3-05-25T18:00:00">
            <text:p>Thu May 25 18:00:00 2023</text:p>
          </table:table-cell>
          <table:table-cell office:value-type="float" office:value="181.0">
            <text:p>181.0</text:p>
          </table:table-cell>
          <table:table-cell office:value-type="float" office:value="15.8333">
            <text:p>15.8333</text:p>
          </table:table-cell>
          <table:table-cell office:value-type="float" office:value="-0.027916472210892825">
            <text:p>-0.02791647221089282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5-25T19:00:00">
            <text:p>Thu May 25 19:00:00 2023</text:p>
          </table:table-cell>
          <table:table-cell office:value-type="float" office:value="172.3333">
            <text:p>172.3333</text:p>
          </table:table-cell>
          <table:table-cell office:value-type="float" office:value="16.0">
            <text:p>16.0</text:p>
          </table:table-cell>
          <table:table-cell office:value-type="float" office:value="-0.042575956091006936">
            <text:p>-0.042575956091006936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5-26T13:00:00">
            <text:p>Fri May 26 13:00:00 2023</text:p>
          </table:table-cell>
          <table:table-cell office:value-type="float" office:value="228.1667">
            <text:p>228.1667</text:p>
          </table:table-cell>
          <table:table-cell office:value-type="float" office:value="15.0">
            <text:p>15.0</text:p>
          </table:table-cell>
          <table:table-cell office:value-type="float" office:value="-0.15183840537589874">
            <text:p>-0.15183840537589874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6T14:00:00">
            <text:p>Fri May 26 14:00:00 2023</text:p>
          </table:table-cell>
          <table:table-cell office:value-type="float" office:value="205.1667">
            <text:p>205.1667</text:p>
          </table:table-cell>
          <table:table-cell office:value-type="float" office:value="13.5">
            <text:p>13.5</text:p>
          </table:table-cell>
          <table:table-cell office:value-type="float" office:value="-0.19991171703831553">
            <text:p>-0.1999117170383155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5-26T15:00:00">
            <text:p>Fri May 26 15:00:00 2023</text:p>
          </table:table-cell>
          <table:table-cell office:value-type="float" office:value="178.0">
            <text:p>178.0</text:p>
          </table:table-cell>
          <table:table-cell office:value-type="float" office:value="12.0">
            <text:p>12.0</text:p>
          </table:table-cell>
          <table:table-cell office:value-type="float" office:value="-0.19991171703831553">
            <text:p>-0.1999117170383155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5-26T16:00:00">
            <text:p>Fri May 26 16:00:00 2023</text:p>
          </table:table-cell>
          <table:table-cell office:value-type="float" office:value="176.6667">
            <text:p>176.6667</text:p>
          </table:table-cell>
          <table:table-cell office:value-type="float" office:value="13.3333">
            <text:p>13.3333</text:p>
          </table:table-cell>
          <table:table-cell office:value-type="float" office:value="-0.24845193448746752">
            <text:p>-0.24845193448746752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26T17:00:00">
            <text:p>Fri May 26 17:00:00 2023</text:p>
          </table:table-cell>
          <table:table-cell office:value-type="float" office:value="180.0">
            <text:p>180.0</text:p>
          </table:table-cell>
          <table:table-cell office:value-type="float" office:value="12.8333">
            <text:p>12.8333</text:p>
          </table:table-cell>
          <table:table-cell office:value-type="float" office:value="-0.35427954464615063">
            <text:p>-0.3542795446461506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3-05-26T18:00:00">
            <text:p>Fri May 26 18:00:00 2023</text:p>
          </table:table-cell>
          <table:table-cell office:value-type="float" office:value="174.5">
            <text:p>174.5</text:p>
          </table:table-cell>
          <table:table-cell office:value-type="float" office:value="12.3333">
            <text:p>12.3333</text:p>
          </table:table-cell>
          <table:table-cell office:value-type="float" office:value="-0.4318327878941363">
            <text:p>-0.431832787894136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5-27T15:00:00">
            <text:p>Sat May 27 15:00:00 2023</text:p>
          </table:table-cell>
          <table:table-cell office:value-type="float" office:value="241.5">
            <text:p>241.5</text:p>
          </table:table-cell>
          <table:table-cell office:value-type="float" office:value="19.0">
            <text:p>19.0</text:p>
          </table:table-cell>
          <table:table-cell office:value-type="float" office:value="-0.9542946787036154">
            <text:p>-0.954294678703615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5-27T16:00:00">
            <text:p>Sat May 27 16:00:00 2023</text:p>
          </table:table-cell>
          <table:table-cell office:value-type="float" office:value="172.6667">
            <text:p>172.6667</text:p>
          </table:table-cell>
          <table:table-cell office:value-type="float" office:value="19.0">
            <text:p>19.0</text:p>
          </table:table-cell>
          <table:table-cell office:value-type="float" office:value="-1.0378174655417118">
            <text:p>-1.0378174655417118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7T17:00:00">
            <text:p>Sat May 27 17:00:00 2023</text:p>
          </table:table-cell>
          <table:table-cell office:value-type="float" office:value="186.0">
            <text:p>186.0</text:p>
          </table:table-cell>
          <table:table-cell office:value-type="float" office:value="20.1667">
            <text:p>20.1667</text:p>
          </table:table-cell>
          <table:table-cell office:value-type="float" office:value="-0.893607712226182">
            <text:p>-0.893607712226182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5-27T18:00:00">
            <text:p>Sat May 27 18:00:00 2023</text:p>
          </table:table-cell>
          <table:table-cell office:value-type="float" office:value="234.6667">
            <text:p>234.6667</text:p>
          </table:table-cell>
          <table:table-cell office:value-type="float" office:value="21.3333">
            <text:p>21.3333</text:p>
          </table:table-cell>
          <table:table-cell office:value-type="float" office:value="-0.7693306460450827">
            <text:p>-0.769330646045082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5-27T19:00:00">
            <text:p>Sat May 27 19:00:00 2023</text:p>
          </table:table-cell>
          <table:table-cell office:value-type="float" office:value="196.5">
            <text:p>196.5</text:p>
          </table:table-cell>
          <table:table-cell office:value-type="float" office:value="19.3333">
            <text:p>19.3333</text:p>
          </table:table-cell>
          <table:table-cell office:value-type="float" office:value="-0.7870374166745482">
            <text:p>-0.787037416674548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7T20:00:00">
            <text:p>Sat May 27 20:00:00 2023</text:p>
          </table:table-cell>
          <table:table-cell office:value-type="float" office:value="270.5">
            <text:p>270.5</text:p>
          </table:table-cell>
          <table:table-cell office:value-type="float" office:value="15.6667">
            <text:p>15.6667</text:p>
          </table:table-cell>
          <table:table-cell office:value-type="float" office:value="-0.7554922316994508">
            <text:p>-0.7554922316994508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5-27T21:00:00">
            <text:p>Sat May 27 21:00:00 2023</text:p>
          </table:table-cell>
          <table:table-cell office:value-type="float" office:value="300.8333">
            <text:p>300.8333</text:p>
          </table:table-cell>
          <table:table-cell office:value-type="float" office:value="16.0">
            <text:p>16.0</text:p>
          </table:table-cell>
          <table:table-cell office:value-type="float" office:value="-0.6979845713079532">
            <text:p>-0.6979845713079532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05-27T22:00:00">
            <text:p>Sat May 27 22:00:00 2023</text:p>
          </table:table-cell>
          <table:table-cell office:value-type="float" office:value="328.1667">
            <text:p>328.1667</text:p>
          </table:table-cell>
          <table:table-cell office:value-type="float" office:value="16.5">
            <text:p>16.5</text:p>
          </table:table-cell>
          <table:table-cell office:value-type="float" office:value="-0.5318573430076131">
            <text:p>-0.5318573430076131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5-27T23:00:00">
            <text:p>Sat May 27 23:00:00 2023</text:p>
          </table:table-cell>
          <table:table-cell office:value-type="float" office:value="110.0">
            <text:p>110.0</text:p>
          </table:table-cell>
          <table:table-cell office:value-type="float" office:value="17.5">
            <text:p>17.5</text:p>
          </table:table-cell>
          <table:table-cell office:value-type="float" office:value="-0.44623508729867833">
            <text:p>-0.446235087298678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5-28T11:00:00">
            <text:p>Sun May 28 11:00:00 2023</text:p>
          </table:table-cell>
          <table:table-cell office:value-type="float" office:value="138.1667">
            <text:p>138.1667</text:p>
          </table:table-cell>
          <table:table-cell office:value-type="float" office:value="12.5">
            <text:p>12.5</text:p>
          </table:table-cell>
          <table:table-cell office:value-type="float" office:value="1.062477876483375">
            <text:p>1.06247787648337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5-28T12:00:00">
            <text:p>Sun May 28 12:00:00 2023</text:p>
          </table:table-cell>
          <table:table-cell office:value-type="float" office:value="207.6667">
            <text:p>207.6667</text:p>
          </table:table-cell>
          <table:table-cell office:value-type="float" office:value="15.1667">
            <text:p>15.1667</text:p>
          </table:table-cell>
          <table:table-cell office:value-type="float" office:value="1.0115753370400362">
            <text:p>1.011575337040036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5-28T13:00:00">
            <text:p>Sun May 28 13:00:00 2023</text:p>
          </table:table-cell>
          <table:table-cell office:value-type="float" office:value="206.8333">
            <text:p>206.8333</text:p>
          </table:table-cell>
          <table:table-cell office:value-type="float" office:value="17.0">
            <text:p>17.0</text:p>
          </table:table-cell>
          <table:table-cell office:value-type="float" office:value="0.9971738482202304">
            <text:p>0.997173848220230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5-28T14:00:00">
            <text:p>Sun May 28 14:00:00 2023</text:p>
          </table:table-cell>
          <table:table-cell office:value-type="float" office:value="158.6667">
            <text:p>158.6667</text:p>
          </table:table-cell>
          <table:table-cell office:value-type="float" office:value="16.0">
            <text:p>16.0</text:p>
          </table:table-cell>
          <table:table-cell office:value-type="float" office:value="0.9743800816498871">
            <text:p>0.9743800816498871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5-28T15:00:00">
            <text:p>Sun May 28 15:00:00 2023</text:p>
          </table:table-cell>
          <table:table-cell office:value-type="float" office:value="275.8333">
            <text:p>275.8333</text:p>
          </table:table-cell>
          <table:table-cell office:value-type="float" office:value="15.0">
            <text:p>15.0</text:p>
          </table:table-cell>
          <table:table-cell office:value-type="float" office:value="0.959436499539893">
            <text:p>0.95943649953989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5-29T14:00:00">
            <text:p>Mon May 29 14:00:00 2023</text:p>
          </table:table-cell>
          <table:table-cell office:value-type="float" office:value="136.6667">
            <text:p>136.6667</text:p>
          </table:table-cell>
          <table:table-cell office:value-type="float" office:value="17.1667">
            <text:p>17.1667</text:p>
          </table:table-cell>
          <table:table-cell office:value-type="float" office:value="-0.5715531963696535">
            <text:p>-0.571553196369653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5-29T15:00:00">
            <text:p>Mon May 29 15:00:00 2023</text:p>
          </table:table-cell>
          <table:table-cell office:value-type="float" office:value="209.3333">
            <text:p>209.3333</text:p>
          </table:table-cell>
          <table:table-cell office:value-type="float" office:value="12.6667">
            <text:p>12.6667</text:p>
          </table:table-cell>
          <table:table-cell office:value-type="float" office:value="-0.5651873607716749">
            <text:p>-0.5651873607716749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5-29T16:00:00">
            <text:p>Mon May 29 16:00:00 2023</text:p>
          </table:table-cell>
          <table:table-cell office:value-type="float" office:value="176.1667">
            <text:p>176.1667</text:p>
          </table:table-cell>
          <table:table-cell office:value-type="float" office:value="12.3333">
            <text:p>12.3333</text:p>
          </table:table-cell>
          <table:table-cell office:value-type="float" office:value="-0.5797380457612248">
            <text:p>-0.5797380457612248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5-29T17:00:00">
            <text:p>Mon May 29 17:00:00 2023</text:p>
          </table:table-cell>
          <table:table-cell office:value-type="float" office:value="198.0">
            <text:p>198.0</text:p>
          </table:table-cell>
          <table:table-cell office:value-type="float" office:value="8.3333">
            <text:p>8.3333</text:p>
          </table:table-cell>
          <table:table-cell office:value-type="float" office:value="-0.6277304523354366">
            <text:p>-0.6277304523354366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5-29T18:00:00">
            <text:p>Mon May 29 18:00:00 2023</text:p>
          </table:table-cell>
          <table:table-cell office:value-type="float" office:value="154.6667">
            <text:p>154.6667</text:p>
          </table:table-cell>
          <table:table-cell office:value-type="float" office:value="8.5">
            <text:p>8.5</text:p>
          </table:table-cell>
          <table:table-cell office:value-type="float" office:value="-0.7187600790704709">
            <text:p>-0.7187600790704709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5-30T13:00:00">
            <text:p>Tue May 30 13:00:00 2023</text:p>
          </table:table-cell>
          <table:table-cell office:value-type="float" office:value="165.5">
            <text:p>165.5</text:p>
          </table:table-cell>
          <table:table-cell office:value-type="float" office:value="17.5">
            <text:p>17.5</text:p>
          </table:table-cell>
          <table:table-cell office:value-type="float" office:value="-0.1406446097986301">
            <text:p>-0.140644609798630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5-30T14:00:00">
            <text:p>Tue May 30 14:00:00 2023</text:p>
          </table:table-cell>
          <table:table-cell office:value-type="float" office:value="196.0">
            <text:p>196.0</text:p>
          </table:table-cell>
          <table:table-cell office:value-type="float" office:value="14.5">
            <text:p>14.5</text:p>
          </table:table-cell>
          <table:table-cell office:value-type="float" office:value="-0.15241808865183587">
            <text:p>-0.1524180886518358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5-30T15:00:00">
            <text:p>Tue May 30 15:00:00 2023</text:p>
          </table:table-cell>
          <table:table-cell office:value-type="float" office:value="236.1667">
            <text:p>236.1667</text:p>
          </table:table-cell>
          <table:table-cell office:value-type="float" office:value="13.1667">
            <text:p>13.1667</text:p>
          </table:table-cell>
          <table:table-cell office:value-type="float" office:value="-0.17648286335158483">
            <text:p>-0.1764828633515848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5-30T16:00:00">
            <text:p>Tue May 30 16:00:00 2023</text:p>
          </table:table-cell>
          <table:table-cell office:value-type="float" office:value="185.0">
            <text:p>185.0</text:p>
          </table:table-cell>
          <table:table-cell office:value-type="float" office:value="11.1667">
            <text:p>11.1667</text:p>
          </table:table-cell>
          <table:table-cell office:value-type="float" office:value="-0.1915317976029516">
            <text:p>-0.191531797602951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5-30T17:00:00">
            <text:p>Tue May 30 17:00:00 2023</text:p>
          </table:table-cell>
          <table:table-cell office:value-type="float" office:value="172.3333">
            <text:p>172.3333</text:p>
          </table:table-cell>
          <table:table-cell office:value-type="float" office:value="8.8333">
            <text:p>8.8333</text:p>
          </table:table-cell>
          <table:table-cell office:value-type="float" office:value="-0.20269705618643266">
            <text:p>-0.20269705618643266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5-31T13:00:00">
            <text:p>Wed May 31 13:00:00 2023</text:p>
          </table:table-cell>
          <table:table-cell office:value-type="float" office:value="207.8333">
            <text:p>207.8333</text:p>
          </table:table-cell>
          <table:table-cell office:value-type="float" office:value="16.5">
            <text:p>16.5</text:p>
          </table:table-cell>
          <table:table-cell office:value-type="float" office:value="-0.3717352508174601">
            <text:p>-0.3717352508174601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5-31T14:00:00">
            <text:p>Wed May 31 14:00:00 2023</text:p>
          </table:table-cell>
          <table:table-cell office:value-type="float" office:value="263.5">
            <text:p>263.5</text:p>
          </table:table-cell>
          <table:table-cell office:value-type="float" office:value="17.0">
            <text:p>17.0</text:p>
          </table:table-cell>
          <table:table-cell office:value-type="float" office:value="-0.3985532093674932">
            <text:p>-0.3985532093674932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5-31T15:00:00">
            <text:p>Wed May 31 15:00:00 2023</text:p>
          </table:table-cell>
          <table:table-cell office:value-type="float" office:value="323.0">
            <text:p>323.0</text:p>
          </table:table-cell>
          <table:table-cell office:value-type="float" office:value="14.0">
            <text:p>14.0</text:p>
          </table:table-cell>
          <table:table-cell office:value-type="float" office:value="-0.36545862356198167">
            <text:p>-0.365458623561981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5-31T16:00:00">
            <text:p>Wed May 31 16:00:00 2023</text:p>
          </table:table-cell>
          <table:table-cell office:value-type="float" office:value="320.1667">
            <text:p>320.1667</text:p>
          </table:table-cell>
          <table:table-cell office:value-type="float" office:value="13.5">
            <text:p>13.5</text:p>
          </table:table-cell>
          <table:table-cell office:value-type="float" office:value="-0.3049177596738907">
            <text:p>-0.304917759673890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5-31T17:00:00">
            <text:p>Wed May 31 17:00:00 2023</text:p>
          </table:table-cell>
          <table:table-cell office:value-type="float" office:value="183.3333">
            <text:p>183.3333</text:p>
          </table:table-cell>
          <table:table-cell office:value-type="float" office:value="10.6667">
            <text:p>10.6667</text:p>
          </table:table-cell>
          <table:table-cell office:value-type="float" office:value="-0.18628723261506727">
            <text:p>-0.1862872326150672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5-31T18:00:00">
            <text:p>Wed May 31 18:00:00 2023</text:p>
          </table:table-cell>
          <table:table-cell office:value-type="float" office:value="211.3333">
            <text:p>211.3333</text:p>
          </table:table-cell>
          <table:table-cell office:value-type="float" office:value="11.3333">
            <text:p>11.3333</text:p>
          </table:table-cell>
          <table:table-cell office:value-type="float" office:value="-0.04575041694251863">
            <text:p>-0.0457504169425186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01T13:00:00">
            <text:p>Thu Jun  1 13:00:00 2023</text:p>
          </table:table-cell>
          <table:table-cell office:value-type="float" office:value="212.0">
            <text:p>212.0</text:p>
          </table:table-cell>
          <table:table-cell office:value-type="float" office:value="20.0">
            <text:p>20.0</text:p>
          </table:table-cell>
          <table:table-cell office:value-type="float" office:value="0.2788256741605552">
            <text:p>0.2788256741605552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6-01T14:00:00">
            <text:p>Thu Jun  1 14:00:00 2023</text:p>
          </table:table-cell>
          <table:table-cell office:value-type="float" office:value="189.3333">
            <text:p>189.3333</text:p>
          </table:table-cell>
          <table:table-cell office:value-type="float" office:value="17.5">
            <text:p>17.5</text:p>
          </table:table-cell>
          <table:table-cell office:value-type="float" office:value="0.37599137338322985">
            <text:p>0.3759913733832298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6-01T15:00:00">
            <text:p>Thu Jun  1 15:00:00 2023</text:p>
          </table:table-cell>
          <table:table-cell office:value-type="float" office:value="210.6667">
            <text:p>210.6667</text:p>
          </table:table-cell>
          <table:table-cell office:value-type="float" office:value="19.3333">
            <text:p>19.3333</text:p>
          </table:table-cell>
          <table:table-cell office:value-type="float" office:value="0.39451458589547317">
            <text:p>0.3945145858954731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6-01T16:00:00">
            <text:p>Thu Jun  1 16:00:00 2023</text:p>
          </table:table-cell>
          <table:table-cell office:value-type="float" office:value="170.5">
            <text:p>170.5</text:p>
          </table:table-cell>
          <table:table-cell office:value-type="float" office:value="18.3333">
            <text:p>18.3333</text:p>
          </table:table-cell>
          <table:table-cell office:value-type="float" office:value="0.3915826008015346">
            <text:p>0.391582600801534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6-01T17:00:00">
            <text:p>Thu Jun  1 17:00:00 2023</text:p>
          </table:table-cell>
          <table:table-cell office:value-type="float" office:value="178.6667">
            <text:p>178.6667</text:p>
          </table:table-cell>
          <table:table-cell office:value-type="float" office:value="23.3333">
            <text:p>23.3333</text:p>
          </table:table-cell>
          <table:table-cell office:value-type="float" office:value="0.3896842404660555">
            <text:p>0.389684240466055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1T18:00:00">
            <text:p>Thu Jun  1 18:00:00 2023</text:p>
          </table:table-cell>
          <table:table-cell office:value-type="float" office:value="241.1667">
            <text:p>241.1667</text:p>
          </table:table-cell>
          <table:table-cell office:value-type="float" office:value="18.0">
            <text:p>18.0</text:p>
          </table:table-cell>
          <table:table-cell office:value-type="float" office:value="0.381157120587079">
            <text:p>0.381157120587079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6-01T19:00:00">
            <text:p>Thu Jun  1 19:00:00 2023</text:p>
          </table:table-cell>
          <table:table-cell office:value-type="float" office:value="186.6667">
            <text:p>186.6667</text:p>
          </table:table-cell>
          <table:table-cell office:value-type="float" office:value="16.5">
            <text:p>16.5</text:p>
          </table:table-cell>
          <table:table-cell office:value-type="float" office:value="0.39729646041853206">
            <text:p>0.39729646041853206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6-02T14:00:00">
            <text:p>Fri Jun  2 14:00:00 2023</text:p>
          </table:table-cell>
          <table:table-cell office:value-type="float" office:value="213.5">
            <text:p>213.5</text:p>
          </table:table-cell>
          <table:table-cell office:value-type="float" office:value="20.1667">
            <text:p>20.1667</text:p>
          </table:table-cell>
          <table:table-cell office:value-type="float" office:value="-0.7016798152499739">
            <text:p>-0.7016798152499739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2T15:00:00">
            <text:p>Fri Jun  2 15:00:00 2023</text:p>
          </table:table-cell>
          <table:table-cell office:value-type="float" office:value="197.6667">
            <text:p>197.6667</text:p>
          </table:table-cell>
          <table:table-cell office:value-type="float" office:value="18.8333">
            <text:p>18.8333</text:p>
          </table:table-cell>
          <table:table-cell office:value-type="float" office:value="-0.7075132285505232">
            <text:p>-0.7075132285505232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6-02T16:00:00">
            <text:p>Fri Jun  2 16:00:00 2023</text:p>
          </table:table-cell>
          <table:table-cell office:value-type="float" office:value="175.3333">
            <text:p>175.3333</text:p>
          </table:table-cell>
          <table:table-cell office:value-type="float" office:value="17.6667">
            <text:p>17.6667</text:p>
          </table:table-cell>
          <table:table-cell office:value-type="float" office:value="-0.7096447231189879">
            <text:p>-0.7096447231189879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02T17:00:00">
            <text:p>Fri Jun  2 17:00:00 2023</text:p>
          </table:table-cell>
          <table:table-cell office:value-type="float" office:value="176.6667">
            <text:p>176.6667</text:p>
          </table:table-cell>
          <table:table-cell office:value-type="float" office:value="15.8333">
            <text:p>15.8333</text:p>
          </table:table-cell>
          <table:table-cell office:value-type="float" office:value="-0.7149349230799011">
            <text:p>-0.7149349230799011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6-02T18:00:00">
            <text:p>Fri Jun  2 18:00:00 2023</text:p>
          </table:table-cell>
          <table:table-cell office:value-type="float" office:value="174.5">
            <text:p>174.5</text:p>
          </table:table-cell>
          <table:table-cell office:value-type="float" office:value="16.1667">
            <text:p>16.1667</text:p>
          </table:table-cell>
          <table:table-cell office:value-type="float" office:value="-0.7371286006953156">
            <text:p>-0.7371286006953156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03T13:00:00">
            <text:p>Sat Jun  3 13:00:00 2023</text:p>
          </table:table-cell>
          <table:table-cell office:value-type="float" office:value="352.5">
            <text:p>352.5</text:p>
          </table:table-cell>
          <table:table-cell office:value-type="float" office:value="10.0">
            <text:p>10.0</text:p>
          </table:table-cell>
          <table:table-cell office:value-type="float" office:value="-0.09845320446152975">
            <text:p>-0.0984532044615297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6-03T14:00:00">
            <text:p>Sat Jun  3 14:00:00 2023</text:p>
          </table:table-cell>
          <table:table-cell office:value-type="float" office:value="235.5">
            <text:p>235.5</text:p>
          </table:table-cell>
          <table:table-cell office:value-type="float" office:value="10.0">
            <text:p>10.0</text:p>
          </table:table-cell>
          <table:table-cell office:value-type="float" office:value="-0.14075607616195765">
            <text:p>-0.1407560761619576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03T15:00:00">
            <text:p>Sat Jun  3 15:00:00 2023</text:p>
          </table:table-cell>
          <table:table-cell office:value-type="float" office:value="255.6667">
            <text:p>255.6667</text:p>
          </table:table-cell>
          <table:table-cell office:value-type="float" office:value="9.3333">
            <text:p>9.3333</text:p>
          </table:table-cell>
          <table:table-cell office:value-type="float" office:value="-0.15308445320139874">
            <text:p>-0.15308445320139874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6-03T16:00:00">
            <text:p>Sat Jun  3 16:00:00 2023</text:p>
          </table:table-cell>
          <table:table-cell office:value-type="float" office:value="262.3333">
            <text:p>262.3333</text:p>
          </table:table-cell>
          <table:table-cell office:value-type="float" office:value="10.0">
            <text:p>10.0</text:p>
          </table:table-cell>
          <table:table-cell office:value-type="float" office:value="0.017375674505464192">
            <text:p>0.017375674505464192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03T17:00:00">
            <text:p>Sat Jun  3 17:00:00 2023</text:p>
          </table:table-cell>
          <table:table-cell office:value-type="float" office:value="263.0">
            <text:p>263.0</text:p>
          </table:table-cell>
          <table:table-cell office:value-type="float" office:value="7.5">
            <text:p>7.5</text:p>
          </table:table-cell>
          <table:table-cell office:value-type="float" office:value="0.24192684709101409">
            <text:p>0.24192684709101409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3T18:00:00">
            <text:p>Sat Jun  3 18:00:00 2023</text:p>
          </table:table-cell>
          <table:table-cell office:value-type="float" office:value="282.3333">
            <text:p>282.3333</text:p>
          </table:table-cell>
          <table:table-cell office:value-type="float" office:value="8.1667">
            <text:p>8.1667</text:p>
          </table:table-cell>
          <table:table-cell office:value-type="float" office:value="0.25060366900423386">
            <text:p>0.25060366900423386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6-03T19:00:00">
            <text:p>Sat Jun  3 19:00:00 2023</text:p>
          </table:table-cell>
          <table:table-cell office:value-type="float" office:value="344.8333">
            <text:p>344.8333</text:p>
          </table:table-cell>
          <table:table-cell office:value-type="float" office:value="8.6667">
            <text:p>8.6667</text:p>
          </table:table-cell>
          <table:table-cell office:value-type="float" office:value="0.24658484969348765">
            <text:p>0.2465848496934876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6-04T12:00:00">
            <text:p>Sun Jun  4 12:00:00 2023</text:p>
          </table:table-cell>
          <table:table-cell office:value-type="float" office:value="147.0">
            <text:p>147.0</text:p>
          </table:table-cell>
          <table:table-cell office:value-type="float" office:value="16.0">
            <text:p>16.0</text:p>
          </table:table-cell>
          <table:table-cell office:value-type="float" office:value="-0.010668627625259051">
            <text:p>-0.010668627625259051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6-04T13:00:00">
            <text:p>Sun Jun  4 13:00:00 2023</text:p>
          </table:table-cell>
          <table:table-cell office:value-type="float" office:value="172.8333">
            <text:p>172.8333</text:p>
          </table:table-cell>
          <table:table-cell office:value-type="float" office:value="16.3333">
            <text:p>16.3333</text:p>
          </table:table-cell>
          <table:table-cell office:value-type="float" office:value="-0.04667386560472455">
            <text:p>-0.0466738656047245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6-04T14:00:00">
            <text:p>Sun Jun  4 14:00:00 2023</text:p>
          </table:table-cell>
          <table:table-cell office:value-type="float" office:value="195.5">
            <text:p>195.5</text:p>
          </table:table-cell>
          <table:table-cell office:value-type="float" office:value="16.0">
            <text:p>16.0</text:p>
          </table:table-cell>
          <table:table-cell office:value-type="float" office:value="-0.05495312734515044">
            <text:p>-0.0549531273451504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04T15:00:00">
            <text:p>Sun Jun  4 15:00:00 2023</text:p>
          </table:table-cell>
          <table:table-cell office:value-type="float" office:value="151.0">
            <text:p>151.0</text:p>
          </table:table-cell>
          <table:table-cell office:value-type="float" office:value="14.6667">
            <text:p>14.6667</text:p>
          </table:table-cell>
          <table:table-cell office:value-type="float" office:value="-0.05530540556659417">
            <text:p>-0.0553054055665941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6-04T16:00:00">
            <text:p>Sun Jun  4 16:00:00 2023</text:p>
          </table:table-cell>
          <table:table-cell office:value-type="float" office:value="178.3333">
            <text:p>178.3333</text:p>
          </table:table-cell>
          <table:table-cell office:value-type="float" office:value="14.0">
            <text:p>14.0</text:p>
          </table:table-cell>
          <table:table-cell office:value-type="float" office:value="-0.08466316275019163">
            <text:p>-0.0846631627501916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6-04T17:00:00">
            <text:p>Sun Jun  4 17:00:00 2023</text:p>
          </table:table-cell>
          <table:table-cell office:value-type="float" office:value="175.0">
            <text:p>175.0</text:p>
          </table:table-cell>
          <table:table-cell office:value-type="float" office:value="12.1667">
            <text:p>12.1667</text:p>
          </table:table-cell>
          <table:table-cell office:value-type="float" office:value="-0.2000489539973822">
            <text:p>-0.2000489539973822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4T18:00:00">
            <text:p>Sun Jun  4 18:00:00 2023</text:p>
          </table:table-cell>
          <table:table-cell office:value-type="float" office:value="176.1667">
            <text:p>176.1667</text:p>
          </table:table-cell>
          <table:table-cell office:value-type="float" office:value="9.8333">
            <text:p>9.8333</text:p>
          </table:table-cell>
          <table:table-cell office:value-type="float" office:value="-0.21893464493218126">
            <text:p>-0.21893464493218126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6-05T12:00:00">
            <text:p>Mon Jun  5 12:00:00 2023</text:p>
          </table:table-cell>
          <table:table-cell office:value-type="float" office:value="67.5">
            <text:p>67.5</text:p>
          </table:table-cell>
          <table:table-cell office:value-type="float" office:value="27.1667">
            <text:p>27.1667</text:p>
          </table:table-cell>
          <table:table-cell office:value-type="float" office:value="-0.36859590692878935">
            <text:p>-0.3685959069287893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05T13:00:00">
            <text:p>Mon Jun  5 13:00:00 2023</text:p>
          </table:table-cell>
          <table:table-cell office:value-type="float" office:value="151.8333">
            <text:p>151.8333</text:p>
          </table:table-cell>
          <table:table-cell office:value-type="float" office:value="27.0">
            <text:p>27.0</text:p>
          </table:table-cell>
          <table:table-cell office:value-type="float" office:value="-0.3682771996697952">
            <text:p>-0.3682771996697952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5T14:00:00">
            <text:p>Mon Jun  5 14:00:00 2023</text:p>
          </table:table-cell>
          <table:table-cell office:value-type="float" office:value="137.1667">
            <text:p>137.1667</text:p>
          </table:table-cell>
          <table:table-cell office:value-type="float" office:value="25.8333">
            <text:p>25.8333</text:p>
          </table:table-cell>
          <table:table-cell office:value-type="float" office:value="-0.3641725376163332">
            <text:p>-0.364172537616333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6-05T15:00:00">
            <text:p>Mon Jun  5 15:00:00 2023</text:p>
          </table:table-cell>
          <table:table-cell office:value-type="float" office:value="233.5">
            <text:p>233.5</text:p>
          </table:table-cell>
          <table:table-cell office:value-type="float" office:value="23.5">
            <text:p>23.5</text:p>
          </table:table-cell>
          <table:table-cell office:value-type="float" office:value="-0.2852559718088558">
            <text:p>-0.2852559718088558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6-05T16:00:00">
            <text:p>Mon Jun  5 16:00:00 2023</text:p>
          </table:table-cell>
          <table:table-cell office:value-type="float" office:value="208.0">
            <text:p>208.0</text:p>
          </table:table-cell>
          <table:table-cell office:value-type="float" office:value="21.1667">
            <text:p>21.1667</text:p>
          </table:table-cell>
          <table:table-cell office:value-type="float" office:value="-0.1326890153013572">
            <text:p>-0.1326890153013572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6-05T17:00:00">
            <text:p>Mon Jun  5 17:00:00 2023</text:p>
          </table:table-cell>
          <table:table-cell office:value-type="float" office:value="187.8333">
            <text:p>187.8333</text:p>
          </table:table-cell>
          <table:table-cell office:value-type="float" office:value="22.0">
            <text:p>22.0</text:p>
          </table:table-cell>
          <table:table-cell office:value-type="float" office:value="-0.11782404600242166">
            <text:p>-0.11782404600242166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6-05T18:00:00">
            <text:p>Mon Jun  5 18:00:00 2023</text:p>
          </table:table-cell>
          <table:table-cell office:value-type="float" office:value="147.5">
            <text:p>147.5</text:p>
          </table:table-cell>
          <table:table-cell office:value-type="float" office:value="21.1667">
            <text:p>21.1667</text:p>
          </table:table-cell>
          <table:table-cell office:value-type="float" office:value="-0.10853668473144802">
            <text:p>-0.10853668473144802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6-06T13:00:00">
            <text:p>Tue Jun  6 13:00:00 2023</text:p>
          </table:table-cell>
          <table:table-cell office:value-type="float" office:value="221.1667">
            <text:p>221.1667</text:p>
          </table:table-cell>
          <table:table-cell office:value-type="float" office:value="22.3333">
            <text:p>22.3333</text:p>
          </table:table-cell>
          <table:table-cell office:value-type="float" office:value="-0.5001979355515445">
            <text:p>-0.500197935551544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6-06T14:00:00">
            <text:p>Tue Jun  6 14:00:00 2023</text:p>
          </table:table-cell>
          <table:table-cell office:value-type="float" office:value="152.0">
            <text:p>152.0</text:p>
          </table:table-cell>
          <table:table-cell office:value-type="float" office:value="15.0">
            <text:p>15.0</text:p>
          </table:table-cell>
          <table:table-cell office:value-type="float" office:value="-0.4999761431659408">
            <text:p>-0.4999761431659408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6-06T15:00:00">
            <text:p>Tue Jun  6 15:00:00 2023</text:p>
          </table:table-cell>
          <table:table-cell office:value-type="float" office:value="193.1667">
            <text:p>193.1667</text:p>
          </table:table-cell>
          <table:table-cell office:value-type="float" office:value="13.1667">
            <text:p>13.1667</text:p>
          </table:table-cell>
          <table:table-cell office:value-type="float" office:value="-0.5170979535273355">
            <text:p>-0.517097953527335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6-06T16:00:00">
            <text:p>Tue Jun  6 16:00:00 2023</text:p>
          </table:table-cell>
          <table:table-cell office:value-type="float" office:value="200.5">
            <text:p>200.5</text:p>
          </table:table-cell>
          <table:table-cell office:value-type="float" office:value="15.0">
            <text:p>15.0</text:p>
          </table:table-cell>
          <table:table-cell office:value-type="float" office:value="-0.6122670251361183">
            <text:p>-0.612267025136118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6-06T17:00:00">
            <text:p>Tue Jun  6 17:00:00 2023</text:p>
          </table:table-cell>
          <table:table-cell office:value-type="float" office:value="181.8333">
            <text:p>181.8333</text:p>
          </table:table-cell>
          <table:table-cell office:value-type="float" office:value="16.0">
            <text:p>16.0</text:p>
          </table:table-cell>
          <table:table-cell office:value-type="float" office:value="-0.6515912373775802">
            <text:p>-0.6515912373775802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06T18:00:00">
            <text:p>Tue Jun  6 18:00:00 2023</text:p>
          </table:table-cell>
          <table:table-cell office:value-type="float" office:value="268.3333">
            <text:p>268.3333</text:p>
          </table:table-cell>
          <table:table-cell office:value-type="float" office:value="18.8333">
            <text:p>18.8333</text:p>
          </table:table-cell>
          <table:table-cell office:value-type="float" office:value="-0.6640135871178791">
            <text:p>-0.6640135871178791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06T19:00:00">
            <text:p>Tue Jun  6 19:00:00 2023</text:p>
          </table:table-cell>
          <table:table-cell office:value-type="float" office:value="201.1667">
            <text:p>201.1667</text:p>
          </table:table-cell>
          <table:table-cell office:value-type="float" office:value="17.6667">
            <text:p>17.6667</text:p>
          </table:table-cell>
          <table:table-cell office:value-type="float" office:value="-0.6626340282051144">
            <text:p>-0.6626340282051144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6-07T13:00:00">
            <text:p>Wed Jun  7 13:00:00 2023</text:p>
          </table:table-cell>
          <table:table-cell office:value-type="float" office:value="172.1667">
            <text:p>172.1667</text:p>
          </table:table-cell>
          <table:table-cell office:value-type="float" office:value="23.5">
            <text:p>23.5</text:p>
          </table:table-cell>
          <table:table-cell office:value-type="float" office:value="-0.025492301438268514">
            <text:p>-0.025492301438268514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6-07T14:00:00">
            <text:p>Wed Jun  7 14:00:00 2023</text:p>
          </table:table-cell>
          <table:table-cell office:value-type="float" office:value="169.5">
            <text:p>169.5</text:p>
          </table:table-cell>
          <table:table-cell office:value-type="float" office:value="19.3333">
            <text:p>19.3333</text:p>
          </table:table-cell>
          <table:table-cell office:value-type="float" office:value="-0.016640185004122246">
            <text:p>-0.016640185004122246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7T15:00:00">
            <text:p>Wed Jun  7 15:00:00 2023</text:p>
          </table:table-cell>
          <table:table-cell office:value-type="float" office:value="166.1667">
            <text:p>166.1667</text:p>
          </table:table-cell>
          <table:table-cell office:value-type="float" office:value="18.3333">
            <text:p>18.3333</text:p>
          </table:table-cell>
          <table:table-cell office:value-type="float" office:value="-0.08397165827572542">
            <text:p>-0.08397165827572542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07T16:00:00">
            <text:p>Wed Jun  7 16:00:00 2023</text:p>
          </table:table-cell>
          <table:table-cell office:value-type="float" office:value="179.1667">
            <text:p>179.1667</text:p>
          </table:table-cell>
          <table:table-cell office:value-type="float" office:value="16.1667">
            <text:p>16.1667</text:p>
          </table:table-cell>
          <table:table-cell office:value-type="float" office:value="-0.25135678866930306">
            <text:p>-0.2513567886693030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07T17:00:00">
            <text:p>Wed Jun  7 17:00:00 2023</text:p>
          </table:table-cell>
          <table:table-cell office:value-type="float" office:value="179.0">
            <text:p>179.0</text:p>
          </table:table-cell>
          <table:table-cell office:value-type="float" office:value="16.8333">
            <text:p>16.8333</text:p>
          </table:table-cell>
          <table:table-cell office:value-type="float" office:value="-0.3794908869405458">
            <text:p>-0.379490886940545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07T18:00:00">
            <text:p>Wed Jun  7 18:00:00 2023</text:p>
          </table:table-cell>
          <table:table-cell office:value-type="float" office:value="177.5">
            <text:p>177.5</text:p>
          </table:table-cell>
          <table:table-cell office:value-type="float" office:value="15.1667">
            <text:p>15.1667</text:p>
          </table:table-cell>
          <table:table-cell office:value-type="float" office:value="-0.6171439767318498">
            <text:p>-0.6171439767318498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6-07T19:00:00">
            <text:p>Wed Jun  7 19:00:00 2023</text:p>
          </table:table-cell>
          <table:table-cell office:value-type="float" office:value="179.8333">
            <text:p>179.8333</text:p>
          </table:table-cell>
          <table:table-cell office:value-type="float" office:value="16.8333">
            <text:p>16.8333</text:p>
          </table:table-cell>
          <table:table-cell office:value-type="float" office:value="-0.8997677711302048">
            <text:p>-0.8997677711302048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06-07T20:00:00">
            <text:p>Wed Jun  7 20:00:00 2023</text:p>
          </table:table-cell>
          <table:table-cell office:value-type="float" office:value="176.3333">
            <text:p>176.3333</text:p>
          </table:table-cell>
          <table:table-cell office:value-type="float" office:value="16.1667">
            <text:p>16.1667</text:p>
          </table:table-cell>
          <table:table-cell office:value-type="float" office:value="-0.8670504250207657">
            <text:p>-0.867050425020765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253.5">
            <text:p>253.5</text:p>
          </table:table-cell>
          <table:table-cell office:value-type="float" office:value="8.8333">
            <text:p>8.8333</text:p>
          </table:table-cell>
          <table:table-cell office:value-type="float" office:value="0.5629080900447646">
            <text:p>0.5629080900447646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294.3333">
            <text:p>294.3333</text:p>
          </table:table-cell>
          <table:table-cell office:value-type="float" office:value="6.6667">
            <text:p>6.6667</text:p>
          </table:table-cell>
          <table:table-cell office:value-type="float" office:value="0.7537551469051967">
            <text:p>0.75375514690519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266.8333">
            <text:p>266.8333</text:p>
          </table:table-cell>
          <table:table-cell office:value-type="float" office:value="7.6667">
            <text:p>7.6667</text:p>
          </table:table-cell>
          <table:table-cell office:value-type="float" office:value="0.7719259516769468">
            <text:p>0.7719259516769468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339.6667">
            <text:p>339.6667</text:p>
          </table:table-cell>
          <table:table-cell office:value-type="float" office:value="11.5">
            <text:p>11.5</text:p>
          </table:table-cell>
          <table:table-cell office:value-type="float" office:value="0.7356199461525511">
            <text:p>0.735619946152551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260.6667">
            <text:p>260.6667</text:p>
          </table:table-cell>
          <table:table-cell office:value-type="float" office:value="12.6667">
            <text:p>12.6667</text:p>
          </table:table-cell>
          <table:table-cell office:value-type="float" office:value="0.4800077035946156">
            <text:p>0.4800077035946156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316.8333">
            <text:p>316.8333</text:p>
          </table:table-cell>
          <table:table-cell office:value-type="float" office:value="11.3333">
            <text:p>11.3333</text:p>
          </table:table-cell>
          <table:table-cell office:value-type="float" office:value="0.5088435625192632">
            <text:p>0.508843562519263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6-08T18:00:00">
            <text:p>Thu Jun  8 18:00:00 2023</text:p>
          </table:table-cell>
          <table:table-cell office:value-type="float" office:value="213.1667">
            <text:p>213.1667</text:p>
          </table:table-cell>
          <table:table-cell office:value-type="float" office:value="12.8333">
            <text:p>12.8333</text:p>
          </table:table-cell>
          <table:table-cell office:value-type="float" office:value="0.6028594039401447">
            <text:p>0.602859403940144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6-08T19:00:00">
            <text:p>Thu Jun  8 19:00:00 2023</text:p>
          </table:table-cell>
          <table:table-cell office:value-type="float" office:value="259.0">
            <text:p>259.0</text:p>
          </table:table-cell>
          <table:table-cell office:value-type="float" office:value="13.8333">
            <text:p>13.8333</text:p>
          </table:table-cell>
          <table:table-cell office:value-type="float" office:value="0.7120973174984249">
            <text:p>0.7120973174984249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161.0">
            <text:p>161.0</text:p>
          </table:table-cell>
          <table:table-cell office:value-type="float" office:value="11.0">
            <text:p>11.0</text:p>
          </table:table-cell>
          <table:table-cell office:value-type="float" office:value="0.7384334051559253">
            <text:p>0.738433405155925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167.1667">
            <text:p>167.1667</text:p>
          </table:table-cell>
          <table:table-cell office:value-type="float" office:value="7.5">
            <text:p>7.5</text:p>
          </table:table-cell>
          <table:table-cell office:value-type="float" office:value="0.7082146985426099">
            <text:p>0.7082146985426099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6-09T13:00:00">
            <text:p>Fri Jun  9 13:00:00 2023</text:p>
          </table:table-cell>
          <table:table-cell office:value-type="float" office:value="177.8333">
            <text:p>177.8333</text:p>
          </table:table-cell>
          <table:table-cell office:value-type="float" office:value="18.5">
            <text:p>18.5</text:p>
          </table:table-cell>
          <table:table-cell office:value-type="float" office:value="0.14043244990147394">
            <text:p>0.14043244990147394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09T14:00:00">
            <text:p>Fri Jun  9 14:00:00 2023</text:p>
          </table:table-cell>
          <table:table-cell office:value-type="float" office:value="177.0">
            <text:p>177.0</text:p>
          </table:table-cell>
          <table:table-cell office:value-type="float" office:value="19.8333">
            <text:p>19.8333</text:p>
          </table:table-cell>
          <table:table-cell office:value-type="float" office:value="0.27700658698640496">
            <text:p>0.27700658698640496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6-09T15:00:00">
            <text:p>Fri Jun  9 15:00:00 2023</text:p>
          </table:table-cell>
          <table:table-cell office:value-type="float" office:value="178.1667">
            <text:p>178.1667</text:p>
          </table:table-cell>
          <table:table-cell office:value-type="float" office:value="18.5">
            <text:p>18.5</text:p>
          </table:table-cell>
          <table:table-cell office:value-type="float" office:value="0.31546844845422395">
            <text:p>0.3154684484542239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6-09T16:00:00">
            <text:p>Fri Jun  9 16:00:00 2023</text:p>
          </table:table-cell>
          <table:table-cell office:value-type="float" office:value="178.6667">
            <text:p>178.6667</text:p>
          </table:table-cell>
          <table:table-cell office:value-type="float" office:value="17.6667">
            <text:p>17.6667</text:p>
          </table:table-cell>
          <table:table-cell office:value-type="float" office:value="0.28104824981534027">
            <text:p>0.2810482498153402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6-10T12:00:00">
            <text:p>Sat Jun 10 12:00:00 2023</text:p>
          </table:table-cell>
          <table:table-cell office:value-type="float" office:value="167.5">
            <text:p>167.5</text:p>
          </table:table-cell>
          <table:table-cell office:value-type="float" office:value="15.3333">
            <text:p>15.3333</text:p>
          </table:table-cell>
          <table:table-cell office:value-type="float" office:value="-0.3573339229171051">
            <text:p>-0.3573339229171051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6-10T13:00:00">
            <text:p>Sat Jun 10 13:00:00 2023</text:p>
          </table:table-cell>
          <table:table-cell office:value-type="float" office:value="174.3333">
            <text:p>174.3333</text:p>
          </table:table-cell>
          <table:table-cell office:value-type="float" office:value="12.1667">
            <text:p>12.1667</text:p>
          </table:table-cell>
          <table:table-cell office:value-type="float" office:value="-0.3621743699367768">
            <text:p>-0.3621743699367768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6-10T14:00:00">
            <text:p>Sat Jun 10 14:00:00 2023</text:p>
          </table:table-cell>
          <table:table-cell office:value-type="float" office:value="193.8333">
            <text:p>193.8333</text:p>
          </table:table-cell>
          <table:table-cell office:value-type="float" office:value="11.0">
            <text:p>11.0</text:p>
          </table:table-cell>
          <table:table-cell office:value-type="float" office:value="-0.3304474778362529">
            <text:p>-0.3304474778362529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6-10T15:00:00">
            <text:p>Sat Jun 10 15:00:00 2023</text:p>
          </table:table-cell>
          <table:table-cell office:value-type="float" office:value="162.5">
            <text:p>162.5</text:p>
          </table:table-cell>
          <table:table-cell office:value-type="float" office:value="9.1667">
            <text:p>9.1667</text:p>
          </table:table-cell>
          <table:table-cell office:value-type="float" office:value="-0.24208409835969733">
            <text:p>-0.242084098359697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10T16:00:00">
            <text:p>Sat Jun 10 16:00:00 2023</text:p>
          </table:table-cell>
          <table:table-cell office:value-type="float" office:value="176.1667">
            <text:p>176.1667</text:p>
          </table:table-cell>
          <table:table-cell office:value-type="float" office:value="7.5">
            <text:p>7.5</text:p>
          </table:table-cell>
          <table:table-cell office:value-type="float" office:value="-0.13661844672415063">
            <text:p>-0.1366184467241506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6-10T17:00:00">
            <text:p>Sat Jun 10 17:00:00 2023</text:p>
          </table:table-cell>
          <table:table-cell office:value-type="float" office:value="177.6667">
            <text:p>177.6667</text:p>
          </table:table-cell>
          <table:table-cell office:value-type="float" office:value="8.8333">
            <text:p>8.8333</text:p>
          </table:table-cell>
          <table:table-cell office:value-type="float" office:value="-0.045754982777853746">
            <text:p>-0.045754982777853746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6-11T12:00:00">
            <text:p>Sun Jun 11 12:00:00 2023</text:p>
          </table:table-cell>
          <table:table-cell office:value-type="float" office:value="246.8333">
            <text:p>246.8333</text:p>
          </table:table-cell>
          <table:table-cell office:value-type="float" office:value="19.0">
            <text:p>19.0</text:p>
          </table:table-cell>
          <table:table-cell office:value-type="float" office:value="0.2808354941638051">
            <text:p>0.2808354941638051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06-11T13:00:00">
            <text:p>Sun Jun 11 13:00:00 2023</text:p>
          </table:table-cell>
          <table:table-cell office:value-type="float" office:value="219.3333">
            <text:p>219.3333</text:p>
          </table:table-cell>
          <table:table-cell office:value-type="float" office:value="20.3333">
            <text:p>20.3333</text:p>
          </table:table-cell>
          <table:table-cell office:value-type="float" office:value="0.2516211521800521">
            <text:p>0.251621152180052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6-11T14:00:00">
            <text:p>Sun Jun 11 14:00:00 2023</text:p>
          </table:table-cell>
          <table:table-cell office:value-type="float" office:value="192.3333">
            <text:p>192.3333</text:p>
          </table:table-cell>
          <table:table-cell office:value-type="float" office:value="18.6667">
            <text:p>18.6667</text:p>
          </table:table-cell>
          <table:table-cell office:value-type="float" office:value="0.3171171816342461">
            <text:p>0.3171171816342461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11T15:00:00">
            <text:p>Sun Jun 11 15:00:00 2023</text:p>
          </table:table-cell>
          <table:table-cell office:value-type="float" office:value="199.6667">
            <text:p>199.6667</text:p>
          </table:table-cell>
          <table:table-cell office:value-type="float" office:value="16.8333">
            <text:p>16.8333</text:p>
          </table:table-cell>
          <table:table-cell office:value-type="float" office:value="0.4110518803893728">
            <text:p>0.4110518803893728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6-11T16:00:00">
            <text:p>Sun Jun 11 16:00:00 2023</text:p>
          </table:table-cell>
          <table:table-cell office:value-type="float" office:value="203.6667">
            <text:p>203.6667</text:p>
          </table:table-cell>
          <table:table-cell office:value-type="float" office:value="16.1667">
            <text:p>16.1667</text:p>
          </table:table-cell>
          <table:table-cell office:value-type="float" office:value="0.47651767619212193">
            <text:p>0.4765176761921219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11T17:00:00">
            <text:p>Sun Jun 11 17:00:00 2023</text:p>
          </table:table-cell>
          <table:table-cell office:value-type="float" office:value="178.5">
            <text:p>178.5</text:p>
          </table:table-cell>
          <table:table-cell office:value-type="float" office:value="14.1667">
            <text:p>14.1667</text:p>
          </table:table-cell>
          <table:table-cell office:value-type="float" office:value="0.507227737051266">
            <text:p>0.507227737051266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6-12T12:00:00">
            <text:p>Mon Jun 12 12:00:00 2023</text:p>
          </table:table-cell>
          <table:table-cell office:value-type="float" office:value="183.5">
            <text:p>183.5</text:p>
          </table:table-cell>
          <table:table-cell office:value-type="float" office:value="23.6667">
            <text:p>23.6667</text:p>
          </table:table-cell>
          <table:table-cell office:value-type="float" office:value="0.26828646619148105">
            <text:p>0.2682864661914810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6-12T13:00:00">
            <text:p>Mon Jun 12 13:00:00 2023</text:p>
          </table:table-cell>
          <table:table-cell office:value-type="float" office:value="155.0">
            <text:p>155.0</text:p>
          </table:table-cell>
          <table:table-cell office:value-type="float" office:value="25.0">
            <text:p>25.0</text:p>
          </table:table-cell>
          <table:table-cell office:value-type="float" office:value="0.3513519241874586">
            <text:p>0.3513519241874586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06-12T14:00:00">
            <text:p>Mon Jun 12 14:00:00 2023</text:p>
          </table:table-cell>
          <table:table-cell office:value-type="float" office:value="201.6667">
            <text:p>201.6667</text:p>
          </table:table-cell>
          <table:table-cell office:value-type="float" office:value="21.8333">
            <text:p>21.8333</text:p>
          </table:table-cell>
          <table:table-cell office:value-type="float" office:value="0.3690308192736038">
            <text:p>0.3690308192736038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12T15:00:00">
            <text:p>Mon Jun 12 15:00:00 2023</text:p>
          </table:table-cell>
          <table:table-cell office:value-type="float" office:value="167.8333">
            <text:p>167.8333</text:p>
          </table:table-cell>
          <table:table-cell office:value-type="float" office:value="19.6667">
            <text:p>19.6667</text:p>
          </table:table-cell>
          <table:table-cell office:value-type="float" office:value="0.30504103795612847">
            <text:p>0.3050410379561284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6-12T16:00:00">
            <text:p>Mon Jun 12 16:00:00 2023</text:p>
          </table:table-cell>
          <table:table-cell office:value-type="float" office:value="174.3333">
            <text:p>174.3333</text:p>
          </table:table-cell>
          <table:table-cell office:value-type="float" office:value="16.3333">
            <text:p>16.3333</text:p>
          </table:table-cell>
          <table:table-cell office:value-type="float" office:value="0.18756601706373235">
            <text:p>0.1875660170637323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12T17:00:00">
            <text:p>Mon Jun 12 17:00:00 2023</text:p>
          </table:table-cell>
          <table:table-cell office:value-type="float" office:value="175.8333">
            <text:p>175.8333</text:p>
          </table:table-cell>
          <table:table-cell office:value-type="float" office:value="15.5">
            <text:p>15.5</text:p>
          </table:table-cell>
          <table:table-cell office:value-type="float" office:value="0.020926571505511322">
            <text:p>0.020926571505511322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2T18:00:00">
            <text:p>Mon Jun 12 18:00:00 2023</text:p>
          </table:table-cell>
          <table:table-cell office:value-type="float" office:value="174.1667">
            <text:p>174.1667</text:p>
          </table:table-cell>
          <table:table-cell office:value-type="float" office:value="16.1667">
            <text:p>16.1667</text:p>
          </table:table-cell>
          <table:table-cell office:value-type="float" office:value="-0.03937748481447451">
            <text:p>-0.03937748481447451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6-13T12:00:00">
            <text:p>Tue Jun 13 12:00:00 2023</text:p>
          </table:table-cell>
          <table:table-cell office:value-type="float" office:value="301.5">
            <text:p>301.5</text:p>
          </table:table-cell>
          <table:table-cell office:value-type="float" office:value="13.5">
            <text:p>13.5</text:p>
          </table:table-cell>
          <table:table-cell office:value-type="float" office:value="-0.4252673679506355">
            <text:p>-0.425267367950635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6-13T13:00:00">
            <text:p>Tue Jun 13 13:00:00 2023</text:p>
          </table:table-cell>
          <table:table-cell office:value-type="float" office:value="164.6667">
            <text:p>164.6667</text:p>
          </table:table-cell>
          <table:table-cell office:value-type="float" office:value="11.6667">
            <text:p>11.6667</text:p>
          </table:table-cell>
          <table:table-cell office:value-type="float" office:value="-0.4268703598835811">
            <text:p>-0.4268703598835811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6-13T14:00:00">
            <text:p>Tue Jun 13 14:00:00 2023</text:p>
          </table:table-cell>
          <table:table-cell office:value-type="float" office:value="323.0">
            <text:p>323.0</text:p>
          </table:table-cell>
          <table:table-cell office:value-type="float" office:value="9.8333">
            <text:p>9.8333</text:p>
          </table:table-cell>
          <table:table-cell office:value-type="float" office:value="-0.4181817423303216">
            <text:p>-0.4181817423303216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6-13T15:00:00">
            <text:p>Tue Jun 13 15:00:00 2023</text:p>
          </table:table-cell>
          <table:table-cell office:value-type="float" office:value="214.0">
            <text:p>214.0</text:p>
          </table:table-cell>
          <table:table-cell office:value-type="float" office:value="7.6667">
            <text:p>7.6667</text:p>
          </table:table-cell>
          <table:table-cell office:value-type="float" office:value="-0.4865134892716596">
            <text:p>-0.486513489271659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13T16:00:00">
            <text:p>Tue Jun 13 16:00:00 2023</text:p>
          </table:table-cell>
          <table:table-cell office:value-type="float" office:value="300.1667">
            <text:p>300.1667</text:p>
          </table:table-cell>
          <table:table-cell office:value-type="float" office:value="4.8333">
            <text:p>4.8333</text:p>
          </table:table-cell>
          <table:table-cell office:value-type="float" office:value="-0.32262800445207535">
            <text:p>-0.3226280044520753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3T17:00:00">
            <text:p>Tue Jun 13 17:00:00 2023</text:p>
          </table:table-cell>
          <table:table-cell office:value-type="float" office:value="281.8333">
            <text:p>281.8333</text:p>
          </table:table-cell>
          <table:table-cell office:value-type="float" office:value="4.5">
            <text:p>4.5</text:p>
          </table:table-cell>
          <table:table-cell office:value-type="float" office:value="-0.16617403934803882">
            <text:p>-0.16617403934803882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6-13T18:00:00">
            <text:p>Tue Jun 13 18:00:00 2023</text:p>
          </table:table-cell>
          <table:table-cell office:value-type="float" office:value="330.6667">
            <text:p>330.6667</text:p>
          </table:table-cell>
          <table:table-cell office:value-type="float" office:value="5.8333">
            <text:p>5.8333</text:p>
          </table:table-cell>
          <table:table-cell office:value-type="float" office:value="-0.0734114957703336">
            <text:p>-0.0734114957703336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6-16T17:00:00">
            <text:p>Fri Jun 16 17:00:00 2023</text:p>
          </table:table-cell>
          <table:table-cell office:value-type="float" office:value="229.0">
            <text:p>229.0</text:p>
          </table:table-cell>
          <table:table-cell office:value-type="float" office:value="18.8333">
            <text:p>18.8333</text:p>
          </table:table-cell>
          <table:table-cell office:value-type="float" office:value="-0.4926930437213076">
            <text:p>-0.4926930437213076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3-06-16T18:00:00">
            <text:p>Fri Jun 16 18:00:00 2023</text:p>
          </table:table-cell>
          <table:table-cell office:value-type="float" office:value="240.8333">
            <text:p>240.8333</text:p>
          </table:table-cell>
          <table:table-cell office:value-type="float" office:value="18.3333">
            <text:p>18.3333</text:p>
          </table:table-cell>
          <table:table-cell office:value-type="float" office:value="-0.19294179411995058">
            <text:p>-0.19294179411995058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6-16T19:00:00">
            <text:p>Fri Jun 16 19:00:00 2023</text:p>
          </table:table-cell>
          <table:table-cell office:value-type="float" office:value="250.5">
            <text:p>250.5</text:p>
          </table:table-cell>
          <table:table-cell office:value-type="float" office:value="17.0">
            <text:p>17.0</text:p>
          </table:table-cell>
          <table:table-cell office:value-type="float" office:value="-0.05807896757103416">
            <text:p>-0.05807896757103416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3-06-16T20:00:00">
            <text:p>Fri Jun 16 20:00:00 2023</text:p>
          </table:table-cell>
          <table:table-cell office:value-type="float" office:value="239.5">
            <text:p>239.5</text:p>
          </table:table-cell>
          <table:table-cell office:value-type="float" office:value="15.6667">
            <text:p>15.6667</text:p>
          </table:table-cell>
          <table:table-cell office:value-type="float" office:value="-0.022017778885419937">
            <text:p>-0.02201777888541993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23-06-17T14:00:00">
            <text:p>Sat Jun 17 14:00:00 2023</text:p>
          </table:table-cell>
          <table:table-cell office:value-type="float" office:value="252.0">
            <text:p>252.0</text:p>
          </table:table-cell>
          <table:table-cell office:value-type="float" office:value="23.5">
            <text:p>23.5</text:p>
          </table:table-cell>
          <table:table-cell office:value-type="float" office:value="0.06835169754124396">
            <text:p>0.06835169754124396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3-06-17T15:00:00">
            <text:p>Sat Jun 17 15:00:00 2023</text:p>
          </table:table-cell>
          <table:table-cell office:value-type="float" office:value="208.3333">
            <text:p>208.3333</text:p>
          </table:table-cell>
          <table:table-cell office:value-type="float" office:value="21.0">
            <text:p>21.0</text:p>
          </table:table-cell>
          <table:table-cell office:value-type="float" office:value="0.06792393669147032">
            <text:p>0.06792393669147032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3-06-17T16:00:00">
            <text:p>Sat Jun 17 16:00:00 2023</text:p>
          </table:table-cell>
          <table:table-cell office:value-type="float" office:value="188.1667">
            <text:p>188.1667</text:p>
          </table:table-cell>
          <table:table-cell office:value-type="float" office:value="16.8333">
            <text:p>16.8333</text:p>
          </table:table-cell>
          <table:table-cell office:value-type="float" office:value="0.06452209294163067">
            <text:p>0.064522092941630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6-17T17:00:00">
            <text:p>Sat Jun 17 17:00:00 2023</text:p>
          </table:table-cell>
          <table:table-cell office:value-type="float" office:value="190.5">
            <text:p>190.5</text:p>
          </table:table-cell>
          <table:table-cell office:value-type="float" office:value="14.3333">
            <text:p>14.3333</text:p>
          </table:table-cell>
          <table:table-cell office:value-type="float" office:value="0.07096095891719503">
            <text:p>0.07096095891719503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6-18T12:00:00">
            <text:p>Sun Jun 18 12:00:00 2023</text:p>
          </table:table-cell>
          <table:table-cell office:value-type="float" office:value="161.8333">
            <text:p>161.8333</text:p>
          </table:table-cell>
          <table:table-cell office:value-type="float" office:value="17.8333">
            <text:p>17.8333</text:p>
          </table:table-cell>
          <table:table-cell office:value-type="float" office:value="0.10963495108415436">
            <text:p>0.10963495108415436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6-18T13:00:00">
            <text:p>Sun Jun 18 13:00:00 2023</text:p>
          </table:table-cell>
          <table:table-cell office:value-type="float" office:value="179.6667">
            <text:p>179.6667</text:p>
          </table:table-cell>
          <table:table-cell office:value-type="float" office:value="18.1667">
            <text:p>18.1667</text:p>
          </table:table-cell>
          <table:table-cell office:value-type="float" office:value="0.17189648128959548">
            <text:p>0.17189648128959548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6-18T14:00:00">
            <text:p>Sun Jun 18 14:00:00 2023</text:p>
          </table:table-cell>
          <table:table-cell office:value-type="float" office:value="174.1667">
            <text:p>174.1667</text:p>
          </table:table-cell>
          <table:table-cell office:value-type="float" office:value="16.5">
            <text:p>16.5</text:p>
          </table:table-cell>
          <table:table-cell office:value-type="float" office:value="0.23537935050646616">
            <text:p>0.2353793505064661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6-18T15:00:00">
            <text:p>Sun Jun 18 15:00:00 2023</text:p>
          </table:table-cell>
          <table:table-cell office:value-type="float" office:value="176.5">
            <text:p>176.5</text:p>
          </table:table-cell>
          <table:table-cell office:value-type="float" office:value="16.5">
            <text:p>16.5</text:p>
          </table:table-cell>
          <table:table-cell office:value-type="float" office:value="0.2516959267185094">
            <text:p>0.2516959267185094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6-18T16:00:00">
            <text:p>Sun Jun 18 16:00:00 2023</text:p>
          </table:table-cell>
          <table:table-cell office:value-type="float" office:value="178.0">
            <text:p>178.0</text:p>
          </table:table-cell>
          <table:table-cell office:value-type="float" office:value="17.8333">
            <text:p>17.8333</text:p>
          </table:table-cell>
          <table:table-cell office:value-type="float" office:value="0.24863512006699706">
            <text:p>0.24863512006699706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6-18T17:00:00">
            <text:p>Sun Jun 18 17:00:00 2023</text:p>
          </table:table-cell>
          <table:table-cell office:value-type="float" office:value="174.1667">
            <text:p>174.1667</text:p>
          </table:table-cell>
          <table:table-cell office:value-type="float" office:value="17.6667">
            <text:p>17.6667</text:p>
          </table:table-cell>
          <table:table-cell office:value-type="float" office:value="0.17133850263747064">
            <text:p>0.17133850263747064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6-18T18:00:00">
            <text:p>Sun Jun 18 18:00:00 2023</text:p>
          </table:table-cell>
          <table:table-cell office:value-type="float" office:value="175.0">
            <text:p>175.0</text:p>
          </table:table-cell>
          <table:table-cell office:value-type="float" office:value="18.0">
            <text:p>18.0</text:p>
          </table:table-cell>
          <table:table-cell office:value-type="float" office:value="0.0257990784279191">
            <text:p>0.0257990784279191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6-19T14:00:00">
            <text:p>Mon Jun 19 14:00:00 2023</text:p>
          </table:table-cell>
          <table:table-cell office:value-type="float" office:value="174.6667">
            <text:p>174.6667</text:p>
          </table:table-cell>
          <table:table-cell office:value-type="float" office:value="21.3333">
            <text:p>21.3333</text:p>
          </table:table-cell>
          <table:table-cell office:value-type="float" office:value="-0.1357755008656154">
            <text:p>-0.1357755008656154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6-19T15:00:00">
            <text:p>Mon Jun 19 15:00:00 2023</text:p>
          </table:table-cell>
          <table:table-cell office:value-type="float" office:value="175.6667">
            <text:p>175.6667</text:p>
          </table:table-cell>
          <table:table-cell office:value-type="float" office:value="19.8333">
            <text:p>19.8333</text:p>
          </table:table-cell>
          <table:table-cell office:value-type="float" office:value="-0.027712458502924336">
            <text:p>-0.027712458502924336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06-19T16:00:00">
            <text:p>Mon Jun 19 16:00:00 2023</text:p>
          </table:table-cell>
          <table:table-cell office:value-type="float" office:value="182.8333">
            <text:p>182.8333</text:p>
          </table:table-cell>
          <table:table-cell office:value-type="float" office:value="15.1667">
            <text:p>15.1667</text:p>
          </table:table-cell>
          <table:table-cell office:value-type="float" office:value="0.13130414985811723">
            <text:p>0.1313041498581172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6-19T17:00:00">
            <text:p>Mon Jun 19 17:00:00 2023</text:p>
          </table:table-cell>
          <table:table-cell office:value-type="float" office:value="174.1667">
            <text:p>174.1667</text:p>
          </table:table-cell>
          <table:table-cell office:value-type="float" office:value="14.1667">
            <text:p>14.1667</text:p>
          </table:table-cell>
          <table:table-cell office:value-type="float" office:value="0.2758871493153158">
            <text:p>0.275887149315315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6-19T18:00:00">
            <text:p>Mon Jun 19 18:00:00 2023</text:p>
          </table:table-cell>
          <table:table-cell office:value-type="float" office:value="177.3333">
            <text:p>177.3333</text:p>
          </table:table-cell>
          <table:table-cell office:value-type="float" office:value="11.8333">
            <text:p>11.8333</text:p>
          </table:table-cell>
          <table:table-cell office:value-type="float" office:value="0.40629925736356126">
            <text:p>0.40629925736356126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6-19T19:00:00">
            <text:p>Mon Jun 19 19:00:00 2023</text:p>
          </table:table-cell>
          <table:table-cell office:value-type="float" office:value="177.1667">
            <text:p>177.1667</text:p>
          </table:table-cell>
          <table:table-cell office:value-type="float" office:value="13.6667">
            <text:p>13.6667</text:p>
          </table:table-cell>
          <table:table-cell office:value-type="float" office:value="0.2799949154901732">
            <text:p>0.2799949154901732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06-19T20:00:00">
            <text:p>Mon Jun 19 20:00:00 2023</text:p>
          </table:table-cell>
          <table:table-cell office:value-type="float" office:value="166.1667">
            <text:p>166.1667</text:p>
          </table:table-cell>
          <table:table-cell office:value-type="float" office:value="13.5">
            <text:p>13.5</text:p>
          </table:table-cell>
          <table:table-cell office:value-type="float" office:value="0.10409851297765789">
            <text:p>0.10409851297765789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06-19T21:00:00">
            <text:p>Mon Jun 19 21:00:00 2023</text:p>
          </table:table-cell>
          <table:table-cell office:value-type="float" office:value="165.6667">
            <text:p>165.6667</text:p>
          </table:table-cell>
          <table:table-cell office:value-type="float" office:value="11.1667">
            <text:p>11.1667</text:p>
          </table:table-cell>
          <table:table-cell office:value-type="float" office:value="0.09721404660007626">
            <text:p>0.09721404660007626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6-19T22:00:00">
            <text:p>Mon Jun 19 22:00:00 2023</text:p>
          </table:table-cell>
          <table:table-cell office:value-type="float" office:value="166.6667">
            <text:p>166.6667</text:p>
          </table:table-cell>
          <table:table-cell office:value-type="float" office:value="9.3333">
            <text:p>9.3333</text:p>
          </table:table-cell>
          <table:table-cell office:value-type="float" office:value="0.09031899754175032">
            <text:p>0.09031899754175032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6-19T23:00:00">
            <text:p>Mon Jun 19 23:00:00 2023</text:p>
          </table:table-cell>
          <table:table-cell office:value-type="float" office:value="165.0">
            <text:p>165.0</text:p>
          </table:table-cell>
          <table:table-cell office:value-type="float" office:value="11.5">
            <text:p>11.5</text:p>
          </table:table-cell>
          <table:table-cell office:value-type="float" office:value="0.07617141959563599">
            <text:p>0.07617141959563599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6-20T11:00:00">
            <text:p>Tue Jun 20 11:00:00 2023</text:p>
          </table:table-cell>
          <table:table-cell office:value-type="float" office:value="174.0">
            <text:p>174.0</text:p>
          </table:table-cell>
          <table:table-cell office:value-type="float" office:value="22.8333">
            <text:p>22.8333</text:p>
          </table:table-cell>
          <table:table-cell office:value-type="float" office:value="0.4644857290321837">
            <text:p>0.464485729032183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0T12:00:00">
            <text:p>Tue Jun 20 12:00:00 2023</text:p>
          </table:table-cell>
          <table:table-cell office:value-type="float" office:value="186.3333">
            <text:p>186.3333</text:p>
          </table:table-cell>
          <table:table-cell office:value-type="float" office:value="17.6667">
            <text:p>17.6667</text:p>
          </table:table-cell>
          <table:table-cell office:value-type="float" office:value="0.44050918228200353">
            <text:p>0.4405091822820035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6-21T14:00:00">
            <text:p>Wed Jun 21 14:00:00 2023</text:p>
          </table:table-cell>
          <table:table-cell office:value-type="float" office:value="177.1667">
            <text:p>177.1667</text:p>
          </table:table-cell>
          <table:table-cell office:value-type="float" office:value="22.8333">
            <text:p>22.8333</text:p>
          </table:table-cell>
          <table:table-cell office:value-type="float" office:value="-0.7936964724728113">
            <text:p>-0.793696472472811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6-21T15:00:00">
            <text:p>Wed Jun 21 15:00:00 2023</text:p>
          </table:table-cell>
          <table:table-cell office:value-type="float" office:value="174.6667">
            <text:p>174.6667</text:p>
          </table:table-cell>
          <table:table-cell office:value-type="float" office:value="22.0">
            <text:p>22.0</text:p>
          </table:table-cell>
          <table:table-cell office:value-type="float" office:value="-0.7084434086779756">
            <text:p>-0.7084434086779756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6-21T16:00:00">
            <text:p>Wed Jun 21 16:00:00 2023</text:p>
          </table:table-cell>
          <table:table-cell office:value-type="float" office:value="178.5">
            <text:p>178.5</text:p>
          </table:table-cell>
          <table:table-cell office:value-type="float" office:value="16.3333">
            <text:p>16.3333</text:p>
          </table:table-cell>
          <table:table-cell office:value-type="float" office:value="-0.656602448514289">
            <text:p>-0.656602448514289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6-21T17:00:00">
            <text:p>Wed Jun 21 17:00:00 2023</text:p>
          </table:table-cell>
          <table:table-cell office:value-type="float" office:value="178.6667">
            <text:p>178.6667</text:p>
          </table:table-cell>
          <table:table-cell office:value-type="float" office:value="14.1667">
            <text:p>14.1667</text:p>
          </table:table-cell>
          <table:table-cell office:value-type="float" office:value="-0.6021501105566911">
            <text:p>-0.6021501105566911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6-21T18:00:00">
            <text:p>Wed Jun 21 18:00:00 2023</text:p>
          </table:table-cell>
          <table:table-cell office:value-type="float" office:value="173.6667">
            <text:p>173.6667</text:p>
          </table:table-cell>
          <table:table-cell office:value-type="float" office:value="14.8333">
            <text:p>14.8333</text:p>
          </table:table-cell>
          <table:table-cell office:value-type="float" office:value="-0.5375842079769223">
            <text:p>-0.537584207976922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6-22T14:00:00">
            <text:p>Thu Jun 22 14:00:00 2023</text:p>
          </table:table-cell>
          <table:table-cell office:value-type="float" office:value="194.6667">
            <text:p>194.6667</text:p>
          </table:table-cell>
          <table:table-cell office:value-type="float" office:value="23.0">
            <text:p>23.0</text:p>
          </table:table-cell>
          <table:table-cell office:value-type="float" office:value="-0.5517224136518221">
            <text:p>-0.551722413651822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6-22T15:00:00">
            <text:p>Thu Jun 22 15:00:00 2023</text:p>
          </table:table-cell>
          <table:table-cell office:value-type="float" office:value="270.6667">
            <text:p>270.6667</text:p>
          </table:table-cell>
          <table:table-cell office:value-type="float" office:value="19.8333">
            <text:p>19.8333</text:p>
          </table:table-cell>
          <table:table-cell office:value-type="float" office:value="-0.5144866524228409">
            <text:p>-0.5144866524228409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3-06-22T16:00:00">
            <text:p>Thu Jun 22 16:00:00 2023</text:p>
          </table:table-cell>
          <table:table-cell office:value-type="float" office:value="254.3333">
            <text:p>254.3333</text:p>
          </table:table-cell>
          <table:table-cell office:value-type="float" office:value="15.5">
            <text:p>15.5</text:p>
          </table:table-cell>
          <table:table-cell office:value-type="float" office:value="-0.3459641078380072">
            <text:p>-0.345964107838007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6-22T17:00:00">
            <text:p>Thu Jun 22 17:00:00 2023</text:p>
          </table:table-cell>
          <table:table-cell office:value-type="float" office:value="228.5">
            <text:p>228.5</text:p>
          </table:table-cell>
          <table:table-cell office:value-type="float" office:value="12.0">
            <text:p>12.0</text:p>
          </table:table-cell>
          <table:table-cell office:value-type="float" office:value="-0.0724144565249234">
            <text:p>-0.0724144565249234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2T18:00:00">
            <text:p>Thu Jun 22 18:00:00 2023</text:p>
          </table:table-cell>
          <table:table-cell office:value-type="float" office:value="256.1667">
            <text:p>256.1667</text:p>
          </table:table-cell>
          <table:table-cell office:value-type="float" office:value="12.6667">
            <text:p>12.6667</text:p>
          </table:table-cell>
          <table:table-cell office:value-type="float" office:value="0.21730752773877507">
            <text:p>0.2173075277387750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6-23T13:00:00">
            <text:p>Fri Jun 23 13:00:00 2023</text:p>
          </table:table-cell>
          <table:table-cell office:value-type="float" office:value="188.8333">
            <text:p>188.8333</text:p>
          </table:table-cell>
          <table:table-cell office:value-type="float" office:value="40.1667">
            <text:p>40.1667</text:p>
          </table:table-cell>
          <table:table-cell office:value-type="float" office:value="0.20209051281335105">
            <text:p>0.2020905128133510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23T14:00:00">
            <text:p>Fri Jun 23 14:00:00 2023</text:p>
          </table:table-cell>
          <table:table-cell office:value-type="float" office:value="245.5">
            <text:p>245.5</text:p>
          </table:table-cell>
          <table:table-cell office:value-type="float" office:value="32.5">
            <text:p>32.5</text:p>
          </table:table-cell>
          <table:table-cell office:value-type="float" office:value="0.1737949976120527">
            <text:p>0.173794997612052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6-23T15:00:00">
            <text:p>Fri Jun 23 15:00:00 2023</text:p>
          </table:table-cell>
          <table:table-cell office:value-type="float" office:value="226.3333">
            <text:p>226.3333</text:p>
          </table:table-cell>
          <table:table-cell office:value-type="float" office:value="28.6667">
            <text:p>28.6667</text:p>
          </table:table-cell>
          <table:table-cell office:value-type="float" office:value="0.14251271371353572">
            <text:p>0.14251271371353572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6-23T16:00:00">
            <text:p>Fri Jun 23 16:00:00 2023</text:p>
          </table:table-cell>
          <table:table-cell office:value-type="float" office:value="224.8333">
            <text:p>224.8333</text:p>
          </table:table-cell>
          <table:table-cell office:value-type="float" office:value="24.0">
            <text:p>24.0</text:p>
          </table:table-cell>
          <table:table-cell office:value-type="float" office:value="0.13540348256112505">
            <text:p>0.1354034825611250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6-23T17:00:00">
            <text:p>Fri Jun 23 17:00:00 2023</text:p>
          </table:table-cell>
          <table:table-cell office:value-type="float" office:value="198.8333">
            <text:p>198.8333</text:p>
          </table:table-cell>
          <table:table-cell office:value-type="float" office:value="24.3333">
            <text:p>24.3333</text:p>
          </table:table-cell>
          <table:table-cell office:value-type="float" office:value="0.1416070566081278">
            <text:p>0.1416070566081278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23T18:00:00">
            <text:p>Fri Jun 23 18:00:00 2023</text:p>
          </table:table-cell>
          <table:table-cell office:value-type="float" office:value="344.0">
            <text:p>344.0</text:p>
          </table:table-cell>
          <table:table-cell office:value-type="float" office:value="26.3333">
            <text:p>26.3333</text:p>
          </table:table-cell>
          <table:table-cell office:value-type="float" office:value="0.14658734576031288">
            <text:p>0.14658734576031288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6-24T12:00:00">
            <text:p>Sat Jun 24 12:00:00 2023</text:p>
          </table:table-cell>
          <table:table-cell office:value-type="float" office:value="265.0">
            <text:p>265.0</text:p>
          </table:table-cell>
          <table:table-cell office:value-type="float" office:value="21.3333">
            <text:p>21.3333</text:p>
          </table:table-cell>
          <table:table-cell office:value-type="float" office:value="0.6746411089482585">
            <text:p>0.674641108948258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6-24T13:00:00">
            <text:p>Sat Jun 24 13:00:00 2023</text:p>
          </table:table-cell>
          <table:table-cell office:value-type="float" office:value="146.1667">
            <text:p>146.1667</text:p>
          </table:table-cell>
          <table:table-cell office:value-type="float" office:value="17.6667">
            <text:p>17.6667</text:p>
          </table:table-cell>
          <table:table-cell office:value-type="float" office:value="0.6114227641301092">
            <text:p>0.6114227641301092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6-24T14:00:00">
            <text:p>Sat Jun 24 14:00:00 2023</text:p>
          </table:table-cell>
          <table:table-cell office:value-type="float" office:value="239.8333">
            <text:p>239.8333</text:p>
          </table:table-cell>
          <table:table-cell office:value-type="float" office:value="17.6667">
            <text:p>17.6667</text:p>
          </table:table-cell>
          <table:table-cell office:value-type="float" office:value="0.6268889572142833">
            <text:p>0.62688895721428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6-24T15:00:00">
            <text:p>Sat Jun 24 15:00:00 2023</text:p>
          </table:table-cell>
          <table:table-cell office:value-type="float" office:value="287.1667">
            <text:p>287.1667</text:p>
          </table:table-cell>
          <table:table-cell office:value-type="float" office:value="16.8333">
            <text:p>16.8333</text:p>
          </table:table-cell>
          <table:table-cell office:value-type="float" office:value="0.6496475657441382">
            <text:p>0.6496475657441382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6-24T16:00:00">
            <text:p>Sat Jun 24 16:00:00 2023</text:p>
          </table:table-cell>
          <table:table-cell office:value-type="float" office:value="278.5">
            <text:p>278.5</text:p>
          </table:table-cell>
          <table:table-cell office:value-type="float" office:value="18.5">
            <text:p>18.5</text:p>
          </table:table-cell>
          <table:table-cell office:value-type="float" office:value="0.6196183898476304">
            <text:p>0.6196183898476304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4T17:00:00">
            <text:p>Sat Jun 24 17:00:00 2023</text:p>
          </table:table-cell>
          <table:table-cell office:value-type="float" office:value="238.6667">
            <text:p>238.6667</text:p>
          </table:table-cell>
          <table:table-cell office:value-type="float" office:value="18.0">
            <text:p>18.0</text:p>
          </table:table-cell>
          <table:table-cell office:value-type="float" office:value="0.5243997057703609">
            <text:p>0.5243997057703609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6-25T13:00:00">
            <text:p>Sun Jun 25 13:00:00 2023</text:p>
          </table:table-cell>
          <table:table-cell office:value-type="float" office:value="292.8333">
            <text:p>292.8333</text:p>
          </table:table-cell>
          <table:table-cell office:value-type="float" office:value="22.6667">
            <text:p>22.6667</text:p>
          </table:table-cell>
          <table:table-cell office:value-type="float" office:value="-0.011095267697031121">
            <text:p>-0.011095267697031121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6-25T14:00:00">
            <text:p>Sun Jun 25 14:00:00 2023</text:p>
          </table:table-cell>
          <table:table-cell office:value-type="float" office:value="349.3333">
            <text:p>349.3333</text:p>
          </table:table-cell>
          <table:table-cell office:value-type="float" office:value="22.6667">
            <text:p>22.6667</text:p>
          </table:table-cell>
          <table:table-cell office:value-type="float" office:value="-0.02054553208212472">
            <text:p>-0.02054553208212472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6-25T15:00:00">
            <text:p>Sun Jun 25 15:00:00 2023</text:p>
          </table:table-cell>
          <table:table-cell office:value-type="float" office:value="220.3333">
            <text:p>220.3333</text:p>
          </table:table-cell>
          <table:table-cell office:value-type="float" office:value="21.5">
            <text:p>21.5</text:p>
          </table:table-cell>
          <table:table-cell office:value-type="float" office:value="0.009253791430767992">
            <text:p>0.009253791430767992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3-06-25T16:00:00">
            <text:p>Sun Jun 25 16:00:00 2023</text:p>
          </table:table-cell>
          <table:table-cell office:value-type="float" office:value="338.8333">
            <text:p>338.8333</text:p>
          </table:table-cell>
          <table:table-cell office:value-type="float" office:value="20.6667">
            <text:p>20.6667</text:p>
          </table:table-cell>
          <table:table-cell office:value-type="float" office:value="0.12043961550061791">
            <text:p>0.12043961550061791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6-25T17:00:00">
            <text:p>Sun Jun 25 17:00:00 2023</text:p>
          </table:table-cell>
          <table:table-cell office:value-type="float" office:value="229.6667">
            <text:p>229.6667</text:p>
          </table:table-cell>
          <table:table-cell office:value-type="float" office:value="19.1667">
            <text:p>19.1667</text:p>
          </table:table-cell>
          <table:table-cell office:value-type="float" office:value="0.2812210682093881">
            <text:p>0.2812210682093881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3-06-26T15:00:00">
            <text:p>Mon Jun 26 15:00:00 2023</text:p>
          </table:table-cell>
          <table:table-cell office:value-type="float" office:value="139.6667">
            <text:p>139.6667</text:p>
          </table:table-cell>
          <table:table-cell office:value-type="float" office:value="38.6667">
            <text:p>38.6667</text:p>
          </table:table-cell>
          <table:table-cell office:value-type="float" office:value="-0.4434452684514361">
            <text:p>-0.4434452684514361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6-26T16:00:00">
            <text:p>Mon Jun 26 16:00:00 2023</text:p>
          </table:table-cell>
          <table:table-cell office:value-type="float" office:value="177.6667">
            <text:p>177.6667</text:p>
          </table:table-cell>
          <table:table-cell office:value-type="float" office:value="40.1667">
            <text:p>40.1667</text:p>
          </table:table-cell>
          <table:table-cell office:value-type="float" office:value="-0.46723963590679846">
            <text:p>-0.46723963590679846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06-26T17:00:00">
            <text:p>Mon Jun 26 17:00:00 2023</text:p>
          </table:table-cell>
          <table:table-cell office:value-type="float" office:value="180.1667">
            <text:p>180.1667</text:p>
          </table:table-cell>
          <table:table-cell office:value-type="float" office:value="33.6667">
            <text:p>33.6667</text:p>
          </table:table-cell>
          <table:table-cell office:value-type="float" office:value="-0.47479992310097135">
            <text:p>-0.47479992310097135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6-26T18:00:00">
            <text:p>Mon Jun 26 18:00:00 2023</text:p>
          </table:table-cell>
          <table:table-cell office:value-type="float" office:value="175.3333">
            <text:p>175.3333</text:p>
          </table:table-cell>
          <table:table-cell office:value-type="float" office:value="29.6667">
            <text:p>29.6667</text:p>
          </table:table-cell>
          <table:table-cell office:value-type="float" office:value="-0.47870448807841387">
            <text:p>-0.4787044880784138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6T19:00:00">
            <text:p>Mon Jun 26 19:00:00 2023</text:p>
          </table:table-cell>
          <table:table-cell office:value-type="float" office:value="174.8333">
            <text:p>174.8333</text:p>
          </table:table-cell>
          <table:table-cell office:value-type="float" office:value="29.0">
            <text:p>29.0</text:p>
          </table:table-cell>
          <table:table-cell office:value-type="float" office:value="-0.5198569152878744">
            <text:p>-0.5198569152878744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6-26T20:00:00">
            <text:p>Mon Jun 26 20:00:00 2023</text:p>
          </table:table-cell>
          <table:table-cell office:value-type="float" office:value="171.0">
            <text:p>171.0</text:p>
          </table:table-cell>
          <table:table-cell office:value-type="float" office:value="28.3333">
            <text:p>28.3333</text:p>
          </table:table-cell>
          <table:table-cell office:value-type="float" office:value="-0.6387253095057823">
            <text:p>-0.638725309505782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6-27T13:00:00">
            <text:p>Tue Jun 27 13:00:00 2023</text:p>
          </table:table-cell>
          <table:table-cell office:value-type="float" office:value="111.1667">
            <text:p>111.1667</text:p>
          </table:table-cell>
          <table:table-cell office:value-type="float" office:value="36.8333">
            <text:p>36.8333</text:p>
          </table:table-cell>
          <table:table-cell office:value-type="float" office:value="-0.6256664940519535">
            <text:p>-0.625666494051953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6-27T14:00:00">
            <text:p>Tue Jun 27 14:00:00 2023</text:p>
          </table:table-cell>
          <table:table-cell office:value-type="float" office:value="238.3333">
            <text:p>238.3333</text:p>
          </table:table-cell>
          <table:table-cell office:value-type="float" office:value="33.3333">
            <text:p>33.3333</text:p>
          </table:table-cell>
          <table:table-cell office:value-type="float" office:value="-0.6552125760902044">
            <text:p>-0.6552125760902044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6-27T15:00:00">
            <text:p>Tue Jun 27 15:00:00 2023</text:p>
          </table:table-cell>
          <table:table-cell office:value-type="float" office:value="164.8333">
            <text:p>164.8333</text:p>
          </table:table-cell>
          <table:table-cell office:value-type="float" office:value="29.8333">
            <text:p>29.8333</text:p>
          </table:table-cell>
          <table:table-cell office:value-type="float" office:value="-0.5830878293588805">
            <text:p>-0.583087829358880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3-06-27T16:00:00">
            <text:p>Tue Jun 27 16:00:00 2023</text:p>
          </table:table-cell>
          <table:table-cell office:value-type="float" office:value="164.1667">
            <text:p>164.1667</text:p>
          </table:table-cell>
          <table:table-cell office:value-type="float" office:value="28.6667">
            <text:p>28.6667</text:p>
          </table:table-cell>
          <table:table-cell office:value-type="float" office:value="-0.37091909108921445">
            <text:p>-0.3709190910892144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6-27T17:00:00">
            <text:p>Tue Jun 27 17:00:00 2023</text:p>
          </table:table-cell>
          <table:table-cell office:value-type="float" office:value="172.0">
            <text:p>172.0</text:p>
          </table:table-cell>
          <table:table-cell office:value-type="float" office:value="26.8333">
            <text:p>26.8333</text:p>
          </table:table-cell>
          <table:table-cell office:value-type="float" office:value="-0.14320855006650343">
            <text:p>-0.1432085500665034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6-27T18:00:00">
            <text:p>Tue Jun 27 18:00:00 2023</text:p>
          </table:table-cell>
          <table:table-cell office:value-type="float" office:value="174.8333">
            <text:p>174.8333</text:p>
          </table:table-cell>
          <table:table-cell office:value-type="float" office:value="26.3333">
            <text:p>26.3333</text:p>
          </table:table-cell>
          <table:table-cell office:value-type="float" office:value="-0.13992963825512744">
            <text:p>-0.13992963825512744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6-28T13:00:00">
            <text:p>Wed Jun 28 13:00:00 2023</text:p>
          </table:table-cell>
          <table:table-cell office:value-type="float" office:value="149.6667">
            <text:p>149.6667</text:p>
          </table:table-cell>
          <table:table-cell office:value-type="float" office:value="58.6667">
            <text:p>58.6667</text:p>
          </table:table-cell>
          <table:table-cell office:value-type="float" office:value="-0.011845028986414177">
            <text:p>-0.01184502898641417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6-28T14:00:00">
            <text:p>Wed Jun 28 14:00:00 2023</text:p>
          </table:table-cell>
          <table:table-cell office:value-type="float" office:value="146.5">
            <text:p>146.5</text:p>
          </table:table-cell>
          <table:table-cell office:value-type="float" office:value="53.8333">
            <text:p>53.8333</text:p>
          </table:table-cell>
          <table:table-cell office:value-type="float" office:value="-0.0028020872893644746">
            <text:p>-0.0028020872893644746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6-28T15:00:00">
            <text:p>Wed Jun 28 15:00:00 2023</text:p>
          </table:table-cell>
          <table:table-cell office:value-type="float" office:value="182.1667">
            <text:p>182.1667</text:p>
          </table:table-cell>
          <table:table-cell office:value-type="float" office:value="41.8333">
            <text:p>41.8333</text:p>
          </table:table-cell>
          <table:table-cell office:value-type="float" office:value="-0.005135871803935853">
            <text:p>-0.00513587180393585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6-28T16:00:00">
            <text:p>Wed Jun 28 16:00:00 2023</text:p>
          </table:table-cell>
          <table:table-cell office:value-type="float" office:value="178.1667">
            <text:p>178.1667</text:p>
          </table:table-cell>
          <table:table-cell office:value-type="float" office:value="35.1667">
            <text:p>35.1667</text:p>
          </table:table-cell>
          <table:table-cell office:value-type="float" office:value="-0.05372340887146872">
            <text:p>-0.05372340887146872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6-28T17:00:00">
            <text:p>Wed Jun 28 17:00:00 2023</text:p>
          </table:table-cell>
          <table:table-cell office:value-type="float" office:value="177.3333">
            <text:p>177.3333</text:p>
          </table:table-cell>
          <table:table-cell office:value-type="float" office:value="30.5">
            <text:p>30.5</text:p>
          </table:table-cell>
          <table:table-cell office:value-type="float" office:value="-0.1873601118318699">
            <text:p>-0.1873601118318699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6-28T18:00:00">
            <text:p>Wed Jun 28 18:00:00 2023</text:p>
          </table:table-cell>
          <table:table-cell office:value-type="float" office:value="168.6667">
            <text:p>168.6667</text:p>
          </table:table-cell>
          <table:table-cell office:value-type="float" office:value="29.1667">
            <text:p>29.1667</text:p>
          </table:table-cell>
          <table:table-cell office:value-type="float" office:value="-0.19904684523735436">
            <text:p>-0.19904684523735436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6-29T13:00:00">
            <text:p>Thu Jun 29 13:00:00 2023</text:p>
          </table:table-cell>
          <table:table-cell office:value-type="float" office:value="178.5">
            <text:p>178.5</text:p>
          </table:table-cell>
          <table:table-cell office:value-type="float" office:value="37.3333">
            <text:p>37.3333</text:p>
          </table:table-cell>
          <table:table-cell office:value-type="float" office:value="-0.14061785910732477">
            <text:p>-0.1406178591073247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6-29T14:00:00">
            <text:p>Thu Jun 29 14:00:00 2023</text:p>
          </table:table-cell>
          <table:table-cell office:value-type="float" office:value="171.6667">
            <text:p>171.6667</text:p>
          </table:table-cell>
          <table:table-cell office:value-type="float" office:value="38.8333">
            <text:p>38.8333</text:p>
          </table:table-cell>
          <table:table-cell office:value-type="float" office:value="-0.12680106573270028">
            <text:p>-0.12680106573270028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6-29T15:00:00">
            <text:p>Thu Jun 29 15:00:00 2023</text:p>
          </table:table-cell>
          <table:table-cell office:value-type="float" office:value="172.0">
            <text:p>172.0</text:p>
          </table:table-cell>
          <table:table-cell office:value-type="float" office:value="45.1667">
            <text:p>45.1667</text:p>
          </table:table-cell>
          <table:table-cell office:value-type="float" office:value="-0.11989771016729031">
            <text:p>-0.11989771016729031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6-29T16:00:00">
            <text:p>Thu Jun 29 16:00:00 2023</text:p>
          </table:table-cell>
          <table:table-cell office:value-type="float" office:value="179.1667">
            <text:p>179.1667</text:p>
          </table:table-cell>
          <table:table-cell office:value-type="float" office:value="40.0">
            <text:p>40.0</text:p>
          </table:table-cell>
          <table:table-cell office:value-type="float" office:value="-0.0727941449091562">
            <text:p>-0.0727941449091562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6-29T17:00:00">
            <text:p>Thu Jun 29 17:00:00 2023</text:p>
          </table:table-cell>
          <table:table-cell office:value-type="float" office:value="177.8333">
            <text:p>177.8333</text:p>
          </table:table-cell>
          <table:table-cell office:value-type="float" office:value="34.0">
            <text:p>34.0</text:p>
          </table:table-cell>
          <table:table-cell office:value-type="float" office:value="0.04019835180515416">
            <text:p>0.04019835180515416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6-30T13:00:00">
            <text:p>Fri Jun 30 13:00:00 2023</text:p>
          </table:table-cell>
          <table:table-cell office:value-type="float" office:value="171.0">
            <text:p>171.0</text:p>
          </table:table-cell>
          <table:table-cell office:value-type="float" office:value="39.0">
            <text:p>39.0</text:p>
          </table:table-cell>
          <table:table-cell office:value-type="float" office:value="-0.06526195271428055">
            <text:p>-0.0652619527142805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6-30T14:00:00">
            <text:p>Fri Jun 30 14:00:00 2023</text:p>
          </table:table-cell>
          <table:table-cell office:value-type="float" office:value="177.8333">
            <text:p>177.8333</text:p>
          </table:table-cell>
          <table:table-cell office:value-type="float" office:value="32.5">
            <text:p>32.5</text:p>
          </table:table-cell>
          <table:table-cell office:value-type="float" office:value="-0.03229033295428131">
            <text:p>-0.0322903329542813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6-30T15:00:00">
            <text:p>Fri Jun 30 15:00:00 2023</text:p>
          </table:table-cell>
          <table:table-cell office:value-type="float" office:value="160.1667">
            <text:p>160.1667</text:p>
          </table:table-cell>
          <table:table-cell office:value-type="float" office:value="29.1667">
            <text:p>29.1667</text:p>
          </table:table-cell>
          <table:table-cell office:value-type="float" office:value="-0.021909221130100097">
            <text:p>-0.02190922113010009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6-30T16:00:00">
            <text:p>Fri Jun 30 16:00:00 2023</text:p>
          </table:table-cell>
          <table:table-cell office:value-type="float" office:value="184.6667">
            <text:p>184.6667</text:p>
          </table:table-cell>
          <table:table-cell office:value-type="float" office:value="27.5">
            <text:p>27.5</text:p>
          </table:table-cell>
          <table:table-cell office:value-type="float" office:value="-0.040587061179742034">
            <text:p>-0.040587061179742034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6-30T17:00:00">
            <text:p>Fri Jun 30 17:00:00 2023</text:p>
          </table:table-cell>
          <table:table-cell office:value-type="float" office:value="174.0">
            <text:p>174.0</text:p>
          </table:table-cell>
          <table:table-cell office:value-type="float" office:value="24.8333">
            <text:p>24.8333</text:p>
          </table:table-cell>
          <table:table-cell office:value-type="float" office:value="-0.11968438310007669">
            <text:p>-0.11968438310007669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6-30T18:00:00">
            <text:p>Fri Jun 30 18:00:00 2023</text:p>
          </table:table-cell>
          <table:table-cell office:value-type="float" office:value="177.6667">
            <text:p>177.6667</text:p>
          </table:table-cell>
          <table:table-cell office:value-type="float" office:value="23.1667">
            <text:p>23.1667</text:p>
          </table:table-cell>
          <table:table-cell office:value-type="float" office:value="-0.29339482495038444">
            <text:p>-0.29339482495038444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7-01T13:00:00">
            <text:p>Sat Jul  1 13:00:00 2023</text:p>
          </table:table-cell>
          <table:table-cell office:value-type="float" office:value="208.3333">
            <text:p>208.3333</text:p>
          </table:table-cell>
          <table:table-cell office:value-type="float" office:value="29.8333">
            <text:p>29.8333</text:p>
          </table:table-cell>
          <table:table-cell office:value-type="float" office:value="-0.19466636932822443">
            <text:p>-0.1946663693282244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7-01T14:00:00">
            <text:p>Sat Jul  1 14:00:00 2023</text:p>
          </table:table-cell>
          <table:table-cell office:value-type="float" office:value="209.1667">
            <text:p>209.1667</text:p>
          </table:table-cell>
          <table:table-cell office:value-type="float" office:value="29.5">
            <text:p>29.5</text:p>
          </table:table-cell>
          <table:table-cell office:value-type="float" office:value="-0.1583211750975726">
            <text:p>-0.1583211750975726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7-01T15:00:00">
            <text:p>Sat Jul  1 15:00:00 2023</text:p>
          </table:table-cell>
          <table:table-cell office:value-type="float" office:value="150.1667">
            <text:p>150.1667</text:p>
          </table:table-cell>
          <table:table-cell office:value-type="float" office:value="31.3333">
            <text:p>31.3333</text:p>
          </table:table-cell>
          <table:table-cell office:value-type="float" office:value="-0.06785383400006215">
            <text:p>-0.0678538340000621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7-01T16:00:00">
            <text:p>Sat Jul  1 16:00:00 2023</text:p>
          </table:table-cell>
          <table:table-cell office:value-type="float" office:value="209.0">
            <text:p>209.0</text:p>
          </table:table-cell>
          <table:table-cell office:value-type="float" office:value="29.1667">
            <text:p>29.1667</text:p>
          </table:table-cell>
          <table:table-cell office:value-type="float" office:value="0.026630576907232462">
            <text:p>0.026630576907232462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01T17:00:00">
            <text:p>Sat Jul  1 17:00:00 2023</text:p>
          </table:table-cell>
          <table:table-cell office:value-type="float" office:value="207.1667">
            <text:p>207.1667</text:p>
          </table:table-cell>
          <table:table-cell office:value-type="float" office:value="28.0">
            <text:p>28.0</text:p>
          </table:table-cell>
          <table:table-cell office:value-type="float" office:value="0.07787705297632715">
            <text:p>0.07787705297632715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3-07-02T12:00:00">
            <text:p>Sun Jul  2 12:00:00 2023</text:p>
          </table:table-cell>
          <table:table-cell office:value-type="float" office:value="99.0">
            <text:p>99.0</text:p>
          </table:table-cell>
          <table:table-cell office:value-type="float" office:value="24.0">
            <text:p>24.0</text:p>
          </table:table-cell>
          <table:table-cell office:value-type="float" office:value="0.28092725382426903">
            <text:p>0.2809272538242690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2T13:00:00">
            <text:p>Sun Jul  2 13:00:00 2023</text:p>
          </table:table-cell>
          <table:table-cell office:value-type="float" office:value="250.6667">
            <text:p>250.6667</text:p>
          </table:table-cell>
          <table:table-cell office:value-type="float" office:value="24.8333">
            <text:p>24.8333</text:p>
          </table:table-cell>
          <table:table-cell office:value-type="float" office:value="0.29303858586698867">
            <text:p>0.293038585866988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02T14:00:00">
            <text:p>Sun Jul  2 14:00:00 2023</text:p>
          </table:table-cell>
          <table:table-cell office:value-type="float" office:value="242.8333">
            <text:p>242.8333</text:p>
          </table:table-cell>
          <table:table-cell office:value-type="float" office:value="25.1667">
            <text:p>25.1667</text:p>
          </table:table-cell>
          <table:table-cell office:value-type="float" office:value="0.28645242722797415">
            <text:p>0.28645242722797415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7-02T15:00:00">
            <text:p>Sun Jul  2 15:00:00 2023</text:p>
          </table:table-cell>
          <table:table-cell office:value-type="float" office:value="192.8333">
            <text:p>192.8333</text:p>
          </table:table-cell>
          <table:table-cell office:value-type="float" office:value="24.5">
            <text:p>24.5</text:p>
          </table:table-cell>
          <table:table-cell office:value-type="float" office:value="0.2854166617344911">
            <text:p>0.2854166617344911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7-02T16:00:00">
            <text:p>Sun Jul  2 16:00:00 2023</text:p>
          </table:table-cell>
          <table:table-cell office:value-type="float" office:value="173.6667">
            <text:p>173.6667</text:p>
          </table:table-cell>
          <table:table-cell office:value-type="float" office:value="24.8333">
            <text:p>24.8333</text:p>
          </table:table-cell>
          <table:table-cell office:value-type="float" office:value="0.2913176241531232">
            <text:p>0.2913176241531232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7-02T17:00:00">
            <text:p>Sun Jul  2 17:00:00 2023</text:p>
          </table:table-cell>
          <table:table-cell office:value-type="float" office:value="179.5">
            <text:p>179.5</text:p>
          </table:table-cell>
          <table:table-cell office:value-type="float" office:value="25.1667">
            <text:p>25.1667</text:p>
          </table:table-cell>
          <table:table-cell office:value-type="float" office:value="0.30417908942432176">
            <text:p>0.30417908942432176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7-02T18:00:00">
            <text:p>Sun Jul  2 18:00:00 2023</text:p>
          </table:table-cell>
          <table:table-cell office:value-type="float" office:value="210.1667">
            <text:p>210.1667</text:p>
          </table:table-cell>
          <table:table-cell office:value-type="float" office:value="25.3333">
            <text:p>25.3333</text:p>
          </table:table-cell>
          <table:table-cell office:value-type="float" office:value="0.29790076982219815">
            <text:p>0.2979007698221981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3-07-03T12:00:00">
            <text:p>Mon Jul  3 12:00:00 2023</text:p>
          </table:table-cell>
          <table:table-cell office:value-type="float" office:value="160.6667">
            <text:p>160.6667</text:p>
          </table:table-cell>
          <table:table-cell office:value-type="float" office:value="29.6667">
            <text:p>29.6667</text:p>
          </table:table-cell>
          <table:table-cell office:value-type="float" office:value="0.00474876606333297">
            <text:p>0.0047487660633329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03T13:00:00">
            <text:p>Mon Jul  3 13:00:00 2023</text:p>
          </table:table-cell>
          <table:table-cell office:value-type="float" office:value="175.0">
            <text:p>175.0</text:p>
          </table:table-cell>
          <table:table-cell office:value-type="float" office:value="27.1667">
            <text:p>27.1667</text:p>
          </table:table-cell>
          <table:table-cell office:value-type="float" office:value="0.12039536440830742">
            <text:p>0.12039536440830742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03T14:00:00">
            <text:p>Mon Jul  3 14:00:00 2023</text:p>
          </table:table-cell>
          <table:table-cell office:value-type="float" office:value="168.6667">
            <text:p>168.6667</text:p>
          </table:table-cell>
          <table:table-cell office:value-type="float" office:value="22.6667">
            <text:p>22.6667</text:p>
          </table:table-cell>
          <table:table-cell office:value-type="float" office:value="0.1495550390999778">
            <text:p>0.1495550390999778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7-03T15:00:00">
            <text:p>Mon Jul  3 15:00:00 2023</text:p>
          </table:table-cell>
          <table:table-cell office:value-type="float" office:value="164.0">
            <text:p>164.0</text:p>
          </table:table-cell>
          <table:table-cell office:value-type="float" office:value="20.0">
            <text:p>20.0</text:p>
          </table:table-cell>
          <table:table-cell office:value-type="float" office:value="0.07520599915933868">
            <text:p>0.07520599915933868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3T16:00:00">
            <text:p>Mon Jul  3 16:00:00 2023</text:p>
          </table:table-cell>
          <table:table-cell office:value-type="float" office:value="227.3333">
            <text:p>227.3333</text:p>
          </table:table-cell>
          <table:table-cell office:value-type="float" office:value="19.8333">
            <text:p>19.8333</text:p>
          </table:table-cell>
          <table:table-cell office:value-type="float" office:value="0.0016861887363841584">
            <text:p>0.0016861887363841584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07-03T17:00:00">
            <text:p>Mon Jul  3 17:00:00 2023</text:p>
          </table:table-cell>
          <table:table-cell office:value-type="float" office:value="178.8333">
            <text:p>178.8333</text:p>
          </table:table-cell>
          <table:table-cell office:value-type="float" office:value="18.1667">
            <text:p>18.1667</text:p>
          </table:table-cell>
          <table:table-cell office:value-type="float" office:value="-0.11664629105124491">
            <text:p>-0.11664629105124491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03T18:00:00">
            <text:p>Mon Jul  3 18:00:00 2023</text:p>
          </table:table-cell>
          <table:table-cell office:value-type="float" office:value="180.6667">
            <text:p>180.6667</text:p>
          </table:table-cell>
          <table:table-cell office:value-type="float" office:value="19.1667">
            <text:p>19.1667</text:p>
          </table:table-cell>
          <table:table-cell office:value-type="float" office:value="-0.41016565898605245">
            <text:p>-0.4101656589860524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7-03T19:00:00">
            <text:p>Mon Jul  3 19:00:00 2023</text:p>
          </table:table-cell>
          <table:table-cell office:value-type="float" office:value="177.8333">
            <text:p>177.8333</text:p>
          </table:table-cell>
          <table:table-cell office:value-type="float" office:value="18.5">
            <text:p>18.5</text:p>
          </table:table-cell>
          <table:table-cell office:value-type="float" office:value="-0.7055404236433765">
            <text:p>-0.705540423643376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7-04T13:00:00">
            <text:p>Tue Jul  4 13:00:00 2023</text:p>
          </table:table-cell>
          <table:table-cell office:value-type="float" office:value="171.0">
            <text:p>171.0</text:p>
          </table:table-cell>
          <table:table-cell office:value-type="float" office:value="28.0">
            <text:p>28.0</text:p>
          </table:table-cell>
          <table:table-cell office:value-type="float" office:value="-0.21888999111599852">
            <text:p>-0.21888999111599852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4T14:00:00">
            <text:p>Tue Jul  4 14:00:00 2023</text:p>
          </table:table-cell>
          <table:table-cell office:value-type="float" office:value="175.6667">
            <text:p>175.6667</text:p>
          </table:table-cell>
          <table:table-cell office:value-type="float" office:value="27.0">
            <text:p>27.0</text:p>
          </table:table-cell>
          <table:table-cell office:value-type="float" office:value="-0.21536151888465707">
            <text:p>-0.2153615188846570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7-04T15:00:00">
            <text:p>Tue Jul  4 15:00:00 2023</text:p>
          </table:table-cell>
          <table:table-cell office:value-type="float" office:value="177.1667">
            <text:p>177.1667</text:p>
          </table:table-cell>
          <table:table-cell office:value-type="float" office:value="27.0">
            <text:p>27.0</text:p>
          </table:table-cell>
          <table:table-cell office:value-type="float" office:value="-0.20916851481390733">
            <text:p>-0.209168514813907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7-04T16:00:00">
            <text:p>Tue Jul  4 16:00:00 2023</text:p>
          </table:table-cell>
          <table:table-cell office:value-type="float" office:value="240.0">
            <text:p>240.0</text:p>
          </table:table-cell>
          <table:table-cell office:value-type="float" office:value="26.5">
            <text:p>26.5</text:p>
          </table:table-cell>
          <table:table-cell office:value-type="float" office:value="-0.038381687755161945">
            <text:p>-0.03838168775516194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7-04T17:00:00">
            <text:p>Tue Jul  4 17:00:00 2023</text:p>
          </table:table-cell>
          <table:table-cell office:value-type="float" office:value="172.0">
            <text:p>172.0</text:p>
          </table:table-cell>
          <table:table-cell office:value-type="float" office:value="23.5">
            <text:p>23.5</text:p>
          </table:table-cell>
          <table:table-cell office:value-type="float" office:value="0.07845026122878308">
            <text:p>0.07845026122878308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3-07-04T18:00:00">
            <text:p>Tue Jul  4 18:00:00 2023</text:p>
          </table:table-cell>
          <table:table-cell office:value-type="float" office:value="175.8333">
            <text:p>175.8333</text:p>
          </table:table-cell>
          <table:table-cell office:value-type="float" office:value="20.1667">
            <text:p>20.1667</text:p>
          </table:table-cell>
          <table:table-cell office:value-type="float" office:value="0.16778097810226675">
            <text:p>0.1677809781022667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5T13:00:00">
            <text:p>Wed Jul  5 13:00:00 2023</text:p>
          </table:table-cell>
          <table:table-cell office:value-type="float" office:value="179.5">
            <text:p>179.5</text:p>
          </table:table-cell>
          <table:table-cell office:value-type="float" office:value="56.0">
            <text:p>56.0</text:p>
          </table:table-cell>
          <table:table-cell office:value-type="float" office:value="-0.15537312860400362">
            <text:p>-0.1553731286040036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05T14:00:00">
            <text:p>Wed Jul  5 14:00:00 2023</text:p>
          </table:table-cell>
          <table:table-cell office:value-type="float" office:value="179.8333">
            <text:p>179.8333</text:p>
          </table:table-cell>
          <table:table-cell office:value-type="float" office:value="44.5">
            <text:p>44.5</text:p>
          </table:table-cell>
          <table:table-cell office:value-type="float" office:value="-0.155457132958553">
            <text:p>-0.15545713295855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7-05T15:00:00">
            <text:p>Wed Jul  5 15:00:00 2023</text:p>
          </table:table-cell>
          <table:table-cell office:value-type="float" office:value="162.3333">
            <text:p>162.3333</text:p>
          </table:table-cell>
          <table:table-cell office:value-type="float" office:value="35.5">
            <text:p>35.5</text:p>
          </table:table-cell>
          <table:table-cell office:value-type="float" office:value="-0.14247206238833088">
            <text:p>-0.14247206238833088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7-05T16:00:00">
            <text:p>Wed Jul  5 16:00:00 2023</text:p>
          </table:table-cell>
          <table:table-cell office:value-type="float" office:value="174.1667">
            <text:p>174.1667</text:p>
          </table:table-cell>
          <table:table-cell office:value-type="float" office:value="30.6667">
            <text:p>30.6667</text:p>
          </table:table-cell>
          <table:table-cell office:value-type="float" office:value="-0.1446295028599567">
            <text:p>-0.14462950285995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07-05T17:00:00">
            <text:p>Wed Jul  5 17:00:00 2023</text:p>
          </table:table-cell>
          <table:table-cell office:value-type="float" office:value="177.5">
            <text:p>177.5</text:p>
          </table:table-cell>
          <table:table-cell office:value-type="float" office:value="27.8333">
            <text:p>27.8333</text:p>
          </table:table-cell>
          <table:table-cell office:value-type="float" office:value="-0.1421485544026296">
            <text:p>-0.1421485544026296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05T18:00:00">
            <text:p>Wed Jul  5 18:00:00 2023</text:p>
          </table:table-cell>
          <table:table-cell office:value-type="float" office:value="179.3333">
            <text:p>179.3333</text:p>
          </table:table-cell>
          <table:table-cell office:value-type="float" office:value="24.5">
            <text:p>24.5</text:p>
          </table:table-cell>
          <table:table-cell office:value-type="float" office:value="-0.1421485544026296">
            <text:p>-0.1421485544026296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06T12:00:00">
            <text:p>Thu Jul  6 12:00:00 2023</text:p>
          </table:table-cell>
          <table:table-cell office:value-type="float" office:value="175.8333">
            <text:p>175.8333</text:p>
          </table:table-cell>
          <table:table-cell office:value-type="float" office:value="23.6667">
            <text:p>23.6667</text:p>
          </table:table-cell>
          <table:table-cell office:value-type="float" office:value="0.3743439798345066">
            <text:p>0.3743439798345066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6T13:00:00">
            <text:p>Thu Jul  6 13:00:00 2023</text:p>
          </table:table-cell>
          <table:table-cell office:value-type="float" office:value="175.3333">
            <text:p>175.3333</text:p>
          </table:table-cell>
          <table:table-cell office:value-type="float" office:value="23.6667">
            <text:p>23.6667</text:p>
          </table:table-cell>
          <table:table-cell office:value-type="float" office:value="0.35030808380143913">
            <text:p>0.3503080838014391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7-06T14:00:00">
            <text:p>Thu Jul  6 14:00:00 2023</text:p>
          </table:table-cell>
          <table:table-cell office:value-type="float" office:value="155.3333">
            <text:p>155.3333</text:p>
          </table:table-cell>
          <table:table-cell office:value-type="float" office:value="21.1667">
            <text:p>21.1667</text:p>
          </table:table-cell>
          <table:table-cell office:value-type="float" office:value="0.3586461333230152">
            <text:p>0.3586461333230152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06T15:00:00">
            <text:p>Thu Jul  6 15:00:00 2023</text:p>
          </table:table-cell>
          <table:table-cell office:value-type="float" office:value="174.0">
            <text:p>174.0</text:p>
          </table:table-cell>
          <table:table-cell office:value-type="float" office:value="21.1667">
            <text:p>21.1667</text:p>
          </table:table-cell>
          <table:table-cell office:value-type="float" office:value="0.3435104901684883">
            <text:p>0.343510490168488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6T16:00:00">
            <text:p>Thu Jul  6 16:00:00 2023</text:p>
          </table:table-cell>
          <table:table-cell office:value-type="float" office:value="171.0">
            <text:p>171.0</text:p>
          </table:table-cell>
          <table:table-cell office:value-type="float" office:value="22.0">
            <text:p>22.0</text:p>
          </table:table-cell>
          <table:table-cell office:value-type="float" office:value="0.3056292048088873">
            <text:p>0.305629204808887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06T17:00:00">
            <text:p>Thu Jul  6 17:00:00 2023</text:p>
          </table:table-cell>
          <table:table-cell office:value-type="float" office:value="178.8333">
            <text:p>178.8333</text:p>
          </table:table-cell>
          <table:table-cell office:value-type="float" office:value="17.1667">
            <text:p>17.1667</text:p>
          </table:table-cell>
          <table:table-cell office:value-type="float" office:value="0.23196015432633763">
            <text:p>0.2319601543263376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06T18:00:00">
            <text:p>Thu Jul  6 18:00:00 2023</text:p>
          </table:table-cell>
          <table:table-cell office:value-type="float" office:value="179.6667">
            <text:p>179.6667</text:p>
          </table:table-cell>
          <table:table-cell office:value-type="float" office:value="15.5">
            <text:p>15.5</text:p>
          </table:table-cell>
          <table:table-cell office:value-type="float" office:value="0.13588089633573977">
            <text:p>0.1358808963357397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7-07T12:00:00">
            <text:p>Fri Jul  7 12:00:00 2023</text:p>
          </table:table-cell>
          <table:table-cell office:value-type="float" office:value="169.6667">
            <text:p>169.6667</text:p>
          </table:table-cell>
          <table:table-cell office:value-type="float" office:value="27.1667">
            <text:p>27.1667</text:p>
          </table:table-cell>
          <table:table-cell office:value-type="float" office:value="-0.058643531056704">
            <text:p>-0.05864353105670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7-07T13:00:00">
            <text:p>Fri Jul  7 13:00:00 2023</text:p>
          </table:table-cell>
          <table:table-cell office:value-type="float" office:value="178.3333">
            <text:p>178.3333</text:p>
          </table:table-cell>
          <table:table-cell office:value-type="float" office:value="27.3333">
            <text:p>27.3333</text:p>
          </table:table-cell>
          <table:table-cell office:value-type="float" office:value="-0.06958035009864372">
            <text:p>-0.06958035009864372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07T14:00:00">
            <text:p>Fri Jul  7 14:00:00 2023</text:p>
          </table:table-cell>
          <table:table-cell office:value-type="float" office:value="174.1667">
            <text:p>174.1667</text:p>
          </table:table-cell>
          <table:table-cell office:value-type="float" office:value="26.6667">
            <text:p>26.6667</text:p>
          </table:table-cell>
          <table:table-cell office:value-type="float" office:value="-0.03478501452943694">
            <text:p>-0.03478501452943694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5:00:00">
            <text:p>Fri Jul  7 15:00:00 2023</text:p>
          </table:table-cell>
          <table:table-cell office:value-type="float" office:value="174.5">
            <text:p>174.5</text:p>
          </table:table-cell>
          <table:table-cell office:value-type="float" office:value="25.0">
            <text:p>25.0</text:p>
          </table:table-cell>
          <table:table-cell office:value-type="float" office:value="-0.009740849849736857">
            <text:p>-0.00974084984973685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07T16:00:00">
            <text:p>Fri Jul  7 16:00:00 2023</text:p>
          </table:table-cell>
          <table:table-cell office:value-type="float" office:value="179.6667">
            <text:p>179.6667</text:p>
          </table:table-cell>
          <table:table-cell office:value-type="float" office:value="22.1667">
            <text:p>22.1667</text:p>
          </table:table-cell>
          <table:table-cell office:value-type="float" office:value="-0.007025876712732404">
            <text:p>-0.007025876712732404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07-07T17:00:00">
            <text:p>Fri Jul  7 17:00:00 2023</text:p>
          </table:table-cell>
          <table:table-cell office:value-type="float" office:value="178.1667">
            <text:p>178.1667</text:p>
          </table:table-cell>
          <table:table-cell office:value-type="float" office:value="21.1667">
            <text:p>21.1667</text:p>
          </table:table-cell>
          <table:table-cell office:value-type="float" office:value="0.00281184442766398">
            <text:p>0.00281184442766398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7-08T12:00:00">
            <text:p>Sat Jul  8 12:00:00 2023</text:p>
          </table:table-cell>
          <table:table-cell office:value-type="float" office:value="211.3333">
            <text:p>211.3333</text:p>
          </table:table-cell>
          <table:table-cell office:value-type="float" office:value="22.1667">
            <text:p>22.1667</text:p>
          </table:table-cell>
          <table:table-cell office:value-type="float" office:value="0.09902846308183537">
            <text:p>0.0990284630818353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7-08T13:00:00">
            <text:p>Sat Jul  8 13:00:00 2023</text:p>
          </table:table-cell>
          <table:table-cell office:value-type="float" office:value="137.8333">
            <text:p>137.8333</text:p>
          </table:table-cell>
          <table:table-cell office:value-type="float" office:value="23.3333">
            <text:p>23.3333</text:p>
          </table:table-cell>
          <table:table-cell office:value-type="float" office:value="0.1445115435939312">
            <text:p>0.1445115435939312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08T14:00:00">
            <text:p>Sat Jul  8 14:00:00 2023</text:p>
          </table:table-cell>
          <table:table-cell office:value-type="float" office:value="237.8333">
            <text:p>237.8333</text:p>
          </table:table-cell>
          <table:table-cell office:value-type="float" office:value="20.1667">
            <text:p>20.1667</text:p>
          </table:table-cell>
          <table:table-cell office:value-type="float" office:value="0.06258992120218672">
            <text:p>0.0625899212021867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08T15:00:00">
            <text:p>Sat Jul  8 15:00:00 2023</text:p>
          </table:table-cell>
          <table:table-cell office:value-type="float" office:value="236.6667">
            <text:p>236.6667</text:p>
          </table:table-cell>
          <table:table-cell office:value-type="float" office:value="20.0">
            <text:p>20.0</text:p>
          </table:table-cell>
          <table:table-cell office:value-type="float" office:value="0.06580966100746793">
            <text:p>0.0658096610074679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08T16:00:00">
            <text:p>Sat Jul  8 16:00:00 2023</text:p>
          </table:table-cell>
          <table:table-cell office:value-type="float" office:value="139.1667">
            <text:p>139.1667</text:p>
          </table:table-cell>
          <table:table-cell office:value-type="float" office:value="21.1667">
            <text:p>21.1667</text:p>
          </table:table-cell>
          <table:table-cell office:value-type="float" office:value="0.3029223791037943">
            <text:p>0.302922379103794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3-07-08T17:00:00">
            <text:p>Sat Jul  8 17:00:00 2023</text:p>
          </table:table-cell>
          <table:table-cell office:value-type="float" office:value="281.0">
            <text:p>281.0</text:p>
          </table:table-cell>
          <table:table-cell office:value-type="float" office:value="16.5">
            <text:p>16.5</text:p>
          </table:table-cell>
          <table:table-cell office:value-type="float" office:value="0.4761686742663828">
            <text:p>0.4761686742663828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08T18:00:00">
            <text:p>Sat Jul  8 18:00:00 2023</text:p>
          </table:table-cell>
          <table:table-cell office:value-type="float" office:value="248.1667">
            <text:p>248.1667</text:p>
          </table:table-cell>
          <table:table-cell office:value-type="float" office:value="15.1667">
            <text:p>15.1667</text:p>
          </table:table-cell>
          <table:table-cell office:value-type="float" office:value="0.42929355153688814">
            <text:p>0.4292935515368881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09T12:00:00">
            <text:p>Sun Jul  9 12:00:00 2023</text:p>
          </table:table-cell>
          <table:table-cell office:value-type="float" office:value="296.0">
            <text:p>296.0</text:p>
          </table:table-cell>
          <table:table-cell office:value-type="float" office:value="17.5">
            <text:p>17.5</text:p>
          </table:table-cell>
          <table:table-cell office:value-type="float" office:value="0.030214664154582047">
            <text:p>0.03021466415458204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7-09T13:00:00">
            <text:p>Sun Jul  9 13:00:00 2023</text:p>
          </table:table-cell>
          <table:table-cell office:value-type="float" office:value="347.0">
            <text:p>347.0</text:p>
          </table:table-cell>
          <table:table-cell office:value-type="float" office:value="14.1667">
            <text:p>14.1667</text:p>
          </table:table-cell>
          <table:table-cell office:value-type="float" office:value="0.0008892562054071066">
            <text:p>0.0008892562054071066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7-09T14:00:00">
            <text:p>Sun Jul  9 14:00:00 2023</text:p>
          </table:table-cell>
          <table:table-cell office:value-type="float" office:value="287.3333">
            <text:p>287.3333</text:p>
          </table:table-cell>
          <table:table-cell office:value-type="float" office:value="10.6667">
            <text:p>10.6667</text:p>
          </table:table-cell>
          <table:table-cell office:value-type="float" office:value="0.006248984966966881">
            <text:p>0.006248984966966881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7-09T15:00:00">
            <text:p>Sun Jul  9 15:00:00 2023</text:p>
          </table:table-cell>
          <table:table-cell office:value-type="float" office:value="326.1667">
            <text:p>326.1667</text:p>
          </table:table-cell>
          <table:table-cell office:value-type="float" office:value="11.6667">
            <text:p>11.6667</text:p>
          </table:table-cell>
          <table:table-cell office:value-type="float" office:value="0.0034835488142488653">
            <text:p>0.003483548814248865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09T16:00:00">
            <text:p>Sun Jul  9 16:00:00 2023</text:p>
          </table:table-cell>
          <table:table-cell office:value-type="float" office:value="300.3333">
            <text:p>300.3333</text:p>
          </table:table-cell>
          <table:table-cell office:value-type="float" office:value="12.8333">
            <text:p>12.8333</text:p>
          </table:table-cell>
          <table:table-cell office:value-type="float" office:value="-0.0009714187385788449">
            <text:p>-0.0009714187385788449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09T17:00:00">
            <text:p>Sun Jul  9 17:00:00 2023</text:p>
          </table:table-cell>
          <table:table-cell office:value-type="float" office:value="259.5">
            <text:p>259.5</text:p>
          </table:table-cell>
          <table:table-cell office:value-type="float" office:value="11.3333">
            <text:p>11.3333</text:p>
          </table:table-cell>
          <table:table-cell office:value-type="float" office:value="0.05472253795306572">
            <text:p>0.05472253795306572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7-10T14:00:00">
            <text:p>Mon Jul 10 14:00:00 2023</text:p>
          </table:table-cell>
          <table:table-cell office:value-type="float" office:value="80.8333">
            <text:p>80.8333</text:p>
          </table:table-cell>
          <table:table-cell office:value-type="float" office:value="84.0">
            <text:p>84.0</text:p>
          </table:table-cell>
          <table:table-cell office:value-type="float" office:value="-0.023783321266787345">
            <text:p>-0.02378332126678734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3-07-10T15:00:00">
            <text:p>Mon Jul 10 15:00:00 2023</text:p>
          </table:table-cell>
          <table:table-cell office:value-type="float" office:value="152.3333">
            <text:p>152.3333</text:p>
          </table:table-cell>
          <table:table-cell office:value-type="float" office:value="61.0">
            <text:p>61.0</text:p>
          </table:table-cell>
          <table:table-cell office:value-type="float" office:value="-0.07987653443200411">
            <text:p>-0.07987653443200411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7-10T16:00:00">
            <text:p>Mon Jul 10 16:00:00 2023</text:p>
          </table:table-cell>
          <table:table-cell office:value-type="float" office:value="190.3333">
            <text:p>190.3333</text:p>
          </table:table-cell>
          <table:table-cell office:value-type="float" office:value="47.6667">
            <text:p>47.6667</text:p>
          </table:table-cell>
          <table:table-cell office:value-type="float" office:value="-0.14905595887548706">
            <text:p>-0.14905595887548706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7-10T17:00:00">
            <text:p>Mon Jul 10 17:00:00 2023</text:p>
          </table:table-cell>
          <table:table-cell office:value-type="float" office:value="181.8333">
            <text:p>181.8333</text:p>
          </table:table-cell>
          <table:table-cell office:value-type="float" office:value="41.0">
            <text:p>41.0</text:p>
          </table:table-cell>
          <table:table-cell office:value-type="float" office:value="-0.19330303655042094">
            <text:p>-0.19330303655042094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7-10T18:00:00">
            <text:p>Mon Jul 10 18:00:00 2023</text:p>
          </table:table-cell>
          <table:table-cell office:value-type="float" office:value="183.1667">
            <text:p>183.1667</text:p>
          </table:table-cell>
          <table:table-cell office:value-type="float" office:value="39.5">
            <text:p>39.5</text:p>
          </table:table-cell>
          <table:table-cell office:value-type="float" office:value="-0.19890371399641812">
            <text:p>-0.1989037139964181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7-10T19:00:00">
            <text:p>Mon Jul 10 19:00:00 2023</text:p>
          </table:table-cell>
          <table:table-cell office:value-type="float" office:value="174.5">
            <text:p>174.5</text:p>
          </table:table-cell>
          <table:table-cell office:value-type="float" office:value="41.1667">
            <text:p>41.1667</text:p>
          </table:table-cell>
          <table:table-cell office:value-type="float" office:value="-0.19737588755395555">
            <text:p>-0.1973758875539555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1T12:00:00">
            <text:p>Tue Jul 11 12:00:00 2023</text:p>
          </table:table-cell>
          <table:table-cell office:value-type="float" office:value="162.5">
            <text:p>162.5</text:p>
          </table:table-cell>
          <table:table-cell office:value-type="float" office:value="38.8333">
            <text:p>38.8333</text:p>
          </table:table-cell>
          <table:table-cell office:value-type="float" office:value="0.349964853595266">
            <text:p>0.349964853595266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07-11T13:00:00">
            <text:p>Tue Jul 11 13:00:00 2023</text:p>
          </table:table-cell>
          <table:table-cell office:value-type="float" office:value="150.3333">
            <text:p>150.3333</text:p>
          </table:table-cell>
          <table:table-cell office:value-type="float" office:value="46.3333">
            <text:p>46.3333</text:p>
          </table:table-cell>
          <table:table-cell office:value-type="float" office:value="0.3619970696397024">
            <text:p>0.3619970696397024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11T14:00:00">
            <text:p>Tue Jul 11 14:00:00 2023</text:p>
          </table:table-cell>
          <table:table-cell office:value-type="float" office:value="169.5">
            <text:p>169.5</text:p>
          </table:table-cell>
          <table:table-cell office:value-type="float" office:value="48.1667">
            <text:p>48.1667</text:p>
          </table:table-cell>
          <table:table-cell office:value-type="float" office:value="0.2841603721342236">
            <text:p>0.2841603721342236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7-11T15:00:00">
            <text:p>Tue Jul 11 15:00:00 2023</text:p>
          </table:table-cell>
          <table:table-cell office:value-type="float" office:value="173.3333">
            <text:p>173.3333</text:p>
          </table:table-cell>
          <table:table-cell office:value-type="float" office:value="42.6667">
            <text:p>42.6667</text:p>
          </table:table-cell>
          <table:table-cell office:value-type="float" office:value="0.09013268468340133">
            <text:p>0.090132684683401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177.6667">
            <text:p>177.6667</text:p>
          </table:table-cell>
          <table:table-cell office:value-type="float" office:value="38.3333">
            <text:p>38.3333</text:p>
          </table:table-cell>
          <table:table-cell office:value-type="float" office:value="-0.010991881690050725">
            <text:p>-0.01099188169005072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175.0">
            <text:p>175.0</text:p>
          </table:table-cell>
          <table:table-cell office:value-type="float" office:value="33.8333">
            <text:p>33.8333</text:p>
          </table:table-cell>
          <table:table-cell office:value-type="float" office:value="-0.027887356868034324">
            <text:p>-0.027887356868034324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177.5">
            <text:p>177.5</text:p>
          </table:table-cell>
          <table:table-cell office:value-type="float" office:value="31.6667">
            <text:p>31.6667</text:p>
          </table:table-cell>
          <table:table-cell office:value-type="float" office:value="0.03181700139413745">
            <text:p>0.0318170013941374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7-12T13:00:00">
            <text:p>Wed Jul 12 13:00:00 2023</text:p>
          </table:table-cell>
          <table:table-cell office:value-type="float" office:value="237.8333">
            <text:p>237.8333</text:p>
          </table:table-cell>
          <table:table-cell office:value-type="float" office:value="60.1667">
            <text:p>60.1667</text:p>
          </table:table-cell>
          <table:table-cell office:value-type="float" office:value="-0.5337642941320395">
            <text:p>-0.533764294132039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7-12T14:00:00">
            <text:p>Wed Jul 12 14:00:00 2023</text:p>
          </table:table-cell>
          <table:table-cell office:value-type="float" office:value="209.1667">
            <text:p>209.1667</text:p>
          </table:table-cell>
          <table:table-cell office:value-type="float" office:value="42.5">
            <text:p>42.5</text:p>
          </table:table-cell>
          <table:table-cell office:value-type="float" office:value="-0.45191315406328375">
            <text:p>-0.4519131540632837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12T15:00:00">
            <text:p>Wed Jul 12 15:00:00 2023</text:p>
          </table:table-cell>
          <table:table-cell office:value-type="float" office:value="214.0">
            <text:p>214.0</text:p>
          </table:table-cell>
          <table:table-cell office:value-type="float" office:value="32.8333">
            <text:p>32.8333</text:p>
          </table:table-cell>
          <table:table-cell office:value-type="float" office:value="-0.37443314878652056">
            <text:p>-0.37443314878652056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7-12T16:00:00">
            <text:p>Wed Jul 12 16:00:00 2023</text:p>
          </table:table-cell>
          <table:table-cell office:value-type="float" office:value="235.1667">
            <text:p>235.1667</text:p>
          </table:table-cell>
          <table:table-cell office:value-type="float" office:value="26.8333">
            <text:p>26.8333</text:p>
          </table:table-cell>
          <table:table-cell office:value-type="float" office:value="-0.3296039180711226">
            <text:p>-0.3296039180711226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2T17:00:00">
            <text:p>Wed Jul 12 17:00:00 2023</text:p>
          </table:table-cell>
          <table:table-cell office:value-type="float" office:value="299.8333">
            <text:p>299.8333</text:p>
          </table:table-cell>
          <table:table-cell office:value-type="float" office:value="19.0">
            <text:p>19.0</text:p>
          </table:table-cell>
          <table:table-cell office:value-type="float" office:value="-0.24821521650083345">
            <text:p>-0.24821521650083345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3-07-12T18:00:00">
            <text:p>Wed Jul 12 18:00:00 2023</text:p>
          </table:table-cell>
          <table:table-cell office:value-type="float" office:value="307.8333">
            <text:p>307.8333</text:p>
          </table:table-cell>
          <table:table-cell office:value-type="float" office:value="12.0">
            <text:p>12.0</text:p>
          </table:table-cell>
          <table:table-cell office:value-type="float" office:value="-0.24051197519276665">
            <text:p>-0.2405119751927666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7-13T12:00:00">
            <text:p>Thu Jul 13 12:00:00 2023</text:p>
          </table:table-cell>
          <table:table-cell office:value-type="float" office:value="135.3333">
            <text:p>135.3333</text:p>
          </table:table-cell>
          <table:table-cell office:value-type="float" office:value="65.3333">
            <text:p>65.3333</text:p>
          </table:table-cell>
          <table:table-cell office:value-type="float" office:value="0.3178958044037767">
            <text:p>0.31789580440377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7-13T13:00:00">
            <text:p>Thu Jul 13 13:00:00 2023</text:p>
          </table:table-cell>
          <table:table-cell office:value-type="float" office:value="149.0">
            <text:p>149.0</text:p>
          </table:table-cell>
          <table:table-cell office:value-type="float" office:value="51.3333">
            <text:p>51.3333</text:p>
          </table:table-cell>
          <table:table-cell office:value-type="float" office:value="0.3383895308856037">
            <text:p>0.338389530885603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7-13T14:00:00">
            <text:p>Thu Jul 13 14:00:00 2023</text:p>
          </table:table-cell>
          <table:table-cell office:value-type="float" office:value="250.5">
            <text:p>250.5</text:p>
          </table:table-cell>
          <table:table-cell office:value-type="float" office:value="39.1667">
            <text:p>39.1667</text:p>
          </table:table-cell>
          <table:table-cell office:value-type="float" office:value="0.334022863125885">
            <text:p>0.33402286312588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3-07-13T15:00:00">
            <text:p>Thu Jul 13 15:00:00 2023</text:p>
          </table:table-cell>
          <table:table-cell office:value-type="float" office:value="272.3333">
            <text:p>272.3333</text:p>
          </table:table-cell>
          <table:table-cell office:value-type="float" office:value="32.1667">
            <text:p>32.1667</text:p>
          </table:table-cell>
          <table:table-cell office:value-type="float" office:value="0.3370325056433119">
            <text:p>0.3370325056433119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3-07-13T16:00:00">
            <text:p>Thu Jul 13 16:00:00 2023</text:p>
          </table:table-cell>
          <table:table-cell office:value-type="float" office:value="160.3333">
            <text:p>160.3333</text:p>
          </table:table-cell>
          <table:table-cell office:value-type="float" office:value="25.3333">
            <text:p>25.3333</text:p>
          </table:table-cell>
          <table:table-cell office:value-type="float" office:value="0.38050826697727436">
            <text:p>0.38050826697727436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7-13T17:00:00">
            <text:p>Thu Jul 13 17:00:00 2023</text:p>
          </table:table-cell>
          <table:table-cell office:value-type="float" office:value="166.8333">
            <text:p>166.8333</text:p>
          </table:table-cell>
          <table:table-cell office:value-type="float" office:value="16.6667">
            <text:p>16.6667</text:p>
          </table:table-cell>
          <table:table-cell office:value-type="float" office:value="0.36088803178873424">
            <text:p>0.36088803178873424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4T12:00:00">
            <text:p>Fri Jul 14 12:00:00 2023</text:p>
          </table:table-cell>
          <table:table-cell office:value-type="float" office:value="171.3333">
            <text:p>171.3333</text:p>
          </table:table-cell>
          <table:table-cell office:value-type="float" office:value="32.8333">
            <text:p>32.8333</text:p>
          </table:table-cell>
          <table:table-cell office:value-type="float" office:value="0.34323097274659825">
            <text:p>0.3432309727465982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7-14T13:00:00">
            <text:p>Fri Jul 14 13:00:00 2023</text:p>
          </table:table-cell>
          <table:table-cell office:value-type="float" office:value="178.5">
            <text:p>178.5</text:p>
          </table:table-cell>
          <table:table-cell office:value-type="float" office:value="32.0">
            <text:p>32.0</text:p>
          </table:table-cell>
          <table:table-cell office:value-type="float" office:value="0.4032876144764671">
            <text:p>0.4032876144764671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7-14T14:00:00">
            <text:p>Fri Jul 14 14:00:00 2023</text:p>
          </table:table-cell>
          <table:table-cell office:value-type="float" office:value="173.6667">
            <text:p>173.6667</text:p>
          </table:table-cell>
          <table:table-cell office:value-type="float" office:value="31.1667">
            <text:p>31.1667</text:p>
          </table:table-cell>
          <table:table-cell office:value-type="float" office:value="0.4804935262580401">
            <text:p>0.480493526258040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7-14T15:00:00">
            <text:p>Fri Jul 14 15:00:00 2023</text:p>
          </table:table-cell>
          <table:table-cell office:value-type="float" office:value="175.3333">
            <text:p>175.3333</text:p>
          </table:table-cell>
          <table:table-cell office:value-type="float" office:value="30.0">
            <text:p>30.0</text:p>
          </table:table-cell>
          <table:table-cell office:value-type="float" office:value="0.47835140652955643">
            <text:p>0.4783514065295564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7-14T16:00:00">
            <text:p>Fri Jul 14 16:00:00 2023</text:p>
          </table:table-cell>
          <table:table-cell office:value-type="float" office:value="175.8333">
            <text:p>175.8333</text:p>
          </table:table-cell>
          <table:table-cell office:value-type="float" office:value="29.8333">
            <text:p>29.8333</text:p>
          </table:table-cell>
          <table:table-cell office:value-type="float" office:value="0.2496694759909497">
            <text:p>0.249669475990949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7-14T17:00:00">
            <text:p>Fri Jul 14 17:00:00 2023</text:p>
          </table:table-cell>
          <table:table-cell office:value-type="float" office:value="159.6667">
            <text:p>159.6667</text:p>
          </table:table-cell>
          <table:table-cell office:value-type="float" office:value="30.0">
            <text:p>30.0</text:p>
          </table:table-cell>
          <table:table-cell office:value-type="float" office:value="-0.013690189752159077">
            <text:p>-0.01369018975215907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7-14T18:00:00">
            <text:p>Fri Jul 14 18:00:00 2023</text:p>
          </table:table-cell>
          <table:table-cell office:value-type="float" office:value="172.6667">
            <text:p>172.6667</text:p>
          </table:table-cell>
          <table:table-cell office:value-type="float" office:value="29.0">
            <text:p>29.0</text:p>
          </table:table-cell>
          <table:table-cell office:value-type="float" office:value="-0.17940742458887526">
            <text:p>-0.17940742458887526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15T13:00:00">
            <text:p>Sat Jul 15 13:00:00 2023</text:p>
          </table:table-cell>
          <table:table-cell office:value-type="float" office:value="124.5">
            <text:p>124.5</text:p>
          </table:table-cell>
          <table:table-cell office:value-type="float" office:value="19.5">
            <text:p>19.5</text:p>
          </table:table-cell>
          <table:table-cell office:value-type="float" office:value="-0.32135136223374566">
            <text:p>-0.32135136223374566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7-15T14:00:00">
            <text:p>Sat Jul 15 14:00:00 2023</text:p>
          </table:table-cell>
          <table:table-cell office:value-type="float" office:value="176.5">
            <text:p>176.5</text:p>
          </table:table-cell>
          <table:table-cell office:value-type="float" office:value="19.8333">
            <text:p>19.8333</text:p>
          </table:table-cell>
          <table:table-cell office:value-type="float" office:value="-0.31135161272879047">
            <text:p>-0.3113516127287904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7-15T15:00:00">
            <text:p>Sat Jul 15 15:00:00 2023</text:p>
          </table:table-cell>
          <table:table-cell office:value-type="float" office:value="193.8333">
            <text:p>193.8333</text:p>
          </table:table-cell>
          <table:table-cell office:value-type="float" office:value="17.6667">
            <text:p>17.6667</text:p>
          </table:table-cell>
          <table:table-cell office:value-type="float" office:value="-0.29051275221062256">
            <text:p>-0.29051275221062256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7-15T16:00:00">
            <text:p>Sat Jul 15 16:00:00 2023</text:p>
          </table:table-cell>
          <table:table-cell office:value-type="float" office:value="149.5">
            <text:p>149.5</text:p>
          </table:table-cell>
          <table:table-cell office:value-type="float" office:value="14.8333">
            <text:p>14.8333</text:p>
          </table:table-cell>
          <table:table-cell office:value-type="float" office:value="-0.30040492664803375">
            <text:p>-0.3004049266480337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15T17:00:00">
            <text:p>Sat Jul 15 17:00:00 2023</text:p>
          </table:table-cell>
          <table:table-cell office:value-type="float" office:value="203.1667">
            <text:p>203.1667</text:p>
          </table:table-cell>
          <table:table-cell office:value-type="float" office:value="10.5">
            <text:p>10.5</text:p>
          </table:table-cell>
          <table:table-cell office:value-type="float" office:value="-0.33622988710799206">
            <text:p>-0.33622988710799206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7-15T18:00:00">
            <text:p>Sat Jul 15 18:00:00 2023</text:p>
          </table:table-cell>
          <table:table-cell office:value-type="float" office:value="204.3333">
            <text:p>204.3333</text:p>
          </table:table-cell>
          <table:table-cell office:value-type="float" office:value="8.0">
            <text:p>8.0</text:p>
          </table:table-cell>
          <table:table-cell office:value-type="float" office:value="-0.4076700912623981">
            <text:p>-0.4076700912623981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7-16T13:00:00">
            <text:p>Sun Jul 16 13:00:00 2023</text:p>
          </table:table-cell>
          <table:table-cell office:value-type="float" office:value="264.3333">
            <text:p>264.3333</text:p>
          </table:table-cell>
          <table:table-cell office:value-type="float" office:value="18.1667">
            <text:p>18.1667</text:p>
          </table:table-cell>
          <table:table-cell office:value-type="float" office:value="-0.4014522856288614">
            <text:p>-0.401452285628861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7-16T14:00:00">
            <text:p>Sun Jul 16 14:00:00 2023</text:p>
          </table:table-cell>
          <table:table-cell office:value-type="float" office:value="227.5">
            <text:p>227.5</text:p>
          </table:table-cell>
          <table:table-cell office:value-type="float" office:value="13.6667">
            <text:p>13.6667</text:p>
          </table:table-cell>
          <table:table-cell office:value-type="float" office:value="-0.15365025089973502">
            <text:p>-0.15365025089973502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07-16T15:00:00">
            <text:p>Sun Jul 16 15:00:00 2023</text:p>
          </table:table-cell>
          <table:table-cell office:value-type="float" office:value="180.5">
            <text:p>180.5</text:p>
          </table:table-cell>
          <table:table-cell office:value-type="float" office:value="11.6667">
            <text:p>11.6667</text:p>
          </table:table-cell>
          <table:table-cell office:value-type="float" office:value="0.03212229489725575">
            <text:p>0.03212229489725575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6:00:00">
            <text:p>Sun Jul 16 16:00:00 2023</text:p>
          </table:table-cell>
          <table:table-cell office:value-type="float" office:value="228.1667">
            <text:p>228.1667</text:p>
          </table:table-cell>
          <table:table-cell office:value-type="float" office:value="8.1667">
            <text:p>8.1667</text:p>
          </table:table-cell>
          <table:table-cell office:value-type="float" office:value="0.09410373388213396">
            <text:p>0.09410373388213396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16T17:00:00">
            <text:p>Sun Jul 16 17:00:00 2023</text:p>
          </table:table-cell>
          <table:table-cell office:value-type="float" office:value="313.0">
            <text:p>313.0</text:p>
          </table:table-cell>
          <table:table-cell office:value-type="float" office:value="7.5">
            <text:p>7.5</text:p>
          </table:table-cell>
          <table:table-cell office:value-type="float" office:value="0.15631244713229825">
            <text:p>0.15631244713229825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7-17T13:00:00">
            <text:p>Mon Jul 17 13:00:00 2023</text:p>
          </table:table-cell>
          <table:table-cell office:value-type="float" office:value="94.8333">
            <text:p>94.8333</text:p>
          </table:table-cell>
          <table:table-cell office:value-type="float" office:value="42.8333">
            <text:p>42.8333</text:p>
          </table:table-cell>
          <table:table-cell office:value-type="float" office:value="-0.03283645581484977">
            <text:p>-0.0328364558148497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7-17T14:00:00">
            <text:p>Mon Jul 17 14:00:00 2023</text:p>
          </table:table-cell>
          <table:table-cell office:value-type="float" office:value="301.0">
            <text:p>301.0</text:p>
          </table:table-cell>
          <table:table-cell office:value-type="float" office:value="42.0">
            <text:p>42.0</text:p>
          </table:table-cell>
          <table:table-cell office:value-type="float" office:value="-0.03939796268986581">
            <text:p>-0.03939796268986581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7-17T15:00:00">
            <text:p>Mon Jul 17 15:00:00 2023</text:p>
          </table:table-cell>
          <table:table-cell office:value-type="float" office:value="153.3333">
            <text:p>153.3333</text:p>
          </table:table-cell>
          <table:table-cell office:value-type="float" office:value="39.0">
            <text:p>39.0</text:p>
          </table:table-cell>
          <table:table-cell office:value-type="float" office:value="0.03168182467705764">
            <text:p>0.03168182467705764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23-07-17T16:00:00">
            <text:p>Mon Jul 17 16:00:00 2023</text:p>
          </table:table-cell>
          <table:table-cell office:value-type="float" office:value="191.3333">
            <text:p>191.3333</text:p>
          </table:table-cell>
          <table:table-cell office:value-type="float" office:value="32.1667">
            <text:p>32.1667</text:p>
          </table:table-cell>
          <table:table-cell office:value-type="float" office:value="0.15460442891061454">
            <text:p>0.15460442891061454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237.5">
            <text:p>237.5</text:p>
          </table:table-cell>
          <table:table-cell office:value-type="float" office:value="29.3333">
            <text:p>29.3333</text:p>
          </table:table-cell>
          <table:table-cell office:value-type="float" office:value="0.1602894888858759">
            <text:p>0.1602894888858759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187.8333">
            <text:p>187.8333</text:p>
          </table:table-cell>
          <table:table-cell office:value-type="float" office:value="28.5">
            <text:p>28.5</text:p>
          </table:table-cell>
          <table:table-cell office:value-type="float" office:value="0.16012957622414586">
            <text:p>0.16012957622414586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3-07-18T12:00:00">
            <text:p>Tue Jul 18 12:00:00 2023</text:p>
          </table:table-cell>
          <table:table-cell office:value-type="float" office:value="173.0">
            <text:p>173.0</text:p>
          </table:table-cell>
          <table:table-cell office:value-type="float" office:value="39.6667">
            <text:p>39.6667</text:p>
          </table:table-cell>
          <table:table-cell office:value-type="float" office:value="0.8794598499068808">
            <text:p>0.8794598499068808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7-18T13:00:00">
            <text:p>Tue Jul 18 13:00:00 2023</text:p>
          </table:table-cell>
          <table:table-cell office:value-type="float" office:value="172.8333">
            <text:p>172.8333</text:p>
          </table:table-cell>
          <table:table-cell office:value-type="float" office:value="36.5">
            <text:p>36.5</text:p>
          </table:table-cell>
          <table:table-cell office:value-type="float" office:value="0.8933544565759545">
            <text:p>0.893354456575954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7-18T14:00:00">
            <text:p>Tue Jul 18 14:00:00 2023</text:p>
          </table:table-cell>
          <table:table-cell office:value-type="float" office:value="158.6667">
            <text:p>158.6667</text:p>
          </table:table-cell>
          <table:table-cell office:value-type="float" office:value="37.3333">
            <text:p>37.3333</text:p>
          </table:table-cell>
          <table:table-cell office:value-type="float" office:value="0.9284142361456796">
            <text:p>0.9284142361456796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18T15:00:00">
            <text:p>Tue Jul 18 15:00:00 2023</text:p>
          </table:table-cell>
          <table:table-cell office:value-type="float" office:value="169.5">
            <text:p>169.5</text:p>
          </table:table-cell>
          <table:table-cell office:value-type="float" office:value="40.1667">
            <text:p>40.1667</text:p>
          </table:table-cell>
          <table:table-cell office:value-type="float" office:value="0.9652268068518287">
            <text:p>0.965226806851828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8T16:00:00">
            <text:p>Tue Jul 18 16:00:00 2023</text:p>
          </table:table-cell>
          <table:table-cell office:value-type="float" office:value="163.8333">
            <text:p>163.8333</text:p>
          </table:table-cell>
          <table:table-cell office:value-type="float" office:value="41.8333">
            <text:p>41.8333</text:p>
          </table:table-cell>
          <table:table-cell office:value-type="float" office:value="0.6451436270314718">
            <text:p>0.6451436270314718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7-18T17:00:00">
            <text:p>Tue Jul 18 17:00:00 2023</text:p>
          </table:table-cell>
          <table:table-cell office:value-type="float" office:value="163.6667">
            <text:p>163.6667</text:p>
          </table:table-cell>
          <table:table-cell office:value-type="float" office:value="41.5">
            <text:p>41.5</text:p>
          </table:table-cell>
          <table:table-cell office:value-type="float" office:value="0.3877838231167874">
            <text:p>0.3877838231167874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7-19T13:00:00">
            <text:p>Wed Jul 19 13:00:00 2023</text:p>
          </table:table-cell>
          <table:table-cell office:value-type="float" office:value="171.6667">
            <text:p>171.6667</text:p>
          </table:table-cell>
          <table:table-cell office:value-type="float" office:value="47.6667">
            <text:p>47.6667</text:p>
          </table:table-cell>
          <table:table-cell office:value-type="float" office:value="0.15772748669721556">
            <text:p>0.15772748669721556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7-19T14:00:00">
            <text:p>Wed Jul 19 14:00:00 2023</text:p>
          </table:table-cell>
          <table:table-cell office:value-type="float" office:value="156.6667">
            <text:p>156.6667</text:p>
          </table:table-cell>
          <table:table-cell office:value-type="float" office:value="40.6667">
            <text:p>40.6667</text:p>
          </table:table-cell>
          <table:table-cell office:value-type="float" office:value="0.1731654311378426">
            <text:p>0.1731654311378426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7-19T15:00:00">
            <text:p>Wed Jul 19 15:00:00 2023</text:p>
          </table:table-cell>
          <table:table-cell office:value-type="float" office:value="159.3333">
            <text:p>159.3333</text:p>
          </table:table-cell>
          <table:table-cell office:value-type="float" office:value="43.6667">
            <text:p>43.6667</text:p>
          </table:table-cell>
          <table:table-cell office:value-type="float" office:value="0.1607105966206227">
            <text:p>0.160710596620622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7-19T16:00:00">
            <text:p>Wed Jul 19 16:00:00 2023</text:p>
          </table:table-cell>
          <table:table-cell office:value-type="float" office:value="173.0">
            <text:p>173.0</text:p>
          </table:table-cell>
          <table:table-cell office:value-type="float" office:value="51.5">
            <text:p>51.5</text:p>
          </table:table-cell>
          <table:table-cell office:value-type="float" office:value="0.1365370380980768">
            <text:p>0.1365370380980768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7-19T17:00:00">
            <text:p>Wed Jul 19 17:00:00 2023</text:p>
          </table:table-cell>
          <table:table-cell office:value-type="float" office:value="170.8333">
            <text:p>170.8333</text:p>
          </table:table-cell>
          <table:table-cell office:value-type="float" office:value="74.1667">
            <text:p>74.1667</text:p>
          </table:table-cell>
          <table:table-cell office:value-type="float" office:value="0.10445952158602233">
            <text:p>0.104459521586022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7-19T18:00:00">
            <text:p>Wed Jul 19 18:00:00 2023</text:p>
          </table:table-cell>
          <table:table-cell office:value-type="float" office:value="174.8333">
            <text:p>174.8333</text:p>
          </table:table-cell>
          <table:table-cell office:value-type="float" office:value="94.0">
            <text:p>94.0</text:p>
          </table:table-cell>
          <table:table-cell office:value-type="float" office:value="0.015261689967034076">
            <text:p>0.015261689967034076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7-20T13:00:00">
            <text:p>Thu Jul 20 13:00:00 2023</text:p>
          </table:table-cell>
          <table:table-cell office:value-type="float" office:value="171.5">
            <text:p>171.5</text:p>
          </table:table-cell>
          <table:table-cell office:value-type="float" office:value="43.6667">
            <text:p>43.6667</text:p>
          </table:table-cell>
          <table:table-cell office:value-type="float" office:value="-0.5846378564889286">
            <text:p>-0.584637856488928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7-20T14:00:00">
            <text:p>Thu Jul 20 14:00:00 2023</text:p>
          </table:table-cell>
          <table:table-cell office:value-type="float" office:value="179.6667">
            <text:p>179.6667</text:p>
          </table:table-cell>
          <table:table-cell office:value-type="float" office:value="37.3333">
            <text:p>37.3333</text:p>
          </table:table-cell>
          <table:table-cell office:value-type="float" office:value="-0.5442400669093335">
            <text:p>-0.544240066909333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0T15:00:00">
            <text:p>Thu Jul 20 15:00:00 2023</text:p>
          </table:table-cell>
          <table:table-cell office:value-type="float" office:value="179.5">
            <text:p>179.5</text:p>
          </table:table-cell>
          <table:table-cell office:value-type="float" office:value="35.5">
            <text:p>35.5</text:p>
          </table:table-cell>
          <table:table-cell office:value-type="float" office:value="-0.26871255847600567">
            <text:p>-0.268712558476005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7-20T16:00:00">
            <text:p>Thu Jul 20 16:00:00 2023</text:p>
          </table:table-cell>
          <table:table-cell office:value-type="float" office:value="179.8333">
            <text:p>179.8333</text:p>
          </table:table-cell>
          <table:table-cell office:value-type="float" office:value="33.3333">
            <text:p>33.3333</text:p>
          </table:table-cell>
          <table:table-cell office:value-type="float" office:value="0.08692630287701623">
            <text:p>0.0869263028770162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7-20T17:00:00">
            <text:p>Thu Jul 20 17:00:00 2023</text:p>
          </table:table-cell>
          <table:table-cell office:value-type="float" office:value="157.1667">
            <text:p>157.1667</text:p>
          </table:table-cell>
          <table:table-cell office:value-type="float" office:value="30.1667">
            <text:p>30.1667</text:p>
          </table:table-cell>
          <table:table-cell office:value-type="float" office:value="0.2766398079908309">
            <text:p>0.2766398079908309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21T13:00:00">
            <text:p>Fri Jul 21 13:00:00 2023</text:p>
          </table:table-cell>
          <table:table-cell office:value-type="float" office:value="180.6667">
            <text:p>180.6667</text:p>
          </table:table-cell>
          <table:table-cell office:value-type="float" office:value="33.5">
            <text:p>33.5</text:p>
          </table:table-cell>
          <table:table-cell office:value-type="float" office:value="-0.21964021779735662">
            <text:p>-0.2196402177973566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7-21T14:00:00">
            <text:p>Fri Jul 21 14:00:00 2023</text:p>
          </table:table-cell>
          <table:table-cell office:value-type="float" office:value="171.5">
            <text:p>171.5</text:p>
          </table:table-cell>
          <table:table-cell office:value-type="float" office:value="28.8333">
            <text:p>28.8333</text:p>
          </table:table-cell>
          <table:table-cell office:value-type="float" office:value="-0.2061189288281326">
            <text:p>-0.2061189288281326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7-21T15:00:00">
            <text:p>Fri Jul 21 15:00:00 2023</text:p>
          </table:table-cell>
          <table:table-cell office:value-type="float" office:value="174.0">
            <text:p>174.0</text:p>
          </table:table-cell>
          <table:table-cell office:value-type="float" office:value="25.5">
            <text:p>25.5</text:p>
          </table:table-cell>
          <table:table-cell office:value-type="float" office:value="-0.21219993360525277">
            <text:p>-0.2121999336052527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7-21T16:00:00">
            <text:p>Fri Jul 21 16:00:00 2023</text:p>
          </table:table-cell>
          <table:table-cell office:value-type="float" office:value="155.1667">
            <text:p>155.1667</text:p>
          </table:table-cell>
          <table:table-cell office:value-type="float" office:value="20.8333">
            <text:p>20.8333</text:p>
          </table:table-cell>
          <table:table-cell office:value-type="float" office:value="-0.27552086701363243">
            <text:p>-0.2755208670136324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7-21T17:00:00">
            <text:p>Fri Jul 21 17:00:00 2023</text:p>
          </table:table-cell>
          <table:table-cell office:value-type="float" office:value="192.8333">
            <text:p>192.8333</text:p>
          </table:table-cell>
          <table:table-cell office:value-type="float" office:value="16.1667">
            <text:p>16.1667</text:p>
          </table:table-cell>
          <table:table-cell office:value-type="float" office:value="-0.3389784821440496">
            <text:p>-0.3389784821440496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7-21T18:00:00">
            <text:p>Fri Jul 21 18:00:00 2023</text:p>
          </table:table-cell>
          <table:table-cell office:value-type="float" office:value="193.1667">
            <text:p>193.1667</text:p>
          </table:table-cell>
          <table:table-cell office:value-type="float" office:value="14.6667">
            <text:p>14.6667</text:p>
          </table:table-cell>
          <table:table-cell office:value-type="float" office:value="-0.4943595243757756">
            <text:p>-0.4943595243757756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07-22T12:00:00">
            <text:p>Sat Jul 22 12:00:00 2023</text:p>
          </table:table-cell>
          <table:table-cell office:value-type="float" office:value="82.0">
            <text:p>82.0</text:p>
          </table:table-cell>
          <table:table-cell office:value-type="float" office:value="27.8333">
            <text:p>27.8333</text:p>
          </table:table-cell>
          <table:table-cell office:value-type="float" office:value="0.2986806993521641">
            <text:p>0.2986806993521641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7-22T13:00:00">
            <text:p>Sat Jul 22 13:00:00 2023</text:p>
          </table:table-cell>
          <table:table-cell office:value-type="float" office:value="176.0">
            <text:p>176.0</text:p>
          </table:table-cell>
          <table:table-cell office:value-type="float" office:value="27.0">
            <text:p>27.0</text:p>
          </table:table-cell>
          <table:table-cell office:value-type="float" office:value="0.30117699835571443">
            <text:p>0.3011769983557144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7-22T14:00:00">
            <text:p>Sat Jul 22 14:00:00 2023</text:p>
          </table:table-cell>
          <table:table-cell office:value-type="float" office:value="223.3333">
            <text:p>223.3333</text:p>
          </table:table-cell>
          <table:table-cell office:value-type="float" office:value="23.3333">
            <text:p>23.3333</text:p>
          </table:table-cell>
          <table:table-cell office:value-type="float" office:value="0.3055642672350498">
            <text:p>0.3055642672350498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7-22T15:00:00">
            <text:p>Sat Jul 22 15:00:00 2023</text:p>
          </table:table-cell>
          <table:table-cell office:value-type="float" office:value="203.0">
            <text:p>203.0</text:p>
          </table:table-cell>
          <table:table-cell office:value-type="float" office:value="19.8333">
            <text:p>19.8333</text:p>
          </table:table-cell>
          <table:table-cell office:value-type="float" office:value="0.3111813245950635">
            <text:p>0.311181324595063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7-22T16:00:00">
            <text:p>Sat Jul 22 16:00:00 2023</text:p>
          </table:table-cell>
          <table:table-cell office:value-type="float" office:value="163.8333">
            <text:p>163.8333</text:p>
          </table:table-cell>
          <table:table-cell office:value-type="float" office:value="15.3333">
            <text:p>15.3333</text:p>
          </table:table-cell>
          <table:table-cell office:value-type="float" office:value="0.31395583320939463">
            <text:p>0.3139558332093946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3-07-23T12:00:00">
            <text:p>Sun Jul 23 12:00:00 2023</text:p>
          </table:table-cell>
          <table:table-cell office:value-type="float" office:value="201.6667">
            <text:p>201.6667</text:p>
          </table:table-cell>
          <table:table-cell office:value-type="float" office:value="22.1667">
            <text:p>22.1667</text:p>
          </table:table-cell>
          <table:table-cell office:value-type="float" office:value="0.517851226223658">
            <text:p>0.517851226223658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3T13:00:00">
            <text:p>Sun Jul 23 13:00:00 2023</text:p>
          </table:table-cell>
          <table:table-cell office:value-type="float" office:value="195.0">
            <text:p>195.0</text:p>
          </table:table-cell>
          <table:table-cell office:value-type="float" office:value="23.1667">
            <text:p>23.1667</text:p>
          </table:table-cell>
          <table:table-cell office:value-type="float" office:value="0.4767825047533339">
            <text:p>0.4767825047533339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7-23T14:00:00">
            <text:p>Sun Jul 23 14:00:00 2023</text:p>
          </table:table-cell>
          <table:table-cell office:value-type="float" office:value="162.8333">
            <text:p>162.8333</text:p>
          </table:table-cell>
          <table:table-cell office:value-type="float" office:value="21.1667">
            <text:p>21.1667</text:p>
          </table:table-cell>
          <table:table-cell office:value-type="float" office:value="0.49274358124547285">
            <text:p>0.4927435812454728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7-23T15:00:00">
            <text:p>Sun Jul 23 15:00:00 2023</text:p>
          </table:table-cell>
          <table:table-cell office:value-type="float" office:value="187.0">
            <text:p>187.0</text:p>
          </table:table-cell>
          <table:table-cell office:value-type="float" office:value="17.6667">
            <text:p>17.6667</text:p>
          </table:table-cell>
          <table:table-cell office:value-type="float" office:value="0.4954563428342968">
            <text:p>0.4954563428342968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7-23T16:00:00">
            <text:p>Sun Jul 23 16:00:00 2023</text:p>
          </table:table-cell>
          <table:table-cell office:value-type="float" office:value="177.1667">
            <text:p>177.1667</text:p>
          </table:table-cell>
          <table:table-cell office:value-type="float" office:value="16.5">
            <text:p>16.5</text:p>
          </table:table-cell>
          <table:table-cell office:value-type="float" office:value="0.4969231359389479">
            <text:p>0.4969231359389479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7-23T17:00:00">
            <text:p>Sun Jul 23 17:00:00 2023</text:p>
          </table:table-cell>
          <table:table-cell office:value-type="float" office:value="177.0">
            <text:p>177.0</text:p>
          </table:table-cell>
          <table:table-cell office:value-type="float" office:value="14.5">
            <text:p>14.5</text:p>
          </table:table-cell>
          <table:table-cell office:value-type="float" office:value="0.49285694461475066">
            <text:p>0.49285694461475066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7-24T13:00:00">
            <text:p>Mon Jul 24 13:00:00 2023</text:p>
          </table:table-cell>
          <table:table-cell office:value-type="float" office:value="178.1667">
            <text:p>178.1667</text:p>
          </table:table-cell>
          <table:table-cell office:value-type="float" office:value="35.8333">
            <text:p>35.8333</text:p>
          </table:table-cell>
          <table:table-cell office:value-type="float" office:value="-0.27785965732745965">
            <text:p>-0.2778596573274596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7-24T14:00:00">
            <text:p>Mon Jul 24 14:00:00 2023</text:p>
          </table:table-cell>
          <table:table-cell office:value-type="float" office:value="194.1667">
            <text:p>194.1667</text:p>
          </table:table-cell>
          <table:table-cell office:value-type="float" office:value="25.8333">
            <text:p>25.8333</text:p>
          </table:table-cell>
          <table:table-cell office:value-type="float" office:value="-0.2683534286144458">
            <text:p>-0.2683534286144458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7-24T15:00:00">
            <text:p>Mon Jul 24 15:00:00 2023</text:p>
          </table:table-cell>
          <table:table-cell office:value-type="float" office:value="161.1667">
            <text:p>161.1667</text:p>
          </table:table-cell>
          <table:table-cell office:value-type="float" office:value="19.6667">
            <text:p>19.6667</text:p>
          </table:table-cell>
          <table:table-cell office:value-type="float" office:value="-0.25312402265904294">
            <text:p>-0.25312402265904294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7-24T16:00:00">
            <text:p>Mon Jul 24 16:00:00 2023</text:p>
          </table:table-cell>
          <table:table-cell office:value-type="float" office:value="185.1667">
            <text:p>185.1667</text:p>
          </table:table-cell>
          <table:table-cell office:value-type="float" office:value="17.1667">
            <text:p>17.1667</text:p>
          </table:table-cell>
          <table:table-cell office:value-type="float" office:value="-0.24480338963705295">
            <text:p>-0.2448033896370529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7-24T17:00:00">
            <text:p>Mon Jul 24 17:00:00 2023</text:p>
          </table:table-cell>
          <table:table-cell office:value-type="float" office:value="174.0">
            <text:p>174.0</text:p>
          </table:table-cell>
          <table:table-cell office:value-type="float" office:value="13.8333">
            <text:p>13.8333</text:p>
          </table:table-cell>
          <table:table-cell office:value-type="float" office:value="-0.20818823413176962">
            <text:p>-0.20818823413176962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07-24T18:00:00">
            <text:p>Mon Jul 24 18:00:00 2023</text:p>
          </table:table-cell>
          <table:table-cell office:value-type="float" office:value="178.0">
            <text:p>178.0</text:p>
          </table:table-cell>
          <table:table-cell office:value-type="float" office:value="22.6667">
            <text:p>22.6667</text:p>
          </table:table-cell>
          <table:table-cell office:value-type="float" office:value="-0.1394914951112662">
            <text:p>-0.139491495111266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7-24T19:00:00">
            <text:p>Mon Jul 24 19:00:00 2023</text:p>
          </table:table-cell>
          <table:table-cell office:value-type="float" office:value="177.5">
            <text:p>177.5</text:p>
          </table:table-cell>
          <table:table-cell office:value-type="float" office:value="46.8333">
            <text:p>46.8333</text:p>
          </table:table-cell>
          <table:table-cell office:value-type="float" office:value="-0.17542482672311163">
            <text:p>-0.1754248267231116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7-25T13:00:00">
            <text:p>Tue Jul 25 13:00:00 2023</text:p>
          </table:table-cell>
          <table:table-cell office:value-type="float" office:value="169.1667">
            <text:p>169.1667</text:p>
          </table:table-cell>
          <table:table-cell office:value-type="float" office:value="42.5">
            <text:p>42.5</text:p>
          </table:table-cell>
          <table:table-cell office:value-type="float" office:value="0.2733995484715119">
            <text:p>0.2733995484715119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7-25T14:00:00">
            <text:p>Tue Jul 25 14:00:00 2023</text:p>
          </table:table-cell>
          <table:table-cell office:value-type="float" office:value="171.8333">
            <text:p>171.8333</text:p>
          </table:table-cell>
          <table:table-cell office:value-type="float" office:value="35.6667">
            <text:p>35.6667</text:p>
          </table:table-cell>
          <table:table-cell office:value-type="float" office:value="0.32082587845370436">
            <text:p>0.32082587845370436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7-25T15:00:00">
            <text:p>Tue Jul 25 15:00:00 2023</text:p>
          </table:table-cell>
          <table:table-cell office:value-type="float" office:value="160.3333">
            <text:p>160.3333</text:p>
          </table:table-cell>
          <table:table-cell office:value-type="float" office:value="34.0">
            <text:p>34.0</text:p>
          </table:table-cell>
          <table:table-cell office:value-type="float" office:value="0.6179243220773275">
            <text:p>0.617924322077327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7-25T16:00:00">
            <text:p>Tue Jul 25 16:00:00 2023</text:p>
          </table:table-cell>
          <table:table-cell office:value-type="float" office:value="172.3333">
            <text:p>172.3333</text:p>
          </table:table-cell>
          <table:table-cell office:value-type="float" office:value="29.5">
            <text:p>29.5</text:p>
          </table:table-cell>
          <table:table-cell office:value-type="float" office:value="0.6631202354510101">
            <text:p>0.6631202354510101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6T13:00:00">
            <text:p>Wed Jul 26 13:00:00 2023</text:p>
          </table:table-cell>
          <table:table-cell office:value-type="float" office:value="176.6667">
            <text:p>176.6667</text:p>
          </table:table-cell>
          <table:table-cell office:value-type="float" office:value="37.1667">
            <text:p>37.1667</text:p>
          </table:table-cell>
          <table:table-cell office:value-type="float" office:value="0.25127407473785107">
            <text:p>0.2512740747378510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7-26T14:00:00">
            <text:p>Wed Jul 26 14:00:00 2023</text:p>
          </table:table-cell>
          <table:table-cell office:value-type="float" office:value="189.6667">
            <text:p>189.6667</text:p>
          </table:table-cell>
          <table:table-cell office:value-type="float" office:value="33.1667">
            <text:p>33.1667</text:p>
          </table:table-cell>
          <table:table-cell office:value-type="float" office:value="0.3043122292203001">
            <text:p>0.3043122292203001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7-26T15:00:00">
            <text:p>Wed Jul 26 15:00:00 2023</text:p>
          </table:table-cell>
          <table:table-cell office:value-type="float" office:value="182.1667">
            <text:p>182.1667</text:p>
          </table:table-cell>
          <table:table-cell office:value-type="float" office:value="30.8333">
            <text:p>30.8333</text:p>
          </table:table-cell>
          <table:table-cell office:value-type="float" office:value="0.004978201690397818">
            <text:p>0.004978201690397818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7-26T16:00:00">
            <text:p>Wed Jul 26 16:00:00 2023</text:p>
          </table:table-cell>
          <table:table-cell office:value-type="float" office:value="181.0">
            <text:p>181.0</text:p>
          </table:table-cell>
          <table:table-cell office:value-type="float" office:value="33.3333">
            <text:p>33.3333</text:p>
          </table:table-cell>
          <table:table-cell office:value-type="float" office:value="-0.1535404347781881">
            <text:p>-0.1535404347781881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7-26T17:00:00">
            <text:p>Wed Jul 26 17:00:00 2023</text:p>
          </table:table-cell>
          <table:table-cell office:value-type="float" office:value="178.8333">
            <text:p>178.8333</text:p>
          </table:table-cell>
          <table:table-cell office:value-type="float" office:value="31.6667">
            <text:p>31.6667</text:p>
          </table:table-cell>
          <table:table-cell office:value-type="float" office:value="-0.13825638791806283">
            <text:p>-0.1382563879180628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07-26T18:00:00">
            <text:p>Wed Jul 26 18:00:00 2023</text:p>
          </table:table-cell>
          <table:table-cell office:value-type="float" office:value="177.6667">
            <text:p>177.6667</text:p>
          </table:table-cell>
          <table:table-cell office:value-type="float" office:value="30.5">
            <text:p>30.5</text:p>
          </table:table-cell>
          <table:table-cell office:value-type="float" office:value="0.006343784010250631">
            <text:p>0.006343784010250631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7-27T14:00:00">
            <text:p>Thu Jul 27 14:00:00 2023</text:p>
          </table:table-cell>
          <table:table-cell office:value-type="float" office:value="174.6667">
            <text:p>174.6667</text:p>
          </table:table-cell>
          <table:table-cell office:value-type="float" office:value="24.6667">
            <text:p>24.6667</text:p>
          </table:table-cell>
          <table:table-cell office:value-type="float" office:value="0.20142341222446936">
            <text:p>0.20142341222446936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7-27T15:00:00">
            <text:p>Thu Jul 27 15:00:00 2023</text:p>
          </table:table-cell>
          <table:table-cell office:value-type="float" office:value="170.8333">
            <text:p>170.8333</text:p>
          </table:table-cell>
          <table:table-cell office:value-type="float" office:value="21.3333">
            <text:p>21.3333</text:p>
          </table:table-cell>
          <table:table-cell office:value-type="float" office:value="0.28774848045320045">
            <text:p>0.2877484804532004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7-27T16:00:00">
            <text:p>Thu Jul 27 16:00:00 2023</text:p>
          </table:table-cell>
          <table:table-cell office:value-type="float" office:value="174.3333">
            <text:p>174.3333</text:p>
          </table:table-cell>
          <table:table-cell office:value-type="float" office:value="19.3333">
            <text:p>19.3333</text:p>
          </table:table-cell>
          <table:table-cell office:value-type="float" office:value="0.423644536957912">
            <text:p>0.423644536957912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07-27T17:00:00">
            <text:p>Thu Jul 27 17:00:00 2023</text:p>
          </table:table-cell>
          <table:table-cell office:value-type="float" office:value="176.8333">
            <text:p>176.8333</text:p>
          </table:table-cell>
          <table:table-cell office:value-type="float" office:value="17.3333">
            <text:p>17.3333</text:p>
          </table:table-cell>
          <table:table-cell office:value-type="float" office:value="0.5565882194597831">
            <text:p>0.5565882194597831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07-27T18:00:00">
            <text:p>Thu Jul 27 18:00:00 2023</text:p>
          </table:table-cell>
          <table:table-cell office:value-type="float" office:value="177.5">
            <text:p>177.5</text:p>
          </table:table-cell>
          <table:table-cell office:value-type="float" office:value="17.5">
            <text:p>17.5</text:p>
          </table:table-cell>
          <table:table-cell office:value-type="float" office:value="0.573180091455571">
            <text:p>0.57318009145557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07-27T19:00:00">
            <text:p>Thu Jul 27 19:00:00 2023</text:p>
          </table:table-cell>
          <table:table-cell office:value-type="float" office:value="174.1667">
            <text:p>174.1667</text:p>
          </table:table-cell>
          <table:table-cell office:value-type="float" office:value="15.1667">
            <text:p>15.1667</text:p>
          </table:table-cell>
          <table:table-cell office:value-type="float" office:value="0.5177916512507149">
            <text:p>0.5177916512507149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7-28T15:00:00">
            <text:p>Fri Jul 28 15:00:00 2023</text:p>
          </table:table-cell>
          <table:table-cell office:value-type="float" office:value="283.3333">
            <text:p>283.3333</text:p>
          </table:table-cell>
          <table:table-cell office:value-type="float" office:value="34.1667">
            <text:p>34.1667</text:p>
          </table:table-cell>
          <table:table-cell office:value-type="float" office:value="0.8729119156373604">
            <text:p>0.8729119156373604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7-28T16:00:00">
            <text:p>Fri Jul 28 16:00:00 2023</text:p>
          </table:table-cell>
          <table:table-cell office:value-type="float" office:value="258.6667">
            <text:p>258.6667</text:p>
          </table:table-cell>
          <table:table-cell office:value-type="float" office:value="30.6667">
            <text:p>30.6667</text:p>
          </table:table-cell>
          <table:table-cell office:value-type="float" office:value="1.6393311420810321">
            <text:p>1.6393311420810321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7-28T17:00:00">
            <text:p>Fri Jul 28 17:00:00 2023</text:p>
          </table:table-cell>
          <table:table-cell office:value-type="float" office:value="295.1667">
            <text:p>295.1667</text:p>
          </table:table-cell>
          <table:table-cell office:value-type="float" office:value="27.8333">
            <text:p>27.8333</text:p>
          </table:table-cell>
          <table:table-cell office:value-type="float" office:value="1.7416493134334174">
            <text:p>1.7416493134334174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3-07-28T18:00:00">
            <text:p>Fri Jul 28 18:00:00 2023</text:p>
          </table:table-cell>
          <table:table-cell office:value-type="float" office:value="307.1667">
            <text:p>307.1667</text:p>
          </table:table-cell>
          <table:table-cell office:value-type="float" office:value="21.5">
            <text:p>21.5</text:p>
          </table:table-cell>
          <table:table-cell office:value-type="float" office:value="1.5615151615295861">
            <text:p>1.5615151615295861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23-07-29T13:00:00">
            <text:p>Sat Jul 29 13:00:00 2023</text:p>
          </table:table-cell>
          <table:table-cell office:value-type="float" office:value="216.0">
            <text:p>216.0</text:p>
          </table:table-cell>
          <table:table-cell office:value-type="float" office:value="30.5">
            <text:p>30.5</text:p>
          </table:table-cell>
          <table:table-cell office:value-type="float" office:value="0.6736100823038885">
            <text:p>0.673610082303888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7-29T14:00:00">
            <text:p>Sat Jul 29 14:00:00 2023</text:p>
          </table:table-cell>
          <table:table-cell office:value-type="float" office:value="163.8333">
            <text:p>163.8333</text:p>
          </table:table-cell>
          <table:table-cell office:value-type="float" office:value="27.8333">
            <text:p>27.8333</text:p>
          </table:table-cell>
          <table:table-cell office:value-type="float" office:value="0.5905478385660005">
            <text:p>0.590547838566000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3-07-29T15:00:00">
            <text:p>Sat Jul 29 15:00:00 2023</text:p>
          </table:table-cell>
          <table:table-cell office:value-type="float" office:value="211.8333">
            <text:p>211.8333</text:p>
          </table:table-cell>
          <table:table-cell office:value-type="float" office:value="23.6667">
            <text:p>23.6667</text:p>
          </table:table-cell>
          <table:table-cell office:value-type="float" office:value="0.5635529012696046">
            <text:p>0.5635529012696046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7-29T16:00:00">
            <text:p>Sat Jul 29 16:00:00 2023</text:p>
          </table:table-cell>
          <table:table-cell office:value-type="float" office:value="186.0">
            <text:p>186.0</text:p>
          </table:table-cell>
          <table:table-cell office:value-type="float" office:value="17.0">
            <text:p>17.0</text:p>
          </table:table-cell>
          <table:table-cell office:value-type="float" office:value="0.5698467022679424">
            <text:p>0.5698467022679424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3-07-29T17:00:00">
            <text:p>Sat Jul 29 17:00:00 2023</text:p>
          </table:table-cell>
          <table:table-cell office:value-type="float" office:value="193.3333">
            <text:p>193.3333</text:p>
          </table:table-cell>
          <table:table-cell office:value-type="float" office:value="14.1667">
            <text:p>14.1667</text:p>
          </table:table-cell>
          <table:table-cell office:value-type="float" office:value="0.5703537421800774">
            <text:p>0.5703537421800774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7-30T12:00:00">
            <text:p>Sun Jul 30 12:00:00 2023</text:p>
          </table:table-cell>
          <table:table-cell office:value-type="float" office:value="198.5">
            <text:p>198.5</text:p>
          </table:table-cell>
          <table:table-cell office:value-type="float" office:value="23.5">
            <text:p>23.5</text:p>
          </table:table-cell>
          <table:table-cell office:value-type="float" office:value="0.39282081370288724">
            <text:p>0.39282081370288724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07-30T13:00:00">
            <text:p>Sun Jul 30 13:00:00 2023</text:p>
          </table:table-cell>
          <table:table-cell office:value-type="float" office:value="175.1667">
            <text:p>175.1667</text:p>
          </table:table-cell>
          <table:table-cell office:value-type="float" office:value="19.3333">
            <text:p>19.3333</text:p>
          </table:table-cell>
          <table:table-cell office:value-type="float" office:value="0.4245663983304186">
            <text:p>0.4245663983304186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7-30T14:00:00">
            <text:p>Sun Jul 30 14:00:00 2023</text:p>
          </table:table-cell>
          <table:table-cell office:value-type="float" office:value="174.0">
            <text:p>174.0</text:p>
          </table:table-cell>
          <table:table-cell office:value-type="float" office:value="16.1667">
            <text:p>16.1667</text:p>
          </table:table-cell>
          <table:table-cell office:value-type="float" office:value="0.5400515717236719">
            <text:p>0.5400515717236719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7-30T15:00:00">
            <text:p>Sun Jul 30 15:00:00 2023</text:p>
          </table:table-cell>
          <table:table-cell office:value-type="float" office:value="172.3333">
            <text:p>172.3333</text:p>
          </table:table-cell>
          <table:table-cell office:value-type="float" office:value="12.6667">
            <text:p>12.6667</text:p>
          </table:table-cell>
          <table:table-cell office:value-type="float" office:value="0.6230695053878769">
            <text:p>0.6230695053878769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7-30T16:00:00">
            <text:p>Sun Jul 30 16:00:00 2023</text:p>
          </table:table-cell>
          <table:table-cell office:value-type="float" office:value="175.6667">
            <text:p>175.6667</text:p>
          </table:table-cell>
          <table:table-cell office:value-type="float" office:value="11.5">
            <text:p>11.5</text:p>
          </table:table-cell>
          <table:table-cell office:value-type="float" office:value="0.64417587635585">
            <text:p>0.6441758763558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7-30T17:00:00">
            <text:p>Sun Jul 30 17:00:00 2023</text:p>
          </table:table-cell>
          <table:table-cell office:value-type="float" office:value="178.5">
            <text:p>178.5</text:p>
          </table:table-cell>
          <table:table-cell office:value-type="float" office:value="12.6667">
            <text:p>12.6667</text:p>
          </table:table-cell>
          <table:table-cell office:value-type="float" office:value="0.5224641043681968">
            <text:p>0.5224641043681968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7-31T14:00:00">
            <text:p>Mon Jul 31 14:00:00 2023</text:p>
          </table:table-cell>
          <table:table-cell office:value-type="float" office:value="175.5">
            <text:p>175.5</text:p>
          </table:table-cell>
          <table:table-cell office:value-type="float" office:value="48.6667">
            <text:p>48.6667</text:p>
          </table:table-cell>
          <table:table-cell office:value-type="float" office:value="-0.038085764339334714">
            <text:p>-0.038085764339334714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7-31T15:00:00">
            <text:p>Mon Jul 31 15:00:00 2023</text:p>
          </table:table-cell>
          <table:table-cell office:value-type="float" office:value="177.1667">
            <text:p>177.1667</text:p>
          </table:table-cell>
          <table:table-cell office:value-type="float" office:value="36.0">
            <text:p>36.0</text:p>
          </table:table-cell>
          <table:table-cell office:value-type="float" office:value="0.029760904057197144">
            <text:p>0.029760904057197144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7-31T16:00:00">
            <text:p>Mon Jul 31 16:00:00 2023</text:p>
          </table:table-cell>
          <table:table-cell office:value-type="float" office:value="184.1667">
            <text:p>184.1667</text:p>
          </table:table-cell>
          <table:table-cell office:value-type="float" office:value="28.0">
            <text:p>28.0</text:p>
          </table:table-cell>
          <table:table-cell office:value-type="float" office:value="0.18480840499278198">
            <text:p>0.18480840499278198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7-31T17:00:00">
            <text:p>Mon Jul 31 17:00:00 2023</text:p>
          </table:table-cell>
          <table:table-cell office:value-type="float" office:value="225.3333">
            <text:p>225.3333</text:p>
          </table:table-cell>
          <table:table-cell office:value-type="float" office:value="22.3333">
            <text:p>22.3333</text:p>
          </table:table-cell>
          <table:table-cell office:value-type="float" office:value="0.3279661603959014">
            <text:p>0.3279661603959014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23-08-01T13:00:00">
            <text:p>Tue Aug  1 13:00:00 2023</text:p>
          </table:table-cell>
          <table:table-cell office:value-type="float" office:value="167.3333">
            <text:p>167.3333</text:p>
          </table:table-cell>
          <table:table-cell office:value-type="float" office:value="54.6667">
            <text:p>54.6667</text:p>
          </table:table-cell>
          <table:table-cell office:value-type="float" office:value="0.1382685498794058">
            <text:p>0.1382685498794058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1T14:00:00">
            <text:p>Tue Aug  1 14:00:00 2023</text:p>
          </table:table-cell>
          <table:table-cell office:value-type="float" office:value="192.5">
            <text:p>192.5</text:p>
          </table:table-cell>
          <table:table-cell office:value-type="float" office:value="46.0">
            <text:p>46.0</text:p>
          </table:table-cell>
          <table:table-cell office:value-type="float" office:value="0.10001721368563944">
            <text:p>0.10001721368563944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08-01T15:00:00">
            <text:p>Tue Aug  1 15:00:00 2023</text:p>
          </table:table-cell>
          <table:table-cell office:value-type="float" office:value="196.0">
            <text:p>196.0</text:p>
          </table:table-cell>
          <table:table-cell office:value-type="float" office:value="36.5">
            <text:p>36.5</text:p>
          </table:table-cell>
          <table:table-cell office:value-type="float" office:value="0.10503246556811854">
            <text:p>0.10503246556811854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08-01T16:00:00">
            <text:p>Tue Aug  1 16:00:00 2023</text:p>
          </table:table-cell>
          <table:table-cell office:value-type="float" office:value="178.6667">
            <text:p>178.6667</text:p>
          </table:table-cell>
          <table:table-cell office:value-type="float" office:value="31.1667">
            <text:p>31.1667</text:p>
          </table:table-cell>
          <table:table-cell office:value-type="float" office:value="0.12791300702611275">
            <text:p>0.12791300702611275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3-08-01T17:00:00">
            <text:p>Tue Aug  1 17:00:00 2023</text:p>
          </table:table-cell>
          <table:table-cell office:value-type="float" office:value="174.1667">
            <text:p>174.1667</text:p>
          </table:table-cell>
          <table:table-cell office:value-type="float" office:value="28.8333">
            <text:p>28.8333</text:p>
          </table:table-cell>
          <table:table-cell office:value-type="float" office:value="0.03470229430816156">
            <text:p>0.03470229430816156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3-08-01T18:00:00">
            <text:p>Tue Aug  1 18:00:00 2023</text:p>
          </table:table-cell>
          <table:table-cell office:value-type="float" office:value="179.1667">
            <text:p>179.1667</text:p>
          </table:table-cell>
          <table:table-cell office:value-type="float" office:value="28.0">
            <text:p>28.0</text:p>
          </table:table-cell>
          <table:table-cell office:value-type="float" office:value="0.028454202774873767">
            <text:p>0.0284542027748737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02T12:00:00">
            <text:p>Wed Aug  2 12:00:00 2023</text:p>
          </table:table-cell>
          <table:table-cell office:value-type="float" office:value="153.8333">
            <text:p>153.8333</text:p>
          </table:table-cell>
          <table:table-cell office:value-type="float" office:value="25.6667">
            <text:p>25.6667</text:p>
          </table:table-cell>
          <table:table-cell office:value-type="float" office:value="0.5634536398649024">
            <text:p>0.5634536398649024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8-02T13:00:00">
            <text:p>Wed Aug  2 13:00:00 2023</text:p>
          </table:table-cell>
          <table:table-cell office:value-type="float" office:value="199.3333">
            <text:p>199.3333</text:p>
          </table:table-cell>
          <table:table-cell office:value-type="float" office:value="27.0">
            <text:p>27.0</text:p>
          </table:table-cell>
          <table:table-cell office:value-type="float" office:value="0.63631851665173">
            <text:p>0.6363185166517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02T14:00:00">
            <text:p>Wed Aug  2 14:00:00 2023</text:p>
          </table:table-cell>
          <table:table-cell office:value-type="float" office:value="159.5">
            <text:p>159.5</text:p>
          </table:table-cell>
          <table:table-cell office:value-type="float" office:value="27.0">
            <text:p>27.0</text:p>
          </table:table-cell>
          <table:table-cell office:value-type="float" office:value="0.7385140335962496">
            <text:p>0.7385140335962496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8-02T15:00:00">
            <text:p>Wed Aug  2 15:00:00 2023</text:p>
          </table:table-cell>
          <table:table-cell office:value-type="float" office:value="169.3333">
            <text:p>169.3333</text:p>
          </table:table-cell>
          <table:table-cell office:value-type="float" office:value="26.1667">
            <text:p>26.1667</text:p>
          </table:table-cell>
          <table:table-cell office:value-type="float" office:value="0.7618227790178617">
            <text:p>0.761822779017861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02T16:00:00">
            <text:p>Wed Aug  2 16:00:00 2023</text:p>
          </table:table-cell>
          <table:table-cell office:value-type="float" office:value="172.3333">
            <text:p>172.3333</text:p>
          </table:table-cell>
          <table:table-cell office:value-type="float" office:value="23.0">
            <text:p>23.0</text:p>
          </table:table-cell>
          <table:table-cell office:value-type="float" office:value="0.4945805558511797">
            <text:p>0.494580555851179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8-02T17:00:00">
            <text:p>Wed Aug  2 17:00:00 2023</text:p>
          </table:table-cell>
          <table:table-cell office:value-type="float" office:value="175.3333">
            <text:p>175.3333</text:p>
          </table:table-cell>
          <table:table-cell office:value-type="float" office:value="22.3333">
            <text:p>22.3333</text:p>
          </table:table-cell>
          <table:table-cell office:value-type="float" office:value="0.13959692150105008">
            <text:p>0.13959692150105008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02T18:00:00">
            <text:p>Wed Aug  2 18:00:00 2023</text:p>
          </table:table-cell>
          <table:table-cell office:value-type="float" office:value="179.3333">
            <text:p>179.3333</text:p>
          </table:table-cell>
          <table:table-cell office:value-type="float" office:value="21.6667">
            <text:p>21.6667</text:p>
          </table:table-cell>
          <table:table-cell office:value-type="float" office:value="0.09110858454823517">
            <text:p>0.0911085845482351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03T13:00:00">
            <text:p>Thu Aug  3 13:00:00 2023</text:p>
          </table:table-cell>
          <table:table-cell office:value-type="float" office:value="164.8333">
            <text:p>164.8333</text:p>
          </table:table-cell>
          <table:table-cell office:value-type="float" office:value="35.1667">
            <text:p>35.1667</text:p>
          </table:table-cell>
          <table:table-cell office:value-type="float" office:value="0.3206969757904789">
            <text:p>0.3206969757904789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08-03T14:00:00">
            <text:p>Thu Aug  3 14:00:00 2023</text:p>
          </table:table-cell>
          <table:table-cell office:value-type="float" office:value="167.3333">
            <text:p>167.3333</text:p>
          </table:table-cell>
          <table:table-cell office:value-type="float" office:value="22.8333">
            <text:p>22.8333</text:p>
          </table:table-cell>
          <table:table-cell office:value-type="float" office:value="0.21334267570273874">
            <text:p>0.21334267570273874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8-03T15:00:00">
            <text:p>Thu Aug  3 15:00:00 2023</text:p>
          </table:table-cell>
          <table:table-cell office:value-type="float" office:value="141.8333">
            <text:p>141.8333</text:p>
          </table:table-cell>
          <table:table-cell office:value-type="float" office:value="17.1667">
            <text:p>17.1667</text:p>
          </table:table-cell>
          <table:table-cell office:value-type="float" office:value="0.1911704240929121">
            <text:p>0.1911704240929121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3T16:00:00">
            <text:p>Thu Aug  3 16:00:00 2023</text:p>
          </table:table-cell>
          <table:table-cell office:value-type="float" office:value="178.1667">
            <text:p>178.1667</text:p>
          </table:table-cell>
          <table:table-cell office:value-type="float" office:value="12.8333">
            <text:p>12.8333</text:p>
          </table:table-cell>
          <table:table-cell office:value-type="float" office:value="0.2432011875885926">
            <text:p>0.2432011875885926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03T17:00:00">
            <text:p>Thu Aug  3 17:00:00 2023</text:p>
          </table:table-cell>
          <table:table-cell office:value-type="float" office:value="173.5">
            <text:p>173.5</text:p>
          </table:table-cell>
          <table:table-cell office:value-type="float" office:value="11.1667">
            <text:p>11.1667</text:p>
          </table:table-cell>
          <table:table-cell office:value-type="float" office:value="0.3266411788718752">
            <text:p>0.3266411788718752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3-08-03T18:00:00">
            <text:p>Thu Aug  3 18:00:00 2023</text:p>
          </table:table-cell>
          <table:table-cell office:value-type="float" office:value="176.0">
            <text:p>176.0</text:p>
          </table:table-cell>
          <table:table-cell office:value-type="float" office:value="13.0">
            <text:p>13.0</text:p>
          </table:table-cell>
          <table:table-cell office:value-type="float" office:value="0.3203027500436937">
            <text:p>0.320302750043693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8-04T13:00:00">
            <text:p>Fri Aug  4 13:00:00 2023</text:p>
          </table:table-cell>
          <table:table-cell office:value-type="float" office:value="284.1667">
            <text:p>284.1667</text:p>
          </table:table-cell>
          <table:table-cell office:value-type="float" office:value="42.1667">
            <text:p>42.1667</text:p>
          </table:table-cell>
          <table:table-cell office:value-type="float" office:value="-0.8340801730188325">
            <text:p>-0.834080173018832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08-04T14:00:00">
            <text:p>Fri Aug  4 14:00:00 2023</text:p>
          </table:table-cell>
          <table:table-cell office:value-type="float" office:value="219.0">
            <text:p>219.0</text:p>
          </table:table-cell>
          <table:table-cell office:value-type="float" office:value="50.3333">
            <text:p>50.3333</text:p>
          </table:table-cell>
          <table:table-cell office:value-type="float" office:value="-0.8308018260218637">
            <text:p>-0.830801826021863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04T15:00:00">
            <text:p>Fri Aug  4 15:00:00 2023</text:p>
          </table:table-cell>
          <table:table-cell office:value-type="float" office:value="229.3333">
            <text:p>229.3333</text:p>
          </table:table-cell>
          <table:table-cell office:value-type="float" office:value="48.0">
            <text:p>48.0</text:p>
          </table:table-cell>
          <table:table-cell office:value-type="float" office:value="-0.76356025595951">
            <text:p>-0.76356025595951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8-04T16:00:00">
            <text:p>Fri Aug  4 16:00:00 2023</text:p>
          </table:table-cell>
          <table:table-cell office:value-type="float" office:value="233.3333">
            <text:p>233.3333</text:p>
          </table:table-cell>
          <table:table-cell office:value-type="float" office:value="38.6667">
            <text:p>38.6667</text:p>
          </table:table-cell>
          <table:table-cell office:value-type="float" office:value="-0.661078313740313">
            <text:p>-0.66107831374031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3-08-04T17:00:00">
            <text:p>Fri Aug  4 17:00:00 2023</text:p>
          </table:table-cell>
          <table:table-cell office:value-type="float" office:value="115.3333">
            <text:p>115.3333</text:p>
          </table:table-cell>
          <table:table-cell office:value-type="float" office:value="34.0">
            <text:p>34.0</text:p>
          </table:table-cell>
          <table:table-cell office:value-type="float" office:value="-0.5216395164893901">
            <text:p>-0.5216395164893901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3-08-04T18:00:00">
            <text:p>Fri Aug  4 18:00:00 2023</text:p>
          </table:table-cell>
          <table:table-cell office:value-type="float" office:value="318.0">
            <text:p>318.0</text:p>
          </table:table-cell>
          <table:table-cell office:value-type="float" office:value="28.8333">
            <text:p>28.8333</text:p>
          </table:table-cell>
          <table:table-cell office:value-type="float" office:value="-0.34629937704248076">
            <text:p>-0.34629937704248076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8-05T12:00:00">
            <text:p>Sat Aug  5 12:00:00 2023</text:p>
          </table:table-cell>
          <table:table-cell office:value-type="float" office:value="316.0">
            <text:p>316.0</text:p>
          </table:table-cell>
          <table:table-cell office:value-type="float" office:value="37.1667">
            <text:p>37.1667</text:p>
          </table:table-cell>
          <table:table-cell office:value-type="float" office:value="0.38694291551158766">
            <text:p>0.38694291551158766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5T13:00:00">
            <text:p>Sat Aug  5 13:00:00 2023</text:p>
          </table:table-cell>
          <table:table-cell office:value-type="float" office:value="276.6667">
            <text:p>276.6667</text:p>
          </table:table-cell>
          <table:table-cell office:value-type="float" office:value="43.8333">
            <text:p>43.8333</text:p>
          </table:table-cell>
          <table:table-cell office:value-type="float" office:value="0.4661488456794914">
            <text:p>0.466148845679491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8-05T14:00:00">
            <text:p>Sat Aug  5 14:00:00 2023</text:p>
          </table:table-cell>
          <table:table-cell office:value-type="float" office:value="277.3333">
            <text:p>277.3333</text:p>
          </table:table-cell>
          <table:table-cell office:value-type="float" office:value="46.1667">
            <text:p>46.1667</text:p>
          </table:table-cell>
          <table:table-cell office:value-type="float" office:value="0.5252030819542756">
            <text:p>0.5252030819542756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05T15:00:00">
            <text:p>Sat Aug  5 15:00:00 2023</text:p>
          </table:table-cell>
          <table:table-cell office:value-type="float" office:value="265.8333">
            <text:p>265.8333</text:p>
          </table:table-cell>
          <table:table-cell office:value-type="float" office:value="41.0">
            <text:p>41.0</text:p>
          </table:table-cell>
          <table:table-cell office:value-type="float" office:value="0.5911602395426236">
            <text:p>0.5911602395426236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5T16:00:00">
            <text:p>Sat Aug  5 16:00:00 2023</text:p>
          </table:table-cell>
          <table:table-cell office:value-type="float" office:value="300.1667">
            <text:p>300.1667</text:p>
          </table:table-cell>
          <table:table-cell office:value-type="float" office:value="35.6667">
            <text:p>35.6667</text:p>
          </table:table-cell>
          <table:table-cell office:value-type="float" office:value="0.6280570135933702">
            <text:p>0.6280570135933702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8-05T17:00:00">
            <text:p>Sat Aug  5 17:00:00 2023</text:p>
          </table:table-cell>
          <table:table-cell office:value-type="float" office:value="280.6667">
            <text:p>280.6667</text:p>
          </table:table-cell>
          <table:table-cell office:value-type="float" office:value="30.5">
            <text:p>30.5</text:p>
          </table:table-cell>
          <table:table-cell office:value-type="float" office:value="0.6083701500055475">
            <text:p>0.608370150005547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8-05T18:00:00">
            <text:p>Sat Aug  5 18:00:00 2023</text:p>
          </table:table-cell>
          <table:table-cell office:value-type="float" office:value="279.5">
            <text:p>279.5</text:p>
          </table:table-cell>
          <table:table-cell office:value-type="float" office:value="26.3333">
            <text:p>26.3333</text:p>
          </table:table-cell>
          <table:table-cell office:value-type="float" office:value="0.5547565315343005">
            <text:p>0.554756531534300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3-08-05T19:00:00">
            <text:p>Sat Aug  5 19:00:00 2023</text:p>
          </table:table-cell>
          <table:table-cell office:value-type="float" office:value="122.1667">
            <text:p>122.1667</text:p>
          </table:table-cell>
          <table:table-cell office:value-type="float" office:value="25.6667">
            <text:p>25.6667</text:p>
          </table:table-cell>
          <table:table-cell office:value-type="float" office:value="0.4445557395530439">
            <text:p>0.4445557395530439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3-08-06T12:00:00">
            <text:p>Sun Aug  6 12:00:00 2023</text:p>
          </table:table-cell>
          <table:table-cell office:value-type="float" office:value="170.8333">
            <text:p>170.8333</text:p>
          </table:table-cell>
          <table:table-cell office:value-type="float" office:value="27.5">
            <text:p>27.5</text:p>
          </table:table-cell>
          <table:table-cell office:value-type="float" office:value="0.008822646474339486">
            <text:p>0.00882264647433948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8-06T13:00:00">
            <text:p>Sun Aug  6 13:00:00 2023</text:p>
          </table:table-cell>
          <table:table-cell office:value-type="float" office:value="229.1667">
            <text:p>229.1667</text:p>
          </table:table-cell>
          <table:table-cell office:value-type="float" office:value="26.3333">
            <text:p>26.3333</text:p>
          </table:table-cell>
          <table:table-cell office:value-type="float" office:value="-0.03628300438087183">
            <text:p>-0.0362830043808718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8-06T14:00:00">
            <text:p>Sun Aug  6 14:00:00 2023</text:p>
          </table:table-cell>
          <table:table-cell office:value-type="float" office:value="218.6667">
            <text:p>218.6667</text:p>
          </table:table-cell>
          <table:table-cell office:value-type="float" office:value="25.1667">
            <text:p>25.1667</text:p>
          </table:table-cell>
          <table:table-cell office:value-type="float" office:value="-0.07036272701874148">
            <text:p>-0.07036272701874148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8-06T15:00:00">
            <text:p>Sun Aug  6 15:00:00 2023</text:p>
          </table:table-cell>
          <table:table-cell office:value-type="float" office:value="192.8333">
            <text:p>192.8333</text:p>
          </table:table-cell>
          <table:table-cell office:value-type="float" office:value="21.0">
            <text:p>21.0</text:p>
          </table:table-cell>
          <table:table-cell office:value-type="float" office:value="-0.08274042004770903">
            <text:p>-0.0827404200477090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06T16:00:00">
            <text:p>Sun Aug  6 16:00:00 2023</text:p>
          </table:table-cell>
          <table:table-cell office:value-type="float" office:value="156.8333">
            <text:p>156.8333</text:p>
          </table:table-cell>
          <table:table-cell office:value-type="float" office:value="17.1667">
            <text:p>17.1667</text:p>
          </table:table-cell>
          <table:table-cell office:value-type="float" office:value="-0.08227183418361954">
            <text:p>-0.08227183418361954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6T17:00:00">
            <text:p>Sun Aug  6 17:00:00 2023</text:p>
          </table:table-cell>
          <table:table-cell office:value-type="float" office:value="224.0">
            <text:p>224.0</text:p>
          </table:table-cell>
          <table:table-cell office:value-type="float" office:value="17.5">
            <text:p>17.5</text:p>
          </table:table-cell>
          <table:table-cell office:value-type="float" office:value="-0.08944277346963071">
            <text:p>-0.08944277346963071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323.3333">
            <text:p>323.3333</text:p>
          </table:table-cell>
          <table:table-cell office:value-type="float" office:value="15.6667">
            <text:p>15.6667</text:p>
          </table:table-cell>
          <table:table-cell office:value-type="float" office:value="-0.14129873236569712">
            <text:p>-0.14129873236569712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8-07T14:00:00">
            <text:p>Mon Aug  7 14:00:00 2023</text:p>
          </table:table-cell>
          <table:table-cell office:value-type="float" office:value="138.3333">
            <text:p>138.3333</text:p>
          </table:table-cell>
          <table:table-cell office:value-type="float" office:value="70.8333">
            <text:p>70.8333</text:p>
          </table:table-cell>
          <table:table-cell office:value-type="float" office:value="-0.3107154396442979">
            <text:p>-0.3107154396442979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07T15:00:00">
            <text:p>Mon Aug  7 15:00:00 2023</text:p>
          </table:table-cell>
          <table:table-cell office:value-type="float" office:value="158.5">
            <text:p>158.5</text:p>
          </table:table-cell>
          <table:table-cell office:value-type="float" office:value="60.8333">
            <text:p>60.8333</text:p>
          </table:table-cell>
          <table:table-cell office:value-type="float" office:value="-0.24677367636291714">
            <text:p>-0.24677367636291714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8-07T16:00:00">
            <text:p>Mon Aug  7 16:00:00 2023</text:p>
          </table:table-cell>
          <table:table-cell office:value-type="float" office:value="153.5">
            <text:p>153.5</text:p>
          </table:table-cell>
          <table:table-cell office:value-type="float" office:value="46.5">
            <text:p>46.5</text:p>
          </table:table-cell>
          <table:table-cell office:value-type="float" office:value="-0.16936406225283498">
            <text:p>-0.16936406225283498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3-08-07T17:00:00">
            <text:p>Mon Aug  7 17:00:00 2023</text:p>
          </table:table-cell>
          <table:table-cell office:value-type="float" office:value="201.3333">
            <text:p>201.3333</text:p>
          </table:table-cell>
          <table:table-cell office:value-type="float" office:value="34.5">
            <text:p>34.5</text:p>
          </table:table-cell>
          <table:table-cell office:value-type="float" office:value="-0.013058072168203972">
            <text:p>-0.013058072168203972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8-07T18:00:00">
            <text:p>Mon Aug  7 18:00:00 2023</text:p>
          </table:table-cell>
          <table:table-cell office:value-type="float" office:value="247.5">
            <text:p>247.5</text:p>
          </table:table-cell>
          <table:table-cell office:value-type="float" office:value="29.5">
            <text:p>29.5</text:p>
          </table:table-cell>
          <table:table-cell office:value-type="float" office:value="0.19241459102516933">
            <text:p>0.19241459102516933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07T19:00:00">
            <text:p>Mon Aug  7 19:00:00 2023</text:p>
          </table:table-cell>
          <table:table-cell office:value-type="float" office:value="239.0">
            <text:p>239.0</text:p>
          </table:table-cell>
          <table:table-cell office:value-type="float" office:value="28.0">
            <text:p>28.0</text:p>
          </table:table-cell>
          <table:table-cell office:value-type="float" office:value="0.322711492358405">
            <text:p>0.322711492358405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8-08T14:00:00">
            <text:p>Tue Aug  8 14:00:00 2023</text:p>
          </table:table-cell>
          <table:table-cell office:value-type="float" office:value="185.6667">
            <text:p>185.6667</text:p>
          </table:table-cell>
          <table:table-cell office:value-type="float" office:value="55.1667">
            <text:p>55.1667</text:p>
          </table:table-cell>
          <table:table-cell office:value-type="float" office:value="0.6726551176546286">
            <text:p>0.6726551176546286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08-08T15:00:00">
            <text:p>Tue Aug  8 15:00:00 2023</text:p>
          </table:table-cell>
          <table:table-cell office:value-type="float" office:value="111.0">
            <text:p>111.0</text:p>
          </table:table-cell>
          <table:table-cell office:value-type="float" office:value="49.3333">
            <text:p>49.3333</text:p>
          </table:table-cell>
          <table:table-cell office:value-type="float" office:value="0.5242150514487378">
            <text:p>0.5242150514487378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8-08T16:00:00">
            <text:p>Tue Aug  8 16:00:00 2023</text:p>
          </table:table-cell>
          <table:table-cell office:value-type="float" office:value="238.0">
            <text:p>238.0</text:p>
          </table:table-cell>
          <table:table-cell office:value-type="float" office:value="46.8333">
            <text:p>46.8333</text:p>
          </table:table-cell>
          <table:table-cell office:value-type="float" office:value="0.42397276001419626">
            <text:p>0.42397276001419626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8-08T17:00:00">
            <text:p>Tue Aug  8 17:00:00 2023</text:p>
          </table:table-cell>
          <table:table-cell office:value-type="float" office:value="186.6667">
            <text:p>186.6667</text:p>
          </table:table-cell>
          <table:table-cell office:value-type="float" office:value="48.1667">
            <text:p>48.1667</text:p>
          </table:table-cell>
          <table:table-cell office:value-type="float" office:value="0.41646852229250914">
            <text:p>0.41646852229250914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3-08-08T18:00:00">
            <text:p>Tue Aug  8 18:00:00 2023</text:p>
          </table:table-cell>
          <table:table-cell office:value-type="float" office:value="143.0">
            <text:p>143.0</text:p>
          </table:table-cell>
          <table:table-cell office:value-type="float" office:value="49.0">
            <text:p>49.0</text:p>
          </table:table-cell>
          <table:table-cell office:value-type="float" office:value="0.42472124667454025">
            <text:p>0.4247212466745402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08-08T19:00:00">
            <text:p>Tue Aug  8 19:00:00 2023</text:p>
          </table:table-cell>
          <table:table-cell office:value-type="float" office:value="175.8333">
            <text:p>175.8333</text:p>
          </table:table-cell>
          <table:table-cell office:value-type="float" office:value="47.5">
            <text:p>47.5</text:p>
          </table:table-cell>
          <table:table-cell office:value-type="float" office:value="0.4578405838331343">
            <text:p>0.457840583833134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151.6667">
            <text:p>151.6667</text:p>
          </table:table-cell>
          <table:table-cell office:value-type="float" office:value="42.1667">
            <text:p>42.1667</text:p>
          </table:table-cell>
          <table:table-cell office:value-type="float" office:value="0.913217789863523">
            <text:p>0.91321778986352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8-09T14:00:00">
            <text:p>Wed Aug  9 14:00:00 2023</text:p>
          </table:table-cell>
          <table:table-cell office:value-type="float" office:value="305.0">
            <text:p>305.0</text:p>
          </table:table-cell>
          <table:table-cell office:value-type="float" office:value="41.8333">
            <text:p>41.8333</text:p>
          </table:table-cell>
          <table:table-cell office:value-type="float" office:value="1.0327955506205315">
            <text:p>1.032795550620531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09T15:00:00">
            <text:p>Wed Aug  9 15:00:00 2023</text:p>
          </table:table-cell>
          <table:table-cell office:value-type="float" office:value="142.0">
            <text:p>142.0</text:p>
          </table:table-cell>
          <table:table-cell office:value-type="float" office:value="40.8333">
            <text:p>40.8333</text:p>
          </table:table-cell>
          <table:table-cell office:value-type="float" office:value="1.1992673352221845">
            <text:p>1.199267335222184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8-09T16:00:00">
            <text:p>Wed Aug  9 16:00:00 2023</text:p>
          </table:table-cell>
          <table:table-cell office:value-type="float" office:value="216.8333">
            <text:p>216.8333</text:p>
          </table:table-cell>
          <table:table-cell office:value-type="float" office:value="40.5">
            <text:p>40.5</text:p>
          </table:table-cell>
          <table:table-cell office:value-type="float" office:value="1.3025459950687615">
            <text:p>1.302545995068761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09T17:00:00">
            <text:p>Wed Aug  9 17:00:00 2023</text:p>
          </table:table-cell>
          <table:table-cell office:value-type="float" office:value="180.5">
            <text:p>180.5</text:p>
          </table:table-cell>
          <table:table-cell office:value-type="float" office:value="39.3333">
            <text:p>39.3333</text:p>
          </table:table-cell>
          <table:table-cell office:value-type="float" office:value="0.7922685217205035">
            <text:p>0.792268521720503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8-09T18:00:00">
            <text:p>Wed Aug  9 18:00:00 2023</text:p>
          </table:table-cell>
          <table:table-cell office:value-type="float" office:value="151.3333">
            <text:p>151.3333</text:p>
          </table:table-cell>
          <table:table-cell office:value-type="float" office:value="42.6667">
            <text:p>42.6667</text:p>
          </table:table-cell>
          <table:table-cell office:value-type="float" office:value="0.4361271495379056">
            <text:p>0.4361271495379056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09T19:00:00">
            <text:p>Wed Aug  9 19:00:00 2023</text:p>
          </table:table-cell>
          <table:table-cell office:value-type="float" office:value="257.3333">
            <text:p>257.3333</text:p>
          </table:table-cell>
          <table:table-cell office:value-type="float" office:value="48.1667">
            <text:p>48.1667</text:p>
          </table:table-cell>
          <table:table-cell office:value-type="float" office:value="0.09415625203660637">
            <text:p>0.0941562520366063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08-09T20:00:00">
            <text:p>Wed Aug  9 20:00:00 2023</text:p>
          </table:table-cell>
          <table:table-cell office:value-type="float" office:value="214.1667">
            <text:p>214.1667</text:p>
          </table:table-cell>
          <table:table-cell office:value-type="float" office:value="48.1667">
            <text:p>48.1667</text:p>
          </table:table-cell>
          <table:table-cell office:value-type="float" office:value="-0.16776611887966253">
            <text:p>-0.1677661188796625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188.1667">
            <text:p>188.1667</text:p>
          </table:table-cell>
          <table:table-cell office:value-type="float" office:value="62.3333">
            <text:p>62.3333</text:p>
          </table:table-cell>
          <table:table-cell office:value-type="float" office:value="0.0009364281285675563">
            <text:p>0.000936428128567556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8-10T14:00:00">
            <text:p>Thu Aug 10 14:00:00 2023</text:p>
          </table:table-cell>
          <table:table-cell office:value-type="float" office:value="114.1667">
            <text:p>114.1667</text:p>
          </table:table-cell>
          <table:table-cell office:value-type="float" office:value="59.5">
            <text:p>59.5</text:p>
          </table:table-cell>
          <table:table-cell office:value-type="float" office:value="0.012941805594089324">
            <text:p>0.01294180559408932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10T15:00:00">
            <text:p>Thu Aug 10 15:00:00 2023</text:p>
          </table:table-cell>
          <table:table-cell office:value-type="float" office:value="153.5">
            <text:p>153.5</text:p>
          </table:table-cell>
          <table:table-cell office:value-type="float" office:value="57.6667">
            <text:p>57.6667</text:p>
          </table:table-cell>
          <table:table-cell office:value-type="float" office:value="0.19443741473766615">
            <text:p>0.1944374147376661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08-10T16:00:00">
            <text:p>Thu Aug 10 16:00:00 2023</text:p>
          </table:table-cell>
          <table:table-cell office:value-type="float" office:value="168.3333">
            <text:p>168.3333</text:p>
          </table:table-cell>
          <table:table-cell office:value-type="float" office:value="57.0">
            <text:p>57.0</text:p>
          </table:table-cell>
          <table:table-cell office:value-type="float" office:value="0.32185277742889484">
            <text:p>0.32185277742889484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08-10T17:00:00">
            <text:p>Thu Aug 10 17:00:00 2023</text:p>
          </table:table-cell>
          <table:table-cell office:value-type="float" office:value="220.1667">
            <text:p>220.1667</text:p>
          </table:table-cell>
          <table:table-cell office:value-type="float" office:value="56.1667">
            <text:p>56.1667</text:p>
          </table:table-cell>
          <table:table-cell office:value-type="float" office:value="0.4916925682571938">
            <text:p>0.4916925682571938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3-08-10T18:00:00">
            <text:p>Thu Aug 10 18:00:00 2023</text:p>
          </table:table-cell>
          <table:table-cell office:value-type="float" office:value="131.5">
            <text:p>131.5</text:p>
          </table:table-cell>
          <table:table-cell office:value-type="float" office:value="51.0">
            <text:p>51.0</text:p>
          </table:table-cell>
          <table:table-cell office:value-type="float" office:value="0.7182052287357212">
            <text:p>0.7182052287357212</text:p>
          </table:table-cell>
          <table:table-cell office:value-type="float" office:value="109.8333">
            <text:p>109.8333</text:p>
          </table:table-cell>
        </table:table-row>
        <table:table-row>
          <table:table-cell table:style-name="pd1" office:value-type="date" office:date-value="2023-08-11T14:00:00">
            <text:p>Fri Aug 11 14:00:00 2023</text:p>
          </table:table-cell>
          <table:table-cell office:value-type="float" office:value="267.8333">
            <text:p>267.8333</text:p>
          </table:table-cell>
          <table:table-cell office:value-type="float" office:value="67.6667">
            <text:p>67.6667</text:p>
          </table:table-cell>
          <table:table-cell office:value-type="float" office:value="0.20283366019195523">
            <text:p>0.2028336601919552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3-08-11T15:00:00">
            <text:p>Fri Aug 11 15:00:00 2023</text:p>
          </table:table-cell>
          <table:table-cell office:value-type="float" office:value="217.3333">
            <text:p>217.3333</text:p>
          </table:table-cell>
          <table:table-cell office:value-type="float" office:value="49.5">
            <text:p>49.5</text:p>
          </table:table-cell>
          <table:table-cell office:value-type="float" office:value="0.18453234849400374">
            <text:p>0.18453234849400374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3-08-11T16:00:00">
            <text:p>Fri Aug 11 16:00:00 2023</text:p>
          </table:table-cell>
          <table:table-cell office:value-type="float" office:value="219.3333">
            <text:p>219.3333</text:p>
          </table:table-cell>
          <table:table-cell office:value-type="float" office:value="36.5">
            <text:p>36.5</text:p>
          </table:table-cell>
          <table:table-cell office:value-type="float" office:value="0.3488487680089658">
            <text:p>0.3488487680089658</text:p>
          </table:table-cell>
          <table:table-cell office:value-type="float" office:value="144.3333">
            <text:p>144.3333</text:p>
          </table:table-cell>
        </table:table-row>
        <table:table-row>
          <table:table-cell table:style-name="pd1" office:value-type="date" office:date-value="2023-08-11T17:00:00">
            <text:p>Fri Aug 11 17:00:00 2023</text:p>
          </table:table-cell>
          <table:table-cell office:value-type="float" office:value="178.1667">
            <text:p>178.1667</text:p>
          </table:table-cell>
          <table:table-cell office:value-type="float" office:value="30.1667">
            <text:p>30.1667</text:p>
          </table:table-cell>
          <table:table-cell office:value-type="float" office:value="0.5015922591786609">
            <text:p>0.5015922591786609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23-08-11T18:00:00">
            <text:p>Fri Aug 11 18:00:00 2023</text:p>
          </table:table-cell>
          <table:table-cell office:value-type="float" office:value="175.0">
            <text:p>175.0</text:p>
          </table:table-cell>
          <table:table-cell office:value-type="float" office:value="27.0">
            <text:p>27.0</text:p>
          </table:table-cell>
          <table:table-cell office:value-type="float" office:value="0.46063366948921686">
            <text:p>0.46063366948921686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3-08-12T12:00:00">
            <text:p>Sat Aug 12 12:00:00 2023</text:p>
          </table:table-cell>
          <table:table-cell office:value-type="float" office:value="154.6667">
            <text:p>154.6667</text:p>
          </table:table-cell>
          <table:table-cell office:value-type="float" office:value="33.6667">
            <text:p>33.6667</text:p>
          </table:table-cell>
          <table:table-cell office:value-type="float" office:value="0.5168513895454213">
            <text:p>0.516851389545421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08-12T13:00:00">
            <text:p>Sat Aug 12 13:00:00 2023</text:p>
          </table:table-cell>
          <table:table-cell office:value-type="float" office:value="155.8333">
            <text:p>155.8333</text:p>
          </table:table-cell>
          <table:table-cell office:value-type="float" office:value="30.1667">
            <text:p>30.1667</text:p>
          </table:table-cell>
          <table:table-cell office:value-type="float" office:value="0.56490282608561">
            <text:p>0.56490282608561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08-12T14:00:00">
            <text:p>Sat Aug 12 14:00:00 2023</text:p>
          </table:table-cell>
          <table:table-cell office:value-type="float" office:value="160.3333">
            <text:p>160.3333</text:p>
          </table:table-cell>
          <table:table-cell office:value-type="float" office:value="28.5">
            <text:p>28.5</text:p>
          </table:table-cell>
          <table:table-cell office:value-type="float" office:value="0.6514977847022924">
            <text:p>0.6514977847022924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08-12T15:00:00">
            <text:p>Sat Aug 12 15:00:00 2023</text:p>
          </table:table-cell>
          <table:table-cell office:value-type="float" office:value="172.8333">
            <text:p>172.8333</text:p>
          </table:table-cell>
          <table:table-cell office:value-type="float" office:value="26.5">
            <text:p>26.5</text:p>
          </table:table-cell>
          <table:table-cell office:value-type="float" office:value="0.7422584257126186">
            <text:p>0.7422584257126186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8-12T16:00:00">
            <text:p>Sat Aug 12 16:00:00 2023</text:p>
          </table:table-cell>
          <table:table-cell office:value-type="float" office:value="171.3333">
            <text:p>171.3333</text:p>
          </table:table-cell>
          <table:table-cell office:value-type="float" office:value="20.0">
            <text:p>20.0</text:p>
          </table:table-cell>
          <table:table-cell office:value-type="float" office:value="0.7146113832750581">
            <text:p>0.7146113832750581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8-12T17:00:00">
            <text:p>Sat Aug 12 17:00:00 2023</text:p>
          </table:table-cell>
          <table:table-cell office:value-type="float" office:value="182.8333">
            <text:p>182.8333</text:p>
          </table:table-cell>
          <table:table-cell office:value-type="float" office:value="14.0">
            <text:p>14.0</text:p>
          </table:table-cell>
          <table:table-cell office:value-type="float" office:value="0.27343227628262934">
            <text:p>0.27343227628262934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12T18:00:00">
            <text:p>Sat Aug 12 18:00:00 2023</text:p>
          </table:table-cell>
          <table:table-cell office:value-type="float" office:value="178.6667">
            <text:p>178.6667</text:p>
          </table:table-cell>
          <table:table-cell office:value-type="float" office:value="15.0">
            <text:p>15.0</text:p>
          </table:table-cell>
          <table:table-cell office:value-type="float" office:value="-0.09671884516741293">
            <text:p>-0.0967188451674129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8-13T11:00:00">
            <text:p>Sun Aug 13 11:00:00 2023</text:p>
          </table:table-cell>
          <table:table-cell office:value-type="float" office:value="154.5">
            <text:p>154.5</text:p>
          </table:table-cell>
          <table:table-cell office:value-type="float" office:value="34.0">
            <text:p>34.0</text:p>
          </table:table-cell>
          <table:table-cell office:value-type="float" office:value="0.4691516361518599">
            <text:p>0.4691516361518599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13T12:00:00">
            <text:p>Sun Aug 13 12:00:00 2023</text:p>
          </table:table-cell>
          <table:table-cell office:value-type="float" office:value="159.3333">
            <text:p>159.3333</text:p>
          </table:table-cell>
          <table:table-cell office:value-type="float" office:value="33.5">
            <text:p>33.5</text:p>
          </table:table-cell>
          <table:table-cell office:value-type="float" office:value="0.5179309275026293">
            <text:p>0.517930927502629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8-13T13:00:00">
            <text:p>Sun Aug 13 13:00:00 2023</text:p>
          </table:table-cell>
          <table:table-cell office:value-type="float" office:value="175.6667">
            <text:p>175.6667</text:p>
          </table:table-cell>
          <table:table-cell office:value-type="float" office:value="31.8333">
            <text:p>31.8333</text:p>
          </table:table-cell>
          <table:table-cell office:value-type="float" office:value="0.582071660705058">
            <text:p>0.582071660705058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08-13T14:00:00">
            <text:p>Sun Aug 13 14:00:00 2023</text:p>
          </table:table-cell>
          <table:table-cell office:value-type="float" office:value="172.3333">
            <text:p>172.3333</text:p>
          </table:table-cell>
          <table:table-cell office:value-type="float" office:value="28.8333">
            <text:p>28.8333</text:p>
          </table:table-cell>
          <table:table-cell office:value-type="float" office:value="0.6140105742518615">
            <text:p>0.614010574251861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13T15:00:00">
            <text:p>Sun Aug 13 15:00:00 2023</text:p>
          </table:table-cell>
          <table:table-cell office:value-type="float" office:value="177.8333">
            <text:p>177.8333</text:p>
          </table:table-cell>
          <table:table-cell office:value-type="float" office:value="22.6667">
            <text:p>22.6667</text:p>
          </table:table-cell>
          <table:table-cell office:value-type="float" office:value="0.6588332921792291">
            <text:p>0.6588332921792291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8-13T16:00:00">
            <text:p>Sun Aug 13 16:00:00 2023</text:p>
          </table:table-cell>
          <table:table-cell office:value-type="float" office:value="176.6667">
            <text:p>176.6667</text:p>
          </table:table-cell>
          <table:table-cell office:value-type="float" office:value="16.8333">
            <text:p>16.8333</text:p>
          </table:table-cell>
          <table:table-cell office:value-type="float" office:value="0.6442987764813468">
            <text:p>0.6442987764813468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8-13T17:00:00">
            <text:p>Sun Aug 13 17:00:00 2023</text:p>
          </table:table-cell>
          <table:table-cell office:value-type="float" office:value="177.8333">
            <text:p>177.8333</text:p>
          </table:table-cell>
          <table:table-cell office:value-type="float" office:value="13.6667">
            <text:p>13.6667</text:p>
          </table:table-cell>
          <table:table-cell office:value-type="float" office:value="0.5518235087121554">
            <text:p>0.5518235087121554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178.5">
            <text:p>178.5</text:p>
          </table:table-cell>
          <table:table-cell office:value-type="float" office:value="31.3333">
            <text:p>31.3333</text:p>
          </table:table-cell>
          <table:table-cell office:value-type="float" office:value="0.018100955358153672">
            <text:p>0.01810095535815367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8-14T15:00:00">
            <text:p>Mon Aug 14 15:00:00 2023</text:p>
          </table:table-cell>
          <table:table-cell office:value-type="float" office:value="177.3333">
            <text:p>177.3333</text:p>
          </table:table-cell>
          <table:table-cell office:value-type="float" office:value="29.6667">
            <text:p>29.6667</text:p>
          </table:table-cell>
          <table:table-cell office:value-type="float" office:value="-0.04222986264443826">
            <text:p>-0.04222986264443826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14T16:00:00">
            <text:p>Mon Aug 14 16:00:00 2023</text:p>
          </table:table-cell>
          <table:table-cell office:value-type="float" office:value="174.1667">
            <text:p>174.1667</text:p>
          </table:table-cell>
          <table:table-cell office:value-type="float" office:value="26.8333">
            <text:p>26.8333</text:p>
          </table:table-cell>
          <table:table-cell office:value-type="float" office:value="-0.09679764064658784">
            <text:p>-0.09679764064658784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08-14T17:00:00">
            <text:p>Mon Aug 14 17:00:00 2023</text:p>
          </table:table-cell>
          <table:table-cell office:value-type="float" office:value="175.3333">
            <text:p>175.3333</text:p>
          </table:table-cell>
          <table:table-cell office:value-type="float" office:value="23.0">
            <text:p>23.0</text:p>
          </table:table-cell>
          <table:table-cell office:value-type="float" office:value="-0.10037292496362002">
            <text:p>-0.10037292496362002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14T18:00:00">
            <text:p>Mon Aug 14 18:00:00 2023</text:p>
          </table:table-cell>
          <table:table-cell office:value-type="float" office:value="176.1667">
            <text:p>176.1667</text:p>
          </table:table-cell>
          <table:table-cell office:value-type="float" office:value="22.0">
            <text:p>22.0</text:p>
          </table:table-cell>
          <table:table-cell office:value-type="float" office:value="-0.09145415725495001">
            <text:p>-0.09145415725495001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08-14T19:00:00">
            <text:p>Mon Aug 14 19:00:00 2023</text:p>
          </table:table-cell>
          <table:table-cell office:value-type="float" office:value="176.0">
            <text:p>176.0</text:p>
          </table:table-cell>
          <table:table-cell office:value-type="float" office:value="19.6667">
            <text:p>19.6667</text:p>
          </table:table-cell>
          <table:table-cell office:value-type="float" office:value="-0.14398379916989046">
            <text:p>-0.14398379916989046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15T13:00:00">
            <text:p>Tue Aug 15 13:00:00 2023</text:p>
          </table:table-cell>
          <table:table-cell office:value-type="float" office:value="161.3333">
            <text:p>161.3333</text:p>
          </table:table-cell>
          <table:table-cell office:value-type="float" office:value="25.6667">
            <text:p>25.6667</text:p>
          </table:table-cell>
          <table:table-cell office:value-type="float" office:value="0.37864959589755026">
            <text:p>0.37864959589755026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8-15T14:00:00">
            <text:p>Tue Aug 15 14:00:00 2023</text:p>
          </table:table-cell>
          <table:table-cell office:value-type="float" office:value="172.3333">
            <text:p>172.3333</text:p>
          </table:table-cell>
          <table:table-cell office:value-type="float" office:value="24.6667">
            <text:p>24.6667</text:p>
          </table:table-cell>
          <table:table-cell office:value-type="float" office:value="0.3756066177607026">
            <text:p>0.3756066177607026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8-15T15:00:00">
            <text:p>Tue Aug 15 15:00:00 2023</text:p>
          </table:table-cell>
          <table:table-cell office:value-type="float" office:value="168.0">
            <text:p>168.0</text:p>
          </table:table-cell>
          <table:table-cell office:value-type="float" office:value="21.1667">
            <text:p>21.1667</text:p>
          </table:table-cell>
          <table:table-cell office:value-type="float" office:value="0.3665685723462259">
            <text:p>0.3665685723462259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8-15T16:00:00">
            <text:p>Tue Aug 15 16:00:00 2023</text:p>
          </table:table-cell>
          <table:table-cell office:value-type="float" office:value="173.1667">
            <text:p>173.1667</text:p>
          </table:table-cell>
          <table:table-cell office:value-type="float" office:value="19.6667">
            <text:p>19.6667</text:p>
          </table:table-cell>
          <table:table-cell office:value-type="float" office:value="0.3616287882190308">
            <text:p>0.3616287882190308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5T17:00:00">
            <text:p>Tue Aug 15 17:00:00 2023</text:p>
          </table:table-cell>
          <table:table-cell office:value-type="float" office:value="177.1667">
            <text:p>177.1667</text:p>
          </table:table-cell>
          <table:table-cell office:value-type="float" office:value="14.6667">
            <text:p>14.6667</text:p>
          </table:table-cell>
          <table:table-cell office:value-type="float" office:value="0.4050200845970937">
            <text:p>0.405020084597093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3-08-16T14:00:00">
            <text:p>Wed Aug 16 14:00:00 2023</text:p>
          </table:table-cell>
          <table:table-cell office:value-type="float" office:value="174.6667">
            <text:p>174.6667</text:p>
          </table:table-cell>
          <table:table-cell office:value-type="float" office:value="33.6667">
            <text:p>33.6667</text:p>
          </table:table-cell>
          <table:table-cell office:value-type="float" office:value="0.10848241502713302">
            <text:p>0.10848241502713302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16T15:00:00">
            <text:p>Wed Aug 16 15:00:00 2023</text:p>
          </table:table-cell>
          <table:table-cell office:value-type="float" office:value="183.6667">
            <text:p>183.6667</text:p>
          </table:table-cell>
          <table:table-cell office:value-type="float" office:value="30.5">
            <text:p>30.5</text:p>
          </table:table-cell>
          <table:table-cell office:value-type="float" office:value="0.16992965453539044">
            <text:p>0.16992965453539044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8-16T16:00:00">
            <text:p>Wed Aug 16 16:00:00 2023</text:p>
          </table:table-cell>
          <table:table-cell office:value-type="float" office:value="173.5">
            <text:p>173.5</text:p>
          </table:table-cell>
          <table:table-cell office:value-type="float" office:value="26.5">
            <text:p>26.5</text:p>
          </table:table-cell>
          <table:table-cell office:value-type="float" office:value="0.1875236099482613">
            <text:p>0.187523609948261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08-16T17:00:00">
            <text:p>Wed Aug 16 17:00:00 2023</text:p>
          </table:table-cell>
          <table:table-cell office:value-type="float" office:value="176.1667">
            <text:p>176.1667</text:p>
          </table:table-cell>
          <table:table-cell office:value-type="float" office:value="18.8333">
            <text:p>18.8333</text:p>
          </table:table-cell>
          <table:table-cell office:value-type="float" office:value="0.07840411775312577">
            <text:p>0.0784041177531257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8-16T18:00:00">
            <text:p>Wed Aug 16 18:00:00 2023</text:p>
          </table:table-cell>
          <table:table-cell office:value-type="float" office:value="177.5">
            <text:p>177.5</text:p>
          </table:table-cell>
          <table:table-cell office:value-type="float" office:value="19.0">
            <text:p>19.0</text:p>
          </table:table-cell>
          <table:table-cell office:value-type="float" office:value="-0.03667014689498749">
            <text:p>-0.03667014689498749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8-16T19:00:00">
            <text:p>Wed Aug 16 19:00:00 2023</text:p>
          </table:table-cell>
          <table:table-cell office:value-type="float" office:value="179.1667">
            <text:p>179.1667</text:p>
          </table:table-cell>
          <table:table-cell office:value-type="float" office:value="16.5">
            <text:p>16.5</text:p>
          </table:table-cell>
          <table:table-cell office:value-type="float" office:value="-0.17603283163602562">
            <text:p>-0.17603283163602562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08-17T14:00:00">
            <text:p>Thu Aug 17 14:00:00 2023</text:p>
          </table:table-cell>
          <table:table-cell office:value-type="float" office:value="174.3333">
            <text:p>174.3333</text:p>
          </table:table-cell>
          <table:table-cell office:value-type="float" office:value="31.1667">
            <text:p>31.1667</text:p>
          </table:table-cell>
          <table:table-cell office:value-type="float" office:value="-0.3970410139886607">
            <text:p>-0.397041013988660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8-17T15:00:00">
            <text:p>Thu Aug 17 15:00:00 2023</text:p>
          </table:table-cell>
          <table:table-cell office:value-type="float" office:value="171.8333">
            <text:p>171.8333</text:p>
          </table:table-cell>
          <table:table-cell office:value-type="float" office:value="29.0">
            <text:p>29.0</text:p>
          </table:table-cell>
          <table:table-cell office:value-type="float" office:value="-0.35287308364736775">
            <text:p>-0.3528730836473677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17T16:00:00">
            <text:p>Thu Aug 17 16:00:00 2023</text:p>
          </table:table-cell>
          <table:table-cell office:value-type="float" office:value="173.6667">
            <text:p>173.6667</text:p>
          </table:table-cell>
          <table:table-cell office:value-type="float" office:value="27.5">
            <text:p>27.5</text:p>
          </table:table-cell>
          <table:table-cell office:value-type="float" office:value="-0.22630909731378804">
            <text:p>-0.22630909731378804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17T17:00:00">
            <text:p>Thu Aug 17 17:00:00 2023</text:p>
          </table:table-cell>
          <table:table-cell office:value-type="float" office:value="181.3333">
            <text:p>181.3333</text:p>
          </table:table-cell>
          <table:table-cell office:value-type="float" office:value="24.6667">
            <text:p>24.6667</text:p>
          </table:table-cell>
          <table:table-cell office:value-type="float" office:value="-0.07687019829922077">
            <text:p>-0.0768701982992207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18T14:00:00">
            <text:p>Fri Aug 18 14:00:00 2023</text:p>
          </table:table-cell>
          <table:table-cell office:value-type="float" office:value="162.3333">
            <text:p>162.3333</text:p>
          </table:table-cell>
          <table:table-cell office:value-type="float" office:value="41.5">
            <text:p>41.5</text:p>
          </table:table-cell>
          <table:table-cell office:value-type="float" office:value="-0.05807476125958498">
            <text:p>-0.05807476125958498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8-18T15:00:00">
            <text:p>Fri Aug 18 15:00:00 2023</text:p>
          </table:table-cell>
          <table:table-cell office:value-type="float" office:value="178.8333">
            <text:p>178.8333</text:p>
          </table:table-cell>
          <table:table-cell office:value-type="float" office:value="39.5">
            <text:p>39.5</text:p>
          </table:table-cell>
          <table:table-cell office:value-type="float" office:value="-0.061788213647298404">
            <text:p>-0.061788213647298404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8-18T16:00:00">
            <text:p>Fri Aug 18 16:00:00 2023</text:p>
          </table:table-cell>
          <table:table-cell office:value-type="float" office:value="172.1667">
            <text:p>172.1667</text:p>
          </table:table-cell>
          <table:table-cell office:value-type="float" office:value="32.6667">
            <text:p>32.6667</text:p>
          </table:table-cell>
          <table:table-cell office:value-type="float" office:value="-0.05349054324152711">
            <text:p>-0.05349054324152711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8-18T17:00:00">
            <text:p>Fri Aug 18 17:00:00 2023</text:p>
          </table:table-cell>
          <table:table-cell office:value-type="float" office:value="171.5">
            <text:p>171.5</text:p>
          </table:table-cell>
          <table:table-cell office:value-type="float" office:value="28.1667">
            <text:p>28.1667</text:p>
          </table:table-cell>
          <table:table-cell office:value-type="float" office:value="-0.046040845975233356">
            <text:p>-0.046040845975233356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8-18T18:00:00">
            <text:p>Fri Aug 18 18:00:00 2023</text:p>
          </table:table-cell>
          <table:table-cell office:value-type="float" office:value="210.6667">
            <text:p>210.6667</text:p>
          </table:table-cell>
          <table:table-cell office:value-type="float" office:value="25.1667">
            <text:p>25.1667</text:p>
          </table:table-cell>
          <table:table-cell office:value-type="float" office:value="-0.053727640851286666">
            <text:p>-0.053727640851286666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3-08-19T13:00:00">
            <text:p>Sat Aug 19 13:00:00 2023</text:p>
          </table:table-cell>
          <table:table-cell office:value-type="float" office:value="284.3333">
            <text:p>284.3333</text:p>
          </table:table-cell>
          <table:table-cell office:value-type="float" office:value="29.6667">
            <text:p>29.6667</text:p>
          </table:table-cell>
          <table:table-cell office:value-type="float" office:value="0.3246765188403379">
            <text:p>0.3246765188403379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8-19T14:00:00">
            <text:p>Sat Aug 19 14:00:00 2023</text:p>
          </table:table-cell>
          <table:table-cell office:value-type="float" office:value="185.0">
            <text:p>185.0</text:p>
          </table:table-cell>
          <table:table-cell office:value-type="float" office:value="27.6667">
            <text:p>27.6667</text:p>
          </table:table-cell>
          <table:table-cell office:value-type="float" office:value="0.31312920984004167">
            <text:p>0.313129209840041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8-19T15:00:00">
            <text:p>Sat Aug 19 15:00:00 2023</text:p>
          </table:table-cell>
          <table:table-cell office:value-type="float" office:value="143.0">
            <text:p>143.0</text:p>
          </table:table-cell>
          <table:table-cell office:value-type="float" office:value="25.6667">
            <text:p>25.6667</text:p>
          </table:table-cell>
          <table:table-cell office:value-type="float" office:value="0.3128889795803089">
            <text:p>0.3128889795803089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3-08-19T16:00:00">
            <text:p>Sat Aug 19 16:00:00 2023</text:p>
          </table:table-cell>
          <table:table-cell office:value-type="float" office:value="148.5">
            <text:p>148.5</text:p>
          </table:table-cell>
          <table:table-cell office:value-type="float" office:value="17.1667">
            <text:p>17.1667</text:p>
          </table:table-cell>
          <table:table-cell office:value-type="float" office:value="0.31745583400028854">
            <text:p>0.31745583400028854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08-19T17:00:00">
            <text:p>Sat Aug 19 17:00:00 2023</text:p>
          </table:table-cell>
          <table:table-cell office:value-type="float" office:value="227.1667">
            <text:p>227.1667</text:p>
          </table:table-cell>
          <table:table-cell office:value-type="float" office:value="13.0">
            <text:p>13.0</text:p>
          </table:table-cell>
          <table:table-cell office:value-type="float" office:value="0.3574484084400028">
            <text:p>0.3574484084400028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238.6667">
            <text:p>238.6667</text:p>
          </table:table-cell>
          <table:table-cell office:value-type="float" office:value="30.5">
            <text:p>30.5</text:p>
          </table:table-cell>
          <table:table-cell office:value-type="float" office:value="0.21419945589617426">
            <text:p>0.2141994558961742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08-20T13:00:00">
            <text:p>Sun Aug 20 13:00:00 2023</text:p>
          </table:table-cell>
          <table:table-cell office:value-type="float" office:value="146.8333">
            <text:p>146.8333</text:p>
          </table:table-cell>
          <table:table-cell office:value-type="float" office:value="23.5">
            <text:p>23.5</text:p>
          </table:table-cell>
          <table:table-cell office:value-type="float" office:value="0.24141026786875783">
            <text:p>0.2414102678687578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227.8333">
            <text:p>227.8333</text:p>
          </table:table-cell>
          <table:table-cell office:value-type="float" office:value="21.1667">
            <text:p>21.1667</text:p>
          </table:table-cell>
          <table:table-cell office:value-type="float" office:value="0.24306905114382799">
            <text:p>0.24306905114382799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0T15:00:00">
            <text:p>Sun Aug 20 15:00:00 2023</text:p>
          </table:table-cell>
          <table:table-cell office:value-type="float" office:value="192.6667">
            <text:p>192.6667</text:p>
          </table:table-cell>
          <table:table-cell office:value-type="float" office:value="18.0">
            <text:p>18.0</text:p>
          </table:table-cell>
          <table:table-cell office:value-type="float" office:value="0.2660488461773484">
            <text:p>0.2660488461773484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8-20T16:00:00">
            <text:p>Sun Aug 20 16:00:00 2023</text:p>
          </table:table-cell>
          <table:table-cell office:value-type="float" office:value="186.8333">
            <text:p>186.8333</text:p>
          </table:table-cell>
          <table:table-cell office:value-type="float" office:value="18.5">
            <text:p>18.5</text:p>
          </table:table-cell>
          <table:table-cell office:value-type="float" office:value="0.2853515648769644">
            <text:p>0.2853515648769644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0T17:00:00">
            <text:p>Sun Aug 20 17:00:00 2023</text:p>
          </table:table-cell>
          <table:table-cell office:value-type="float" office:value="216.0">
            <text:p>216.0</text:p>
          </table:table-cell>
          <table:table-cell office:value-type="float" office:value="11.8333">
            <text:p>11.8333</text:p>
          </table:table-cell>
          <table:table-cell office:value-type="float" office:value="0.2644304216166855">
            <text:p>0.264430421616685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8-21T13:00:00">
            <text:p>Mon Aug 21 13:00:00 2023</text:p>
          </table:table-cell>
          <table:table-cell office:value-type="float" office:value="182.5">
            <text:p>182.5</text:p>
          </table:table-cell>
          <table:table-cell office:value-type="float" office:value="46.3333">
            <text:p>46.3333</text:p>
          </table:table-cell>
          <table:table-cell office:value-type="float" office:value="0.17025969853580228">
            <text:p>0.17025969853580228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08-21T14:00:00">
            <text:p>Mon Aug 21 14:00:00 2023</text:p>
          </table:table-cell>
          <table:table-cell office:value-type="float" office:value="174.6667">
            <text:p>174.6667</text:p>
          </table:table-cell>
          <table:table-cell office:value-type="float" office:value="41.0">
            <text:p>41.0</text:p>
          </table:table-cell>
          <table:table-cell office:value-type="float" office:value="0.16981340640387982">
            <text:p>0.16981340640387982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1T15:00:00">
            <text:p>Mon Aug 21 15:00:00 2023</text:p>
          </table:table-cell>
          <table:table-cell office:value-type="float" office:value="185.3333">
            <text:p>185.3333</text:p>
          </table:table-cell>
          <table:table-cell office:value-type="float" office:value="41.5">
            <text:p>41.5</text:p>
          </table:table-cell>
          <table:table-cell office:value-type="float" office:value="0.23564127629902146">
            <text:p>0.23564127629902146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3-08-21T16:00:00">
            <text:p>Mon Aug 21 16:00:00 2023</text:p>
          </table:table-cell>
          <table:table-cell office:value-type="float" office:value="173.5">
            <text:p>173.5</text:p>
          </table:table-cell>
          <table:table-cell office:value-type="float" office:value="38.5">
            <text:p>38.5</text:p>
          </table:table-cell>
          <table:table-cell office:value-type="float" office:value="0.32225924277219836">
            <text:p>0.32225924277219836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3-08-21T17:00:00">
            <text:p>Mon Aug 21 17:00:00 2023</text:p>
          </table:table-cell>
          <table:table-cell office:value-type="float" office:value="167.5">
            <text:p>167.5</text:p>
          </table:table-cell>
          <table:table-cell office:value-type="float" office:value="34.5">
            <text:p>34.5</text:p>
          </table:table-cell>
          <table:table-cell office:value-type="float" office:value="0.3677746691450768">
            <text:p>0.3677746691450768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3-08-22T14:00:00">
            <text:p>Tue Aug 22 14:00:00 2023</text:p>
          </table:table-cell>
          <table:table-cell office:value-type="float" office:value="138.1667">
            <text:p>138.1667</text:p>
          </table:table-cell>
          <table:table-cell office:value-type="float" office:value="70.6667">
            <text:p>70.6667</text:p>
          </table:table-cell>
          <table:table-cell office:value-type="float" office:value="-0.5961459334959505">
            <text:p>-0.596145933495950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8-22T15:00:00">
            <text:p>Tue Aug 22 15:00:00 2023</text:p>
          </table:table-cell>
          <table:table-cell office:value-type="float" office:value="134.5">
            <text:p>134.5</text:p>
          </table:table-cell>
          <table:table-cell office:value-type="float" office:value="92.3333">
            <text:p>92.3333</text:p>
          </table:table-cell>
          <table:table-cell office:value-type="float" office:value="-0.6794808514104458">
            <text:p>-0.6794808514104458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8-22T16:00:00">
            <text:p>Tue Aug 22 16:00:00 2023</text:p>
          </table:table-cell>
          <table:table-cell office:value-type="float" office:value="135.0">
            <text:p>135.0</text:p>
          </table:table-cell>
          <table:table-cell office:value-type="float" office:value="108.0">
            <text:p>108.0</text:p>
          </table:table-cell>
          <table:table-cell office:value-type="float" office:value="-0.881412880355088">
            <text:p>-0.881412880355088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8-22T17:00:00">
            <text:p>Tue Aug 22 17:00:00 2023</text:p>
          </table:table-cell>
          <table:table-cell office:value-type="float" office:value="124.8333">
            <text:p>124.8333</text:p>
          </table:table-cell>
          <table:table-cell office:value-type="float" office:value="99.1667">
            <text:p>99.1667</text:p>
          </table:table-cell>
          <table:table-cell office:value-type="float" office:value="-1.0990972738543539">
            <text:p>-1.0990972738543539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8-22T18:00:00">
            <text:p>Tue Aug 22 18:00:00 2023</text:p>
          </table:table-cell>
          <table:table-cell office:value-type="float" office:value="111.0">
            <text:p>111.0</text:p>
          </table:table-cell>
          <table:table-cell office:value-type="float" office:value="89.3333">
            <text:p>89.3333</text:p>
          </table:table-cell>
          <table:table-cell office:value-type="float" office:value="-1.093475866624641">
            <text:p>-1.093475866624641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22T19:00:00">
            <text:p>Tue Aug 22 19:00:00 2023</text:p>
          </table:table-cell>
          <table:table-cell office:value-type="float" office:value="164.0">
            <text:p>164.0</text:p>
          </table:table-cell>
          <table:table-cell office:value-type="float" office:value="78.8333">
            <text:p>78.8333</text:p>
          </table:table-cell>
          <table:table-cell office:value-type="float" office:value="-1.0730493405839372">
            <text:p>-1.0730493405839372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8-23T13:00:00">
            <text:p>Wed Aug 23 13:00:00 2023</text:p>
          </table:table-cell>
          <table:table-cell office:value-type="float" office:value="188.3333">
            <text:p>188.3333</text:p>
          </table:table-cell>
          <table:table-cell office:value-type="float" office:value="63.3333">
            <text:p>63.3333</text:p>
          </table:table-cell>
          <table:table-cell office:value-type="float" office:value="0.03628963975971354">
            <text:p>0.03628963975971354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8-23T14:00:00">
            <text:p>Wed Aug 23 14:00:00 2023</text:p>
          </table:table-cell>
          <table:table-cell office:value-type="float" office:value="202.6667">
            <text:p>202.6667</text:p>
          </table:table-cell>
          <table:table-cell office:value-type="float" office:value="54.1667">
            <text:p>54.1667</text:p>
          </table:table-cell>
          <table:table-cell office:value-type="float" office:value="0.025293162010306156">
            <text:p>0.02529316201030615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8-23T15:00:00">
            <text:p>Wed Aug 23 15:00:00 2023</text:p>
          </table:table-cell>
          <table:table-cell office:value-type="float" office:value="264.8333">
            <text:p>264.8333</text:p>
          </table:table-cell>
          <table:table-cell office:value-type="float" office:value="42.6667">
            <text:p>42.6667</text:p>
          </table:table-cell>
          <table:table-cell office:value-type="float" office:value="0.026665449635660886">
            <text:p>0.026665449635660886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8-23T16:00:00">
            <text:p>Wed Aug 23 16:00:00 2023</text:p>
          </table:table-cell>
          <table:table-cell office:value-type="float" office:value="315.3333">
            <text:p>315.3333</text:p>
          </table:table-cell>
          <table:table-cell office:value-type="float" office:value="33.6667">
            <text:p>33.6667</text:p>
          </table:table-cell>
          <table:table-cell office:value-type="float" office:value="0.08307577834630589">
            <text:p>0.08307577834630589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8-23T17:00:00">
            <text:p>Wed Aug 23 17:00:00 2023</text:p>
          </table:table-cell>
          <table:table-cell office:value-type="float" office:value="220.8333">
            <text:p>220.8333</text:p>
          </table:table-cell>
          <table:table-cell office:value-type="float" office:value="31.1667">
            <text:p>31.1667</text:p>
          </table:table-cell>
          <table:table-cell office:value-type="float" office:value="0.20075723161439907">
            <text:p>0.2007572316143990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8-23T18:00:00">
            <text:p>Wed Aug 23 18:00:00 2023</text:p>
          </table:table-cell>
          <table:table-cell office:value-type="float" office:value="177.5">
            <text:p>177.5</text:p>
          </table:table-cell>
          <table:table-cell office:value-type="float" office:value="30.5">
            <text:p>30.5</text:p>
          </table:table-cell>
          <table:table-cell office:value-type="float" office:value="0.2520130906808724">
            <text:p>0.2520130906808724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3-08-24T16:00:00">
            <text:p>Thu Aug 24 16:00:00 2023</text:p>
          </table:table-cell>
          <table:table-cell office:value-type="float" office:value="316.3333">
            <text:p>316.3333</text:p>
          </table:table-cell>
          <table:table-cell office:value-type="float" office:value="40.3333">
            <text:p>40.3333</text:p>
          </table:table-cell>
          <table:table-cell office:value-type="float" office:value="-0.21522460592166454">
            <text:p>-0.21522460592166454</text:p>
          </table:table-cell>
          <table:table-cell office:value-type="float" office:value="128.3333">
            <text:p>128.3333</text:p>
          </table:table-cell>
        </table:table-row>
        <table:table-row>
          <table:table-cell table:style-name="pd1" office:value-type="date" office:date-value="2023-08-24T17:00:00">
            <text:p>Thu Aug 24 17:00:00 2023</text:p>
          </table:table-cell>
          <table:table-cell office:value-type="float" office:value="267.5">
            <text:p>267.5</text:p>
          </table:table-cell>
          <table:table-cell office:value-type="float" office:value="34.3333">
            <text:p>34.3333</text:p>
          </table:table-cell>
          <table:table-cell office:value-type="float" office:value="-0.1192591051418565">
            <text:p>-0.1192591051418565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23-08-24T18:00:00">
            <text:p>Thu Aug 24 18:00:00 2023</text:p>
          </table:table-cell>
          <table:table-cell office:value-type="float" office:value="243.6667">
            <text:p>243.6667</text:p>
          </table:table-cell>
          <table:table-cell office:value-type="float" office:value="28.5">
            <text:p>28.5</text:p>
          </table:table-cell>
          <table:table-cell office:value-type="float" office:value="-0.07497419594759634">
            <text:p>-0.07497419594759634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8-24T19:00:00">
            <text:p>Thu Aug 24 19:00:00 2023</text:p>
          </table:table-cell>
          <table:table-cell office:value-type="float" office:value="236.8333">
            <text:p>236.8333</text:p>
          </table:table-cell>
          <table:table-cell office:value-type="float" office:value="27.6667">
            <text:p>27.6667</text:p>
          </table:table-cell>
          <table:table-cell office:value-type="float" office:value="-0.0760133840662561">
            <text:p>-0.0760133840662561</text:p>
          </table:table-cell>
          <table:table-cell office:value-type="float" office:value="115.6667">
            <text:p>115.6667</text:p>
          </table:table-cell>
        </table:table-row>
        <table:table-row>
          <table:table-cell table:style-name="pd1" office:value-type="date" office:date-value="2023-08-25T13:00:00">
            <text:p>Fri Aug 25 13:00:00 2023</text:p>
          </table:table-cell>
          <table:table-cell office:value-type="float" office:value="127.1667">
            <text:p>127.1667</text:p>
          </table:table-cell>
          <table:table-cell office:value-type="float" office:value="98.1667">
            <text:p>98.1667</text:p>
          </table:table-cell>
          <table:table-cell office:value-type="float" office:value="0.4858088381697691">
            <text:p>0.4858088381697691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8-25T14:00:00">
            <text:p>Fri Aug 25 14:00:00 2023</text:p>
          </table:table-cell>
          <table:table-cell office:value-type="float" office:value="202.1667">
            <text:p>202.1667</text:p>
          </table:table-cell>
          <table:table-cell office:value-type="float" office:value="75.6667">
            <text:p>75.6667</text:p>
          </table:table-cell>
          <table:table-cell office:value-type="float" office:value="0.5315172364548013">
            <text:p>0.531517236454801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8-25T15:00:00">
            <text:p>Fri Aug 25 15:00:00 2023</text:p>
          </table:table-cell>
          <table:table-cell office:value-type="float" office:value="152.6667">
            <text:p>152.6667</text:p>
          </table:table-cell>
          <table:table-cell office:value-type="float" office:value="66.3333">
            <text:p>66.3333</text:p>
          </table:table-cell>
          <table:table-cell office:value-type="float" office:value="0.5922088544678101">
            <text:p>0.5922088544678101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08-25T16:00:00">
            <text:p>Fri Aug 25 16:00:00 2023</text:p>
          </table:table-cell>
          <table:table-cell office:value-type="float" office:value="211.8333">
            <text:p>211.8333</text:p>
          </table:table-cell>
          <table:table-cell office:value-type="float" office:value="63.8333">
            <text:p>63.8333</text:p>
          </table:table-cell>
          <table:table-cell office:value-type="float" office:value="0.5328107751958897">
            <text:p>0.532810775195889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5T17:00:00">
            <text:p>Fri Aug 25 17:00:00 2023</text:p>
          </table:table-cell>
          <table:table-cell office:value-type="float" office:value="180.5">
            <text:p>180.5</text:p>
          </table:table-cell>
          <table:table-cell office:value-type="float" office:value="59.5">
            <text:p>59.5</text:p>
          </table:table-cell>
          <table:table-cell office:value-type="float" office:value="0.44290481998850506">
            <text:p>0.44290481998850506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3-08-25T18:00:00">
            <text:p>Fri Aug 25 18:00:00 2023</text:p>
          </table:table-cell>
          <table:table-cell office:value-type="float" office:value="196.3333">
            <text:p>196.3333</text:p>
          </table:table-cell>
          <table:table-cell office:value-type="float" office:value="57.1667">
            <text:p>57.1667</text:p>
          </table:table-cell>
          <table:table-cell office:value-type="float" office:value="0.2875362298980985">
            <text:p>0.2875362298980985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26T12:00:00">
            <text:p>Sat Aug 26 12:00:00 2023</text:p>
          </table:table-cell>
          <table:table-cell office:value-type="float" office:value="291.5">
            <text:p>291.5</text:p>
          </table:table-cell>
          <table:table-cell office:value-type="float" office:value="63.5">
            <text:p>63.5</text:p>
          </table:table-cell>
          <table:table-cell office:value-type="float" office:value="0.6198618330614335">
            <text:p>0.619861833061433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8-26T13:00:00">
            <text:p>Sat Aug 26 13:00:00 2023</text:p>
          </table:table-cell>
          <table:table-cell office:value-type="float" office:value="350.8333">
            <text:p>350.8333</text:p>
          </table:table-cell>
          <table:table-cell office:value-type="float" office:value="69.0">
            <text:p>69.0</text:p>
          </table:table-cell>
          <table:table-cell office:value-type="float" office:value="0.6681307467918689">
            <text:p>0.6681307467918689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8-26T14:00:00">
            <text:p>Sat Aug 26 14:00:00 2023</text:p>
          </table:table-cell>
          <table:table-cell office:value-type="float" office:value="282.5">
            <text:p>282.5</text:p>
          </table:table-cell>
          <table:table-cell office:value-type="float" office:value="68.1667">
            <text:p>68.1667</text:p>
          </table:table-cell>
          <table:table-cell office:value-type="float" office:value="0.7312106945622441">
            <text:p>0.7312106945622441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8-26T15:00:00">
            <text:p>Sat Aug 26 15:00:00 2023</text:p>
          </table:table-cell>
          <table:table-cell office:value-type="float" office:value="146.3333">
            <text:p>146.3333</text:p>
          </table:table-cell>
          <table:table-cell office:value-type="float" office:value="63.1667">
            <text:p>63.1667</text:p>
          </table:table-cell>
          <table:table-cell office:value-type="float" office:value="0.8084809351701175">
            <text:p>0.808480935170117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8-26T16:00:00">
            <text:p>Sat Aug 26 16:00:00 2023</text:p>
          </table:table-cell>
          <table:table-cell office:value-type="float" office:value="138.5">
            <text:p>138.5</text:p>
          </table:table-cell>
          <table:table-cell office:value-type="float" office:value="61.8333">
            <text:p>61.8333</text:p>
          </table:table-cell>
          <table:table-cell office:value-type="float" office:value="0.8717597633507432">
            <text:p>0.8717597633507432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08-26T17:00:00">
            <text:p>Sat Aug 26 17:00:00 2023</text:p>
          </table:table-cell>
          <table:table-cell office:value-type="float" office:value="204.5">
            <text:p>204.5</text:p>
          </table:table-cell>
          <table:table-cell office:value-type="float" office:value="68.3333">
            <text:p>68.3333</text:p>
          </table:table-cell>
          <table:table-cell office:value-type="float" office:value="0.7545484326225489">
            <text:p>0.7545484326225489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8-26T18:00:00">
            <text:p>Sat Aug 26 18:00:00 2023</text:p>
          </table:table-cell>
          <table:table-cell office:value-type="float" office:value="279.6667">
            <text:p>279.6667</text:p>
          </table:table-cell>
          <table:table-cell office:value-type="float" office:value="68.3333">
            <text:p>68.3333</text:p>
          </table:table-cell>
          <table:table-cell office:value-type="float" office:value="0.5089475601674617">
            <text:p>0.508947560167461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8-27T18:00:00">
            <text:p>Sun Aug 27 18:00:00 2023</text:p>
          </table:table-cell>
          <table:table-cell office:value-type="float" office:value="346.6667">
            <text:p>346.6667</text:p>
          </table:table-cell>
          <table:table-cell office:value-type="float" office:value="20.0">
            <text:p>20.0</text:p>
          </table:table-cell>
          <table:table-cell office:value-type="float" office:value="0.352837753910978">
            <text:p>0.352837753910978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27T19:00:00">
            <text:p>Sun Aug 27 19:00:00 2023</text:p>
          </table:table-cell>
          <table:table-cell office:value-type="float" office:value="343.8333">
            <text:p>343.8333</text:p>
          </table:table-cell>
          <table:table-cell office:value-type="float" office:value="23.1667">
            <text:p>23.1667</text:p>
          </table:table-cell>
          <table:table-cell office:value-type="float" office:value="0.4060080114738555">
            <text:p>0.406008011473855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8-27T20:00:00">
            <text:p>Sun Aug 27 20:00:00 2023</text:p>
          </table:table-cell>
          <table:table-cell office:value-type="float" office:value="350.5">
            <text:p>350.5</text:p>
          </table:table-cell>
          <table:table-cell office:value-type="float" office:value="27.1667">
            <text:p>27.1667</text:p>
          </table:table-cell>
          <table:table-cell office:value-type="float" office:value="0.30099119096417093">
            <text:p>0.3009911909641709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08-28T14:00:00">
            <text:p>Mon Aug 28 14:00:00 2023</text:p>
          </table:table-cell>
          <table:table-cell office:value-type="float" office:value="244.8333">
            <text:p>244.8333</text:p>
          </table:table-cell>
          <table:table-cell office:value-type="float" office:value="43.3333">
            <text:p>43.3333</text:p>
          </table:table-cell>
          <table:table-cell office:value-type="float" office:value="-0.701214582080401">
            <text:p>-0.701214582080401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3-08-28T15:00:00">
            <text:p>Mon Aug 28 15:00:00 2023</text:p>
          </table:table-cell>
          <table:table-cell office:value-type="float" office:value="303.3333">
            <text:p>303.3333</text:p>
          </table:table-cell>
          <table:table-cell office:value-type="float" office:value="28.3333">
            <text:p>28.3333</text:p>
          </table:table-cell>
          <table:table-cell office:value-type="float" office:value="-0.7093717125892014">
            <text:p>-0.7093717125892014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8-28T16:00:00">
            <text:p>Mon Aug 28 16:00:00 2023</text:p>
          </table:table-cell>
          <table:table-cell office:value-type="float" office:value="202.6667">
            <text:p>202.6667</text:p>
          </table:table-cell>
          <table:table-cell office:value-type="float" office:value="17.0">
            <text:p>17.0</text:p>
          </table:table-cell>
          <table:table-cell office:value-type="float" office:value="-0.6963791342806989">
            <text:p>-0.6963791342806989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08-28T17:00:00">
            <text:p>Mon Aug 28 17:00:00 2023</text:p>
          </table:table-cell>
          <table:table-cell office:value-type="float" office:value="245.5">
            <text:p>245.5</text:p>
          </table:table-cell>
          <table:table-cell office:value-type="float" office:value="12.5">
            <text:p>12.5</text:p>
          </table:table-cell>
          <table:table-cell office:value-type="float" office:value="-0.6077308431558704">
            <text:p>-0.607730843155870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8-28T18:00:00">
            <text:p>Mon Aug 28 18:00:00 2023</text:p>
          </table:table-cell>
          <table:table-cell office:value-type="float" office:value="225.5">
            <text:p>225.5</text:p>
          </table:table-cell>
          <table:table-cell office:value-type="float" office:value="10.8333">
            <text:p>10.8333</text:p>
          </table:table-cell>
          <table:table-cell office:value-type="float" office:value="-0.48254112816126704">
            <text:p>-0.48254112816126704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8-28T19:00:00">
            <text:p>Mon Aug 28 19:00:00 2023</text:p>
          </table:table-cell>
          <table:table-cell office:value-type="float" office:value="219.0">
            <text:p>219.0</text:p>
          </table:table-cell>
          <table:table-cell office:value-type="float" office:value="13.5">
            <text:p>13.5</text:p>
          </table:table-cell>
          <table:table-cell office:value-type="float" office:value="-0.36819133712173324">
            <text:p>-0.36819133712173324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3-08-29T13:00:00">
            <text:p>Tue Aug 29 13:00:00 2023</text:p>
          </table:table-cell>
          <table:table-cell office:value-type="float" office:value="252.0">
            <text:p>252.0</text:p>
          </table:table-cell>
          <table:table-cell office:value-type="float" office:value="70.3333">
            <text:p>70.3333</text:p>
          </table:table-cell>
          <table:table-cell office:value-type="float" office:value="0.11543248271029898">
            <text:p>0.11543248271029898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8-29T14:00:00">
            <text:p>Tue Aug 29 14:00:00 2023</text:p>
          </table:table-cell>
          <table:table-cell office:value-type="float" office:value="225.5">
            <text:p>225.5</text:p>
          </table:table-cell>
          <table:table-cell office:value-type="float" office:value="45.1667">
            <text:p>45.1667</text:p>
          </table:table-cell>
          <table:table-cell office:value-type="float" office:value="0.10960284142118429">
            <text:p>0.10960284142118429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8-29T15:00:00">
            <text:p>Tue Aug 29 15:00:00 2023</text:p>
          </table:table-cell>
          <table:table-cell office:value-type="float" office:value="180.8333">
            <text:p>180.8333</text:p>
          </table:table-cell>
          <table:table-cell office:value-type="float" office:value="33.6667">
            <text:p>33.6667</text:p>
          </table:table-cell>
          <table:table-cell office:value-type="float" office:value="0.10834161653680902">
            <text:p>0.10834161653680902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08-29T16:00:00">
            <text:p>Tue Aug 29 16:00:00 2023</text:p>
          </table:table-cell>
          <table:table-cell office:value-type="float" office:value="253.3333">
            <text:p>253.3333</text:p>
          </table:table-cell>
          <table:table-cell office:value-type="float" office:value="27.0">
            <text:p>27.0</text:p>
          </table:table-cell>
          <table:table-cell office:value-type="float" office:value="0.14428728022558257">
            <text:p>0.1442872802255825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3-08-29T17:00:00">
            <text:p>Tue Aug 29 17:00:00 2023</text:p>
          </table:table-cell>
          <table:table-cell office:value-type="float" office:value="206.3333">
            <text:p>206.3333</text:p>
          </table:table-cell>
          <table:table-cell office:value-type="float" office:value="24.0">
            <text:p>24.0</text:p>
          </table:table-cell>
          <table:table-cell office:value-type="float" office:value="0.197664766614434">
            <text:p>0.197664766614434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8-30T13:00:00">
            <text:p>Wed Aug 30 13:00:00 2023</text:p>
          </table:table-cell>
          <table:table-cell office:value-type="float" office:value="115.6667">
            <text:p>115.6667</text:p>
          </table:table-cell>
          <table:table-cell office:value-type="float" office:value="45.1667">
            <text:p>45.1667</text:p>
          </table:table-cell>
          <table:table-cell office:value-type="float" office:value="-0.19562431478760742">
            <text:p>-0.19562431478760742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8-30T14:00:00">
            <text:p>Wed Aug 30 14:00:00 2023</text:p>
          </table:table-cell>
          <table:table-cell office:value-type="float" office:value="207.1667">
            <text:p>207.1667</text:p>
          </table:table-cell>
          <table:table-cell office:value-type="float" office:value="32.6667">
            <text:p>32.6667</text:p>
          </table:table-cell>
          <table:table-cell office:value-type="float" office:value="-0.19452288607365315">
            <text:p>-0.1945228860736531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8-30T15:00:00">
            <text:p>Wed Aug 30 15:00:00 2023</text:p>
          </table:table-cell>
          <table:table-cell office:value-type="float" office:value="283.1667">
            <text:p>283.1667</text:p>
          </table:table-cell>
          <table:table-cell office:value-type="float" office:value="26.1667">
            <text:p>26.1667</text:p>
          </table:table-cell>
          <table:table-cell office:value-type="float" office:value="-0.1950301346229532">
            <text:p>-0.1950301346229532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8-30T16:00:00">
            <text:p>Wed Aug 30 16:00:00 2023</text:p>
          </table:table-cell>
          <table:table-cell office:value-type="float" office:value="190.8333">
            <text:p>190.8333</text:p>
          </table:table-cell>
          <table:table-cell office:value-type="float" office:value="22.1667">
            <text:p>22.1667</text:p>
          </table:table-cell>
          <table:table-cell office:value-type="float" office:value="-0.22976150465213144">
            <text:p>-0.22976150465213144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3-08-31T13:00:00">
            <text:p>Thu Aug 31 13:00:00 2023</text:p>
          </table:table-cell>
          <table:table-cell office:value-type="float" office:value="189.1667">
            <text:p>189.1667</text:p>
          </table:table-cell>
          <table:table-cell office:value-type="float" office:value="30.5">
            <text:p>30.5</text:p>
          </table:table-cell>
          <table:table-cell office:value-type="float" office:value="-0.0008130838137075919">
            <text:p>-0.0008130838137075919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8-31T14:00:00">
            <text:p>Thu Aug 31 14:00:00 2023</text:p>
          </table:table-cell>
          <table:table-cell office:value-type="float" office:value="175.0">
            <text:p>175.0</text:p>
          </table:table-cell>
          <table:table-cell office:value-type="float" office:value="28.8333">
            <text:p>28.8333</text:p>
          </table:table-cell>
          <table:table-cell office:value-type="float" office:value="-0.002011095924228693">
            <text:p>-0.00201109592422869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8-31T15:00:00">
            <text:p>Thu Aug 31 15:00:00 2023</text:p>
          </table:table-cell>
          <table:table-cell office:value-type="float" office:value="185.3333">
            <text:p>185.3333</text:p>
          </table:table-cell>
          <table:table-cell office:value-type="float" office:value="27.6667">
            <text:p>27.6667</text:p>
          </table:table-cell>
          <table:table-cell office:value-type="float" office:value="-0.0018257978644277565">
            <text:p>-0.001825797864427756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8-31T16:00:00">
            <text:p>Thu Aug 31 16:00:00 2023</text:p>
          </table:table-cell>
          <table:table-cell office:value-type="float" office:value="162.6667">
            <text:p>162.6667</text:p>
          </table:table-cell>
          <table:table-cell office:value-type="float" office:value="26.5">
            <text:p>26.5</text:p>
          </table:table-cell>
          <table:table-cell office:value-type="float" office:value="-0.0439829131726567">
            <text:p>-0.04398291317265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8-31T17:00:00">
            <text:p>Thu Aug 31 17:00:00 2023</text:p>
          </table:table-cell>
          <table:table-cell office:value-type="float" office:value="169.3333">
            <text:p>169.3333</text:p>
          </table:table-cell>
          <table:table-cell office:value-type="float" office:value="22.6667">
            <text:p>22.6667</text:p>
          </table:table-cell>
          <table:table-cell office:value-type="float" office:value="-0.12065969866011388">
            <text:p>-0.12065969866011388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3-09-01T15:00:00">
            <text:p>Fri Sep  1 15:00:00 2023</text:p>
          </table:table-cell>
          <table:table-cell office:value-type="float" office:value="173.1667">
            <text:p>173.1667</text:p>
          </table:table-cell>
          <table:table-cell office:value-type="float" office:value="42.8333">
            <text:p>42.8333</text:p>
          </table:table-cell>
          <table:table-cell office:value-type="float" office:value="-0.7750665940651383">
            <text:p>-0.775066594065138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01T16:00:00">
            <text:p>Fri Sep  1 16:00:00 2023</text:p>
          </table:table-cell>
          <table:table-cell office:value-type="float" office:value="179.8333">
            <text:p>179.8333</text:p>
          </table:table-cell>
          <table:table-cell office:value-type="float" office:value="32.5">
            <text:p>32.5</text:p>
          </table:table-cell>
          <table:table-cell office:value-type="float" office:value="-0.7777026167455516">
            <text:p>-0.777702616745551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3-09-01T17:00:00">
            <text:p>Fri Sep  1 17:00:00 2023</text:p>
          </table:table-cell>
          <table:table-cell office:value-type="float" office:value="185.6667">
            <text:p>185.6667</text:p>
          </table:table-cell>
          <table:table-cell office:value-type="float" office:value="26.6667">
            <text:p>26.6667</text:p>
          </table:table-cell>
          <table:table-cell office:value-type="float" office:value="-0.7968967402066776">
            <text:p>-0.7968967402066776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9-01T18:00:00">
            <text:p>Fri Sep  1 18:00:00 2023</text:p>
          </table:table-cell>
          <table:table-cell office:value-type="float" office:value="175.6667">
            <text:p>175.6667</text:p>
          </table:table-cell>
          <table:table-cell office:value-type="float" office:value="23.3333">
            <text:p>23.3333</text:p>
          </table:table-cell>
          <table:table-cell office:value-type="float" office:value="-0.8252122108711228">
            <text:p>-0.8252122108711228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01T19:00:00">
            <text:p>Fri Sep  1 19:00:00 2023</text:p>
          </table:table-cell>
          <table:table-cell office:value-type="float" office:value="176.0">
            <text:p>176.0</text:p>
          </table:table-cell>
          <table:table-cell office:value-type="float" office:value="25.8333">
            <text:p>25.8333</text:p>
          </table:table-cell>
          <table:table-cell office:value-type="float" office:value="-0.8778883733165208">
            <text:p>-0.8778883733165208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3-09-01T20:00:00">
            <text:p>Fri Sep  1 20:00:00 2023</text:p>
          </table:table-cell>
          <table:table-cell office:value-type="float" office:value="159.8333">
            <text:p>159.8333</text:p>
          </table:table-cell>
          <table:table-cell office:value-type="float" office:value="28.0">
            <text:p>28.0</text:p>
          </table:table-cell>
          <table:table-cell office:value-type="float" office:value="-0.931215407969737">
            <text:p>-0.93121540796973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9-02T17:00:00">
            <text:p>Sat Sep  2 17:00:00 2023</text:p>
          </table:table-cell>
          <table:table-cell office:value-type="float" office:value="173.3333">
            <text:p>173.3333</text:p>
          </table:table-cell>
          <table:table-cell office:value-type="float" office:value="14.8333">
            <text:p>14.8333</text:p>
          </table:table-cell>
          <table:table-cell office:value-type="float" office:value="-0.5684455970727588">
            <text:p>-0.5684455970727588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09-02T18:00:00">
            <text:p>Sat Sep  2 18:00:00 2023</text:p>
          </table:table-cell>
          <table:table-cell office:value-type="float" office:value="181.1667">
            <text:p>181.1667</text:p>
          </table:table-cell>
          <table:table-cell office:value-type="float" office:value="14.8333">
            <text:p>14.8333</text:p>
          </table:table-cell>
          <table:table-cell office:value-type="float" office:value="-0.5413019163828602">
            <text:p>-0.5413019163828602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9-02T19:00:00">
            <text:p>Sat Sep  2 19:00:00 2023</text:p>
          </table:table-cell>
          <table:table-cell office:value-type="float" office:value="177.5">
            <text:p>177.5</text:p>
          </table:table-cell>
          <table:table-cell office:value-type="float" office:value="13.5">
            <text:p>13.5</text:p>
          </table:table-cell>
          <table:table-cell office:value-type="float" office:value="-0.4419083902639467">
            <text:p>-0.44190839026394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9-02T20:00:00">
            <text:p>Sat Sep  2 20:00:00 2023</text:p>
          </table:table-cell>
          <table:table-cell office:value-type="float" office:value="164.0">
            <text:p>164.0</text:p>
          </table:table-cell>
          <table:table-cell office:value-type="float" office:value="12.1667">
            <text:p>12.1667</text:p>
          </table:table-cell>
          <table:table-cell office:value-type="float" office:value="-0.29023890625145804">
            <text:p>-0.2902389062514580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02T21:00:00">
            <text:p>Sat Sep  2 21:00:00 2023</text:p>
          </table:table-cell>
          <table:table-cell office:value-type="float" office:value="171.8333">
            <text:p>171.8333</text:p>
          </table:table-cell>
          <table:table-cell office:value-type="float" office:value="10.5">
            <text:p>10.5</text:p>
          </table:table-cell>
          <table:table-cell office:value-type="float" office:value="-0.13142034101655453">
            <text:p>-0.1314203410165545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9-02T22:00:00">
            <text:p>Sat Sep  2 22:00:00 2023</text:p>
          </table:table-cell>
          <table:table-cell office:value-type="float" office:value="177.6667">
            <text:p>177.6667</text:p>
          </table:table-cell>
          <table:table-cell office:value-type="float" office:value="8.3333">
            <text:p>8.3333</text:p>
          </table:table-cell>
          <table:table-cell office:value-type="float" office:value="0.028948096249229918">
            <text:p>0.028948096249229918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9-02T23:00:00">
            <text:p>Sat Sep  2 23:00:00 2023</text:p>
          </table:table-cell>
          <table:table-cell office:value-type="float" office:value="178.1667">
            <text:p>178.1667</text:p>
          </table:table-cell>
          <table:table-cell office:value-type="float" office:value="12.3333">
            <text:p>12.3333</text:p>
          </table:table-cell>
          <table:table-cell office:value-type="float" office:value="0.1287552681455656">
            <text:p>0.1287552681455656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03T00:00:00">
            <text:p>Sun Sep  3 00:00:00 2023</text:p>
          </table:table-cell>
          <table:table-cell office:value-type="float" office:value="143.6667">
            <text:p>143.6667</text:p>
          </table:table-cell>
          <table:table-cell office:value-type="float" office:value="10.6667">
            <text:p>10.6667</text:p>
          </table:table-cell>
          <table:table-cell office:value-type="float" office:value="0.12502571903494175">
            <text:p>0.1250257190349417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9-03T01:00:00">
            <text:p>Sun Sep  3 01:00:00 2023</text:p>
          </table:table-cell>
          <table:table-cell office:value-type="float" office:value="167.3333">
            <text:p>167.3333</text:p>
          </table:table-cell>
          <table:table-cell office:value-type="float" office:value="8.1667">
            <text:p>8.1667</text:p>
          </table:table-cell>
          <table:table-cell office:value-type="float" office:value="0.1715761813940746">
            <text:p>0.1715761813940746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09-03T10:00:00">
            <text:p>Sun Sep  3 10:00:00 2023</text:p>
          </table:table-cell>
          <table:table-cell office:value-type="float" office:value="271.3333">
            <text:p>271.3333</text:p>
          </table:table-cell>
          <table:table-cell office:value-type="float" office:value="5.5">
            <text:p>5.5</text:p>
          </table:table-cell>
          <table:table-cell office:value-type="float" office:value="0.1498188633290469">
            <text:p>0.1498188633290469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9-03T11:00:00">
            <text:p>Sun Sep  3 11:00:00 2023</text:p>
          </table:table-cell>
          <table:table-cell office:value-type="float" office:value="191.3333">
            <text:p>191.3333</text:p>
          </table:table-cell>
          <table:table-cell office:value-type="float" office:value="6.8333">
            <text:p>6.8333</text:p>
          </table:table-cell>
          <table:table-cell office:value-type="float" office:value="-0.012247843125390054">
            <text:p>-0.012247843125390054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09-03T12:00:00">
            <text:p>Sun Sep  3 12:00:00 2023</text:p>
          </table:table-cell>
          <table:table-cell office:value-type="float" office:value="225.5">
            <text:p>225.5</text:p>
          </table:table-cell>
          <table:table-cell office:value-type="float" office:value="7.8333">
            <text:p>7.8333</text:p>
          </table:table-cell>
          <table:table-cell office:value-type="float" office:value="-0.06755997017773822">
            <text:p>-0.06755997017773822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3T13:00:00">
            <text:p>Sun Sep  3 13:00:00 2023</text:p>
          </table:table-cell>
          <table:table-cell office:value-type="float" office:value="350.8333">
            <text:p>350.8333</text:p>
          </table:table-cell>
          <table:table-cell office:value-type="float" office:value="6.1667">
            <text:p>6.1667</text:p>
          </table:table-cell>
          <table:table-cell office:value-type="float" office:value="-0.07170151707329249">
            <text:p>-0.07170151707329249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04T15:00:00">
            <text:p>Mon Sep  4 15:00:00 2023</text:p>
          </table:table-cell>
          <table:table-cell office:value-type="float" office:value="179.0">
            <text:p>179.0</text:p>
          </table:table-cell>
          <table:table-cell office:value-type="float" office:value="12.0">
            <text:p>12.0</text:p>
          </table:table-cell>
          <table:table-cell office:value-type="float" office:value="-0.14783648823680104">
            <text:p>-0.14783648823680104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9-04T16:00:00">
            <text:p>Mon Sep  4 16:00:00 2023</text:p>
          </table:table-cell>
          <table:table-cell office:value-type="float" office:value="178.0">
            <text:p>178.0</text:p>
          </table:table-cell>
          <table:table-cell office:value-type="float" office:value="8.1667">
            <text:p>8.1667</text:p>
          </table:table-cell>
          <table:table-cell office:value-type="float" office:value="-0.14626363112914464">
            <text:p>-0.14626363112914464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5T14:00:00">
            <text:p>Tue Sep  5 14:00:00 2023</text:p>
          </table:table-cell>
          <table:table-cell office:value-type="float" office:value="202.6667">
            <text:p>202.6667</text:p>
          </table:table-cell>
          <table:table-cell office:value-type="float" office:value="22.8333">
            <text:p>22.8333</text:p>
          </table:table-cell>
          <table:table-cell office:value-type="float" office:value="0.05500871737823911">
            <text:p>0.0550087173782391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09-05T15:00:00">
            <text:p>Tue Sep  5 15:00:00 2023</text:p>
          </table:table-cell>
          <table:table-cell office:value-type="float" office:value="202.0">
            <text:p>202.0</text:p>
          </table:table-cell>
          <table:table-cell office:value-type="float" office:value="19.6667">
            <text:p>19.6667</text:p>
          </table:table-cell>
          <table:table-cell office:value-type="float" office:value="0.021161386061925656">
            <text:p>0.021161386061925656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05T16:00:00">
            <text:p>Tue Sep  5 16:00:00 2023</text:p>
          </table:table-cell>
          <table:table-cell office:value-type="float" office:value="286.0">
            <text:p>286.0</text:p>
          </table:table-cell>
          <table:table-cell office:value-type="float" office:value="20.8333">
            <text:p>20.8333</text:p>
          </table:table-cell>
          <table:table-cell office:value-type="float" office:value="0.051388908532070156">
            <text:p>0.05138890853207015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311.3333">
            <text:p>311.3333</text:p>
          </table:table-cell>
          <table:table-cell office:value-type="float" office:value="15.1667">
            <text:p>15.1667</text:p>
          </table:table-cell>
          <table:table-cell office:value-type="float" office:value="0.22312952647527853">
            <text:p>0.2231295264752785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05T18:00:00">
            <text:p>Tue Sep  5 18:00:00 2023</text:p>
          </table:table-cell>
          <table:table-cell office:value-type="float" office:value="231.5">
            <text:p>231.5</text:p>
          </table:table-cell>
          <table:table-cell office:value-type="float" office:value="13.6667">
            <text:p>13.6667</text:p>
          </table:table-cell>
          <table:table-cell office:value-type="float" office:value="0.3200502685818627">
            <text:p>0.320050268581862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06T15:00:00">
            <text:p>Wed Sep  6 15:00:00 2023</text:p>
          </table:table-cell>
          <table:table-cell office:value-type="float" office:value="256.5">
            <text:p>256.5</text:p>
          </table:table-cell>
          <table:table-cell office:value-type="float" office:value="27.8333">
            <text:p>27.8333</text:p>
          </table:table-cell>
          <table:table-cell office:value-type="float" office:value="0.35403072698064336">
            <text:p>0.35403072698064336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09-06T16:00:00">
            <text:p>Wed Sep  6 16:00:00 2023</text:p>
          </table:table-cell>
          <table:table-cell office:value-type="float" office:value="240.0">
            <text:p>240.0</text:p>
          </table:table-cell>
          <table:table-cell office:value-type="float" office:value="26.3333">
            <text:p>26.3333</text:p>
          </table:table-cell>
          <table:table-cell office:value-type="float" office:value="0.3612866396888865">
            <text:p>0.361286639688886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06T17:00:00">
            <text:p>Wed Sep  6 17:00:00 2023</text:p>
          </table:table-cell>
          <table:table-cell office:value-type="float" office:value="211.3333">
            <text:p>211.3333</text:p>
          </table:table-cell>
          <table:table-cell office:value-type="float" office:value="26.1667">
            <text:p>26.1667</text:p>
          </table:table-cell>
          <table:table-cell office:value-type="float" office:value="0.437080492412644">
            <text:p>0.437080492412644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9-06T18:00:00">
            <text:p>Wed Sep  6 18:00:00 2023</text:p>
          </table:table-cell>
          <table:table-cell office:value-type="float" office:value="178.8333">
            <text:p>178.8333</text:p>
          </table:table-cell>
          <table:table-cell office:value-type="float" office:value="28.5">
            <text:p>28.5</text:p>
          </table:table-cell>
          <table:table-cell office:value-type="float" office:value="0.5270270311290954">
            <text:p>0.5270270311290954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09-07T15:00:00">
            <text:p>Thu Sep  7 15:00:00 2023</text:p>
          </table:table-cell>
          <table:table-cell office:value-type="float" office:value="152.5">
            <text:p>152.5</text:p>
          </table:table-cell>
          <table:table-cell office:value-type="float" office:value="72.1667">
            <text:p>72.1667</text:p>
          </table:table-cell>
          <table:table-cell office:value-type="float" office:value="0.027999608342890586">
            <text:p>0.027999608342890586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9-07T16:00:00">
            <text:p>Thu Sep  7 16:00:00 2023</text:p>
          </table:table-cell>
          <table:table-cell office:value-type="float" office:value="193.5">
            <text:p>193.5</text:p>
          </table:table-cell>
          <table:table-cell office:value-type="float" office:value="77.6667">
            <text:p>77.6667</text:p>
          </table:table-cell>
          <table:table-cell office:value-type="float" office:value="-0.05279634235721265">
            <text:p>-0.0527963423572126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7:00:00">
            <text:p>Thu Sep  7 17:00:00 2023</text:p>
          </table:table-cell>
          <table:table-cell office:value-type="float" office:value="180.0">
            <text:p>180.0</text:p>
          </table:table-cell>
          <table:table-cell office:value-type="float" office:value="78.8333">
            <text:p>78.8333</text:p>
          </table:table-cell>
          <table:table-cell office:value-type="float" office:value="-0.07196467312242001">
            <text:p>-0.07196467312242001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09-07T18:00:00">
            <text:p>Thu Sep  7 18:00:00 2023</text:p>
          </table:table-cell>
          <table:table-cell office:value-type="float" office:value="172.3333">
            <text:p>172.3333</text:p>
          </table:table-cell>
          <table:table-cell office:value-type="float" office:value="81.1667">
            <text:p>81.1667</text:p>
          </table:table-cell>
          <table:table-cell office:value-type="float" office:value="-0.06813170888107084">
            <text:p>-0.06813170888107084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09-07T19:00:00">
            <text:p>Thu Sep  7 19:00:00 2023</text:p>
          </table:table-cell>
          <table:table-cell office:value-type="float" office:value="158.0">
            <text:p>158.0</text:p>
          </table:table-cell>
          <table:table-cell office:value-type="float" office:value="88.8333">
            <text:p>88.8333</text:p>
          </table:table-cell>
          <table:table-cell office:value-type="float" office:value="-0.07619880886184206">
            <text:p>-0.07619880886184206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9-08T13:00:00">
            <text:p>Fri Sep  8 13:00:00 2023</text:p>
          </table:table-cell>
          <table:table-cell office:value-type="float" office:value="248.3333">
            <text:p>248.3333</text:p>
          </table:table-cell>
          <table:table-cell office:value-type="float" office:value="69.3333">
            <text:p>69.3333</text:p>
          </table:table-cell>
          <table:table-cell office:value-type="float" office:value="-0.4112349807658784">
            <text:p>-0.4112349807658784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09-08T14:00:00">
            <text:p>Fri Sep  8 14:00:00 2023</text:p>
          </table:table-cell>
          <table:table-cell office:value-type="float" office:value="211.8333">
            <text:p>211.8333</text:p>
          </table:table-cell>
          <table:table-cell office:value-type="float" office:value="60.6667">
            <text:p>60.6667</text:p>
          </table:table-cell>
          <table:table-cell office:value-type="float" office:value="-0.3987932392637981">
            <text:p>-0.3987932392637981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9-08T15:00:00">
            <text:p>Fri Sep  8 15:00:00 2023</text:p>
          </table:table-cell>
          <table:table-cell office:value-type="float" office:value="170.5">
            <text:p>170.5</text:p>
          </table:table-cell>
          <table:table-cell office:value-type="float" office:value="57.5">
            <text:p>57.5</text:p>
          </table:table-cell>
          <table:table-cell office:value-type="float" office:value="-0.3849625697254743">
            <text:p>-0.384962569725474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09-08T16:00:00">
            <text:p>Fri Sep  8 16:00:00 2023</text:p>
          </table:table-cell>
          <table:table-cell office:value-type="float" office:value="173.5">
            <text:p>173.5</text:p>
          </table:table-cell>
          <table:table-cell office:value-type="float" office:value="47.8333">
            <text:p>47.8333</text:p>
          </table:table-cell>
          <table:table-cell office:value-type="float" office:value="-0.31732239762695963">
            <text:p>-0.3173223976269596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9-08T17:00:00">
            <text:p>Fri Sep  8 17:00:00 2023</text:p>
          </table:table-cell>
          <table:table-cell office:value-type="float" office:value="181.8333">
            <text:p>181.8333</text:p>
          </table:table-cell>
          <table:table-cell office:value-type="float" office:value="34.0">
            <text:p>34.0</text:p>
          </table:table-cell>
          <table:table-cell office:value-type="float" office:value="-0.2500525183712571">
            <text:p>-0.2500525183712571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9-08T18:00:00">
            <text:p>Fri Sep  8 18:00:00 2023</text:p>
          </table:table-cell>
          <table:table-cell office:value-type="float" office:value="176.8333">
            <text:p>176.8333</text:p>
          </table:table-cell>
          <table:table-cell office:value-type="float" office:value="23.8333">
            <text:p>23.8333</text:p>
          </table:table-cell>
          <table:table-cell office:value-type="float" office:value="-0.20289428517729072">
            <text:p>-0.20289428517729072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9-09T14:00:00">
            <text:p>Sat Sep  9 14:00:00 2023</text:p>
          </table:table-cell>
          <table:table-cell office:value-type="float" office:value="173.1667">
            <text:p>173.1667</text:p>
          </table:table-cell>
          <table:table-cell office:value-type="float" office:value="23.5">
            <text:p>23.5</text:p>
          </table:table-cell>
          <table:table-cell office:value-type="float" office:value="0.13982482986368774">
            <text:p>0.13982482986368774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09T15:00:00">
            <text:p>Sat Sep  9 15:00:00 2023</text:p>
          </table:table-cell>
          <table:table-cell office:value-type="float" office:value="175.6667">
            <text:p>175.6667</text:p>
          </table:table-cell>
          <table:table-cell office:value-type="float" office:value="19.0">
            <text:p>19.0</text:p>
          </table:table-cell>
          <table:table-cell office:value-type="float" office:value="0.19697922866198606">
            <text:p>0.19697922866198606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09T16:00:00">
            <text:p>Sat Sep  9 16:00:00 2023</text:p>
          </table:table-cell>
          <table:table-cell office:value-type="float" office:value="186.5">
            <text:p>186.5</text:p>
          </table:table-cell>
          <table:table-cell office:value-type="float" office:value="15.8333">
            <text:p>15.8333</text:p>
          </table:table-cell>
          <table:table-cell office:value-type="float" office:value="0.1490890939534319">
            <text:p>0.1490890939534319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09T17:00:00">
            <text:p>Sat Sep  9 17:00:00 2023</text:p>
          </table:table-cell>
          <table:table-cell office:value-type="float" office:value="183.0">
            <text:p>183.0</text:p>
          </table:table-cell>
          <table:table-cell office:value-type="float" office:value="13.0">
            <text:p>13.0</text:p>
          </table:table-cell>
          <table:table-cell office:value-type="float" office:value="-0.01898995883519017">
            <text:p>-0.0189899588351901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09T18:00:00">
            <text:p>Sat Sep  9 18:00:00 2023</text:p>
          </table:table-cell>
          <table:table-cell office:value-type="float" office:value="180.0">
            <text:p>180.0</text:p>
          </table:table-cell>
          <table:table-cell office:value-type="float" office:value="12.8333">
            <text:p>12.8333</text:p>
          </table:table-cell>
          <table:table-cell office:value-type="float" office:value="-0.28984649397047185">
            <text:p>-0.2898464939704718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09-09T19:00:00">
            <text:p>Sat Sep  9 19:00:00 2023</text:p>
          </table:table-cell>
          <table:table-cell office:value-type="float" office:value="171.8333">
            <text:p>171.8333</text:p>
          </table:table-cell>
          <table:table-cell office:value-type="float" office:value="10.3333">
            <text:p>10.3333</text:p>
          </table:table-cell>
          <table:table-cell office:value-type="float" office:value="-0.7738540398592052">
            <text:p>-0.773854039859205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09T20:00:00">
            <text:p>Sat Sep  9 20:00:00 2023</text:p>
          </table:table-cell>
          <table:table-cell office:value-type="float" office:value="160.0">
            <text:p>160.0</text:p>
          </table:table-cell>
          <table:table-cell office:value-type="float" office:value="9.6667">
            <text:p>9.6667</text:p>
          </table:table-cell>
          <table:table-cell office:value-type="float" office:value="-0.7879317588359086">
            <text:p>-0.7879317588359086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10T12:00:00">
            <text:p>Sun Sep 10 12:00:00 2023</text:p>
          </table:table-cell>
          <table:table-cell office:value-type="float" office:value="151.5">
            <text:p>151.5</text:p>
          </table:table-cell>
          <table:table-cell office:value-type="float" office:value="20.8333">
            <text:p>20.8333</text:p>
          </table:table-cell>
          <table:table-cell office:value-type="float" office:value="0.3431121285497592">
            <text:p>0.3431121285497592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9-10T13:00:00">
            <text:p>Sun Sep 10 13:00:00 2023</text:p>
          </table:table-cell>
          <table:table-cell office:value-type="float" office:value="156.5">
            <text:p>156.5</text:p>
          </table:table-cell>
          <table:table-cell office:value-type="float" office:value="25.3333">
            <text:p>25.3333</text:p>
          </table:table-cell>
          <table:table-cell office:value-type="float" office:value="0.3342256241294788">
            <text:p>0.3342256241294788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9-10T14:00:00">
            <text:p>Sun Sep 10 14:00:00 2023</text:p>
          </table:table-cell>
          <table:table-cell office:value-type="float" office:value="168.8333">
            <text:p>168.8333</text:p>
          </table:table-cell>
          <table:table-cell office:value-type="float" office:value="19.6667">
            <text:p>19.6667</text:p>
          </table:table-cell>
          <table:table-cell office:value-type="float" office:value="0.3534792589136289">
            <text:p>0.3534792589136289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9-10T15:00:00">
            <text:p>Sun Sep 10 15:00:00 2023</text:p>
          </table:table-cell>
          <table:table-cell office:value-type="float" office:value="188.5">
            <text:p>188.5</text:p>
          </table:table-cell>
          <table:table-cell office:value-type="float" office:value="14.8333">
            <text:p>14.8333</text:p>
          </table:table-cell>
          <table:table-cell office:value-type="float" office:value="0.39798153553534366">
            <text:p>0.39798153553534366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0T16:00:00">
            <text:p>Sun Sep 10 16:00:00 2023</text:p>
          </table:table-cell>
          <table:table-cell office:value-type="float" office:value="180.6667">
            <text:p>180.6667</text:p>
          </table:table-cell>
          <table:table-cell office:value-type="float" office:value="12.3333">
            <text:p>12.3333</text:p>
          </table:table-cell>
          <table:table-cell office:value-type="float" office:value="0.4470418877461333">
            <text:p>0.4470418877461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09-10T17:00:00">
            <text:p>Sun Sep 10 17:00:00 2023</text:p>
          </table:table-cell>
          <table:table-cell office:value-type="float" office:value="176.5">
            <text:p>176.5</text:p>
          </table:table-cell>
          <table:table-cell office:value-type="float" office:value="11.1667">
            <text:p>11.1667</text:p>
          </table:table-cell>
          <table:table-cell office:value-type="float" office:value="0.4889215123540215">
            <text:p>0.488921512354021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9-11T13:00:00">
            <text:p>Mon Sep 11 13:00:00 2023</text:p>
          </table:table-cell>
          <table:table-cell office:value-type="float" office:value="154.0">
            <text:p>154.0</text:p>
          </table:table-cell>
          <table:table-cell office:value-type="float" office:value="17.0">
            <text:p>17.0</text:p>
          </table:table-cell>
          <table:table-cell office:value-type="float" office:value="0.005307340528419899">
            <text:p>0.005307340528419899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11T14:00:00">
            <text:p>Mon Sep 11 14:00:00 2023</text:p>
          </table:table-cell>
          <table:table-cell office:value-type="float" office:value="191.8333">
            <text:p>191.8333</text:p>
          </table:table-cell>
          <table:table-cell office:value-type="float" office:value="15.8333">
            <text:p>15.8333</text:p>
          </table:table-cell>
          <table:table-cell office:value-type="float" office:value="-0.007120742752490828">
            <text:p>-0.007120742752490828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9-11T15:00:00">
            <text:p>Mon Sep 11 15:00:00 2023</text:p>
          </table:table-cell>
          <table:table-cell office:value-type="float" office:value="211.6667">
            <text:p>211.6667</text:p>
          </table:table-cell>
          <table:table-cell office:value-type="float" office:value="9.0">
            <text:p>9.0</text:p>
          </table:table-cell>
          <table:table-cell office:value-type="float" office:value="-0.049140455971282575">
            <text:p>-0.04914045597128257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9-11T16:00:00">
            <text:p>Mon Sep 11 16:00:00 2023</text:p>
          </table:table-cell>
          <table:table-cell office:value-type="float" office:value="168.5">
            <text:p>168.5</text:p>
          </table:table-cell>
          <table:table-cell office:value-type="float" office:value="7.5">
            <text:p>7.5</text:p>
          </table:table-cell>
          <table:table-cell office:value-type="float" office:value="-0.0805494335272161">
            <text:p>-0.0805494335272161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11T17:00:00">
            <text:p>Mon Sep 11 17:00:00 2023</text:p>
          </table:table-cell>
          <table:table-cell office:value-type="float" office:value="174.3333">
            <text:p>174.3333</text:p>
          </table:table-cell>
          <table:table-cell office:value-type="float" office:value="7.3333">
            <text:p>7.3333</text:p>
          </table:table-cell>
          <table:table-cell office:value-type="float" office:value="-0.10117122783000797">
            <text:p>-0.1011712278300079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9-11T18:00:00">
            <text:p>Mon Sep 11 18:00:00 2023</text:p>
          </table:table-cell>
          <table:table-cell office:value-type="float" office:value="236.3333">
            <text:p>236.3333</text:p>
          </table:table-cell>
          <table:table-cell office:value-type="float" office:value="8.3333">
            <text:p>8.3333</text:p>
          </table:table-cell>
          <table:table-cell office:value-type="float" office:value="-0.0899049086724878">
            <text:p>-0.089904908672487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12T14:00:00">
            <text:p>Tue Sep 12 14:00:00 2023</text:p>
          </table:table-cell>
          <table:table-cell office:value-type="float" office:value="159.1667">
            <text:p>159.1667</text:p>
          </table:table-cell>
          <table:table-cell office:value-type="float" office:value="34.6667">
            <text:p>34.6667</text:p>
          </table:table-cell>
          <table:table-cell office:value-type="float" office:value="0.028527093532342687">
            <text:p>0.02852709353234268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9-12T15:00:00">
            <text:p>Tue Sep 12 15:00:00 2023</text:p>
          </table:table-cell>
          <table:table-cell office:value-type="float" office:value="189.0">
            <text:p>189.0</text:p>
          </table:table-cell>
          <table:table-cell office:value-type="float" office:value="23.0">
            <text:p>23.0</text:p>
          </table:table-cell>
          <table:table-cell office:value-type="float" office:value="0.08866470180728923">
            <text:p>0.0886647018072892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9-12T16:00:00">
            <text:p>Tue Sep 12 16:00:00 2023</text:p>
          </table:table-cell>
          <table:table-cell office:value-type="float" office:value="172.1667">
            <text:p>172.1667</text:p>
          </table:table-cell>
          <table:table-cell office:value-type="float" office:value="16.8333">
            <text:p>16.8333</text:p>
          </table:table-cell>
          <table:table-cell office:value-type="float" office:value="0.22344299124746284">
            <text:p>0.22344299124746284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7:00:00">
            <text:p>Tue Sep 12 17:00:00 2023</text:p>
          </table:table-cell>
          <table:table-cell office:value-type="float" office:value="170.1667">
            <text:p>170.1667</text:p>
          </table:table-cell>
          <table:table-cell office:value-type="float" office:value="14.1667">
            <text:p>14.1667</text:p>
          </table:table-cell>
          <table:table-cell office:value-type="float" office:value="0.3164290418121186">
            <text:p>0.3164290418121186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9-12T18:00:00">
            <text:p>Tue Sep 12 18:00:00 2023</text:p>
          </table:table-cell>
          <table:table-cell office:value-type="float" office:value="175.3333">
            <text:p>175.3333</text:p>
          </table:table-cell>
          <table:table-cell office:value-type="float" office:value="10.5">
            <text:p>10.5</text:p>
          </table:table-cell>
          <table:table-cell office:value-type="float" office:value="0.3734246450669805">
            <text:p>0.373424645066980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9-13T13:00:00">
            <text:p>Wed Sep 13 13:00:00 2023</text:p>
          </table:table-cell>
          <table:table-cell office:value-type="float" office:value="191.0">
            <text:p>191.0</text:p>
          </table:table-cell>
          <table:table-cell office:value-type="float" office:value="32.6667">
            <text:p>32.6667</text:p>
          </table:table-cell>
          <table:table-cell office:value-type="float" office:value="0.12768371894198793">
            <text:p>0.1276837189419879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9-13T14:00:00">
            <text:p>Wed Sep 13 14:00:00 2023</text:p>
          </table:table-cell>
          <table:table-cell office:value-type="float" office:value="162.8333">
            <text:p>162.8333</text:p>
          </table:table-cell>
          <table:table-cell office:value-type="float" office:value="31.3333">
            <text:p>31.3333</text:p>
          </table:table-cell>
          <table:table-cell office:value-type="float" office:value="0.09766167176312503">
            <text:p>0.0976616717631250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13T15:00:00">
            <text:p>Wed Sep 13 15:00:00 2023</text:p>
          </table:table-cell>
          <table:table-cell office:value-type="float" office:value="175.0">
            <text:p>175.0</text:p>
          </table:table-cell>
          <table:table-cell office:value-type="float" office:value="28.6667">
            <text:p>28.6667</text:p>
          </table:table-cell>
          <table:table-cell office:value-type="float" office:value="0.10670723538255852">
            <text:p>0.1067072353825585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9-13T16:00:00">
            <text:p>Wed Sep 13 16:00:00 2023</text:p>
          </table:table-cell>
          <table:table-cell office:value-type="float" office:value="196.6667">
            <text:p>196.6667</text:p>
          </table:table-cell>
          <table:table-cell office:value-type="float" office:value="24.5">
            <text:p>24.5</text:p>
          </table:table-cell>
          <table:table-cell office:value-type="float" office:value="0.08977432212563742">
            <text:p>0.08977432212563742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13T17:00:00">
            <text:p>Wed Sep 13 17:00:00 2023</text:p>
          </table:table-cell>
          <table:table-cell office:value-type="float" office:value="204.6667">
            <text:p>204.6667</text:p>
          </table:table-cell>
          <table:table-cell office:value-type="float" office:value="18.8333">
            <text:p>18.8333</text:p>
          </table:table-cell>
          <table:table-cell office:value-type="float" office:value="0.15352798248603647">
            <text:p>0.1535279824860364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09-13T18:00:00">
            <text:p>Wed Sep 13 18:00:00 2023</text:p>
          </table:table-cell>
          <table:table-cell office:value-type="float" office:value="177.5">
            <text:p>177.5</text:p>
          </table:table-cell>
          <table:table-cell office:value-type="float" office:value="16.0">
            <text:p>16.0</text:p>
          </table:table-cell>
          <table:table-cell office:value-type="float" office:value="0.1596976480883774">
            <text:p>0.1596976480883774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09-14T13:00:00">
            <text:p>Thu Sep 14 13:00:00 2023</text:p>
          </table:table-cell>
          <table:table-cell office:value-type="float" office:value="165.8333">
            <text:p>165.8333</text:p>
          </table:table-cell>
          <table:table-cell office:value-type="float" office:value="43.3333">
            <text:p>43.3333</text:p>
          </table:table-cell>
          <table:table-cell office:value-type="float" office:value="-0.29634042547200884">
            <text:p>-0.29634042547200884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9-14T14:00:00">
            <text:p>Thu Sep 14 14:00:00 2023</text:p>
          </table:table-cell>
          <table:table-cell office:value-type="float" office:value="176.3333">
            <text:p>176.3333</text:p>
          </table:table-cell>
          <table:table-cell office:value-type="float" office:value="38.6667">
            <text:p>38.6667</text:p>
          </table:table-cell>
          <table:table-cell office:value-type="float" office:value="-0.2931807546536211">
            <text:p>-0.2931807546536211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9-14T15:00:00">
            <text:p>Thu Sep 14 15:00:00 2023</text:p>
          </table:table-cell>
          <table:table-cell office:value-type="float" office:value="172.0">
            <text:p>172.0</text:p>
          </table:table-cell>
          <table:table-cell office:value-type="float" office:value="36.5">
            <text:p>36.5</text:p>
          </table:table-cell>
          <table:table-cell office:value-type="float" office:value="-0.3002095736010372">
            <text:p>-0.3002095736010372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14T16:00:00">
            <text:p>Thu Sep 14 16:00:00 2023</text:p>
          </table:table-cell>
          <table:table-cell office:value-type="float" office:value="182.0">
            <text:p>182.0</text:p>
          </table:table-cell>
          <table:table-cell office:value-type="float" office:value="37.3333">
            <text:p>37.3333</text:p>
          </table:table-cell>
          <table:table-cell office:value-type="float" office:value="-0.3342293288406278">
            <text:p>-0.3342293288406278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9-14T17:00:00">
            <text:p>Thu Sep 14 17:00:00 2023</text:p>
          </table:table-cell>
          <table:table-cell office:value-type="float" office:value="268.1667">
            <text:p>268.1667</text:p>
          </table:table-cell>
          <table:table-cell office:value-type="float" office:value="39.3333">
            <text:p>39.3333</text:p>
          </table:table-cell>
          <table:table-cell office:value-type="float" office:value="-0.4940447429713955">
            <text:p>-0.494044742971395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4T18:00:00">
            <text:p>Thu Sep 14 18:00:00 2023</text:p>
          </table:table-cell>
          <table:table-cell office:value-type="float" office:value="287.6667">
            <text:p>287.6667</text:p>
          </table:table-cell>
          <table:table-cell office:value-type="float" office:value="39.8333">
            <text:p>39.8333</text:p>
          </table:table-cell>
          <table:table-cell office:value-type="float" office:value="-0.5245849638985624">
            <text:p>-0.5245849638985624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9-14T19:00:00">
            <text:p>Thu Sep 14 19:00:00 2023</text:p>
          </table:table-cell>
          <table:table-cell office:value-type="float" office:value="190.3333">
            <text:p>190.3333</text:p>
          </table:table-cell>
          <table:table-cell office:value-type="float" office:value="41.3333">
            <text:p>41.3333</text:p>
          </table:table-cell>
          <table:table-cell office:value-type="float" office:value="-0.5481373427312547">
            <text:p>-0.548137342731254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15T15:00:00">
            <text:p>Fri Sep 15 15:00:00 2023</text:p>
          </table:table-cell>
          <table:table-cell office:value-type="float" office:value="172.3333">
            <text:p>172.3333</text:p>
          </table:table-cell>
          <table:table-cell office:value-type="float" office:value="34.8333">
            <text:p>34.8333</text:p>
          </table:table-cell>
          <table:table-cell office:value-type="float" office:value="-0.6336311768698778">
            <text:p>-0.6336311768698778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6:00:00">
            <text:p>Fri Sep 15 16:00:00 2023</text:p>
          </table:table-cell>
          <table:table-cell office:value-type="float" office:value="176.0">
            <text:p>176.0</text:p>
          </table:table-cell>
          <table:table-cell office:value-type="float" office:value="25.8333">
            <text:p>25.8333</text:p>
          </table:table-cell>
          <table:table-cell office:value-type="float" office:value="-0.6455656386281975">
            <text:p>-0.645565638628197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9-15T17:00:00">
            <text:p>Fri Sep 15 17:00:00 2023</text:p>
          </table:table-cell>
          <table:table-cell office:value-type="float" office:value="180.5">
            <text:p>180.5</text:p>
          </table:table-cell>
          <table:table-cell office:value-type="float" office:value="23.8333">
            <text:p>23.8333</text:p>
          </table:table-cell>
          <table:table-cell office:value-type="float" office:value="-0.6969849133385808">
            <text:p>-0.6969849133385808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09-15T18:00:00">
            <text:p>Fri Sep 15 18:00:00 2023</text:p>
          </table:table-cell>
          <table:table-cell office:value-type="float" office:value="177.3333">
            <text:p>177.3333</text:p>
          </table:table-cell>
          <table:table-cell office:value-type="float" office:value="21.6667">
            <text:p>21.6667</text:p>
          </table:table-cell>
          <table:table-cell office:value-type="float" office:value="-0.877189752134512">
            <text:p>-0.877189752134512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09-15T19:00:00">
            <text:p>Fri Sep 15 19:00:00 2023</text:p>
          </table:table-cell>
          <table:table-cell office:value-type="float" office:value="174.3333">
            <text:p>174.3333</text:p>
          </table:table-cell>
          <table:table-cell office:value-type="float" office:value="25.0">
            <text:p>25.0</text:p>
          </table:table-cell>
          <table:table-cell office:value-type="float" office:value="-0.9996238169510027">
            <text:p>-0.999623816951002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09-16T15:00:00">
            <text:p>Sat Sep 16 15:00:00 2023</text:p>
          </table:table-cell>
          <table:table-cell office:value-type="float" office:value="169.1667">
            <text:p>169.1667</text:p>
          </table:table-cell>
          <table:table-cell office:value-type="float" office:value="8.1667">
            <text:p>8.1667</text:p>
          </table:table-cell>
          <table:table-cell office:value-type="float" office:value="-0.34989468567608434">
            <text:p>-0.34989468567608434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09-16T16:00:00">
            <text:p>Sat Sep 16 16:00:00 2023</text:p>
          </table:table-cell>
          <table:table-cell office:value-type="float" office:value="175.0">
            <text:p>175.0</text:p>
          </table:table-cell>
          <table:table-cell office:value-type="float" office:value="8.0">
            <text:p>8.0</text:p>
          </table:table-cell>
          <table:table-cell office:value-type="float" office:value="-0.38606372699923264">
            <text:p>-0.38606372699923264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9-16T17:00:00">
            <text:p>Sat Sep 16 17:00:00 2023</text:p>
          </table:table-cell>
          <table:table-cell office:value-type="float" office:value="177.5">
            <text:p>177.5</text:p>
          </table:table-cell>
          <table:table-cell office:value-type="float" office:value="5.3333">
            <text:p>5.3333</text:p>
          </table:table-cell>
          <table:table-cell office:value-type="float" office:value="-0.4097568195700932">
            <text:p>-0.4097568195700932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16T18:00:00">
            <text:p>Sat Sep 16 18:00:00 2023</text:p>
          </table:table-cell>
          <table:table-cell office:value-type="float" office:value="178.0">
            <text:p>178.0</text:p>
          </table:table-cell>
          <table:table-cell office:value-type="float" office:value="6.0">
            <text:p>6.0</text:p>
          </table:table-cell>
          <table:table-cell office:value-type="float" office:value="-0.4129604401244982">
            <text:p>-0.4129604401244982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9-17T16:00:00">
            <text:p>Sun Sep 17 16:00:00 2023</text:p>
          </table:table-cell>
          <table:table-cell office:value-type="float" office:value="177.6667">
            <text:p>177.6667</text:p>
          </table:table-cell>
          <table:table-cell office:value-type="float" office:value="12.0">
            <text:p>12.0</text:p>
          </table:table-cell>
          <table:table-cell office:value-type="float" office:value="0.6991091517222059">
            <text:p>0.6991091517222059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18T16:00:00">
            <text:p>Mon Sep 18 16:00:00 2023</text:p>
          </table:table-cell>
          <table:table-cell office:value-type="float" office:value="208.0">
            <text:p>208.0</text:p>
          </table:table-cell>
          <table:table-cell office:value-type="float" office:value="18.5">
            <text:p>18.5</text:p>
          </table:table-cell>
          <table:table-cell office:value-type="float" office:value="-0.05647423463775267">
            <text:p>-0.056474234637752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18T17:00:00">
            <text:p>Mon Sep 18 17:00:00 2023</text:p>
          </table:table-cell>
          <table:table-cell office:value-type="float" office:value="199.1667">
            <text:p>199.1667</text:p>
          </table:table-cell>
          <table:table-cell office:value-type="float" office:value="17.0">
            <text:p>17.0</text:p>
          </table:table-cell>
          <table:table-cell office:value-type="float" office:value="-0.028104002701271738">
            <text:p>-0.028104002701271738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19T17:00:00">
            <text:p>Tue Sep 19 17:00:00 2023</text:p>
          </table:table-cell>
          <table:table-cell office:value-type="float" office:value="171.5">
            <text:p>171.5</text:p>
          </table:table-cell>
          <table:table-cell office:value-type="float" office:value="31.5">
            <text:p>31.5</text:p>
          </table:table-cell>
          <table:table-cell office:value-type="float" office:value="-0.19801792022340636">
            <text:p>-0.19801792022340636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09-19T18:00:00">
            <text:p>Tue Sep 19 18:00:00 2023</text:p>
          </table:table-cell>
          <table:table-cell office:value-type="float" office:value="238.0">
            <text:p>238.0</text:p>
          </table:table-cell>
          <table:table-cell office:value-type="float" office:value="24.0">
            <text:p>24.0</text:p>
          </table:table-cell>
          <table:table-cell office:value-type="float" office:value="-0.18748106525705013">
            <text:p>-0.18748106525705013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172.5">
            <text:p>172.5</text:p>
          </table:table-cell>
          <table:table-cell office:value-type="float" office:value="19.0">
            <text:p>19.0</text:p>
          </table:table-cell>
          <table:table-cell office:value-type="float" office:value="-0.1447066138548227">
            <text:p>-0.144706613854822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173.8333">
            <text:p>173.8333</text:p>
          </table:table-cell>
          <table:table-cell office:value-type="float" office:value="16.0">
            <text:p>16.0</text:p>
          </table:table-cell>
          <table:table-cell office:value-type="float" office:value="-0.1750886550999997">
            <text:p>-0.175088655099999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159.5">
            <text:p>159.5</text:p>
          </table:table-cell>
          <table:table-cell office:value-type="float" office:value="15.6667">
            <text:p>15.6667</text:p>
          </table:table-cell>
          <table:table-cell office:value-type="float" office:value="-0.17997318077823454">
            <text:p>-0.17997318077823454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9-20T15:00:00">
            <text:p>Wed Sep 20 15:00:00 2023</text:p>
          </table:table-cell>
          <table:table-cell office:value-type="float" office:value="169.5">
            <text:p>169.5</text:p>
          </table:table-cell>
          <table:table-cell office:value-type="float" office:value="20.3333">
            <text:p>20.3333</text:p>
          </table:table-cell>
          <table:table-cell office:value-type="float" office:value="-0.23063761505790292">
            <text:p>-0.23063761505790292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09-20T16:00:00">
            <text:p>Wed Sep 20 16:00:00 2023</text:p>
          </table:table-cell>
          <table:table-cell office:value-type="float" office:value="178.6667">
            <text:p>178.6667</text:p>
          </table:table-cell>
          <table:table-cell office:value-type="float" office:value="16.5">
            <text:p>16.5</text:p>
          </table:table-cell>
          <table:table-cell office:value-type="float" office:value="-0.24232151902729462">
            <text:p>-0.24232151902729462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3-09-20T17:00:00">
            <text:p>Wed Sep 20 17:00:00 2023</text:p>
          </table:table-cell>
          <table:table-cell office:value-type="float" office:value="193.6667">
            <text:p>193.6667</text:p>
          </table:table-cell>
          <table:table-cell office:value-type="float" office:value="14.0">
            <text:p>14.0</text:p>
          </table:table-cell>
          <table:table-cell office:value-type="float" office:value="-0.2346319352949297">
            <text:p>-0.234631935294929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9-20T18:00:00">
            <text:p>Wed Sep 20 18:00:00 2023</text:p>
          </table:table-cell>
          <table:table-cell office:value-type="float" office:value="173.6667">
            <text:p>173.6667</text:p>
          </table:table-cell>
          <table:table-cell office:value-type="float" office:value="14.3333">
            <text:p>14.3333</text:p>
          </table:table-cell>
          <table:table-cell office:value-type="float" office:value="-0.24404899453211254">
            <text:p>-0.24404899453211254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9-20T19:00:00">
            <text:p>Wed Sep 20 19:00:00 2023</text:p>
          </table:table-cell>
          <table:table-cell office:value-type="float" office:value="168.3333">
            <text:p>168.3333</text:p>
          </table:table-cell>
          <table:table-cell office:value-type="float" office:value="15.0">
            <text:p>15.0</text:p>
          </table:table-cell>
          <table:table-cell office:value-type="float" office:value="-0.32725547995797977">
            <text:p>-0.3272554799579797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9-21T13:00:00">
            <text:p>Thu Sep 21 13:00:00 2023</text:p>
          </table:table-cell>
          <table:table-cell office:value-type="float" office:value="185.6667">
            <text:p>185.6667</text:p>
          </table:table-cell>
          <table:table-cell office:value-type="float" office:value="25.3333">
            <text:p>25.3333</text:p>
          </table:table-cell>
          <table:table-cell office:value-type="float" office:value="-0.2709418077592039">
            <text:p>-0.2709418077592039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9-21T14:00:00">
            <text:p>Thu Sep 21 14:00:00 2023</text:p>
          </table:table-cell>
          <table:table-cell office:value-type="float" office:value="176.0">
            <text:p>176.0</text:p>
          </table:table-cell>
          <table:table-cell office:value-type="float" office:value="16.3333">
            <text:p>16.3333</text:p>
          </table:table-cell>
          <table:table-cell office:value-type="float" office:value="-0.2505127834664535">
            <text:p>-0.250512783466453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9-21T15:00:00">
            <text:p>Thu Sep 21 15:00:00 2023</text:p>
          </table:table-cell>
          <table:table-cell office:value-type="float" office:value="175.1667">
            <text:p>175.1667</text:p>
          </table:table-cell>
          <table:table-cell office:value-type="float" office:value="13.3333">
            <text:p>13.3333</text:p>
          </table:table-cell>
          <table:table-cell office:value-type="float" office:value="-0.19629448743754851">
            <text:p>-0.1962944874375485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1T16:00:00">
            <text:p>Thu Sep 21 16:00:00 2023</text:p>
          </table:table-cell>
          <table:table-cell office:value-type="float" office:value="171.8333">
            <text:p>171.8333</text:p>
          </table:table-cell>
          <table:table-cell office:value-type="float" office:value="10.8333">
            <text:p>10.8333</text:p>
          </table:table-cell>
          <table:table-cell office:value-type="float" office:value="-0.1836075301066847">
            <text:p>-0.183607530106684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9-21T17:00:00">
            <text:p>Thu Sep 21 17:00:00 2023</text:p>
          </table:table-cell>
          <table:table-cell office:value-type="float" office:value="159.0">
            <text:p>159.0</text:p>
          </table:table-cell>
          <table:table-cell office:value-type="float" office:value="13.8333">
            <text:p>13.8333</text:p>
          </table:table-cell>
          <table:table-cell office:value-type="float" office:value="-0.24368894940593872">
            <text:p>-0.2436889494059387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9-21T18:00:00">
            <text:p>Thu Sep 21 18:00:00 2023</text:p>
          </table:table-cell>
          <table:table-cell office:value-type="float" office:value="175.3333">
            <text:p>175.3333</text:p>
          </table:table-cell>
          <table:table-cell office:value-type="float" office:value="15.6667">
            <text:p>15.6667</text:p>
          </table:table-cell>
          <table:table-cell office:value-type="float" office:value="-0.314560576241558">
            <text:p>-0.314560576241558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1T19:00:00">
            <text:p>Thu Sep 21 19:00:00 2023</text:p>
          </table:table-cell>
          <table:table-cell office:value-type="float" office:value="156.1667">
            <text:p>156.1667</text:p>
          </table:table-cell>
          <table:table-cell office:value-type="float" office:value="15.0">
            <text:p>15.0</text:p>
          </table:table-cell>
          <table:table-cell office:value-type="float" office:value="-0.4275931347249409">
            <text:p>-0.4275931347249409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2T13:00:00">
            <text:p>Fri Sep 22 13:00:00 2023</text:p>
          </table:table-cell>
          <table:table-cell office:value-type="float" office:value="346.3333">
            <text:p>346.3333</text:p>
          </table:table-cell>
          <table:table-cell office:value-type="float" office:value="9.8333">
            <text:p>9.8333</text:p>
          </table:table-cell>
          <table:table-cell office:value-type="float" office:value="-0.5016857827988236">
            <text:p>-0.5016857827988236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14:00:00">
            <text:p>Fri Sep 22 14:00:00 2023</text:p>
          </table:table-cell>
          <table:table-cell office:value-type="float" office:value="337.0">
            <text:p>337.0</text:p>
          </table:table-cell>
          <table:table-cell office:value-type="float" office:value="9.0">
            <text:p>9.0</text:p>
          </table:table-cell>
          <table:table-cell office:value-type="float" office:value="-0.28089558703426754">
            <text:p>-0.28089558703426754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340.5">
            <text:p>340.5</text:p>
          </table:table-cell>
          <table:table-cell office:value-type="float" office:value="7.6667">
            <text:p>7.6667</text:p>
          </table:table-cell>
          <table:table-cell office:value-type="float" office:value="0.12636768999808184">
            <text:p>0.12636768999808184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9-22T16:00:00">
            <text:p>Fri Sep 22 16:00:00 2023</text:p>
          </table:table-cell>
          <table:table-cell office:value-type="float" office:value="338.1667">
            <text:p>338.1667</text:p>
          </table:table-cell>
          <table:table-cell office:value-type="float" office:value="7.3333">
            <text:p>7.3333</text:p>
          </table:table-cell>
          <table:table-cell office:value-type="float" office:value="0.3186337297038128">
            <text:p>0.3186337297038128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339.3333">
            <text:p>339.3333</text:p>
          </table:table-cell>
          <table:table-cell office:value-type="float" office:value="6.3333">
            <text:p>6.3333</text:p>
          </table:table-cell>
          <table:table-cell office:value-type="float" office:value="0.6108779579255511">
            <text:p>0.6108779579255511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09-23T13:00:00">
            <text:p>Sat Sep 23 13:00:00 2023</text:p>
          </table:table-cell>
          <table:table-cell office:value-type="float" office:value="337.8333">
            <text:p>337.8333</text:p>
          </table:table-cell>
          <table:table-cell office:value-type="float" office:value="9.6667">
            <text:p>9.6667</text:p>
          </table:table-cell>
          <table:table-cell office:value-type="float" office:value="-0.027458434054230832">
            <text:p>-0.027458434054230832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330.1667">
            <text:p>330.1667</text:p>
          </table:table-cell>
          <table:table-cell office:value-type="float" office:value="9.5">
            <text:p>9.5</text:p>
          </table:table-cell>
          <table:table-cell office:value-type="float" office:value="-0.032517165711899436">
            <text:p>-0.032517165711899436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9-23T15:00:00">
            <text:p>Sat Sep 23 15:00:00 2023</text:p>
          </table:table-cell>
          <table:table-cell office:value-type="float" office:value="285.0">
            <text:p>285.0</text:p>
          </table:table-cell>
          <table:table-cell office:value-type="float" office:value="9.5">
            <text:p>9.5</text:p>
          </table:table-cell>
          <table:table-cell office:value-type="float" office:value="-0.023380555543137765">
            <text:p>-0.02338055554313776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9-23T16:00:00">
            <text:p>Sat Sep 23 16:00:00 2023</text:p>
          </table:table-cell>
          <table:table-cell office:value-type="float" office:value="186.6667">
            <text:p>186.6667</text:p>
          </table:table-cell>
          <table:table-cell office:value-type="float" office:value="9.1667">
            <text:p>9.1667</text:p>
          </table:table-cell>
          <table:table-cell office:value-type="float" office:value="-0.0029196351621520807">
            <text:p>-0.002919635162152080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3T17:00:00">
            <text:p>Sat Sep 23 17:00:00 2023</text:p>
          </table:table-cell>
          <table:table-cell office:value-type="float" office:value="221.6667">
            <text:p>221.6667</text:p>
          </table:table-cell>
          <table:table-cell office:value-type="float" office:value="7.5">
            <text:p>7.5</text:p>
          </table:table-cell>
          <table:table-cell office:value-type="float" office:value="-0.0020573701716489912">
            <text:p>-0.0020573701716489912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9-23T18:00:00">
            <text:p>Sat Sep 23 18:00:00 2023</text:p>
          </table:table-cell>
          <table:table-cell office:value-type="float" office:value="212.0">
            <text:p>212.0</text:p>
          </table:table-cell>
          <table:table-cell office:value-type="float" office:value="8.5">
            <text:p>8.5</text:p>
          </table:table-cell>
          <table:table-cell office:value-type="float" office:value="0.04948461891243666">
            <text:p>0.04948461891243666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9-24T11:00:00">
            <text:p>Sun Sep 24 11:00:00 2023</text:p>
          </table:table-cell>
          <table:table-cell office:value-type="float" office:value="350.0">
            <text:p>350.0</text:p>
          </table:table-cell>
          <table:table-cell office:value-type="float" office:value="10.1667">
            <text:p>10.1667</text:p>
          </table:table-cell>
          <table:table-cell office:value-type="float" office:value="-0.03476278172056483">
            <text:p>-0.0347627817205648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9-24T12:00:00">
            <text:p>Sun Sep 24 12:00:00 2023</text:p>
          </table:table-cell>
          <table:table-cell office:value-type="float" office:value="234.8333">
            <text:p>234.8333</text:p>
          </table:table-cell>
          <table:table-cell office:value-type="float" office:value="11.3333">
            <text:p>11.3333</text:p>
          </table:table-cell>
          <table:table-cell office:value-type="float" office:value="-0.06464274867309808">
            <text:p>-0.0646427486730980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9-24T13:00:00">
            <text:p>Sun Sep 24 13:00:00 2023</text:p>
          </table:table-cell>
          <table:table-cell office:value-type="float" office:value="161.5">
            <text:p>161.5</text:p>
          </table:table-cell>
          <table:table-cell office:value-type="float" office:value="16.3333">
            <text:p>16.3333</text:p>
          </table:table-cell>
          <table:table-cell office:value-type="float" office:value="-0.08329239668748183">
            <text:p>-0.0832923966874818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09-24T14:00:00">
            <text:p>Sun Sep 24 14:00:00 2023</text:p>
          </table:table-cell>
          <table:table-cell office:value-type="float" office:value="190.3333">
            <text:p>190.3333</text:p>
          </table:table-cell>
          <table:table-cell office:value-type="float" office:value="15.0">
            <text:p>15.0</text:p>
          </table:table-cell>
          <table:table-cell office:value-type="float" office:value="-0.09676074747809751">
            <text:p>-0.09676074747809751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9-24T15:00:00">
            <text:p>Sun Sep 24 15:00:00 2023</text:p>
          </table:table-cell>
          <table:table-cell office:value-type="float" office:value="179.8333">
            <text:p>179.8333</text:p>
          </table:table-cell>
          <table:table-cell office:value-type="float" office:value="11.6667">
            <text:p>11.6667</text:p>
          </table:table-cell>
          <table:table-cell office:value-type="float" office:value="-0.0871010068574333">
            <text:p>-0.0871010068574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9-24T16:00:00">
            <text:p>Sun Sep 24 16:00:00 2023</text:p>
          </table:table-cell>
          <table:table-cell office:value-type="float" office:value="177.6667">
            <text:p>177.6667</text:p>
          </table:table-cell>
          <table:table-cell office:value-type="float" office:value="9.3333">
            <text:p>9.3333</text:p>
          </table:table-cell>
          <table:table-cell office:value-type="float" office:value="-0.054029697433294346">
            <text:p>-0.054029697433294346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284.8333">
            <text:p>284.8333</text:p>
          </table:table-cell>
          <table:table-cell office:value-type="float" office:value="43.5">
            <text:p>43.5</text:p>
          </table:table-cell>
          <table:table-cell office:value-type="float" office:value="0.16278410156117823">
            <text:p>0.1627841015611782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9-25T14:00:00">
            <text:p>Mon Sep 25 14:00:00 2023</text:p>
          </table:table-cell>
          <table:table-cell office:value-type="float" office:value="196.1667">
            <text:p>196.1667</text:p>
          </table:table-cell>
          <table:table-cell office:value-type="float" office:value="35.5">
            <text:p>35.5</text:p>
          </table:table-cell>
          <table:table-cell office:value-type="float" office:value="0.21715785760921813">
            <text:p>0.2171578576092181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220.0">
            <text:p>220.0</text:p>
          </table:table-cell>
          <table:table-cell office:value-type="float" office:value="28.6667">
            <text:p>28.6667</text:p>
          </table:table-cell>
          <table:table-cell office:value-type="float" office:value="0.23783484313849454">
            <text:p>0.23783484313849454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9-25T16:00:00">
            <text:p>Mon Sep 25 16:00:00 2023</text:p>
          </table:table-cell>
          <table:table-cell office:value-type="float" office:value="224.5">
            <text:p>224.5</text:p>
          </table:table-cell>
          <table:table-cell office:value-type="float" office:value="23.1667">
            <text:p>23.1667</text:p>
          </table:table-cell>
          <table:table-cell office:value-type="float" office:value="0.23834923871744537">
            <text:p>0.2383492387174453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09-25T17:00:00">
            <text:p>Mon Sep 25 17:00:00 2023</text:p>
          </table:table-cell>
          <table:table-cell office:value-type="float" office:value="181.1667">
            <text:p>181.1667</text:p>
          </table:table-cell>
          <table:table-cell office:value-type="float" office:value="18.5">
            <text:p>18.5</text:p>
          </table:table-cell>
          <table:table-cell office:value-type="float" office:value="0.24949331001106112">
            <text:p>0.24949331001106112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202.1667">
            <text:p>202.1667</text:p>
          </table:table-cell>
          <table:table-cell office:value-type="float" office:value="14.8333">
            <text:p>14.8333</text:p>
          </table:table-cell>
          <table:table-cell office:value-type="float" office:value="0.34189678233649373">
            <text:p>0.3418967823364937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187.6667">
            <text:p>187.6667</text:p>
          </table:table-cell>
          <table:table-cell office:value-type="float" office:value="14.1667">
            <text:p>14.1667</text:p>
          </table:table-cell>
          <table:table-cell office:value-type="float" office:value="0.3950136103859813">
            <text:p>0.395013610385981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3-09-26T14:00:00">
            <text:p>Tue Sep 26 14:00:00 2023</text:p>
          </table:table-cell>
          <table:table-cell office:value-type="float" office:value="229.5">
            <text:p>229.5</text:p>
          </table:table-cell>
          <table:table-cell office:value-type="float" office:value="42.1667">
            <text:p>42.1667</text:p>
          </table:table-cell>
          <table:table-cell office:value-type="float" office:value="0.4666512291907712">
            <text:p>0.4666512291907712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212.1667">
            <text:p>212.1667</text:p>
          </table:table-cell>
          <table:table-cell office:value-type="float" office:value="39.5">
            <text:p>39.5</text:p>
          </table:table-cell>
          <table:table-cell office:value-type="float" office:value="0.44580921229292464">
            <text:p>0.44580921229292464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9-26T16:00:00">
            <text:p>Tue Sep 26 16:00:00 2023</text:p>
          </table:table-cell>
          <table:table-cell office:value-type="float" office:value="216.5">
            <text:p>216.5</text:p>
          </table:table-cell>
          <table:table-cell office:value-type="float" office:value="34.0">
            <text:p>34.0</text:p>
          </table:table-cell>
          <table:table-cell office:value-type="float" office:value="0.4264768825087949">
            <text:p>0.4264768825087949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9-26T17:00:00">
            <text:p>Tue Sep 26 17:00:00 2023</text:p>
          </table:table-cell>
          <table:table-cell office:value-type="float" office:value="329.5">
            <text:p>329.5</text:p>
          </table:table-cell>
          <table:table-cell office:value-type="float" office:value="30.8333">
            <text:p>30.8333</text:p>
          </table:table-cell>
          <table:table-cell office:value-type="float" office:value="0.4394456035543636">
            <text:p>0.4394456035543636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26T18:00:00">
            <text:p>Tue Sep 26 18:00:00 2023</text:p>
          </table:table-cell>
          <table:table-cell office:value-type="float" office:value="293.8333">
            <text:p>293.8333</text:p>
          </table:table-cell>
          <table:table-cell office:value-type="float" office:value="27.1667">
            <text:p>27.1667</text:p>
          </table:table-cell>
          <table:table-cell office:value-type="float" office:value="0.43031242227476874">
            <text:p>0.43031242227476874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3-09-26T19:00:00">
            <text:p>Tue Sep 26 19:00:00 2023</text:p>
          </table:table-cell>
          <table:table-cell office:value-type="float" office:value="122.5">
            <text:p>122.5</text:p>
          </table:table-cell>
          <table:table-cell office:value-type="float" office:value="24.3333">
            <text:p>24.3333</text:p>
          </table:table-cell>
          <table:table-cell office:value-type="float" office:value="0.42017195889003783">
            <text:p>0.4201719588900378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9-27T13:00:00">
            <text:p>Wed Sep 27 13:00:00 2023</text:p>
          </table:table-cell>
          <table:table-cell office:value-type="float" office:value="140.5">
            <text:p>140.5</text:p>
          </table:table-cell>
          <table:table-cell office:value-type="float" office:value="39.5">
            <text:p>39.5</text:p>
          </table:table-cell>
          <table:table-cell office:value-type="float" office:value="0.48787330722784844">
            <text:p>0.48787330722784844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09-27T14:00:00">
            <text:p>Wed Sep 27 14:00:00 2023</text:p>
          </table:table-cell>
          <table:table-cell office:value-type="float" office:value="160.3333">
            <text:p>160.3333</text:p>
          </table:table-cell>
          <table:table-cell office:value-type="float" office:value="31.8333">
            <text:p>31.8333</text:p>
          </table:table-cell>
          <table:table-cell office:value-type="float" office:value="0.42579324389979095">
            <text:p>0.4257932438997909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9-27T15:00:00">
            <text:p>Wed Sep 27 15:00:00 2023</text:p>
          </table:table-cell>
          <table:table-cell office:value-type="float" office:value="282.0">
            <text:p>282.0</text:p>
          </table:table-cell>
          <table:table-cell office:value-type="float" office:value="24.8333">
            <text:p>24.8333</text:p>
          </table:table-cell>
          <table:table-cell office:value-type="float" office:value="0.4240709163524747">
            <text:p>0.424070916352474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7T16:00:00">
            <text:p>Wed Sep 27 16:00:00 2023</text:p>
          </table:table-cell>
          <table:table-cell office:value-type="float" office:value="218.0">
            <text:p>218.0</text:p>
          </table:table-cell>
          <table:table-cell office:value-type="float" office:value="18.6667">
            <text:p>18.6667</text:p>
          </table:table-cell>
          <table:table-cell office:value-type="float" office:value="0.4240906862472911">
            <text:p>0.4240906862472911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9-27T17:00:00">
            <text:p>Wed Sep 27 17:00:00 2023</text:p>
          </table:table-cell>
          <table:table-cell office:value-type="float" office:value="254.1667">
            <text:p>254.1667</text:p>
          </table:table-cell>
          <table:table-cell office:value-type="float" office:value="17.0">
            <text:p>17.0</text:p>
          </table:table-cell>
          <table:table-cell office:value-type="float" office:value="0.40510815839763903">
            <text:p>0.4051081583976390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09-27T18:00:00">
            <text:p>Wed Sep 27 18:00:00 2023</text:p>
          </table:table-cell>
          <table:table-cell office:value-type="float" office:value="256.6667">
            <text:p>256.6667</text:p>
          </table:table-cell>
          <table:table-cell office:value-type="float" office:value="15.3333">
            <text:p>15.3333</text:p>
          </table:table-cell>
          <table:table-cell office:value-type="float" office:value="0.3524317057131803">
            <text:p>0.352431705713180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09-27T19:00:00">
            <text:p>Wed Sep 27 19:00:00 2023</text:p>
          </table:table-cell>
          <table:table-cell office:value-type="float" office:value="243.8333">
            <text:p>243.8333</text:p>
          </table:table-cell>
          <table:table-cell office:value-type="float" office:value="17.1667">
            <text:p>17.1667</text:p>
          </table:table-cell>
          <table:table-cell office:value-type="float" office:value="0.24724216805491217">
            <text:p>0.2472421680549121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9-28T13:00:00">
            <text:p>Thu Sep 28 13:00:00 2023</text:p>
          </table:table-cell>
          <table:table-cell office:value-type="float" office:value="286.1667">
            <text:p>286.1667</text:p>
          </table:table-cell>
          <table:table-cell office:value-type="float" office:value="26.8333">
            <text:p>26.8333</text:p>
          </table:table-cell>
          <table:table-cell office:value-type="float" office:value="0.33923694421047185">
            <text:p>0.3392369442104718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9-28T14:00:00">
            <text:p>Thu Sep 28 14:00:00 2023</text:p>
          </table:table-cell>
          <table:table-cell office:value-type="float" office:value="288.5">
            <text:p>288.5</text:p>
          </table:table-cell>
          <table:table-cell office:value-type="float" office:value="22.3333">
            <text:p>22.3333</text:p>
          </table:table-cell>
          <table:table-cell office:value-type="float" office:value="0.35464169116515043">
            <text:p>0.3546416911651504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9-28T15:00:00">
            <text:p>Thu Sep 28 15:00:00 2023</text:p>
          </table:table-cell>
          <table:table-cell office:value-type="float" office:value="246.1667">
            <text:p>246.1667</text:p>
          </table:table-cell>
          <table:table-cell office:value-type="float" office:value="18.3333">
            <text:p>18.3333</text:p>
          </table:table-cell>
          <table:table-cell office:value-type="float" office:value="0.365107455071446">
            <text:p>0.365107455071446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9-28T16:00:00">
            <text:p>Thu Sep 28 16:00:00 2023</text:p>
          </table:table-cell>
          <table:table-cell office:value-type="float" office:value="293.8333">
            <text:p>293.8333</text:p>
          </table:table-cell>
          <table:table-cell office:value-type="float" office:value="16.8333">
            <text:p>16.8333</text:p>
          </table:table-cell>
          <table:table-cell office:value-type="float" office:value="0.3525157087626074">
            <text:p>0.3525157087626074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9-28T17:00:00">
            <text:p>Thu Sep 28 17:00:00 2023</text:p>
          </table:table-cell>
          <table:table-cell office:value-type="float" office:value="335.1667">
            <text:p>335.1667</text:p>
          </table:table-cell>
          <table:table-cell office:value-type="float" office:value="16.0">
            <text:p>16.0</text:p>
          </table:table-cell>
          <table:table-cell office:value-type="float" office:value="0.3470891406592241">
            <text:p>0.3470891406592241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328.5">
            <text:p>328.5</text:p>
          </table:table-cell>
          <table:table-cell office:value-type="float" office:value="14.5">
            <text:p>14.5</text:p>
          </table:table-cell>
          <table:table-cell office:value-type="float" office:value="0.28374854278520684">
            <text:p>0.28374854278520684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294.3333">
            <text:p>294.3333</text:p>
          </table:table-cell>
          <table:table-cell office:value-type="float" office:value="14.0">
            <text:p>14.0</text:p>
          </table:table-cell>
          <table:table-cell office:value-type="float" office:value="0.25978291990908453">
            <text:p>0.2597829199090845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09-29T14:00:00">
            <text:p>Fri Sep 29 14:00:00 2023</text:p>
          </table:table-cell>
          <table:table-cell office:value-type="float" office:value="274.5">
            <text:p>274.5</text:p>
          </table:table-cell>
          <table:table-cell office:value-type="float" office:value="33.8333">
            <text:p>33.8333</text:p>
          </table:table-cell>
          <table:table-cell office:value-type="float" office:value="-0.07531203772365236">
            <text:p>-0.07531203772365236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9-29T15:00:00">
            <text:p>Fri Sep 29 15:00:00 2023</text:p>
          </table:table-cell>
          <table:table-cell office:value-type="float" office:value="277.8333">
            <text:p>277.8333</text:p>
          </table:table-cell>
          <table:table-cell office:value-type="float" office:value="29.0">
            <text:p>29.0</text:p>
          </table:table-cell>
          <table:table-cell office:value-type="float" office:value="-0.07245100805469376">
            <text:p>-0.07245100805469376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9-29T16:00:00">
            <text:p>Fri Sep 29 16:00:00 2023</text:p>
          </table:table-cell>
          <table:table-cell office:value-type="float" office:value="343.0">
            <text:p>343.0</text:p>
          </table:table-cell>
          <table:table-cell office:value-type="float" office:value="26.0">
            <text:p>26.0</text:p>
          </table:table-cell>
          <table:table-cell office:value-type="float" office:value="-0.07513827317153411">
            <text:p>-0.07513827317153411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9-29T17:00:00">
            <text:p>Fri Sep 29 17:00:00 2023</text:p>
          </table:table-cell>
          <table:table-cell office:value-type="float" office:value="182.5">
            <text:p>182.5</text:p>
          </table:table-cell>
          <table:table-cell office:value-type="float" office:value="21.6667">
            <text:p>21.6667</text:p>
          </table:table-cell>
          <table:table-cell office:value-type="float" office:value="-0.12708134966892648">
            <text:p>-0.12708134966892648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9-29T18:00:00">
            <text:p>Fri Sep 29 18:00:00 2023</text:p>
          </table:table-cell>
          <table:table-cell office:value-type="float" office:value="222.0">
            <text:p>222.0</text:p>
          </table:table-cell>
          <table:table-cell office:value-type="float" office:value="20.6667">
            <text:p>20.6667</text:p>
          </table:table-cell>
          <table:table-cell office:value-type="float" office:value="-0.17493278573301946">
            <text:p>-0.17493278573301946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09-29T19:00:00">
            <text:p>Fri Sep 29 19:00:00 2023</text:p>
          </table:table-cell>
          <table:table-cell office:value-type="float" office:value="125.8333">
            <text:p>125.8333</text:p>
          </table:table-cell>
          <table:table-cell office:value-type="float" office:value="18.3333">
            <text:p>18.3333</text:p>
          </table:table-cell>
          <table:table-cell office:value-type="float" office:value="-0.22231334880885611">
            <text:p>-0.2223133488088561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30T12:00:00">
            <text:p>Sat Sep 30 12:00:00 2023</text:p>
          </table:table-cell>
          <table:table-cell office:value-type="float" office:value="218.0">
            <text:p>218.0</text:p>
          </table:table-cell>
          <table:table-cell office:value-type="float" office:value="20.6667">
            <text:p>20.6667</text:p>
          </table:table-cell>
          <table:table-cell office:value-type="float" office:value="0.26609224206773796">
            <text:p>0.26609224206773796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9-30T13:00:00">
            <text:p>Sat Sep 30 13:00:00 2023</text:p>
          </table:table-cell>
          <table:table-cell office:value-type="float" office:value="269.1667">
            <text:p>269.1667</text:p>
          </table:table-cell>
          <table:table-cell office:value-type="float" office:value="22.5">
            <text:p>22.5</text:p>
          </table:table-cell>
          <table:table-cell office:value-type="float" office:value="0.18596475187843944">
            <text:p>0.18596475187843944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9-30T14:00:00">
            <text:p>Sat Sep 30 14:00:00 2023</text:p>
          </table:table-cell>
          <table:table-cell office:value-type="float" office:value="187.1667">
            <text:p>187.1667</text:p>
          </table:table-cell>
          <table:table-cell office:value-type="float" office:value="19.5">
            <text:p>19.5</text:p>
          </table:table-cell>
          <table:table-cell office:value-type="float" office:value="0.18312723554416344">
            <text:p>0.18312723554416344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09-30T15:00:00">
            <text:p>Sat Sep 30 15:00:00 2023</text:p>
          </table:table-cell>
          <table:table-cell office:value-type="float" office:value="235.5">
            <text:p>235.5</text:p>
          </table:table-cell>
          <table:table-cell office:value-type="float" office:value="17.5">
            <text:p>17.5</text:p>
          </table:table-cell>
          <table:table-cell office:value-type="float" office:value="0.19858597769096945">
            <text:p>0.1985859776909694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09-30T16:00:00">
            <text:p>Sat Sep 30 16:00:00 2023</text:p>
          </table:table-cell>
          <table:table-cell office:value-type="float" office:value="166.5">
            <text:p>166.5</text:p>
          </table:table-cell>
          <table:table-cell office:value-type="float" office:value="16.0">
            <text:p>16.0</text:p>
          </table:table-cell>
          <table:table-cell office:value-type="float" office:value="0.24710015646265326">
            <text:p>0.24710015646265326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0-01T11:00:00">
            <text:p>Sun Oct  1 11:00:00 2023</text:p>
          </table:table-cell>
          <table:table-cell office:value-type="float" office:value="350.0">
            <text:p>350.0</text:p>
          </table:table-cell>
          <table:table-cell office:value-type="float" office:value="16.1667">
            <text:p>16.1667</text:p>
          </table:table-cell>
          <table:table-cell office:value-type="float" office:value="0.7523077230862861">
            <text:p>0.7523077230862861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0-01T12:00:00">
            <text:p>Sun Oct  1 12:00:00 2023</text:p>
          </table:table-cell>
          <table:table-cell office:value-type="float" office:value="226.3333">
            <text:p>226.3333</text:p>
          </table:table-cell>
          <table:table-cell office:value-type="float" office:value="18.8333">
            <text:p>18.8333</text:p>
          </table:table-cell>
          <table:table-cell office:value-type="float" office:value="0.7336613322740126">
            <text:p>0.7336613322740126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01T21:00:00">
            <text:p>Sun Oct  1 21:00:00 2023</text:p>
          </table:table-cell>
          <table:table-cell office:value-type="float" office:value="139.8333">
            <text:p>139.8333</text:p>
          </table:table-cell>
          <table:table-cell office:value-type="float" office:value="9.3333">
            <text:p>9.3333</text:p>
          </table:table-cell>
          <table:table-cell office:value-type="float" office:value="0.6299371624163946">
            <text:p>0.6299371624163946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01T22:00:00">
            <text:p>Sun Oct  1 22:00:00 2023</text:p>
          </table:table-cell>
          <table:table-cell office:value-type="float" office:value="155.6667">
            <text:p>155.6667</text:p>
          </table:table-cell>
          <table:table-cell office:value-type="float" office:value="17.0">
            <text:p>17.0</text:p>
          </table:table-cell>
          <table:table-cell office:value-type="float" office:value="0.643556548332314">
            <text:p>0.643556548332314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0-01T23:00:00">
            <text:p>Sun Oct  1 23:00:00 2023</text:p>
          </table:table-cell>
          <table:table-cell office:value-type="float" office:value="168.3333">
            <text:p>168.3333</text:p>
          </table:table-cell>
          <table:table-cell office:value-type="float" office:value="21.1667">
            <text:p>21.1667</text:p>
          </table:table-cell>
          <table:table-cell office:value-type="float" office:value="0.7829119451299504">
            <text:p>0.7829119451299504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02T00:00:00">
            <text:p>Mon Oct  2 00:00:00 2023</text:p>
          </table:table-cell>
          <table:table-cell office:value-type="float" office:value="170.6667">
            <text:p>170.6667</text:p>
          </table:table-cell>
          <table:table-cell office:value-type="float" office:value="21.8333">
            <text:p>21.8333</text:p>
          </table:table-cell>
          <table:table-cell office:value-type="float" office:value="0.9814175770276403">
            <text:p>0.981417577027640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10-04T12:00:00">
            <text:p>Wed Oct  4 12:00:00 2023</text:p>
          </table:table-cell>
          <table:table-cell office:value-type="float" office:value="233.6667">
            <text:p>233.6667</text:p>
          </table:table-cell>
          <table:table-cell office:value-type="float" office:value="50.3333">
            <text:p>50.3333</text:p>
          </table:table-cell>
          <table:table-cell office:value-type="float" office:value="1.0032977664689469">
            <text:p>1.0032977664689469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04T13:00:00">
            <text:p>Wed Oct  4 13:00:00 2023</text:p>
          </table:table-cell>
          <table:table-cell office:value-type="float" office:value="201.8333">
            <text:p>201.8333</text:p>
          </table:table-cell>
          <table:table-cell office:value-type="float" office:value="54.5">
            <text:p>54.5</text:p>
          </table:table-cell>
          <table:table-cell office:value-type="float" office:value="1.0539940386950386">
            <text:p>1.0539940386950386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0-04T14:00:00">
            <text:p>Wed Oct  4 14:00:00 2023</text:p>
          </table:table-cell>
          <table:table-cell office:value-type="float" office:value="239.8333">
            <text:p>239.8333</text:p>
          </table:table-cell>
          <table:table-cell office:value-type="float" office:value="51.5">
            <text:p>51.5</text:p>
          </table:table-cell>
          <table:table-cell office:value-type="float" office:value="0.3958273451698355">
            <text:p>0.395827345169835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04T15:00:00">
            <text:p>Wed Oct  4 15:00:00 2023</text:p>
          </table:table-cell>
          <table:table-cell office:value-type="float" office:value="331.5">
            <text:p>331.5</text:p>
          </table:table-cell>
          <table:table-cell office:value-type="float" office:value="42.3333">
            <text:p>42.3333</text:p>
          </table:table-cell>
          <table:table-cell office:value-type="float" office:value="0.7888945281562659">
            <text:p>0.7888945281562659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0-04T16:00:00">
            <text:p>Wed Oct  4 16:00:00 2023</text:p>
          </table:table-cell>
          <table:table-cell office:value-type="float" office:value="215.1667">
            <text:p>215.1667</text:p>
          </table:table-cell>
          <table:table-cell office:value-type="float" office:value="33.0">
            <text:p>33.0</text:p>
          </table:table-cell>
          <table:table-cell office:value-type="float" office:value="0.8763444939276362">
            <text:p>0.8763444939276362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4T17:00:00">
            <text:p>Wed Oct  4 17:00:00 2023</text:p>
          </table:table-cell>
          <table:table-cell office:value-type="float" office:value="203.8333">
            <text:p>203.8333</text:p>
          </table:table-cell>
          <table:table-cell office:value-type="float" office:value="28.3333">
            <text:p>28.3333</text:p>
          </table:table-cell>
          <table:table-cell office:value-type="float" office:value="0.8637872052389263">
            <text:p>0.863787205238926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0-04T18:00:00">
            <text:p>Wed Oct  4 18:00:00 2023</text:p>
          </table:table-cell>
          <table:table-cell office:value-type="float" office:value="257.8333">
            <text:p>257.8333</text:p>
          </table:table-cell>
          <table:table-cell office:value-type="float" office:value="23.0">
            <text:p>23.0</text:p>
          </table:table-cell>
          <table:table-cell office:value-type="float" office:value="0.7658227307988693">
            <text:p>0.765822730798869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05T13:00:00">
            <text:p>Thu Oct  5 13:00:00 2023</text:p>
          </table:table-cell>
          <table:table-cell office:value-type="float" office:value="350.1667">
            <text:p>350.1667</text:p>
          </table:table-cell>
          <table:table-cell office:value-type="float" office:value="52.5">
            <text:p>52.5</text:p>
          </table:table-cell>
          <table:table-cell office:value-type="float" office:value="0.16570924917559268">
            <text:p>0.16570924917559268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0-05T14:00:00">
            <text:p>Thu Oct  5 14:00:00 2023</text:p>
          </table:table-cell>
          <table:table-cell office:value-type="float" office:value="351.6667">
            <text:p>351.6667</text:p>
          </table:table-cell>
          <table:table-cell office:value-type="float" office:value="46.1667">
            <text:p>46.1667</text:p>
          </table:table-cell>
          <table:table-cell office:value-type="float" office:value="0.18881505128856596">
            <text:p>0.18881505128856596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0-05T15:00:00">
            <text:p>Thu Oct  5 15:00:00 2023</text:p>
          </table:table-cell>
          <table:table-cell office:value-type="float" office:value="280.8333">
            <text:p>280.8333</text:p>
          </table:table-cell>
          <table:table-cell office:value-type="float" office:value="40.3333">
            <text:p>40.3333</text:p>
          </table:table-cell>
          <table:table-cell office:value-type="float" office:value="0.1793414113187906">
            <text:p>0.1793414113187906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0-05T16:00:00">
            <text:p>Thu Oct  5 16:00:00 2023</text:p>
          </table:table-cell>
          <table:table-cell office:value-type="float" office:value="187.0">
            <text:p>187.0</text:p>
          </table:table-cell>
          <table:table-cell office:value-type="float" office:value="34.3333">
            <text:p>34.3333</text:p>
          </table:table-cell>
          <table:table-cell office:value-type="float" office:value="0.1575744554892742">
            <text:p>0.1575744554892742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0-05T17:00:00">
            <text:p>Thu Oct  5 17:00:00 2023</text:p>
          </table:table-cell>
          <table:table-cell office:value-type="float" office:value="255.0">
            <text:p>255.0</text:p>
          </table:table-cell>
          <table:table-cell office:value-type="float" office:value="30.5">
            <text:p>30.5</text:p>
          </table:table-cell>
          <table:table-cell office:value-type="float" office:value="0.08977869383809177">
            <text:p>0.0897786938380917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05T18:00:00">
            <text:p>Thu Oct  5 18:00:00 2023</text:p>
          </table:table-cell>
          <table:table-cell office:value-type="float" office:value="175.1667">
            <text:p>175.1667</text:p>
          </table:table-cell>
          <table:table-cell office:value-type="float" office:value="26.5">
            <text:p>26.5</text:p>
          </table:table-cell>
          <table:table-cell office:value-type="float" office:value="-0.04897723958458512">
            <text:p>-0.04897723958458512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0-05T19:00:00">
            <text:p>Thu Oct  5 19:00:00 2023</text:p>
          </table:table-cell>
          <table:table-cell office:value-type="float" office:value="340.5">
            <text:p>340.5</text:p>
          </table:table-cell>
          <table:table-cell office:value-type="float" office:value="25.5">
            <text:p>25.5</text:p>
          </table:table-cell>
          <table:table-cell office:value-type="float" office:value="-0.17119676502142617">
            <text:p>-0.1711967650214261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06T15:00:00">
            <text:p>Fri Oct  6 15:00:00 2023</text:p>
          </table:table-cell>
          <table:table-cell office:value-type="float" office:value="343.0">
            <text:p>343.0</text:p>
          </table:table-cell>
          <table:table-cell office:value-type="float" office:value="46.8333">
            <text:p>46.8333</text:p>
          </table:table-cell>
          <table:table-cell office:value-type="float" office:value="0.019750019712100577">
            <text:p>0.01975001971210057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0-06T16:00:00">
            <text:p>Fri Oct  6 16:00:00 2023</text:p>
          </table:table-cell>
          <table:table-cell office:value-type="float" office:value="335.5">
            <text:p>335.5</text:p>
          </table:table-cell>
          <table:table-cell office:value-type="float" office:value="40.1667">
            <text:p>40.1667</text:p>
          </table:table-cell>
          <table:table-cell office:value-type="float" office:value="0.10571344211955064">
            <text:p>0.10571344211955064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6T17:00:00">
            <text:p>Fri Oct  6 17:00:00 2023</text:p>
          </table:table-cell>
          <table:table-cell office:value-type="float" office:value="334.1667">
            <text:p>334.1667</text:p>
          </table:table-cell>
          <table:table-cell office:value-type="float" office:value="35.3333">
            <text:p>35.3333</text:p>
          </table:table-cell>
          <table:table-cell office:value-type="float" office:value="0.2509463480034351">
            <text:p>0.2509463480034351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3-10-06T18:00:00">
            <text:p>Fri Oct  6 18:00:00 2023</text:p>
          </table:table-cell>
          <table:table-cell office:value-type="float" office:value="280.1667">
            <text:p>280.1667</text:p>
          </table:table-cell>
          <table:table-cell office:value-type="float" office:value="33.3333">
            <text:p>33.3333</text:p>
          </table:table-cell>
          <table:table-cell office:value-type="float" office:value="0.3451086645993661">
            <text:p>0.3451086645993661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06T19:00:00">
            <text:p>Fri Oct  6 19:00:00 2023</text:p>
          </table:table-cell>
          <table:table-cell office:value-type="float" office:value="256.6667">
            <text:p>256.6667</text:p>
          </table:table-cell>
          <table:table-cell office:value-type="float" office:value="32.6667">
            <text:p>32.6667</text:p>
          </table:table-cell>
          <table:table-cell office:value-type="float" office:value="0.43692213102893845">
            <text:p>0.43692213102893845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3-10-06T20:00:00">
            <text:p>Fri Oct  6 20:00:00 2023</text:p>
          </table:table-cell>
          <table:table-cell office:value-type="float" office:value="163.3333">
            <text:p>163.3333</text:p>
          </table:table-cell>
          <table:table-cell office:value-type="float" office:value="33.8333">
            <text:p>33.8333</text:p>
          </table:table-cell>
          <table:table-cell office:value-type="float" office:value="0.48403666510602583">
            <text:p>0.4840366651060258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07T11:00:00">
            <text:p>Sat Oct  7 11:00:00 2023</text:p>
          </table:table-cell>
          <table:table-cell office:value-type="float" office:value="350.8333">
            <text:p>350.8333</text:p>
          </table:table-cell>
          <table:table-cell office:value-type="float" office:value="25.6667">
            <text:p>25.6667</text:p>
          </table:table-cell>
          <table:table-cell office:value-type="float" office:value="0.9347347893785641">
            <text:p>0.9347347893785641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0-07T12:00:00">
            <text:p>Sat Oct  7 12:00:00 2023</text:p>
          </table:table-cell>
          <table:table-cell office:value-type="float" office:value="352.5">
            <text:p>352.5</text:p>
          </table:table-cell>
          <table:table-cell office:value-type="float" office:value="30.0">
            <text:p>30.0</text:p>
          </table:table-cell>
          <table:table-cell office:value-type="float" office:value="0.9327489663733985">
            <text:p>0.932748966373398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0-07T13:00:00">
            <text:p>Sat Oct  7 13:00:00 2023</text:p>
          </table:table-cell>
          <table:table-cell office:value-type="float" office:value="300.3333">
            <text:p>300.3333</text:p>
          </table:table-cell>
          <table:table-cell office:value-type="float" office:value="31.5">
            <text:p>31.5</text:p>
          </table:table-cell>
          <table:table-cell office:value-type="float" office:value="0.9121298724363321">
            <text:p>0.9121298724363321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0-07T14:00:00">
            <text:p>Sat Oct  7 14:00:00 2023</text:p>
          </table:table-cell>
          <table:table-cell office:value-type="float" office:value="169.0">
            <text:p>169.0</text:p>
          </table:table-cell>
          <table:table-cell office:value-type="float" office:value="31.1667">
            <text:p>31.1667</text:p>
          </table:table-cell>
          <table:table-cell office:value-type="float" office:value="0.9503710084166643">
            <text:p>0.950371008416664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07T15:00:00">
            <text:p>Sat Oct  7 15:00:00 2023</text:p>
          </table:table-cell>
          <table:table-cell office:value-type="float" office:value="297.3333">
            <text:p>297.3333</text:p>
          </table:table-cell>
          <table:table-cell office:value-type="float" office:value="31.3333">
            <text:p>31.3333</text:p>
          </table:table-cell>
          <table:table-cell office:value-type="float" office:value="0.964988027233117">
            <text:p>0.96498802723311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0-07T16:00:00">
            <text:p>Sat Oct  7 16:00:00 2023</text:p>
          </table:table-cell>
          <table:table-cell office:value-type="float" office:value="280.5">
            <text:p>280.5</text:p>
          </table:table-cell>
          <table:table-cell office:value-type="float" office:value="29.3333">
            <text:p>29.3333</text:p>
          </table:table-cell>
          <table:table-cell office:value-type="float" office:value="0.9649880272331168">
            <text:p>0.9649880272331168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0-07T17:00:00">
            <text:p>Sat Oct  7 17:00:00 2023</text:p>
          </table:table-cell>
          <table:table-cell office:value-type="float" office:value="303.8333">
            <text:p>303.8333</text:p>
          </table:table-cell>
          <table:table-cell office:value-type="float" office:value="27.8333">
            <text:p>27.8333</text:p>
          </table:table-cell>
          <table:table-cell office:value-type="float" office:value="0.9745018816190354">
            <text:p>0.9745018816190354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08T11:00:00">
            <text:p>Sun Oct  8 11:00:00 2023</text:p>
          </table:table-cell>
          <table:table-cell office:value-type="float" office:value="348.6667">
            <text:p>348.6667</text:p>
          </table:table-cell>
          <table:table-cell office:value-type="float" office:value="24.3333">
            <text:p>24.3333</text:p>
          </table:table-cell>
          <table:table-cell office:value-type="float" office:value="0.3556563892351007">
            <text:p>0.355656389235100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08T12:00:00">
            <text:p>Sun Oct  8 12:00:00 2023</text:p>
          </table:table-cell>
          <table:table-cell office:value-type="float" office:value="353.5">
            <text:p>353.5</text:p>
          </table:table-cell>
          <table:table-cell office:value-type="float" office:value="27.0">
            <text:p>27.0</text:p>
          </table:table-cell>
          <table:table-cell office:value-type="float" office:value="0.3064791621208059">
            <text:p>0.3064791621208059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0-08T21:00:00">
            <text:p>Sun Oct  8 21:00:00 2023</text:p>
          </table:table-cell>
          <table:table-cell office:value-type="float" office:value="176.6667">
            <text:p>176.6667</text:p>
          </table:table-cell>
          <table:table-cell office:value-type="float" office:value="23.0">
            <text:p>23.0</text:p>
          </table:table-cell>
          <table:table-cell office:value-type="float" office:value="0.2986607568357181">
            <text:p>0.2986607568357181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0-08T22:00:00">
            <text:p>Sun Oct  8 22:00:00 2023</text:p>
          </table:table-cell>
          <table:table-cell office:value-type="float" office:value="179.3333">
            <text:p>179.3333</text:p>
          </table:table-cell>
          <table:table-cell office:value-type="float" office:value="26.3333">
            <text:p>26.3333</text:p>
          </table:table-cell>
          <table:table-cell office:value-type="float" office:value="0.3158974747195532">
            <text:p>0.3158974747195532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08T23:00:00">
            <text:p>Sun Oct  8 23:00:00 2023</text:p>
          </table:table-cell>
          <table:table-cell office:value-type="float" office:value="166.8333">
            <text:p>166.8333</text:p>
          </table:table-cell>
          <table:table-cell office:value-type="float" office:value="26.0">
            <text:p>26.0</text:p>
          </table:table-cell>
          <table:table-cell office:value-type="float" office:value="0.4073290072410295">
            <text:p>0.407329007241029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09T00:00:00">
            <text:p>Mon Oct  9 00:00:00 2023</text:p>
          </table:table-cell>
          <table:table-cell office:value-type="float" office:value="170.1667">
            <text:p>170.1667</text:p>
          </table:table-cell>
          <table:table-cell office:value-type="float" office:value="26.5">
            <text:p>26.5</text:p>
          </table:table-cell>
          <table:table-cell office:value-type="float" office:value="0.4731860635433319">
            <text:p>0.4731860635433319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0-09T01:00:00">
            <text:p>Mon Oct  9 01:00:00 2023</text:p>
          </table:table-cell>
          <table:table-cell office:value-type="float" office:value="187.6667">
            <text:p>187.6667</text:p>
          </table:table-cell>
          <table:table-cell office:value-type="float" office:value="25.8333">
            <text:p>25.8333</text:p>
          </table:table-cell>
          <table:table-cell office:value-type="float" office:value="0.41963116855804045">
            <text:p>0.4196311685580404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09T14:00:00">
            <text:p>Mon Oct  9 14:00:00 2023</text:p>
          </table:table-cell>
          <table:table-cell office:value-type="float" office:value="207.8333">
            <text:p>207.8333</text:p>
          </table:table-cell>
          <table:table-cell office:value-type="float" office:value="40.5">
            <text:p>40.5</text:p>
          </table:table-cell>
          <table:table-cell office:value-type="float" office:value="-0.30209861688077666">
            <text:p>-0.30209861688077666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09T15:00:00">
            <text:p>Mon Oct  9 15:00:00 2023</text:p>
          </table:table-cell>
          <table:table-cell office:value-type="float" office:value="200.6667">
            <text:p>200.6667</text:p>
          </table:table-cell>
          <table:table-cell office:value-type="float" office:value="38.3333">
            <text:p>38.3333</text:p>
          </table:table-cell>
          <table:table-cell office:value-type="float" office:value="0.05770092870744924">
            <text:p>0.05770092870744924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09T16:00:00">
            <text:p>Mon Oct  9 16:00:00 2023</text:p>
          </table:table-cell>
          <table:table-cell office:value-type="float" office:value="258.6667">
            <text:p>258.6667</text:p>
          </table:table-cell>
          <table:table-cell office:value-type="float" office:value="34.0">
            <text:p>34.0</text:p>
          </table:table-cell>
          <table:table-cell office:value-type="float" office:value="0.341015104116082">
            <text:p>0.341015104116082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0-09T17:00:00">
            <text:p>Mon Oct  9 17:00:00 2023</text:p>
          </table:table-cell>
          <table:table-cell office:value-type="float" office:value="268.8333">
            <text:p>268.8333</text:p>
          </table:table-cell>
          <table:table-cell office:value-type="float" office:value="29.0">
            <text:p>29.0</text:p>
          </table:table-cell>
          <table:table-cell office:value-type="float" office:value="0.49854271605923006">
            <text:p>0.49854271605923006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09T18:00:00">
            <text:p>Mon Oct  9 18:00:00 2023</text:p>
          </table:table-cell>
          <table:table-cell office:value-type="float" office:value="301.3333">
            <text:p>301.3333</text:p>
          </table:table-cell>
          <table:table-cell office:value-type="float" office:value="26.3333">
            <text:p>26.3333</text:p>
          </table:table-cell>
          <table:table-cell office:value-type="float" office:value="0.43700338285219337">
            <text:p>0.4370033828521933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0T14:00:00">
            <text:p>Tue Oct 10 14:00:00 2023</text:p>
          </table:table-cell>
          <table:table-cell office:value-type="float" office:value="292.8333">
            <text:p>292.8333</text:p>
          </table:table-cell>
          <table:table-cell office:value-type="float" office:value="36.5">
            <text:p>36.5</text:p>
          </table:table-cell>
          <table:table-cell office:value-type="float" office:value="-0.6903845726176989">
            <text:p>-0.6903845726176989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10T15:00:00">
            <text:p>Tue Oct 10 15:00:00 2023</text:p>
          </table:table-cell>
          <table:table-cell office:value-type="float" office:value="309.5">
            <text:p>309.5</text:p>
          </table:table-cell>
          <table:table-cell office:value-type="float" office:value="28.1667">
            <text:p>28.1667</text:p>
          </table:table-cell>
          <table:table-cell office:value-type="float" office:value="-0.6808230137144051">
            <text:p>-0.6808230137144051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0-10T16:00:00">
            <text:p>Tue Oct 10 16:00:00 2023</text:p>
          </table:table-cell>
          <table:table-cell office:value-type="float" office:value="216.0">
            <text:p>216.0</text:p>
          </table:table-cell>
          <table:table-cell office:value-type="float" office:value="23.8333">
            <text:p>23.8333</text:p>
          </table:table-cell>
          <table:table-cell office:value-type="float" office:value="-0.6868258614598723">
            <text:p>-0.686825861459872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10T17:00:00">
            <text:p>Tue Oct 10 17:00:00 2023</text:p>
          </table:table-cell>
          <table:table-cell office:value-type="float" office:value="160.6667">
            <text:p>160.6667</text:p>
          </table:table-cell>
          <table:table-cell office:value-type="float" office:value="22.5">
            <text:p>22.5</text:p>
          </table:table-cell>
          <table:table-cell office:value-type="float" office:value="-0.7387298085923536">
            <text:p>-0.7387298085923536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10-10T18:00:00">
            <text:p>Tue Oct 10 18:00:00 2023</text:p>
          </table:table-cell>
          <table:table-cell office:value-type="float" office:value="308.0">
            <text:p>308.0</text:p>
          </table:table-cell>
          <table:table-cell office:value-type="float" office:value="20.6667">
            <text:p>20.6667</text:p>
          </table:table-cell>
          <table:table-cell office:value-type="float" office:value="-0.7668009997695571">
            <text:p>-0.7668009997695571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3-10-10T19:00:00">
            <text:p>Tue Oct 10 19:00:00 2023</text:p>
          </table:table-cell>
          <table:table-cell office:value-type="float" office:value="301.1667">
            <text:p>301.1667</text:p>
          </table:table-cell>
          <table:table-cell office:value-type="float" office:value="19.8333">
            <text:p>19.8333</text:p>
          </table:table-cell>
          <table:table-cell office:value-type="float" office:value="-0.7413108188823867">
            <text:p>-0.74131081888238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0-10T20:00:00">
            <text:p>Tue Oct 10 20:00:00 2023</text:p>
          </table:table-cell>
          <table:table-cell office:value-type="float" office:value="228.6667">
            <text:p>228.6667</text:p>
          </table:table-cell>
          <table:table-cell office:value-type="float" office:value="22.0">
            <text:p>22.0</text:p>
          </table:table-cell>
          <table:table-cell office:value-type="float" office:value="-0.8235509186283873">
            <text:p>-0.823550918628387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1T14:00:00">
            <text:p>Wed Oct 11 14:00:00 2023</text:p>
          </table:table-cell>
          <table:table-cell office:value-type="float" office:value="325.5">
            <text:p>325.5</text:p>
          </table:table-cell>
          <table:table-cell office:value-type="float" office:value="35.5">
            <text:p>35.5</text:p>
          </table:table-cell>
          <table:table-cell office:value-type="float" office:value="-0.5955956880721428">
            <text:p>-0.5955956880721428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1T15:00:00">
            <text:p>Wed Oct 11 15:00:00 2023</text:p>
          </table:table-cell>
          <table:table-cell office:value-type="float" office:value="241.3333">
            <text:p>241.3333</text:p>
          </table:table-cell>
          <table:table-cell office:value-type="float" office:value="31.6667">
            <text:p>31.6667</text:p>
          </table:table-cell>
          <table:table-cell office:value-type="float" office:value="-0.5425962060855364">
            <text:p>-0.542596206085536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1T16:00:00">
            <text:p>Wed Oct 11 16:00:00 2023</text:p>
          </table:table-cell>
          <table:table-cell office:value-type="float" office:value="322.3333">
            <text:p>322.3333</text:p>
          </table:table-cell>
          <table:table-cell office:value-type="float" office:value="29.3333">
            <text:p>29.3333</text:p>
          </table:table-cell>
          <table:table-cell office:value-type="float" office:value="-0.45217716125479257">
            <text:p>-0.4521771612547925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10-11T17:00:00">
            <text:p>Wed Oct 11 17:00:00 2023</text:p>
          </table:table-cell>
          <table:table-cell office:value-type="float" office:value="236.8333">
            <text:p>236.8333</text:p>
          </table:table-cell>
          <table:table-cell office:value-type="float" office:value="27.1667">
            <text:p>27.1667</text:p>
          </table:table-cell>
          <table:table-cell office:value-type="float" office:value="-0.38180647785897304">
            <text:p>-0.38180647785897304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10-11T18:00:00">
            <text:p>Wed Oct 11 18:00:00 2023</text:p>
          </table:table-cell>
          <table:table-cell office:value-type="float" office:value="280.8333">
            <text:p>280.8333</text:p>
          </table:table-cell>
          <table:table-cell office:value-type="float" office:value="26.0">
            <text:p>26.0</text:p>
          </table:table-cell>
          <table:table-cell office:value-type="float" office:value="-0.33095425156427705">
            <text:p>-0.3309542515642770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0-11T19:00:00">
            <text:p>Wed Oct 11 19:00:00 2023</text:p>
          </table:table-cell>
          <table:table-cell office:value-type="float" office:value="246.0">
            <text:p>246.0</text:p>
          </table:table-cell>
          <table:table-cell office:value-type="float" office:value="28.0">
            <text:p>28.0</text:p>
          </table:table-cell>
          <table:table-cell office:value-type="float" office:value="-0.32423971155844555">
            <text:p>-0.3242397115584455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349.1667">
            <text:p>349.1667</text:p>
          </table:table-cell>
          <table:table-cell office:value-type="float" office:value="26.8333">
            <text:p>26.8333</text:p>
          </table:table-cell>
          <table:table-cell office:value-type="float" office:value="0.5121822811263165">
            <text:p>0.512182281126316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12T13:00:00">
            <text:p>Thu Oct 12 13:00:00 2023</text:p>
          </table:table-cell>
          <table:table-cell office:value-type="float" office:value="294.0">
            <text:p>294.0</text:p>
          </table:table-cell>
          <table:table-cell office:value-type="float" office:value="26.8333">
            <text:p>26.8333</text:p>
          </table:table-cell>
          <table:table-cell office:value-type="float" office:value="0.5174168371252513">
            <text:p>0.517416837125251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2T14:00:00">
            <text:p>Thu Oct 12 14:00:00 2023</text:p>
          </table:table-cell>
          <table:table-cell office:value-type="float" office:value="344.8333">
            <text:p>344.8333</text:p>
          </table:table-cell>
          <table:table-cell office:value-type="float" office:value="27.3333">
            <text:p>27.3333</text:p>
          </table:table-cell>
          <table:table-cell office:value-type="float" office:value="0.5268862034528402">
            <text:p>0.5268862034528402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0-12T15:00:00">
            <text:p>Thu Oct 12 15:00:00 2023</text:p>
          </table:table-cell>
          <table:table-cell office:value-type="float" office:value="324.8333">
            <text:p>324.8333</text:p>
          </table:table-cell>
          <table:table-cell office:value-type="float" office:value="25.1667">
            <text:p>25.1667</text:p>
          </table:table-cell>
          <table:table-cell office:value-type="float" office:value="0.5202499764895251">
            <text:p>0.5202499764895251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0-12T16:00:00">
            <text:p>Thu Oct 12 16:00:00 2023</text:p>
          </table:table-cell>
          <table:table-cell office:value-type="float" office:value="308.3333">
            <text:p>308.3333</text:p>
          </table:table-cell>
          <table:table-cell office:value-type="float" office:value="25.5">
            <text:p>25.5</text:p>
          </table:table-cell>
          <table:table-cell office:value-type="float" office:value="0.48508560547986007">
            <text:p>0.4850856054798600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10-12T17:00:00">
            <text:p>Thu Oct 12 17:00:00 2023</text:p>
          </table:table-cell>
          <table:table-cell office:value-type="float" office:value="236.1667">
            <text:p>236.1667</text:p>
          </table:table-cell>
          <table:table-cell office:value-type="float" office:value="25.6667">
            <text:p>25.6667</text:p>
          </table:table-cell>
          <table:table-cell office:value-type="float" office:value="0.4375461100388192">
            <text:p>0.4375461100388192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2T18:00:00">
            <text:p>Thu Oct 12 18:00:00 2023</text:p>
          </table:table-cell>
          <table:table-cell office:value-type="float" office:value="193.3333">
            <text:p>193.3333</text:p>
          </table:table-cell>
          <table:table-cell office:value-type="float" office:value="25.3333">
            <text:p>25.3333</text:p>
          </table:table-cell>
          <table:table-cell office:value-type="float" office:value="0.3937867946953633">
            <text:p>0.39378679469536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13T13:00:00">
            <text:p>Fri Oct 13 13:00:00 2023</text:p>
          </table:table-cell>
          <table:table-cell office:value-type="float" office:value="220.6667">
            <text:p>220.6667</text:p>
          </table:table-cell>
          <table:table-cell office:value-type="float" office:value="50.3333">
            <text:p>50.3333</text:p>
          </table:table-cell>
          <table:table-cell office:value-type="float" office:value="0.2731468003058945">
            <text:p>0.273146800305894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0-13T14:00:00">
            <text:p>Fri Oct 13 14:00:00 2023</text:p>
          </table:table-cell>
          <table:table-cell office:value-type="float" office:value="151.3333">
            <text:p>151.3333</text:p>
          </table:table-cell>
          <table:table-cell office:value-type="float" office:value="47.1667">
            <text:p>47.1667</text:p>
          </table:table-cell>
          <table:table-cell office:value-type="float" office:value="0.3010888808047301">
            <text:p>0.3010888808047301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0-13T15:00:00">
            <text:p>Fri Oct 13 15:00:00 2023</text:p>
          </table:table-cell>
          <table:table-cell office:value-type="float" office:value="212.5">
            <text:p>212.5</text:p>
          </table:table-cell>
          <table:table-cell office:value-type="float" office:value="41.8333">
            <text:p>41.8333</text:p>
          </table:table-cell>
          <table:table-cell office:value-type="float" office:value="0.30180007195514647">
            <text:p>0.3018000719551464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0-13T16:00:00">
            <text:p>Fri Oct 13 16:00:00 2023</text:p>
          </table:table-cell>
          <table:table-cell office:value-type="float" office:value="274.3333">
            <text:p>274.3333</text:p>
          </table:table-cell>
          <table:table-cell office:value-type="float" office:value="35.0">
            <text:p>35.0</text:p>
          </table:table-cell>
          <table:table-cell office:value-type="float" office:value="0.30851284633935994">
            <text:p>0.30851284633935994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0-13T17:00:00">
            <text:p>Fri Oct 13 17:00:00 2023</text:p>
          </table:table-cell>
          <table:table-cell office:value-type="float" office:value="171.8333">
            <text:p>171.8333</text:p>
          </table:table-cell>
          <table:table-cell office:value-type="float" office:value="28.1667">
            <text:p>28.1667</text:p>
          </table:table-cell>
          <table:table-cell office:value-type="float" office:value="0.3085128463393601">
            <text:p>0.3085128463393601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0-13T18:00:00">
            <text:p>Fri Oct 13 18:00:00 2023</text:p>
          </table:table-cell>
          <table:table-cell office:value-type="float" office:value="127.3333">
            <text:p>127.3333</text:p>
          </table:table-cell>
          <table:table-cell office:value-type="float" office:value="26.3333">
            <text:p>26.3333</text:p>
          </table:table-cell>
          <table:table-cell office:value-type="float" office:value="0.2794439198666219">
            <text:p>0.2794439198666219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0-13T19:00:00">
            <text:p>Fri Oct 13 19:00:00 2023</text:p>
          </table:table-cell>
          <table:table-cell office:value-type="float" office:value="213.3333">
            <text:p>213.3333</text:p>
          </table:table-cell>
          <table:table-cell office:value-type="float" office:value="26.6667">
            <text:p>26.6667</text:p>
          </table:table-cell>
          <table:table-cell office:value-type="float" office:value="0.2589775684389834">
            <text:p>0.2589775684389834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10-14T13:00:00">
            <text:p>Sat Oct 14 13:00:00 2023</text:p>
          </table:table-cell>
          <table:table-cell office:value-type="float" office:value="160.3333">
            <text:p>160.3333</text:p>
          </table:table-cell>
          <table:table-cell office:value-type="float" office:value="20.0">
            <text:p>20.0</text:p>
          </table:table-cell>
          <table:table-cell office:value-type="float" office:value="0.054613139797036456">
            <text:p>0.054613139797036456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4:00:00">
            <text:p>Sat Oct 14 14:00:00 2023</text:p>
          </table:table-cell>
          <table:table-cell office:value-type="float" office:value="149.8333">
            <text:p>149.8333</text:p>
          </table:table-cell>
          <table:table-cell office:value-type="float" office:value="22.0">
            <text:p>22.0</text:p>
          </table:table-cell>
          <table:table-cell office:value-type="float" office:value="0.0055167828171072695">
            <text:p>0.005516782817107269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0-14T15:00:00">
            <text:p>Sat Oct 14 15:00:00 2023</text:p>
          </table:table-cell>
          <table:table-cell office:value-type="float" office:value="190.5">
            <text:p>190.5</text:p>
          </table:table-cell>
          <table:table-cell office:value-type="float" office:value="21.8333">
            <text:p>21.8333</text:p>
          </table:table-cell>
          <table:table-cell office:value-type="float" office:value="-0.013909942777033387">
            <text:p>-0.01390994277703338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0-14T16:00:00">
            <text:p>Sat Oct 14 16:00:00 2023</text:p>
          </table:table-cell>
          <table:table-cell office:value-type="float" office:value="218.6667">
            <text:p>218.6667</text:p>
          </table:table-cell>
          <table:table-cell office:value-type="float" office:value="21.3333">
            <text:p>21.3333</text:p>
          </table:table-cell>
          <table:table-cell office:value-type="float" office:value="-0.10888811978787984">
            <text:p>-0.1088881197878798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0-14T17:00:00">
            <text:p>Sat Oct 14 17:00:00 2023</text:p>
          </table:table-cell>
          <table:table-cell office:value-type="float" office:value="168.0">
            <text:p>168.0</text:p>
          </table:table-cell>
          <table:table-cell office:value-type="float" office:value="22.5">
            <text:p>22.5</text:p>
          </table:table-cell>
          <table:table-cell office:value-type="float" office:value="-0.24406724395979515">
            <text:p>-0.2440672439597951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0-14T18:00:00">
            <text:p>Sat Oct 14 18:00:00 2023</text:p>
          </table:table-cell>
          <table:table-cell office:value-type="float" office:value="178.6667">
            <text:p>178.6667</text:p>
          </table:table-cell>
          <table:table-cell office:value-type="float" office:value="22.3333">
            <text:p>22.3333</text:p>
          </table:table-cell>
          <table:table-cell office:value-type="float" office:value="-0.28821253622169934">
            <text:p>-0.28821253622169934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14T19:00:00">
            <text:p>Sat Oct 14 19:00:00 2023</text:p>
          </table:table-cell>
          <table:table-cell office:value-type="float" office:value="179.0">
            <text:p>179.0</text:p>
          </table:table-cell>
          <table:table-cell office:value-type="float" office:value="24.8333">
            <text:p>24.8333</text:p>
          </table:table-cell>
          <table:table-cell office:value-type="float" office:value="-0.29471991558884214">
            <text:p>-0.29471991558884214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132.1667">
            <text:p>132.1667</text:p>
          </table:table-cell>
          <table:table-cell office:value-type="float" office:value="12.3333">
            <text:p>12.3333</text:p>
          </table:table-cell>
          <table:table-cell office:value-type="float" office:value="0.25069627895277075">
            <text:p>0.2506962789527707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176.5">
            <text:p>176.5</text:p>
          </table:table-cell>
          <table:table-cell office:value-type="float" office:value="15.6667">
            <text:p>15.6667</text:p>
          </table:table-cell>
          <table:table-cell office:value-type="float" office:value="0.3653004029140594">
            <text:p>0.3653004029140594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180.0">
            <text:p>180.0</text:p>
          </table:table-cell>
          <table:table-cell office:value-type="float" office:value="19.6667">
            <text:p>19.6667</text:p>
          </table:table-cell>
          <table:table-cell office:value-type="float" office:value="0.4431861195315466">
            <text:p>0.4431861195315466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183.1667">
            <text:p>183.1667</text:p>
          </table:table-cell>
          <table:table-cell office:value-type="float" office:value="18.0">
            <text:p>18.0</text:p>
          </table:table-cell>
          <table:table-cell office:value-type="float" office:value="0.4476620743159644">
            <text:p>0.447662074315964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176.3333">
            <text:p>176.3333</text:p>
          </table:table-cell>
          <table:table-cell office:value-type="float" office:value="14.3333">
            <text:p>14.3333</text:p>
          </table:table-cell>
          <table:table-cell office:value-type="float" office:value="0.3136108161799183">
            <text:p>0.313610816179918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182.0">
            <text:p>182.0</text:p>
          </table:table-cell>
          <table:table-cell office:value-type="float" office:value="12.5">
            <text:p>12.5</text:p>
          </table:table-cell>
          <table:table-cell office:value-type="float" office:value="0.25659993508305146">
            <text:p>0.25659993508305146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174.0">
            <text:p>174.0</text:p>
          </table:table-cell>
          <table:table-cell office:value-type="float" office:value="11.3333">
            <text:p>11.3333</text:p>
          </table:table-cell>
          <table:table-cell office:value-type="float" office:value="0.19656551404882375">
            <text:p>0.1965655140488237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171.0">
            <text:p>171.0</text:p>
          </table:table-cell>
          <table:table-cell office:value-type="float" office:value="28.3333">
            <text:p>28.3333</text:p>
          </table:table-cell>
          <table:table-cell office:value-type="float" office:value="-0.4992639113585085">
            <text:p>-0.499263911358508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179.5">
            <text:p>179.5</text:p>
          </table:table-cell>
          <table:table-cell office:value-type="float" office:value="23.1667">
            <text:p>23.1667</text:p>
          </table:table-cell>
          <table:table-cell office:value-type="float" office:value="-0.506209933111185">
            <text:p>-0.50620993311118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177.6667">
            <text:p>177.6667</text:p>
          </table:table-cell>
          <table:table-cell office:value-type="float" office:value="20.1667">
            <text:p>20.1667</text:p>
          </table:table-cell>
          <table:table-cell office:value-type="float" office:value="-0.5417721603653338">
            <text:p>-0.5417721603653338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175.5">
            <text:p>175.5</text:p>
          </table:table-cell>
          <table:table-cell office:value-type="float" office:value="19.6667">
            <text:p>19.6667</text:p>
          </table:table-cell>
          <table:table-cell office:value-type="float" office:value="-0.5371409583439652">
            <text:p>-0.5371409583439652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16T19:00:00">
            <text:p>Mon Oct 16 19:00:00 2023</text:p>
          </table:table-cell>
          <table:table-cell office:value-type="float" office:value="174.8333">
            <text:p>174.8333</text:p>
          </table:table-cell>
          <table:table-cell office:value-type="float" office:value="18.5">
            <text:p>18.5</text:p>
          </table:table-cell>
          <table:table-cell office:value-type="float" office:value="-0.6434363823421204">
            <text:p>-0.6434363823421204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0-16T20:00:00">
            <text:p>Mon Oct 16 20:00:00 2023</text:p>
          </table:table-cell>
          <table:table-cell office:value-type="float" office:value="174.8333">
            <text:p>174.8333</text:p>
          </table:table-cell>
          <table:table-cell office:value-type="float" office:value="18.3333">
            <text:p>18.3333</text:p>
          </table:table-cell>
          <table:table-cell office:value-type="float" office:value="-0.8378929850621362">
            <text:p>-0.8378929850621362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180.6667">
            <text:p>180.6667</text:p>
          </table:table-cell>
          <table:table-cell office:value-type="float" office:value="73.0">
            <text:p>73.0</text:p>
          </table:table-cell>
          <table:table-cell office:value-type="float" office:value="-0.4061919635644666">
            <text:p>-0.4061919635644666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179.0">
            <text:p>179.0</text:p>
          </table:table-cell>
          <table:table-cell office:value-type="float" office:value="47.8333">
            <text:p>47.8333</text:p>
          </table:table-cell>
          <table:table-cell office:value-type="float" office:value="-0.3711542541524765">
            <text:p>-0.371154254152476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178.1667">
            <text:p>178.1667</text:p>
          </table:table-cell>
          <table:table-cell office:value-type="float" office:value="33.5">
            <text:p>33.5</text:p>
          </table:table-cell>
          <table:table-cell office:value-type="float" office:value="-0.33532482192680374">
            <text:p>-0.33532482192680374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179.6667">
            <text:p>179.6667</text:p>
          </table:table-cell>
          <table:table-cell office:value-type="float" office:value="24.5">
            <text:p>24.5</text:p>
          </table:table-cell>
          <table:table-cell office:value-type="float" office:value="-0.4994300816599366">
            <text:p>-0.4994300816599366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228.1667">
            <text:p>228.1667</text:p>
          </table:table-cell>
          <table:table-cell office:value-type="float" office:value="13.8333">
            <text:p>13.8333</text:p>
          </table:table-cell>
          <table:table-cell office:value-type="float" office:value="-0.07134764358543635">
            <text:p>-0.0713476435854363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165.1667">
            <text:p>165.1667</text:p>
          </table:table-cell>
          <table:table-cell office:value-type="float" office:value="13.1667">
            <text:p>13.1667</text:p>
          </table:table-cell>
          <table:table-cell office:value-type="float" office:value="0.19038010687347193">
            <text:p>0.1903801068734719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0-18T16:00:00">
            <text:p>Wed Oct 18 16:00:00 2023</text:p>
          </table:table-cell>
          <table:table-cell office:value-type="float" office:value="169.6667">
            <text:p>169.6667</text:p>
          </table:table-cell>
          <table:table-cell office:value-type="float" office:value="12.6667">
            <text:p>12.6667</text:p>
          </table:table-cell>
          <table:table-cell office:value-type="float" office:value="0.4100028704280107">
            <text:p>0.410002870428010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0-18T17:00:00">
            <text:p>Wed Oct 18 17:00:00 2023</text:p>
          </table:table-cell>
          <table:table-cell office:value-type="float" office:value="169.3333">
            <text:p>169.3333</text:p>
          </table:table-cell>
          <table:table-cell office:value-type="float" office:value="13.5">
            <text:p>13.5</text:p>
          </table:table-cell>
          <table:table-cell office:value-type="float" office:value="0.40260630553922294">
            <text:p>0.40260630553922294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19T12:00:00">
            <text:p>Thu Oct 19 12:00:00 2023</text:p>
          </table:table-cell>
          <table:table-cell office:value-type="float" office:value="180.3333">
            <text:p>180.3333</text:p>
          </table:table-cell>
          <table:table-cell office:value-type="float" office:value="9.6667">
            <text:p>9.6667</text:p>
          </table:table-cell>
          <table:table-cell office:value-type="float" office:value="0.28956289408717434">
            <text:p>0.28956289408717434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19T13:00:00">
            <text:p>Thu Oct 19 13:00:00 2023</text:p>
          </table:table-cell>
          <table:table-cell office:value-type="float" office:value="181.6667">
            <text:p>181.6667</text:p>
          </table:table-cell>
          <table:table-cell office:value-type="float" office:value="9.8333">
            <text:p>9.8333</text:p>
          </table:table-cell>
          <table:table-cell office:value-type="float" office:value="0.32694419556510945">
            <text:p>0.3269441955651094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19T14:00:00">
            <text:p>Thu Oct 19 14:00:00 2023</text:p>
          </table:table-cell>
          <table:table-cell office:value-type="float" office:value="181.3333">
            <text:p>181.3333</text:p>
          </table:table-cell>
          <table:table-cell office:value-type="float" office:value="10.6667">
            <text:p>10.6667</text:p>
          </table:table-cell>
          <table:table-cell office:value-type="float" office:value="0.37615644418577143">
            <text:p>0.3761564441857714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9T15:00:00">
            <text:p>Thu Oct 19 15:00:00 2023</text:p>
          </table:table-cell>
          <table:table-cell office:value-type="float" office:value="180.3333">
            <text:p>180.3333</text:p>
          </table:table-cell>
          <table:table-cell office:value-type="float" office:value="10.0">
            <text:p>10.0</text:p>
          </table:table-cell>
          <table:table-cell office:value-type="float" office:value="0.4715432806737249">
            <text:p>0.4715432806737249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0-19T16:00:00">
            <text:p>Thu Oct 19 16:00:00 2023</text:p>
          </table:table-cell>
          <table:table-cell office:value-type="float" office:value="181.6667">
            <text:p>181.6667</text:p>
          </table:table-cell>
          <table:table-cell office:value-type="float" office:value="9.1667">
            <text:p>9.1667</text:p>
          </table:table-cell>
          <table:table-cell office:value-type="float" office:value="0.47956630942464307">
            <text:p>0.4795663094246430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0T16:00:00">
            <text:p>Fri Oct 20 16:00:00 2023</text:p>
          </table:table-cell>
          <table:table-cell office:value-type="float" office:value="240.5">
            <text:p>240.5</text:p>
          </table:table-cell>
          <table:table-cell office:value-type="float" office:value="14.5">
            <text:p>14.5</text:p>
          </table:table-cell>
          <table:table-cell office:value-type="float" office:value="-0.354852035308442">
            <text:p>-0.354852035308442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0T17:00:00">
            <text:p>Fri Oct 20 17:00:00 2023</text:p>
          </table:table-cell>
          <table:table-cell office:value-type="float" office:value="232.0">
            <text:p>232.0</text:p>
          </table:table-cell>
          <table:table-cell office:value-type="float" office:value="12.5">
            <text:p>12.5</text:p>
          </table:table-cell>
          <table:table-cell office:value-type="float" office:value="-0.28802234134084054">
            <text:p>-0.28802234134084054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0-21T14:00:00">
            <text:p>Sat Oct 21 14:00:00 2023</text:p>
          </table:table-cell>
          <table:table-cell office:value-type="float" office:value="202.5">
            <text:p>202.5</text:p>
          </table:table-cell>
          <table:table-cell office:value-type="float" office:value="16.1667">
            <text:p>16.1667</text:p>
          </table:table-cell>
          <table:table-cell office:value-type="float" office:value="-0.21272851597329284">
            <text:p>-0.21272851597329284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5:00:00">
            <text:p>Sat Oct 21 15:00:00 2023</text:p>
          </table:table-cell>
          <table:table-cell office:value-type="float" office:value="167.6667">
            <text:p>167.6667</text:p>
          </table:table-cell>
          <table:table-cell office:value-type="float" office:value="13.1667">
            <text:p>13.1667</text:p>
          </table:table-cell>
          <table:table-cell office:value-type="float" office:value="-0.215293951394764">
            <text:p>-0.215293951394764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234.0">
            <text:p>234.0</text:p>
          </table:table-cell>
          <table:table-cell office:value-type="float" office:value="11.5">
            <text:p>11.5</text:p>
          </table:table-cell>
          <table:table-cell office:value-type="float" office:value="-0.21200239186722913">
            <text:p>-0.2120023918672291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279.3333">
            <text:p>279.3333</text:p>
          </table:table-cell>
          <table:table-cell office:value-type="float" office:value="9.0">
            <text:p>9.0</text:p>
          </table:table-cell>
          <table:table-cell office:value-type="float" office:value="-0.1966141294352718">
            <text:p>-0.1966141294352718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132.8333">
            <text:p>132.8333</text:p>
          </table:table-cell>
          <table:table-cell office:value-type="float" office:value="9.8333">
            <text:p>9.8333</text:p>
          </table:table-cell>
          <table:table-cell office:value-type="float" office:value="-0.17849483075077383">
            <text:p>-0.1784948307507738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10-21T19:00:00">
            <text:p>Sat Oct 21 19:00:00 2023</text:p>
          </table:table-cell>
          <table:table-cell office:value-type="float" office:value="175.6667">
            <text:p>175.6667</text:p>
          </table:table-cell>
          <table:table-cell office:value-type="float" office:value="11.1667">
            <text:p>11.1667</text:p>
          </table:table-cell>
          <table:table-cell office:value-type="float" office:value="-0.19604666282167083">
            <text:p>-0.1960466628216708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22T12:00:00">
            <text:p>Sun Oct 22 12:00:00 2023</text:p>
          </table:table-cell>
          <table:table-cell office:value-type="float" office:value="317.0">
            <text:p>317.0</text:p>
          </table:table-cell>
          <table:table-cell office:value-type="float" office:value="7.1667">
            <text:p>7.1667</text:p>
          </table:table-cell>
          <table:table-cell office:value-type="float" office:value="0.5610451690830027">
            <text:p>0.561045169083002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249.0">
            <text:p>249.0</text:p>
          </table:table-cell>
          <table:table-cell office:value-type="float" office:value="8.8333">
            <text:p>8.8333</text:p>
          </table:table-cell>
          <table:table-cell office:value-type="float" office:value="0.5451934049092508">
            <text:p>0.5451934049092508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274.1667">
            <text:p>274.1667</text:p>
          </table:table-cell>
          <table:table-cell office:value-type="float" office:value="9.1667">
            <text:p>9.1667</text:p>
          </table:table-cell>
          <table:table-cell office:value-type="float" office:value="0.5845494473105287">
            <text:p>0.584549447310528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347.6667">
            <text:p>347.6667</text:p>
          </table:table-cell>
          <table:table-cell office:value-type="float" office:value="7.8333">
            <text:p>7.8333</text:p>
          </table:table-cell>
          <table:table-cell office:value-type="float" office:value="0.6381807925578565">
            <text:p>0.638180792557856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22T16:00:00">
            <text:p>Sun Oct 22 16:00:00 2023</text:p>
          </table:table-cell>
          <table:table-cell office:value-type="float" office:value="331.0">
            <text:p>331.0</text:p>
          </table:table-cell>
          <table:table-cell office:value-type="float" office:value="5.1667">
            <text:p>5.1667</text:p>
          </table:table-cell>
          <table:table-cell office:value-type="float" office:value="0.6675216513645252">
            <text:p>0.6675216513645252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0-22T17:00:00">
            <text:p>Sun Oct 22 17:00:00 2023</text:p>
          </table:table-cell>
          <table:table-cell office:value-type="float" office:value="307.5">
            <text:p>307.5</text:p>
          </table:table-cell>
          <table:table-cell office:value-type="float" office:value="5.8333">
            <text:p>5.8333</text:p>
          </table:table-cell>
          <table:table-cell office:value-type="float" office:value="0.5841637393821616">
            <text:p>0.5841637393821616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0-22T18:00:00">
            <text:p>Sun Oct 22 18:00:00 2023</text:p>
          </table:table-cell>
          <table:table-cell office:value-type="float" office:value="282.5">
            <text:p>282.5</text:p>
          </table:table-cell>
          <table:table-cell office:value-type="float" office:value="5.8333">
            <text:p>5.8333</text:p>
          </table:table-cell>
          <table:table-cell office:value-type="float" office:value="0.20270886426644205">
            <text:p>0.2027088642664420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225.5">
            <text:p>225.5</text:p>
          </table:table-cell>
          <table:table-cell office:value-type="float" office:value="13.1667">
            <text:p>13.1667</text:p>
          </table:table-cell>
          <table:table-cell office:value-type="float" office:value="-0.3737557156738248">
            <text:p>-0.3737557156738248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135.1667">
            <text:p>135.1667</text:p>
          </table:table-cell>
          <table:table-cell office:value-type="float" office:value="11.3333">
            <text:p>11.3333</text:p>
          </table:table-cell>
          <table:table-cell office:value-type="float" office:value="-0.37004597673673956">
            <text:p>-0.37004597673673956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158.8333">
            <text:p>158.8333</text:p>
          </table:table-cell>
          <table:table-cell office:value-type="float" office:value="9.5">
            <text:p>9.5</text:p>
          </table:table-cell>
          <table:table-cell office:value-type="float" office:value="-0.36973881756320043">
            <text:p>-0.3697388175632004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3T18:00:00">
            <text:p>Mon Oct 23 18:00:00 2023</text:p>
          </table:table-cell>
          <table:table-cell office:value-type="float" office:value="166.6667">
            <text:p>166.6667</text:p>
          </table:table-cell>
          <table:table-cell office:value-type="float" office:value="8.0">
            <text:p>8.0</text:p>
          </table:table-cell>
          <table:table-cell office:value-type="float" office:value="-0.37106862126910817">
            <text:p>-0.3710686212691081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0-23T19:00:00">
            <text:p>Mon Oct 23 19:00:00 2023</text:p>
          </table:table-cell>
          <table:table-cell office:value-type="float" office:value="181.6667">
            <text:p>181.6667</text:p>
          </table:table-cell>
          <table:table-cell office:value-type="float" office:value="7.3333">
            <text:p>7.3333</text:p>
          </table:table-cell>
          <table:table-cell office:value-type="float" office:value="-0.46113836838594674">
            <text:p>-0.46113836838594674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10-23T20:00:00">
            <text:p>Mon Oct 23 20:00:00 2023</text:p>
          </table:table-cell>
          <table:table-cell office:value-type="float" office:value="129.0">
            <text:p>129.0</text:p>
          </table:table-cell>
          <table:table-cell office:value-type="float" office:value="7.8333">
            <text:p>7.8333</text:p>
          </table:table-cell>
          <table:table-cell office:value-type="float" office:value="-0.5084909922419443">
            <text:p>-0.508490992241944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176.0">
            <text:p>176.0</text:p>
          </table:table-cell>
          <table:table-cell office:value-type="float" office:value="14.5">
            <text:p>14.5</text:p>
          </table:table-cell>
          <table:table-cell office:value-type="float" office:value="0.6279601645752085">
            <text:p>0.627960164575208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186.3333">
            <text:p>186.3333</text:p>
          </table:table-cell>
          <table:table-cell office:value-type="float" office:value="10.3333">
            <text:p>10.3333</text:p>
          </table:table-cell>
          <table:table-cell office:value-type="float" office:value="0.6561494884007124">
            <text:p>0.6561494884007124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176.5">
            <text:p>176.5</text:p>
          </table:table-cell>
          <table:table-cell office:value-type="float" office:value="7.0">
            <text:p>7.0</text:p>
          </table:table-cell>
          <table:table-cell office:value-type="float" office:value="0.6686653788444592">
            <text:p>0.6686653788444592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0-25T15:00:00">
            <text:p>Wed Oct 25 15:00:00 2023</text:p>
          </table:table-cell>
          <table:table-cell office:value-type="float" office:value="270.1667">
            <text:p>270.1667</text:p>
          </table:table-cell>
          <table:table-cell office:value-type="float" office:value="11.5">
            <text:p>11.5</text:p>
          </table:table-cell>
          <table:table-cell office:value-type="float" office:value="-0.36966755181019245">
            <text:p>-0.3696675518101924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25T16:00:00">
            <text:p>Wed Oct 25 16:00:00 2023</text:p>
          </table:table-cell>
          <table:table-cell office:value-type="float" office:value="208.1667">
            <text:p>208.1667</text:p>
          </table:table-cell>
          <table:table-cell office:value-type="float" office:value="11.0">
            <text:p>11.0</text:p>
          </table:table-cell>
          <table:table-cell office:value-type="float" office:value="-0.3365030518594171">
            <text:p>-0.336503051859417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0-25T17:00:00">
            <text:p>Wed Oct 25 17:00:00 2023</text:p>
          </table:table-cell>
          <table:table-cell office:value-type="float" office:value="308.5">
            <text:p>308.5</text:p>
          </table:table-cell>
          <table:table-cell office:value-type="float" office:value="10.6667">
            <text:p>10.6667</text:p>
          </table:table-cell>
          <table:table-cell office:value-type="float" office:value="-0.35794848258683837">
            <text:p>-0.3579484825868383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0-25T18:00:00">
            <text:p>Wed Oct 25 18:00:00 2023</text:p>
          </table:table-cell>
          <table:table-cell office:value-type="float" office:value="222.6667">
            <text:p>222.6667</text:p>
          </table:table-cell>
          <table:table-cell office:value-type="float" office:value="12.8333">
            <text:p>12.8333</text:p>
          </table:table-cell>
          <table:table-cell office:value-type="float" office:value="-0.337533570000402">
            <text:p>-0.337533570000402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0-25T19:00:00">
            <text:p>Wed Oct 25 19:00:00 2023</text:p>
          </table:table-cell>
          <table:table-cell office:value-type="float" office:value="177.5">
            <text:p>177.5</text:p>
          </table:table-cell>
          <table:table-cell office:value-type="float" office:value="14.8333">
            <text:p>14.8333</text:p>
          </table:table-cell>
          <table:table-cell office:value-type="float" office:value="-0.3870516000021766">
            <text:p>-0.3870516000021766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10-25T20:00:00">
            <text:p>Wed Oct 25 20:00:00 2023</text:p>
          </table:table-cell>
          <table:table-cell office:value-type="float" office:value="181.3333">
            <text:p>181.3333</text:p>
          </table:table-cell>
          <table:table-cell office:value-type="float" office:value="15.0">
            <text:p>15.0</text:p>
          </table:table-cell>
          <table:table-cell office:value-type="float" office:value="-0.7340425668394558">
            <text:p>-0.7340425668394558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0-25T21:00:00">
            <text:p>Wed Oct 25 21:00:00 2023</text:p>
          </table:table-cell>
          <table:table-cell office:value-type="float" office:value="180.3333">
            <text:p>180.3333</text:p>
          </table:table-cell>
          <table:table-cell office:value-type="float" office:value="15.1667">
            <text:p>15.1667</text:p>
          </table:table-cell>
          <table:table-cell office:value-type="float" office:value="-1.253115139227119">
            <text:p>-1.253115139227119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179.6667">
            <text:p>179.6667</text:p>
          </table:table-cell>
          <table:table-cell office:value-type="float" office:value="15.3333">
            <text:p>15.3333</text:p>
          </table:table-cell>
          <table:table-cell office:value-type="float" office:value="-0.001104880096794919">
            <text:p>-0.001104880096794919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0-26T16:00:00">
            <text:p>Thu Oct 26 16:00:00 2023</text:p>
          </table:table-cell>
          <table:table-cell office:value-type="float" office:value="181.8333">
            <text:p>181.8333</text:p>
          </table:table-cell>
          <table:table-cell office:value-type="float" office:value="14.5">
            <text:p>14.5</text:p>
          </table:table-cell>
          <table:table-cell office:value-type="float" office:value="-0.08574631301377483">
            <text:p>-0.0857463130137748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0-26T17:00:00">
            <text:p>Thu Oct 26 17:00:00 2023</text:p>
          </table:table-cell>
          <table:table-cell office:value-type="float" office:value="178.5">
            <text:p>178.5</text:p>
          </table:table-cell>
          <table:table-cell office:value-type="float" office:value="12.5">
            <text:p>12.5</text:p>
          </table:table-cell>
          <table:table-cell office:value-type="float" office:value="-0.1931517933579381">
            <text:p>-0.193151793357938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26T18:00:00">
            <text:p>Thu Oct 26 18:00:00 2023</text:p>
          </table:table-cell>
          <table:table-cell office:value-type="float" office:value="177.5">
            <text:p>177.5</text:p>
          </table:table-cell>
          <table:table-cell office:value-type="float" office:value="11.8333">
            <text:p>11.8333</text:p>
          </table:table-cell>
          <table:table-cell office:value-type="float" office:value="-0.2954613479589868">
            <text:p>-0.2954613479589868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269.1667">
            <text:p>269.1667</text:p>
          </table:table-cell>
          <table:table-cell office:value-type="float" office:value="19.8333">
            <text:p>19.8333</text:p>
          </table:table-cell>
          <table:table-cell office:value-type="float" office:value="0.21154379485596095">
            <text:p>0.2115437948559609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190.0">
            <text:p>190.0</text:p>
          </table:table-cell>
          <table:table-cell office:value-type="float" office:value="16.5">
            <text:p>16.5</text:p>
          </table:table-cell>
          <table:table-cell office:value-type="float" office:value="0.25088383752614024">
            <text:p>0.25088383752614024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0-28T13:00:00">
            <text:p>Sat Oct 28 13:00:00 2023</text:p>
          </table:table-cell>
          <table:table-cell office:value-type="float" office:value="162.6667">
            <text:p>162.6667</text:p>
          </table:table-cell>
          <table:table-cell office:value-type="float" office:value="20.3333">
            <text:p>20.3333</text:p>
          </table:table-cell>
          <table:table-cell office:value-type="float" office:value="-0.15772181776463678">
            <text:p>-0.15772181776463678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0-28T14:00:00">
            <text:p>Sat Oct 28 14:00:00 2023</text:p>
          </table:table-cell>
          <table:table-cell office:value-type="float" office:value="176.6667">
            <text:p>176.6667</text:p>
          </table:table-cell>
          <table:table-cell office:value-type="float" office:value="20.3333">
            <text:p>20.3333</text:p>
          </table:table-cell>
          <table:table-cell office:value-type="float" office:value="-0.16027619568653745">
            <text:p>-0.1602761956865374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0-28T15:00:00">
            <text:p>Sat Oct 28 15:00:00 2023</text:p>
          </table:table-cell>
          <table:table-cell office:value-type="float" office:value="175.1667">
            <text:p>175.1667</text:p>
          </table:table-cell>
          <table:table-cell office:value-type="float" office:value="17.3333">
            <text:p>17.3333</text:p>
          </table:table-cell>
          <table:table-cell office:value-type="float" office:value="-0.18792639265470165">
            <text:p>-0.1879263926547016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10-28T16:00:00">
            <text:p>Sat Oct 28 16:00:00 2023</text:p>
          </table:table-cell>
          <table:table-cell office:value-type="float" office:value="179.8333">
            <text:p>179.8333</text:p>
          </table:table-cell>
          <table:table-cell office:value-type="float" office:value="12.3333">
            <text:p>12.3333</text:p>
          </table:table-cell>
          <table:table-cell office:value-type="float" office:value="-0.21722053143783965">
            <text:p>-0.2172205314378396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182.6667">
            <text:p>182.6667</text:p>
          </table:table-cell>
          <table:table-cell office:value-type="float" office:value="10.6667">
            <text:p>10.6667</text:p>
          </table:table-cell>
          <table:table-cell office:value-type="float" office:value="-0.24264325267361483">
            <text:p>-0.2426432526736148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172.8333">
            <text:p>172.8333</text:p>
          </table:table-cell>
          <table:table-cell office:value-type="float" office:value="9.6667">
            <text:p>9.6667</text:p>
          </table:table-cell>
          <table:table-cell office:value-type="float" office:value="-0.19443424317754526">
            <text:p>-0.19443424317754526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178.0">
            <text:p>178.0</text:p>
          </table:table-cell>
          <table:table-cell office:value-type="float" office:value="10.3333">
            <text:p>10.3333</text:p>
          </table:table-cell>
          <table:table-cell office:value-type="float" office:value="0.35833779321115544">
            <text:p>0.35833779321115544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179.0">
            <text:p>179.0</text:p>
          </table:table-cell>
          <table:table-cell office:value-type="float" office:value="11.8333">
            <text:p>11.8333</text:p>
          </table:table-cell>
          <table:table-cell office:value-type="float" office:value="0.2324926800933136">
            <text:p>0.2324926800933136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0-29T13:00:00">
            <text:p>Sun Oct 29 13:00:00 2023</text:p>
          </table:table-cell>
          <table:table-cell office:value-type="float" office:value="179.0">
            <text:p>179.0</text:p>
          </table:table-cell>
          <table:table-cell office:value-type="float" office:value="11.1667">
            <text:p>11.1667</text:p>
          </table:table-cell>
          <table:table-cell office:value-type="float" office:value="0.2230141149575332">
            <text:p>0.2230141149575332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0-29T14:00:00">
            <text:p>Sun Oct 29 14:00:00 2023</text:p>
          </table:table-cell>
          <table:table-cell office:value-type="float" office:value="179.5">
            <text:p>179.5</text:p>
          </table:table-cell>
          <table:table-cell office:value-type="float" office:value="11.6667">
            <text:p>11.6667</text:p>
          </table:table-cell>
          <table:table-cell office:value-type="float" office:value="0.22500231354731165">
            <text:p>0.2250023135473116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178.1667">
            <text:p>178.1667</text:p>
          </table:table-cell>
          <table:table-cell office:value-type="float" office:value="9.5">
            <text:p>9.5</text:p>
          </table:table-cell>
          <table:table-cell office:value-type="float" office:value="0.23276319592878267">
            <text:p>0.232763195928782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232.5">
            <text:p>232.5</text:p>
          </table:table-cell>
          <table:table-cell office:value-type="float" office:value="14.1667">
            <text:p>14.1667</text:p>
          </table:table-cell>
          <table:table-cell office:value-type="float" office:value="0.5148077426033596">
            <text:p>0.5148077426033596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242.8333">
            <text:p>242.8333</text:p>
          </table:table-cell>
          <table:table-cell office:value-type="float" office:value="13.0">
            <text:p>13.0</text:p>
          </table:table-cell>
          <table:table-cell office:value-type="float" office:value="0.6812400559907064">
            <text:p>0.6812400559907064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1-02T13:00:00">
            <text:p>Thu Nov  2 13:00:00 2023</text:p>
          </table:table-cell>
          <table:table-cell office:value-type="float" office:value="162.3333">
            <text:p>162.3333</text:p>
          </table:table-cell>
          <table:table-cell office:value-type="float" office:value="9.8333">
            <text:p>9.8333</text:p>
          </table:table-cell>
          <table:table-cell office:value-type="float" office:value="0.6317779123273909">
            <text:p>0.6317779123273909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02T14:00:00">
            <text:p>Thu Nov  2 14:00:00 2023</text:p>
          </table:table-cell>
          <table:table-cell office:value-type="float" office:value="161.5">
            <text:p>161.5</text:p>
          </table:table-cell>
          <table:table-cell office:value-type="float" office:value="13.3333">
            <text:p>13.3333</text:p>
          </table:table-cell>
          <table:table-cell office:value-type="float" office:value="0.4400217790142234">
            <text:p>0.4400217790142234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11-02T15:00:00">
            <text:p>Thu Nov  2 15:00:00 2023</text:p>
          </table:table-cell>
          <table:table-cell office:value-type="float" office:value="163.5">
            <text:p>163.5</text:p>
          </table:table-cell>
          <table:table-cell office:value-type="float" office:value="16.8333">
            <text:p>16.8333</text:p>
          </table:table-cell>
          <table:table-cell office:value-type="float" office:value="0.45854237039920714">
            <text:p>0.45854237039920714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02T16:00:00">
            <text:p>Thu Nov  2 16:00:00 2023</text:p>
          </table:table-cell>
          <table:table-cell office:value-type="float" office:value="157.6667">
            <text:p>157.6667</text:p>
          </table:table-cell>
          <table:table-cell office:value-type="float" office:value="15.0">
            <text:p>15.0</text:p>
          </table:table-cell>
          <table:table-cell office:value-type="float" office:value="0.40265930084129514">
            <text:p>0.40265930084129514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03T14:00:00">
            <text:p>Fri Nov  3 14:00:00 2023</text:p>
          </table:table-cell>
          <table:table-cell office:value-type="float" office:value="234.3333">
            <text:p>234.3333</text:p>
          </table:table-cell>
          <table:table-cell office:value-type="float" office:value="19.8333">
            <text:p>19.8333</text:p>
          </table:table-cell>
          <table:table-cell office:value-type="float" office:value="-1.9184700513379578">
            <text:p>-1.9184700513379578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3T15:00:00">
            <text:p>Fri Nov  3 15:00:00 2023</text:p>
          </table:table-cell>
          <table:table-cell office:value-type="float" office:value="242.6667">
            <text:p>242.6667</text:p>
          </table:table-cell>
          <table:table-cell office:value-type="float" office:value="17.0">
            <text:p>17.0</text:p>
          </table:table-cell>
          <table:table-cell office:value-type="float" office:value="-1.786098853004628">
            <text:p>-1.786098853004628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3T16:00:00">
            <text:p>Fri Nov  3 16:00:00 2023</text:p>
          </table:table-cell>
          <table:table-cell office:value-type="float" office:value="190.1667">
            <text:p>190.1667</text:p>
          </table:table-cell>
          <table:table-cell office:value-type="float" office:value="17.1667">
            <text:p>17.1667</text:p>
          </table:table-cell>
          <table:table-cell office:value-type="float" office:value="-1.7085726185261885">
            <text:p>-1.708572618526188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3T17:00:00">
            <text:p>Fri Nov  3 17:00:00 2023</text:p>
          </table:table-cell>
          <table:table-cell office:value-type="float" office:value="169.6667">
            <text:p>169.6667</text:p>
          </table:table-cell>
          <table:table-cell office:value-type="float" office:value="17.8333">
            <text:p>17.8333</text:p>
          </table:table-cell>
          <table:table-cell office:value-type="float" office:value="-1.6386109002715117">
            <text:p>-1.638610900271511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3T18:00:00">
            <text:p>Fri Nov  3 18:00:00 2023</text:p>
          </table:table-cell>
          <table:table-cell office:value-type="float" office:value="167.1667">
            <text:p>167.1667</text:p>
          </table:table-cell>
          <table:table-cell office:value-type="float" office:value="16.3333">
            <text:p>16.3333</text:p>
          </table:table-cell>
          <table:table-cell office:value-type="float" office:value="-1.6710430044101003">
            <text:p>-1.671043004410100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1-03T19:00:00">
            <text:p>Fri Nov  3 19:00:00 2023</text:p>
          </table:table-cell>
          <table:table-cell office:value-type="float" office:value="152.5">
            <text:p>152.5</text:p>
          </table:table-cell>
          <table:table-cell office:value-type="float" office:value="14.6667">
            <text:p>14.6667</text:p>
          </table:table-cell>
          <table:table-cell office:value-type="float" office:value="-1.6703689846522725">
            <text:p>-1.670368984652272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03T20:00:00">
            <text:p>Fri Nov  3 20:00:00 2023</text:p>
          </table:table-cell>
          <table:table-cell office:value-type="float" office:value="171.3333">
            <text:p>171.3333</text:p>
          </table:table-cell>
          <table:table-cell office:value-type="float" office:value="14.8333">
            <text:p>14.8333</text:p>
          </table:table-cell>
          <table:table-cell office:value-type="float" office:value="-1.6285618708775478">
            <text:p>-1.6285618708775478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4T11:00:00">
            <text:p>Sat Nov  4 11:00:00 2023</text:p>
          </table:table-cell>
          <table:table-cell office:value-type="float" office:value="171.6667">
            <text:p>171.6667</text:p>
          </table:table-cell>
          <table:table-cell office:value-type="float" office:value="6.6667">
            <text:p>6.6667</text:p>
          </table:table-cell>
          <table:table-cell office:value-type="float" office:value="0.2995639029607383">
            <text:p>0.299563902960738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04T12:00:00">
            <text:p>Sat Nov  4 12:00:00 2023</text:p>
          </table:table-cell>
          <table:table-cell office:value-type="float" office:value="155.6667">
            <text:p>155.6667</text:p>
          </table:table-cell>
          <table:table-cell office:value-type="float" office:value="11.3333">
            <text:p>11.3333</text:p>
          </table:table-cell>
          <table:table-cell office:value-type="float" office:value="0.29574213512506187">
            <text:p>0.2957421351250618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04T13:00:00">
            <text:p>Sat Nov  4 13:00:00 2023</text:p>
          </table:table-cell>
          <table:table-cell office:value-type="float" office:value="163.6667">
            <text:p>163.6667</text:p>
          </table:table-cell>
          <table:table-cell office:value-type="float" office:value="15.0">
            <text:p>15.0</text:p>
          </table:table-cell>
          <table:table-cell office:value-type="float" office:value="0.33168477496149823">
            <text:p>0.3316847749614982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4T14:00:00">
            <text:p>Sat Nov  4 14:00:00 2023</text:p>
          </table:table-cell>
          <table:table-cell office:value-type="float" office:value="166.8333">
            <text:p>166.8333</text:p>
          </table:table-cell>
          <table:table-cell office:value-type="float" office:value="18.0">
            <text:p>18.0</text:p>
          </table:table-cell>
          <table:table-cell office:value-type="float" office:value="0.3418734620779252">
            <text:p>0.3418734620779252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4T15:00:00">
            <text:p>Sat Nov  4 15:00:00 2023</text:p>
          </table:table-cell>
          <table:table-cell office:value-type="float" office:value="169.0">
            <text:p>169.0</text:p>
          </table:table-cell>
          <table:table-cell office:value-type="float" office:value="19.3333">
            <text:p>19.3333</text:p>
          </table:table-cell>
          <table:table-cell office:value-type="float" office:value="0.336476631414267">
            <text:p>0.3364766314142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1-04T16:00:00">
            <text:p>Sat Nov  4 16:00:00 2023</text:p>
          </table:table-cell>
          <table:table-cell office:value-type="float" office:value="172.6667">
            <text:p>172.6667</text:p>
          </table:table-cell>
          <table:table-cell office:value-type="float" office:value="18.1667">
            <text:p>18.1667</text:p>
          </table:table-cell>
          <table:table-cell office:value-type="float" office:value="0.32931095753444406">
            <text:p>0.32931095753444406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2:00:00">
            <text:p>Sun Nov  5 12:00:00 2023</text:p>
          </table:table-cell>
          <table:table-cell office:value-type="float" office:value="195.1667">
            <text:p>195.1667</text:p>
          </table:table-cell>
          <table:table-cell office:value-type="float" office:value="24.5">
            <text:p>24.5</text:p>
          </table:table-cell>
          <table:table-cell office:value-type="float" office:value="-0.15076237536859996">
            <text:p>-0.15076237536859996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05T13:00:00">
            <text:p>Sun Nov  5 13:00:00 2023</text:p>
          </table:table-cell>
          <table:table-cell office:value-type="float" office:value="317.6667">
            <text:p>317.6667</text:p>
          </table:table-cell>
          <table:table-cell office:value-type="float" office:value="27.5">
            <text:p>27.5</text:p>
          </table:table-cell>
          <table:table-cell office:value-type="float" office:value="-0.17855768880646725">
            <text:p>-0.1785576888064672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3-11-05T14:00:00">
            <text:p>Sun Nov  5 14:00:00 2023</text:p>
          </table:table-cell>
          <table:table-cell office:value-type="float" office:value="336.8333">
            <text:p>336.8333</text:p>
          </table:table-cell>
          <table:table-cell office:value-type="float" office:value="25.6667">
            <text:p>25.6667</text:p>
          </table:table-cell>
          <table:table-cell office:value-type="float" office:value="-0.18730317461642593">
            <text:p>-0.1873031746164259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211.8333">
            <text:p>211.8333</text:p>
          </table:table-cell>
          <table:table-cell office:value-type="float" office:value="22.1667">
            <text:p>22.1667</text:p>
          </table:table-cell>
          <table:table-cell office:value-type="float" office:value="-0.21215366232458885">
            <text:p>-0.2121536623245888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5T16:00:00">
            <text:p>Sun Nov  5 16:00:00 2023</text:p>
          </table:table-cell>
          <table:table-cell office:value-type="float" office:value="289.0">
            <text:p>289.0</text:p>
          </table:table-cell>
          <table:table-cell office:value-type="float" office:value="20.5">
            <text:p>20.5</text:p>
          </table:table-cell>
          <table:table-cell office:value-type="float" office:value="-0.20818899580839123">
            <text:p>-0.2081889958083912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05T17:00:00">
            <text:p>Sun Nov  5 17:00:00 2023</text:p>
          </table:table-cell>
          <table:table-cell office:value-type="float" office:value="233.6667">
            <text:p>233.6667</text:p>
          </table:table-cell>
          <table:table-cell office:value-type="float" office:value="17.8333">
            <text:p>17.8333</text:p>
          </table:table-cell>
          <table:table-cell office:value-type="float" office:value="-0.20818899580839123">
            <text:p>-0.2081889958083912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5T18:00:00">
            <text:p>Sun Nov  5 18:00:00 2023</text:p>
          </table:table-cell>
          <table:table-cell office:value-type="float" office:value="122.3333">
            <text:p>122.3333</text:p>
          </table:table-cell>
          <table:table-cell office:value-type="float" office:value="16.8333">
            <text:p>16.8333</text:p>
          </table:table-cell>
          <table:table-cell office:value-type="float" office:value="-0.21827945687672948">
            <text:p>-0.21827945687672948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06T13:00:00">
            <text:p>Mon Nov  6 13:00:00 2023</text:p>
          </table:table-cell>
          <table:table-cell office:value-type="float" office:value="342.1667">
            <text:p>342.1667</text:p>
          </table:table-cell>
          <table:table-cell office:value-type="float" office:value="20.6667">
            <text:p>20.6667</text:p>
          </table:table-cell>
          <table:table-cell office:value-type="float" office:value="-0.809746234057498">
            <text:p>-0.809746234057498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339.3333">
            <text:p>339.3333</text:p>
          </table:table-cell>
          <table:table-cell office:value-type="float" office:value="16.1667">
            <text:p>16.1667</text:p>
          </table:table-cell>
          <table:table-cell office:value-type="float" office:value="-0.8119647702890016">
            <text:p>-0.8119647702890016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344.1667">
            <text:p>344.1667</text:p>
          </table:table-cell>
          <table:table-cell office:value-type="float" office:value="13.5">
            <text:p>13.5</text:p>
          </table:table-cell>
          <table:table-cell office:value-type="float" office:value="-0.7475775059343703">
            <text:p>-0.747577505934370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336.6667">
            <text:p>336.6667</text:p>
          </table:table-cell>
          <table:table-cell office:value-type="float" office:value="11.0">
            <text:p>11.0</text:p>
          </table:table-cell>
          <table:table-cell office:value-type="float" office:value="-0.7155968329800482">
            <text:p>-0.7155968329800482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340.3333">
            <text:p>340.3333</text:p>
          </table:table-cell>
          <table:table-cell office:value-type="float" office:value="9.3333">
            <text:p>9.3333</text:p>
          </table:table-cell>
          <table:table-cell office:value-type="float" office:value="-0.6830857805832402">
            <text:p>-0.6830857805832402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336.3333">
            <text:p>336.3333</text:p>
          </table:table-cell>
          <table:table-cell office:value-type="float" office:value="8.5">
            <text:p>8.5</text:p>
          </table:table-cell>
          <table:table-cell office:value-type="float" office:value="-0.6686302144543852">
            <text:p>-0.6686302144543852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07T13:00:00">
            <text:p>Tue Nov  7 13:00:00 2023</text:p>
          </table:table-cell>
          <table:table-cell office:value-type="float" office:value="192.5">
            <text:p>192.5</text:p>
          </table:table-cell>
          <table:table-cell office:value-type="float" office:value="13.3333">
            <text:p>13.3333</text:p>
          </table:table-cell>
          <table:table-cell office:value-type="float" office:value="-0.4338384592158049">
            <text:p>-0.4338384592158049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07T14:00:00">
            <text:p>Tue Nov  7 14:00:00 2023</text:p>
          </table:table-cell>
          <table:table-cell office:value-type="float" office:value="198.0">
            <text:p>198.0</text:p>
          </table:table-cell>
          <table:table-cell office:value-type="float" office:value="13.3333">
            <text:p>13.3333</text:p>
          </table:table-cell>
          <table:table-cell office:value-type="float" office:value="-0.4287546857831202">
            <text:p>-0.428754685783120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07T15:00:00">
            <text:p>Tue Nov  7 15:00:00 2023</text:p>
          </table:table-cell>
          <table:table-cell office:value-type="float" office:value="181.3333">
            <text:p>181.3333</text:p>
          </table:table-cell>
          <table:table-cell office:value-type="float" office:value="10.5">
            <text:p>10.5</text:p>
          </table:table-cell>
          <table:table-cell office:value-type="float" office:value="-0.44036840153403944">
            <text:p>-0.44036840153403944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07T16:00:00">
            <text:p>Tue Nov  7 16:00:00 2023</text:p>
          </table:table-cell>
          <table:table-cell office:value-type="float" office:value="201.0">
            <text:p>201.0</text:p>
          </table:table-cell>
          <table:table-cell office:value-type="float" office:value="8.5">
            <text:p>8.5</text:p>
          </table:table-cell>
          <table:table-cell office:value-type="float" office:value="-0.4470621345250538">
            <text:p>-0.4470621345250538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188.0">
            <text:p>188.0</text:p>
          </table:table-cell>
          <table:table-cell office:value-type="float" office:value="11.3333">
            <text:p>11.3333</text:p>
          </table:table-cell>
          <table:table-cell office:value-type="float" office:value="-0.49161434465843434">
            <text:p>-0.49161434465843434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176.3333">
            <text:p>176.3333</text:p>
          </table:table-cell>
          <table:table-cell office:value-type="float" office:value="15.6667">
            <text:p>15.6667</text:p>
          </table:table-cell>
          <table:table-cell office:value-type="float" office:value="-0.5077281385613033">
            <text:p>-0.50772813856130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08T11:00:00">
            <text:p>Wed Nov  8 11:00:00 2023</text:p>
          </table:table-cell>
          <table:table-cell office:value-type="float" office:value="350.1667">
            <text:p>350.1667</text:p>
          </table:table-cell>
          <table:table-cell office:value-type="float" office:value="17.6667">
            <text:p>17.6667</text:p>
          </table:table-cell>
          <table:table-cell office:value-type="float" office:value="0.7943711238269235">
            <text:p>0.794371123826923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08T12:00:00">
            <text:p>Wed Nov  8 12:00:00 2023</text:p>
          </table:table-cell>
          <table:table-cell office:value-type="float" office:value="254.3333">
            <text:p>254.3333</text:p>
          </table:table-cell>
          <table:table-cell office:value-type="float" office:value="19.0">
            <text:p>19.0</text:p>
          </table:table-cell>
          <table:table-cell office:value-type="float" office:value="0.9024884902515048">
            <text:p>0.9024884902515048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8T13:00:00">
            <text:p>Wed Nov  8 13:00:00 2023</text:p>
          </table:table-cell>
          <table:table-cell office:value-type="float" office:value="283.5">
            <text:p>283.5</text:p>
          </table:table-cell>
          <table:table-cell office:value-type="float" office:value="18.3333">
            <text:p>18.3333</text:p>
          </table:table-cell>
          <table:table-cell office:value-type="float" office:value="0.9668311574142577">
            <text:p>0.966831157414257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08T14:00:00">
            <text:p>Wed Nov  8 14:00:00 2023</text:p>
          </table:table-cell>
          <table:table-cell office:value-type="float" office:value="256.0">
            <text:p>256.0</text:p>
          </table:table-cell>
          <table:table-cell office:value-type="float" office:value="18.8333">
            <text:p>18.8333</text:p>
          </table:table-cell>
          <table:table-cell office:value-type="float" office:value="0.9587090197353737">
            <text:p>0.958709019735373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08T15:00:00">
            <text:p>Wed Nov  8 15:00:00 2023</text:p>
          </table:table-cell>
          <table:table-cell office:value-type="float" office:value="342.6667">
            <text:p>342.6667</text:p>
          </table:table-cell>
          <table:table-cell office:value-type="float" office:value="19.0">
            <text:p>19.0</text:p>
          </table:table-cell>
          <table:table-cell office:value-type="float" office:value="0.9208599663619096">
            <text:p>0.9208599663619096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08T16:00:00">
            <text:p>Wed Nov  8 16:00:00 2023</text:p>
          </table:table-cell>
          <table:table-cell office:value-type="float" office:value="316.5">
            <text:p>316.5</text:p>
          </table:table-cell>
          <table:table-cell office:value-type="float" office:value="17.1667">
            <text:p>17.1667</text:p>
          </table:table-cell>
          <table:table-cell office:value-type="float" office:value="0.8808513894114739">
            <text:p>0.8808513894114739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177.8333">
            <text:p>177.8333</text:p>
          </table:table-cell>
          <table:table-cell office:value-type="float" office:value="21.1667">
            <text:p>21.1667</text:p>
          </table:table-cell>
          <table:table-cell office:value-type="float" office:value="1.0522233103313574">
            <text:p>1.0522233103313574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148.3333">
            <text:p>148.3333</text:p>
          </table:table-cell>
          <table:table-cell office:value-type="float" office:value="19.6667">
            <text:p>19.6667</text:p>
          </table:table-cell>
          <table:table-cell office:value-type="float" office:value="1.1510136783758604">
            <text:p>1.1510136783758604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1-09T13:00:00">
            <text:p>Thu Nov  9 13:00:00 2023</text:p>
          </table:table-cell>
          <table:table-cell office:value-type="float" office:value="323.0">
            <text:p>323.0</text:p>
          </table:table-cell>
          <table:table-cell office:value-type="float" office:value="15.3333">
            <text:p>15.3333</text:p>
          </table:table-cell>
          <table:table-cell office:value-type="float" office:value="1.3003433068307273">
            <text:p>1.300343306830727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192.1667">
            <text:p>192.1667</text:p>
          </table:table-cell>
          <table:table-cell office:value-type="float" office:value="20.3333">
            <text:p>20.3333</text:p>
          </table:table-cell>
          <table:table-cell office:value-type="float" office:value="1.6500425439570465">
            <text:p>1.650042543957046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187.3333">
            <text:p>187.3333</text:p>
          </table:table-cell>
          <table:table-cell office:value-type="float" office:value="18.3333">
            <text:p>18.3333</text:p>
          </table:table-cell>
          <table:table-cell office:value-type="float" office:value="1.3448694568325996">
            <text:p>1.3448694568325996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179.6667">
            <text:p>179.6667</text:p>
          </table:table-cell>
          <table:table-cell office:value-type="float" office:value="12.1667">
            <text:p>12.1667</text:p>
          </table:table-cell>
          <table:table-cell office:value-type="float" office:value="-0.5175151725902633">
            <text:p>-0.51751517259026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236.0">
            <text:p>236.0</text:p>
          </table:table-cell>
          <table:table-cell office:value-type="float" office:value="7.5">
            <text:p>7.5</text:p>
          </table:table-cell>
          <table:table-cell office:value-type="float" office:value="-0.8924852000771332">
            <text:p>-0.8924852000771332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192.6667">
            <text:p>192.6667</text:p>
          </table:table-cell>
          <table:table-cell office:value-type="float" office:value="6.3333">
            <text:p>6.3333</text:p>
          </table:table-cell>
          <table:table-cell office:value-type="float" office:value="-1.1705369120692295">
            <text:p>-1.170536912069229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180.5">
            <text:p>180.5</text:p>
          </table:table-cell>
          <table:table-cell office:value-type="float" office:value="6.3333">
            <text:p>6.3333</text:p>
          </table:table-cell>
          <table:table-cell office:value-type="float" office:value="-1.2259501481970485">
            <text:p>-1.225950148197048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226.3333">
            <text:p>226.3333</text:p>
          </table:table-cell>
          <table:table-cell office:value-type="float" office:value="4.3333">
            <text:p>4.3333</text:p>
          </table:table-cell>
          <table:table-cell office:value-type="float" office:value="-1.315509804310153">
            <text:p>-1.31550980431015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285.8333">
            <text:p>285.8333</text:p>
          </table:table-cell>
          <table:table-cell office:value-type="float" office:value="6.3333">
            <text:p>6.3333</text:p>
          </table:table-cell>
          <table:table-cell office:value-type="float" office:value="-1.1025457972746624">
            <text:p>-1.1025457972746624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148.1667">
            <text:p>148.1667</text:p>
          </table:table-cell>
          <table:table-cell office:value-type="float" office:value="10.0">
            <text:p>10.0</text:p>
          </table:table-cell>
          <table:table-cell office:value-type="float" office:value="-0.9459253935883021">
            <text:p>-0.9459253935883021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86.3333">
            <text:p>86.3333</text:p>
          </table:table-cell>
          <table:table-cell office:value-type="float" office:value="14.0">
            <text:p>14.0</text:p>
          </table:table-cell>
          <table:table-cell office:value-type="float" office:value="-0.7588087398793351">
            <text:p>-0.7588087398793351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119.0">
            <text:p>119.0</text:p>
          </table:table-cell>
          <table:table-cell office:value-type="float" office:value="15.3333">
            <text:p>15.3333</text:p>
          </table:table-cell>
          <table:table-cell office:value-type="float" office:value="-0.5667918837191883">
            <text:p>-0.566791883719188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2T14:00:00">
            <text:p>Sun Nov 12 14:00:00 2023</text:p>
          </table:table-cell>
          <table:table-cell office:value-type="float" office:value="200.6667">
            <text:p>200.6667</text:p>
          </table:table-cell>
          <table:table-cell office:value-type="float" office:value="11.8333">
            <text:p>11.8333</text:p>
          </table:table-cell>
          <table:table-cell office:value-type="float" office:value="0.6536433307477058">
            <text:p>0.6536433307477058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233.0">
            <text:p>233.0</text:p>
          </table:table-cell>
          <table:table-cell office:value-type="float" office:value="9.1667">
            <text:p>9.1667</text:p>
          </table:table-cell>
          <table:table-cell office:value-type="float" office:value="0.6396472647229091">
            <text:p>0.6396472647229091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187.0">
            <text:p>187.0</text:p>
          </table:table-cell>
          <table:table-cell office:value-type="float" office:value="6.0">
            <text:p>6.0</text:p>
          </table:table-cell>
          <table:table-cell office:value-type="float" office:value="0.6459669931688805">
            <text:p>0.645966993168880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146.8333">
            <text:p>146.8333</text:p>
          </table:table-cell>
          <table:table-cell office:value-type="float" office:value="3.3333">
            <text:p>3.3333</text:p>
          </table:table-cell>
          <table:table-cell office:value-type="float" office:value="0.6361920372700061">
            <text:p>0.6361920372700061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02T16:00:00">
            <text:p>Sat Dec  2 16:00:00 2023</text:p>
          </table:table-cell>
          <table:table-cell office:value-type="float" office:value="177.1667">
            <text:p>177.1667</text:p>
          </table:table-cell>
          <table:table-cell office:value-type="float" office:value="11.0">
            <text:p>11.0</text:p>
          </table:table-cell>
          <table:table-cell office:value-type="float" office:value="0.19705589583729502">
            <text:p>0.19705589583729502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2T17:00:00">
            <text:p>Sat Dec  2 17:00:00 2023</text:p>
          </table:table-cell>
          <table:table-cell office:value-type="float" office:value="175.5">
            <text:p>175.5</text:p>
          </table:table-cell>
          <table:table-cell office:value-type="float" office:value="9.5">
            <text:p>9.5</text:p>
          </table:table-cell>
          <table:table-cell office:value-type="float" office:value="0.25259276363881394">
            <text:p>0.25259276363881394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